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36.36mm" svg:y="36.33mm">
            <draw:object draw:notify-on-update-of-ranges="Sheet1.E2:Sheet1.E501 Sheet1.A2:Sheet1.A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4.48mm" svg:y="135.48mm">
            <draw:object draw:notify-on-update-of-ranges="Sheet1.A2:Sheet1.A501 Sheet1.I2:Sheet1.I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 (hertz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 (ohms)</text:p>
          </table:table-cell>
          <table:table-cell office:value-type="string" calcext:value-type="string">
            <text:p>Inductance (henries)</text:p>
          </table:table-cell>
          <table:table-cell office:value-type="string" calcext:value-type="string">
            <text:p>Inductance (microhenries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 (ohms)</text:p>
          </table:table-cell>
          <table:table-cell office:value-type="string" calcext:value-type="string">
            <text:p>Capacitance (farads)</text:p>
          </table:table-cell>
          <table:table-cell office:value-type="string" calcext:value-type="string">
            <text:p>Capacitance (nanofarads)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" calcext:value-type="float">
            <text:p>1</text:p>
          </table:table-cell>
          <table:table-cell/>
          <table:table-cell table:formula="of:=2*PI()*[.A2]*[.$M$3]" office:value-type="float" office:value="0.000194778744522567" calcext:value-type="float">
            <text:p>0.000194778744523</text:p>
          </table:table-cell>
          <table:table-cell table:formula="of:=([.C2]+[.$M$6])/(2*PI()*[.A2])" office:value-type="float" office:value="0.0477774829275686" calcext:value-type="float">
            <text:p>0.047777482927569</text:p>
          </table:table-cell>
          <table:table-cell table:formula="of:=[.D2]*1000000" office:value-type="float" office:value="47777.4829275686" calcext:value-type="float">
            <text:p>47777.4829275686</text:p>
          </table:table-cell>
          <table:table-cell/>
          <table:table-cell table:formula="of:=1/(2*PI()*[.A2]*[.$M$5])" office:value-type="float" office:value="3978873.57729738" calcext:value-type="float">
            <text:p>3978873.57729738</text:p>
          </table:table-cell>
          <table:table-cell table:formula="of:=1/(2*PI()*[.A2]*([.G2]+[.$M$6]))" office:value-type="float" office:value="0.0000000399999969840713" calcext:value-type="float">
            <text:p>3.99999969840713E-08</text:p>
          </table:table-cell>
          <table:table-cell table:formula="of:=[.H2]*1000000000" office:value-type="float" office:value="39.9999969840713" calcext:value-type="float">
            <text:p>39.9999969840713</text:p>
          </table:table-cell>
          <table:table-cell table:number-columns-repeated="2"/>
          <table:table-cell office:value-type="string" calcext:value-type="string">
            <text:p>Inductance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crohenries</text:p>
          </table:table-cell>
        </table:table-row>
        <table:table-row table:style-name="ro1">
          <table:table-cell table:formula="of:=(ROW()-1) ^1.6" office:value-type="float" office:value="3.0314331330208" calcext:value-type="float">
            <text:p>3.0314331330208</text:p>
          </table:table-cell>
          <table:table-cell/>
          <table:table-cell table:formula="of:=2*PI()*[.A3]*[.$M$3]" office:value-type="float" office:value="0.000590458739753903" calcext:value-type="float">
            <text:p>0.000590458739754</text:p>
          </table:table-cell>
          <table:table-cell table:formula="of:=([.C3]+[.$M$6])/(2*PI()*[.A3])" office:value-type="float" office:value="0.0157814654836274" calcext:value-type="float">
            <text:p>0.015781465483628</text:p>
          </table:table-cell>
          <table:table-cell table:formula="of:=[.D3]*1000000" office:value-type="float" office:value="15781.4654836274" calcext:value-type="float">
            <text:p>15781.4654836274</text:p>
          </table:table-cell>
          <table:table-cell/>
          <table:table-cell table:formula="of:=1/(2*PI()*[.A3]*[.$M$5])" office:value-type="float" office:value="1312538.79030229" calcext:value-type="float">
            <text:p>1312538.79030229</text:p>
          </table:table-cell>
          <table:table-cell table:formula="of:=1/(2*PI()*[.A3]*([.G3]+[.$M$6]))" office:value-type="float" office:value="0.0000000399999908574151" calcext:value-type="float">
            <text:p>3.99999908574151E-08</text:p>
          </table:table-cell>
          <table:table-cell table:formula="of:=[.H3]*1000000000" office:value-type="float" office:value="39.9999908574151" calcext:value-type="float">
            <text:p>39.9999908574151</text:p>
          </table:table-cell>
          <table:table-cell table:number-columns-repeated="3"/>
          <table:table-cell table:formula="of:=[.M2]/1000000" office:value-type="float" office:value="0.000031" calcext:value-type="float">
            <text:p>3.1E-05</text:p>
          </table:table-cell>
          <table:table-cell office:value-type="string" calcext:value-type="string">
            <text:p>henries</text:p>
          </table:table-cell>
        </table:table-row>
        <table:table-row table:style-name="ro1">
          <table:table-cell table:formula="of:=(ROW()-1) ^1.6" office:value-type="float" office:value="5.79954613479529" calcext:value-type="float">
            <text:p>5.79954613479529</text:p>
          </table:table-cell>
          <table:table-cell/>
          <table:table-cell table:formula="of:=2*PI()*[.A4]*[.$M$3]" office:value-type="float" office:value="0.00112962831493613" calcext:value-type="float">
            <text:p>0.001129628314936</text:p>
          </table:table-cell>
          <table:table-cell table:formula="of:=([.C4]+[.$M$6])/(2*PI()*[.A4])" office:value-type="float" office:value="0.00826379646679696" calcext:value-type="float">
            <text:p>0.008263796466797</text:p>
          </table:table-cell>
          <table:table-cell table:formula="of:=[.D4]*1000000" office:value-type="float" office:value="8263.79646679696" calcext:value-type="float">
            <text:p>8263.79646679696</text:p>
          </table:table-cell>
          <table:table-cell/>
          <table:table-cell table:formula="of:=1/(2*PI()*[.A4]*[.$M$5])" office:value-type="float" office:value="686066.37223308" calcext:value-type="float">
            <text:p>686066.37223308</text:p>
          </table:table-cell>
          <table:table-cell table:formula="of:=1/(2*PI()*[.A4]*([.G4]+[.$M$6]))" office:value-type="float" office:value="0.0000000399999825089886" calcext:value-type="float">
            <text:p>3.99999825089886E-08</text:p>
          </table:table-cell>
          <table:table-cell table:formula="of:=[.H4]*1000000000" office:value-type="float" office:value="39.9999825089886" calcext:value-type="float">
            <text:p>39.9999825089886</text:p>
          </table:table-cell>
          <table:table-cell table:number-columns-repeated="2"/>
          <table:table-cell office:value-type="string" calcext:value-type="string">
            <text:p>Capacitance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ofarads</text:p>
          </table:table-cell>
        </table:table-row>
        <table:table-row table:style-name="ro1">
          <table:table-cell table:formula="of:=(ROW()-1) ^1.6" office:value-type="float" office:value="9.18958683997628" calcext:value-type="float">
            <text:p>9.18958683997628</text:p>
          </table:table-cell>
          <table:table-cell/>
          <table:table-cell table:formula="of:=2*PI()*[.A5]*[.$M$3]" office:value-type="float" office:value="0.00178993618737169" calcext:value-type="float">
            <text:p>0.001789936187372</text:p>
          </table:table-cell>
          <table:table-cell table:formula="of:=([.C5]+[.$M$6])/(2*PI()*[.A5])" office:value-type="float" office:value="0.00522671595100045" calcext:value-type="float">
            <text:p>0.005226715951</text:p>
          </table:table-cell>
          <table:table-cell table:formula="of:=[.D5]*1000000" office:value-type="float" office:value="5226.71595100045" calcext:value-type="float">
            <text:p>5226.71595100045</text:p>
          </table:table-cell>
          <table:table-cell/>
          <table:table-cell table:formula="of:=1/(2*PI()*[.A5]*[.$M$5])" office:value-type="float" office:value="432976.329250038" calcext:value-type="float">
            <text:p>432976.329250038</text:p>
          </table:table-cell>
          <table:table-cell table:formula="of:=1/(2*PI()*[.A5]*([.G5]+[.$M$6]))" office:value-type="float" office:value="0.0000000399999722848782" calcext:value-type="float">
            <text:p>3.99999722848782E-08</text:p>
          </table:table-cell>
          <table:table-cell table:formula="of:=[.H5]*1000000000" office:value-type="float" office:value="39.9999722848782" calcext:value-type="float">
            <text:p>39.9999722848782</text:p>
          </table:table-cell>
          <table:table-cell table:number-columns-repeated="3"/>
          <table:table-cell table:formula="of:=[.M4]/1000000000" office:value-type="float" office:value="0.00000004" calcext:value-type="float">
            <text:p>4E-08</text:p>
          </table:table-cell>
          <table:table-cell/>
        </table:table-row>
        <table:table-row table:style-name="ro1">
          <table:table-cell table:formula="of:=(ROW()-1) ^1.6" office:value-type="float" office:value="13.1326390220188" calcext:value-type="float">
            <text:p>13.1326390220188</text:p>
          </table:table-cell>
          <table:table-cell/>
          <table:table-cell table:formula="of:=2*PI()*[.A6]*[.$M$3]" office:value-type="float" office:value="0.0025579589409769" calcext:value-type="float">
            <text:p>0.002557958940977</text:p>
          </table:table-cell>
          <table:table-cell table:formula="of:=([.C6]+[.$M$6])/(2*PI()*[.A6])" office:value-type="float" office:value="0.00366671121139586" calcext:value-type="float">
            <text:p>0.003666711211396</text:p>
          </table:table-cell>
          <table:table-cell table:formula="of:=[.D6]*1000000" office:value-type="float" office:value="3666.71121139586" calcext:value-type="float">
            <text:p>3666.71121139586</text:p>
          </table:table-cell>
          <table:table-cell/>
          <table:table-cell table:formula="of:=1/(2*PI()*[.A6]*[.$M$5])" office:value-type="float" office:value="302975.934282988" calcext:value-type="float">
            <text:p>302975.934282988</text:p>
          </table:table-cell>
          <table:table-cell table:formula="of:=1/(2*PI()*[.A6]*([.G6]+[.$M$6]))" office:value-type="float" office:value="0.000000039999960392933" calcext:value-type="float">
            <text:p>3.9999960392933E-08</text:p>
          </table:table-cell>
          <table:table-cell table:formula="of:=[.H6]*1000000000" office:value-type="float" office:value="39.999960392933" calcext:value-type="float">
            <text:p>39.999960392933</text:p>
          </table:table-cell>
          <table:table-cell table:number-columns-repeated="2"/>
          <table:table-cell office:value-type="string" calcext:value-type="string">
            <text:p>ESR=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table:formula="of:=(ROW()-1) ^1.6" office:value-type="float" office:value="17.5809363095011" calcext:value-type="float">
            <text:p>17.5809363095011</text:p>
          </table:table-cell>
          <table:table-cell/>
          <table:table-cell table:formula="of:=2*PI()*[.A7]*[.$M$3]" office:value-type="float" office:value="0.00342439270189585" calcext:value-type="float">
            <text:p>0.003424392701896</text:p>
          </table:table-cell>
          <table:table-cell table:formula="of:=([.C7]+[.$M$6])/(2*PI()*[.A7])" office:value-type="float" office:value="0.00274681001643043" calcext:value-type="float">
            <text:p>0.00274681001643</text:p>
          </table:table-cell>
          <table:table-cell table:formula="of:=[.D7]*1000000" office:value-type="float" office:value="2746.81001643043" calcext:value-type="float">
            <text:p>2746.81001643043</text:p>
          </table:table-cell>
          <table:table-cell/>
          <table:table-cell table:formula="of:=1/(2*PI()*[.A7]*[.$M$5])" office:value-type="float" office:value="226317.501369202" calcext:value-type="float">
            <text:p>226317.501369202</text:p>
          </table:table-cell>
          <table:table-cell table:formula="of:=1/(2*PI()*[.A7]*([.G7]+[.$M$6]))" office:value-type="float" office:value="0.0000000399999469772155" calcext:value-type="float">
            <text:p>3.99999469772155E-08</text:p>
          </table:table-cell>
          <table:table-cell table:formula="of:=[.H7]*1000000000" office:value-type="float" office:value="39.9999469772156" calcext:value-type="float">
            <text:p>39.999946977215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2.4986709480123" calcext:value-type="float">
            <text:p>22.4986709480123</text:p>
          </table:table-cell>
          <table:table-cell/>
          <table:table-cell table:formula="of:=2*PI()*[.A8]*[.$M$3]" office:value-type="float" office:value="0.00438226288068019" calcext:value-type="float">
            <text:p>0.00438226288068</text:p>
          </table:table-cell>
          <table:table-cell table:formula="of:=([.C8]+[.$M$6])/(2*PI()*[.A8])" office:value-type="float" office:value="0.00215319126355937" calcext:value-type="float">
            <text:p>0.002153191263559</text:p>
          </table:table-cell>
          <table:table-cell table:formula="of:=[.D8]*1000000" office:value-type="float" office:value="2153.19126355937" calcext:value-type="float">
            <text:p>2153.19126355937</text:p>
          </table:table-cell>
          <table:table-cell/>
          <table:table-cell table:formula="of:=1/(2*PI()*[.A8]*[.$M$5])" office:value-type="float" office:value="176849.271963281" calcext:value-type="float">
            <text:p>176849.271963281</text:p>
          </table:table-cell>
          <table:table-cell table:formula="of:=1/(2*PI()*[.A8]*([.G8]+[.$M$6]))" office:value-type="float" office:value="0.0000000399999321457221" calcext:value-type="float">
            <text:p>3.99999321457221E-08</text:p>
          </table:table-cell>
          <table:table-cell table:formula="of:=[.H8]*1000000000" office:value-type="float" office:value="39.9999321457221" calcext:value-type="float">
            <text:p>39.99993214572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7.857618025476" calcext:value-type="float">
            <text:p>27.857618025476</text:p>
          </table:table-cell>
          <table:table-cell/>
          <table:table-cell table:formula="of:=2*PI()*[.A9]*[.$M$3]" office:value-type="float" office:value="0.00542607186439145" calcext:value-type="float">
            <text:p>0.005426071864391</text:p>
          </table:table-cell>
          <table:table-cell table:formula="of:=([.C9]+[.$M$6])/(2*PI()*[.A9])" office:value-type="float" office:value="0.0017449470748685" calcext:value-type="float">
            <text:p>0.001744947074869</text:p>
          </table:table-cell>
          <table:table-cell table:formula="of:=[.D9]*1000000" office:value-type="float" office:value="1744.9470748685" calcext:value-type="float">
            <text:p>1744.9470748685</text:p>
          </table:table-cell>
          <table:table-cell/>
          <table:table-cell table:formula="of:=1/(2*PI()*[.A9]*[.$M$5])" office:value-type="float" office:value="142828.922905708" calcext:value-type="float">
            <text:p>142828.922905708</text:p>
          </table:table-cell>
          <table:table-cell table:formula="of:=1/(2*PI()*[.A9]*([.G9]+[.$M$6]))" office:value-type="float" office:value="0.0000000399999159835799" calcext:value-type="float">
            <text:p>3.99999159835799E-08</text:p>
          </table:table-cell>
          <table:table-cell table:formula="of:=[.H9]*1000000000" office:value-type="float" office:value="39.9999159835799" calcext:value-type="float">
            <text:p>39.999915983579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3.634735369619" calcext:value-type="float">
            <text:p>33.634735369619</text:p>
          </table:table-cell>
          <table:table-cell/>
          <table:table-cell table:formula="of:=2*PI()*[.A10]*[.$M$3]" office:value-type="float" office:value="0.00655133152764317" calcext:value-type="float">
            <text:p>0.006551331527643</text:p>
          </table:table-cell>
          <table:table-cell table:formula="of:=([.C10]+[.$M$6])/(2*PI()*[.A10])" office:value-type="float" office:value="0.00145055875088276" calcext:value-type="float">
            <text:p>0.001450558750883</text:p>
          </table:table-cell>
          <table:table-cell table:formula="of:=[.D10]*1000000" office:value-type="float" office:value="1450.55875088276" calcext:value-type="float">
            <text:p>1450.55875088276</text:p>
          </table:table-cell>
          <table:table-cell/>
          <table:table-cell table:formula="of:=1/(2*PI()*[.A10]*[.$M$5])" office:value-type="float" office:value="118296.562573564" calcext:value-type="float">
            <text:p>118296.562573564</text:p>
          </table:table-cell>
          <table:table-cell table:formula="of:=1/(2*PI()*[.A10]*([.G10]+[.$M$6]))" office:value-type="float" office:value="0.0000000399998985602852" calcext:value-type="float">
            <text:p>3.99998985602852E-08</text:p>
          </table:table-cell>
          <table:table-cell table:formula="of:=[.H10]*1000000000" office:value-type="float" office:value="39.9998985602852" calcext:value-type="float">
            <text:p>39.999898560285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9.8107170553497" calcext:value-type="float">
            <text:p>39.8107170553497</text:p>
          </table:table-cell>
          <table:table-cell/>
          <table:table-cell table:formula="of:=2*PI()*[.A11]*[.$M$3]" office:value-type="float" office:value="0.00775428148658417" calcext:value-type="float">
            <text:p>0.007754281486584</text:p>
          </table:table-cell>
          <table:table-cell table:formula="of:=([.C11]+[.$M$6])/(2*PI()*[.A11])" office:value-type="float" office:value="0.00123033742618063" calcext:value-type="float">
            <text:p>0.001230337426181</text:p>
          </table:table-cell>
          <table:table-cell table:formula="of:=[.D11]*1000000" office:value-type="float" office:value="1230.33742618063" calcext:value-type="float">
            <text:p>1230.33742618063</text:p>
          </table:table-cell>
          <table:table-cell/>
          <table:table-cell table:formula="of:=1/(2*PI()*[.A11]*[.$M$5])" office:value-type="float" office:value="99944.7855150528" calcext:value-type="float">
            <text:p>99944.7855150528</text:p>
          </table:table-cell>
          <table:table-cell table:formula="of:=1/(2*PI()*[.A11]*([.G11]+[.$M$6]))" office:value-type="float" office:value="0.0000000399998799340664" calcext:value-type="float">
            <text:p>3.99998799340664E-08</text:p>
          </table:table-cell>
          <table:table-cell table:formula="of:=[.H11]*1000000000" office:value-type="float" office:value="39.9998799340664" calcext:value-type="float">
            <text:p>39.99987993406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6.3690604640109" calcext:value-type="float">
            <text:p>46.3690604640109</text:p>
          </table:table-cell>
          <table:table-cell/>
          <table:table-cell table:formula="of:=2*PI()*[.A12]*[.$M$3]" office:value-type="float" office:value="0.00903170738187105" calcext:value-type="float">
            <text:p>0.009031707381871</text:p>
          </table:table-cell>
          <table:table-cell table:formula="of:=([.C12]+[.$M$6])/(2*PI()*[.A12])" office:value-type="float" office:value="0.00106070563668476" calcext:value-type="float">
            <text:p>0.001060705636685</text:p>
          </table:table-cell>
          <table:table-cell table:formula="of:=[.D12]*1000000" office:value-type="float" office:value="1060.70563668476" calcext:value-type="float">
            <text:p>1060.70563668476</text:p>
          </table:table-cell>
          <table:table-cell/>
          <table:table-cell table:formula="of:=1/(2*PI()*[.A12]*[.$M$5])" office:value-type="float" office:value="85808.8030570635" calcext:value-type="float">
            <text:p>85808.8030570635</text:p>
          </table:table-cell>
          <table:table-cell table:formula="of:=1/(2*PI()*[.A12]*([.G12]+[.$M$6]))" office:value-type="float" office:value="0.0000000399998601546972" calcext:value-type="float">
            <text:p>3.99998601546972E-08</text:p>
          </table:table-cell>
          <table:table-cell table:formula="of:=[.H12]*1000000000" office:value-type="float" office:value="39.9998601546972" calcext:value-type="float">
            <text:p>39.999860154697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3.2954328381501" calcext:value-type="float">
            <text:p>53.2954328381501</text:p>
          </table:table-cell>
          <table:table-cell/>
          <table:table-cell table:formula="of:=2*PI()*[.A13]*[.$M$3]" office:value-type="float" office:value="0.0103808174970017" calcext:value-type="float">
            <text:p>0.010380817497002</text:p>
          </table:table-cell>
          <table:table-cell table:formula="of:=([.C13]+[.$M$6])/(2*PI()*[.A13])" office:value-type="float" office:value="0.000926883200209054" calcext:value-type="float">
            <text:p>0.000926883200209</text:p>
          </table:table-cell>
          <table:table-cell table:formula="of:=[.D13]*1000000" office:value-type="float" office:value="926.883200209054" calcext:value-type="float">
            <text:p>926.883200209054</text:p>
          </table:table-cell>
          <table:table-cell/>
          <table:table-cell table:formula="of:=1/(2*PI()*[.A13]*[.$M$5])" office:value-type="float" office:value="74656.9333507545" calcext:value-type="float">
            <text:p>74656.9333507545</text:p>
          </table:table-cell>
          <table:table-cell table:formula="of:=1/(2*PI()*[.A13]*([.G13]+[.$M$6]))" office:value-type="float" office:value="0.0000000399998392654072" calcext:value-type="float">
            <text:p>3.99998392654072E-08</text:p>
          </table:table-cell>
          <table:table-cell table:formula="of:=[.H13]*1000000000" office:value-type="float" office:value="39.9998392654072" calcext:value-type="float">
            <text:p>39.999839265407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0.5772234604689" calcext:value-type="float">
            <text:p>60.5772234604689</text:p>
          </table:table-cell>
          <table:table-cell/>
          <table:table-cell table:formula="of:=2*PI()*[.A14]*[.$M$3]" office:value-type="float" office:value="0.0117991555322931" calcext:value-type="float">
            <text:p>0.011799155532293</text:p>
          </table:table-cell>
          <table:table-cell table:formula="of:=([.C14]+[.$M$6])/(2*PI()*[.A14])" office:value-type="float" office:value="0.000819192000228052" calcext:value-type="float">
            <text:p>0.000819192000228</text:p>
          </table:table-cell>
          <table:table-cell table:formula="of:=[.D14]*1000000" office:value-type="float" office:value="819.192000228052" calcext:value-type="float">
            <text:p>819.192000228052</text:p>
          </table:table-cell>
          <table:table-cell/>
          <table:table-cell table:formula="of:=1/(2*PI()*[.A14]*[.$M$5])" office:value-type="float" office:value="65682.6666856709" calcext:value-type="float">
            <text:p>65682.6666856709</text:p>
          </table:table-cell>
          <table:table-cell table:formula="of:=1/(2*PI()*[.A14]*([.G14]+[.$M$6]))" office:value-type="float" office:value="0.0000000399998173042327" calcext:value-type="float">
            <text:p>3.99998173042327E-08</text:p>
          </table:table-cell>
          <table:table-cell table:formula="of:=[.H14]*1000000000" office:value-type="float" office:value="39.9998173042327" calcext:value-type="float">
            <text:p>39.999817304232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8.2032165607368" calcext:value-type="float">
            <text:p>68.2032165607368</text:p>
          </table:table-cell>
          <table:table-cell/>
          <table:table-cell table:formula="of:=2*PI()*[.A15]*[.$M$3]" office:value-type="float" office:value="0.0132845368941011" calcext:value-type="float">
            <text:p>0.013284536894101</text:p>
          </table:table-cell>
          <table:table-cell table:formula="of:=([.C15]+[.$M$6])/(2*PI()*[.A15])" office:value-type="float" office:value="0.000731062040109928" calcext:value-type="float">
            <text:p>0.00073106204011</text:p>
          </table:table-cell>
          <table:table-cell table:formula="of:=[.D15]*1000000" office:value-type="float" office:value="731.062040109928" calcext:value-type="float">
            <text:p>731.062040109928</text:p>
          </table:table-cell>
          <table:table-cell/>
          <table:table-cell table:formula="of:=1/(2*PI()*[.A15]*[.$M$5])" office:value-type="float" office:value="58338.5033424939" calcext:value-type="float">
            <text:p>58338.5033424939</text:p>
          </table:table-cell>
          <table:table-cell table:formula="of:=1/(2*PI()*[.A15]*([.G15]+[.$M$6]))" office:value-type="float" office:value="0.0000000399997943050026" calcext:value-type="float">
            <text:p>3.99997943050026E-08</text:p>
          </table:table-cell>
          <table:table-cell table:formula="of:=[.H15]*1000000000" office:value-type="float" office:value="39.9997943050026" calcext:value-type="float">
            <text:p>39.99979430500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6.1633458798111" calcext:value-type="float">
            <text:p>76.1633458798111</text:p>
          </table:table-cell>
          <table:table-cell/>
          <table:table-cell table:formula="of:=2*PI()*[.A16]*[.$M$3]" office:value-type="float" office:value="0.0148350008891077" calcext:value-type="float">
            <text:p>0.014835000889108</text:p>
          </table:table-cell>
          <table:table-cell table:formula="of:=([.C16]+[.$M$6])/(2*PI()*[.A16])" office:value-type="float" office:value="0.000657895816826568" calcext:value-type="float">
            <text:p>0.000657895816827</text:p>
          </table:table-cell>
          <table:table-cell table:formula="of:=[.D16]*1000000" office:value-type="float" office:value="657.895816826568" calcext:value-type="float">
            <text:p>657.895816826568</text:p>
          </table:table-cell>
          <table:table-cell/>
          <table:table-cell table:formula="of:=1/(2*PI()*[.A16]*[.$M$5])" office:value-type="float" office:value="52241.3180688806" calcext:value-type="float">
            <text:p>52241.3180688806</text:p>
          </table:table-cell>
          <table:table-cell table:formula="of:=1/(2*PI()*[.A16]*([.G16]+[.$M$6]))" office:value-type="float" office:value="0.0000000399997702980795" calcext:value-type="float">
            <text:p>3.99997702980795E-08</text:p>
          </table:table-cell>
          <table:table-cell table:formula="of:=[.H16]*1000000000" office:value-type="float" office:value="39.9997702980795" calcext:value-type="float">
            <text:p>39.999770298079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4.4485062894653" calcext:value-type="float">
            <text:p>84.4485062894653</text:p>
          </table:table-cell>
          <table:table-cell/>
          <table:table-cell table:formula="of:=2*PI()*[.A17]*[.$M$3]" office:value-type="float" office:value="0.0164487740318682" calcext:value-type="float">
            <text:p>0.016448774031868</text:p>
          </table:table-cell>
          <table:table-cell table:formula="of:=([.C17]+[.$M$6])/(2*PI()*[.A17])" office:value-type="float" office:value="0.000596391680983763" calcext:value-type="float">
            <text:p>0.000596391680984</text:p>
          </table:table-cell>
          <table:table-cell table:formula="of:=[.D17]*1000000" office:value-type="float" office:value="596.391680983763" calcext:value-type="float">
            <text:p>596.391680983763</text:p>
          </table:table-cell>
          <table:table-cell/>
          <table:table-cell table:formula="of:=1/(2*PI()*[.A17]*[.$M$5])" office:value-type="float" office:value="47115.9734153135" calcext:value-type="float">
            <text:p>47115.9734153135</text:p>
          </table:table-cell>
          <table:table-cell table:formula="of:=1/(2*PI()*[.A17]*([.G17]+[.$M$6]))" office:value-type="float" office:value="0.000000039999745310927" calcext:value-type="float">
            <text:p>3.9999745310927E-08</text:p>
          </table:table-cell>
          <table:table-cell table:formula="of:=[.H17]*1000000000" office:value-type="float" office:value="39.999745310927" calcext:value-type="float">
            <text:p>39.99974531092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3.0504063876143" calcext:value-type="float">
            <text:p>93.0504063876143</text:p>
          </table:table-cell>
          <table:table-cell/>
          <table:table-cell table:formula="of:=2*PI()*[.A18]*[.$M$3]" office:value-type="float" office:value="0.0181242413334942" calcext:value-type="float">
            <text:p>0.018124241333494</text:p>
          </table:table-cell>
          <table:table-cell table:formula="of:=([.C18]+[.$M$6])/(2*PI()*[.A18])" office:value-type="float" office:value="0.00054412492638317" calcext:value-type="float">
            <text:p>0.000544124926383</text:p>
          </table:table-cell>
          <table:table-cell table:formula="of:=[.D18]*1000000" office:value-type="float" office:value="544.12492638317" calcext:value-type="float">
            <text:p>544.12492638317</text:p>
          </table:table-cell>
          <table:table-cell/>
          <table:table-cell table:formula="of:=1/(2*PI()*[.A18]*[.$M$5])" office:value-type="float" office:value="42760.4105319308" calcext:value-type="float">
            <text:p>42760.4105319308</text:p>
          </table:table-cell>
          <table:table-cell table:formula="of:=1/(2*PI()*[.A18]*([.G18]+[.$M$6]))" office:value-type="float" office:value="0.0000000399997193685547" calcext:value-type="float">
            <text:p>3.99997193685547E-08</text:p>
          </table:table-cell>
          <table:table-cell table:formula="of:=[.H18]*1000000000" office:value-type="float" office:value="39.9997193685547" calcext:value-type="float">
            <text:p>39.999719368554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1.961451219849" calcext:value-type="float">
            <text:p>101.961451219849</text:p>
          </table:table-cell>
          <table:table-cell/>
          <table:table-cell table:formula="of:=2*PI()*[.A19]*[.$M$3]" office:value-type="float" office:value="0.0198599234583013" calcext:value-type="float">
            <text:p>0.019859923458301</text:p>
          </table:table-cell>
          <table:table-cell table:formula="of:=([.C19]+[.$M$6])/(2*PI()*[.A19])" office:value-type="float" office:value="0.000499279750399174" calcext:value-type="float">
            <text:p>0.000499279750399</text:p>
          </table:table-cell>
          <table:table-cell table:formula="of:=[.D19]*1000000" office:value-type="float" office:value="499.279750399174" calcext:value-type="float">
            <text:p>499.279750399174</text:p>
          </table:table-cell>
          <table:table-cell/>
          <table:table-cell table:formula="of:=1/(2*PI()*[.A19]*[.$M$5])" office:value-type="float" office:value="39023.3125332645" calcext:value-type="float">
            <text:p>39023.3125332645</text:p>
          </table:table-cell>
          <table:table-cell table:formula="of:=1/(2*PI()*[.A19]*([.G19]+[.$M$6]))" office:value-type="float" office:value="0.0000000399996924938718" calcext:value-type="float">
            <text:p>3.99996924938718E-08</text:p>
          </table:table-cell>
          <table:table-cell table:formula="of:=[.H19]*1000000000" office:value-type="float" office:value="39.9996924938718" calcext:value-type="float">
            <text:p>39.999692493871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1.174647605775" calcext:value-type="float">
            <text:p>111.174647605775</text:p>
          </table:table-cell>
          <table:table-cell/>
          <table:table-cell table:formula="of:=2*PI()*[.A20]*[.$M$3]" office:value-type="float" office:value="0.0216544582833917" calcext:value-type="float">
            <text:p>0.021654458283392</text:p>
          </table:table-cell>
          <table:table-cell table:formula="of:=([.C20]+[.$M$6])/(2*PI()*[.A20])" office:value-type="float" office:value="0.000460472761603684" calcext:value-type="float">
            <text:p>0.000460472761604</text:p>
          </table:table-cell>
          <table:table-cell table:formula="of:=[.D20]*1000000" office:value-type="float" office:value="460.472761603684" calcext:value-type="float">
            <text:p>460.472761603684</text:p>
          </table:table-cell>
          <table:table-cell/>
          <table:table-cell table:formula="of:=1/(2*PI()*[.A20]*[.$M$5])" office:value-type="float" office:value="35789.396800307" calcext:value-type="float">
            <text:p>35789.396800307</text:p>
          </table:table-cell>
          <table:table-cell table:formula="of:=1/(2*PI()*[.A20]*([.G20]+[.$M$6]))" office:value-type="float" office:value="0.0000000399996647079726" calcext:value-type="float">
            <text:p>3.99996647079726E-08</text:p>
          </table:table-cell>
          <table:table-cell table:formula="of:=[.H20]*1000000000" office:value-type="float" office:value="39.9996647079726" calcext:value-type="float">
            <text:p>39.99966470797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0.683526730903" calcext:value-type="float">
            <text:p>120.683526730903</text:p>
          </table:table-cell>
          <table:table-cell/>
          <table:table-cell table:formula="of:=2*PI()*[.A21]*[.$M$3]" office:value-type="float" office:value="0.023506585821201" calcext:value-type="float">
            <text:p>0.023506585821201</text:p>
          </table:table-cell>
          <table:table-cell table:formula="of:=([.C21]+[.$M$6])/(2*PI()*[.A21])" office:value-type="float" office:value="0.000426633805382837" calcext:value-type="float">
            <text:p>0.000426633805383</text:p>
          </table:table-cell>
          <table:table-cell table:formula="of:=[.D21]*1000000" office:value-type="float" office:value="426.633805382837" calcext:value-type="float">
            <text:p>426.633805382837</text:p>
          </table:table-cell>
          <table:table-cell/>
          <table:table-cell table:formula="of:=1/(2*PI()*[.A21]*[.$M$5])" office:value-type="float" office:value="32969.4837819031" calcext:value-type="float">
            <text:p>32969.4837819031</text:p>
          </table:table-cell>
          <table:table-cell table:formula="of:=1/(2*PI()*[.A21]*([.G21]+[.$M$6]))" office:value-type="float" office:value="0.0000000399996360303701" calcext:value-type="float">
            <text:p>3.99996360303701E-08</text:p>
          </table:table-cell>
          <table:table-cell table:formula="of:=[.H21]*1000000000" office:value-type="float" office:value="39.9996360303701" calcext:value-type="float">
            <text:p>39.99963603037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0.482080134576" calcext:value-type="float">
            <text:p>130.482080134576</text:p>
          </table:table-cell>
          <table:table-cell/>
          <table:table-cell table:formula="of:=2*PI()*[.A22]*[.$M$3]" office:value-type="float" office:value="0.0254151357513056" calcext:value-type="float">
            <text:p>0.025415135751306</text:p>
          </table:table-cell>
          <table:table-cell table:formula="of:=([.C22]+[.$M$6])/(2*PI()*[.A22])" office:value-type="float" office:value="0.000396923679928494" calcext:value-type="float">
            <text:p>0.000396923679928</text:p>
          </table:table-cell>
          <table:table-cell table:formula="of:=[.D22]*1000000" office:value-type="float" office:value="396.923679928494" calcext:value-type="float">
            <text:p>396.923679928494</text:p>
          </table:table-cell>
          <table:table-cell/>
          <table:table-cell table:formula="of:=1/(2*PI()*[.A22]*[.$M$5])" office:value-type="float" office:value="30493.6399940412" calcext:value-type="float">
            <text:p>30493.6399940412</text:p>
          </table:table-cell>
          <table:table-cell table:formula="of:=1/(2*PI()*[.A22]*([.G22]+[.$M$6]))" office:value-type="float" office:value="0.0000000399996064791889" calcext:value-type="float">
            <text:p>3.99996064791889E-08</text:p>
          </table:table-cell>
          <table:table-cell table:formula="of:=[.H22]*1000000000" office:value-type="float" office:value="39.9996064791889" calcext:value-type="float">
            <text:p>39.99960647918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0.564706237647" calcext:value-type="float">
            <text:p>140.564706237647</text:p>
          </table:table-cell>
          <table:table-cell/>
          <table:table-cell table:formula="of:=2*PI()*[.A23]*[.$M$3]" office:value-type="float" office:value="0.0273790170051524" calcext:value-type="float">
            <text:p>0.027379017005153</text:p>
          </table:table-cell>
          <table:table-cell table:formula="of:=([.C23]+[.$M$6])/(2*PI()*[.A23])" office:value-type="float" office:value="0.000370676183343246" calcext:value-type="float">
            <text:p>0.000370676183343</text:p>
          </table:table-cell>
          <table:table-cell table:formula="of:=[.D23]*1000000" office:value-type="float" office:value="370.676183343246" calcext:value-type="float">
            <text:p>370.676183343246</text:p>
          </table:table-cell>
          <table:table-cell/>
          <table:table-cell table:formula="of:=1/(2*PI()*[.A23]*[.$M$5])" office:value-type="float" office:value="28306.3486119372" calcext:value-type="float">
            <text:p>28306.3486119372</text:p>
          </table:table-cell>
          <table:table-cell table:formula="of:=1/(2*PI()*[.A23]*([.G23]+[.$M$6]))" office:value-type="float" office:value="0.0000000399995760713264" calcext:value-type="float">
            <text:p>3.99995760713264E-08</text:p>
          </table:table-cell>
          <table:table-cell table:formula="of:=[.H23]*1000000000" office:value-type="float" office:value="39.9995760713264" calcext:value-type="float">
            <text:p>39.99957607132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0.926165266865" calcext:value-type="float">
            <text:p>150.926165266865</text:p>
          </table:table-cell>
          <table:table-cell/>
          <table:table-cell table:formula="of:=2*PI()*[.A24]*[.$M$3]" office:value-type="float" office:value="0.0293972089862854" calcext:value-type="float">
            <text:p>0.029397208986285</text:p>
          </table:table-cell>
          <table:table-cell table:formula="of:=([.C24]+[.$M$6])/(2*PI()*[.A24])" office:value-type="float" office:value="0.000347356563112461" calcext:value-type="float">
            <text:p>0.000347356563112</text:p>
          </table:table-cell>
          <table:table-cell table:formula="of:=[.D24]*1000000" office:value-type="float" office:value="347.356563112461" calcext:value-type="float">
            <text:p>347.356563112461</text:p>
          </table:table-cell>
          <table:table-cell/>
          <table:table-cell table:formula="of:=1/(2*PI()*[.A24]*[.$M$5])" office:value-type="float" office:value="26363.0469260384" calcext:value-type="float">
            <text:p>26363.0469260384</text:p>
          </table:table-cell>
          <table:table-cell table:formula="of:=1/(2*PI()*[.A24]*([.G24]+[.$M$6]))" office:value-type="float" office:value="0.000000039999544822589" calcext:value-type="float">
            <text:p>3.9999544822589E-08</text:p>
          </table:table-cell>
          <table:table-cell table:formula="of:=[.H24]*1000000000" office:value-type="float" office:value="39.999544822589" calcext:value-type="float">
            <text:p>39.9995448225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1.561540944253" calcext:value-type="float">
            <text:p>161.561540944253</text:p>
          </table:table-cell>
          <table:table-cell/>
          <table:table-cell table:formula="of:=2*PI()*[.A25]*[.$M$3]" office:value-type="float" office:value="0.0314687541082529" calcext:value-type="float">
            <text:p>0.031468754108253</text:p>
          </table:table-cell>
          <table:table-cell table:formula="of:=([.C25]+[.$M$6])/(2*PI()*[.A25])" office:value-type="float" office:value="0.000326531242451096" calcext:value-type="float">
            <text:p>0.000326531242451</text:p>
          </table:table-cell>
          <table:table-cell table:formula="of:=[.D25]*1000000" office:value-type="float" office:value="326.531242451096" calcext:value-type="float">
            <text:p>326.531242451096</text:p>
          </table:table-cell>
          <table:table-cell/>
          <table:table-cell table:formula="of:=1/(2*PI()*[.A25]*[.$M$5])" office:value-type="float" office:value="24627.6035375913" calcext:value-type="float">
            <text:p>24627.6035375913</text:p>
          </table:table-cell>
          <table:table-cell table:formula="of:=1/(2*PI()*[.A25]*([.G25]+[.$M$6]))" office:value-type="float" office:value="0.0000000399995127478073" calcext:value-type="float">
            <text:p>3.99995127478073E-08</text:p>
          </table:table-cell>
          <table:table-cell table:formula="of:=[.H25]*1000000000" office:value-type="float" office:value="39.9995127478073" calcext:value-type="float">
            <text:p>39.99951274780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2.466207682652" calcext:value-type="float">
            <text:p>172.466207682652</text:p>
          </table:table-cell>
          <table:table-cell/>
          <table:table-cell table:formula="of:=2*PI()*[.A26]*[.$M$3]" office:value-type="float" office:value="0.0335927514049953" calcext:value-type="float">
            <text:p>0.033592751404995</text:p>
          </table:table-cell>
          <table:table-cell table:formula="of:=([.C26]+[.$M$6])/(2*PI()*[.A26])" office:value-type="float" office:value="0.000307845438704288" calcext:value-type="float">
            <text:p>0.000307845438704</text:p>
          </table:table-cell>
          <table:table-cell table:formula="of:=[.D26]*1000000" office:value-type="float" office:value="307.845438704288" calcext:value-type="float">
            <text:p>307.845438704288</text:p>
          </table:table-cell>
          <table:table-cell/>
          <table:table-cell table:formula="of:=1/(2*PI()*[.A26]*[.$M$5])" office:value-type="float" office:value="23070.4532253573" calcext:value-type="float">
            <text:p>23070.4532253573</text:p>
          </table:table-cell>
          <table:table-cell table:formula="of:=1/(2*PI()*[.A26]*([.G26]+[.$M$6]))" office:value-type="float" office:value="0.0000000399994798609355" calcext:value-type="float">
            <text:p>3.99994798609355E-08</text:p>
          </table:table-cell>
          <table:table-cell table:formula="of:=[.H26]*1000000000" office:value-type="float" office:value="39.9994798609355" calcext:value-type="float">
            <text:p>39.99947986093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3.63580230447" calcext:value-type="float">
            <text:p>183.63580230447</text:p>
          </table:table-cell>
          <table:table-cell/>
          <table:table-cell table:formula="of:=2*PI()*[.A27]*[.$M$3]" office:value-type="float" office:value="0.035768351022259" calcext:value-type="float">
            <text:p>0.035768351022259</text:p>
          </table:table-cell>
          <table:table-cell table:formula="of:=([.C27]+[.$M$6])/(2*PI()*[.A27])" office:value-type="float" office:value="0.000291006394877206" calcext:value-type="float">
            <text:p>0.000291006394877</text:p>
          </table:table-cell>
          <table:table-cell table:formula="of:=[.D27]*1000000" office:value-type="float" office:value="291.006394877206" calcext:value-type="float">
            <text:p>291.006394877206</text:p>
          </table:table-cell>
          <table:table-cell/>
          <table:table-cell table:formula="of:=1/(2*PI()*[.A27]*[.$M$5])" office:value-type="float" office:value="21667.1995731005" calcext:value-type="float">
            <text:p>21667.1995731005</text:p>
          </table:table-cell>
          <table:table-cell table:formula="of:=1/(2*PI()*[.A27]*([.G27]+[.$M$6]))" office:value-type="float" office:value="0.0000000399994461751362" calcext:value-type="float">
            <text:p>3.99994461751362E-08</text:p>
          </table:table-cell>
          <table:table-cell table:formula="of:=[.H27]*1000000000" office:value-type="float" office:value="39.9994461751362" calcext:value-type="float">
            <text:p>39.99944617513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5.066199507736" calcext:value-type="float">
            <text:p>195.066199507736</text:p>
          </table:table-cell>
          <table:table-cell/>
          <table:table-cell table:formula="of:=2*PI()*[.A28]*[.$M$3]" office:value-type="float" office:value="0.0379947494389055" calcext:value-type="float">
            <text:p>0.037994749438906</text:p>
          </table:table-cell>
          <table:table-cell table:formula="of:=([.C28]+[.$M$6])/(2*PI()*[.A28])" office:value-type="float" office:value="0.000275770662718915" calcext:value-type="float">
            <text:p>0.000275770662719</text:p>
          </table:table-cell>
          <table:table-cell table:formula="of:=[.D28]*1000000" office:value-type="float" office:value="275.770662718915" calcext:value-type="float">
            <text:p>275.770662718915</text:p>
          </table:table-cell>
          <table:table-cell/>
          <table:table-cell table:formula="of:=1/(2*PI()*[.A28]*[.$M$5])" office:value-type="float" office:value="20397.5552265762" calcext:value-type="float">
            <text:p>20397.5552265762</text:p>
          </table:table-cell>
          <table:table-cell table:formula="of:=1/(2*PI()*[.A28]*([.G28]+[.$M$6]))" office:value-type="float" office:value="0.0000000399994117028547" calcext:value-type="float">
            <text:p>3.99994117028547E-08</text:p>
          </table:table-cell>
          <table:table-cell table:formula="of:=[.H28]*1000000000" office:value-type="float" office:value="39.9994117028547" calcext:value-type="float">
            <text:p>39.999411702854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6.75349046081" calcext:value-type="float">
            <text:p>206.75349046081</text:p>
          </table:table-cell>
          <table:table-cell/>
          <table:table-cell table:formula="of:=2*PI()*[.A29]*[.$M$3]" office:value-type="float" office:value="0.0402711852976152" calcext:value-type="float">
            <text:p>0.040271185297615</text:p>
          </table:table-cell>
          <table:table-cell table:formula="of:=([.C29]+[.$M$6])/(2*PI()*[.A29])" office:value-type="float" office:value="0.000261934349989215" calcext:value-type="float">
            <text:p>0.000261934349989</text:p>
          </table:table-cell>
          <table:table-cell table:formula="of:=[.D29]*1000000" office:value-type="float" office:value="261.934349989215" calcext:value-type="float">
            <text:p>261.934349989215</text:p>
          </table:table-cell>
          <table:table-cell/>
          <table:table-cell table:formula="of:=1/(2*PI()*[.A29]*[.$M$5])" office:value-type="float" office:value="19244.5291657679" calcext:value-type="float">
            <text:p>19244.5291657679</text:p>
          </table:table-cell>
          <table:table-cell table:formula="of:=1/(2*PI()*[.A29]*([.G29]+[.$M$6]))" office:value-type="float" office:value="0.0000000399993764558835" calcext:value-type="float">
            <text:p>3.99993764558835E-08</text:p>
          </table:table-cell>
          <table:table-cell table:formula="of:=[.H29]*1000000000" office:value-type="float" office:value="39.9993764558835" calcext:value-type="float">
            <text:p>39.999376455883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18.693964027952" calcext:value-type="float">
            <text:p>218.693964027952</text:p>
          </table:table-cell>
          <table:table-cell/>
          <table:table-cell table:formula="of:=2*PI()*[.A30]*[.$M$3]" office:value-type="float" office:value="0.0425969357480279" calcext:value-type="float">
            <text:p>0.042596935748028</text:p>
          </table:table-cell>
          <table:table-cell table:formula="of:=([.C30]+[.$M$6])/(2*PI()*[.A30])" office:value-type="float" office:value="0.000249325563486819" calcext:value-type="float">
            <text:p>0.000249325563487</text:p>
          </table:table-cell>
          <table:table-cell table:formula="of:=[.D30]*1000000" office:value-type="float" office:value="249.325563486819" calcext:value-type="float">
            <text:p>249.325563486819</text:p>
          </table:table-cell>
          <table:table-cell/>
          <table:table-cell table:formula="of:=1/(2*PI()*[.A30]*[.$M$5])" office:value-type="float" office:value="18193.7969572349" calcext:value-type="float">
            <text:p>18193.7969572349</text:p>
          </table:table-cell>
          <table:table-cell table:formula="of:=1/(2*PI()*[.A30]*([.G30]+[.$M$6]))" office:value-type="float" office:value="0.0000000399993404454187" calcext:value-type="float">
            <text:p>3.99993404454187E-08</text:p>
          </table:table-cell>
          <table:table-cell table:formula="of:=[.H30]*1000000000" office:value-type="float" office:value="39.9993404454187" calcext:value-type="float">
            <text:p>39.99934044541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30.884090221782" calcext:value-type="float">
            <text:p>230.884090221782</text:p>
          </table:table-cell>
          <table:table-cell/>
          <table:table-cell table:formula="of:=2*PI()*[.A31]*[.$M$3]" office:value-type="float" office:value="0.0449713132236339" calcext:value-type="float">
            <text:p>0.044971313223634</text:p>
          </table:table-cell>
          <table:table-cell table:formula="of:=([.C31]+[.$M$6])/(2*PI()*[.A31])" office:value-type="float" office:value="0.000237798497383273" calcext:value-type="float">
            <text:p>0.000237798497383</text:p>
          </table:table-cell>
          <table:table-cell table:formula="of:=[.D31]*1000000" office:value-type="float" office:value="237.798497383273" calcext:value-type="float">
            <text:p>237.798497383273</text:p>
          </table:table-cell>
          <table:table-cell/>
          <table:table-cell table:formula="of:=1/(2*PI()*[.A31]*[.$M$5])" office:value-type="float" office:value="17233.2081152727" calcext:value-type="float">
            <text:p>17233.2081152727</text:p>
          </table:table-cell>
          <table:table-cell table:formula="of:=1/(2*PI()*[.A31]*([.G31]+[.$M$6]))" office:value-type="float" office:value="0.0000000399993036821105" calcext:value-type="float">
            <text:p>3.99993036821105E-08</text:p>
          </table:table-cell>
          <table:table-cell table:formula="of:=[.H31]*1000000000" office:value-type="float" office:value="39.9993036821105" calcext:value-type="float">
            <text:p>39.999303682110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43.320505552263" calcext:value-type="float">
            <text:p>243.320505552263</text:p>
          </table:table-cell>
          <table:table-cell/>
          <table:table-cell table:formula="of:=2*PI()*[.A32]*[.$M$3]" office:value-type="float" office:value="0.0473936625880662" calcext:value-type="float">
            <text:p>0.047393662588066</text:p>
          </table:table-cell>
          <table:table-cell table:formula="of:=([.C32]+[.$M$6])/(2*PI()*[.A32])" office:value-type="float" office:value="0.000227228767563994" calcext:value-type="float">
            <text:p>0.000227228767564</text:p>
          </table:table-cell>
          <table:table-cell table:formula="of:=[.D32]*1000000" office:value-type="float" office:value="227.228767563994" calcext:value-type="float">
            <text:p>227.228767563994</text:p>
          </table:table-cell>
          <table:table-cell/>
          <table:table-cell table:formula="of:=1/(2*PI()*[.A32]*[.$M$5])" office:value-type="float" office:value="16352.3972969995" calcext:value-type="float">
            <text:p>16352.3972969995</text:p>
          </table:table-cell>
          <table:table-cell table:formula="of:=1/(2*PI()*[.A32]*([.G32]+[.$M$6]))" office:value-type="float" office:value="0.0000000399992661761065" calcext:value-type="float">
            <text:p>3.99992661761065E-08</text:p>
          </table:table-cell>
          <table:table-cell table:formula="of:=[.H32]*1000000000" office:value-type="float" office:value="39.9992661761065" calcext:value-type="float">
            <text:p>39.99926617610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56" calcext:value-type="float">
            <text:p>256</text:p>
          </table:table-cell>
          <table:table-cell/>
          <table:table-cell table:formula="of:=2*PI()*[.A33]*[.$M$3]" office:value-type="float" office:value="0.0498633585977772" calcext:value-type="float">
            <text:p>0.049863358597777</text:p>
          </table:table-cell>
          <table:table-cell table:formula="of:=([.C33]+[.$M$6])/(2*PI()*[.A33])" office:value-type="float" office:value="0.000217509698935815" calcext:value-type="float">
            <text:p>0.000217509698936</text:p>
          </table:table-cell>
          <table:table-cell table:formula="of:=[.D33]*1000000" office:value-type="float" office:value="217.509698935815" calcext:value-type="float">
            <text:p>217.509698935815</text:p>
          </table:table-cell>
          <table:table-cell/>
          <table:table-cell table:formula="of:=1/(2*PI()*[.A33]*[.$M$5])" office:value-type="float" office:value="15542.4749113179" calcext:value-type="float">
            <text:p>15542.4749113179</text:p>
          </table:table-cell>
          <table:table-cell table:formula="of:=1/(2*PI()*[.A33]*([.G33]+[.$M$6]))" office:value-type="float" office:value="0.0000000399992279370918" calcext:value-type="float">
            <text:p>3.99992279370918E-08</text:p>
          </table:table-cell>
          <table:table-cell table:formula="of:=[.H33]*1000000000" office:value-type="float" office:value="39.9992279370918" calcext:value-type="float">
            <text:p>39.999227937091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68.919505388144" calcext:value-type="float">
            <text:p>268.919505388144</text:p>
          </table:table-cell>
          <table:table-cell/>
          <table:table-cell table:formula="of:=2*PI()*[.A34]*[.$M$3]" office:value-type="float" office:value="0.0523798036371323" calcext:value-type="float">
            <text:p>0.052379803637132</text:p>
          </table:table-cell>
          <table:table-cell table:formula="of:=([.C34]+[.$M$6])/(2*PI()*[.A34])" office:value-type="float" office:value="0.000208549348302772" calcext:value-type="float">
            <text:p>0.000208549348303</text:p>
          </table:table-cell>
          <table:table-cell table:formula="of:=[.D34]*1000000" office:value-type="float" office:value="208.549348302772" calcext:value-type="float">
            <text:p>208.549348302772</text:p>
          </table:table-cell>
          <table:table-cell/>
          <table:table-cell table:formula="of:=1/(2*PI()*[.A34]*[.$M$5])" office:value-type="float" office:value="14795.779025231" calcext:value-type="float">
            <text:p>14795.779025231</text:p>
          </table:table-cell>
          <table:table-cell table:formula="of:=1/(2*PI()*[.A34]*([.G34]+[.$M$6]))" office:value-type="float" office:value="0.0000000399991889743236" calcext:value-type="float">
            <text:p>3.99991889743236E-08</text:p>
          </table:table-cell>
          <table:table-cell table:formula="of:=[.H34]*1000000000" office:value-type="float" office:value="39.9991889743236" calcext:value-type="float">
            <text:p>39.99918897432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82.076084964464" calcext:value-type="float">
            <text:p>282.076084964464</text:p>
          </table:table-cell>
          <table:table-cell/>
          <table:table-cell table:formula="of:=2*PI()*[.A35]*[.$M$3]" office:value-type="float" office:value="0.0549424256892193" calcext:value-type="float">
            <text:p>0.054942425689219</text:p>
          </table:table-cell>
          <table:table-cell table:formula="of:=([.C35]+[.$M$6])/(2*PI()*[.A35])" office:value-type="float" office:value="0.000200268099894338" calcext:value-type="float">
            <text:p>0.000200268099894</text:p>
          </table:table-cell>
          <table:table-cell table:formula="of:=[.D35]*1000000" office:value-type="float" office:value="200.268099894338" calcext:value-type="float">
            <text:p>200.268099894338</text:p>
          </table:table-cell>
          <table:table-cell/>
          <table:table-cell table:formula="of:=1/(2*PI()*[.A35]*[.$M$5])" office:value-type="float" office:value="14105.6749911948" calcext:value-type="float">
            <text:p>14105.6749911948</text:p>
          </table:table-cell>
          <table:table-cell table:formula="of:=1/(2*PI()*[.A35]*([.G35]+[.$M$6]))" office:value-type="float" office:value="0.0000000399991492966628" calcext:value-type="float">
            <text:p>3.99991492966628E-08</text:p>
          </table:table-cell>
          <table:table-cell table:formula="of:=[.H35]*1000000000" office:value-type="float" office:value="39.9991492966628" calcext:value-type="float">
            <text:p>39.999149296662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95.466924035428" calcext:value-type="float">
            <text:p>295.466924035428</text:p>
          </table:table-cell>
          <table:table-cell/>
          <table:table-cell table:formula="of:=2*PI()*[.A36]*[.$M$3]" office:value-type="float" office:value="0.0575506765115653" calcext:value-type="float">
            <text:p>0.057550676511565</text:p>
          </table:table-cell>
          <table:table-cell table:formula="of:=([.C36]+[.$M$6])/(2*PI()*[.A36])" office:value-type="float" office:value="0.000192596710303329" calcext:value-type="float">
            <text:p>0.000192596710303</text:p>
          </table:table-cell>
          <table:table-cell table:formula="of:=[.D36]*1000000" office:value-type="float" office:value="192.596710303329" calcext:value-type="float">
            <text:p>192.596710303329</text:p>
          </table:table-cell>
          <table:table-cell/>
          <table:table-cell table:formula="of:=1/(2*PI()*[.A36]*[.$M$5])" office:value-type="float" office:value="13466.3925252774" calcext:value-type="float">
            <text:p>13466.3925252774</text:p>
          </table:table-cell>
          <table:table-cell table:formula="of:=1/(2*PI()*[.A36]*([.G36]+[.$M$6]))" office:value-type="float" office:value="0.0000000399991089126022" calcext:value-type="float">
            <text:p>3.99991089126022E-08</text:p>
          </table:table-cell>
          <table:table-cell table:formula="of:=[.H36]*1000000000" office:value-type="float" office:value="39.9991089126022" calcext:value-type="float">
            <text:p>39.99910891260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09.089321518735" calcext:value-type="float">
            <text:p>309.089321518735</text:p>
          </table:table-cell>
          <table:table-cell/>
          <table:table-cell table:formula="of:=2*PI()*[.A37]*[.$M$3]" office:value-type="float" office:value="0.0602040299907514" calcext:value-type="float">
            <text:p>0.060204029990751</text:p>
          </table:table-cell>
          <table:table-cell table:formula="of:=([.C37]+[.$M$6])/(2*PI()*[.A37])" office:value-type="float" office:value="0.000185474708776616" calcext:value-type="float">
            <text:p>0.000185474708777</text:p>
          </table:table-cell>
          <table:table-cell table:formula="of:=[.D37]*1000000" office:value-type="float" office:value="185.474708776616" calcext:value-type="float">
            <text:p>185.474708776616</text:p>
          </table:table-cell>
          <table:table-cell/>
          <table:table-cell table:formula="of:=1/(2*PI()*[.A37]*[.$M$5])" office:value-type="float" office:value="12872.8923980514" calcext:value-type="float">
            <text:p>12872.8923980514</text:p>
          </table:table-cell>
          <table:table-cell table:formula="of:=1/(2*PI()*[.A37]*([.G37]+[.$M$6]))" office:value-type="float" office:value="0.0000000399990678302919" calcext:value-type="float">
            <text:p>3.99990678302919E-08</text:p>
          </table:table-cell>
          <table:table-cell table:formula="of:=[.H37]*1000000000" office:value-type="float" office:value="39.9990678302919" calcext:value-type="float">
            <text:p>39.99906783029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22.940682301017" calcext:value-type="float">
            <text:p>322.940682301017</text:p>
          </table:table-cell>
          <table:table-cell/>
          <table:table-cell table:formula="of:=2*PI()*[.A38]*[.$M$3]" office:value-type="float" office:value="0.0629019806538533" calcext:value-type="float">
            <text:p>0.062901980653853</text:p>
          </table:table-cell>
          <table:table-cell table:formula="of:=([.C38]+[.$M$6])/(2*PI()*[.A38])" office:value-type="float" office:value="0.000178849080479317" calcext:value-type="float">
            <text:p>0.000178849080479</text:p>
          </table:table-cell>
          <table:table-cell table:formula="of:=[.D38]*1000000" office:value-type="float" office:value="178.849080479317" calcext:value-type="float">
            <text:p>178.849080479317</text:p>
          </table:table-cell>
          <table:table-cell/>
          <table:table-cell table:formula="of:=1/(2*PI()*[.A38]*[.$M$5])" office:value-type="float" office:value="12320.7567066097" calcext:value-type="float">
            <text:p>12320.7567066097</text:p>
          </table:table-cell>
          <table:table-cell table:formula="of:=1/(2*PI()*[.A38]*([.G38]+[.$M$6]))" office:value-type="float" office:value="0.0000000399990260575626" calcext:value-type="float">
            <text:p>3.99990260575626E-08</text:p>
          </table:table-cell>
          <table:table-cell table:formula="of:=[.H38]*1000000000" office:value-type="float" office:value="39.9990260575626" calcext:value-type="float">
            <text:p>39.99902605756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37.018510304058" calcext:value-type="float">
            <text:p>337.018510304058</text:p>
          </table:table-cell>
          <table:table-cell/>
          <table:table-cell table:formula="of:=2*PI()*[.A39]*[.$M$3]" office:value-type="float" office:value="0.0656440423178903" calcext:value-type="float">
            <text:p>0.06564404231789</text:p>
          </table:table-cell>
          <table:table-cell table:formula="of:=([.C39]+[.$M$6])/(2*PI()*[.A39])" office:value-type="float" office:value="0.000172673176599385" calcext:value-type="float">
            <text:p>0.000172673176599</text:p>
          </table:table-cell>
          <table:table-cell table:formula="of:=[.D39]*1000000" office:value-type="float" office:value="172.673176599385" calcext:value-type="float">
            <text:p>172.673176599385</text:p>
          </table:table-cell>
          <table:table-cell/>
          <table:table-cell table:formula="of:=1/(2*PI()*[.A39]*[.$M$5])" office:value-type="float" office:value="11806.0980499488" calcext:value-type="float">
            <text:p>11806.0980499488</text:p>
          </table:table-cell>
          <table:table-cell table:formula="of:=1/(2*PI()*[.A39]*([.G39]+[.$M$6]))" office:value-type="float" office:value="0.0000000399989836019462" calcext:value-type="float">
            <text:p>3.99989836019462E-08</text:p>
          </table:table-cell>
          <table:table-cell table:formula="of:=[.H39]*1000000000" office:value-type="float" office:value="39.9989836019462" calcext:value-type="float">
            <text:p>39.99898360194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51.320402176793" calcext:value-type="float">
            <text:p>351.320402176793</text:p>
          </table:table-cell>
          <table:table-cell/>
          <table:table-cell table:formula="of:=2*PI()*[.A40]*[.$M$3]" office:value-type="float" office:value="0.0684297468611591" calcext:value-type="float">
            <text:p>0.068429746861159</text:p>
          </table:table-cell>
          <table:table-cell table:formula="of:=([.C40]+[.$M$6])/(2*PI()*[.A40])" office:value-type="float" office:value="0.000166905807438822" calcext:value-type="float">
            <text:p>0.000166905807439</text:p>
          </table:table-cell>
          <table:table-cell table:formula="of:=[.D40]*1000000" office:value-type="float" office:value="166.905807438822" calcext:value-type="float">
            <text:p>166.905807438822</text:p>
          </table:table-cell>
          <table:table-cell/>
          <table:table-cell table:formula="of:=1/(2*PI()*[.A40]*[.$M$5])" office:value-type="float" office:value="11325.4839532351" calcext:value-type="float">
            <text:p>11325.4839532351</text:p>
          </table:table-cell>
          <table:table-cell table:formula="of:=1/(2*PI()*[.A40]*([.G40]+[.$M$6]))" office:value-type="float" office:value="0.000000039998940470695" calcext:value-type="float">
            <text:p>3.9998940470695E-08</text:p>
          </table:table-cell>
          <table:table-cell table:formula="of:=[.H40]*1000000000" office:value-type="float" office:value="39.9989404706951" calcext:value-type="float">
            <text:p>39.99894047069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65.844041541861" calcext:value-type="float">
            <text:p>365.844041541861</text:p>
          </table:table-cell>
          <table:table-cell/>
          <table:table-cell table:formula="of:=2*PI()*[.A41]*[.$M$3]" office:value-type="float" office:value="0.0712586431025856" calcext:value-type="float">
            <text:p>0.071258643102586</text:p>
          </table:table-cell>
          <table:table-cell table:formula="of:=([.C41]+[.$M$6])/(2*PI()*[.A41])" office:value-type="float" office:value="0.000161510483992959" calcext:value-type="float">
            <text:p>0.000161510483993</text:p>
          </table:table-cell>
          <table:table-cell table:formula="of:=[.D41]*1000000" office:value-type="float" office:value="161.510483992959" calcext:value-type="float">
            <text:p>161.510483992959</text:p>
          </table:table-cell>
          <table:table-cell/>
          <table:table-cell table:formula="of:=1/(2*PI()*[.A41]*[.$M$5])" office:value-type="float" office:value="10875.8736660799" calcext:value-type="float">
            <text:p>10875.8736660799</text:p>
          </table:table-cell>
          <table:table-cell table:formula="of:=1/(2*PI()*[.A41]*([.G41]+[.$M$6]))" office:value-type="float" office:value="0.0000000399988966707991" calcext:value-type="float">
            <text:p>3.99988966707991E-08</text:p>
          </table:table-cell>
          <table:table-cell table:formula="of:=[.H41]*1000000000" office:value-type="float" office:value="39.9988966707991" calcext:value-type="float">
            <text:p>39.99889667079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80.587193735214" calcext:value-type="float">
            <text:p>380.587193735214</text:p>
          </table:table-cell>
          <table:table-cell/>
          <table:table-cell table:formula="of:=2*PI()*[.A42]*[.$M$3]" office:value-type="float" office:value="0.0741302957771121" calcext:value-type="float">
            <text:p>0.074130295777112</text:p>
          </table:table-cell>
          <table:table-cell table:formula="of:=([.C42]+[.$M$6])/(2*PI()*[.A42])" office:value-type="float" office:value="0.000156454780700759" calcext:value-type="float">
            <text:p>0.000156454780701</text:p>
          </table:table-cell>
          <table:table-cell table:formula="of:=[.D42]*1000000" office:value-type="float" office:value="156.454780700759" calcext:value-type="float">
            <text:p>156.454780700759</text:p>
          </table:table-cell>
          <table:table-cell/>
          <table:table-cell table:formula="of:=1/(2*PI()*[.A42]*[.$M$5])" office:value-type="float" office:value="10454.5650583966" calcext:value-type="float">
            <text:p>10454.5650583966</text:p>
          </table:table-cell>
          <table:table-cell table:formula="of:=1/(2*PI()*[.A42]*([.G42]+[.$M$6]))" office:value-type="float" office:value="0.0000000399988522090019" calcext:value-type="float">
            <text:p>3.99988522090019E-08</text:p>
          </table:table-cell>
          <table:table-cell table:formula="of:=[.H42]*1000000000" office:value-type="float" office:value="39.9988522090019" calcext:value-type="float">
            <text:p>39.99885220900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95.547700985427" calcext:value-type="float">
            <text:p>395.547700985427</text:p>
          </table:table-cell>
          <table:table-cell/>
          <table:table-cell table:formula="of:=2*PI()*[.A43]*[.$M$3]" office:value-type="float" office:value="0.0770442845967293" calcext:value-type="float">
            <text:p>0.077044284596729</text:p>
          </table:table-cell>
          <table:table-cell table:formula="of:=([.C43]+[.$M$6])/(2*PI()*[.A43])" office:value-type="float" office:value="0.000151709797601194" calcext:value-type="float">
            <text:p>0.000151709797601</text:p>
          </table:table-cell>
          <table:table-cell table:formula="of:=[.D43]*1000000" office:value-type="float" office:value="151.709797601194" calcext:value-type="float">
            <text:p>151.709797601194</text:p>
          </table:table-cell>
          <table:table-cell/>
          <table:table-cell table:formula="of:=1/(2*PI()*[.A43]*[.$M$5])" office:value-type="float" office:value="10059.1498000995" calcext:value-type="float">
            <text:p>10059.1498000995</text:p>
          </table:table-cell>
          <table:table-cell table:formula="of:=1/(2*PI()*[.A43]*([.G43]+[.$M$6]))" office:value-type="float" office:value="0.0000000399988070918153" calcext:value-type="float">
            <text:p>3.99988070918153E-08</text:p>
          </table:table-cell>
          <table:table-cell table:formula="of:=[.H43]*1000000000" office:value-type="float" office:value="39.9988070918153" calcext:value-type="float">
            <text:p>39.99880709181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10.723477986293" calcext:value-type="float">
            <text:p>410.723477986293</text:p>
          </table:table-cell>
          <table:table-cell/>
          <table:table-cell table:formula="of:=2*PI()*[.A44]*[.$M$3]" office:value-type="float" office:value="0.0800002033881124" calcext:value-type="float">
            <text:p>0.080000203388112</text:p>
          </table:table-cell>
          <table:table-cell table:formula="of:=([.C44]+[.$M$6])/(2*PI()*[.A44])" office:value-type="float" office:value="0.000147249704452401" calcext:value-type="float">
            <text:p>0.000147249704452</text:p>
          </table:table-cell>
          <table:table-cell table:formula="of:=[.D44]*1000000" office:value-type="float" office:value="147.249704452401" calcext:value-type="float">
            <text:p>147.249704452401</text:p>
          </table:table-cell>
          <table:table-cell/>
          <table:table-cell table:formula="of:=1/(2*PI()*[.A44]*[.$M$5])" office:value-type="float" office:value="9687.47537103338" calcext:value-type="float">
            <text:p>9687.47537103338</text:p>
          </table:table-cell>
          <table:table-cell table:formula="of:=1/(2*PI()*[.A44]*([.G44]+[.$M$6]))" office:value-type="float" office:value="0.0000000399987613255324" calcext:value-type="float">
            <text:p>3.99987613255324E-08</text:p>
          </table:table-cell>
          <table:table-cell table:formula="of:=[.H44]*1000000000" office:value-type="float" office:value="39.9987613255324" calcext:value-type="float">
            <text:p>39.99876132553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26.112507822139" calcext:value-type="float">
            <text:p>426.112507822139</text:p>
          </table:table-cell>
          <table:table-cell/>
          <table:table-cell table:formula="of:=2*PI()*[.A45]*[.$M$3]" office:value-type="float" office:value="0.0829976592989588" calcext:value-type="float">
            <text:p>0.082997659298959</text:p>
          </table:table-cell>
          <table:table-cell table:formula="of:=([.C45]+[.$M$6])/(2*PI()*[.A45])" office:value-type="float" office:value="0.000143051352755639" calcext:value-type="float">
            <text:p>0.000143051352756</text:p>
          </table:table-cell>
          <table:table-cell table:formula="of:=[.D45]*1000000" office:value-type="float" office:value="143.051352755639" calcext:value-type="float">
            <text:p>143.051352755639</text:p>
          </table:table-cell>
          <table:table-cell/>
          <table:table-cell table:formula="of:=1/(2*PI()*[.A45]*[.$M$5])" office:value-type="float" office:value="9337.61272963661" calcext:value-type="float">
            <text:p>9337.61272963661</text:p>
          </table:table-cell>
          <table:table-cell table:formula="of:=1/(2*PI()*[.A45]*([.G45]+[.$M$6]))" office:value-type="float" office:value="0.0000000399987149162401" calcext:value-type="float">
            <text:p>3.99987149162401E-08</text:p>
          </table:table-cell>
          <table:table-cell table:formula="of:=[.H45]*1000000000" office:value-type="float" office:value="39.9987149162401" calcext:value-type="float">
            <text:p>39.99871491624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41.712838210335" calcext:value-type="float">
            <text:p>441.712838210335</text:p>
          </table:table-cell>
          <table:table-cell/>
          <table:table-cell table:formula="of:=2*PI()*[.A46]*[.$M$3]" office:value-type="float" office:value="0.086036272066109" calcext:value-type="float">
            <text:p>0.086036272066109</text:p>
          </table:table-cell>
          <table:table-cell table:formula="of:=([.C46]+[.$M$6])/(2*PI()*[.A46])" office:value-type="float" office:value="0.000139093944294263" calcext:value-type="float">
            <text:p>0.000139093944294</text:p>
          </table:table-cell>
          <table:table-cell table:formula="of:=[.D46]*1000000" office:value-type="float" office:value="139.093944294263" calcext:value-type="float">
            <text:p>139.093944294263</text:p>
          </table:table-cell>
          <table:table-cell/>
          <table:table-cell table:formula="of:=1/(2*PI()*[.A46]*[.$M$5])" office:value-type="float" office:value="9007.82869118855" calcext:value-type="float">
            <text:p>9007.82869118855</text:p>
          </table:table-cell>
          <table:table-cell table:formula="of:=1/(2*PI()*[.A46]*([.G46]+[.$M$6]))" office:value-type="float" office:value="0.0000000399986678698305" calcext:value-type="float">
            <text:p>3.99986678698305E-08</text:p>
          </table:table-cell>
          <table:table-cell table:formula="of:=[.H46]*1000000000" office:value-type="float" office:value="39.9986678698305" calcext:value-type="float">
            <text:p>39.998667869830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57.522578029746" calcext:value-type="float">
            <text:p>457.522578029746</text:p>
          </table:table-cell>
          <table:table-cell/>
          <table:table-cell table:formula="of:=2*PI()*[.A47]*[.$M$3]" office:value-type="float" office:value="0.0891156733393622" calcext:value-type="float">
            <text:p>0.089115673339362</text:p>
          </table:table-cell>
          <table:table-cell table:formula="of:=([.C47]+[.$M$6])/(2*PI()*[.A47])" office:value-type="float" office:value="0.000135358746912954" calcext:value-type="float">
            <text:p>0.000135358746913</text:p>
          </table:table-cell>
          <table:table-cell table:formula="of:=[.D47]*1000000" office:value-type="float" office:value="135.358746912954" calcext:value-type="float">
            <text:p>135.358746912954</text:p>
          </table:table-cell>
          <table:table-cell/>
          <table:table-cell table:formula="of:=1/(2*PI()*[.A47]*[.$M$5])" office:value-type="float" office:value="8696.56224274618" calcext:value-type="float">
            <text:p>8696.56224274618</text:p>
          </table:table-cell>
          <table:table-cell table:formula="of:=1/(2*PI()*[.A47]*([.G47]+[.$M$6]))" office:value-type="float" office:value="0.0000000399986201920112" calcext:value-type="float">
            <text:p>3.99986201920112E-08</text:p>
          </table:table-cell>
          <table:table-cell table:formula="of:=[.H47]*1000000000" office:value-type="float" office:value="39.9986201920112" calcext:value-type="float">
            <text:p>39.99862019201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73.539894107585" calcext:value-type="float">
            <text:p>473.539894107585</text:p>
          </table:table-cell>
          <table:table-cell/>
          <table:table-cell table:formula="of:=2*PI()*[.A48]*[.$M$3]" office:value-type="float" office:value="0.0922355060556247" calcext:value-type="float">
            <text:p>0.092235506055625</text:p>
          </table:table-cell>
          <table:table-cell table:formula="of:=([.C48]+[.$M$6])/(2*PI()*[.A48])" office:value-type="float" office:value="0.000131828849948429" calcext:value-type="float">
            <text:p>0.000131828849948</text:p>
          </table:table-cell>
          <table:table-cell table:formula="of:=[.D48]*1000000" office:value-type="float" office:value="131.828849948429" calcext:value-type="float">
            <text:p>131.828849948429</text:p>
          </table:table-cell>
          <table:table-cell/>
          <table:table-cell table:formula="of:=1/(2*PI()*[.A48]*[.$M$5])" office:value-type="float" office:value="8402.40416236909" calcext:value-type="float">
            <text:p>8402.40416236909</text:p>
          </table:table-cell>
          <table:table-cell table:formula="of:=1/(2*PI()*[.A48]*([.G48]+[.$M$6]))" office:value-type="float" office:value="0.000000039998571888315" calcext:value-type="float">
            <text:p>3.9998571888315E-08</text:p>
          </table:table-cell>
          <table:table-cell table:formula="of:=[.H48]*1000000000" office:value-type="float" office:value="39.998571888315" calcext:value-type="float">
            <text:p>39.99857188831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89.763008240304" calcext:value-type="float">
            <text:p>489.763008240304</text:p>
          </table:table-cell>
          <table:table-cell/>
          <table:table-cell table:formula="of:=2*PI()*[.A49]*[.$M$3]" office:value-type="float" office:value="0.0953954238586421" calcext:value-type="float">
            <text:p>0.095395423858642</text:p>
          </table:table-cell>
          <table:table-cell table:formula="of:=([.C49]+[.$M$6])/(2*PI()*[.A49])" office:value-type="float" office:value="0.000128488953073691" calcext:value-type="float">
            <text:p>0.000128488953074</text:p>
          </table:table-cell>
          <table:table-cell table:formula="of:=[.D49]*1000000" office:value-type="float" office:value="128.488953073691" calcext:value-type="float">
            <text:p>128.488953073691</text:p>
          </table:table-cell>
          <table:table-cell/>
          <table:table-cell table:formula="of:=1/(2*PI()*[.A49]*[.$M$5])" office:value-type="float" office:value="8124.07942280756" calcext:value-type="float">
            <text:p>8124.07942280756</text:p>
          </table:table-cell>
          <table:table-cell table:formula="of:=1/(2*PI()*[.A49]*([.G49]+[.$M$6]))" office:value-type="float" office:value="0.000000039998522964109" calcext:value-type="float">
            <text:p>3.9998522964109E-08</text:p>
          </table:table-cell>
          <table:table-cell table:formula="of:=[.H49]*1000000000" office:value-type="float" office:value="39.998522964109" calcext:value-type="float">
            <text:p>39.9985229641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06.190194426932" calcext:value-type="float">
            <text:p>506.190194426932</text:p>
          </table:table-cell>
          <table:table-cell/>
          <table:table-cell table:formula="of:=2*PI()*[.A50]*[.$M$3]" office:value-type="float" office:value="0.0985950905601119" calcext:value-type="float">
            <text:p>0.098595090560112</text:p>
          </table:table-cell>
          <table:table-cell table:formula="of:=([.C50]+[.$M$6])/(2*PI()*[.A50])" office:value-type="float" office:value="0.000125325183405861" calcext:value-type="float">
            <text:p>0.000125325183406</text:p>
          </table:table-cell>
          <table:table-cell table:formula="of:=[.D50]*1000000" office:value-type="float" office:value="125.325183405861" calcext:value-type="float">
            <text:p>125.325183405861</text:p>
          </table:table-cell>
          <table:table-cell/>
          <table:table-cell table:formula="of:=1/(2*PI()*[.A50]*[.$M$5])" office:value-type="float" office:value="7860.43195048839" calcext:value-type="float">
            <text:p>7860.43195048839</text:p>
          </table:table-cell>
          <table:table-cell table:formula="of:=1/(2*PI()*[.A50]*([.G50]+[.$M$6]))" office:value-type="float" office:value="0.0000000399984734246027" calcext:value-type="float">
            <text:p>3.99984734246027E-08</text:p>
          </table:table-cell>
          <table:table-cell table:formula="of:=[.H50]*1000000000" office:value-type="float" office:value="39.9984734246027" calcext:value-type="float">
            <text:p>39.998473424602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22.819776295637" calcext:value-type="float">
            <text:p>522.819776295637</text:p>
          </table:table-cell>
          <table:table-cell/>
          <table:table-cell table:formula="of:=2*PI()*[.A51]*[.$M$3]" office:value-type="float" office:value="0.101834179638434" calcext:value-type="float">
            <text:p>0.101834179638434</text:p>
          </table:table-cell>
          <table:table-cell table:formula="of:=([.C51]+[.$M$6])/(2*PI()*[.A51])" office:value-type="float" office:value="0.000122324936607925" calcext:value-type="float">
            <text:p>0.000122324936608</text:p>
          </table:table-cell>
          <table:table-cell table:formula="of:=[.D51]*1000000" office:value-type="float" office:value="122.324936607925" calcext:value-type="float">
            <text:p>122.324936607925</text:p>
          </table:table-cell>
          <table:table-cell/>
          <table:table-cell table:formula="of:=1/(2*PI()*[.A51]*[.$M$5])" office:value-type="float" office:value="7610.41138399376" calcext:value-type="float">
            <text:p>7610.41138399376</text:p>
          </table:table-cell>
          <table:table-cell table:formula="of:=1/(2*PI()*[.A51]*([.G51]+[.$M$6]))" office:value-type="float" office:value="0.0000000399984232748564" calcext:value-type="float">
            <text:p>3.99984232748564E-08</text:p>
          </table:table-cell>
          <table:table-cell table:formula="of:=[.H51]*1000000000" office:value-type="float" office:value="39.9984232748564" calcext:value-type="float">
            <text:p>39.99842327485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39.65012470642" calcext:value-type="float">
            <text:p>539.65012470642</text:p>
          </table:table-cell>
          <table:table-cell/>
          <table:table-cell table:formula="of:=2*PI()*[.A52]*[.$M$3]" office:value-type="float" office:value="0.105112373771763" calcext:value-type="float">
            <text:p>0.105112373771763</text:p>
          </table:table-cell>
          <table:table-cell table:formula="of:=([.C52]+[.$M$6])/(2*PI()*[.A52])" office:value-type="float" office:value="0.000119476738430374" calcext:value-type="float">
            <text:p>0.00011947673843</text:p>
          </table:table-cell>
          <table:table-cell table:formula="of:=[.D52]*1000000" office:value-type="float" office:value="119.476738430374" calcext:value-type="float">
            <text:p>119.476738430374</text:p>
          </table:table-cell>
          <table:table-cell/>
          <table:table-cell table:formula="of:=1/(2*PI()*[.A52]*[.$M$5])" office:value-type="float" office:value="7373.0615358645" calcext:value-type="float">
            <text:p>7373.0615358645</text:p>
          </table:table-cell>
          <table:table-cell table:formula="of:=1/(2*PI()*[.A52]*([.G52]+[.$M$6]))" office:value-type="float" office:value="0.0000000399983725197874" calcext:value-type="float">
            <text:p>3.99983725197874E-08</text:p>
          </table:table-cell>
          <table:table-cell table:formula="of:=[.H52]*1000000000" office:value-type="float" office:value="39.9983725197874" calcext:value-type="float">
            <text:p>39.998372519787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56.679655514627" calcext:value-type="float">
            <text:p>556.679655514627</text:p>
          </table:table-cell>
          <table:table-cell/>
          <table:table-cell table:formula="of:=2*PI()*[.A53]*[.$M$3]" office:value-type="float" office:value="0.108429364402394" calcext:value-type="float">
            <text:p>0.108429364402394</text:p>
          </table:table-cell>
          <table:table-cell table:formula="of:=([.C53]+[.$M$6])/(2*PI()*[.A53])" office:value-type="float" office:value="0.000116770123723004" calcext:value-type="float">
            <text:p>0.000116770123723</text:p>
          </table:table-cell>
          <table:table-cell table:formula="of:=[.D53]*1000000" office:value-type="float" office:value="116.770123723004" calcext:value-type="float">
            <text:p>116.770123723004</text:p>
          </table:table-cell>
          <table:table-cell/>
          <table:table-cell table:formula="of:=1/(2*PI()*[.A53]*[.$M$5])" office:value-type="float" office:value="7147.5103102503" calcext:value-type="float">
            <text:p>7147.5103102503</text:p>
          </table:table-cell>
          <table:table-cell table:formula="of:=1/(2*PI()*[.A53]*([.G53]+[.$M$6]))" office:value-type="float" office:value="0.0000000399983211641777" calcext:value-type="float">
            <text:p>3.99983211641777E-08</text:p>
          </table:table-cell>
          <table:table-cell table:formula="of:=[.H53]*1000000000" office:value-type="float" office:value="39.9983211641777" calcext:value-type="float">
            <text:p>39.998321164177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73.906827481606" calcext:value-type="float">
            <text:p>573.906827481606</text:p>
          </table:table-cell>
          <table:table-cell/>
          <table:table-cell table:formula="of:=2*PI()*[.A54]*[.$M$3]" office:value-type="float" office:value="0.111784851329797" calcext:value-type="float">
            <text:p>0.111784851329797</text:p>
          </table:table-cell>
          <table:table-cell table:formula="of:=([.C54]+[.$M$6])/(2*PI()*[.A54])" office:value-type="float" office:value="0.000114195530426233" calcext:value-type="float">
            <text:p>0.000114195530426</text:p>
          </table:table-cell>
          <table:table-cell table:formula="of:=[.D54]*1000000" office:value-type="float" office:value="114.195530426233" calcext:value-type="float">
            <text:p>114.195530426233</text:p>
          </table:table-cell>
          <table:table-cell/>
          <table:table-cell table:formula="of:=1/(2*PI()*[.A54]*[.$M$5])" office:value-type="float" office:value="6932.96086885272" calcext:value-type="float">
            <text:p>6932.96086885272</text:p>
          </table:table-cell>
          <table:table-cell table:formula="of:=1/(2*PI()*[.A54]*([.G54]+[.$M$6]))" office:value-type="float" office:value="0.0000000399982692126797" calcext:value-type="float">
            <text:p>3.99982692126797E-08</text:p>
          </table:table-cell>
          <table:table-cell table:formula="of:=[.H54]*1000000000" office:value-type="float" office:value="39.9982692126797" calcext:value-type="float">
            <text:p>39.998269212679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91.330140320196" calcext:value-type="float">
            <text:p>591.330140320196</text:p>
          </table:table-cell>
          <table:table-cell/>
          <table:table-cell table:formula="of:=2*PI()*[.A55]*[.$M$3]" office:value-type="float" office:value="0.115178542329921" calcext:value-type="float">
            <text:p>0.115178542329921</text:p>
          </table:table-cell>
          <table:table-cell table:formula="of:=([.C55]+[.$M$6])/(2*PI()*[.A55])" office:value-type="float" office:value="0.000111744206445683" calcext:value-type="float">
            <text:p>0.000111744206446</text:p>
          </table:table-cell>
          <table:table-cell table:formula="of:=[.D55]*1000000" office:value-type="float" office:value="111.744206445683" calcext:value-type="float">
            <text:p>111.744206445683</text:p>
          </table:table-cell>
          <table:table-cell/>
          <table:table-cell table:formula="of:=1/(2*PI()*[.A55]*[.$M$5])" office:value-type="float" office:value="6728.68387047358" calcext:value-type="float">
            <text:p>6728.68387047358</text:p>
          </table:table-cell>
          <table:table-cell table:formula="of:=1/(2*PI()*[.A55]*([.G55]+[.$M$6]))" office:value-type="float" office:value="0.0000000399982166698225" calcext:value-type="float">
            <text:p>3.99982166698225E-08</text:p>
          </table:table-cell>
          <table:table-cell table:formula="of:=[.H55]*1000000000" office:value-type="float" office:value="39.9982166698225" calcext:value-type="float">
            <text:p>39.99821666982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08.948132864021" calcext:value-type="float">
            <text:p>608.948132864021</text:p>
          </table:table-cell>
          <table:table-cell/>
          <table:table-cell table:formula="of:=2*PI()*[.A56]*[.$M$3]" office:value-type="float" office:value="0.118610152798615" calcext:value-type="float">
            <text:p>0.118610152798615</text:p>
          </table:table-cell>
          <table:table-cell table:formula="of:=([.C56]+[.$M$6])/(2*PI()*[.A56])" office:value-type="float" office:value="0.000109408127639716" calcext:value-type="float">
            <text:p>0.00010940812764</text:p>
          </table:table-cell>
          <table:table-cell table:formula="of:=[.D56]*1000000" office:value-type="float" office:value="109.408127639716" calcext:value-type="float">
            <text:p>109.408127639716</text:p>
          </table:table-cell>
          <table:table-cell/>
          <table:table-cell table:formula="of:=1/(2*PI()*[.A56]*[.$M$5])" office:value-type="float" office:value="6534.01063664296" calcext:value-type="float">
            <text:p>6534.01063664296</text:p>
          </table:table-cell>
          <table:table-cell table:formula="of:=1/(2*PI()*[.A56]*([.G56]+[.$M$6]))" office:value-type="float" office:value="0.0000000399981635400171" calcext:value-type="float">
            <text:p>3.99981635400171E-08</text:p>
          </table:table-cell>
          <table:table-cell table:formula="of:=[.H56]*1000000000" office:value-type="float" office:value="39.9981635400171" calcext:value-type="float">
            <text:p>39.99816354001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26.7593813506" calcext:value-type="float">
            <text:p>626.7593813506</text:p>
          </table:table-cell>
          <table:table-cell/>
          <table:table-cell table:formula="of:=2*PI()*[.A57]*[.$M$3]" office:value-type="float" office:value="0.122079405417211" calcext:value-type="float">
            <text:p>0.122079405417211</text:p>
          </table:table-cell>
          <table:table-cell table:formula="of:=([.C57]+[.$M$6])/(2*PI()*[.A57])" office:value-type="float" office:value="0.000107179925419991" calcext:value-type="float">
            <text:p>0.00010717992542</text:p>
          </table:table-cell>
          <table:table-cell table:formula="of:=[.D57]*1000000" office:value-type="float" office:value="107.179925419991" calcext:value-type="float">
            <text:p>107.179925419991</text:p>
          </table:table-cell>
          <table:table-cell/>
          <table:table-cell table:formula="of:=1/(2*PI()*[.A57]*[.$M$5])" office:value-type="float" office:value="6348.32711833261" calcext:value-type="float">
            <text:p>6348.32711833261</text:p>
          </table:table-cell>
          <table:table-cell table:formula="of:=1/(2*PI()*[.A57]*([.G57]+[.$M$6]))" office:value-type="float" office:value="0.0000000399981098275617" calcext:value-type="float">
            <text:p>3.99981098275617E-08</text:p>
          </table:table-cell>
          <table:table-cell table:formula="of:=[.H57]*1000000000" office:value-type="float" office:value="39.9981098275617" calcext:value-type="float">
            <text:p>39.99810982756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44.762497809302" calcext:value-type="float">
            <text:p>644.762497809302</text:p>
          </table:table-cell>
          <table:table-cell/>
          <table:table-cell table:formula="of:=2*PI()*[.A58]*[.$M$3]" office:value-type="float" office:value="0.12558602983853" calcext:value-type="float">
            <text:p>0.12558602983853</text:p>
          </table:table-cell>
          <table:table-cell table:formula="of:=([.C58]+[.$M$6])/(2*PI()*[.A58])" office:value-type="float" office:value="0.000105052822690209" calcext:value-type="float">
            <text:p>0.00010505282269</text:p>
          </table:table-cell>
          <table:table-cell table:formula="of:=[.D58]*1000000" office:value-type="float" office:value="105.052822690209" calcext:value-type="float">
            <text:p>105.052822690209</text:p>
          </table:table-cell>
          <table:table-cell/>
          <table:table-cell table:formula="of:=1/(2*PI()*[.A58]*[.$M$5])" office:value-type="float" office:value="6171.06855751743" calcext:value-type="float">
            <text:p>6171.06855751743</text:p>
          </table:table-cell>
          <table:table-cell table:formula="of:=1/(2*PI()*[.A58]*([.G58]+[.$M$6]))" office:value-type="float" office:value="0.0000000399980555366467" calcext:value-type="float">
            <text:p>3.99980555366467E-08</text:p>
          </table:table-cell>
          <table:table-cell table:formula="of:=[.H58]*1000000000" office:value-type="float" office:value="39.9980555366467" calcext:value-type="float">
            <text:p>39.99805553664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62.956128545991" calcext:value-type="float">
            <text:p>662.956128545991</text:p>
          </table:table-cell>
          <table:table-cell/>
          <table:table-cell table:formula="of:=2*PI()*[.A59]*[.$M$3]" office:value-type="float" office:value="0.12912976239173" calcext:value-type="float">
            <text:p>0.12912976239173</text:p>
          </table:table-cell>
          <table:table-cell table:formula="of:=([.C59]+[.$M$6])/(2*PI()*[.A59])" office:value-type="float" office:value="0.000103020577036202" calcext:value-type="float">
            <text:p>0.000103020577036</text:p>
          </table:table-cell>
          <table:table-cell table:formula="of:=[.D59]*1000000" office:value-type="float" office:value="103.020577036202" calcext:value-type="float">
            <text:p>103.020577036202</text:p>
          </table:table-cell>
          <table:table-cell/>
          <table:table-cell table:formula="of:=1/(2*PI()*[.A59]*[.$M$5])" office:value-type="float" office:value="6001.71475301681" calcext:value-type="float">
            <text:p>6001.71475301681</text:p>
          </table:table-cell>
          <table:table-cell table:formula="of:=1/(2*PI()*[.A59]*([.G59]+[.$M$6]))" office:value-type="float" office:value="0.0000000399980006713589" calcext:value-type="float">
            <text:p>3.99980006713589E-08</text:p>
          </table:table-cell>
          <table:table-cell table:formula="of:=[.H59]*1000000000" office:value-type="float" office:value="39.9980006713589" calcext:value-type="float">
            <text:p>39.99800067135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81.338952716991" calcext:value-type="float">
            <text:p>681.338952716991</text:p>
          </table:table-cell>
          <table:table-cell/>
          <table:table-cell table:formula="of:=2*PI()*[.A60]*[.$M$3]" office:value-type="float" office:value="0.132710345804536" calcext:value-type="float">
            <text:p>0.132710345804536</text:p>
          </table:table-cell>
          <table:table-cell table:formula="of:=([.C60]+[.$M$6])/(2*PI()*[.A60])" office:value-type="float" office:value="0.000101077430238164" calcext:value-type="float">
            <text:p>0.000101077430238</text:p>
          </table:table-cell>
          <table:table-cell table:formula="of:=[.D60]*1000000" office:value-type="float" office:value="101.077430238164" calcext:value-type="float">
            <text:p>101.077430238164</text:p>
          </table:table-cell>
          <table:table-cell/>
          <table:table-cell table:formula="of:=1/(2*PI()*[.A60]*[.$M$5])" office:value-type="float" office:value="5839.78585318033" calcext:value-type="float">
            <text:p>5839.78585318033</text:p>
          </table:table-cell>
          <table:table-cell table:formula="of:=1/(2*PI()*[.A60]*([.G60]+[.$M$6]))" office:value-type="float" office:value="0.0000000399979452356863" calcext:value-type="float">
            <text:p>3.99979452356863E-08</text:p>
          </table:table-cell>
          <table:table-cell table:formula="of:=[.H60]*1000000000" office:value-type="float" office:value="39.9979452356863" calcext:value-type="float">
            <text:p>39.997945235686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99.909680985674" calcext:value-type="float">
            <text:p>699.909680985674</text:p>
          </table:table-cell>
          <table:table-cell/>
          <table:table-cell table:formula="of:=2*PI()*[.A61]*[.$M$3]" office:value-type="float" office:value="0.13632752894158" calcext:value-type="float">
            <text:p>0.13632752894158</text:p>
          </table:table-cell>
          <table:table-cell table:formula="of:=([.C61]+[.$M$6])/(2*PI()*[.A61])" office:value-type="float" office:value="0.000099218063308294" calcext:value-type="float">
            <text:p>9.9218063308294E-05</text:p>
          </table:table-cell>
          <table:table-cell table:formula="of:=[.D61]*1000000" office:value-type="float" office:value="99.2180633082941" calcext:value-type="float">
            <text:p>99.2180633082941</text:p>
          </table:table-cell>
          <table:table-cell/>
          <table:table-cell table:formula="of:=1/(2*PI()*[.A61]*[.$M$5])" office:value-type="float" office:value="5684.8386090245" calcext:value-type="float">
            <text:p>5684.8386090245</text:p>
          </table:table-cell>
          <table:table-cell table:formula="of:=1/(2*PI()*[.A61]*([.G61]+[.$M$6]))" office:value-type="float" office:value="0.0000000399978892335218" calcext:value-type="float">
            <text:p>3.99978892335218E-08</text:p>
          </table:table-cell>
          <table:table-cell table:formula="of:=[.H61]*1000000000" office:value-type="float" office:value="39.9978892335218" calcext:value-type="float">
            <text:p>39.997889233521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18.667054255577" calcext:value-type="float">
            <text:p>718.667054255577</text:p>
          </table:table-cell>
          <table:table-cell/>
          <table:table-cell table:formula="of:=2*PI()*[.A62]*[.$M$3]" office:value-type="float" office:value="0.139981066557633" calcext:value-type="float">
            <text:p>0.139981066557633</text:p>
          </table:table-cell>
          <table:table-cell table:formula="of:=([.C62]+[.$M$6])/(2*PI()*[.A62])" office:value-type="float" office:value="0.0000974375563688894" calcext:value-type="float">
            <text:p>9.74375563688894E-05</text:p>
          </table:table-cell>
          <table:table-cell table:formula="of:=[.D62]*1000000" office:value-type="float" office:value="97.4375563688894" calcext:value-type="float">
            <text:p>97.4375563688894</text:p>
          </table:table-cell>
          <table:table-cell/>
          <table:table-cell table:formula="of:=1/(2*PI()*[.A62]*[.$M$5])" office:value-type="float" office:value="5536.46303074078" calcext:value-type="float">
            <text:p>5536.46303074078</text:p>
          </table:table-cell>
          <table:table-cell table:formula="of:=1/(2*PI()*[.A62]*([.G62]+[.$M$6]))" office:value-type="float" office:value="0.000000039997832668667" calcext:value-type="float">
            <text:p>3.9997832668667E-08</text:p>
          </table:table-cell>
          <table:table-cell table:formula="of:=[.H62]*1000000000" office:value-type="float" office:value="39.997832668667" calcext:value-type="float">
            <text:p>39.9978326686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37.609842474501" calcext:value-type="float">
            <text:p>737.609842474501</text:p>
          </table:table-cell>
          <table:table-cell/>
          <table:table-cell table:formula="of:=2*PI()*[.A63]*[.$M$3]" office:value-type="float" office:value="0.143670719064672" calcext:value-type="float">
            <text:p>0.143670719064672</text:p>
          </table:table-cell>
          <table:table-cell table:formula="of:=([.C63]+[.$M$6])/(2*PI()*[.A63])" office:value-type="float" office:value="0.0000957313527804765" calcext:value-type="float">
            <text:p>9.57313527804765E-05</text:p>
          </table:table-cell>
          <table:table-cell table:formula="of:=[.D63]*1000000" office:value-type="float" office:value="95.7313527804765" calcext:value-type="float">
            <text:p>95.7313527804765</text:p>
          </table:table-cell>
          <table:table-cell/>
          <table:table-cell table:formula="of:=1/(2*PI()*[.A63]*[.$M$5])" office:value-type="float" office:value="5394.27939837304" calcext:value-type="float">
            <text:p>5394.27939837304</text:p>
          </table:table-cell>
          <table:table-cell table:formula="of:=1/(2*PI()*[.A63]*([.G63]+[.$M$6]))" office:value-type="float" office:value="0.0000000399977755448361" calcext:value-type="float">
            <text:p>3.99977755448361E-08</text:p>
          </table:table-cell>
          <table:table-cell table:formula="of:=[.H63]*1000000000" office:value-type="float" office:value="39.9977755448361" calcext:value-type="float">
            <text:p>39.99777554483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56.736843504527" calcext:value-type="float">
            <text:p>756.736843504527</text:p>
          </table:table-cell>
          <table:table-cell/>
          <table:table-cell table:formula="of:=2*PI()*[.A64]*[.$M$3]" office:value-type="float" office:value="0.147396252311782" calcext:value-type="float">
            <text:p>0.147396252311782</text:p>
          </table:table-cell>
          <table:table-cell table:formula="of:=([.C64]+[.$M$6])/(2*PI()*[.A64])" office:value-type="float" office:value="0.0000940952270097616" calcext:value-type="float">
            <text:p>9.40952270097616E-05</text:p>
          </table:table-cell>
          <table:table-cell table:formula="of:=[.D64]*1000000" office:value-type="float" office:value="94.0952270097616" calcext:value-type="float">
            <text:p>94.0952270097616</text:p>
          </table:table-cell>
          <table:table-cell/>
          <table:table-cell table:formula="of:=1/(2*PI()*[.A64]*[.$M$5])" office:value-type="float" office:value="5257.9355841468" calcext:value-type="float">
            <text:p>5257.9355841468</text:p>
          </table:table-cell>
          <table:table-cell table:formula="of:=1/(2*PI()*[.A64]*([.G64]+[.$M$6]))" office:value-type="float" office:value="0.0000000399977178656589" calcext:value-type="float">
            <text:p>3.99977178656589E-08</text:p>
          </table:table-cell>
          <table:table-cell table:formula="of:=[.H64]*1000000000" office:value-type="float" office:value="39.9977178656589" calcext:value-type="float">
            <text:p>39.99771786565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76.046882053324" calcext:value-type="float">
            <text:p>776.046882053324</text:p>
          </table:table-cell>
          <table:table-cell/>
          <table:table-cell table:formula="of:=2*PI()*[.A65]*[.$M$3]" office:value-type="float" office:value="0.151157437376999" calcext:value-type="float">
            <text:p>0.151157437376999</text:p>
          </table:table-cell>
          <table:table-cell table:formula="of:=([.C65]+[.$M$6])/(2*PI()*[.A65])" office:value-type="float" office:value="0.0000925252557954196" calcext:value-type="float">
            <text:p>9.25252557954196E-05</text:p>
          </table:table-cell>
          <table:table-cell table:formula="of:=[.D65]*1000000" office:value-type="float" office:value="92.5252557954196" calcext:value-type="float">
            <text:p>92.5252557954196</text:p>
          </table:table-cell>
          <table:table-cell/>
          <table:table-cell table:formula="of:=1/(2*PI()*[.A65]*[.$M$5])" office:value-type="float" office:value="5127.1046496183" calcext:value-type="float">
            <text:p>5127.1046496183</text:p>
          </table:table-cell>
          <table:table-cell table:formula="of:=1/(2*PI()*[.A65]*([.G65]+[.$M$6]))" office:value-type="float" office:value="0.0000000399976596346846" calcext:value-type="float">
            <text:p>3.99976596346846E-08</text:p>
          </table:table-cell>
          <table:table-cell table:formula="of:=[.H65]*1000000000" office:value-type="float" office:value="39.9976596346846" calcext:value-type="float">
            <text:p>39.997659634684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95.538808662509" calcext:value-type="float">
            <text:p>795.538808662509</text:p>
          </table:table-cell>
          <table:table-cell/>
          <table:table-cell table:formula="of:=2*PI()*[.A66]*[.$M$3]" office:value-type="float" office:value="0.154954050370262" calcext:value-type="float">
            <text:p>0.154954050370262</text:p>
          </table:table-cell>
          <table:table-cell table:formula="of:=([.C66]+[.$M$6])/(2*PI()*[.A66])" office:value-type="float" office:value="0.0000910177922279391" calcext:value-type="float">
            <text:p>9.10177922279391E-05</text:p>
          </table:table-cell>
          <table:table-cell table:formula="of:=[.D66]*1000000" office:value-type="float" office:value="91.0177922279391" calcext:value-type="float">
            <text:p>91.0177922279391</text:p>
          </table:table-cell>
          <table:table-cell/>
          <table:table-cell table:formula="of:=1/(2*PI()*[.A66]*[.$M$5])" office:value-type="float" office:value="5001.48268566159" calcext:value-type="float">
            <text:p>5001.48268566159</text:p>
          </table:table-cell>
          <table:table-cell table:formula="of:=1/(2*PI()*[.A66]*([.G66]+[.$M$6]))" office:value-type="float" office:value="0.0000000399976008553841" calcext:value-type="float">
            <text:p>3.99976008553841E-08</text:p>
          </table:table-cell>
          <table:table-cell table:formula="of:=[.H66]*1000000000" office:value-type="float" office:value="39.9976008553841" calcext:value-type="float">
            <text:p>39.997600855384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15.211498749183" calcext:value-type="float">
            <text:p>815.211498749183</text:p>
          </table:table-cell>
          <table:table-cell/>
          <table:table-cell table:formula="of:=2*PI()*[.A67]*[.$M$3]" office:value-type="float" office:value="0.158785872246726" calcext:value-type="float">
            <text:p>0.158785872246726</text:p>
          </table:table-cell>
          <table:table-cell table:formula="of:=([.C67]+[.$M$6])/(2*PI()*[.A67])" office:value-type="float" office:value="0.0000895694424095198" calcext:value-type="float">
            <text:p>8.95694424095198E-05</text:p>
          </table:table-cell>
          <table:table-cell table:formula="of:=[.D67]*1000000" office:value-type="float" office:value="89.5694424095198" calcext:value-type="float">
            <text:p>89.5694424095198</text:p>
          </table:table-cell>
          <table:table-cell/>
          <table:table-cell table:formula="of:=1/(2*PI()*[.A67]*[.$M$5])" office:value-type="float" office:value="4880.78686745999" calcext:value-type="float">
            <text:p>4880.78686745999</text:p>
          </table:table-cell>
          <table:table-cell table:formula="of:=1/(2*PI()*[.A67]*([.G67]+[.$M$6]))" office:value-type="float" office:value="0.0000000399975415311536" calcext:value-type="float">
            <text:p>3.99975415311536E-08</text:p>
          </table:table-cell>
          <table:table-cell table:formula="of:=[.H67]*1000000000" office:value-type="float" office:value="39.9975415311536" calcext:value-type="float">
            <text:p>39.99754153115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35.063851697083" calcext:value-type="float">
            <text:p>835.063851697083</text:p>
          </table:table-cell>
          <table:table-cell/>
          <table:table-cell table:formula="of:=2*PI()*[.A68]*[.$M$3]" office:value-type="float" office:value="0.162652688629737" calcext:value-type="float">
            <text:p>0.162652688629737</text:p>
          </table:table-cell>
          <table:table-cell table:formula="of:=([.C68]+[.$M$6])/(2*PI()*[.A68])" office:value-type="float" office:value="0.0000881770444026938" calcext:value-type="float">
            <text:p>8.81770444026938E-05</text:p>
          </table:table-cell>
          <table:table-cell table:formula="of:=[.D68]*1000000" office:value-type="float" office:value="88.1770444026938" calcext:value-type="float">
            <text:p>88.1770444026938</text:p>
          </table:table-cell>
          <table:table-cell/>
          <table:table-cell table:formula="of:=1/(2*PI()*[.A68]*[.$M$5])" office:value-type="float" office:value="4764.75370022448" calcext:value-type="float">
            <text:p>4764.75370022448</text:p>
          </table:table-cell>
          <table:table-cell table:formula="of:=1/(2*PI()*[.A68]*([.G68]+[.$M$6]))" office:value-type="float" office:value="0.0000000399974816653169" calcext:value-type="float">
            <text:p>3.99974816653169E-08</text:p>
          </table:table-cell>
          <table:table-cell table:formula="of:=[.H68]*1000000000" office:value-type="float" office:value="39.9974816653169" calcext:value-type="float">
            <text:p>39.99748166531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55.094789994066" calcext:value-type="float">
            <text:p>855.094789994066</text:p>
          </table:table-cell>
          <table:table-cell/>
          <table:table-cell table:formula="of:=2*PI()*[.A69]*[.$M$3]" office:value-type="float" office:value="0.166554289642832" calcext:value-type="float">
            <text:p>0.166554289642832</text:p>
          </table:table-cell>
          <table:table-cell table:formula="of:=([.C69]+[.$M$6])/(2*PI()*[.A69])" office:value-type="float" office:value="0.0000868376492130188" calcext:value-type="float">
            <text:p>8.68376492130188E-05</text:p>
          </table:table-cell>
          <table:table-cell table:formula="of:=[.D69]*1000000" office:value-type="float" office:value="86.8376492130188" calcext:value-type="float">
            <text:p>86.8376492130188</text:p>
          </table:table-cell>
          <table:table-cell/>
          <table:table-cell table:formula="of:=1/(2*PI()*[.A69]*[.$M$5])" office:value-type="float" office:value="4653.13743441823" calcext:value-type="float">
            <text:p>4653.13743441823</text:p>
          </table:table-cell>
          <table:table-cell table:formula="of:=1/(2*PI()*[.A69]*([.G69]+[.$M$6]))" office:value-type="float" office:value="0.0000000399974212611281" calcext:value-type="float">
            <text:p>3.99974212611281E-08</text:p>
          </table:table-cell>
          <table:table-cell table:formula="of:=[.H69]*1000000000" office:value-type="float" office:value="39.9974212611281" calcext:value-type="float">
            <text:p>39.99742126112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75.30325841292" calcext:value-type="float">
            <text:p>875.30325841292</text:p>
          </table:table-cell>
          <table:table-cell/>
          <table:table-cell table:formula="of:=2*PI()*[.A70]*[.$M$3]" office:value-type="float" office:value="0.170490469750181" calcext:value-type="float">
            <text:p>0.170490469750181</text:p>
          </table:table-cell>
          <table:table-cell table:formula="of:=([.C70]+[.$M$6])/(2*PI()*[.A70])" office:value-type="float" office:value="0.0000855485035827942" calcext:value-type="float">
            <text:p>8.55485035827942E-05</text:p>
          </table:table-cell>
          <table:table-cell table:formula="of:=[.D70]*1000000" office:value-type="float" office:value="85.5485035827942" calcext:value-type="float">
            <text:p>85.5485035827942</text:p>
          </table:table-cell>
          <table:table-cell/>
          <table:table-cell table:formula="of:=1/(2*PI()*[.A70]*[.$M$5])" office:value-type="float" office:value="4545.70863189951" calcext:value-type="float">
            <text:p>4545.70863189951</text:p>
          </table:table-cell>
          <table:table-cell table:formula="of:=1/(2*PI()*[.A70]*([.G70]+[.$M$6]))" office:value-type="float" office:value="0.0000000399973603217742" calcext:value-type="float">
            <text:p>3.99973603217742E-08</text:p>
          </table:table-cell>
          <table:table-cell table:formula="of:=[.H70]*1000000000" office:value-type="float" office:value="39.9973603217742" calcext:value-type="float">
            <text:p>39.99736032177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95.688223232734" calcext:value-type="float">
            <text:p>895.688223232734</text:p>
          </table:table-cell>
          <table:table-cell/>
          <table:table-cell table:formula="of:=2*PI()*[.A71]*[.$M$3]" office:value-type="float" office:value="0.174461027604921" calcext:value-type="float">
            <text:p>0.174461027604921</text:p>
          </table:table-cell>
          <table:table-cell table:formula="of:=([.C71]+[.$M$6])/(2*PI()*[.A71])" office:value-type="float" office:value="0.0000843070344000295" calcext:value-type="float">
            <text:p>8.43070344000295E-05</text:p>
          </table:table-cell>
          <table:table-cell table:formula="of:=[.D71]*1000000" office:value-type="float" office:value="84.3070344000295" calcext:value-type="float">
            <text:p>84.3070344000295</text:p>
          </table:table-cell>
          <table:table-cell/>
          <table:table-cell table:formula="of:=1/(2*PI()*[.A71]*[.$M$5])" office:value-type="float" office:value="4442.25286666912" calcext:value-type="float">
            <text:p>4442.25286666912</text:p>
          </table:table-cell>
          <table:table-cell table:formula="of:=1/(2*PI()*[.A71]*([.G71]+[.$M$6]))" office:value-type="float" office:value="0.0000000399972988503772" calcext:value-type="float">
            <text:p>3.99972988503772E-08</text:p>
          </table:table-cell>
          <table:table-cell table:formula="of:=[.H71]*1000000000" office:value-type="float" office:value="39.9972988503772" calcext:value-type="float">
            <text:p>39.997298850377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16.248671498243" calcext:value-type="float">
            <text:p>916.248671498243</text:p>
          </table:table-cell>
          <table:table-cell/>
          <table:table-cell table:formula="of:=2*PI()*[.A72]*[.$M$3]" office:value-type="float" office:value="0.178465765904898" calcext:value-type="float">
            <text:p>0.178465765904898</text:p>
          </table:table-cell>
          <table:table-cell table:formula="of:=([.C72]+[.$M$6])/(2*PI()*[.A72])" office:value-type="float" office:value="0.000083110834550509" calcext:value-type="float">
            <text:p>8.3110834550509E-05</text:p>
          </table:table-cell>
          <table:table-cell table:formula="of:=[.D72]*1000000" office:value-type="float" office:value="83.110834550509" calcext:value-type="float">
            <text:p>83.110834550509</text:p>
          </table:table-cell>
          <table:table-cell/>
          <table:table-cell table:formula="of:=1/(2*PI()*[.A72]*[.$M$5])" office:value-type="float" office:value="4342.56954587575" calcext:value-type="float">
            <text:p>4342.56954587575</text:p>
          </table:table-cell>
          <table:table-cell table:formula="of:=1/(2*PI()*[.A72]*([.G72]+[.$M$6]))" office:value-type="float" office:value="0.0000000399972368499967" calcext:value-type="float">
            <text:p>3.99972368499967E-08</text:p>
          </table:table-cell>
          <table:table-cell table:formula="of:=[.H72]*1000000000" office:value-type="float" office:value="39.9972368499967" calcext:value-type="float">
            <text:p>39.99723684999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36.983610314812" calcext:value-type="float">
            <text:p>936.983610314812</text:p>
          </table:table-cell>
          <table:table-cell/>
          <table:table-cell table:formula="of:=2*PI()*[.A73]*[.$M$3]" office:value-type="float" office:value="0.182504491255341" calcext:value-type="float">
            <text:p>0.182504491255341</text:p>
          </table:table-cell>
          <table:table-cell table:formula="of:=([.C73]+[.$M$6])/(2*PI()*[.A73])" office:value-type="float" office:value="0.0000819576500612711" calcext:value-type="float">
            <text:p>8.19576500612711E-05</text:p>
          </table:table-cell>
          <table:table-cell table:formula="of:=[.D73]*1000000" office:value-type="float" office:value="81.9576500612711" calcext:value-type="float">
            <text:p>81.9576500612711</text:p>
          </table:table-cell>
          <table:table-cell/>
          <table:table-cell table:formula="of:=1/(2*PI()*[.A73]*[.$M$5])" office:value-type="float" office:value="4246.47083843926" calcext:value-type="float">
            <text:p>4246.47083843926</text:p>
          </table:table-cell>
          <table:table-cell table:formula="of:=1/(2*PI()*[.A73]*([.G73]+[.$M$6]))" office:value-type="float" office:value="0.0000000399971743236316" calcext:value-type="float">
            <text:p>3.99971743236316E-08</text:p>
          </table:table-cell>
          <table:table-cell table:formula="of:=[.H73]*1000000000" office:value-type="float" office:value="39.9971743236316" calcext:value-type="float">
            <text:p>39.99717432363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57.892066176851" calcext:value-type="float">
            <text:p>957.892066176851</text:p>
          </table:table-cell>
          <table:table-cell/>
          <table:table-cell table:formula="of:=2*PI()*[.A74]*[.$M$3]" office:value-type="float" office:value="0.186577014038055" calcext:value-type="float">
            <text:p>0.186577014038055</text:p>
          </table:table-cell>
          <table:table-cell table:formula="of:=([.C74]+[.$M$6])/(2*PI()*[.A74])" office:value-type="float" office:value="0.0000808453684016143" calcext:value-type="float">
            <text:p>8.08453684016143E-05</text:p>
          </table:table-cell>
          <table:table-cell table:formula="of:=[.D74]*1000000" office:value-type="float" office:value="80.8453684016143" calcext:value-type="float">
            <text:p>80.8453684016143</text:p>
          </table:table-cell>
          <table:table-cell/>
          <table:table-cell table:formula="of:=1/(2*PI()*[.A74]*[.$M$5])" office:value-type="float" office:value="4153.78070013452" calcext:value-type="float">
            <text:p>4153.78070013452</text:p>
          </table:table-cell>
          <table:table-cell table:formula="of:=1/(2*PI()*[.A74]*([.G74]+[.$M$6]))" office:value-type="float" office:value="0.0000000399971112742226" calcext:value-type="float">
            <text:p>3.99971112742226E-08</text:p>
          </table:table-cell>
          <table:table-cell table:formula="of:=[.H74]*1000000000" office:value-type="float" office:value="39.9971112742226" calcext:value-type="float">
            <text:p>39.99711127422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78.973084327646" calcext:value-type="float">
            <text:p>978.973084327646</text:p>
          </table:table-cell>
          <table:table-cell/>
          <table:table-cell table:formula="of:=2*PI()*[.A75]*[.$M$3]" office:value-type="float" office:value="0.190683148286724" calcext:value-type="float">
            <text:p>0.190683148286724</text:p>
          </table:table-cell>
          <table:table-cell table:formula="of:=([.C75]+[.$M$6])/(2*PI()*[.A75])" office:value-type="float" office:value="0.0000797720078232393" calcext:value-type="float">
            <text:p>7.97720078232393E-05</text:p>
          </table:table-cell>
          <table:table-cell table:formula="of:=[.D75]*1000000" office:value-type="float" office:value="79.7720078232393" calcext:value-type="float">
            <text:p>79.7720078232393</text:p>
          </table:table-cell>
          <table:table-cell/>
          <table:table-cell table:formula="of:=1/(2*PI()*[.A75]*[.$M$5])" office:value-type="float" office:value="4064.33398526994" calcext:value-type="float">
            <text:p>4064.33398526994</text:p>
          </table:table-cell>
          <table:table-cell table:formula="of:=1/(2*PI()*[.A75]*([.G75]+[.$M$6]))" office:value-type="float" office:value="0.0000000399970477046535" calcext:value-type="float">
            <text:p>3.99970477046535E-08</text:p>
          </table:table-cell>
          <table:table-cell table:formula="of:=[.H75]*1000000000" office:value-type="float" office:value="39.9970477046535" calcext:value-type="float">
            <text:p>39.997047704653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00.22572814873" calcext:value-type="float">
            <text:p>1000.22572814873</text:p>
          </table:table-cell>
          <table:table-cell/>
          <table:table-cell table:formula="of:=2*PI()*[.A76]*[.$M$3]" office:value-type="float" office:value="0.194822711567979" calcext:value-type="float">
            <text:p>0.194822711567979</text:p>
          </table:table-cell>
          <table:table-cell table:formula="of:=([.C76]+[.$M$6])/(2*PI()*[.A76])" office:value-type="float" office:value="0.0000787357076346561" calcext:value-type="float">
            <text:p>7.87357076346561E-05</text:p>
          </table:table-cell>
          <table:table-cell table:formula="of:=[.D76]*1000000" office:value-type="float" office:value="78.7357076346561" calcext:value-type="float">
            <text:p>78.7357076346561</text:p>
          </table:table-cell>
          <table:table-cell/>
          <table:table-cell table:formula="of:=1/(2*PI()*[.A76]*[.$M$5])" office:value-type="float" office:value="3977.97563622134" calcext:value-type="float">
            <text:p>3977.97563622134</text:p>
          </table:table-cell>
          <table:table-cell table:formula="of:=1/(2*PI()*[.A76]*([.G76]+[.$M$6]))" office:value-type="float" office:value="0.0000000399969836177537" calcext:value-type="float">
            <text:p>3.99969836177537E-08</text:p>
          </table:table-cell>
          <table:table-cell table:formula="of:=[.H76]*1000000000" office:value-type="float" office:value="39.9969836177537" calcext:value-type="float">
            <text:p>39.996983617753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21.64907857703" calcext:value-type="float">
            <text:p>1021.64907857703</text:p>
          </table:table-cell>
          <table:table-cell/>
          <table:table-cell table:formula="of:=2*PI()*[.A77]*[.$M$3]" office:value-type="float" office:value="0.198995524867872" calcext:value-type="float">
            <text:p>0.198995524867872</text:p>
          </table:table-cell>
          <table:table-cell table:formula="of:=([.C77]+[.$M$6])/(2*PI()*[.A77])" office:value-type="float" office:value="0.0000777347193168036" calcext:value-type="float">
            <text:p>7.77347193168036E-05</text:p>
          </table:table-cell>
          <table:table-cell table:formula="of:=[.D77]*1000000" office:value-type="float" office:value="77.7347193168036" calcext:value-type="float">
            <text:p>77.7347193168036</text:p>
          </table:table-cell>
          <table:table-cell/>
          <table:table-cell table:formula="of:=1/(2*PI()*[.A77]*[.$M$5])" office:value-type="float" office:value="3894.55994306697" calcext:value-type="float">
            <text:p>3894.55994306697</text:p>
          </table:table-cell>
          <table:table-cell table:formula="of:=1/(2*PI()*[.A77]*([.G77]+[.$M$6]))" office:value-type="float" office:value="0.0000000399969190162996" calcext:value-type="float">
            <text:p>3.99969190162996E-08</text:p>
          </table:table-cell>
          <table:table-cell table:formula="of:=[.H77]*1000000000" office:value-type="float" office:value="39.9969190162996" calcext:value-type="float">
            <text:p>39.996919016299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43.24223354827" calcext:value-type="float">
            <text:p>1043.24223354827</text:p>
          </table:table-cell>
          <table:table-cell/>
          <table:table-cell table:formula="of:=2*PI()*[.A78]*[.$M$3]" office:value-type="float" office:value="0.20320141248345" calcext:value-type="float">
            <text:p>0.20320141248345</text:p>
          </table:table-cell>
          <table:table-cell table:formula="of:=([.C78]+[.$M$6])/(2*PI()*[.A78])" office:value-type="float" office:value="0.0000767673983971811" calcext:value-type="float">
            <text:p>7.67673983971811E-05</text:p>
          </table:table-cell>
          <table:table-cell table:formula="of:=[.D78]*1000000" office:value-type="float" office:value="76.7673983971811" calcext:value-type="float">
            <text:p>76.7673983971811</text:p>
          </table:table-cell>
          <table:table-cell/>
          <table:table-cell table:formula="of:=1/(2*PI()*[.A78]*[.$M$5])" office:value-type="float" office:value="3813.94986643176" calcext:value-type="float">
            <text:p>3813.94986643176</text:p>
          </table:table-cell>
          <table:table-cell table:formula="of:=1/(2*PI()*[.A78]*([.G78]+[.$M$6]))" office:value-type="float" office:value="0.0000000399968539030163" calcext:value-type="float">
            <text:p>3.99968539030163E-08</text:p>
          </table:table-cell>
          <table:table-cell table:formula="of:=[.H78]*1000000000" office:value-type="float" office:value="39.9968539030163" calcext:value-type="float">
            <text:p>39.996853903016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65.00430746492" calcext:value-type="float">
            <text:p>1065.00430746492</text:p>
          </table:table-cell>
          <table:table-cell/>
          <table:table-cell table:formula="of:=2*PI()*[.A79]*[.$M$3]" office:value-type="float" office:value="0.207440201919143" calcext:value-type="float">
            <text:p>0.207440201919143</text:p>
          </table:table-cell>
          <table:table-cell table:formula="of:=([.C79]+[.$M$6])/(2*PI()*[.A79])" office:value-type="float" office:value="0.0000758321970088757" calcext:value-type="float">
            <text:p>7.58321970088757E-05</text:p>
          </table:table-cell>
          <table:table-cell table:formula="of:=[.D79]*1000000" office:value-type="float" office:value="75.8321970088757" calcext:value-type="float">
            <text:p>75.8321970088757</text:p>
          </table:table-cell>
          <table:table-cell/>
          <table:table-cell table:formula="of:=1/(2*PI()*[.A79]*[.$M$5])" office:value-type="float" office:value="3736.01641740631" calcext:value-type="float">
            <text:p>3736.01641740631</text:p>
          </table:table-cell>
          <table:table-cell table:formula="of:=1/(2*PI()*[.A79]*([.G79]+[.$M$6]))" office:value-type="float" office:value="0.0000000399967882805792" calcext:value-type="float">
            <text:p>3.99967882805792E-08</text:p>
          </table:table-cell>
          <table:table-cell table:formula="of:=[.H79]*1000000000" office:value-type="float" office:value="39.9967882805792" calcext:value-type="float">
            <text:p>39.996788280579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86.93443068758" calcext:value-type="float">
            <text:p>1086.93443068758</text:p>
          </table:table-cell>
          <table:table-cell/>
          <table:table-cell table:formula="of:=2*PI()*[.A80]*[.$M$3]" office:value-type="float" office:value="0.211711723787679" calcext:value-type="float">
            <text:p>0.211711723787679</text:p>
          </table:table-cell>
          <table:table-cell table:formula="of:=([.C80]+[.$M$6])/(2*PI()*[.A80])" office:value-type="float" office:value="0.0000749276570688488" calcext:value-type="float">
            <text:p>7.49276570688488E-05</text:p>
          </table:table-cell>
          <table:table-cell table:formula="of:=[.D80]*1000000" office:value-type="float" office:value="74.9276570688488" calcext:value-type="float">
            <text:p>74.9276570688488</text:p>
          </table:table-cell>
          <table:table-cell/>
          <table:table-cell table:formula="of:=1/(2*PI()*[.A80]*[.$M$5])" office:value-type="float" office:value="3660.63808907073" calcext:value-type="float">
            <text:p>3660.63808907073</text:p>
          </table:table-cell>
          <table:table-cell table:formula="of:=1/(2*PI()*[.A80]*([.G80]+[.$M$6]))" office:value-type="float" office:value="0.0000000399967221516158" calcext:value-type="float">
            <text:p>3.99967221516158E-08</text:p>
          </table:table-cell>
          <table:table-cell table:formula="of:=[.H80]*1000000000" office:value-type="float" office:value="39.9967221516158" calcext:value-type="float">
            <text:p>39.996722151615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09.03174904823" calcext:value-type="float">
            <text:p>1109.03174904823</text:p>
          </table:table-cell>
          <table:table-cell/>
          <table:table-cell table:formula="of:=2*PI()*[.A81]*[.$M$3]" office:value-type="float" office:value="0.216015811715282" calcext:value-type="float">
            <text:p>0.216015811715282</text:p>
          </table:table-cell>
          <table:table-cell table:formula="of:=([.C81]+[.$M$6])/(2*PI()*[.A81])" office:value-type="float" office:value="0.0000740524040168772" calcext:value-type="float">
            <text:p>7.40524040168772E-05</text:p>
          </table:table-cell>
          <table:table-cell table:formula="of:=[.D81]*1000000" office:value-type="float" office:value="74.0524040168773" calcext:value-type="float">
            <text:p>74.0524040168773</text:p>
          </table:table-cell>
          <table:table-cell/>
          <table:table-cell table:formula="of:=1/(2*PI()*[.A81]*[.$M$5])" office:value-type="float" office:value="3587.70033473977" calcext:value-type="float">
            <text:p>3587.70033473977</text:p>
          </table:table-cell>
          <table:table-cell table:formula="of:=1/(2*PI()*[.A81]*([.G81]+[.$M$6]))" office:value-type="float" office:value="0.0000000399966555187067" calcext:value-type="float">
            <text:p>3.99966555187067E-08</text:p>
          </table:table-cell>
          <table:table-cell table:formula="of:=[.H81]*1000000000" office:value-type="float" office:value="39.9966555187067" calcext:value-type="float">
            <text:p>39.99665551870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31.2954233843" calcext:value-type="float">
            <text:p>1131.2954233843</text:p>
          </table:table-cell>
          <table:table-cell/>
          <table:table-cell table:formula="of:=2*PI()*[.A82]*[.$M$3]" office:value-type="float" office:value="0.22035230225092" calcext:value-type="float">
            <text:p>0.22035230225092</text:p>
          </table:table-cell>
          <table:table-cell table:formula="of:=([.C82]+[.$M$6])/(2*PI()*[.A82])" office:value-type="float" office:value="0.0000732051410627419" calcext:value-type="float">
            <text:p>7.32051410627419E-05</text:p>
          </table:table-cell>
          <table:table-cell table:formula="of:=[.D82]*1000000" office:value-type="float" office:value="73.2051410627419" calcext:value-type="float">
            <text:p>73.2051410627419</text:p>
          </table:table-cell>
          <table:table-cell/>
          <table:table-cell table:formula="of:=1/(2*PI()*[.A82]*[.$M$5])" office:value-type="float" office:value="3517.09508856182" calcext:value-type="float">
            <text:p>3517.09508856182</text:p>
          </table:table-cell>
          <table:table-cell table:formula="of:=1/(2*PI()*[.A82]*([.G82]+[.$M$6]))" office:value-type="float" office:value="0.0000000399965883843873" calcext:value-type="float">
            <text:p>3.99965883843873E-08</text:p>
          </table:table-cell>
          <table:table-cell table:formula="of:=[.H82]*1000000000" office:value-type="float" office:value="39.9965883843873" calcext:value-type="float">
            <text:p>39.99658838438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53.72462909233" calcext:value-type="float">
            <text:p>1153.72462909233</text:p>
          </table:table-cell>
          <table:table-cell/>
          <table:table-cell table:formula="of:=2*PI()*[.A83]*[.$M$3]" office:value-type="float" office:value="0.224721034779369" calcext:value-type="float">
            <text:p>0.224721034779369</text:p>
          </table:table-cell>
          <table:table-cell table:formula="of:=([.C83]+[.$M$6])/(2*PI()*[.A83])" office:value-type="float" office:value="0.0000723846438947326" calcext:value-type="float">
            <text:p>7.23846438947326E-05</text:p>
          </table:table-cell>
          <table:table-cell table:formula="of:=[.D83]*1000000" office:value-type="float" office:value="72.3846438947326" calcext:value-type="float">
            <text:p>72.3846438947326</text:p>
          </table:table-cell>
          <table:table-cell/>
          <table:table-cell table:formula="of:=1/(2*PI()*[.A83]*[.$M$5])" office:value-type="float" office:value="3448.72032456105" calcext:value-type="float">
            <text:p>3448.72032456105</text:p>
          </table:table-cell>
          <table:table-cell table:formula="of:=1/(2*PI()*[.A83]*([.G83]+[.$M$6]))" office:value-type="float" office:value="0.0000000399965207511494" calcext:value-type="float">
            <text:p>3.99965207511494E-08</text:p>
          </table:table-cell>
          <table:table-cell table:formula="of:=[.H83]*1000000000" office:value-type="float" office:value="39.9965207511494" calcext:value-type="float">
            <text:p>39.996520751149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76.3185557003" calcext:value-type="float">
            <text:p>1176.3185557003</text:p>
          </table:table-cell>
          <table:table-cell/>
          <table:table-cell table:formula="of:=2*PI()*[.A84]*[.$M$3]" office:value-type="float" office:value="0.229121851437905" calcext:value-type="float">
            <text:p>0.229121851437905</text:p>
          </table:table-cell>
          <table:table-cell table:formula="of:=([.C84]+[.$M$6])/(2*PI()*[.A84])" office:value-type="float" office:value="0.0000715897558073829" calcext:value-type="float">
            <text:p>7.15897558073829E-05</text:p>
          </table:table-cell>
          <table:table-cell table:formula="of:=[.D84]*1000000" office:value-type="float" office:value="71.5897558073829" calcext:value-type="float">
            <text:p>71.5897558073829</text:p>
          </table:table-cell>
          <table:table-cell/>
          <table:table-cell table:formula="of:=1/(2*PI()*[.A84]*[.$M$5])" office:value-type="float" office:value="3382.47965061524" calcext:value-type="float">
            <text:p>3382.47965061524</text:p>
          </table:table-cell>
          <table:table-cell table:formula="of:=1/(2*PI()*[.A84]*([.G84]+[.$M$6]))" office:value-type="float" office:value="0.0000000399964526214417" calcext:value-type="float">
            <text:p>3.99964526214417E-08</text:p>
          </table:table-cell>
          <table:table-cell table:formula="of:=[.H84]*1000000000" office:value-type="float" office:value="39.9964526214417" calcext:value-type="float">
            <text:p>39.99645262144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99.07640645743" calcext:value-type="float">
            <text:p>1199.07640645743</text:p>
          </table:table-cell>
          <table:table-cell/>
          <table:table-cell table:formula="of:=2*PI()*[.A85]*[.$M$3]" office:value-type="float" office:value="0.233554597036409" calcext:value-type="float">
            <text:p>0.233554597036409</text:p>
          </table:table-cell>
          <table:table-cell table:formula="of:=([.C85]+[.$M$6])/(2*PI()*[.A85])" office:value-type="float" office:value="0.0000708193832106427" calcext:value-type="float">
            <text:p>7.08193832106427E-05</text:p>
          </table:table-cell>
          <table:table-cell table:formula="of:=[.D85]*1000000" office:value-type="float" office:value="70.8193832106427" calcext:value-type="float">
            <text:p>70.8193832106427</text:p>
          </table:table-cell>
          <table:table-cell/>
          <table:table-cell table:formula="of:=1/(2*PI()*[.A85]*[.$M$5])" office:value-type="float" office:value="3318.28193422022" calcext:value-type="float">
            <text:p>3318.28193422022</text:p>
          </table:table-cell>
          <table:table-cell table:formula="of:=1/(2*PI()*[.A85]*([.G85]+[.$M$6]))" office:value-type="float" office:value="0.0000000399963839976719" calcext:value-type="float">
            <text:p>3.99963839976719E-08</text:p>
          </table:table-cell>
          <table:table-cell table:formula="of:=[.H85]*1000000000" office:value-type="float" office:value="39.9963839976719" calcext:value-type="float">
            <text:p>39.99638399767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21.9973979407" calcext:value-type="float">
            <text:p>1221.9973979407</text:p>
          </table:table-cell>
          <table:table-cell/>
          <table:table-cell table:formula="of:=2*PI()*[.A86]*[.$M$3]" office:value-type="float" office:value="0.238019118980732" calcext:value-type="float">
            <text:p>0.238019118980732</text:p>
          </table:table-cell>
          <table:table-cell table:formula="of:=([.C86]+[.$M$6])/(2*PI()*[.A86])" office:value-type="float" office:value="0.0000700724914865046" calcext:value-type="float">
            <text:p>7.00724914865046E-05</text:p>
          </table:table-cell>
          <table:table-cell table:formula="of:=[.D86]*1000000" office:value-type="float" office:value="70.0724914865046" calcext:value-type="float">
            <text:p>70.0724914865046</text:p>
          </table:table-cell>
          <table:table-cell/>
          <table:table-cell table:formula="of:=1/(2*PI()*[.A86]*[.$M$5])" office:value-type="float" office:value="3256.04095720872" calcext:value-type="float">
            <text:p>3256.04095720872</text:p>
          </table:table-cell>
          <table:table-cell table:formula="of:=1/(2*PI()*[.A86]*([.G86]+[.$M$6]))" office:value-type="float" office:value="0.0000000399963148822074" calcext:value-type="float">
            <text:p>3.99963148822074E-08</text:p>
          </table:table-cell>
          <table:table-cell table:formula="of:=[.H86]*1000000000" office:value-type="float" office:value="39.9963148822074" calcext:value-type="float">
            <text:p>39.996314882207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45.08075967719" calcext:value-type="float">
            <text:p>1245.08075967719</text:p>
          </table:table-cell>
          <table:table-cell/>
          <table:table-cell table:formula="of:=2*PI()*[.A87]*[.$M$3]" office:value-type="float" office:value="0.242515267199127" calcext:value-type="float">
            <text:p>0.242515267199127</text:p>
          </table:table-cell>
          <table:table-cell table:formula="of:=([.C87]+[.$M$6])/(2*PI()*[.A87])" office:value-type="float" office:value="0.0000693481011624884" calcext:value-type="float">
            <text:p>6.93481011624884E-05</text:p>
          </table:table-cell>
          <table:table-cell table:formula="of:=[.D87]*1000000" office:value-type="float" office:value="69.3481011624884" calcext:value-type="float">
            <text:p>69.3481011624884</text:p>
          </table:table-cell>
          <table:table-cell/>
          <table:table-cell table:formula="of:=1/(2*PI()*[.A87]*[.$M$5])" office:value-type="float" office:value="3195.67509687403" calcext:value-type="float">
            <text:p>3195.67509687403</text:p>
          </table:table-cell>
          <table:table-cell table:formula="of:=1/(2*PI()*[.A87]*([.G87]+[.$M$6]))" office:value-type="float" office:value="0.0000000399962452773766" calcext:value-type="float">
            <text:p>3.99962452773766E-08</text:p>
          </table:table-cell>
          <table:table-cell table:formula="of:=[.H87]*1000000000" office:value-type="float" office:value="39.9962452773766" calcext:value-type="float">
            <text:p>39.99624527737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68.32573378137" calcext:value-type="float">
            <text:p>1268.32573378137</text:p>
          </table:table-cell>
          <table:table-cell/>
          <table:table-cell table:formula="of:=2*PI()*[.A88]*[.$M$3]" office:value-type="float" office:value="0.247042894071598" calcext:value-type="float">
            <text:p>0.247042894071598</text:p>
          </table:table-cell>
          <table:table-cell table:formula="of:=([.C88]+[.$M$6])/(2*PI()*[.A88])" office:value-type="float" office:value="0.0000686452843743996" calcext:value-type="float">
            <text:p>6.86452843743996E-05</text:p>
          </table:table-cell>
          <table:table-cell table:formula="of:=[.D88]*1000000" office:value-type="float" office:value="68.6452843743996" calcext:value-type="float">
            <text:p>68.6452843743996</text:p>
          </table:table-cell>
          <table:table-cell/>
          <table:table-cell table:formula="of:=1/(2*PI()*[.A88]*[.$M$5])" office:value-type="float" office:value="3137.10703119997" calcext:value-type="float">
            <text:p>3137.10703119997</text:p>
          </table:table-cell>
          <table:table-cell table:formula="of:=1/(2*PI()*[.A88]*([.G88]+[.$M$6]))" office:value-type="float" office:value="0.0000000399961751854698" calcext:value-type="float">
            <text:p>3.99961751854698E-08</text:p>
          </table:table-cell>
          <table:table-cell table:formula="of:=[.H88]*1000000000" office:value-type="float" office:value="39.9961751854698" calcext:value-type="float">
            <text:p>39.996175185469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91.73157460662" calcext:value-type="float">
            <text:p>1291.73157460662</text:p>
          </table:table-cell>
          <table:table-cell/>
          <table:table-cell table:formula="of:=2*PI()*[.A89]*[.$M$3]" office:value-type="float" office:value="0.251601854362035" calcext:value-type="float">
            <text:p>0.251601854362035</text:p>
          </table:table-cell>
          <table:table-cell table:formula="of:=([.C89]+[.$M$6])/(2*PI()*[.A89])" office:value-type="float" office:value="0.0000679631615934675" calcext:value-type="float">
            <text:p>6.79631615934675E-05</text:p>
          </table:table-cell>
          <table:table-cell table:formula="of:=[.D89]*1000000" office:value-type="float" office:value="67.9631615934675" calcext:value-type="float">
            <text:p>67.9631615934675</text:p>
          </table:table-cell>
          <table:table-cell/>
          <table:table-cell table:formula="of:=1/(2*PI()*[.A89]*[.$M$5])" office:value-type="float" office:value="3080.26346612229" calcext:value-type="float">
            <text:p>3080.26346612229</text:p>
          </table:table-cell>
          <table:table-cell table:formula="of:=1/(2*PI()*[.A89]*([.G89]+[.$M$6]))" office:value-type="float" office:value="0.0000000399961046087406" calcext:value-type="float">
            <text:p>3.99961046087406E-08</text:p>
          </table:table-cell>
          <table:table-cell table:formula="of:=[.H89]*1000000000" office:value-type="float" office:value="39.9961046087406" calcext:value-type="float">
            <text:p>39.99610460874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15.29754841026" calcext:value-type="float">
            <text:p>1315.29754841026</text:p>
          </table:table-cell>
          <table:table-cell/>
          <table:table-cell table:formula="of:=2*PI()*[.A90]*[.$M$3]" office:value-type="float" office:value="0.256192005152961" calcext:value-type="float">
            <text:p>0.256192005152961</text:p>
          </table:table-cell>
          <table:table-cell table:formula="of:=([.C90]+[.$M$6])/(2*PI()*[.A90])" office:value-type="float" office:value="0.0000673008985953616" calcext:value-type="float">
            <text:p>6.73008985953616E-05</text:p>
          </table:table-cell>
          <table:table-cell table:formula="of:=[.D90]*1000000" office:value-type="float" office:value="67.3008985953616" calcext:value-type="float">
            <text:p>67.3008985953616</text:p>
          </table:table-cell>
          <table:table-cell/>
          <table:table-cell table:formula="of:=1/(2*PI()*[.A90]*[.$M$5])" office:value-type="float" office:value="3025.0748829468" calcext:value-type="float">
            <text:p>3025.0748829468</text:p>
          </table:table-cell>
          <table:table-cell table:formula="of:=1/(2*PI()*[.A90]*([.G90]+[.$M$6]))" office:value-type="float" office:value="0.0000000399960335494065" calcext:value-type="float">
            <text:p>3.99960335494065E-08</text:p>
          </table:table-cell>
          <table:table-cell table:formula="of:=[.H90]*1000000000" office:value-type="float" office:value="39.9960335494065" calcext:value-type="float">
            <text:p>39.99603354940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39.02293303147" calcext:value-type="float">
            <text:p>1339.02293303147</text:p>
          </table:table-cell>
          <table:table-cell/>
          <table:table-cell table:formula="of:=2*PI()*[.A91]*[.$M$3]" office:value-type="float" office:value="0.260813205782794" calcext:value-type="float">
            <text:p>0.260813205782794</text:p>
          </table:table-cell>
          <table:table-cell table:formula="of:=([.C91]+[.$M$6])/(2*PI()*[.A91])" office:value-type="float" office:value="0.000066657703650731" calcext:value-type="float">
            <text:p>6.6657703650731E-05</text:p>
          </table:table-cell>
          <table:table-cell table:formula="of:=[.D91]*1000000" office:value-type="float" office:value="66.657703650731" calcext:value-type="float">
            <text:p>66.657703650731</text:p>
          </table:table-cell>
          <table:table-cell/>
          <table:table-cell table:formula="of:=1/(2*PI()*[.A91]*[.$M$5])" office:value-type="float" office:value="2971.47530422758" calcext:value-type="float">
            <text:p>2971.47530422758</text:p>
          </table:table-cell>
          <table:table-cell table:formula="of:=1/(2*PI()*[.A91]*([.G91]+[.$M$6]))" office:value-type="float" office:value="0.0000000399959620096503" calcext:value-type="float">
            <text:p>3.99959620096503E-08</text:p>
          </table:table-cell>
          <table:table-cell table:formula="of:=[.H91]*1000000000" office:value-type="float" office:value="39.9959620096503" calcext:value-type="float">
            <text:p>39.995962009650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62.9070175813" calcext:value-type="float">
            <text:p>1362.9070175813</text:p>
          </table:table-cell>
          <table:table-cell/>
          <table:table-cell table:formula="of:=2*PI()*[.A92]*[.$M$3]" office:value-type="float" office:value="0.265465317785482" calcext:value-type="float">
            <text:p>0.265465317785482</text:p>
          </table:table-cell>
          <table:table-cell table:formula="of:=([.C92]+[.$M$6])/(2*PI()*[.A92])" office:value-type="float" office:value="0.0000660328249188287" calcext:value-type="float">
            <text:p>6.60328249188287E-05</text:p>
          </table:table-cell>
          <table:table-cell table:formula="of:=[.D92]*1000000" office:value-type="float" office:value="66.0328249188287" calcext:value-type="float">
            <text:p>66.0328249188287</text:p>
          </table:table-cell>
          <table:table-cell/>
          <table:table-cell table:formula="of:=1/(2*PI()*[.A92]*[.$M$5])" office:value-type="float" office:value="2919.40207656906" calcext:value-type="float">
            <text:p>2919.40207656906</text:p>
          </table:table-cell>
          <table:table-cell table:formula="of:=1/(2*PI()*[.A92]*([.G92]+[.$M$6]))" office:value-type="float" office:value="0.0000000399958899916206" calcext:value-type="float">
            <text:p>3.99958899916206E-08</text:p>
          </table:table-cell>
          <table:table-cell table:formula="of:=[.H92]*1000000000" office:value-type="float" office:value="39.9958899916206" calcext:value-type="float">
            <text:p>39.99588999162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86.94910214447" calcext:value-type="float">
            <text:p>1386.94910214447</text:p>
          </table:table-cell>
          <table:table-cell/>
          <table:table-cell table:formula="of:=2*PI()*[.A93]*[.$M$3]" office:value-type="float" office:value="0.270148204832401" calcext:value-type="float">
            <text:p>0.270148204832401</text:p>
          </table:table-cell>
          <table:table-cell table:formula="of:=([.C93]+[.$M$6])/(2*PI()*[.A93])" office:value-type="float" office:value="0.0000654255480274973" calcext:value-type="float">
            <text:p>6.54255480274973E-05</text:p>
          </table:table-cell>
          <table:table-cell table:formula="of:=[.D93]*1000000" office:value-type="float" office:value="65.4255480274973" calcext:value-type="float">
            <text:p>65.4255480274973</text:p>
          </table:table-cell>
          <table:table-cell/>
          <table:table-cell table:formula="of:=1/(2*PI()*[.A93]*[.$M$5])" office:value-type="float" office:value="2868.79566895811" calcext:value-type="float">
            <text:p>2868.79566895811</text:p>
          </table:table-cell>
          <table:table-cell table:formula="of:=1/(2*PI()*[.A93]*([.G93]+[.$M$6]))" office:value-type="float" office:value="0.0000000399958174974331" calcext:value-type="float">
            <text:p>3.99958174974331E-08</text:p>
          </table:table-cell>
          <table:table-cell table:formula="of:=[.H93]*1000000000" office:value-type="float" office:value="39.9958174974331" calcext:value-type="float">
            <text:p>39.99581749743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11.14849749206" calcext:value-type="float">
            <text:p>1411.14849749206</text:p>
          </table:table-cell>
          <table:table-cell/>
          <table:table-cell table:formula="of:=2*PI()*[.A94]*[.$M$3]" office:value-type="float" office:value="0.274861732676411" calcext:value-type="float">
            <text:p>0.274861732676411</text:p>
          </table:table-cell>
          <table:table-cell table:formula="of:=([.C94]+[.$M$6])/(2*PI()*[.A94])" office:value-type="float" office:value="0.0000648351938243389" calcext:value-type="float">
            <text:p>6.48351938243389E-05</text:p>
          </table:table-cell>
          <table:table-cell table:formula="of:=[.D94]*1000000" office:value-type="float" office:value="64.8351938243389" calcext:value-type="float">
            <text:p>64.8351938243389</text:p>
          </table:table-cell>
          <table:table-cell/>
          <table:table-cell table:formula="of:=1/(2*PI()*[.A94]*[.$M$5])" office:value-type="float" office:value="2819.59948536158" calcext:value-type="float">
            <text:p>2819.59948536158</text:p>
          </table:table-cell>
          <table:table-cell table:formula="of:=1/(2*PI()*[.A94]*([.G94]+[.$M$6]))" office:value-type="float" office:value="0.0000000399957445291712" calcext:value-type="float">
            <text:p>3.99957445291712E-08</text:p>
          </table:table-cell>
          <table:table-cell table:formula="of:=[.H94]*1000000000" office:value-type="float" office:value="39.9957445291712" calcext:value-type="float">
            <text:p>39.99574452917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35.50452480489" calcext:value-type="float">
            <text:p>1435.50452480489</text:p>
          </table:table-cell>
          <table:table-cell/>
          <table:table-cell table:formula="of:=2*PI()*[.A95]*[.$M$3]" office:value-type="float" office:value="0.279605769097961" calcext:value-type="float">
            <text:p>0.279605769097961</text:p>
          </table:table-cell>
          <table:table-cell table:formula="of:=([.C95]+[.$M$6])/(2*PI()*[.A95])" office:value-type="float" office:value="0.0000642611162852713" calcext:value-type="float">
            <text:p>6.42611162852713E-05</text:p>
          </table:table-cell>
          <table:table-cell table:formula="of:=[.D95]*1000000" office:value-type="float" office:value="64.2611162852713" calcext:value-type="float">
            <text:p>64.2611162852713</text:p>
          </table:table-cell>
          <table:table-cell/>
          <table:table-cell table:formula="of:=1/(2*PI()*[.A95]*[.$M$5])" office:value-type="float" office:value="2771.75969043928" calcext:value-type="float">
            <text:p>2771.75969043928</text:p>
          </table:table-cell>
          <table:table-cell table:formula="of:=1/(2*PI()*[.A95]*([.G95]+[.$M$6]))" office:value-type="float" office:value="0.0000000399956710888869" calcext:value-type="float">
            <text:p>3.99956710888869E-08</text:p>
          </table:table-cell>
          <table:table-cell table:formula="of:=[.H95]*1000000000" office:value-type="float" office:value="39.9956710888869" calcext:value-type="float">
            <text:p>39.99567108888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60.0165154068" calcext:value-type="float">
            <text:p>1460.0165154068</text:p>
          </table:table-cell>
          <table:table-cell/>
          <table:table-cell table:formula="of:=2*PI()*[.A96]*[.$M$3]" office:value-type="float" office:value="0.284380183853149" calcext:value-type="float">
            <text:p>0.284380183853149</text:p>
          </table:table-cell>
          <table:table-cell table:formula="of:=([.C96]+[.$M$6])/(2*PI()*[.A96])" office:value-type="float" office:value="0.0000637027005679215" calcext:value-type="float">
            <text:p>6.37027005679215E-05</text:p>
          </table:table-cell>
          <table:table-cell table:formula="of:=[.D96]*1000000" office:value-type="float" office:value="63.7027005679215" calcext:value-type="float">
            <text:p>63.7027005679215</text:p>
          </table:table-cell>
          <table:table-cell/>
          <table:table-cell table:formula="of:=1/(2*PI()*[.A96]*[.$M$5])" office:value-type="float" office:value="2725.22504732679" calcext:value-type="float">
            <text:p>2725.22504732679</text:p>
          </table:table-cell>
          <table:table-cell table:formula="of:=1/(2*PI()*[.A96]*([.G96]+[.$M$6]))" office:value-type="float" office:value="0.0000000399955971786017" calcext:value-type="float">
            <text:p>3.99955971786017E-08</text:p>
          </table:table-cell>
          <table:table-cell table:formula="of:=[.H96]*1000000000" office:value-type="float" office:value="39.9955971786017" calcext:value-type="float">
            <text:p>39.99559717860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84.68381050759" calcext:value-type="float">
            <text:p>1484.68381050759</text:p>
          </table:table-cell>
          <table:table-cell/>
          <table:table-cell table:formula="of:=2*PI()*[.A97]*[.$M$3]" office:value-type="float" office:value="0.28918484862365" calcext:value-type="float">
            <text:p>0.28918484862365</text:p>
          </table:table-cell>
          <table:table-cell table:formula="of:=([.C97]+[.$M$6])/(2*PI()*[.A97])" office:value-type="float" office:value="0.0000631593611984256" calcext:value-type="float">
            <text:p>6.31593611984256E-05</text:p>
          </table:table-cell>
          <table:table-cell table:formula="of:=[.D97]*1000000" office:value-type="float" office:value="63.1593611984256" calcext:value-type="float">
            <text:p>63.1593611984256</text:p>
          </table:table-cell>
          <table:table-cell/>
          <table:table-cell table:formula="of:=1/(2*PI()*[.A97]*[.$M$5])" office:value-type="float" office:value="2679.94676653547" calcext:value-type="float">
            <text:p>2679.94676653547</text:p>
          </table:table-cell>
          <table:table-cell table:formula="of:=1/(2*PI()*[.A97]*([.G97]+[.$M$6]))" office:value-type="float" office:value="0.0000000399955228003071" calcext:value-type="float">
            <text:p>3.99955228003071E-08</text:p>
          </table:table-cell>
          <table:table-cell table:formula="of:=[.H97]*1000000000" office:value-type="float" office:value="39.9955228003071" calcext:value-type="float">
            <text:p>39.99552280030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09.50576095513" calcext:value-type="float">
            <text:p>1509.50576095513</text:p>
          </table:table-cell>
          <table:table-cell/>
          <table:table-cell table:formula="of:=2*PI()*[.A98]*[.$M$3]" office:value-type="float" office:value="0.294019636968422" calcext:value-type="float">
            <text:p>0.294019636968422</text:p>
          </table:table-cell>
          <table:table-cell table:formula="of:=([.C98]+[.$M$6])/(2*PI()*[.A98])" office:value-type="float" office:value="0.0000626305403812155" calcext:value-type="float">
            <text:p>6.26305403812155E-05</text:p>
          </table:table-cell>
          <table:table-cell table:formula="of:=[.D98]*1000000" office:value-type="float" office:value="62.6305403812155" calcext:value-type="float">
            <text:p>62.6305403812155</text:p>
          </table:table-cell>
          <table:table-cell/>
          <table:table-cell table:formula="of:=1/(2*PI()*[.A98]*[.$M$5])" office:value-type="float" office:value="2635.87836510129" calcext:value-type="float">
            <text:p>2635.87836510129</text:p>
          </table:table-cell>
          <table:table-cell table:formula="of:=1/(2*PI()*[.A98]*([.G98]+[.$M$6]))" office:value-type="float" office:value="0.0000000399954479559658" calcext:value-type="float">
            <text:p>3.99954479559658E-08</text:p>
          </table:table-cell>
          <table:table-cell table:formula="of:=[.H98]*1000000000" office:value-type="float" office:value="39.9954479559658" calcext:value-type="float">
            <text:p>39.995447955965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34.48172699604" calcext:value-type="float">
            <text:p>1534.48172699604</text:p>
          </table:table-cell>
          <table:table-cell/>
          <table:table-cell table:formula="of:=2*PI()*[.A99]*[.$M$3]" office:value-type="float" office:value="0.298884424277109" calcext:value-type="float">
            <text:p>0.298884424277109</text:p>
          </table:table-cell>
          <table:table-cell table:formula="of:=([.C99]+[.$M$6])/(2*PI()*[.A99])" office:value-type="float" office:value="0.0000621157064222843" calcext:value-type="float">
            <text:p>6.21157064222843E-05</text:p>
          </table:table-cell>
          <table:table-cell table:formula="of:=[.D99]*1000000" office:value-type="float" office:value="62.1157064222843" calcext:value-type="float">
            <text:p>62.1157064222843</text:p>
          </table:table-cell>
          <table:table-cell/>
          <table:table-cell table:formula="of:=1/(2*PI()*[.A99]*[.$M$5])" office:value-type="float" office:value="2592.97553519036" calcext:value-type="float">
            <text:p>2592.97553519036</text:p>
          </table:table-cell>
          <table:table-cell table:formula="of:=1/(2*PI()*[.A99]*([.G99]+[.$M$6]))" office:value-type="float" office:value="0.0000000399953726475119" calcext:value-type="float">
            <text:p>3.99953726475119E-08</text:p>
          </table:table-cell>
          <table:table-cell table:formula="of:=[.H99]*1000000000" office:value-type="float" office:value="39.9953726475119" calcext:value-type="float">
            <text:p>39.99537264751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59.61107804487" calcext:value-type="float">
            <text:p>1559.61107804487</text:p>
          </table:table-cell>
          <table:table-cell/>
          <table:table-cell table:formula="of:=2*PI()*[.A100]*[.$M$3]" office:value-type="float" office:value="0.303779087725067" calcext:value-type="float">
            <text:p>0.303779087725067</text:p>
          </table:table-cell>
          <table:table-cell table:formula="of:=([.C100]+[.$M$6])/(2*PI()*[.A100])" office:value-type="float" office:value="0.0000616143522572459" calcext:value-type="float">
            <text:p>6.16143522572459E-05</text:p>
          </table:table-cell>
          <table:table-cell table:formula="of:=[.D100]*1000000" office:value-type="float" office:value="61.6143522572459" calcext:value-type="float">
            <text:p>61.6143522572459</text:p>
          </table:table-cell>
          <table:table-cell/>
          <table:table-cell table:formula="of:=1/(2*PI()*[.A100]*[.$M$5])" office:value-type="float" office:value="2551.19602143716" calcext:value-type="float">
            <text:p>2551.19602143716</text:p>
          </table:table-cell>
          <table:table-cell table:formula="of:=1/(2*PI()*[.A100]*([.G100]+[.$M$6]))" office:value-type="float" office:value="0.0000000399952968768522" calcext:value-type="float">
            <text:p>3.99952968768522E-08</text:p>
          </table:table-cell>
          <table:table-cell table:formula="of:=[.H100]*1000000000" office:value-type="float" office:value="39.9952968768522" calcext:value-type="float">
            <text:p>39.99529687685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84.89319246111" calcext:value-type="float">
            <text:p>1584.89319246111</text:p>
          </table:table-cell>
          <table:table-cell/>
          <table:table-cell table:formula="of:=2*PI()*[.A101]*[.$M$3]" office:value-type="float" office:value="0.308703506229939" calcext:value-type="float">
            <text:p>0.308703506229939</text:p>
          </table:table-cell>
          <table:table-cell table:formula="of:=([.C101]+[.$M$6])/(2*PI()*[.A101])" office:value-type="float" office:value="0.0000611259940762476" calcext:value-type="float">
            <text:p>6.11259940762476E-05</text:p>
          </table:table-cell>
          <table:table-cell table:formula="of:=[.D101]*1000000" office:value-type="float" office:value="61.1259940762476" calcext:value-type="float">
            <text:p>61.1259940762476</text:p>
          </table:table-cell>
          <table:table-cell/>
          <table:table-cell table:formula="of:=1/(2*PI()*[.A101]*[.$M$5])" office:value-type="float" office:value="2510.49950635396" calcext:value-type="float">
            <text:p>2510.49950635396</text:p>
          </table:table-cell>
          <table:table-cell table:formula="of:=1/(2*PI()*[.A101]*([.G101]+[.$M$6]))" office:value-type="float" office:value="0.0000000399952206458661" calcext:value-type="float">
            <text:p>3.99952206458661E-08</text:p>
          </table:table-cell>
          <table:table-cell table:formula="of:=[.H101]*1000000000" office:value-type="float" office:value="39.9952206458661" calcext:value-type="float">
            <text:p>39.99522064586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10.32745733389" calcext:value-type="float">
            <text:p>1610.32745733389</text:p>
          </table:table-cell>
          <table:table-cell/>
          <table:table-cell table:formula="of:=2*PI()*[.A102]*[.$M$3]" office:value-type="float" office:value="0.313657560409712" calcext:value-type="float">
            <text:p>0.313657560409712</text:p>
          </table:table-cell>
          <table:table-cell table:formula="of:=([.C102]+[.$M$6])/(2*PI()*[.A102])" office:value-type="float" office:value="0.0000606501700384711" calcext:value-type="float">
            <text:p>6.06501700384711E-05</text:p>
          </table:table-cell>
          <table:table-cell table:formula="of:=[.D102]*1000000" office:value-type="float" office:value="60.6501700384711" calcext:value-type="float">
            <text:p>60.6501700384711</text:p>
          </table:table-cell>
          <table:table-cell/>
          <table:table-cell table:formula="of:=1/(2*PI()*[.A102]*[.$M$5])" office:value-type="float" office:value="2470.84750320593" calcext:value-type="float">
            <text:p>2470.84750320593</text:p>
          </table:table-cell>
          <table:table-cell table:formula="of:=1/(2*PI()*[.A102]*([.G102]+[.$M$6]))" office:value-type="float" office:value="0.0000000399951439564071" calcext:value-type="float">
            <text:p>3.99951439564071E-08</text:p>
          </table:table-cell>
          <table:table-cell table:formula="of:=[.H102]*1000000000" office:value-type="float" office:value="39.9951439564071" calcext:value-type="float">
            <text:p>39.99514395640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35.91326827384" calcext:value-type="float">
            <text:p>1635.91326827384</text:p>
          </table:table-cell>
          <table:table-cell/>
          <table:table-cell table:formula="of:=2*PI()*[.A103]*[.$M$3]" office:value-type="float" office:value="0.318641132542189" calcext:value-type="float">
            <text:p>0.318641132542189</text:p>
          </table:table-cell>
          <table:table-cell table:formula="of:=([.C103]+[.$M$6])/(2*PI()*[.A103])" office:value-type="float" office:value="0.0000601864390695657" calcext:value-type="float">
            <text:p>6.01864390695657E-05</text:p>
          </table:table-cell>
          <table:table-cell table:formula="of:=[.D103]*1000000" office:value-type="float" office:value="60.1864390695657" calcext:value-type="float">
            <text:p>60.1864390695657</text:p>
          </table:table-cell>
          <table:table-cell/>
          <table:table-cell table:formula="of:=1/(2*PI()*[.A103]*[.$M$5])" office:value-type="float" office:value="2432.20325579714" calcext:value-type="float">
            <text:p>2432.20325579714</text:p>
          </table:table-cell>
          <table:table-cell table:formula="of:=1/(2*PI()*[.A103]*([.G103]+[.$M$6]))" office:value-type="float" office:value="0.0000000399950668103028" calcext:value-type="float">
            <text:p>3.99950668103028E-08</text:p>
          </table:table-cell>
          <table:table-cell table:formula="of:=[.H103]*1000000000" office:value-type="float" office:value="39.9950668103028" calcext:value-type="float">
            <text:p>39.995066810302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61.65002921208" calcext:value-type="float">
            <text:p>1661.65002921208</text:p>
          </table:table-cell>
          <table:table-cell/>
          <table:table-cell table:formula="of:=2*PI()*[.A104]*[.$M$3]" office:value-type="float" office:value="0.323654106525815" calcext:value-type="float">
            <text:p>0.323654106525815</text:p>
          </table:table-cell>
          <table:table-cell table:formula="of:=([.C104]+[.$M$6])/(2*PI()*[.A104])" office:value-type="float" office:value="0.0000597343797359117" calcext:value-type="float">
            <text:p>5.97343797359117E-05</text:p>
          </table:table-cell>
          <table:table-cell table:formula="of:=[.D104]*1000000" office:value-type="float" office:value="59.7343797359118" calcext:value-type="float">
            <text:p>59.7343797359118</text:p>
          </table:table-cell>
          <table:table-cell/>
          <table:table-cell table:formula="of:=1/(2*PI()*[.A104]*[.$M$5])" office:value-type="float" office:value="2394.53164465931" calcext:value-type="float">
            <text:p>2394.53164465931</text:p>
          </table:table-cell>
          <table:table-cell table:formula="of:=1/(2*PI()*[.A104]*([.G104]+[.$M$6]))" office:value-type="float" office:value="0.0000000399949892093556" calcext:value-type="float">
            <text:p>3.99949892093556E-08</text:p>
          </table:table-cell>
          <table:table-cell table:formula="of:=[.H104]*1000000000" office:value-type="float" office:value="39.9949892093556" calcext:value-type="float">
            <text:p>39.994989209355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87.53715220564" calcext:value-type="float">
            <text:p>1687.53715220564</text:p>
          </table:table-cell>
          <table:table-cell/>
          <table:table-cell table:formula="of:=2*PI()*[.A105]*[.$M$3]" office:value-type="float" office:value="0.328696367841804" calcext:value-type="float">
            <text:p>0.328696367841804</text:p>
          </table:table-cell>
          <table:table-cell table:formula="of:=([.C105]+[.$M$6])/(2*PI()*[.A105])" office:value-type="float" office:value="0.0000592935891901183" calcext:value-type="float">
            <text:p>5.92935891901183E-05</text:p>
          </table:table-cell>
          <table:table-cell table:formula="of:=[.D105]*1000000" office:value-type="float" office:value="59.2935891901183" calcext:value-type="float">
            <text:p>59.2935891901183</text:p>
          </table:table-cell>
          <table:table-cell/>
          <table:table-cell table:formula="of:=1/(2*PI()*[.A105]*[.$M$5])" office:value-type="float" office:value="2357.79909917652" calcext:value-type="float">
            <text:p>2357.79909917652</text:p>
          </table:table-cell>
          <table:table-cell table:formula="of:=1/(2*PI()*[.A105]*([.G105]+[.$M$6]))" office:value-type="float" office:value="0.0000000399949111553436" calcext:value-type="float">
            <text:p>3.99949111553436E-08</text:p>
          </table:table-cell>
          <table:table-cell table:formula="of:=[.H105]*1000000000" office:value-type="float" office:value="39.9949111553437" calcext:value-type="float">
            <text:p>39.994911155343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13.57405724952" calcext:value-type="float">
            <text:p>1713.57405724952</text:p>
          </table:table-cell>
          <table:table-cell/>
          <table:table-cell table:formula="of:=2*PI()*[.A106]*[.$M$3]" office:value-type="float" office:value="0.333767803517503" calcext:value-type="float">
            <text:p>0.333767803517503</text:p>
          </table:table-cell>
          <table:table-cell table:formula="of:=([.C106]+[.$M$6])/(2*PI()*[.A106])" office:value-type="float" office:value="0.0000588636821826115" calcext:value-type="float">
            <text:p>5.88636821826115E-05</text:p>
          </table:table-cell>
          <table:table-cell table:formula="of:=[.D106]*1000000" office:value-type="float" office:value="58.8636821826115" calcext:value-type="float">
            <text:p>58.8636821826115</text:p>
          </table:table-cell>
          <table:table-cell/>
          <table:table-cell table:formula="of:=1/(2*PI()*[.A106]*[.$M$5])" office:value-type="float" office:value="2321.97351521762" calcext:value-type="float">
            <text:p>2321.97351521762</text:p>
          </table:table-cell>
          <table:table-cell table:formula="of:=1/(2*PI()*[.A106]*([.G106]+[.$M$6]))" office:value-type="float" office:value="0.000000039994832650021" calcext:value-type="float">
            <text:p>3.9994832650021E-08</text:p>
          </table:table-cell>
          <table:table-cell table:formula="of:=[.H106]*1000000000" office:value-type="float" office:value="39.994832650021" calcext:value-type="float">
            <text:p>39.9948326500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39.76017209459" calcext:value-type="float">
            <text:p>1739.76017209459</text:p>
          </table:table-cell>
          <table:table-cell/>
          <table:table-cell table:formula="of:=2*PI()*[.A107]*[.$M$3]" office:value-type="float" office:value="0.33886830209095" calcext:value-type="float">
            <text:p>0.33886830209095</text:p>
          </table:table-cell>
          <table:table-cell table:formula="of:=([.C107]+[.$M$6])/(2*PI()*[.A107])" office:value-type="float" office:value="0.0000584442901345903" calcext:value-type="float">
            <text:p>5.84442901345903E-05</text:p>
          </table:table-cell>
          <table:table-cell table:formula="of:=[.D107]*1000000" office:value-type="float" office:value="58.4442901345903" calcext:value-type="float">
            <text:p>58.4442901345903</text:p>
          </table:table-cell>
          <table:table-cell/>
          <table:table-cell table:formula="of:=1/(2*PI()*[.A107]*[.$M$5])" office:value-type="float" office:value="2287.02417788252" calcext:value-type="float">
            <text:p>2287.02417788252</text:p>
          </table:table-cell>
          <table:table-cell table:formula="of:=1/(2*PI()*[.A107]*([.G107]+[.$M$6]))" office:value-type="float" office:value="0.0000000399947536951185" calcext:value-type="float">
            <text:p>3.99947536951185E-08</text:p>
          </table:table-cell>
          <table:table-cell table:formula="of:=[.H107]*1000000000" office:value-type="float" office:value="39.9947536951185" calcext:value-type="float">
            <text:p>39.994753695118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66.09493207157" calcext:value-type="float">
            <text:p>1766.09493207157</text:p>
          </table:table-cell>
          <table:table-cell/>
          <table:table-cell table:formula="of:=2*PI()*[.A108]*[.$M$3]" office:value-type="float" office:value="0.343997753576569" calcext:value-type="float">
            <text:p>0.343997753576569</text:p>
          </table:table-cell>
          <table:table-cell table:formula="of:=([.C108]+[.$M$6])/(2*PI()*[.A108])" office:value-type="float" office:value="0.0000580350602680024" calcext:value-type="float">
            <text:p>5.80350602680024E-05</text:p>
          </table:table-cell>
          <table:table-cell table:formula="of:=[.D108]*1000000" office:value-type="float" office:value="58.0350602680024" calcext:value-type="float">
            <text:p>58.0350602680024</text:p>
          </table:table-cell>
          <table:table-cell/>
          <table:table-cell table:formula="of:=1/(2*PI()*[.A108]*[.$M$5])" office:value-type="float" office:value="2252.9216890002" calcext:value-type="float">
            <text:p>2252.9216890002</text:p>
          </table:table-cell>
          <table:table-cell table:formula="of:=1/(2*PI()*[.A108]*([.G108]+[.$M$6]))" office:value-type="float" office:value="0.0000000399946742923439" calcext:value-type="float">
            <text:p>3.99946742923439E-08</text:p>
          </table:table-cell>
          <table:table-cell table:formula="of:=[.H108]*1000000000" office:value-type="float" office:value="39.9946742923439" calcext:value-type="float">
            <text:p>39.99467429234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92.57777992048" calcext:value-type="float">
            <text:p>1792.57777992048</text:p>
          </table:table-cell>
          <table:table-cell/>
          <table:table-cell table:formula="of:=2*PI()*[.A109]*[.$M$3]" office:value-type="float" office:value="0.349156049431962" calcext:value-type="float">
            <text:p>0.349156049431962</text:p>
          </table:table-cell>
          <table:table-cell table:formula="of:=([.C109]+[.$M$6])/(2*PI()*[.A109])" office:value-type="float" office:value="0.0000576356547885396" calcext:value-type="float">
            <text:p>5.76356547885396E-05</text:p>
          </table:table-cell>
          <table:table-cell table:formula="of:=[.D109]*1000000" office:value-type="float" office:value="57.6356547885396" calcext:value-type="float">
            <text:p>57.6356547885396</text:p>
          </table:table-cell>
          <table:table-cell/>
          <table:table-cell table:formula="of:=1/(2*PI()*[.A109]*[.$M$5])" office:value-type="float" office:value="2219.63789904497" calcext:value-type="float">
            <text:p>2219.63789904497</text:p>
          </table:table-cell>
          <table:table-cell table:formula="of:=1/(2*PI()*[.A109]*([.G109]+[.$M$6]))" office:value-type="float" office:value="0.0000000399945944433828" calcext:value-type="float">
            <text:p>3.99945944433828E-08</text:p>
          </table:table-cell>
          <table:table-cell table:formula="of:=[.H109]*1000000000" office:value-type="float" office:value="39.9945944433828" calcext:value-type="float">
            <text:p>39.994594443382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19.20816562552" calcext:value-type="float">
            <text:p>1819.20816562552</text:p>
          </table:table-cell>
          <table:table-cell/>
          <table:table-cell table:formula="of:=2*PI()*[.A110]*[.$M$3]" office:value-type="float" office:value="0.354343082525742" calcext:value-type="float">
            <text:p>0.354343082525742</text:p>
          </table:table-cell>
          <table:table-cell table:formula="of:=([.C110]+[.$M$6])/(2*PI()*[.A110])" office:value-type="float" office:value="0.0000572457501179648" calcext:value-type="float">
            <text:p>5.72457501179648E-05</text:p>
          </table:table-cell>
          <table:table-cell table:formula="of:=[.D110]*1000000" office:value-type="float" office:value="57.2457501179648" calcext:value-type="float">
            <text:p>57.2457501179648</text:p>
          </table:table-cell>
          <table:table-cell/>
          <table:table-cell table:formula="of:=1/(2*PI()*[.A110]*[.$M$5])" office:value-type="float" office:value="2187.14584316373" calcext:value-type="float">
            <text:p>2187.14584316373</text:p>
          </table:table-cell>
          <table:table-cell table:formula="of:=1/(2*PI()*[.A110]*([.G110]+[.$M$6]))" office:value-type="float" office:value="0.0000000399945141498988" calcext:value-type="float">
            <text:p>3.99945141498988E-08</text:p>
          </table:table-cell>
          <table:table-cell table:formula="of:=[.H110]*1000000000" office:value-type="float" office:value="39.9945141498988" calcext:value-type="float">
            <text:p>39.994514149898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45.98554625514" calcext:value-type="float">
            <text:p>1845.98554625514</text:p>
          </table:table-cell>
          <table:table-cell/>
          <table:table-cell table:formula="of:=2*PI()*[.A111]*[.$M$3]" office:value-type="float" office:value="0.359558747106382" calcext:value-type="float">
            <text:p>0.359558747106382</text:p>
          </table:table-cell>
          <table:table-cell table:formula="of:=([.C111]+[.$M$6])/(2*PI()*[.A111])" office:value-type="float" office:value="0.0000568650361723739" calcext:value-type="float">
            <text:p>5.68650361723739E-05</text:p>
          </table:table-cell>
          <table:table-cell table:formula="of:=[.D111]*1000000" office:value-type="float" office:value="56.8650361723739" calcext:value-type="float">
            <text:p>56.8650361723739</text:p>
          </table:table-cell>
          <table:table-cell/>
          <table:table-cell table:formula="of:=1/(2*PI()*[.A111]*[.$M$5])" office:value-type="float" office:value="2155.41968103116" calcext:value-type="float">
            <text:p>2155.41968103116</text:p>
          </table:table-cell>
          <table:table-cell table:formula="of:=1/(2*PI()*[.A111]*([.G111]+[.$M$6]))" office:value-type="float" office:value="0.0000000399944334135344" calcext:value-type="float">
            <text:p>3.99944334135344E-08</text:p>
          </table:table-cell>
          <table:table-cell table:formula="of:=[.H111]*1000000000" office:value-type="float" office:value="39.9944334135344" calcext:value-type="float">
            <text:p>39.99443341353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72.90938580702" calcext:value-type="float">
            <text:p>1872.90938580702</text:p>
          </table:table-cell>
          <table:table-cell/>
          <table:table-cell table:formula="of:=2*PI()*[.A112]*[.$M$3]" office:value-type="float" office:value="0.364802938772023" calcext:value-type="float">
            <text:p>0.364802938772023</text:p>
          </table:table-cell>
          <table:table-cell table:formula="of:=([.C112]+[.$M$6])/(2*PI()*[.A112])" office:value-type="float" office:value="0.0000564932156832538" calcext:value-type="float">
            <text:p>5.64932156832538E-05</text:p>
          </table:table-cell>
          <table:table-cell table:formula="of:=[.D112]*1000000" office:value-type="float" office:value="56.4932156832538" calcext:value-type="float">
            <text:p>56.4932156832538</text:p>
          </table:table-cell>
          <table:table-cell/>
          <table:table-cell table:formula="of:=1/(2*PI()*[.A112]*[.$M$5])" office:value-type="float" office:value="2124.43464027115" calcext:value-type="float">
            <text:p>2124.43464027115</text:p>
          </table:table-cell>
          <table:table-cell table:formula="of:=1/(2*PI()*[.A112]*([.G112]+[.$M$6]))" office:value-type="float" office:value="0.000000039994352235911" calcext:value-type="float">
            <text:p>3.9994352235911E-08</text:p>
          </table:table-cell>
          <table:table-cell table:formula="of:=[.H112]*1000000000" office:value-type="float" office:value="39.994352235911" calcext:value-type="float">
            <text:p>39.9943522359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99.97915505782" calcext:value-type="float">
            <text:p>1899.97915505782</text:p>
          </table:table-cell>
          <table:table-cell/>
          <table:table-cell table:formula="of:=2*PI()*[.A113]*[.$M$3]" office:value-type="float" office:value="0.370075554441211" calcext:value-type="float">
            <text:p>0.370075554441211</text:p>
          </table:table-cell>
          <table:table-cell table:formula="of:=([.C113]+[.$M$6])/(2*PI()*[.A113])" office:value-type="float" office:value="0.0000561300035584419" calcext:value-type="float">
            <text:p>5.61300035584419E-05</text:p>
          </table:table-cell>
          <table:table-cell table:formula="of:=[.D113]*1000000" office:value-type="float" office:value="56.1300035584419" calcext:value-type="float">
            <text:p>56.1300035584419</text:p>
          </table:table-cell>
          <table:table-cell/>
          <table:table-cell table:formula="of:=1/(2*PI()*[.A113]*[.$M$5])" office:value-type="float" office:value="2094.16696320349" calcext:value-type="float">
            <text:p>2094.16696320349</text:p>
          </table:table-cell>
          <table:table-cell table:formula="of:=1/(2*PI()*[.A113]*([.G113]+[.$M$6]))" office:value-type="float" office:value="0.0000000399942706186295" calcext:value-type="float">
            <text:p>3.99942706186295E-08</text:p>
          </table:table-cell>
          <table:table-cell table:formula="of:=[.H113]*1000000000" office:value-type="float" office:value="39.9942706186295" calcext:value-type="float">
            <text:p>39.994270618629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27.19433141758" calcext:value-type="float">
            <text:p>1927.19433141758</text:p>
          </table:table-cell>
          <table:table-cell/>
          <table:table-cell table:formula="of:=2*PI()*[.A114]*[.$M$3]" office:value-type="float" office:value="0.375376492324524" calcext:value-type="float">
            <text:p>0.375376492324524</text:p>
          </table:table-cell>
          <table:table-cell table:formula="of:=([.C114]+[.$M$6])/(2*PI()*[.A114])" office:value-type="float" office:value="0.0000557751262803103" calcext:value-type="float">
            <text:p>5.57751262803103E-05</text:p>
          </table:table-cell>
          <table:table-cell table:formula="of:=[.D114]*1000000" office:value-type="float" office:value="55.7751262803103" calcext:value-type="float">
            <text:p>55.7751262803103</text:p>
          </table:table-cell>
          <table:table-cell/>
          <table:table-cell table:formula="of:=1/(2*PI()*[.A114]*[.$M$5])" office:value-type="float" office:value="2064.59385669252" calcext:value-type="float">
            <text:p>2064.59385669252</text:p>
          </table:table-cell>
          <table:table-cell table:formula="of:=1/(2*PI()*[.A114]*([.G114]+[.$M$6]))" office:value-type="float" office:value="0.0000000399941885632711" calcext:value-type="float">
            <text:p>3.99941885632711E-08</text:p>
          </table:table-cell>
          <table:table-cell table:formula="of:=[.H114]*1000000000" office:value-type="float" office:value="39.9941885632711" calcext:value-type="float">
            <text:p>39.99418856327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54.55439878837" calcext:value-type="float">
            <text:p>1954.55439878837</text:p>
          </table:table-cell>
          <table:table-cell/>
          <table:table-cell table:formula="of:=2*PI()*[.A115]*[.$M$3]" office:value-type="float" office:value="0.380705651897059" calcext:value-type="float">
            <text:p>0.380705651897059</text:p>
          </table:table-cell>
          <table:table-cell table:formula="of:=([.C115]+[.$M$6])/(2*PI()*[.A115])" office:value-type="float" office:value="0.0000554283213386984" calcext:value-type="float">
            <text:p>5.54283213386984E-05</text:p>
          </table:table-cell>
          <table:table-cell table:formula="of:=[.D115]*1000000" office:value-type="float" office:value="55.4283213386984" calcext:value-type="float">
            <text:p>55.4283213386984</text:p>
          </table:table-cell>
          <table:table-cell/>
          <table:table-cell table:formula="of:=1/(2*PI()*[.A115]*[.$M$5])" office:value-type="float" office:value="2035.69344489153" calcext:value-type="float">
            <text:p>2035.69344489153</text:p>
          </table:table-cell>
          <table:table-cell table:formula="of:=1/(2*PI()*[.A115]*([.G115]+[.$M$6]))" office:value-type="float" office:value="0.0000000399941060713972" calcext:value-type="float">
            <text:p>3.99941060713972E-08</text:p>
          </table:table-cell>
          <table:table-cell table:formula="of:=[.H115]*1000000000" office:value-type="float" office:value="39.9941060713972" calcext:value-type="float">
            <text:p>39.994106071397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82.05884742729" calcext:value-type="float">
            <text:p>1982.05884742729</text:p>
          </table:table-cell>
          <table:table-cell/>
          <table:table-cell table:formula="of:=2*PI()*[.A116]*[.$M$3]" office:value-type="float" office:value="0.386062933871734" calcext:value-type="float">
            <text:p>0.386062933871734</text:p>
          </table:table-cell>
          <table:table-cell table:formula="of:=([.C116]+[.$M$6])/(2*PI()*[.A116])" office:value-type="float" office:value="0.0000550893366963062" calcext:value-type="float">
            <text:p>5.50893366963062E-05</text:p>
          </table:table-cell>
          <table:table-cell table:formula="of:=[.D116]*1000000" office:value-type="float" office:value="55.0893366963062" calcext:value-type="float">
            <text:p>55.0893366963062</text:p>
          </table:table-cell>
          <table:table-cell/>
          <table:table-cell table:formula="of:=1/(2*PI()*[.A116]*[.$M$5])" office:value-type="float" office:value="2007.44472469218" calcext:value-type="float">
            <text:p>2007.44472469218</text:p>
          </table:table-cell>
          <table:table-cell table:formula="of:=1/(2*PI()*[.A116]*([.G116]+[.$M$6]))" office:value-type="float" office:value="0.00000003999402314455" calcext:value-type="float">
            <text:p>3.999402314455E-08</text:p>
          </table:table-cell>
          <table:table-cell table:formula="of:=[.H116]*1000000000" office:value-type="float" office:value="39.99402314455" calcext:value-type="float">
            <text:p>39.994023144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09.70717381351" calcext:value-type="float">
            <text:p>2009.70717381351</text:p>
          </table:table-cell>
          <table:table-cell/>
          <table:table-cell table:formula="of:=2*PI()*[.A117]*[.$M$3]" office:value-type="float" office:value="0.391448240173392" calcext:value-type="float">
            <text:p>0.391448240173392</text:p>
          </table:table-cell>
          <table:table-cell table:formula="of:=([.C117]+[.$M$6])/(2*PI()*[.A117])" office:value-type="float" office:value="0.0000547579302844242" calcext:value-type="float">
            <text:p>5.47579302844242E-05</text:p>
          </table:table-cell>
          <table:table-cell table:formula="of:=[.D117]*1000000" office:value-type="float" office:value="54.7579302844242" calcext:value-type="float">
            <text:p>54.7579302844242</text:p>
          </table:table-cell>
          <table:table-cell/>
          <table:table-cell table:formula="of:=1/(2*PI()*[.A117]*[.$M$5])" office:value-type="float" office:value="1979.82752370202" calcext:value-type="float">
            <text:p>1979.82752370202</text:p>
          </table:table-cell>
          <table:table-cell table:formula="of:=1/(2*PI()*[.A117]*([.G117]+[.$M$6]))" office:value-type="float" office:value="0.0000000399939397842531" calcext:value-type="float">
            <text:p>3.99939397842531E-08</text:p>
          </table:table-cell>
          <table:table-cell table:formula="of:=[.H117]*1000000000" office:value-type="float" office:value="39.9939397842531" calcext:value-type="float">
            <text:p>39.99393978425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37.49888051914" calcext:value-type="float">
            <text:p>2037.49888051914</text:p>
          </table:table-cell>
          <table:table-cell/>
          <table:table-cell table:formula="of:=2*PI()*[.A118]*[.$M$3]" office:value-type="float" office:value="0.396861473913655" calcext:value-type="float">
            <text:p>0.396861473913655</text:p>
          </table:table-cell>
          <table:table-cell table:formula="of:=([.C118]+[.$M$6])/(2*PI()*[.A118])" office:value-type="float" office:value="0.0000544338695270365" calcext:value-type="float">
            <text:p>5.44338695270365E-05</text:p>
          </table:table-cell>
          <table:table-cell table:formula="of:=[.D118]*1000000" office:value-type="float" office:value="54.4338695270365" calcext:value-type="float">
            <text:p>54.4338695270365</text:p>
          </table:table-cell>
          <table:table-cell/>
          <table:table-cell table:formula="of:=1/(2*PI()*[.A118]*[.$M$5])" office:value-type="float" office:value="1952.82246058638" calcext:value-type="float">
            <text:p>1952.82246058638</text:p>
          </table:table-cell>
          <table:table-cell table:formula="of:=1/(2*PI()*[.A118]*([.G118]+[.$M$6]))" office:value-type="float" office:value="0.0000000399938559920117" calcext:value-type="float">
            <text:p>3.99938559920117E-08</text:p>
          </table:table-cell>
          <table:table-cell table:formula="of:=[.H118]*1000000000" office:value-type="float" office:value="39.9938559920117" calcext:value-type="float">
            <text:p>39.99385599201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65.43347608398" calcext:value-type="float">
            <text:p>2065.43347608398</text:p>
          </table:table-cell>
          <table:table-cell/>
          <table:table-cell table:formula="of:=2*PI()*[.A119]*[.$M$3]" office:value-type="float" office:value="0.402302539366519" calcext:value-type="float">
            <text:p>0.402302539366519</text:p>
          </table:table-cell>
          <table:table-cell table:formula="of:=([.C119]+[.$M$6])/(2*PI()*[.A119])" office:value-type="float" office:value="0.0000541169308914732" calcext:value-type="float">
            <text:p>5.41169308914732E-05</text:p>
          </table:table-cell>
          <table:table-cell table:formula="of:=[.D119]*1000000" office:value-type="float" office:value="54.1169308914732" calcext:value-type="float">
            <text:p>54.1169308914732</text:p>
          </table:table-cell>
          <table:table-cell/>
          <table:table-cell table:formula="of:=1/(2*PI()*[.A119]*[.$M$5])" office:value-type="float" office:value="1926.41090762277" calcext:value-type="float">
            <text:p>1926.41090762277</text:p>
          </table:table-cell>
          <table:table-cell table:formula="of:=1/(2*PI()*[.A119]*([.G119]+[.$M$6]))" office:value-type="float" office:value="0.0000000399937717693129" calcext:value-type="float">
            <text:p>3.99937717693129E-08</text:p>
          </table:table-cell>
          <table:table-cell table:formula="of:=[.H119]*1000000000" office:value-type="float" office:value="39.9937717693129" calcext:value-type="float">
            <text:p>39.993771769312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93.51047489375" calcext:value-type="float">
            <text:p>2093.51047489375</text:p>
          </table:table-cell>
          <table:table-cell/>
          <table:table-cell table:formula="of:=2*PI()*[.A120]*[.$M$3]" office:value-type="float" office:value="0.407771341944649" calcext:value-type="float">
            <text:p>0.407771341944649</text:p>
          </table:table-cell>
          <table:table-cell table:formula="of:=([.C120]+[.$M$6])/(2*PI()*[.A120])" office:value-type="float" office:value="0.0000538068994639216" calcext:value-type="float">
            <text:p>5.38068994639216E-05</text:p>
          </table:table-cell>
          <table:table-cell table:formula="of:=[.D120]*1000000" office:value-type="float" office:value="53.8068994639216" calcext:value-type="float">
            <text:p>53.8068994639216</text:p>
          </table:table-cell>
          <table:table-cell/>
          <table:table-cell table:formula="of:=1/(2*PI()*[.A120]*[.$M$5])" office:value-type="float" office:value="1900.5749553268" calcext:value-type="float">
            <text:p>1900.5749553268</text:p>
          </table:table-cell>
          <table:table-cell table:formula="of:=1/(2*PI()*[.A120]*([.G120]+[.$M$6]))" office:value-type="float" office:value="0.0000000399936871176264" calcext:value-type="float">
            <text:p>3.99936871176264E-08</text:p>
          </table:table-cell>
          <table:table-cell table:formula="of:=[.H120]*1000000000" office:value-type="float" office:value="39.9936871176264" calcext:value-type="float">
            <text:p>39.99368711762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121.72939706199" calcext:value-type="float">
            <text:p>2121.72939706199</text:p>
          </table:table-cell>
          <table:table-cell/>
          <table:table-cell table:formula="of:=2*PI()*[.A121]*[.$M$3]" office:value-type="float" office:value="0.413267788176357" calcext:value-type="float">
            <text:p>0.413267788176357</text:p>
          </table:table-cell>
          <table:table-cell table:formula="of:=([.C121]+[.$M$6])/(2*PI()*[.A121])" office:value-type="float" office:value="0.000053503568548225" calcext:value-type="float">
            <text:p>5.3503568548225E-05</text:p>
          </table:table-cell>
          <table:table-cell table:formula="of:=[.D121]*1000000" office:value-type="float" office:value="53.503568548225" calcext:value-type="float">
            <text:p>53.503568548225</text:p>
          </table:table-cell>
          <table:table-cell/>
          <table:table-cell table:formula="of:=1/(2*PI()*[.A121]*[.$M$5])" office:value-type="float" office:value="1875.29737901875" calcext:value-type="float">
            <text:p>1875.29737901875</text:p>
          </table:table-cell>
          <table:table-cell table:formula="of:=1/(2*PI()*[.A121]*([.G121]+[.$M$6]))" office:value-type="float" office:value="0.0000000399936020384043" calcext:value-type="float">
            <text:p>3.99936020384043E-08</text:p>
          </table:table-cell>
          <table:table-cell table:formula="of:=[.H121]*1000000000" office:value-type="float" office:value="39.9936020384043" calcext:value-type="float">
            <text:p>39.993602038404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150.0897683151" calcext:value-type="float">
            <text:p>2150.0897683151</text:p>
          </table:table-cell>
          <table:table-cell/>
          <table:table-cell table:formula="of:=2*PI()*[.A122]*[.$M$3]" office:value-type="float" office:value="0.418791785683233" calcext:value-type="float">
            <text:p>0.418791785683233</text:p>
          </table:table-cell>
          <table:table-cell table:formula="of:=([.C122]+[.$M$6])/(2*PI()*[.A122])" office:value-type="float" office:value="0.0000532067392865112" calcext:value-type="float">
            <text:p>5.32067392865112E-05</text:p>
          </table:table-cell>
          <table:table-cell table:formula="of:=[.D122]*1000000" office:value-type="float" office:value="53.2067392865112" calcext:value-type="float">
            <text:p>53.2067392865112</text:p>
          </table:table-cell>
          <table:table-cell/>
          <table:table-cell table:formula="of:=1/(2*PI()*[.A122]*[.$M$5])" office:value-type="float" office:value="1850.56160720926" calcext:value-type="float">
            <text:p>1850.56160720926</text:p>
          </table:table-cell>
          <table:table-cell table:formula="of:=1/(2*PI()*[.A122]*([.G122]+[.$M$6]))" office:value-type="float" office:value="0.0000000399935165330821" calcext:value-type="float">
            <text:p>3.99935165330821E-08</text:p>
          </table:table-cell>
          <table:table-cell table:formula="of:=[.H122]*1000000000" office:value-type="float" office:value="39.9935165330821" calcext:value-type="float">
            <text:p>39.99351653308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178.59111988081" calcext:value-type="float">
            <text:p>2178.59111988081</text:p>
          </table:table-cell>
          <table:table-cell/>
          <table:table-cell table:formula="of:=2*PI()*[.A123]*[.$M$3]" office:value-type="float" office:value="0.424343243158398" calcext:value-type="float">
            <text:p>0.424343243158398</text:p>
          </table:table-cell>
          <table:table-cell table:formula="of:=([.C123]+[.$M$6])/(2*PI()*[.A123])" office:value-type="float" office:value="0.0000529162203002924" calcext:value-type="float">
            <text:p>5.29162203002924E-05</text:p>
          </table:table-cell>
          <table:table-cell table:formula="of:=[.D123]*1000000" office:value-type="float" office:value="52.9162203002924" calcext:value-type="float">
            <text:p>52.9162203002924</text:p>
          </table:table-cell>
          <table:table-cell/>
          <table:table-cell table:formula="of:=1/(2*PI()*[.A123]*[.$M$5])" office:value-type="float" office:value="1826.35169169103" calcext:value-type="float">
            <text:p>1826.35169169103</text:p>
          </table:table-cell>
          <table:table-cell table:formula="of:=1/(2*PI()*[.A123]*([.G123]+[.$M$6]))" office:value-type="float" office:value="0.0000000399934306030785" calcext:value-type="float">
            <text:p>3.99934306030785E-08</text:p>
          </table:table-cell>
          <table:table-cell table:formula="of:=[.H123]*1000000000" office:value-type="float" office:value="39.9934306030785" calcext:value-type="float">
            <text:p>39.993430603078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207.23298837965" calcext:value-type="float">
            <text:p>2207.23298837965</text:p>
          </table:table-cell>
          <table:table-cell/>
          <table:table-cell table:formula="of:=2*PI()*[.A124]*[.$M$3]" office:value-type="float" office:value="0.429922070345382" calcext:value-type="float">
            <text:p>0.429922070345382</text:p>
          </table:table-cell>
          <table:table-cell table:formula="of:=([.C124]+[.$M$6])/(2*PI()*[.A124])" office:value-type="float" office:value="0.0000526318273507772" calcext:value-type="float">
            <text:p>5.26318273507772E-05</text:p>
          </table:table-cell>
          <table:table-cell table:formula="of:=[.D124]*1000000" office:value-type="float" office:value="52.6318273507772" calcext:value-type="float">
            <text:p>52.6318273507772</text:p>
          </table:table-cell>
          <table:table-cell/>
          <table:table-cell table:formula="of:=1/(2*PI()*[.A124]*[.$M$5])" office:value-type="float" office:value="1802.65227923144" calcext:value-type="float">
            <text:p>1802.65227923144</text:p>
          </table:table-cell>
          <table:table-cell table:formula="of:=1/(2*PI()*[.A124]*([.G124]+[.$M$6]))" office:value-type="float" office:value="0.0000000399933442497962" calcext:value-type="float">
            <text:p>3.99933442497962E-08</text:p>
          </table:table-cell>
          <table:table-cell table:formula="of:=[.H124]*1000000000" office:value-type="float" office:value="39.9933442497962" calcext:value-type="float">
            <text:p>39.99334424979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236.01491571945" calcext:value-type="float">
            <text:p>2236.01491571945</text:p>
          </table:table-cell>
          <table:table-cell/>
          <table:table-cell table:formula="of:=2*PI()*[.A125]*[.$M$3]" office:value-type="float" office:value="0.435528178017569" calcext:value-type="float">
            <text:p>0.435528178017569</text:p>
          </table:table-cell>
          <table:table-cell table:formula="of:=([.C125]+[.$M$6])/(2*PI()*[.A125])" office:value-type="float" office:value="0.0000523533830172174" calcext:value-type="float">
            <text:p>5.23533830172174E-05</text:p>
          </table:table-cell>
          <table:table-cell table:formula="of:=[.D125]*1000000" office:value-type="float" office:value="52.3533830172174" calcext:value-type="float">
            <text:p>52.3533830172174</text:p>
          </table:table-cell>
          <table:table-cell/>
          <table:table-cell table:formula="of:=1/(2*PI()*[.A125]*[.$M$5])" office:value-type="float" office:value="1779.44858476812" calcext:value-type="float">
            <text:p>1779.44858476812</text:p>
          </table:table-cell>
          <table:table-cell table:formula="of:=1/(2*PI()*[.A125]*([.G125]+[.$M$6]))" office:value-type="float" office:value="0.0000000399932574746216" calcext:value-type="float">
            <text:p>3.99932574746216E-08</text:p>
          </table:table-cell>
          <table:table-cell table:formula="of:=[.H125]*1000000000" office:value-type="float" office:value="39.9932574746216" calcext:value-type="float">
            <text:p>39.99325747462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264.9364489928" calcext:value-type="float">
            <text:p>2264.9364489928</text:p>
          </table:table-cell>
          <table:table-cell/>
          <table:table-cell table:formula="of:=2*PI()*[.A126]*[.$M$3]" office:value-type="float" office:value="0.441161477958219" calcext:value-type="float">
            <text:p>0.441161477958219</text:p>
          </table:table-cell>
          <table:table-cell table:formula="of:=([.C126]+[.$M$6])/(2*PI()*[.A126])" office:value-type="float" office:value="0.0000520807163921977" calcext:value-type="float">
            <text:p>5.20807163921977E-05</text:p>
          </table:table-cell>
          <table:table-cell table:formula="of:=[.D126]*1000000" office:value-type="float" office:value="52.0807163921977" calcext:value-type="float">
            <text:p>52.0807163921977</text:p>
          </table:table-cell>
          <table:table-cell/>
          <table:table-cell table:formula="of:=1/(2*PI()*[.A126]*[.$M$5])" office:value-type="float" office:value="1756.72636601648" calcext:value-type="float">
            <text:p>1756.72636601648</text:p>
          </table:table-cell>
          <table:table-cell table:formula="of:=1/(2*PI()*[.A126]*([.G126]+[.$M$6]))" office:value-type="float" office:value="0.0000000399931702789257" calcext:value-type="float">
            <text:p>3.99931702789257E-08</text:p>
          </table:table-cell>
          <table:table-cell table:formula="of:=[.H126]*1000000000" office:value-type="float" office:value="39.9931702789257" calcext:value-type="float">
            <text:p>39.99317027892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293.9971403772" calcext:value-type="float">
            <text:p>2293.9971403772</text:p>
          </table:table-cell>
          <table:table-cell/>
          <table:table-cell table:formula="of:=2*PI()*[.A127]*[.$M$3]" office:value-type="float" office:value="0.44682188294103" calcext:value-type="float">
            <text:p>0.44682188294103</text:p>
          </table:table-cell>
          <table:table-cell table:formula="of:=([.C127]+[.$M$6])/(2*PI()*[.A127])" office:value-type="float" office:value="0.000051813662792848" calcext:value-type="float">
            <text:p>5.1813662792848E-05</text:p>
          </table:table-cell>
          <table:table-cell table:formula="of:=[.D127]*1000000" office:value-type="float" office:value="51.813662792848" calcext:value-type="float">
            <text:p>51.813662792848</text:p>
          </table:table-cell>
          <table:table-cell/>
          <table:table-cell table:formula="of:=1/(2*PI()*[.A127]*[.$M$5])" office:value-type="float" office:value="1734.471899404" calcext:value-type="float">
            <text:p>1734.471899404</text:p>
          </table:table-cell>
          <table:table-cell table:formula="of:=1/(2*PI()*[.A127]*([.G127]+[.$M$6]))" office:value-type="float" office:value="0.0000000399930826640643" calcext:value-type="float">
            <text:p>3.99930826640643E-08</text:p>
          </table:table-cell>
          <table:table-cell table:formula="of:=[.H127]*1000000000" office:value-type="float" office:value="39.9930826640643" calcext:value-type="float">
            <text:p>39.993082664064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323.196547038" calcext:value-type="float">
            <text:p>2323.196547038</text:p>
          </table:table-cell>
          <table:table-cell/>
          <table:table-cell table:formula="of:=2*PI()*[.A128]*[.$M$3]" office:value-type="float" office:value="0.452509306711225" calcext:value-type="float">
            <text:p>0.452509306711225</text:p>
          </table:table-cell>
          <table:table-cell table:formula="of:=([.C128]+[.$M$6])/(2*PI()*[.A128])" office:value-type="float" office:value="0.0000515520634870277" calcext:value-type="float">
            <text:p>5.15520634870277E-05</text:p>
          </table:table-cell>
          <table:table-cell table:formula="of:=[.D128]*1000000" office:value-type="float" office:value="51.5520634870277" calcext:value-type="float">
            <text:p>51.5520634870277</text:p>
          </table:table-cell>
          <table:table-cell/>
          <table:table-cell table:formula="of:=1/(2*PI()*[.A128]*[.$M$5])" office:value-type="float" office:value="1712.67195725231" calcext:value-type="float">
            <text:p>1712.67195725231</text:p>
          </table:table-cell>
          <table:table-cell table:formula="of:=1/(2*PI()*[.A128]*([.G128]+[.$M$6]))" office:value-type="float" office:value="0.0000000399929946313778" calcext:value-type="float">
            <text:p>3.99929946313778E-08</text:p>
          </table:table-cell>
          <table:table-cell table:formula="of:=[.H128]*1000000000" office:value-type="float" office:value="39.9929946313778" calcext:value-type="float">
            <text:p>39.992994631377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352.53423103393" calcext:value-type="float">
            <text:p>2352.53423103393</text:p>
          </table:table-cell>
          <table:table-cell/>
          <table:table-cell table:formula="of:=2*PI()*[.A129]*[.$M$3]" office:value-type="float" office:value="0.458223663967152" calcext:value-type="float">
            <text:p>0.458223663967152</text:p>
          </table:table-cell>
          <table:table-cell table:formula="of:=([.C129]+[.$M$6])/(2*PI()*[.A129])" office:value-type="float" office:value="0.0000512957654335955" calcext:value-type="float">
            <text:p>5.12957654335955E-05</text:p>
          </table:table-cell>
          <table:table-cell table:formula="of:=[.D129]*1000000" office:value-type="float" office:value="51.2957654335955" calcext:value-type="float">
            <text:p>51.2957654335955</text:p>
          </table:table-cell>
          <table:table-cell/>
          <table:table-cell table:formula="of:=1/(2*PI()*[.A129]*[.$M$5])" office:value-type="float" office:value="1691.31378613296" calcext:value-type="float">
            <text:p>1691.31378613296</text:p>
          </table:table-cell>
          <table:table-cell table:formula="of:=1/(2*PI()*[.A129]*([.G129]+[.$M$6]))" office:value-type="float" office:value="0.0000000399929061821922" calcext:value-type="float">
            <text:p>3.99929061821922E-08</text:p>
          </table:table-cell>
          <table:table-cell table:formula="of:=[.H129]*1000000000" office:value-type="float" office:value="39.9929061821922" calcext:value-type="float">
            <text:p>39.99290618219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382.00975922508" calcext:value-type="float">
            <text:p>2382.00975922508</text:p>
          </table:table-cell>
          <table:table-cell/>
          <table:table-cell table:formula="of:=2*PI()*[.A130]*[.$M$3]" office:value-type="float" office:value="0.463964870342364" calcext:value-type="float">
            <text:p>0.463964870342364</text:p>
          </table:table-cell>
          <table:table-cell table:formula="of:=([.C130]+[.$M$6])/(2*PI()*[.A130])" office:value-type="float" office:value="0.0000510446210359363" calcext:value-type="float">
            <text:p>5.10446210359363E-05</text:p>
          </table:table-cell>
          <table:table-cell table:formula="of:=[.D130]*1000000" office:value-type="float" office:value="51.0446210359363" calcext:value-type="float">
            <text:p>51.0446210359363</text:p>
          </table:table-cell>
          <table:table-cell/>
          <table:table-cell table:formula="of:=1/(2*PI()*[.A130]*[.$M$5])" office:value-type="float" office:value="1670.38508632802" calcext:value-type="float">
            <text:p>1670.38508632802</text:p>
          </table:table-cell>
          <table:table-cell table:formula="of:=1/(2*PI()*[.A130]*([.G130]+[.$M$6]))" office:value-type="float" office:value="0.0000000399928173178188" calcext:value-type="float">
            <text:p>3.99928173178188E-08</text:p>
          </table:table-cell>
          <table:table-cell table:formula="of:=[.H130]*1000000000" office:value-type="float" office:value="39.9928173178188" calcext:value-type="float">
            <text:p>39.992817317818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411.62270318342" calcext:value-type="float">
            <text:p>2411.62270318342</text:p>
          </table:table-cell>
          <table:table-cell/>
          <table:table-cell table:formula="of:=2*PI()*[.A131]*[.$M$3]" office:value-type="float" office:value="0.469732842388186" calcext:value-type="float">
            <text:p>0.469732842388186</text:p>
          </table:table-cell>
          <table:table-cell table:formula="of:=([.C131]+[.$M$6])/(2*PI()*[.A131])" office:value-type="float" office:value="0.0000507984879079724" calcext:value-type="float">
            <text:p>5.07984879079724E-05</text:p>
          </table:table-cell>
          <table:table-cell table:formula="of:=[.D131]*1000000" office:value-type="float" office:value="50.7984879079724" calcext:value-type="float">
            <text:p>50.7984879079724</text:p>
          </table:table-cell>
          <table:table-cell/>
          <table:table-cell table:formula="of:=1/(2*PI()*[.A131]*[.$M$5])" office:value-type="float" office:value="1649.87399233103" calcext:value-type="float">
            <text:p>1649.87399233103</text:p>
          </table:table-cell>
          <table:table-cell table:formula="of:=1/(2*PI()*[.A131]*([.G131]+[.$M$6]))" office:value-type="float" office:value="0.0000000399927280395548" calcext:value-type="float">
            <text:p>3.99927280395548E-08</text:p>
          </table:table-cell>
          <table:table-cell table:formula="of:=[.H131]*1000000000" office:value-type="float" office:value="39.9927280395548" calcext:value-type="float">
            <text:p>39.99272803955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441.37263910555" calcext:value-type="float">
            <text:p>2441.37263910555</text:p>
          </table:table-cell>
          <table:table-cell/>
          <table:table-cell table:formula="of:=2*PI()*[.A132]*[.$M$3]" office:value-type="float" office:value="0.475527497556725" calcext:value-type="float">
            <text:p>0.475527497556725</text:p>
          </table:table-cell>
          <table:table-cell table:formula="of:=([.C132]+[.$M$6])/(2*PI()*[.A132])" office:value-type="float" office:value="0.0000505572286519364" calcext:value-type="float">
            <text:p>5.05572286519364E-05</text:p>
          </table:table-cell>
          <table:table-cell table:formula="of:=[.D132]*1000000" office:value-type="float" office:value="50.5572286519364" calcext:value-type="float">
            <text:p>50.5572286519364</text:p>
          </table:table-cell>
          <table:table-cell/>
          <table:table-cell table:formula="of:=1/(2*PI()*[.A132]*[.$M$5])" office:value-type="float" office:value="1629.76905432803" calcext:value-type="float">
            <text:p>1629.76905432803</text:p>
          </table:table-cell>
          <table:table-cell table:formula="of:=1/(2*PI()*[.A132]*([.G132]+[.$M$6]))" office:value-type="float" office:value="0.0000000399926383486834" calcext:value-type="float">
            <text:p>3.99926383486834E-08</text:p>
          </table:table-cell>
          <table:table-cell table:formula="of:=[.H132]*1000000000" office:value-type="float" office:value="39.9926383486834" calcext:value-type="float">
            <text:p>39.992638348683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471.25914772781" calcext:value-type="float">
            <text:p>2471.25914772781</text:p>
          </table:table-cell>
          <table:table-cell/>
          <table:table-cell table:formula="of:=2*PI()*[.A133]*[.$M$3]" office:value-type="float" office:value="0.481348754184333" calcext:value-type="float">
            <text:p>0.481348754184333</text:p>
          </table:table-cell>
          <table:table-cell table:formula="of:=([.C133]+[.$M$6])/(2*PI()*[.A133])" office:value-type="float" office:value="0.0000503207106472297" calcext:value-type="float">
            <text:p>5.03207106472297E-05</text:p>
          </table:table-cell>
          <table:table-cell table:formula="of:=[.D133]*1000000" office:value-type="float" office:value="50.3207106472297" calcext:value-type="float">
            <text:p>50.3207106472297</text:p>
          </table:table-cell>
          <table:table-cell/>
          <table:table-cell table:formula="of:=1/(2*PI()*[.A133]*[.$M$5])" office:value-type="float" office:value="1610.05922060248" calcext:value-type="float">
            <text:p>1610.05922060248</text:p>
          </table:table-cell>
          <table:table-cell table:formula="of:=1/(2*PI()*[.A133]*([.G133]+[.$M$6]))" office:value-type="float" office:value="0.0000000399925482464742" calcext:value-type="float">
            <text:p>3.99925482464742E-08</text:p>
          </table:table-cell>
          <table:table-cell table:formula="of:=[.H133]*1000000000" office:value-type="float" office:value="39.9925482464742" calcext:value-type="float">
            <text:p>39.99254824647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501.28181424356" calcext:value-type="float">
            <text:p>2501.28181424356</text:p>
          </table:table-cell>
          <table:table-cell/>
          <table:table-cell table:formula="of:=2*PI()*[.A134]*[.$M$3]" office:value-type="float" office:value="0.487196531475489" calcext:value-type="float">
            <text:p>0.487196531475489</text:p>
          </table:table-cell>
          <table:table-cell table:formula="of:=([.C134]+[.$M$6])/(2*PI()*[.A134])" office:value-type="float" office:value="0.0000500888058497352" calcext:value-type="float">
            <text:p>5.00888058497352E-05</text:p>
          </table:table-cell>
          <table:table-cell table:formula="of:=[.D134]*1000000" office:value-type="float" office:value="50.0888058497352" calcext:value-type="float">
            <text:p>50.0888058497352</text:p>
          </table:table-cell>
          <table:table-cell/>
          <table:table-cell table:formula="of:=1/(2*PI()*[.A134]*[.$M$5])" office:value-type="float" office:value="1590.73382081126" calcext:value-type="float">
            <text:p>1590.73382081126</text:p>
          </table:table-cell>
          <table:table-cell table:formula="of:=1/(2*PI()*[.A134]*([.G134]+[.$M$6]))" office:value-type="float" office:value="0.0000000399924577341832" calcext:value-type="float">
            <text:p>3.99924577341832E-08</text:p>
          </table:table-cell>
          <table:table-cell table:formula="of:=[.H134]*1000000000" office:value-type="float" office:value="39.9924577341832" calcext:value-type="float">
            <text:p>39.99245773418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531.4402282225" calcext:value-type="float">
            <text:p>2531.4402282225</text:p>
          </table:table-cell>
          <table:table-cell/>
          <table:table-cell table:formula="of:=2*PI()*[.A135]*[.$M$3]" office:value-type="float" office:value="0.4930707494871" calcext:value-type="float">
            <text:p>0.4930707494871</text:p>
          </table:table-cell>
          <table:table-cell table:formula="of:=([.C135]+[.$M$6])/(2*PI()*[.A135])" office:value-type="float" office:value="0.0000498613906009919" calcext:value-type="float">
            <text:p>4.98613906009919E-05</text:p>
          </table:table-cell>
          <table:table-cell table:formula="of:=[.D135]*1000000" office:value-type="float" office:value="49.8613906009919" calcext:value-type="float">
            <text:p>49.8613906009919</text:p>
          </table:table-cell>
          <table:table-cell/>
          <table:table-cell table:formula="of:=1/(2*PI()*[.A135]*[.$M$5])" office:value-type="float" office:value="1571.78255008266" calcext:value-type="float">
            <text:p>1571.78255008266</text:p>
          </table:table-cell>
          <table:table-cell table:formula="of:=1/(2*PI()*[.A135]*([.G135]+[.$M$6]))" office:value-type="float" office:value="0.0000000399923668130536" calcext:value-type="float">
            <text:p>3.99923668130536E-08</text:p>
          </table:table-cell>
          <table:table-cell table:formula="of:=[.H135]*1000000000" office:value-type="float" office:value="39.9923668130536" calcext:value-type="float">
            <text:p>39.99236681305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561.73398353221" calcext:value-type="float">
            <text:p>2561.73398353221</text:p>
          </table:table-cell>
          <table:table-cell/>
          <table:table-cell table:formula="of:=2*PI()*[.A136]*[.$M$3]" office:value-type="float" office:value="0.498971329113198" calcext:value-type="float">
            <text:p>0.498971329113198</text:p>
          </table:table-cell>
          <table:table-cell table:formula="of:=([.C136]+[.$M$6])/(2*PI()*[.A136])" office:value-type="float" office:value="0.0000496383454466783" calcext:value-type="float">
            <text:p>4.96383454466783E-05</text:p>
          </table:table-cell>
          <table:table-cell table:formula="of:=[.D136]*1000000" office:value-type="float" office:value="49.6383454466783" calcext:value-type="float">
            <text:p>49.6383454466783</text:p>
          </table:table-cell>
          <table:table-cell/>
          <table:table-cell table:formula="of:=1/(2*PI()*[.A136]*[.$M$5])" office:value-type="float" office:value="1553.19545388986" calcext:value-type="float">
            <text:p>1553.19545388986</text:p>
          </table:table-cell>
          <table:table-cell table:formula="of:=1/(2*PI()*[.A136]*([.G136]+[.$M$6]))" office:value-type="float" office:value="0.0000000399922754843151" calcext:value-type="float">
            <text:p>3.99922754843151E-08</text:p>
          </table:table-cell>
          <table:table-cell table:formula="of:=[.H136]*1000000000" office:value-type="float" office:value="39.9922754843151" calcext:value-type="float">
            <text:p>39.99227548431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592.16267826147" calcext:value-type="float">
            <text:p>2592.16267826147</text:p>
          </table:table-cell>
          <table:table-cell/>
          <table:table-cell table:formula="of:=2*PI()*[.A137]*[.$M$3]" office:value-type="float" office:value="0.504898192070024" calcext:value-type="float">
            <text:p>0.504898192070024</text:p>
          </table:table-cell>
          <table:table-cell table:formula="of:=([.C137]+[.$M$6])/(2*PI()*[.A137])" office:value-type="float" office:value="0.000049419554963885" calcext:value-type="float">
            <text:p>4.9419554963885E-05</text:p>
          </table:table-cell>
          <table:table-cell table:formula="of:=[.D137]*1000000" office:value-type="float" office:value="49.419554963885" calcext:value-type="float">
            <text:p>49.419554963885</text:p>
          </table:table-cell>
          <table:table-cell/>
          <table:table-cell table:formula="of:=1/(2*PI()*[.A137]*[.$M$5])" office:value-type="float" office:value="1534.96291365709" calcext:value-type="float">
            <text:p>1534.96291365709</text:p>
          </table:table-cell>
          <table:table-cell table:formula="of:=1/(2*PI()*[.A137]*([.G137]+[.$M$6]))" office:value-type="float" office:value="0.0000000399921837491851" calcext:value-type="float">
            <text:p>3.99921837491851E-08</text:p>
          </table:table-cell>
          <table:table-cell table:formula="of:=[.H137]*1000000000" office:value-type="float" office:value="39.9921837491851" calcext:value-type="float">
            <text:p>39.99218374918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622.72591464568" calcext:value-type="float">
            <text:p>2622.72591464568</text:p>
          </table:table-cell>
          <table:table-cell/>
          <table:table-cell table:formula="of:=2*PI()*[.A138]*[.$M$3]" office:value-type="float" office:value="0.510851260881486" calcext:value-type="float">
            <text:p>0.510851260881486</text:p>
          </table:table-cell>
          <table:table-cell table:formula="of:=([.C138]+[.$M$6])/(2*PI()*[.A138])" office:value-type="float" office:value="0.0000492049075966899" calcext:value-type="float">
            <text:p>4.92049075966899E-05</text:p>
          </table:table-cell>
          <table:table-cell table:formula="of:=[.D138]*1000000" office:value-type="float" office:value="49.2049075966899" calcext:value-type="float">
            <text:p>49.2049075966899</text:p>
          </table:table-cell>
          <table:table-cell/>
          <table:table-cell table:formula="of:=1/(2*PI()*[.A138]*[.$M$5])" office:value-type="float" office:value="1517.07563305749" calcext:value-type="float">
            <text:p>1517.07563305749</text:p>
          </table:table-cell>
          <table:table-cell table:formula="of:=1/(2*PI()*[.A138]*([.G138]+[.$M$6]))" office:value-type="float" office:value="0.0000000399920916088683" calcext:value-type="float">
            <text:p>3.99920916088683E-08</text:p>
          </table:table-cell>
          <table:table-cell table:formula="of:=[.H138]*1000000000" office:value-type="float" office:value="39.9920916088683" calcext:value-type="float">
            <text:p>39.99209160886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653.42329899399" calcext:value-type="float">
            <text:p>2653.42329899399</text:p>
          </table:table-cell>
          <table:table-cell/>
          <table:table-cell table:formula="of:=2*PI()*[.A139]*[.$M$3]" office:value-type="float" office:value="0.516830458864978" calcext:value-type="float">
            <text:p>0.516830458864978</text:p>
          </table:table-cell>
          <table:table-cell table:formula="of:=([.C139]+[.$M$6])/(2*PI()*[.A139])" office:value-type="float" office:value="0.0000489942954995801" calcext:value-type="float">
            <text:p>4.89942954995801E-05</text:p>
          </table:table-cell>
          <table:table-cell table:formula="of:=[.D139]*1000000" office:value-type="float" office:value="48.9942954995801" calcext:value-type="float">
            <text:p>48.9942954995801</text:p>
          </table:table-cell>
          <table:table-cell/>
          <table:table-cell table:formula="of:=1/(2*PI()*[.A139]*[.$M$5])" office:value-type="float" office:value="1499.52462496501" calcext:value-type="float">
            <text:p>1499.52462496501</text:p>
          </table:table-cell>
          <table:table-cell table:formula="of:=1/(2*PI()*[.A139]*([.G139]+[.$M$6]))" office:value-type="float" office:value="0.0000000399919990645571" calcext:value-type="float">
            <text:p>3.99919990645571E-08</text:p>
          </table:table-cell>
          <table:table-cell table:formula="of:=[.H139]*1000000000" office:value-type="float" office:value="39.9919990645571" calcext:value-type="float">
            <text:p>39.99199906455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684.25444161836" calcext:value-type="float">
            <text:p>2684.25444161836</text:p>
          </table:table-cell>
          <table:table-cell/>
          <table:table-cell table:formula="of:=2*PI()*[.A140]*[.$M$3]" office:value-type="float" office:value="0.522835710117549" calcext:value-type="float">
            <text:p>0.522835710117549</text:p>
          </table:table-cell>
          <table:table-cell table:formula="of:=([.C140]+[.$M$6])/(2*PI()*[.A140])" office:value-type="float" office:value="0.0000487876143882924" calcext:value-type="float">
            <text:p>4.87876143882924E-05</text:p>
          </table:table-cell>
          <table:table-cell table:formula="of:=[.D140]*1000000" office:value-type="float" office:value="48.7876143882924" calcext:value-type="float">
            <text:p>48.7876143882924</text:p>
          </table:table-cell>
          <table:table-cell/>
          <table:table-cell table:formula="of:=1/(2*PI()*[.A140]*[.$M$5])" office:value-type="float" office:value="1482.30119902437" calcext:value-type="float">
            <text:p>1482.30119902437</text:p>
          </table:table-cell>
          <table:table-cell table:formula="of:=1/(2*PI()*[.A140]*([.G140]+[.$M$6]))" office:value-type="float" office:value="0.0000000399919061174321" calcext:value-type="float">
            <text:p>3.99919061174321E-08</text:p>
          </table:table-cell>
          <table:table-cell table:formula="of:=[.H140]*1000000000" office:value-type="float" office:value="39.991906117432" calcext:value-type="float">
            <text:p>39.9919061174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715.21895676424" calcext:value-type="float">
            <text:p>2715.21895676424</text:p>
          </table:table-cell>
          <table:table-cell/>
          <table:table-cell table:formula="of:=2*PI()*[.A141]*[.$M$3]" office:value-type="float" office:value="0.528866939502413" calcext:value-type="float">
            <text:p>0.528866939502413</text:p>
          </table:table-cell>
          <table:table-cell table:formula="of:=([.C141]+[.$M$6])/(2*PI()*[.A141])" office:value-type="float" office:value="0.0000485847633976704" calcext:value-type="float">
            <text:p>4.85847633976704E-05</text:p>
          </table:table-cell>
          <table:table-cell table:formula="of:=[.D141]*1000000" office:value-type="float" office:value="48.5847633976704" calcext:value-type="float">
            <text:p>48.5847633976704</text:p>
          </table:table-cell>
          <table:table-cell/>
          <table:table-cell table:formula="of:=1/(2*PI()*[.A141]*[.$M$5])" office:value-type="float" office:value="1465.39694980587" calcext:value-type="float">
            <text:p>1465.39694980587</text:p>
          </table:table-cell>
          <table:table-cell table:formula="of:=1/(2*PI()*[.A141]*([.G141]+[.$M$6]))" office:value-type="float" office:value="0.0000000399918127686616" calcext:value-type="float">
            <text:p>3.99918127686616E-08</text:p>
          </table:table-cell>
          <table:table-cell table:formula="of:=[.H141]*1000000000" office:value-type="float" office:value="39.9918127686616" calcext:value-type="float">
            <text:p>39.99181276866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746.31646254301" calcext:value-type="float">
            <text:p>2746.31646254301</text:p>
          </table:table-cell>
          <table:table-cell/>
          <table:table-cell table:formula="of:=2*PI()*[.A142]*[.$M$3]" office:value-type="float" office:value="0.534924072635786" calcext:value-type="float">
            <text:p>0.534924072635786</text:p>
          </table:table-cell>
          <table:table-cell table:formula="of:=([.C142]+[.$M$6])/(2*PI()*[.A142])" office:value-type="float" office:value="0.0000483856449461606" calcext:value-type="float">
            <text:p>4.83856449461606E-05</text:p>
          </table:table-cell>
          <table:table-cell table:formula="of:=[.D142]*1000000" office:value-type="float" office:value="48.3856449461606" calcext:value-type="float">
            <text:p>48.3856449461606</text:p>
          </table:table-cell>
          <table:table-cell/>
          <table:table-cell table:formula="of:=1/(2*PI()*[.A142]*[.$M$5])" office:value-type="float" office:value="1448.80374551338" calcext:value-type="float">
            <text:p>1448.80374551338</text:p>
          </table:table-cell>
          <table:table-cell table:formula="of:=1/(2*PI()*[.A142]*([.G142]+[.$M$6]))" office:value-type="float" office:value="0.0000000399917190194027" calcext:value-type="float">
            <text:p>3.99917190194027E-08</text:p>
          </table:table-cell>
          <table:table-cell table:formula="of:=[.H142]*1000000000" office:value-type="float" office:value="39.9917190194027" calcext:value-type="float">
            <text:p>39.991719019402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777.54658086606" calcext:value-type="float">
            <text:p>2777.54658086606</text:p>
          </table:table-cell>
          <table:table-cell/>
          <table:table-cell table:formula="of:=2*PI()*[.A143]*[.$M$3]" office:value-type="float" office:value="0.54100703587404" calcext:value-type="float">
            <text:p>0.54100703587404</text:p>
          </table:table-cell>
          <table:table-cell table:formula="of:=([.C143]+[.$M$6])/(2*PI()*[.A143])" office:value-type="float" office:value="0.0000481901646065935" calcext:value-type="float">
            <text:p>4.81901646065935E-05</text:p>
          </table:table-cell>
          <table:table-cell table:formula="of:=[.D143]*1000000" office:value-type="float" office:value="48.1901646065935" calcext:value-type="float">
            <text:p>48.1901646065935</text:p>
          </table:table-cell>
          <table:table-cell/>
          <table:table-cell table:formula="of:=1/(2*PI()*[.A143]*[.$M$5])" office:value-type="float" office:value="1432.51371721613" calcext:value-type="float">
            <text:p>1432.51371721613</text:p>
          </table:table-cell>
          <table:table-cell table:formula="of:=1/(2*PI()*[.A143]*([.G143]+[.$M$6]))" office:value-type="float" office:value="0.0000000399916248708009" calcext:value-type="float">
            <text:p>3.99916248708009E-08</text:p>
          </table:table-cell>
          <table:table-cell table:formula="of:=[.H143]*1000000000" office:value-type="float" office:value="39.9916248708009" calcext:value-type="float">
            <text:p>39.99162487080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808.90893738038" calcext:value-type="float">
            <text:p>2808.90893738038</text:p>
          </table:table-cell>
          <table:table-cell/>
          <table:table-cell table:formula="of:=2*PI()*[.A144]*[.$M$3]" office:value-type="float" office:value="0.547115756301169" calcext:value-type="float">
            <text:p>0.547115756301169</text:p>
          </table:table-cell>
          <table:table-cell table:formula="of:=([.C144]+[.$M$6])/(2*PI()*[.A144])" office:value-type="float" office:value="0.0000479982309829159" calcext:value-type="float">
            <text:p>4.79982309829159E-05</text:p>
          </table:table-cell>
          <table:table-cell table:formula="of:=[.D144]*1000000" office:value-type="float" office:value="47.9982309829159" calcext:value-type="float">
            <text:p>47.9982309829159</text:p>
          </table:table-cell>
          <table:table-cell/>
          <table:table-cell table:formula="of:=1/(2*PI()*[.A144]*[.$M$5])" office:value-type="float" office:value="1416.51924857633" calcext:value-type="float">
            <text:p>1416.51924857633</text:p>
          </table:table-cell>
          <table:table-cell table:formula="of:=1/(2*PI()*[.A144]*([.G144]+[.$M$6]))" office:value-type="float" office:value="0.0000000399915303239901" calcext:value-type="float">
            <text:p>3.99915303239901E-08</text:p>
          </table:table-cell>
          <table:table-cell table:formula="of:=[.H144]*1000000000" office:value-type="float" office:value="39.9915303239901" calcext:value-type="float">
            <text:p>39.99153032399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840.40316140577" calcext:value-type="float">
            <text:p>2840.40316140577</text:p>
          </table:table-cell>
          <table:table-cell/>
          <table:table-cell table:formula="of:=2*PI()*[.A145]*[.$M$3]" office:value-type="float" office:value="0.553250161716546" calcext:value-type="float">
            <text:p>0.553250161716546</text:p>
          </table:table-cell>
          <table:table-cell table:formula="of:=([.C145]+[.$M$6])/(2*PI()*[.A145])" office:value-type="float" office:value="0.000047809755592561" calcext:value-type="float">
            <text:p>4.7809755592561E-05</text:p>
          </table:table-cell>
          <table:table-cell table:formula="of:=[.D145]*1000000" office:value-type="float" office:value="47.809755592561" calcext:value-type="float">
            <text:p>47.809755592561</text:p>
          </table:table-cell>
          <table:table-cell/>
          <table:table-cell table:formula="of:=1/(2*PI()*[.A145]*[.$M$5])" office:value-type="float" office:value="1400.81296604675" calcext:value-type="float">
            <text:p>1400.81296604675</text:p>
          </table:table-cell>
          <table:table-cell table:formula="of:=1/(2*PI()*[.A145]*([.G145]+[.$M$6]))" office:value-type="float" office:value="0.0000000399914353800937" calcext:value-type="float">
            <text:p>3.99914353800937E-08</text:p>
          </table:table-cell>
          <table:table-cell table:formula="of:=[.H145]*1000000000" office:value-type="float" office:value="39.9914353800937" calcext:value-type="float">
            <text:p>39.991435380093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872.02888587346" calcext:value-type="float">
            <text:p>2872.02888587346</text:p>
          </table:table-cell>
          <table:table-cell/>
          <table:table-cell table:formula="of:=2*PI()*[.A146]*[.$M$3]" office:value-type="float" office:value="0.55941018062298" calcext:value-type="float">
            <text:p>0.55941018062298</text:p>
          </table:table-cell>
          <table:table-cell table:formula="of:=([.C146]+[.$M$6])/(2*PI()*[.A146])" office:value-type="float" office:value="0.0000476246527541618" calcext:value-type="float">
            <text:p>4.76246527541618E-05</text:p>
          </table:table-cell>
          <table:table-cell table:formula="of:=[.D146]*1000000" office:value-type="float" office:value="47.6246527541619" calcext:value-type="float">
            <text:p>47.6246527541619</text:p>
          </table:table-cell>
          <table:table-cell/>
          <table:table-cell table:formula="of:=1/(2*PI()*[.A146]*[.$M$5])" office:value-type="float" office:value="1385.38772951349" calcext:value-type="float">
            <text:p>1385.38772951349</text:p>
          </table:table-cell>
          <table:table-cell table:formula="of:=1/(2*PI()*[.A146]*([.G146]+[.$M$6]))" office:value-type="float" office:value="0.0000000399913400402238" calcext:value-type="float">
            <text:p>3.99913400402238E-08</text:p>
          </table:table-cell>
          <table:table-cell table:formula="of:=[.H146]*1000000000" office:value-type="float" office:value="39.9913400402238" calcext:value-type="float">
            <text:p>39.99134004022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903.78574726626" calcext:value-type="float">
            <text:p>2903.78574726626</text:p>
          </table:table-cell>
          <table:table-cell/>
          <table:table-cell table:formula="of:=2*PI()*[.A147]*[.$M$3]" office:value-type="float" office:value="0.565595742215046" calcext:value-type="float">
            <text:p>0.565595742215046</text:p>
          </table:table-cell>
          <table:table-cell table:formula="of:=([.C147]+[.$M$6])/(2*PI()*[.A147])" office:value-type="float" office:value="0.0000474428394803298" calcext:value-type="float">
            <text:p>4.74428394803298E-05</text:p>
          </table:table-cell>
          <table:table-cell table:formula="of:=[.D147]*1000000" office:value-type="float" office:value="47.4428394803298" calcext:value-type="float">
            <text:p>47.4428394803298</text:p>
          </table:table-cell>
          <table:table-cell/>
          <table:table-cell table:formula="of:=1/(2*PI()*[.A147]*[.$M$5])" office:value-type="float" office:value="1370.23662336082" calcext:value-type="float">
            <text:p>1370.23662336082</text:p>
          </table:table-cell>
          <table:table-cell table:formula="of:=1/(2*PI()*[.A147]*([.G147]+[.$M$6]))" office:value-type="float" office:value="0.0000000399912443054819" calcext:value-type="float">
            <text:p>3.99912443054819E-08</text:p>
          </table:table-cell>
          <table:table-cell table:formula="of:=[.H147]*1000000000" office:value-type="float" office:value="39.9912443054819" calcext:value-type="float">
            <text:p>39.99124430548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935.67338555999" calcext:value-type="float">
            <text:p>2935.67338555999</text:p>
          </table:table-cell>
          <table:table-cell/>
          <table:table-cell table:formula="of:=2*PI()*[.A148]*[.$M$3]" office:value-type="float" office:value="0.571806776367689" calcext:value-type="float">
            <text:p>0.571806776367689</text:p>
          </table:table-cell>
          <table:table-cell table:formula="of:=([.C148]+[.$M$6])/(2*PI()*[.A148])" office:value-type="float" office:value="0.0000472642353752377" calcext:value-type="float">
            <text:p>4.72642353752377E-05</text:p>
          </table:table-cell>
          <table:table-cell table:formula="of:=[.D148]*1000000" office:value-type="float" office:value="47.2642353752377" calcext:value-type="float">
            <text:p>47.2642353752377</text:p>
          </table:table-cell>
          <table:table-cell/>
          <table:table-cell table:formula="of:=1/(2*PI()*[.A148]*[.$M$5])" office:value-type="float" office:value="1355.35294793648" calcext:value-type="float">
            <text:p>1355.35294793648</text:p>
          </table:table-cell>
          <table:table-cell table:formula="of:=1/(2*PI()*[.A148]*([.G148]+[.$M$6]))" office:value-type="float" office:value="0.0000000399911481769591" calcext:value-type="float">
            <text:p>3.99911481769591E-08</text:p>
          </table:table-cell>
          <table:table-cell table:formula="of:=[.H148]*1000000000" office:value-type="float" office:value="39.9911481769591" calcext:value-type="float">
            <text:p>39.99114817695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967.69144416639" calcext:value-type="float">
            <text:p>2967.69144416639</text:p>
          </table:table-cell>
          <table:table-cell/>
          <table:table-cell table:formula="of:=2*PI()*[.A149]*[.$M$3]" office:value-type="float" office:value="0.578043213625093" calcext:value-type="float">
            <text:p>0.578043213625093</text:p>
          </table:table-cell>
          <table:table-cell table:formula="of:=([.C149]+[.$M$6])/(2*PI()*[.A149])" office:value-type="float" office:value="0.0000470887625367604" calcext:value-type="float">
            <text:p>4.70887625367604E-05</text:p>
          </table:table-cell>
          <table:table-cell table:formula="of:=[.D149]*1000000" office:value-type="float" office:value="47.0887625367604" calcext:value-type="float">
            <text:p>47.0887625367604</text:p>
          </table:table-cell>
          <table:table-cell/>
          <table:table-cell table:formula="of:=1/(2*PI()*[.A149]*[.$M$5])" office:value-type="float" office:value="1340.7302113967" calcext:value-type="float">
            <text:p>1340.7302113967</text:p>
          </table:table-cell>
          <table:table-cell table:formula="of:=1/(2*PI()*[.A149]*([.G149]+[.$M$6]))" office:value-type="float" office:value="0.000000039991051655736" calcext:value-type="float">
            <text:p>3.9991051655736E-08</text:p>
          </table:table-cell>
          <table:table-cell table:formula="of:=[.H149]*1000000000" office:value-type="float" office:value="39.991051655736" calcext:value-type="float">
            <text:p>39.9910516557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999.83956987726" calcext:value-type="float">
            <text:p>2999.83956987726</text:p>
          </table:table-cell>
          <table:table-cell/>
          <table:table-cell table:formula="of:=2*PI()*[.A150]*[.$M$3]" office:value-type="float" office:value="0.58430498518981" calcext:value-type="float">
            <text:p>0.58430498518981</text:p>
          </table:table-cell>
          <table:table-cell table:formula="of:=([.C150]+[.$M$6])/(2*PI()*[.A150])" office:value-type="float" office:value="0.0000469163454629416" calcext:value-type="float">
            <text:p>4.69163454629416E-05</text:p>
          </table:table-cell>
          <table:table-cell table:formula="of:=[.D150]*1000000" office:value-type="float" office:value="46.9163454629416" calcext:value-type="float">
            <text:p>46.9163454629416</text:p>
          </table:table-cell>
          <table:table-cell/>
          <table:table-cell table:formula="of:=1/(2*PI()*[.A150]*[.$M$5])" office:value-type="float" office:value="1326.3621219118" calcext:value-type="float">
            <text:p>1326.3621219118</text:p>
          </table:table-cell>
          <table:table-cell table:formula="of:=1/(2*PI()*[.A150]*([.G150]+[.$M$6]))" office:value-type="float" office:value="0.0000000399909547428831" calcext:value-type="float">
            <text:p>3.99909547428831E-08</text:p>
          </table:table-cell>
          <table:table-cell table:formula="of:=[.H150]*1000000000" office:value-type="float" office:value="39.9909547428831" calcext:value-type="float">
            <text:p>39.99095474288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032.1174128099" calcext:value-type="float">
            <text:p>3032.1174128099</text:p>
          </table:table-cell>
          <table:table-cell/>
          <table:table-cell table:formula="of:=2*PI()*[.A151]*[.$M$3]" office:value-type="float" office:value="0.590592022912126" calcext:value-type="float">
            <text:p>0.590592022912126</text:p>
          </table:table-cell>
          <table:table-cell table:formula="of:=([.C151]+[.$M$6])/(2*PI()*[.A151])" office:value-type="float" office:value="0.0000467469109625677" calcext:value-type="float">
            <text:p>4.67469109625677E-05</text:p>
          </table:table-cell>
          <table:table-cell table:formula="of:=[.D151]*1000000" office:value-type="float" office:value="46.7469109625677" calcext:value-type="float">
            <text:p>46.7469109625677</text:p>
          </table:table-cell>
          <table:table-cell/>
          <table:table-cell table:formula="of:=1/(2*PI()*[.A151]*[.$M$5])" office:value-type="float" office:value="1312.24258021398" calcext:value-type="float">
            <text:p>1312.24258021398</text:p>
          </table:table-cell>
          <table:table-cell table:formula="of:=1/(2*PI()*[.A151]*([.G151]+[.$M$6]))" office:value-type="float" office:value="0.0000000399908574394607" calcext:value-type="float">
            <text:p>3.99908574394607E-08</text:p>
          </table:table-cell>
          <table:table-cell table:formula="of:=[.H151]*1000000000" office:value-type="float" office:value="39.9908574394607" calcext:value-type="float">
            <text:p>39.990857439460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064.52462635381" calcext:value-type="float">
            <text:p>3064.52462635381</text:p>
          </table:table-cell>
          <table:table-cell/>
          <table:table-cell table:formula="of:=2*PI()*[.A152]*[.$M$3]" office:value-type="float" office:value="0.596904259279685" calcext:value-type="float">
            <text:p>0.596904259279685</text:p>
          </table:table-cell>
          <table:table-cell table:formula="of:=([.C152]+[.$M$6])/(2*PI()*[.A152])" office:value-type="float" office:value="0.0000465803880696425" calcext:value-type="float">
            <text:p>4.65803880696425E-05</text:p>
          </table:table-cell>
          <table:table-cell table:formula="of:=[.D152]*1000000" office:value-type="float" office:value="46.5803880696425" calcext:value-type="float">
            <text:p>46.5803880696425</text:p>
          </table:table-cell>
          <table:table-cell/>
          <table:table-cell table:formula="of:=1/(2*PI()*[.A152]*[.$M$5])" office:value-type="float" office:value="1298.36567247021" calcext:value-type="float">
            <text:p>1298.36567247021</text:p>
          </table:table-cell>
          <table:table-cell table:formula="of:=1/(2*PI()*[.A152]*([.G152]+[.$M$6]))" office:value-type="float" office:value="0.0000000399907597465195" calcext:value-type="float">
            <text:p>3.99907597465195E-08</text:p>
          </table:table-cell>
          <table:table-cell table:formula="of:=[.H152]*1000000000" office:value-type="float" office:value="39.9907597465195" calcext:value-type="float">
            <text:p>39.990759746519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097.06086711858" calcext:value-type="float">
            <text:p>3097.06086711858</text:p>
          </table:table-cell>
          <table:table-cell/>
          <table:table-cell table:formula="of:=2*PI()*[.A153]*[.$M$3]" office:value-type="float" office:value="0.603241627407331" calcext:value-type="float">
            <text:p>0.603241627407331</text:p>
          </table:table-cell>
          <table:table-cell table:formula="of:=([.C153]+[.$M$6])/(2*PI()*[.A153])" office:value-type="float" office:value="0.0000464167079615683" calcext:value-type="float">
            <text:p>4.64167079615683E-05</text:p>
          </table:table-cell>
          <table:table-cell table:formula="of:=[.D153]*1000000" office:value-type="float" office:value="46.4167079615683" calcext:value-type="float">
            <text:p>46.4167079615683</text:p>
          </table:table-cell>
          <table:table-cell/>
          <table:table-cell table:formula="of:=1/(2*PI()*[.A153]*[.$M$5])" office:value-type="float" office:value="1284.72566346402" calcext:value-type="float">
            <text:p>1284.72566346402</text:p>
          </table:table-cell>
          <table:table-cell table:formula="of:=1/(2*PI()*[.A153]*([.G153]+[.$M$6]))" office:value-type="float" office:value="0.0000000399906616651004" calcext:value-type="float">
            <text:p>3.99906616651004E-08</text:p>
          </table:table-cell>
          <table:table-cell table:formula="of:=[.H153]*1000000000" office:value-type="float" office:value="39.9906616651004" calcext:value-type="float">
            <text:p>39.990661665100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129.72579488291" calcext:value-type="float">
            <text:p>3129.72579488291</text:p>
          </table:table-cell>
          <table:table-cell/>
          <table:table-cell table:formula="of:=2*PI()*[.A154]*[.$M$3]" office:value-type="float" office:value="0.609604061027187" calcext:value-type="float">
            <text:p>0.609604061027187</text:p>
          </table:table-cell>
          <table:table-cell table:formula="of:=([.C154]+[.$M$6])/(2*PI()*[.A154])" office:value-type="float" office:value="0.0000462558038808492" calcext:value-type="float">
            <text:p>4.62558038808492E-05</text:p>
          </table:table-cell>
          <table:table-cell table:formula="of:=[.D154]*1000000" office:value-type="float" office:value="46.2558038808492" calcext:value-type="float">
            <text:p>46.2558038808492</text:p>
          </table:table-cell>
          <table:table-cell/>
          <table:table-cell table:formula="of:=1/(2*PI()*[.A154]*[.$M$5])" office:value-type="float" office:value="1271.31699007077" calcext:value-type="float">
            <text:p>1271.31699007077</text:p>
          </table:table-cell>
          <table:table-cell table:formula="of:=1/(2*PI()*[.A154]*([.G154]+[.$M$6]))" office:value-type="float" office:value="0.0000000399905631962346" calcext:value-type="float">
            <text:p>3.99905631962346E-08</text:p>
          </table:table-cell>
          <table:table-cell table:formula="of:=[.H154]*1000000000" office:value-type="float" office:value="39.9905631962346" calcext:value-type="float">
            <text:p>39.990563196234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162.51907254484" calcext:value-type="float">
            <text:p>3162.51907254484</text:p>
          </table:table-cell>
          <table:table-cell/>
          <table:table-cell table:formula="of:=2*PI()*[.A155]*[.$M$3]" office:value-type="float" office:value="0.615991494478957" calcext:value-type="float">
            <text:p>0.615991494478957</text:p>
          </table:table-cell>
          <table:table-cell table:formula="of:=([.C155]+[.$M$6])/(2*PI()*[.A155])" office:value-type="float" office:value="0.0000460976110601438" calcext:value-type="float">
            <text:p>4.60976110601438E-05</text:p>
          </table:table-cell>
          <table:table-cell table:formula="of:=[.D155]*1000000" office:value-type="float" office:value="46.0976110601438" calcext:value-type="float">
            <text:p>46.0976110601438</text:p>
          </table:table-cell>
          <table:table-cell/>
          <table:table-cell table:formula="of:=1/(2*PI()*[.A155]*[.$M$5])" office:value-type="float" office:value="1258.13425501198" calcext:value-type="float">
            <text:p>1258.13425501198</text:p>
          </table:table-cell>
          <table:table-cell table:formula="of:=1/(2*PI()*[.A155]*([.G155]+[.$M$6]))" office:value-type="float" office:value="0.0000000399904643409441" calcext:value-type="float">
            <text:p>3.99904643409441E-08</text:p>
          </table:table-cell>
          <table:table-cell table:formula="of:=[.H155]*1000000000" office:value-type="float" office:value="39.9904643409441" calcext:value-type="float">
            <text:p>39.990464340944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195.440366073" calcext:value-type="float">
            <text:p>3195.440366073</text:p>
          </table:table-cell>
          <table:table-cell/>
          <table:table-cell table:formula="of:=2*PI()*[.A156]*[.$M$3]" office:value-type="float" office:value="0.622403862700432" calcext:value-type="float">
            <text:p>0.622403862700432</text:p>
          </table:table-cell>
          <table:table-cell table:formula="of:=([.C156]+[.$M$6])/(2*PI()*[.A156])" office:value-type="float" office:value="0.0000459420666505024" calcext:value-type="float">
            <text:p>4.59420666505024E-05</text:p>
          </table:table-cell>
          <table:table-cell table:formula="of:=[.D156]*1000000" office:value-type="float" office:value="45.9420666505024" calcext:value-type="float">
            <text:p>45.9420666505024</text:p>
          </table:table-cell>
          <table:table-cell/>
          <table:table-cell table:formula="of:=1/(2*PI()*[.A156]*[.$M$5])" office:value-type="float" office:value="1245.1722208752" calcext:value-type="float">
            <text:p>1245.1722208752</text:p>
          </table:table-cell>
          <table:table-cell table:formula="of:=1/(2*PI()*[.A156]*([.G156]+[.$M$6]))" office:value-type="float" office:value="0.0000000399903651002416" calcext:value-type="float">
            <text:p>3.99903651002416E-08</text:p>
          </table:table-cell>
          <table:table-cell table:formula="of:=[.H156]*1000000000" office:value-type="float" office:value="39.9903651002416" calcext:value-type="float">
            <text:p>39.99036510024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228.48934445903" calcext:value-type="float">
            <text:p>3228.48934445903</text:p>
          </table:table-cell>
          <table:table-cell/>
          <table:table-cell table:formula="of:=2*PI()*[.A157]*[.$M$3]" office:value-type="float" office:value="0.628841101218216" calcext:value-type="float">
            <text:p>0.628841101218216</text:p>
          </table:table-cell>
          <table:table-cell table:formula="of:=([.C157]+[.$M$6])/(2*PI()*[.A157])" office:value-type="float" office:value="0.0000457891096526351" calcext:value-type="float">
            <text:p>4.57891096526351E-05</text:p>
          </table:table-cell>
          <table:table-cell table:formula="of:=[.D157]*1000000" office:value-type="float" office:value="45.7891096526351" calcext:value-type="float">
            <text:p>45.7891096526351</text:p>
          </table:table-cell>
          <table:table-cell/>
          <table:table-cell table:formula="of:=1/(2*PI()*[.A157]*[.$M$5])" office:value-type="float" office:value="1232.42580438626" calcext:value-type="float">
            <text:p>1232.42580438626</text:p>
          </table:table-cell>
          <table:table-cell table:formula="of:=1/(2*PI()*[.A157]*([.G157]+[.$M$6]))" office:value-type="float" office:value="0.0000000399902654751306" calcext:value-type="float">
            <text:p>3.99902654751306E-08</text:p>
          </table:table-cell>
          <table:table-cell table:formula="of:=[.H157]*1000000000" office:value-type="float" office:value="39.9902654751306" calcext:value-type="float">
            <text:p>39.99026547513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261.66567967091" calcext:value-type="float">
            <text:p>3261.66567967091</text:p>
          </table:table-cell>
          <table:table-cell/>
          <table:table-cell table:formula="of:=2*PI()*[.A158]*[.$M$3]" office:value-type="float" office:value="0.635303146138646" calcext:value-type="float">
            <text:p>0.635303146138646</text:p>
          </table:table-cell>
          <table:table-cell table:formula="of:=([.C158]+[.$M$6])/(2*PI()*[.A158])" office:value-type="float" office:value="0.0000456386808510632" calcext:value-type="float">
            <text:p>4.56386808510632E-05</text:p>
          </table:table-cell>
          <table:table-cell table:formula="of:=[.D158]*1000000" office:value-type="float" office:value="45.6386808510632" calcext:value-type="float">
            <text:p>45.6386808510632</text:p>
          </table:table-cell>
          <table:table-cell/>
          <table:table-cell table:formula="of:=1/(2*PI()*[.A158]*[.$M$5])" office:value-type="float" office:value="1219.89007092193" calcext:value-type="float">
            <text:p>1219.89007092193</text:p>
          </table:table-cell>
          <table:table-cell table:formula="of:=1/(2*PI()*[.A158]*([.G158]+[.$M$6]))" office:value-type="float" office:value="0.0000000399901654666056" calcext:value-type="float">
            <text:p>3.99901654666056E-08</text:p>
          </table:table-cell>
          <table:table-cell table:formula="of:=[.H158]*1000000000" office:value-type="float" office:value="39.9901654666056" calcext:value-type="float">
            <text:p>39.990165466605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294.96904660744" calcext:value-type="float">
            <text:p>3294.96904660744</text:p>
          </table:table-cell>
          <table:table-cell/>
          <table:table-cell table:formula="of:=2*PI()*[.A159]*[.$M$3]" office:value-type="float" office:value="0.641789934138917" calcext:value-type="float">
            <text:p>0.641789934138917</text:p>
          </table:table-cell>
          <table:table-cell table:formula="of:=([.C159]+[.$M$6])/(2*PI()*[.A159])" office:value-type="float" office:value="0.0000454907227510162" calcext:value-type="float">
            <text:p>4.54907227510162E-05</text:p>
          </table:table-cell>
          <table:table-cell table:formula="of:=[.D159]*1000000" office:value-type="float" office:value="45.4907227510162" calcext:value-type="float">
            <text:p>45.4907227510162</text:p>
          </table:table-cell>
          <table:table-cell/>
          <table:table-cell table:formula="of:=1/(2*PI()*[.A159]*[.$M$5])" office:value-type="float" office:value="1207.56022925135" calcext:value-type="float">
            <text:p>1207.56022925135</text:p>
          </table:table-cell>
          <table:table-cell table:formula="of:=1/(2*PI()*[.A159]*([.G159]+[.$M$6]))" office:value-type="float" office:value="0.0000000399900650756525" calcext:value-type="float">
            <text:p>3.99900650756525E-08</text:p>
          </table:table-cell>
          <table:table-cell table:formula="of:=[.H159]*1000000000" office:value-type="float" office:value="39.9900650756525" calcext:value-type="float">
            <text:p>39.99006507565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328.39912305357" calcext:value-type="float">
            <text:p>3328.39912305357</text:p>
          </table:table-cell>
          <table:table-cell/>
          <table:table-cell table:formula="of:=2*PI()*[.A160]*[.$M$3]" office:value-type="float" office:value="0.648301402458389" calcext:value-type="float">
            <text:p>0.648301402458389</text:p>
          </table:table-cell>
          <table:table-cell table:formula="of:=([.C160]+[.$M$6])/(2*PI()*[.A160])" office:value-type="float" office:value="0.0000453451795179433" calcext:value-type="float">
            <text:p>4.53451795179433E-05</text:p>
          </table:table-cell>
          <table:table-cell table:formula="of:=[.D160]*1000000" office:value-type="float" office:value="45.3451795179433" calcext:value-type="float">
            <text:p>45.3451795179433</text:p>
          </table:table-cell>
          <table:table-cell/>
          <table:table-cell table:formula="of:=1/(2*PI()*[.A160]*[.$M$5])" office:value-type="float" office:value="1195.43162649528" calcext:value-type="float">
            <text:p>1195.43162649528</text:p>
          </table:table-cell>
          <table:table-cell table:formula="of:=1/(2*PI()*[.A160]*([.G160]+[.$M$6]))" office:value-type="float" office:value="0.0000000399899643032482" calcext:value-type="float">
            <text:p>3.99899643032482E-08</text:p>
          </table:table-cell>
          <table:table-cell table:formula="of:=[.H160]*1000000000" office:value-type="float" office:value="39.9899643032482" calcext:value-type="float">
            <text:p>39.989964303248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361.95558963682" calcext:value-type="float">
            <text:p>3361.95558963682</text:p>
          </table:table-cell>
          <table:table-cell/>
          <table:table-cell table:formula="of:=2*PI()*[.A161]*[.$M$3]" office:value-type="float" office:value="0.654837488890088" calcext:value-type="float">
            <text:p>0.654837488890088</text:p>
          </table:table-cell>
          <table:table-cell table:formula="of:=([.C161]+[.$M$6])/(2*PI()*[.A161])" office:value-type="float" office:value="0.0000452019969195151" calcext:value-type="float">
            <text:p>4.52019969195151E-05</text:p>
          </table:table-cell>
          <table:table-cell table:formula="of:=[.D161]*1000000" office:value-type="float" office:value="45.2019969195151" calcext:value-type="float">
            <text:p>45.2019969195151</text:p>
          </table:table-cell>
          <table:table-cell/>
          <table:table-cell table:formula="of:=1/(2*PI()*[.A161]*[.$M$5])" office:value-type="float" office:value="1183.49974329292" calcext:value-type="float">
            <text:p>1183.49974329292</text:p>
          </table:table-cell>
          <table:table-cell table:formula="of:=1/(2*PI()*[.A161]*([.G161]+[.$M$6]))" office:value-type="float" office:value="0.0000000399898631503614" calcext:value-type="float">
            <text:p>3.99898631503614E-08</text:p>
          </table:table-cell>
          <table:table-cell table:formula="of:=[.H161]*1000000000" office:value-type="float" office:value="39.9898631503614" calcext:value-type="float">
            <text:p>39.989863150361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395.63812978451" calcext:value-type="float">
            <text:p>3395.63812978451</text:p>
          </table:table-cell>
          <table:table-cell/>
          <table:table-cell table:formula="of:=2*PI()*[.A162]*[.$M$3]" office:value-type="float" office:value="0.661398131772385" calcext:value-type="float">
            <text:p>0.661398131772385</text:p>
          </table:table-cell>
          <table:table-cell table:formula="of:=([.C162]+[.$M$6])/(2*PI()*[.A162])" office:value-type="float" office:value="0.0000450611222699984" calcext:value-type="float">
            <text:p>4.50611222699984E-05</text:p>
          </table:table-cell>
          <table:table-cell table:formula="of:=[.D162]*1000000" office:value-type="float" office:value="45.0611222699984" calcext:value-type="float">
            <text:p>45.0611222699984</text:p>
          </table:table-cell>
          <table:table-cell/>
          <table:table-cell table:formula="of:=1/(2*PI()*[.A162]*[.$M$5])" office:value-type="float" office:value="1171.76018916653" calcext:value-type="float">
            <text:p>1171.76018916653</text:p>
          </table:table-cell>
          <table:table-cell table:formula="of:=1/(2*PI()*[.A162]*([.G162]+[.$M$6]))" office:value-type="float" office:value="0.0000000399897616179519" calcext:value-type="float">
            <text:p>3.99897616179519E-08</text:p>
          </table:table-cell>
          <table:table-cell table:formula="of:=[.H162]*1000000000" office:value-type="float" office:value="39.9897616179519" calcext:value-type="float">
            <text:p>39.98976161795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429.44642968195" calcext:value-type="float">
            <text:p>3429.44642968195</text:p>
          </table:table-cell>
          <table:table-cell/>
          <table:table-cell table:formula="of:=2*PI()*[.A163]*[.$M$3]" office:value-type="float" office:value="0.667983269980851" calcext:value-type="float">
            <text:p>0.667983269980851</text:p>
          </table:table-cell>
          <table:table-cell table:formula="of:=([.C163]+[.$M$6])/(2*PI()*[.A163])" office:value-type="float" office:value="0.0000449225043768935" calcext:value-type="float">
            <text:p>4.49225043768935E-05</text:p>
          </table:table-cell>
          <table:table-cell table:formula="of:=[.D163]*1000000" office:value-type="float" office:value="44.9225043768935" calcext:value-type="float">
            <text:p>44.9225043768935</text:p>
          </table:table-cell>
          <table:table-cell/>
          <table:table-cell table:formula="of:=1/(2*PI()*[.A163]*[.$M$5])" office:value-type="float" office:value="1160.20869807446" calcext:value-type="float">
            <text:p>1160.20869807446</text:p>
          </table:table-cell>
          <table:table-cell table:formula="of:=1/(2*PI()*[.A163]*([.G163]+[.$M$6]))" office:value-type="float" office:value="0.0000000399896597069717" calcext:value-type="float">
            <text:p>3.99896597069717E-08</text:p>
          </table:table-cell>
          <table:table-cell table:formula="of:=[.H163]*1000000000" office:value-type="float" office:value="39.9896597069717" calcext:value-type="float">
            <text:p>39.98965970697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463.38017823153" calcext:value-type="float">
            <text:p>3463.38017823153</text:p>
          </table:table-cell>
          <table:table-cell/>
          <table:table-cell table:formula="of:=2*PI()*[.A164]*[.$M$3]" office:value-type="float" office:value="0.674592842920283" calcext:value-type="float">
            <text:p>0.674592842920283</text:p>
          </table:table-cell>
          <table:table-cell table:formula="of:=([.C164]+[.$M$6])/(2*PI()*[.A164])" office:value-type="float" office:value="0.0000447860934897274" calcext:value-type="float">
            <text:p>4.47860934897274E-05</text:p>
          </table:table-cell>
          <table:table-cell table:formula="of:=[.D164]*1000000" office:value-type="float" office:value="44.7860934897274" calcext:value-type="float">
            <text:p>44.7860934897274</text:p>
          </table:table-cell>
          <table:table-cell/>
          <table:table-cell table:formula="of:=1/(2*PI()*[.A164]*[.$M$5])" office:value-type="float" office:value="1148.84112414395" calcext:value-type="float">
            <text:p>1148.84112414395</text:p>
          </table:table-cell>
          <table:table-cell table:formula="of:=1/(2*PI()*[.A164]*([.G164]+[.$M$6]))" office:value-type="float" office:value="0.0000000399895574183641" calcext:value-type="float">
            <text:p>3.99895574183641E-08</text:p>
          </table:table-cell>
          <table:table-cell table:formula="of:=[.H164]*1000000000" office:value-type="float" office:value="39.9895574183641" calcext:value-type="float">
            <text:p>39.989557418364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497.43906701263" calcext:value-type="float">
            <text:p>3497.43906701263</text:p>
          </table:table-cell>
          <table:table-cell/>
          <table:table-cell table:formula="of:=2*PI()*[.A165]*[.$M$3]" office:value-type="float" office:value="0.681226790516898" calcext:value-type="float">
            <text:p>0.681226790516898</text:p>
          </table:table-cell>
          <table:table-cell table:formula="of:=([.C165]+[.$M$6])/(2*PI()*[.A165])" office:value-type="float" office:value="0.0000446518412509047" calcext:value-type="float">
            <text:p>4.46518412509047E-05</text:p>
          </table:table-cell>
          <table:table-cell table:formula="of:=[.D165]*1000000" office:value-type="float" office:value="44.6518412509047" calcext:value-type="float">
            <text:p>44.6518412509047</text:p>
          </table:table-cell>
          <table:table-cell/>
          <table:table-cell table:formula="of:=1/(2*PI()*[.A165]*[.$M$5])" office:value-type="float" office:value="1137.65343757539" calcext:value-type="float">
            <text:p>1137.65343757539</text:p>
          </table:table-cell>
          <table:table-cell table:formula="of:=1/(2*PI()*[.A165]*([.G165]+[.$M$6]))" office:value-type="float" office:value="0.0000000399894547530648" calcext:value-type="float">
            <text:p>3.99894547530648E-08</text:p>
          </table:table-cell>
          <table:table-cell table:formula="of:=[.H165]*1000000000" office:value-type="float" office:value="39.9894547530648" calcext:value-type="float">
            <text:p>39.98945475306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531.62279024234" calcext:value-type="float">
            <text:p>3531.62279024234</text:p>
          </table:table-cell>
          <table:table-cell/>
          <table:table-cell table:formula="of:=2*PI()*[.A166]*[.$M$3]" office:value-type="float" office:value="0.687885053210688" calcext:value-type="float">
            <text:p>0.687885053210688</text:p>
          </table:table-cell>
          <table:table-cell table:formula="of:=([.C166]+[.$M$6])/(2*PI()*[.A166])" office:value-type="float" office:value="0.0000445197006485204" calcext:value-type="float">
            <text:p>4.45197006485204E-05</text:p>
          </table:table-cell>
          <table:table-cell table:formula="of:=[.D166]*1000000" office:value-type="float" office:value="44.5197006485204" calcext:value-type="float">
            <text:p>44.5197006485204</text:p>
          </table:table-cell>
          <table:table-cell/>
          <table:table-cell table:formula="of:=1/(2*PI()*[.A166]*[.$M$5])" office:value-type="float" office:value="1126.64172071003" calcext:value-type="float">
            <text:p>1126.64172071003</text:p>
          </table:table-cell>
          <table:table-cell table:formula="of:=1/(2*PI()*[.A166]*([.G166]+[.$M$6]))" office:value-type="float" office:value="0.0000000399893517120012" calcext:value-type="float">
            <text:p>3.99893517120012E-08</text:p>
          </table:table-cell>
          <table:table-cell table:formula="of:=[.H166]*1000000000" office:value-type="float" office:value="39.9893517120012" calcext:value-type="float">
            <text:p>39.98935171200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565.93104473707" calcext:value-type="float">
            <text:p>3565.93104473707</text:p>
          </table:table-cell>
          <table:table-cell/>
          <table:table-cell table:formula="of:=2*PI()*[.A167]*[.$M$3]" office:value-type="float" office:value="0.694567571947933" calcext:value-type="float">
            <text:p>0.694567571947933</text:p>
          </table:table-cell>
          <table:table-cell table:formula="of:=([.C167]+[.$M$6])/(2*PI()*[.A167])" office:value-type="float" office:value="0.0000443896259710454" calcext:value-type="float">
            <text:p>4.43896259710454E-05</text:p>
          </table:table-cell>
          <table:table-cell table:formula="of:=[.D167]*1000000" office:value-type="float" office:value="44.3896259710454" calcext:value-type="float">
            <text:p>44.3896259710454</text:p>
          </table:table-cell>
          <table:table-cell/>
          <table:table-cell table:formula="of:=1/(2*PI()*[.A167]*[.$M$5])" office:value-type="float" office:value="1115.80216425379" calcext:value-type="float">
            <text:p>1115.80216425379</text:p>
          </table:table-cell>
          <table:table-cell table:formula="of:=1/(2*PI()*[.A167]*([.G167]+[.$M$6]))" office:value-type="float" office:value="0.000000039989248296093" calcext:value-type="float">
            <text:p>3.9989248296093E-08</text:p>
          </table:table-cell>
          <table:table-cell table:formula="of:=[.H167]*1000000000" office:value-type="float" office:value="39.989248296093" calcext:value-type="float">
            <text:p>39.98924829609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600.36352987487" calcext:value-type="float">
            <text:p>3600.36352987487</text:p>
          </table:table-cell>
          <table:table-cell/>
          <table:table-cell table:formula="of:=2*PI()*[.A168]*[.$M$3]" office:value-type="float" office:value="0.701274288173865" calcext:value-type="float">
            <text:p>0.701274288173865</text:p>
          </table:table-cell>
          <table:table-cell table:formula="of:=([.C168]+[.$M$6])/(2*PI()*[.A168])" office:value-type="float" office:value="0.0000442615727638003" calcext:value-type="float">
            <text:p>4.42615727638003E-05</text:p>
          </table:table-cell>
          <table:table-cell table:formula="of:=[.D168]*1000000" office:value-type="float" office:value="44.2615727638003" calcext:value-type="float">
            <text:p>44.2615727638003</text:p>
          </table:table-cell>
          <table:table-cell/>
          <table:table-cell table:formula="of:=1/(2*PI()*[.A168]*[.$M$5])" office:value-type="float" office:value="1105.13106365003" calcext:value-type="float">
            <text:p>1105.13106365003</text:p>
          </table:table-cell>
          <table:table-cell table:formula="of:=1/(2*PI()*[.A168]*([.G168]+[.$M$6]))" office:value-type="float" office:value="0.0000000399891445062523" calcext:value-type="float">
            <text:p>3.99891445062523E-08</text:p>
          </table:table-cell>
          <table:table-cell table:formula="of:=[.H168]*1000000000" office:value-type="float" office:value="39.9891445062523" calcext:value-type="float">
            <text:p>39.989144506252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634.91994755856" calcext:value-type="float">
            <text:p>3634.91994755856</text:p>
          </table:table-cell>
          <table:table-cell/>
          <table:table-cell table:formula="of:=2*PI()*[.A169]*[.$M$3]" office:value-type="float" office:value="0.708005143825491" calcext:value-type="float">
            <text:p>0.708005143825491</text:p>
          </table:table-cell>
          <table:table-cell table:formula="of:=([.C169]+[.$M$6])/(2*PI()*[.A169])" office:value-type="float" office:value="0.0000441354977871351" calcext:value-type="float">
            <text:p>4.41354977871351E-05</text:p>
          </table:table-cell>
          <table:table-cell table:formula="of:=[.D169]*1000000" office:value-type="float" office:value="44.1354977871351" calcext:value-type="float">
            <text:p>44.1354977871351</text:p>
          </table:table-cell>
          <table:table-cell/>
          <table:table-cell table:formula="of:=1/(2*PI()*[.A169]*[.$M$5])" office:value-type="float" office:value="1094.62481559459" calcext:value-type="float">
            <text:p>1094.62481559459</text:p>
          </table:table-cell>
          <table:table-cell table:formula="of:=1/(2*PI()*[.A169]*([.G169]+[.$M$6]))" office:value-type="float" office:value="0.0000000399890403433833" calcext:value-type="float">
            <text:p>3.99890403433833E-08</text:p>
          </table:table-cell>
          <table:table-cell table:formula="of:=[.H169]*1000000000" office:value-type="float" office:value="39.9890403433833" calcext:value-type="float">
            <text:p>39.989040343383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669.60000217958" calcext:value-type="float">
            <text:p>3669.60000217958</text:p>
          </table:table-cell>
          <table:table-cell/>
          <table:table-cell table:formula="of:=2*PI()*[.A170]*[.$M$3]" office:value-type="float" office:value="0.714760081324548" calcext:value-type="float">
            <text:p>0.714760081324548</text:p>
          </table:table-cell>
          <table:table-cell table:formula="of:=([.C170]+[.$M$6])/(2*PI()*[.A170])" office:value-type="float" office:value="0.0000440113589762397" calcext:value-type="float">
            <text:p>4.40113589762397E-05</text:p>
          </table:table-cell>
          <table:table-cell table:formula="of:=[.D170]*1000000" office:value-type="float" office:value="44.0113589762397" calcext:value-type="float">
            <text:p>44.0113589762397</text:p>
          </table:table-cell>
          <table:table-cell/>
          <table:table-cell table:formula="of:=1/(2*PI()*[.A170]*[.$M$5])" office:value-type="float" office:value="1084.27991468664" calcext:value-type="float">
            <text:p>1084.27991468664</text:p>
          </table:table-cell>
          <table:table-cell table:formula="of:=1/(2*PI()*[.A170]*([.G170]+[.$M$6]))" office:value-type="float" office:value="0.000000039988935808383" calcext:value-type="float">
            <text:p>3.9988935808383E-08</text:p>
          </table:table-cell>
          <table:table-cell table:formula="of:=[.H170]*1000000000" office:value-type="float" office:value="39.988935808383" calcext:value-type="float">
            <text:p>39.9889358083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704.40340058262" calcext:value-type="float">
            <text:p>3704.40340058262</text:p>
          </table:table-cell>
          <table:table-cell/>
          <table:table-cell table:formula="of:=2*PI()*[.A171]*[.$M$3]" office:value-type="float" office:value="0.721539043570612" calcext:value-type="float">
            <text:p>0.721539043570612</text:p>
          </table:table-cell>
          <table:table-cell table:formula="of:=([.C171]+[.$M$6])/(2*PI()*[.A171])" office:value-type="float" office:value="0.0000438891154025124" calcext:value-type="float">
            <text:p>4.38891154025124E-05</text:p>
          </table:table-cell>
          <table:table-cell table:formula="of:=[.D171]*1000000" office:value-type="float" office:value="43.8891154025124" calcext:value-type="float">
            <text:p>43.8891154025124</text:p>
          </table:table-cell>
          <table:table-cell/>
          <table:table-cell table:formula="of:=1/(2*PI()*[.A171]*[.$M$5])" office:value-type="float" office:value="1074.09295020936" calcext:value-type="float">
            <text:p>1074.09295020936</text:p>
          </table:table-cell>
          <table:table-cell table:formula="of:=1/(2*PI()*[.A171]*([.G171]+[.$M$6]))" office:value-type="float" office:value="0.0000000399888309021409" calcext:value-type="float">
            <text:p>3.99888309021409E-08</text:p>
          </table:table-cell>
          <table:table-cell table:formula="of:=[.H171]*1000000000" office:value-type="float" office:value="39.9888309021409" calcext:value-type="float">
            <text:p>39.98883090214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739.32985203089" calcext:value-type="float">
            <text:p>3739.32985203089</text:p>
          </table:table-cell>
          <table:table-cell/>
          <table:table-cell table:formula="of:=2*PI()*[.A172]*[.$M$3]" office:value-type="float" office:value="0.728341973934334" calcext:value-type="float">
            <text:p>0.728341973934334</text:p>
          </table:table-cell>
          <table:table-cell table:formula="of:=([.C172]+[.$M$6])/(2*PI()*[.A172])" office:value-type="float" office:value="0.0000437687272364156" calcext:value-type="float">
            <text:p>4.37687272364156E-05</text:p>
          </table:table-cell>
          <table:table-cell table:formula="of:=[.D172]*1000000" office:value-type="float" office:value="43.7687272364156" calcext:value-type="float">
            <text:p>43.7687272364156</text:p>
          </table:table-cell>
          <table:table-cell/>
          <table:table-cell table:formula="of:=1/(2*PI()*[.A172]*[.$M$5])" office:value-type="float" office:value="1064.06060303463" calcext:value-type="float">
            <text:p>1064.06060303463</text:p>
          </table:table-cell>
          <table:table-cell table:formula="of:=1/(2*PI()*[.A172]*([.G172]+[.$M$6]))" office:value-type="float" office:value="0.0000000399887256255391" calcext:value-type="float">
            <text:p>3.99887256255391E-08</text:p>
          </table:table-cell>
          <table:table-cell table:formula="of:=[.H172]*1000000000" office:value-type="float" office:value="39.9887256255391" calcext:value-type="float">
            <text:p>39.98872562553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774.37906817213" calcext:value-type="float">
            <text:p>3774.37906817213</text:p>
          </table:table-cell>
          <table:table-cell/>
          <table:table-cell table:formula="of:=2*PI()*[.A173]*[.$M$3]" office:value-type="float" office:value="0.735168816250824" calcext:value-type="float">
            <text:p>0.735168816250824</text:p>
          </table:table-cell>
          <table:table-cell table:formula="of:=([.C173]+[.$M$6])/(2*PI()*[.A173])" office:value-type="float" office:value="0.0000436501557117557" calcext:value-type="float">
            <text:p>4.36501557117557E-05</text:p>
          </table:table-cell>
          <table:table-cell table:formula="of:=[.D173]*1000000" office:value-type="float" office:value="43.6501557117557" calcext:value-type="float">
            <text:p>43.6501557117557</text:p>
          </table:table-cell>
          <table:table-cell/>
          <table:table-cell table:formula="of:=1/(2*PI()*[.A173]*[.$M$5])" office:value-type="float" office:value="1054.1796426463" calcext:value-type="float">
            <text:p>1054.1796426463</text:p>
          </table:table-cell>
          <table:table-cell table:formula="of:=1/(2*PI()*[.A173]*([.G173]+[.$M$6]))" office:value-type="float" office:value="0.0000000399886199794527" calcext:value-type="float">
            <text:p>3.99886199794527E-08</text:p>
          </table:table-cell>
          <table:table-cell table:formula="of:=[.H173]*1000000000" office:value-type="float" office:value="39.9886199794527" calcext:value-type="float">
            <text:p>39.988619979452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809.55076300526" calcext:value-type="float">
            <text:p>3809.55076300526</text:p>
          </table:table-cell>
          <table:table-cell/>
          <table:table-cell table:formula="of:=2*PI()*[.A174]*[.$M$3]" office:value-type="float" office:value="0.742019514813152" calcext:value-type="float">
            <text:p>0.742019514813152</text:p>
          </table:table-cell>
          <table:table-cell table:formula="of:=([.C174]+[.$M$6])/(2*PI()*[.A174])" office:value-type="float" office:value="0.0000435333630913222" calcext:value-type="float">
            <text:p>4.35333630913222E-05</text:p>
          </table:table-cell>
          <table:table-cell table:formula="of:=[.D174]*1000000" office:value-type="float" office:value="43.5333630913222" calcext:value-type="float">
            <text:p>43.5333630913222</text:p>
          </table:table-cell>
          <table:table-cell/>
          <table:table-cell table:formula="of:=1/(2*PI()*[.A174]*[.$M$5])" office:value-type="float" office:value="1044.44692427685" calcext:value-type="float">
            <text:p>1044.44692427685</text:p>
          </table:table-cell>
          <table:table-cell table:formula="of:=1/(2*PI()*[.A174]*([.G174]+[.$M$6]))" office:value-type="float" office:value="0.0000000399885139647496" calcext:value-type="float">
            <text:p>3.99885139647496E-08</text:p>
          </table:table-cell>
          <table:table-cell table:formula="of:=[.H174]*1000000000" office:value-type="float" office:value="39.9885139647496" calcext:value-type="float">
            <text:p>39.988513964749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844.84465284775" calcext:value-type="float">
            <text:p>3844.84465284775</text:p>
          </table:table-cell>
          <table:table-cell/>
          <table:table-cell table:formula="of:=2*PI()*[.A175]*[.$M$3]" office:value-type="float" office:value="0.74889401436599" calcext:value-type="float">
            <text:p>0.74889401436599</text:p>
          </table:table-cell>
          <table:table-cell table:formula="of:=([.C175]+[.$M$6])/(2*PI()*[.A175])" office:value-type="float" office:value="0.0000434183126338289" calcext:value-type="float">
            <text:p>4.34183126338289E-05</text:p>
          </table:table-cell>
          <table:table-cell table:formula="of:=[.D175]*1000000" office:value-type="float" office:value="43.4183126338289" calcext:value-type="float">
            <text:p>43.4183126338289</text:p>
          </table:table-cell>
          <table:table-cell/>
          <table:table-cell table:formula="of:=1/(2*PI()*[.A175]*[.$M$5])" office:value-type="float" office:value="1034.85938615241" calcext:value-type="float">
            <text:p>1034.85938615241</text:p>
          </table:table-cell>
          <table:table-cell table:formula="of:=1/(2*PI()*[.A175]*([.G175]+[.$M$6]))" office:value-type="float" office:value="0.0000000399884075822907" calcext:value-type="float">
            <text:p>3.99884075822907E-08</text:p>
          </table:table-cell>
          <table:table-cell table:formula="of:=[.H175]*1000000000" office:value-type="float" office:value="39.9884075822907" calcext:value-type="float">
            <text:p>39.988407582290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880.26045630353" calcext:value-type="float">
            <text:p>3880.26045630353</text:p>
          </table:table-cell>
          <table:table-cell/>
          <table:table-cell table:formula="of:=2*PI()*[.A176]*[.$M$3]" office:value-type="float" office:value="0.755792260099365" calcext:value-type="float">
            <text:p>0.755792260099365</text:p>
          </table:table-cell>
          <table:table-cell table:formula="of:=([.C176]+[.$M$6])/(2*PI()*[.A176])" office:value-type="float" office:value="0.0000433049685620984" calcext:value-type="float">
            <text:p>4.33049685620984E-05</text:p>
          </table:table-cell>
          <table:table-cell table:formula="of:=[.D176]*1000000" office:value-type="float" office:value="43.3049685620984" calcext:value-type="float">
            <text:p>43.3049685620984</text:p>
          </table:table-cell>
          <table:table-cell/>
          <table:table-cell table:formula="of:=1/(2*PI()*[.A176]*[.$M$5])" office:value-type="float" office:value="1025.41404684153" calcext:value-type="float">
            <text:p>1025.41404684153</text:p>
          </table:table-cell>
          <table:table-cell table:formula="of:=1/(2*PI()*[.A176]*([.G176]+[.$M$6]))" office:value-type="float" office:value="0.00000003998830083293" calcext:value-type="float">
            <text:p>3.998830083293E-08</text:p>
          </table:table-cell>
          <table:table-cell table:formula="of:=[.H176]*1000000000" office:value-type="float" office:value="39.9883008329301" calcext:value-type="float">
            <text:p>39.98830083293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915.79789423162" calcext:value-type="float">
            <text:p>3915.79789423162</text:p>
          </table:table-cell>
          <table:table-cell/>
          <table:table-cell table:formula="of:=2*PI()*[.A177]*[.$M$3]" office:value-type="float" office:value="0.762714197642547" calcext:value-type="float">
            <text:p>0.762714197642547</text:p>
          </table:table-cell>
          <table:table-cell table:formula="of:=([.C177]+[.$M$6])/(2*PI()*[.A177])" office:value-type="float" office:value="0.0000431932960324393" calcext:value-type="float">
            <text:p>4.31932960324393E-05</text:p>
          </table:table-cell>
          <table:table-cell table:formula="of:=[.D177]*1000000" office:value-type="float" office:value="43.1932960324393" calcext:value-type="float">
            <text:p>43.1932960324393</text:p>
          </table:table-cell>
          <table:table-cell/>
          <table:table-cell table:formula="of:=1/(2*PI()*[.A177]*[.$M$5])" office:value-type="float" office:value="1016.10800270328" calcext:value-type="float">
            <text:p>1016.10800270328</text:p>
          </table:table-cell>
          <table:table-cell table:formula="of:=1/(2*PI()*[.A177]*([.G177]+[.$M$6]))" office:value-type="float" office:value="0.0000000399881937175149" calcext:value-type="float">
            <text:p>3.99881937175149E-08</text:p>
          </table:table-cell>
          <table:table-cell table:formula="of:=[.H177]*1000000000" office:value-type="float" office:value="39.9881937175149" calcext:value-type="float">
            <text:p>39.988193717514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951.4566897153" calcext:value-type="float">
            <text:p>3951.4566897153</text:p>
          </table:table-cell>
          <table:table-cell/>
          <table:table-cell table:formula="of:=2*PI()*[.A178]*[.$M$3]" office:value-type="float" office:value="0.769659773058045" calcext:value-type="float">
            <text:p>0.769659773058045</text:p>
          </table:table-cell>
          <table:table-cell table:formula="of:=([.C178]+[.$M$6])/(2*PI()*[.A178])" office:value-type="float" office:value="0.0000430832611051619" calcext:value-type="float">
            <text:p>4.30832611051619E-05</text:p>
          </table:table-cell>
          <table:table-cell table:formula="of:=[.D178]*1000000" office:value-type="float" office:value="43.0832611051619" calcext:value-type="float">
            <text:p>43.0832611051619</text:p>
          </table:table-cell>
          <table:table-cell/>
          <table:table-cell table:formula="of:=1/(2*PI()*[.A178]*[.$M$5])" office:value-type="float" office:value="1006.93842543016" calcext:value-type="float">
            <text:p>1006.93842543016</text:p>
          </table:table-cell>
          <table:table-cell table:formula="of:=1/(2*PI()*[.A178]*([.G178]+[.$M$6]))" office:value-type="float" office:value="0.0000000399880862368859" calcext:value-type="float">
            <text:p>3.99880862368859E-08</text:p>
          </table:table-cell>
          <table:table-cell table:formula="of:=[.H178]*1000000000" office:value-type="float" office:value="39.9880862368859" calcext:value-type="float">
            <text:p>39.988086236885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3987.2365680319" calcext:value-type="float">
            <text:p>3987.2365680319</text:p>
          </table:table-cell>
          <table:table-cell/>
          <table:table-cell table:formula="of:=2*PI()*[.A179]*[.$M$3]" office:value-type="float" office:value="0.776628932835722" calcext:value-type="float">
            <text:p>0.776628932835722</text:p>
          </table:table-cell>
          <table:table-cell table:formula="of:=([.C179]+[.$M$6])/(2*PI()*[.A179])" office:value-type="float" office:value="0.0000429748307161861" calcext:value-type="float">
            <text:p>4.29748307161861E-05</text:p>
          </table:table-cell>
          <table:table-cell table:formula="of:=[.D179]*1000000" office:value-type="float" office:value="42.9748307161861" calcext:value-type="float">
            <text:p>42.9748307161861</text:p>
          </table:table-cell>
          <table:table-cell/>
          <table:table-cell table:formula="of:=1/(2*PI()*[.A179]*[.$M$5])" office:value-type="float" office:value="997.902559682171" calcext:value-type="float">
            <text:p>997.902559682171</text:p>
          </table:table-cell>
          <table:table-cell table:formula="of:=1/(2*PI()*[.A179]*([.G179]+[.$M$6]))" office:value-type="float" office:value="0.0000000399879783918769" calcext:value-type="float">
            <text:p>3.99879783918769E-08</text:p>
          </table:table-cell>
          <table:table-cell table:formula="of:=[.H179]*1000000000" office:value-type="float" office:value="39.9879783918769" calcext:value-type="float">
            <text:p>39.98797839187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023.13725662318" calcext:value-type="float">
            <text:p>4023.13725662318</text:p>
          </table:table-cell>
          <table:table-cell/>
          <table:table-cell table:formula="of:=2*PI()*[.A180]*[.$M$3]" office:value-type="float" office:value="0.783621623887029" calcext:value-type="float">
            <text:p>0.783621623887029</text:p>
          </table:table-cell>
          <table:table-cell table:formula="of:=([.C180]+[.$M$6])/(2*PI()*[.A180])" office:value-type="float" office:value="0.0000428679726496939" calcext:value-type="float">
            <text:p>4.28679726496939E-05</text:p>
          </table:table-cell>
          <table:table-cell table:formula="of:=[.D180]*1000000" office:value-type="float" office:value="42.8679726496939" calcext:value-type="float">
            <text:p>42.8679726496939</text:p>
          </table:table-cell>
          <table:table-cell/>
          <table:table-cell table:formula="of:=1/(2*PI()*[.A180]*[.$M$5])" office:value-type="float" office:value="988.997720807828" calcext:value-type="float">
            <text:p>988.997720807828</text:p>
          </table:table-cell>
          <table:table-cell table:formula="of:=1/(2*PI()*[.A180]*([.G180]+[.$M$6]))" office:value-type="float" office:value="0.0000000399878701833153" calcext:value-type="float">
            <text:p>3.99878701833153E-08</text:p>
          </table:table-cell>
          <table:table-cell table:formula="of:=[.H180]*1000000000" office:value-type="float" office:value="39.9878701833153" calcext:value-type="float">
            <text:p>39.98787018331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059.15848506627" calcext:value-type="float">
            <text:p>4059.15848506627</text:p>
          </table:table-cell>
          <table:table-cell/>
          <table:table-cell table:formula="of:=2*PI()*[.A181]*[.$M$3]" office:value-type="float" office:value="0.790637793539334" calcext:value-type="float">
            <text:p>0.790637793539334</text:p>
          </table:table-cell>
          <table:table-cell table:formula="of:=([.C181]+[.$M$6])/(2*PI()*[.A181])" office:value-type="float" office:value="0.0000427626555117838" calcext:value-type="float">
            <text:p>4.27626555117838E-05</text:p>
          </table:table-cell>
          <table:table-cell table:formula="of:=[.D181]*1000000" office:value-type="float" office:value="42.7626555117838" calcext:value-type="float">
            <text:p>42.7626555117838</text:p>
          </table:table-cell>
          <table:table-cell/>
          <table:table-cell table:formula="of:=1/(2*PI()*[.A181]*[.$M$5])" office:value-type="float" office:value="980.221292648647" calcext:value-type="float">
            <text:p>980.221292648647</text:p>
          </table:table-cell>
          <table:table-cell table:formula="of:=1/(2*PI()*[.A181]*([.G181]+[.$M$6]))" office:value-type="float" office:value="0.0000000399877616120221" calcext:value-type="float">
            <text:p>3.99877616120221E-08</text:p>
          </table:table-cell>
          <table:table-cell table:formula="of:=[.H181]*1000000000" office:value-type="float" office:value="39.9877616120221" calcext:value-type="float">
            <text:p>39.98776161202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095.29998504511" calcext:value-type="float">
            <text:p>4095.29998504511</text:p>
          </table:table-cell>
          <table:table-cell/>
          <table:table-cell table:formula="of:=2*PI()*[.A182]*[.$M$3]" office:value-type="float" office:value="0.797677389530375" calcext:value-type="float">
            <text:p>0.797677389530375</text:p>
          </table:table-cell>
          <table:table-cell table:formula="of:=([.C182]+[.$M$6])/(2*PI()*[.A182])" office:value-type="float" office:value="0.0000426588487050828" calcext:value-type="float">
            <text:p>4.26588487050828E-05</text:p>
          </table:table-cell>
          <table:table-cell table:formula="of:=[.D182]*1000000" office:value-type="float" office:value="42.6588487050828" calcext:value-type="float">
            <text:p>42.6588487050828</text:p>
          </table:table-cell>
          <table:table-cell/>
          <table:table-cell table:formula="of:=1/(2*PI()*[.A182]*[.$M$5])" office:value-type="float" office:value="971.570725423563" calcext:value-type="float">
            <text:p>971.570725423563</text:p>
          </table:table-cell>
          <table:table-cell table:formula="of:=1/(2*PI()*[.A182]*([.G182]+[.$M$6]))" office:value-type="float" office:value="0.000000039987652678812" calcext:value-type="float">
            <text:p>3.9987652678812E-08</text:p>
          </table:table-cell>
          <table:table-cell table:formula="of:=[.H182]*1000000000" office:value-type="float" office:value="39.987652678812" calcext:value-type="float">
            <text:p>39.9876526788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131.56149032251" calcext:value-type="float">
            <text:p>4131.56149032251</text:p>
          </table:table-cell>
          <table:table-cell/>
          <table:table-cell table:formula="of:=2*PI()*[.A183]*[.$M$3]" office:value-type="float" office:value="0.804740360002804" calcext:value-type="float">
            <text:p>0.804740360002804</text:p>
          </table:table-cell>
          <table:table-cell table:formula="of:=([.C183]+[.$M$6])/(2*PI()*[.A183])" office:value-type="float" office:value="0.0000425565224042791" calcext:value-type="float">
            <text:p>4.25565224042791E-05</text:p>
          </table:table-cell>
          <table:table-cell table:formula="of:=[.D183]*1000000" office:value-type="float" office:value="42.5565224042791" calcext:value-type="float">
            <text:p>42.5565224042791</text:p>
          </table:table-cell>
          <table:table-cell/>
          <table:table-cell table:formula="of:=1/(2*PI()*[.A183]*[.$M$5])" office:value-type="float" office:value="963.043533689921" calcext:value-type="float">
            <text:p>963.043533689921</text:p>
          </table:table-cell>
          <table:table-cell table:formula="of:=1/(2*PI()*[.A183]*([.G183]+[.$M$6]))" office:value-type="float" office:value="0.0000000399875433844933" calcext:value-type="float">
            <text:p>3.99875433844933E-08</text:p>
          </table:table-cell>
          <table:table-cell table:formula="of:=[.H183]*1000000000" office:value-type="float" office:value="39.9875433844933" calcext:value-type="float">
            <text:p>39.987543384493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167.94273671265" calcext:value-type="float">
            <text:p>4167.94273671265</text:p>
          </table:table-cell>
          <table:table-cell/>
          <table:table-cell table:formula="of:=2*PI()*[.A184]*[.$M$3]" office:value-type="float" office:value="0.811826653498842" calcext:value-type="float">
            <text:p>0.811826653498842</text:p>
          </table:table-cell>
          <table:table-cell table:formula="of:=([.C184]+[.$M$6])/(2*PI()*[.A184])" office:value-type="float" office:value="0.0000424556475325348" calcext:value-type="float">
            <text:p>4.24556475325348E-05</text:p>
          </table:table-cell>
          <table:table-cell table:formula="of:=[.D184]*1000000" office:value-type="float" office:value="42.4556475325348" calcext:value-type="float">
            <text:p>42.4556475325348</text:p>
          </table:table-cell>
          <table:table-cell/>
          <table:table-cell table:formula="of:=1/(2*PI()*[.A184]*[.$M$5])" office:value-type="float" office:value="954.6372943779" calcext:value-type="float">
            <text:p>954.6372943779</text:p>
          </table:table-cell>
          <table:table-cell table:formula="of:=1/(2*PI()*[.A184]*([.G184]+[.$M$6]))" office:value-type="float" office:value="0.0000000399874337298683" calcext:value-type="float">
            <text:p>3.99874337298683E-08</text:p>
          </table:table-cell>
          <table:table-cell table:formula="of:=[.H184]*1000000000" office:value-type="float" office:value="39.9874337298683" calcext:value-type="float">
            <text:p>39.98743372986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204.44346205418" calcext:value-type="float">
            <text:p>4204.44346205418</text:p>
          </table:table-cell>
          <table:table-cell/>
          <table:table-cell table:formula="of:=2*PI()*[.A185]*[.$M$3]" office:value-type="float" office:value="0.818936218955028" calcext:value-type="float">
            <text:p>0.818936218955028</text:p>
          </table:table-cell>
          <table:table-cell table:formula="of:=([.C185]+[.$M$6])/(2*PI()*[.A185])" office:value-type="float" office:value="0.0000423561957387437" calcext:value-type="float">
            <text:p>4.23561957387437E-05</text:p>
          </table:table-cell>
          <table:table-cell table:formula="of:=[.D185]*1000000" office:value-type="float" office:value="42.3561957387437" calcext:value-type="float">
            <text:p>42.3561957387437</text:p>
          </table:table-cell>
          <table:table-cell/>
          <table:table-cell table:formula="of:=1/(2*PI()*[.A185]*[.$M$5])" office:value-type="float" office:value="946.349644895311" calcext:value-type="float">
            <text:p>946.349644895311</text:p>
          </table:table-cell>
          <table:table-cell table:formula="of:=1/(2*PI()*[.A185]*([.G185]+[.$M$6]))" office:value-type="float" office:value="0.0000000399873237157329" calcext:value-type="float">
            <text:p>3.99873237157329E-08</text:p>
          </table:table-cell>
          <table:table-cell table:formula="of:=[.H185]*1000000000" office:value-type="float" office:value="39.9873237157329" calcext:value-type="float">
            <text:p>39.987323715732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241.06340618372" calcext:value-type="float">
            <text:p>4241.06340618372</text:p>
          </table:table-cell>
          <table:table-cell/>
          <table:table-cell table:formula="of:=2*PI()*[.A186]*[.$M$3]" office:value-type="float" office:value="0.826069005697068" calcext:value-type="float">
            <text:p>0.826069005697068</text:p>
          </table:table-cell>
          <table:table-cell table:formula="of:=([.C186]+[.$M$6])/(2*PI()*[.A186])" office:value-type="float" office:value="0.0000422581393755989" calcext:value-type="float">
            <text:p>4.22581393755989E-05</text:p>
          </table:table-cell>
          <table:table-cell table:formula="of:=[.D186]*1000000" office:value-type="float" office:value="42.2581393755989" calcext:value-type="float">
            <text:p>42.2581393755989</text:p>
          </table:table-cell>
          <table:table-cell/>
          <table:table-cell table:formula="of:=1/(2*PI()*[.A186]*[.$M$5])" office:value-type="float" office:value="938.178281299909" calcext:value-type="float">
            <text:p>938.178281299909</text:p>
          </table:table-cell>
          <table:table-cell table:formula="of:=1/(2*PI()*[.A186]*([.G186]+[.$M$6]))" office:value-type="float" office:value="0.0000000399872133428774" calcext:value-type="float">
            <text:p>3.99872133428774E-08</text:p>
          </table:table-cell>
          <table:table-cell table:formula="of:=[.H186]*1000000000" office:value-type="float" office:value="39.9872133428774" calcext:value-type="float">
            <text:p>39.987213342877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277.80231090995" calcext:value-type="float">
            <text:p>4277.80231090995</text:p>
          </table:table-cell>
          <table:table-cell/>
          <table:table-cell table:formula="of:=2*PI()*[.A187]*[.$M$3]" office:value-type="float" office:value="0.833224963434777" calcext:value-type="float">
            <text:p>0.833224963434777</text:p>
          </table:table-cell>
          <table:table-cell table:formula="of:=([.C187]+[.$M$6])/(2*PI()*[.A187])" office:value-type="float" office:value="0.0000421614514784373" calcext:value-type="float">
            <text:p>4.21614514784373E-05</text:p>
          </table:table-cell>
          <table:table-cell table:formula="of:=[.D187]*1000000" office:value-type="float" office:value="42.1614514784373" calcext:value-type="float">
            <text:p>42.1614514784373</text:p>
          </table:table-cell>
          <table:table-cell/>
          <table:table-cell table:formula="of:=1/(2*PI()*[.A187]*[.$M$5])" office:value-type="float" office:value="930.120956536446" calcext:value-type="float">
            <text:p>930.120956536446</text:p>
          </table:table-cell>
          <table:table-cell table:formula="of:=1/(2*PI()*[.A187]*([.G187]+[.$M$6]))" office:value-type="float" office:value="0.0000000399871026120858" calcext:value-type="float">
            <text:p>3.99871026120858E-08</text:p>
          </table:table-cell>
          <table:table-cell table:formula="of:=[.H187]*1000000000" office:value-type="float" office:value="39.9871026120858" calcext:value-type="float">
            <text:p>39.987102612085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314.65991998808" calcext:value-type="float">
            <text:p>4314.65991998808</text:p>
          </table:table-cell>
          <table:table-cell/>
          <table:table-cell table:formula="of:=2*PI()*[.A188]*[.$M$3]" office:value-type="float" office:value="0.840404042257118" calcext:value-type="float">
            <text:p>0.840404042257118</text:p>
          </table:table-cell>
          <table:table-cell table:formula="of:=([.C188]+[.$M$6])/(2*PI()*[.A188])" office:value-type="float" office:value="0.0000420661057448302" calcext:value-type="float">
            <text:p>4.20661057448302E-05</text:p>
          </table:table-cell>
          <table:table-cell table:formula="of:=[.D188]*1000000" office:value-type="float" office:value="42.0661057448302" calcext:value-type="float">
            <text:p>42.0661057448302</text:p>
          </table:table-cell>
          <table:table-cell/>
          <table:table-cell table:formula="of:=1/(2*PI()*[.A188]*[.$M$5])" office:value-type="float" office:value="922.175478735849" calcext:value-type="float">
            <text:p>922.175478735849</text:p>
          </table:table-cell>
          <table:table-cell table:formula="of:=1/(2*PI()*[.A188]*([.G188]+[.$M$6]))" office:value-type="float" office:value="0.0000000399869915241363" calcext:value-type="float">
            <text:p>3.99869915241363E-08</text:p>
          </table:table-cell>
          <table:table-cell table:formula="of:=[.H188]*1000000000" office:value-type="float" office:value="39.9869915241363" calcext:value-type="float">
            <text:p>39.986991524136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351.63597909482" calcext:value-type="float">
            <text:p>4351.63597909482</text:p>
          </table:table-cell>
          <table:table-cell/>
          <table:table-cell table:formula="of:=2*PI()*[.A189]*[.$M$3]" office:value-type="float" office:value="0.847606192627321" calcext:value-type="float">
            <text:p>0.847606192627321</text:p>
          </table:table-cell>
          <table:table-cell table:formula="of:=([.C189]+[.$M$6])/(2*PI()*[.A189])" office:value-type="float" office:value="0.0000419720765148882" calcext:value-type="float">
            <text:p>4.19720765148882E-05</text:p>
          </table:table-cell>
          <table:table-cell table:formula="of:=[.D189]*1000000" office:value-type="float" office:value="41.9720765148882" calcext:value-type="float">
            <text:p>41.9720765148882</text:p>
          </table:table-cell>
          <table:table-cell/>
          <table:table-cell table:formula="of:=1/(2*PI()*[.A189]*[.$M$5])" office:value-type="float" office:value="914.339709574013" calcext:value-type="float">
            <text:p>914.339709574013</text:p>
          </table:table-cell>
          <table:table-cell table:formula="of:=1/(2*PI()*[.A189]*([.G189]+[.$M$6]))" office:value-type="float" office:value="0.0000000399868800798015" calcext:value-type="float">
            <text:p>3.99868800798015E-08</text:p>
          </table:table-cell>
          <table:table-cell table:formula="of:=[.H189]*1000000000" office:value-type="float" office:value="39.9868800798015" calcext:value-type="float">
            <text:p>39.986880079801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388.73023580387" calcext:value-type="float">
            <text:p>4388.73023580387</text:p>
          </table:table-cell>
          <table:table-cell/>
          <table:table-cell table:formula="of:=2*PI()*[.A190]*[.$M$3]" office:value-type="float" office:value="0.854831365378108" calcext:value-type="float">
            <text:p>0.854831365378108</text:p>
          </table:table-cell>
          <table:table-cell table:formula="of:=([.C190]+[.$M$6])/(2*PI()*[.A190])" office:value-type="float" office:value="0.0000418793387522537" calcext:value-type="float">
            <text:p>4.18793387522537E-05</text:p>
          </table:table-cell>
          <table:table-cell table:formula="of:=[.D190]*1000000" office:value-type="float" office:value="41.8793387522537" calcext:value-type="float">
            <text:p>41.8793387522537</text:p>
          </table:table-cell>
          <table:table-cell/>
          <table:table-cell table:formula="of:=1/(2*PI()*[.A190]*[.$M$5])" office:value-type="float" office:value="906.611562687809" calcext:value-type="float">
            <text:p>906.611562687809</text:p>
          </table:table-cell>
          <table:table-cell table:formula="of:=1/(2*PI()*[.A190]*([.G190]+[.$M$6]))" office:value-type="float" office:value="0.0000000399867682798481" calcext:value-type="float">
            <text:p>3.99867682798481E-08</text:p>
          </table:table-cell>
          <table:table-cell table:formula="of:=[.H190]*1000000000" office:value-type="float" office:value="39.9867682798481" calcext:value-type="float">
            <text:p>39.98676827984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425.94243956173" calcext:value-type="float">
            <text:p>4425.94243956173</text:p>
          </table:table-cell>
          <table:table-cell/>
          <table:table-cell table:formula="of:=2*PI()*[.A191]*[.$M$3]" office:value-type="float" office:value="0.862079511706982" calcext:value-type="float">
            <text:p>0.862079511706982</text:p>
          </table:table-cell>
          <table:table-cell table:formula="of:=([.C191]+[.$M$6])/(2*PI()*[.A191])" office:value-type="float" office:value="0.0000417878680257524" calcext:value-type="float">
            <text:p>4.17878680257524E-05</text:p>
          </table:table-cell>
          <table:table-cell table:formula="of:=[.D191]*1000000" office:value-type="float" office:value="41.7878680257524" calcext:value-type="float">
            <text:p>41.7878680257524</text:p>
          </table:table-cell>
          <table:table-cell/>
          <table:table-cell table:formula="of:=1/(2*PI()*[.A191]*[.$M$5])" office:value-type="float" office:value="898.989002146034" calcext:value-type="float">
            <text:p>898.989002146034</text:p>
          </table:table-cell>
          <table:table-cell table:formula="of:=1/(2*PI()*[.A191]*([.G191]+[.$M$6]))" office:value-type="float" office:value="0.0000000399866561250373" calcext:value-type="float">
            <text:p>3.99866561250373E-08</text:p>
          </table:table-cell>
          <table:table-cell table:formula="of:=[.H191]*1000000000" office:value-type="float" office:value="39.9866561250373" calcext:value-type="float">
            <text:p>39.98665612503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463.27234166404" calcext:value-type="float">
            <text:p>4463.27234166404</text:p>
          </table:table-cell>
          <table:table-cell/>
          <table:table-cell table:formula="of:=2*PI()*[.A192]*[.$M$3]" office:value-type="float" office:value="0.86935058317162" calcext:value-type="float">
            <text:p>0.86935058317162</text:p>
          </table:table-cell>
          <table:table-cell table:formula="of:=([.C192]+[.$M$6])/(2*PI()*[.A192])" office:value-type="float" office:value="0.0000416976404916773" calcext:value-type="float">
            <text:p>4.16976404916773E-05</text:p>
          </table:table-cell>
          <table:table-cell table:formula="of:=[.D192]*1000000" office:value-type="float" office:value="41.6976404916773" calcext:value-type="float">
            <text:p>41.6976404916773</text:p>
          </table:table-cell>
          <table:table-cell/>
          <table:table-cell table:formula="of:=1/(2*PI()*[.A192]*[.$M$5])" office:value-type="float" office:value="891.470040973109" calcext:value-type="float">
            <text:p>891.470040973109</text:p>
          </table:table-cell>
          <table:table-cell table:formula="of:=1/(2*PI()*[.A192]*([.G192]+[.$M$6]))" office:value-type="float" office:value="0.0000000399865436161245" calcext:value-type="float">
            <text:p>3.99865436161245E-08</text:p>
          </table:table-cell>
          <table:table-cell table:formula="of:=[.H192]*1000000000" office:value-type="float" office:value="39.9865436161245" calcext:value-type="float">
            <text:p>39.986543616124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500.71969523229" calcext:value-type="float">
            <text:p>4500.71969523229</text:p>
          </table:table-cell>
          <table:table-cell/>
          <table:table-cell table:formula="of:=2*PI()*[.A193]*[.$M$3]" office:value-type="float" office:value="0.876644531685337" calcext:value-type="float">
            <text:p>0.876644531685337</text:p>
          </table:table-cell>
          <table:table-cell table:formula="of:=([.C193]+[.$M$6])/(2*PI()*[.A193])" office:value-type="float" office:value="0.0000416086328766814" calcext:value-type="float">
            <text:p>4.16086328766814E-05</text:p>
          </table:table-cell>
          <table:table-cell table:formula="of:=[.D193]*1000000" office:value-type="float" office:value="41.6086328766814" calcext:value-type="float">
            <text:p>41.6086328766814</text:p>
          </table:table-cell>
          <table:table-cell/>
          <table:table-cell table:formula="of:=1/(2*PI()*[.A193]*[.$M$5])" office:value-type="float" office:value="884.052739723447" calcext:value-type="float">
            <text:p>884.052739723447</text:p>
          </table:table-cell>
          <table:table-cell table:formula="of:=1/(2*PI()*[.A193]*([.G193]+[.$M$6]))" office:value-type="float" office:value="0.0000000399864307538599" calcext:value-type="float">
            <text:p>3.99864307538599E-08</text:p>
          </table:table-cell>
          <table:table-cell table:formula="of:=[.H193]*1000000000" office:value-type="float" office:value="39.9864307538599" calcext:value-type="float">
            <text:p>39.986430753859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538.28425519098" calcext:value-type="float">
            <text:p>4538.28425519098</text:p>
          </table:table-cell>
          <table:table-cell/>
          <table:table-cell table:formula="of:=2*PI()*[.A194]*[.$M$3]" office:value-type="float" office:value="0.883961309512633" calcext:value-type="float">
            <text:p>0.883961309512633</text:p>
          </table:table-cell>
          <table:table-cell table:formula="of:=([.C194]+[.$M$6])/(2*PI()*[.A194])" office:value-type="float" office:value="0.000041520822461254" calcext:value-type="float">
            <text:p>4.1520822461254E-05</text:p>
          </table:table-cell>
          <table:table-cell table:formula="of:=[.D194]*1000000" office:value-type="float" office:value="41.520822461254" calcext:value-type="float">
            <text:p>41.520822461254</text:p>
          </table:table-cell>
          <table:table-cell/>
          <table:table-cell table:formula="of:=1/(2*PI()*[.A194]*[.$M$5])" office:value-type="float" office:value="876.735205104499" calcext:value-type="float">
            <text:p>876.735205104499</text:p>
          </table:table-cell>
          <table:table-cell table:formula="of:=1/(2*PI()*[.A194]*([.G194]+[.$M$6]))" office:value-type="float" office:value="0.000000039986317538988" calcext:value-type="float">
            <text:p>3.9986317538988E-08</text:p>
          </table:table-cell>
          <table:table-cell table:formula="of:=[.H194]*1000000000" office:value-type="float" office:value="39.986317538988" calcext:value-type="float">
            <text:p>39.98631753898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575.96577824515" calcext:value-type="float">
            <text:p>4575.96577824515</text:p>
          </table:table-cell>
          <table:table-cell/>
          <table:table-cell table:formula="of:=2*PI()*[.A195]*[.$M$3]" office:value-type="float" office:value="0.891300869264822" calcext:value-type="float">
            <text:p>0.891300869264822</text:p>
          </table:table-cell>
          <table:table-cell table:formula="of:=([.C195]+[.$M$6])/(2*PI()*[.A195])" office:value-type="float" office:value="0.0000414341870637588" calcext:value-type="float">
            <text:p>4.14341870637588E-05</text:p>
          </table:table-cell>
          <table:table-cell table:formula="of:=[.D195]*1000000" office:value-type="float" office:value="41.4341870637588" calcext:value-type="float">
            <text:p>41.4341870637588</text:p>
          </table:table-cell>
          <table:table-cell/>
          <table:table-cell table:formula="of:=1/(2*PI()*[.A195]*[.$M$5])" office:value-type="float" office:value="869.515588646569" calcext:value-type="float">
            <text:p>869.515588646569</text:p>
          </table:table-cell>
          <table:table-cell table:formula="of:=1/(2*PI()*[.A195]*([.G195]+[.$M$6]))" office:value-type="float" office:value="0.0000000399862039722481" calcext:value-type="float">
            <text:p>3.99862039722481E-08</text:p>
          </table:table-cell>
          <table:table-cell table:formula="of:=[.H195]*1000000000" office:value-type="float" office:value="39.9862039722481" calcext:value-type="float">
            <text:p>39.98620397224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613.7640228583" calcext:value-type="float">
            <text:p>4613.7640228583</text:p>
          </table:table-cell>
          <table:table-cell/>
          <table:table-cell table:formula="of:=2*PI()*[.A196]*[.$M$3]" office:value-type="float" office:value="0.898663163895729" calcext:value-type="float">
            <text:p>0.898663163895729</text:p>
          </table:table-cell>
          <table:table-cell table:formula="of:=([.C196]+[.$M$6])/(2*PI()*[.A196])" office:value-type="float" office:value="0.000041348705025011" calcext:value-type="float">
            <text:p>4.1348705025011E-05</text:p>
          </table:table-cell>
          <table:table-cell table:formula="of:=[.D196]*1000000" office:value-type="float" office:value="41.348705025011" calcext:value-type="float">
            <text:p>41.348705025011</text:p>
          </table:table-cell>
          <table:table-cell/>
          <table:table-cell table:formula="of:=1/(2*PI()*[.A196]*[.$M$5])" office:value-type="float" office:value="862.392085417582" calcext:value-type="float">
            <text:p>862.392085417582</text:p>
          </table:table-cell>
          <table:table-cell table:formula="of:=1/(2*PI()*[.A196]*([.G196]+[.$M$6]))" office:value-type="float" office:value="0.0000000399860900543742" calcext:value-type="float">
            <text:p>3.99860900543742E-08</text:p>
          </table:table-cell>
          <table:table-cell table:formula="of:=[.H196]*1000000000" office:value-type="float" office:value="39.9860900543742" calcext:value-type="float">
            <text:p>39.98609005437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651.67874923077" calcext:value-type="float">
            <text:p>4651.67874923077</text:p>
          </table:table-cell>
          <table:table-cell/>
          <table:table-cell table:formula="of:=2*PI()*[.A197]*[.$M$3]" office:value-type="float" office:value="0.906048146697474" calcext:value-type="float">
            <text:p>0.906048146697474</text:p>
          </table:table-cell>
          <table:table-cell table:formula="of:=([.C197]+[.$M$6])/(2*PI()*[.A197])" office:value-type="float" office:value="0.0000412643551933728" calcext:value-type="float">
            <text:p>4.12643551933728E-05</text:p>
          </table:table-cell>
          <table:table-cell table:formula="of:=[.D197]*1000000" office:value-type="float" office:value="41.2643551933728" calcext:value-type="float">
            <text:p>41.2643551933728</text:p>
          </table:table-cell>
          <table:table-cell/>
          <table:table-cell table:formula="of:=1/(2*PI()*[.A197]*[.$M$5])" office:value-type="float" office:value="855.362932781065" calcext:value-type="float">
            <text:p>855.362932781065</text:p>
          </table:table-cell>
          <table:table-cell table:formula="of:=1/(2*PI()*[.A197]*([.G197]+[.$M$6]))" office:value-type="float" office:value="0.0000000399859757860949" calcext:value-type="float">
            <text:p>3.99859757860949E-08</text:p>
          </table:table-cell>
          <table:table-cell table:formula="of:=[.H197]*1000000000" office:value-type="float" office:value="39.9859757860949" calcext:value-type="float">
            <text:p>39.985975786094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689.70971927837" calcext:value-type="float">
            <text:p>4689.70971927837</text:p>
          </table:table-cell>
          <table:table-cell/>
          <table:table-cell table:formula="of:=2*PI()*[.A198]*[.$M$3]" office:value-type="float" office:value="0.913455771296321" calcext:value-type="float">
            <text:p>0.913455771296321</text:p>
          </table:table-cell>
          <table:table-cell table:formula="of:=([.C198]+[.$M$6])/(2*PI()*[.A198])" office:value-type="float" office:value="0.0000411811169103481" calcext:value-type="float">
            <text:p>4.11811169103481E-05</text:p>
          </table:table-cell>
          <table:table-cell table:formula="of:=[.D198]*1000000" office:value-type="float" office:value="41.1811169103481" calcext:value-type="float">
            <text:p>41.1811169103481</text:p>
          </table:table-cell>
          <table:table-cell/>
          <table:table-cell table:formula="of:=1/(2*PI()*[.A198]*[.$M$5])" office:value-type="float" office:value="848.426409195671" calcext:value-type="float">
            <text:p>848.426409195671</text:p>
          </table:table-cell>
          <table:table-cell table:formula="of:=1/(2*PI()*[.A198]*([.G198]+[.$M$6]))" office:value-type="float" office:value="0.0000000399858611681338" calcext:value-type="float">
            <text:p>3.99858611681338E-08</text:p>
          </table:table-cell>
          <table:table-cell table:formula="of:=[.H198]*1000000000" office:value-type="float" office:value="39.9858611681338" calcext:value-type="float">
            <text:p>39.98586116813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727.8566966115" calcext:value-type="float">
            <text:p>4727.8566966115</text:p>
          </table:table-cell>
          <table:table-cell/>
          <table:table-cell table:formula="of:=2*PI()*[.A199]*[.$M$3]" office:value-type="float" office:value="0.920885991648599" calcext:value-type="float">
            <text:p>0.920885991648599</text:p>
          </table:table-cell>
          <table:table-cell table:formula="of:=([.C199]+[.$M$6])/(2*PI()*[.A199])" office:value-type="float" office:value="0.000041098969996656" calcext:value-type="float">
            <text:p>4.1098969996656E-05</text:p>
          </table:table-cell>
          <table:table-cell table:formula="of:=[.D199]*1000000" office:value-type="float" office:value="41.098969996656" calcext:value-type="float">
            <text:p>41.098969996656</text:p>
          </table:table-cell>
          <table:table-cell/>
          <table:table-cell table:formula="of:=1/(2*PI()*[.A199]*[.$M$5])" office:value-type="float" office:value="841.580833054666" calcext:value-type="float">
            <text:p>841.580833054666</text:p>
          </table:table-cell>
          <table:table-cell table:formula="of:=1/(2*PI()*[.A199]*([.G199]+[.$M$6]))" office:value-type="float" office:value="0.0000000399857462012094" calcext:value-type="float">
            <text:p>3.99857462012094E-08</text:p>
          </table:table-cell>
          <table:table-cell table:formula="of:=[.H199]*1000000000" office:value-type="float" office:value="39.9857462012094" calcext:value-type="float">
            <text:p>39.985746201209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766.11944651456" calcext:value-type="float">
            <text:p>4766.11944651456</text:p>
          </table:table-cell>
          <table:table-cell/>
          <table:table-cell table:formula="of:=2*PI()*[.A200]*[.$M$3]" office:value-type="float" office:value="0.928338762036699" calcext:value-type="float">
            <text:p>0.928338762036699</text:p>
          </table:table-cell>
          <table:table-cell table:formula="of:=([.C200]+[.$M$6])/(2*PI()*[.A200])" office:value-type="float" office:value="0.000041017894738766" calcext:value-type="float">
            <text:p>4.1017894738766E-05</text:p>
          </table:table-cell>
          <table:table-cell table:formula="of:=[.D200]*1000000" office:value-type="float" office:value="41.017894738766" calcext:value-type="float">
            <text:p>41.017894738766</text:p>
          </table:table-cell>
          <table:table-cell/>
          <table:table-cell table:formula="of:=1/(2*PI()*[.A200]*[.$M$5])" office:value-type="float" office:value="834.824561563835" calcext:value-type="float">
            <text:p>834.824561563835</text:p>
          </table:table-cell>
          <table:table-cell table:formula="of:=1/(2*PI()*[.A200]*([.G200]+[.$M$6]))" office:value-type="float" office:value="0.0000000399856308860351" calcext:value-type="float">
            <text:p>3.99856308860351E-08</text:p>
          </table:table-cell>
          <table:table-cell table:formula="of:=[.H200]*1000000000" office:value-type="float" office:value="39.9856308860351" calcext:value-type="float">
            <text:p>39.98563088603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804.49773592573" calcext:value-type="float">
            <text:p>4804.49773592573</text:p>
          </table:table-cell>
          <table:table-cell/>
          <table:table-cell table:formula="of:=2*PI()*[.A201]*[.$M$3]" office:value-type="float" office:value="0.93581403706513" calcext:value-type="float">
            <text:p>0.93581403706513</text:p>
          </table:table-cell>
          <table:table-cell table:formula="of:=([.C201]+[.$M$6])/(2*PI()*[.A201])" office:value-type="float" office:value="0.0000409378718758765" calcext:value-type="float">
            <text:p>4.09378718758765E-05</text:p>
          </table:table-cell>
          <table:table-cell table:formula="of:=[.D201]*1000000" office:value-type="float" office:value="40.9378718758765" calcext:value-type="float">
            <text:p>40.9378718758765</text:p>
          </table:table-cell>
          <table:table-cell/>
          <table:table-cell table:formula="of:=1/(2*PI()*[.A201]*[.$M$5])" office:value-type="float" office:value="828.155989656375" calcext:value-type="float">
            <text:p>828.155989656375</text:p>
          </table:table-cell>
          <table:table-cell table:formula="of:=1/(2*PI()*[.A201]*([.G201]+[.$M$6]))" office:value-type="float" office:value="0.0000000399855152233193" calcext:value-type="float">
            <text:p>3.99855152233193E-08</text:p>
          </table:table-cell>
          <table:table-cell table:formula="of:=[.H201]*1000000000" office:value-type="float" office:value="39.9855152233193" calcext:value-type="float">
            <text:p>39.985515223319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842.99133341708" calcext:value-type="float">
            <text:p>4842.99133341708</text:p>
          </table:table-cell>
          <table:table-cell/>
          <table:table-cell table:formula="of:=2*PI()*[.A202]*[.$M$3]" office:value-type="float" office:value="0.943311771656653" calcext:value-type="float">
            <text:p>0.943311771656653</text:p>
          </table:table-cell>
          <table:table-cell table:formula="of:=([.C202]+[.$M$6])/(2*PI()*[.A202])" office:value-type="float" office:value="0.0000408588825873203" calcext:value-type="float">
            <text:p>4.08588825873203E-05</text:p>
          </table:table-cell>
          <table:table-cell table:formula="of:=[.D202]*1000000" office:value-type="float" office:value="40.8588825873203" calcext:value-type="float">
            <text:p>40.8588825873203</text:p>
          </table:table-cell>
          <table:table-cell/>
          <table:table-cell table:formula="of:=1/(2*PI()*[.A202]*[.$M$5])" office:value-type="float" office:value="821.573548943355" calcext:value-type="float">
            <text:p>821.573548943355</text:p>
          </table:table-cell>
          <table:table-cell table:formula="of:=1/(2*PI()*[.A202]*([.G202]+[.$M$6]))" office:value-type="float" office:value="0.0000000399853992137654" calcext:value-type="float">
            <text:p>3.99853992137654E-08</text:p>
          </table:table-cell>
          <table:table-cell table:formula="of:=[.H202]*1000000000" office:value-type="float" office:value="39.9853992137654" calcext:value-type="float">
            <text:p>39.98539921376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881.60000917508" calcext:value-type="float">
            <text:p>4881.60000917508</text:p>
          </table:table-cell>
          <table:table-cell/>
          <table:table-cell table:formula="of:=2*PI()*[.A203]*[.$M$3]" office:value-type="float" office:value="0.950831921048474" calcext:value-type="float">
            <text:p>0.950831921048474</text:p>
          </table:table-cell>
          <table:table-cell table:formula="of:=([.C203]+[.$M$6])/(2*PI()*[.A203])" office:value-type="float" office:value="0.000040780908480381" calcext:value-type="float">
            <text:p>4.0780908480381E-05</text:p>
          </table:table-cell>
          <table:table-cell table:formula="of:=[.D203]*1000000" office:value-type="float" office:value="40.780908480381" calcext:value-type="float">
            <text:p>40.780908480381</text:p>
          </table:table-cell>
          <table:table-cell/>
          <table:table-cell table:formula="of:=1/(2*PI()*[.A203]*[.$M$5])" office:value-type="float" office:value="815.075706698418" calcext:value-type="float">
            <text:p>815.075706698418</text:p>
          </table:table-cell>
          <table:table-cell table:formula="of:=1/(2*PI()*[.A203]*([.G203]+[.$M$6]))" office:value-type="float" office:value="0.0000000399852828580722" calcext:value-type="float">
            <text:p>3.99852828580722E-08</text:p>
          </table:table-cell>
          <table:table-cell table:formula="of:=[.H203]*1000000000" office:value-type="float" office:value="39.9852828580722" calcext:value-type="float">
            <text:p>39.98528285807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920.32353498132" calcext:value-type="float">
            <text:p>4920.32353498132</text:p>
          </table:table-cell>
          <table:table-cell/>
          <table:table-cell table:formula="of:=2*PI()*[.A204]*[.$M$3]" office:value-type="float" office:value="0.958374440788501" calcext:value-type="float">
            <text:p>0.958374440788501</text:p>
          </table:table-cell>
          <table:table-cell table:formula="of:=([.C204]+[.$M$6])/(2*PI()*[.A204])" office:value-type="float" office:value="0.0000407039315785054" calcext:value-type="float">
            <text:p>4.07039315785054E-05</text:p>
          </table:table-cell>
          <table:table-cell table:formula="of:=[.D204]*1000000" office:value-type="float" office:value="40.7039315785054" calcext:value-type="float">
            <text:p>40.7039315785054</text:p>
          </table:table-cell>
          <table:table-cell/>
          <table:table-cell table:formula="of:=1/(2*PI()*[.A204]*[.$M$5])" office:value-type="float" office:value="808.660964875451" calcext:value-type="float">
            <text:p>808.660964875451</text:p>
          </table:table-cell>
          <table:table-cell table:formula="of:=1/(2*PI()*[.A204]*([.G204]+[.$M$6]))" office:value-type="float" office:value="0.0000000399851661569334" calcext:value-type="float">
            <text:p>3.99851661569334E-08</text:p>
          </table:table-cell>
          <table:table-cell table:formula="of:=[.H204]*1000000000" office:value-type="float" office:value="39.9851661569334" calcext:value-type="float">
            <text:p>39.985166156933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959.16168419367" calcext:value-type="float">
            <text:p>4959.16168419367</text:p>
          </table:table-cell>
          <table:table-cell/>
          <table:table-cell table:formula="of:=2*PI()*[.A205]*[.$M$3]" office:value-type="float" office:value="0.965939286731663" calcext:value-type="float">
            <text:p>0.965939286731663</text:p>
          </table:table-cell>
          <table:table-cell table:formula="of:=([.C205]+[.$M$6])/(2*PI()*[.A205])" office:value-type="float" office:value="0.0000406279343098957" calcext:value-type="float">
            <text:p>4.06279343098957E-05</text:p>
          </table:table-cell>
          <table:table-cell table:formula="of:=[.D205]*1000000" office:value-type="float" office:value="40.6279343098957" calcext:value-type="float">
            <text:p>40.6279343098957</text:p>
          </table:table-cell>
          <table:table-cell/>
          <table:table-cell table:formula="of:=1/(2*PI()*[.A205]*[.$M$5])" office:value-type="float" office:value="802.327859157978" calcext:value-type="float">
            <text:p>802.327859157978</text:p>
          </table:table-cell>
          <table:table-cell table:formula="of:=1/(2*PI()*[.A205]*([.G205]+[.$M$6]))" office:value-type="float" office:value="0.0000000399850491110381" calcext:value-type="float">
            <text:p>3.99850491110381E-08</text:p>
          </table:table-cell>
          <table:table-cell table:formula="of:=[.H205]*1000000000" office:value-type="float" office:value="39.9850491110381" calcext:value-type="float">
            <text:p>39.98504911103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4998.11423172772" calcext:value-type="float">
            <text:p>4998.11423172772</text:p>
          </table:table-cell>
          <table:table-cell/>
          <table:table-cell table:formula="of:=2*PI()*[.A206]*[.$M$3]" office:value-type="float" office:value="0.9735264150363" calcext:value-type="float">
            <text:p>0.9735264150363</text:p>
          </table:table-cell>
          <table:table-cell table:formula="of:=([.C206]+[.$M$6])/(2*PI()*[.A206])" office:value-type="float" office:value="0.0000405528994964695" calcext:value-type="float">
            <text:p>4.05528994964695E-05</text:p>
          </table:table-cell>
          <table:table-cell table:formula="of:=[.D206]*1000000" office:value-type="float" office:value="40.5528994964695" calcext:value-type="float">
            <text:p>40.5528994964695</text:p>
          </table:table-cell>
          <table:table-cell/>
          <table:table-cell table:formula="of:=1/(2*PI()*[.A206]*[.$M$5])" office:value-type="float" office:value="796.074958039123" calcext:value-type="float">
            <text:p>796.074958039123</text:p>
          </table:table-cell>
          <table:table-cell table:formula="of:=1/(2*PI()*[.A206]*([.G206]+[.$M$6]))" office:value-type="float" office:value="0.0000000399849317210708" calcext:value-type="float">
            <text:p>3.99849317210708E-08</text:p>
          </table:table-cell>
          <table:table-cell table:formula="of:=[.H206]*1000000000" office:value-type="float" office:value="39.9849317210708" calcext:value-type="float">
            <text:p>39.984931721070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037.18095403846" calcext:value-type="float">
            <text:p>5037.18095403846</text:p>
          </table:table-cell>
          <table:table-cell/>
          <table:table-cell table:formula="of:=2*PI()*[.A207]*[.$M$3]" office:value-type="float" office:value="0.981135782160598" calcext:value-type="float">
            <text:p>0.981135782160598</text:p>
          </table:table-cell>
          <table:table-cell table:formula="of:=([.C207]+[.$M$6])/(2*PI()*[.A207])" office:value-type="float" office:value="0.000040478810343172" calcext:value-type="float">
            <text:p>4.0478810343172E-05</text:p>
          </table:table-cell>
          <table:table-cell table:formula="of:=[.D207]*1000000" office:value-type="float" office:value="40.478810343172" calcext:value-type="float">
            <text:p>40.478810343172</text:p>
          </table:table-cell>
          <table:table-cell/>
          <table:table-cell table:formula="of:=1/(2*PI()*[.A207]*[.$M$5])" office:value-type="float" office:value="789.900861930998" calcext:value-type="float">
            <text:p>789.900861930998</text:p>
          </table:table-cell>
          <table:table-cell table:formula="of:=1/(2*PI()*[.A207]*([.G207]+[.$M$6]))" office:value-type="float" office:value="0.0000000399848139877111" calcext:value-type="float">
            <text:p>3.99848139877111E-08</text:p>
          </table:table-cell>
          <table:table-cell table:formula="of:=[.H207]*1000000000" office:value-type="float" office:value="39.9848139877111" calcext:value-type="float">
            <text:p>39.98481398771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076.36162910237" calcext:value-type="float">
            <text:p>5076.36162910237</text:p>
          </table:table-cell>
          <table:table-cell/>
          <table:table-cell table:formula="of:=2*PI()*[.A208]*[.$M$3]" office:value-type="float" office:value="0.988767344859094" calcext:value-type="float">
            <text:p>0.988767344859094</text:p>
          </table:table-cell>
          <table:table-cell table:formula="of:=([.C208]+[.$M$6])/(2*PI()*[.A208])" office:value-type="float" office:value="0.0000404056504276295" calcext:value-type="float">
            <text:p>4.04056504276295E-05</text:p>
          </table:table-cell>
          <table:table-cell table:formula="of:=[.D208]*1000000" office:value-type="float" office:value="40.4056504276295" calcext:value-type="float">
            <text:p>40.4056504276295</text:p>
          </table:table-cell>
          <table:table-cell/>
          <table:table-cell table:formula="of:=1/(2*PI()*[.A208]*[.$M$5])" office:value-type="float" office:value="783.804202302456" calcext:value-type="float">
            <text:p>783.804202302456</text:p>
          </table:table-cell>
          <table:table-cell table:formula="of:=1/(2*PI()*[.A208]*([.G208]+[.$M$6]))" office:value-type="float" office:value="0.0000000399846959116342" calcext:value-type="float">
            <text:p>3.99846959116342E-08</text:p>
          </table:table-cell>
          <table:table-cell table:formula="of:=[.H208]*1000000000" office:value-type="float" office:value="39.9846959116342" calcext:value-type="float">
            <text:p>39.98469591163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115.65603639975" calcext:value-type="float">
            <text:p>5115.65603639975</text:p>
          </table:table-cell>
          <table:table-cell/>
          <table:table-cell table:formula="of:=2*PI()*[.A209]*[.$M$3]" office:value-type="float" office:value="0.996421060179235" calcext:value-type="float">
            <text:p>0.996421060179235</text:p>
          </table:table-cell>
          <table:table-cell table:formula="of:=([.C209]+[.$M$6])/(2*PI()*[.A209])" office:value-type="float" office:value="0.0000403334036901299" calcext:value-type="float">
            <text:p>4.03334036901299E-05</text:p>
          </table:table-cell>
          <table:table-cell table:formula="of:=[.D209]*1000000" office:value-type="float" office:value="40.3334036901299" calcext:value-type="float">
            <text:p>40.3334036901299</text:p>
          </table:table-cell>
          <table:table-cell/>
          <table:table-cell table:formula="of:=1/(2*PI()*[.A209]*[.$M$5])" office:value-type="float" office:value="777.783640844157" calcext:value-type="float">
            <text:p>777.783640844157</text:p>
          </table:table-cell>
          <table:table-cell table:formula="of:=1/(2*PI()*[.A209]*([.G209]+[.$M$6]))" office:value-type="float" office:value="0.0000000399845774935109" calcext:value-type="float">
            <text:p>3.99845774935109E-08</text:p>
          </table:table-cell>
          <table:table-cell table:formula="of:=[.H209]*1000000000" office:value-type="float" office:value="39.9845774935109" calcext:value-type="float">
            <text:p>39.98457749351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155.06395689729" calcext:value-type="float">
            <text:p>5155.06395689729</text:p>
          </table:table-cell>
          <table:table-cell/>
          <table:table-cell table:formula="of:=2*PI()*[.A210]*[.$M$3]" office:value-type="float" office:value="1.00409688545799" calcext:value-type="float">
            <text:p>1.00409688545799</text:p>
          </table:table-cell>
          <table:table-cell table:formula="of:=([.C210]+[.$M$6])/(2*PI()*[.A210])" office:value-type="float" office:value="0.0000402620544239195" calcext:value-type="float">
            <text:p>4.02620544239195E-05</text:p>
          </table:table-cell>
          <table:table-cell table:formula="of:=[.D210]*1000000" office:value-type="float" office:value="40.2620544239195" calcext:value-type="float">
            <text:p>40.2620544239195</text:p>
          </table:table-cell>
          <table:table-cell/>
          <table:table-cell table:formula="of:=1/(2*PI()*[.A210]*[.$M$5])" office:value-type="float" office:value="771.837868659959" calcext:value-type="float">
            <text:p>771.837868659959</text:p>
          </table:table-cell>
          <table:table-cell table:formula="of:=1/(2*PI()*[.A210]*([.G210]+[.$M$6]))" office:value-type="float" office:value="0.0000000399844587340072" calcext:value-type="float">
            <text:p>3.99844587340072E-08</text:p>
          </table:table-cell>
          <table:table-cell table:formula="of:=[.H210]*1000000000" office:value-type="float" office:value="39.9844587340072" calcext:value-type="float">
            <text:p>39.984458734007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194.58517303106" calcext:value-type="float">
            <text:p>5194.58517303106</text:p>
          </table:table-cell>
          <table:table-cell/>
          <table:table-cell table:formula="of:=2*PI()*[.A211]*[.$M$3]" office:value-type="float" office:value="1.01179477831853" calcext:value-type="float">
            <text:p>1.01179477831853</text:p>
          </table:table-cell>
          <table:table-cell table:formula="of:=([.C211]+[.$M$6])/(2*PI()*[.A211])" office:value-type="float" office:value="0.0000401915872658044" calcext:value-type="float">
            <text:p>4.01915872658044E-05</text:p>
          </table:table-cell>
          <table:table-cell table:formula="of:=[.D211]*1000000" office:value-type="float" office:value="40.1915872658044" calcext:value-type="float">
            <text:p>40.1915872658044</text:p>
          </table:table-cell>
          <table:table-cell/>
          <table:table-cell table:formula="of:=1/(2*PI()*[.A211]*[.$M$5])" office:value-type="float" office:value="765.965605483699" calcext:value-type="float">
            <text:p>765.965605483699</text:p>
          </table:table-cell>
          <table:table-cell table:formula="of:=1/(2*PI()*[.A211]*([.G211]+[.$M$6]))" office:value-type="float" office:value="0.0000000399843396337848" calcext:value-type="float">
            <text:p>3.99843396337848E-08</text:p>
          </table:table-cell>
          <table:table-cell table:formula="of:=[.H211]*1000000000" office:value-type="float" office:value="39.9843396337848" calcext:value-type="float">
            <text:p>39.98433963378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234.21946868962" calcext:value-type="float">
            <text:p>5234.21946868962</text:p>
          </table:table-cell>
          <table:table-cell/>
          <table:table-cell table:formula="of:=2*PI()*[.A212]*[.$M$3]" office:value-type="float" office:value="1.01951469666694" calcext:value-type="float">
            <text:p>1.01951469666694</text:p>
          </table:table-cell>
          <table:table-cell table:formula="of:=([.C212]+[.$M$6])/(2*PI()*[.A212])" office:value-type="float" office:value="0.0000401219871870451" calcext:value-type="float">
            <text:p>4.01219871870451E-05</text:p>
          </table:table-cell>
          <table:table-cell table:formula="of:=[.D212]*1000000" office:value-type="float" office:value="40.1219871870451" calcext:value-type="float">
            <text:p>40.1219871870451</text:p>
          </table:table-cell>
          <table:table-cell/>
          <table:table-cell table:formula="of:=1/(2*PI()*[.A212]*[.$M$5])" office:value-type="float" office:value="760.165598920424" calcext:value-type="float">
            <text:p>760.165598920424</text:p>
          </table:table-cell>
          <table:table-cell table:formula="of:=1/(2*PI()*[.A212]*([.G212]+[.$M$6]))" office:value-type="float" office:value="0.0000000399842201935011" calcext:value-type="float">
            <text:p>3.99842201935011E-08</text:p>
          </table:table-cell>
          <table:table-cell table:formula="of:=[.H212]*1000000000" office:value-type="float" office:value="39.9842201935011" calcext:value-type="float">
            <text:p>39.98422019350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273.9666291975" calcext:value-type="float">
            <text:p>5273.9666291975</text:p>
          </table:table-cell>
          <table:table-cell/>
          <table:table-cell table:formula="of:=2*PI()*[.A213]*[.$M$3]" office:value-type="float" office:value="1.02725659868901" calcext:value-type="float">
            <text:p>1.02725659868901</text:p>
          </table:table-cell>
          <table:table-cell table:formula="of:=([.C213]+[.$M$6])/(2*PI()*[.A213])" office:value-type="float" office:value="0.0000400532394845346" calcext:value-type="float">
            <text:p>4.00532394845346E-05</text:p>
          </table:table-cell>
          <table:table-cell table:formula="of:=[.D213]*1000000" office:value-type="float" office:value="40.0532394845346" calcext:value-type="float">
            <text:p>40.0532394845346</text:p>
          </table:table-cell>
          <table:table-cell/>
          <table:table-cell table:formula="of:=1/(2*PI()*[.A213]*[.$M$5])" office:value-type="float" office:value="754.436623711215" calcext:value-type="float">
            <text:p>754.436623711215</text:p>
          </table:table-cell>
          <table:table-cell table:formula="of:=1/(2*PI()*[.A213]*([.G213]+[.$M$6]))" office:value-type="float" office:value="0.0000000399841004138093" calcext:value-type="float">
            <text:p>3.99841004138093E-08</text:p>
          </table:table-cell>
          <table:table-cell table:formula="of:=[.H213]*1000000000" office:value-type="float" office:value="39.9841004138093" calcext:value-type="float">
            <text:p>39.984100413809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313.82644129895" calcext:value-type="float">
            <text:p>5313.82644129895</text:p>
          </table:table-cell>
          <table:table-cell/>
          <table:table-cell table:formula="of:=2*PI()*[.A214]*[.$M$3]" office:value-type="float" office:value="1.03502044284703" calcext:value-type="float">
            <text:p>1.03502044284703</text:p>
          </table:table-cell>
          <table:table-cell table:formula="of:=([.C214]+[.$M$6])/(2*PI()*[.A214])" office:value-type="float" office:value="0.0000399853297722492" calcext:value-type="float">
            <text:p>3.99853297722492E-05</text:p>
          </table:table-cell>
          <table:table-cell table:formula="of:=[.D214]*1000000" office:value-type="float" office:value="39.9853297722492" calcext:value-type="float">
            <text:p>39.9853297722492</text:p>
          </table:table-cell>
          <table:table-cell/>
          <table:table-cell table:formula="of:=1/(2*PI()*[.A214]*[.$M$5])" office:value-type="float" office:value="748.777481020768" calcext:value-type="float">
            <text:p>748.777481020768</text:p>
          </table:table-cell>
          <table:table-cell table:formula="of:=1/(2*PI()*[.A214]*([.G214]+[.$M$6]))" office:value-type="float" office:value="0.0000000399839802953579" calcext:value-type="float">
            <text:p>3.99839802953579E-08</text:p>
          </table:table-cell>
          <table:table-cell table:formula="of:=[.H214]*1000000000" office:value-type="float" office:value="39.9839802953579" calcext:value-type="float">
            <text:p>39.98398029535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353.79869314187" calcext:value-type="float">
            <text:p>5353.79869314187</text:p>
          </table:table-cell>
          <table:table-cell/>
          <table:table-cell table:formula="of:=2*PI()*[.A215]*[.$M$3]" office:value-type="float" office:value="1.04280618787674" calcext:value-type="float">
            <text:p>1.04280618787674</text:p>
          </table:table-cell>
          <table:table-cell table:formula="of:=([.C215]+[.$M$6])/(2*PI()*[.A215])" office:value-type="float" office:value="0.0000399182439729628" calcext:value-type="float">
            <text:p>3.99182439729628E-05</text:p>
          </table:table-cell>
          <table:table-cell table:formula="of:=[.D215]*1000000" office:value-type="float" office:value="39.9182439729628" calcext:value-type="float">
            <text:p>39.9182439729628</text:p>
          </table:table-cell>
          <table:table-cell/>
          <table:table-cell table:formula="of:=1/(2*PI()*[.A215]*[.$M$5])" office:value-type="float" office:value="743.186997746899" calcext:value-type="float">
            <text:p>743.186997746899</text:p>
          </table:table-cell>
          <table:table-cell table:formula="of:=1/(2*PI()*[.A215]*([.G215]+[.$M$6]))" office:value-type="float" office:value="0.0000000399838598387916" calcext:value-type="float">
            <text:p>3.99838598387916E-08</text:p>
          </table:table-cell>
          <table:table-cell table:formula="of:=[.H215]*1000000000" office:value-type="float" office:value="39.9838598387916" calcext:value-type="float">
            <text:p>39.98385983879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393.88317426209" calcext:value-type="float">
            <text:p>5393.88317426209</text:p>
          </table:table-cell>
          <table:table-cell/>
          <table:table-cell table:formula="of:=2*PI()*[.A216]*[.$M$3]" office:value-type="float" office:value="1.05061379278417" calcext:value-type="float">
            <text:p>1.05061379278417</text:p>
          </table:table-cell>
          <table:table-cell table:formula="of:=([.C216]+[.$M$6])/(2*PI()*[.A216])" office:value-type="float" office:value="0.0000398519683102148" calcext:value-type="float">
            <text:p>3.98519683102148E-05</text:p>
          </table:table-cell>
          <table:table-cell table:formula="of:=[.D216]*1000000" office:value-type="float" office:value="39.8519683102148" calcext:value-type="float">
            <text:p>39.8519683102148</text:p>
          </table:table-cell>
          <table:table-cell/>
          <table:table-cell table:formula="of:=1/(2*PI()*[.A216]*[.$M$5])" office:value-type="float" office:value="737.66402585123" calcext:value-type="float">
            <text:p>737.66402585123</text:p>
          </table:table-cell>
          <table:table-cell table:formula="of:=1/(2*PI()*[.A216]*([.G216]+[.$M$6]))" office:value-type="float" office:value="0.0000000399837390447506" calcext:value-type="float">
            <text:p>3.99837390447506E-08</text:p>
          </table:table-cell>
          <table:table-cell table:formula="of:=[.H216]*1000000000" office:value-type="float" office:value="39.9837390447506" calcext:value-type="float">
            <text:p>39.98373904475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434.0796755678" calcext:value-type="float">
            <text:p>5434.0796755678</text:p>
          </table:table-cell>
          <table:table-cell/>
          <table:table-cell table:formula="of:=2*PI()*[.A217]*[.$M$3]" office:value-type="float" office:value="1.0584432168427" calcext:value-type="float">
            <text:p>1.0584432168427</text:p>
          </table:table-cell>
          <table:table-cell table:formula="of:=([.C217]+[.$M$6])/(2*PI()*[.A217])" office:value-type="float" office:value="0.0000397864893005235" calcext:value-type="float">
            <text:p>3.97864893005235E-05</text:p>
          </table:table-cell>
          <table:table-cell table:formula="of:=[.D217]*1000000" office:value-type="float" office:value="39.7864893005235" calcext:value-type="float">
            <text:p>39.7864893005235</text:p>
          </table:table-cell>
          <table:table-cell/>
          <table:table-cell table:formula="of:=1/(2*PI()*[.A217]*[.$M$5])" office:value-type="float" office:value="732.20744171029" calcext:value-type="float">
            <text:p>732.20744171029</text:p>
          </table:table-cell>
          <table:table-cell table:formula="of:=1/(2*PI()*[.A217]*([.G217]+[.$M$6]))" office:value-type="float" office:value="0.0000000399836179138713" calcext:value-type="float">
            <text:p>3.99836179138713E-08</text:p>
          </table:table-cell>
          <table:table-cell table:formula="of:=[.H217]*1000000000" office:value-type="float" office:value="39.9836179138713" calcext:value-type="float">
            <text:p>39.983617913871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474.38798932436" calcext:value-type="float">
            <text:p>5474.38798932436</text:p>
          </table:table-cell>
          <table:table-cell/>
          <table:table-cell table:formula="of:=2*PI()*[.A218]*[.$M$3]" office:value-type="float" office:value="1.06629441959002" calcext:value-type="float">
            <text:p>1.06629441959002</text:p>
          </table:table-cell>
          <table:table-cell table:formula="of:=([.C218]+[.$M$6])/(2*PI()*[.A218])" office:value-type="float" office:value="0.0000397217937458359" calcext:value-type="float">
            <text:p>3.97217937458359E-05</text:p>
          </table:table-cell>
          <table:table-cell table:formula="of:=[.D218]*1000000" office:value-type="float" office:value="39.7217937458359" calcext:value-type="float">
            <text:p>39.7217937458359</text:p>
          </table:table-cell>
          <table:table-cell/>
          <table:table-cell table:formula="of:=1/(2*PI()*[.A218]*[.$M$5])" office:value-type="float" office:value="726.816145486328" calcext:value-type="float">
            <text:p>726.816145486328</text:p>
          </table:table-cell>
          <table:table-cell table:formula="of:=1/(2*PI()*[.A218]*([.G218]+[.$M$6]))" office:value-type="float" office:value="0.0000000399834964467857" calcext:value-type="float">
            <text:p>3.99834964467857E-08</text:p>
          </table:table-cell>
          <table:table-cell table:formula="of:=[.H218]*1000000000" office:value-type="float" office:value="39.9834964467857" calcext:value-type="float">
            <text:p>39.98349644678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514.80790913919" calcext:value-type="float">
            <text:p>5514.80790913919</text:p>
          </table:table-cell>
          <table:table-cell/>
          <table:table-cell table:formula="of:=2*PI()*[.A219]*[.$M$3]" office:value-type="float" office:value="1.07416736082526" calcext:value-type="float">
            <text:p>1.07416736082526</text:p>
          </table:table-cell>
          <table:table-cell table:formula="of:=([.C219]+[.$M$6])/(2*PI()*[.A219])" office:value-type="float" office:value="0.0000396578687262058" calcext:value-type="float">
            <text:p>3.96578687262058E-05</text:p>
          </table:table-cell>
          <table:table-cell table:formula="of:=[.D219]*1000000" office:value-type="float" office:value="39.6578687262058" calcext:value-type="float">
            <text:p>39.6578687262058</text:p>
          </table:table-cell>
          <table:table-cell/>
          <table:table-cell table:formula="of:=1/(2*PI()*[.A219]*[.$M$5])" office:value-type="float" office:value="721.48906051715" calcext:value-type="float">
            <text:p>721.48906051715</text:p>
          </table:table-cell>
          <table:table-cell table:formula="of:=1/(2*PI()*[.A219]*([.G219]+[.$M$6]))" office:value-type="float" office:value="0.0000000399833746441219" calcext:value-type="float">
            <text:p>3.99833746441219E-08</text:p>
          </table:table-cell>
          <table:table-cell table:formula="of:=[.H219]*1000000000" office:value-type="float" office:value="39.9833746441219" calcext:value-type="float">
            <text:p>39.98337464412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555.33922994703" calcext:value-type="float">
            <text:p>5555.33922994703</text:p>
          </table:table-cell>
          <table:table-cell/>
          <table:table-cell table:formula="of:=2*PI()*[.A220]*[.$M$3]" office:value-type="float" office:value="1.08206200060605" calcext:value-type="float">
            <text:p>1.08206200060605</text:p>
          </table:table-cell>
          <table:table-cell table:formula="of:=([.C220]+[.$M$6])/(2*PI()*[.A220])" office:value-type="float" office:value="0.0000395947015926917" calcext:value-type="float">
            <text:p>3.95947015926917E-05</text:p>
          </table:table-cell>
          <table:table-cell table:formula="of:=[.D220]*1000000" office:value-type="float" office:value="39.5947015926917" calcext:value-type="float">
            <text:p>39.5947015926917</text:p>
          </table:table-cell>
          <table:table-cell/>
          <table:table-cell table:formula="of:=1/(2*PI()*[.A220]*[.$M$5])" office:value-type="float" office:value="716.225132724311" calcext:value-type="float">
            <text:p>716.225132724311</text:p>
          </table:table-cell>
          <table:table-cell table:formula="of:=1/(2*PI()*[.A220]*([.G220]+[.$M$6]))" office:value-type="float" office:value="0.000000039983252506504" calcext:value-type="float">
            <text:p>3.9983252506504E-08</text:p>
          </table:table-cell>
          <table:table-cell table:formula="of:=[.H220]*1000000000" office:value-type="float" office:value="39.983252506504" calcext:value-type="float">
            <text:p>39.98325250650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595.98174799533" calcext:value-type="float">
            <text:p>5595.98174799533</text:p>
          </table:table-cell>
          <table:table-cell/>
          <table:table-cell table:formula="of:=2*PI()*[.A221]*[.$M$3]" office:value-type="float" office:value="1.08997829924573" calcext:value-type="float">
            <text:p>1.08997829924573</text:p>
          </table:table-cell>
          <table:table-cell table:formula="of:=([.C221]+[.$M$6])/(2*PI()*[.A221])" office:value-type="float" office:value="0.0000395322799604686" calcext:value-type="float">
            <text:p>3.95322799604686E-05</text:p>
          </table:table-cell>
          <table:table-cell table:formula="of:=[.D221]*1000000" office:value-type="float" office:value="39.5322799604686" calcext:value-type="float">
            <text:p>39.5322799604686</text:p>
          </table:table-cell>
          <table:table-cell/>
          <table:table-cell table:formula="of:=1/(2*PI()*[.A221]*[.$M$5])" office:value-type="float" office:value="711.02333003905" calcext:value-type="float">
            <text:p>711.02333003905</text:p>
          </table:table-cell>
          <table:table-cell table:formula="of:=1/(2*PI()*[.A221]*([.G221]+[.$M$6]))" office:value-type="float" office:value="0.0000000399831300345522" calcext:value-type="float">
            <text:p>3.99831300345522E-08</text:p>
          </table:table-cell>
          <table:table-cell table:formula="of:=[.H221]*1000000000" office:value-type="float" office:value="39.9831300345522" calcext:value-type="float">
            <text:p>39.98313003455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636.73526082995" calcext:value-type="float">
            <text:p>5636.73526082995</text:p>
          </table:table-cell>
          <table:table-cell/>
          <table:table-cell table:formula="of:=2*PI()*[.A222]*[.$M$3]" office:value-type="float" office:value="1.09791621731054" calcext:value-type="float">
            <text:p>1.09791621731054</text:p>
          </table:table-cell>
          <table:table-cell table:formula="of:=([.C222]+[.$M$6])/(2*PI()*[.A222])" office:value-type="float" office:value="0.000039470591702144" calcext:value-type="float">
            <text:p>3.9470591702144E-05</text:p>
          </table:table-cell>
          <table:table-cell table:formula="of:=[.D222]*1000000" office:value-type="float" office:value="39.470591702144" calcext:value-type="float">
            <text:p>39.470591702144</text:p>
          </table:table-cell>
          <table:table-cell/>
          <table:table-cell table:formula="of:=1/(2*PI()*[.A222]*[.$M$5])" office:value-type="float" office:value="705.882641845332" calcext:value-type="float">
            <text:p>705.882641845332</text:p>
          </table:table-cell>
          <table:table-cell table:formula="of:=1/(2*PI()*[.A222]*([.G222]+[.$M$6]))" office:value-type="float" office:value="0.0000000399830072288825" calcext:value-type="float">
            <text:p>3.99830072288825E-08</text:p>
          </table:table-cell>
          <table:table-cell table:formula="of:=[.H222]*1000000000" office:value-type="float" office:value="39.9830072288825" calcext:value-type="float">
            <text:p>39.98300722888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677.59956728102" calcext:value-type="float">
            <text:p>5677.59956728102</text:p>
          </table:table-cell>
          <table:table-cell/>
          <table:table-cell table:formula="of:=2*PI()*[.A223]*[.$M$3]" office:value-type="float" office:value="1.10587571561687" calcext:value-type="float">
            <text:p>1.10587571561687</text:p>
          </table:table-cell>
          <table:table-cell table:formula="of:=([.C223]+[.$M$6])/(2*PI()*[.A223])" office:value-type="float" office:value="0.0000394096249412732" calcext:value-type="float">
            <text:p>3.94096249412732E-05</text:p>
          </table:table-cell>
          <table:table-cell table:formula="of:=[.D223]*1000000" office:value-type="float" office:value="39.4096249412732" calcext:value-type="float">
            <text:p>39.4096249412732</text:p>
          </table:table-cell>
          <table:table-cell/>
          <table:table-cell table:formula="of:=1/(2*PI()*[.A223]*[.$M$5])" office:value-type="float" office:value="700.802078439437" calcext:value-type="float">
            <text:p>700.802078439437</text:p>
          </table:table-cell>
          <table:table-cell table:formula="of:=1/(2*PI()*[.A223]*([.G223]+[.$M$6]))" office:value-type="float" office:value="0.0000000399828840901075" calcext:value-type="float">
            <text:p>3.99828840901075E-08</text:p>
          </table:table-cell>
          <table:table-cell table:formula="of:=[.H223]*1000000000" office:value-type="float" office:value="39.9828840901075" calcext:value-type="float">
            <text:p>39.982884090107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718.57446744903" calcext:value-type="float">
            <text:p>5718.57446744903</text:p>
          </table:table-cell>
          <table:table-cell/>
          <table:table-cell table:formula="of:=2*PI()*[.A224]*[.$M$3]" office:value-type="float" office:value="1.11385675522853" calcext:value-type="float">
            <text:p>1.11385675522853</text:p>
          </table:table-cell>
          <table:table-cell table:formula="of:=([.C224]+[.$M$6])/(2*PI()*[.A224])" office:value-type="float" office:value="0.0000393493680460661" calcext:value-type="float">
            <text:p>3.93493680460661E-05</text:p>
          </table:table-cell>
          <table:table-cell table:formula="of:=[.D224]*1000000" office:value-type="float" office:value="39.3493680460661" calcext:value-type="float">
            <text:p>39.3493680460661</text:p>
          </table:table-cell>
          <table:table-cell/>
          <table:table-cell table:formula="of:=1/(2*PI()*[.A224]*[.$M$5])" office:value-type="float" office:value="695.780670505512" calcext:value-type="float">
            <text:p>695.780670505512</text:p>
          </table:table-cell>
          <table:table-cell table:formula="of:=1/(2*PI()*[.A224]*([.G224]+[.$M$6]))" office:value-type="float" office:value="0.0000000399827606188356" calcext:value-type="float">
            <text:p>3.99827606188356E-08</text:p>
          </table:table-cell>
          <table:table-cell table:formula="of:=[.H224]*1000000000" office:value-type="float" office:value="39.9827606188356" calcext:value-type="float">
            <text:p>39.982760618835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759.65976269114" calcext:value-type="float">
            <text:p>5759.65976269114</text:p>
          </table:table-cell>
          <table:table-cell/>
          <table:table-cell table:formula="of:=2*PI()*[.A225]*[.$M$3]" office:value-type="float" office:value="1.12185929745413" calcext:value-type="float">
            <text:p>1.12185929745413</text:p>
          </table:table-cell>
          <table:table-cell table:formula="of:=([.C225]+[.$M$6])/(2*PI()*[.A225])" office:value-type="float" office:value="0.0000392898096232788" calcext:value-type="float">
            <text:p>3.92898096232788E-05</text:p>
          </table:table-cell>
          <table:table-cell table:formula="of:=[.D225]*1000000" office:value-type="float" office:value="39.2898096232788" calcext:value-type="float">
            <text:p>39.2898096232788</text:p>
          </table:table-cell>
          <table:table-cell/>
          <table:table-cell table:formula="of:=1/(2*PI()*[.A225]*[.$M$5])" office:value-type="float" office:value="690.817468606565" calcext:value-type="float">
            <text:p>690.817468606565</text:p>
          </table:table-cell>
          <table:table-cell table:formula="of:=1/(2*PI()*[.A225]*([.G225]+[.$M$6]))" office:value-type="float" office:value="0.0000000399826368156716" calcext:value-type="float">
            <text:p>3.99826368156716E-08</text:p>
          </table:table-cell>
          <table:table-cell table:formula="of:=[.H225]*1000000000" office:value-type="float" office:value="39.9826368156716" calcext:value-type="float">
            <text:p>39.98263681567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800.85525560774" calcext:value-type="float">
            <text:p>5800.85525560774</text:p>
          </table:table-cell>
          <table:table-cell/>
          <table:table-cell table:formula="of:=2*PI()*[.A226]*[.$M$3]" office:value-type="float" office:value="1.12988330384441" calcext:value-type="float">
            <text:p>1.12988330384441</text:p>
          </table:table-cell>
          <table:table-cell table:formula="of:=([.C226]+[.$M$6])/(2*PI()*[.A226])" office:value-type="float" office:value="0.0000392309385122843" calcext:value-type="float">
            <text:p>3.92309385122843E-05</text:p>
          </table:table-cell>
          <table:table-cell table:formula="of:=[.D226]*1000000" office:value-type="float" office:value="39.2309385122843" calcext:value-type="float">
            <text:p>39.2309385122843</text:p>
          </table:table-cell>
          <table:table-cell/>
          <table:table-cell table:formula="of:=1/(2*PI()*[.A226]*[.$M$5])" office:value-type="float" office:value="685.911542690359" calcext:value-type="float">
            <text:p>685.911542690359</text:p>
          </table:table-cell>
          <table:table-cell table:formula="of:=1/(2*PI()*[.A226]*([.G226]+[.$M$6]))" office:value-type="float" office:value="0.0000000399825126812164" calcext:value-type="float">
            <text:p>3.99825126812164E-08</text:p>
          </table:table-cell>
          <table:table-cell table:formula="of:=[.H226]*1000000000" office:value-type="float" office:value="39.9825126812164" calcext:value-type="float">
            <text:p>39.98251268121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842.16075002911" calcext:value-type="float">
            <text:p>5842.16075002911</text:p>
          </table:table-cell>
          <table:table-cell/>
          <table:table-cell table:formula="of:=2*PI()*[.A227]*[.$M$3]" office:value-type="float" office:value="1.13792873618969" calcext:value-type="float">
            <text:p>1.13792873618969</text:p>
          </table:table-cell>
          <table:table-cell table:formula="of:=([.C227]+[.$M$6])/(2*PI()*[.A227])" office:value-type="float" office:value="0.0000391727437793167" calcext:value-type="float">
            <text:p>3.91727437793167E-05</text:p>
          </table:table-cell>
          <table:table-cell table:formula="of:=[.D227]*1000000" office:value-type="float" office:value="39.1727437793167" calcext:value-type="float">
            <text:p>39.1727437793167</text:p>
          </table:table-cell>
          <table:table-cell/>
          <table:table-cell table:formula="of:=1/(2*PI()*[.A227]*[.$M$5])" office:value-type="float" office:value="681.061981609725" calcext:value-type="float">
            <text:p>681.061981609725</text:p>
          </table:table-cell>
          <table:table-cell table:formula="of:=1/(2*PI()*[.A227]*([.G227]+[.$M$6]))" office:value-type="float" office:value="0.0000000399823882160674" calcext:value-type="float">
            <text:p>3.99823882160674E-08</text:p>
          </table:table-cell>
          <table:table-cell table:formula="of:=[.H227]*1000000000" office:value-type="float" office:value="39.9823882160674" calcext:value-type="float">
            <text:p>39.982388216067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883.57605100237" calcext:value-type="float">
            <text:p>5883.57605100237</text:p>
          </table:table-cell>
          <table:table-cell/>
          <table:table-cell table:formula="of:=2*PI()*[.A228]*[.$M$3]" office:value-type="float" office:value="1.14599555651728" calcext:value-type="float">
            <text:p>1.14599555651728</text:p>
          </table:table-cell>
          <table:table-cell table:formula="of:=([.C228]+[.$M$6])/(2*PI()*[.A228])" office:value-type="float" office:value="0.0000391152147118816" calcext:value-type="float">
            <text:p>3.91152147118816E-05</text:p>
          </table:table-cell>
          <table:table-cell table:formula="of:=[.D228]*1000000" office:value-type="float" office:value="39.1152147118816" calcext:value-type="float">
            <text:p>39.1152147118816</text:p>
          </table:table-cell>
          <table:table-cell/>
          <table:table-cell table:formula="of:=1/(2*PI()*[.A228]*[.$M$5])" office:value-type="float" office:value="676.267892656799" calcext:value-type="float">
            <text:p>676.267892656799</text:p>
          </table:table-cell>
          <table:table-cell table:formula="of:=1/(2*PI()*[.A228]*([.G228]+[.$M$6]))" office:value-type="float" office:value="0.0000000399822634208182" calcext:value-type="float">
            <text:p>3.99822634208182E-08</text:p>
          </table:table-cell>
          <table:table-cell table:formula="of:=[.H228]*1000000000" office:value-type="float" office:value="39.9822634208182" calcext:value-type="float">
            <text:p>39.982263420818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925.10096477859" calcext:value-type="float">
            <text:p>5925.10096477859</text:p>
          </table:table-cell>
          <table:table-cell/>
          <table:table-cell table:formula="of:=2*PI()*[.A229]*[.$M$3]" office:value-type="float" office:value="1.15408372708903" calcext:value-type="float">
            <text:p>1.15408372708903</text:p>
          </table:table-cell>
          <table:table-cell table:formula="of:=([.C229]+[.$M$6])/(2*PI()*[.A229])" office:value-type="float" office:value="0.0000390583408133287" calcext:value-type="float">
            <text:p>3.90583408133287E-05</text:p>
          </table:table-cell>
          <table:table-cell table:formula="of:=[.D229]*1000000" office:value-type="float" office:value="39.0583408133287" calcext:value-type="float">
            <text:p>39.0583408133287</text:p>
          </table:table-cell>
          <table:table-cell/>
          <table:table-cell table:formula="of:=1/(2*PI()*[.A229]*[.$M$5])" office:value-type="float" office:value="671.528401110725" calcext:value-type="float">
            <text:p>671.528401110725</text:p>
          </table:table-cell>
          <table:table-cell table:formula="of:=1/(2*PI()*[.A229]*([.G229]+[.$M$6]))" office:value-type="float" office:value="0.0000000399821382960587" calcext:value-type="float">
            <text:p>3.99821382960587E-08</text:p>
          </table:table-cell>
          <table:table-cell table:formula="of:=[.H229]*1000000000" office:value-type="float" office:value="39.9821382960587" calcext:value-type="float">
            <text:p>39.98213829605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5966.73529880014" calcext:value-type="float">
            <text:p>5966.73529880014</text:p>
          </table:table-cell>
          <table:table-cell/>
          <table:table-cell table:formula="of:=2*PI()*[.A230]*[.$M$3]" office:value-type="float" office:value="1.16219321039878" calcext:value-type="float">
            <text:p>1.16219321039878</text:p>
          </table:table-cell>
          <table:table-cell table:formula="of:=([.C230]+[.$M$6])/(2*PI()*[.A230])" office:value-type="float" office:value="0.0000390021117975805" calcext:value-type="float">
            <text:p>3.90021117975805E-05</text:p>
          </table:table-cell>
          <table:table-cell table:formula="of:=[.D230]*1000000" office:value-type="float" office:value="39.0021117975805" calcext:value-type="float">
            <text:p>39.0021117975805</text:p>
          </table:table-cell>
          <table:table-cell/>
          <table:table-cell table:formula="of:=1/(2*PI()*[.A230]*[.$M$5])" office:value-type="float" office:value="666.842649798375" calcext:value-type="float">
            <text:p>666.842649798375</text:p>
          </table:table-cell>
          <table:table-cell table:formula="of:=1/(2*PI()*[.A230]*([.G230]+[.$M$6]))" office:value-type="float" office:value="0.0000000399820128423754" calcext:value-type="float">
            <text:p>3.99820128423754E-08</text:p>
          </table:table-cell>
          <table:table-cell table:formula="of:=[.H230]*1000000000" office:value-type="float" office:value="39.9820128423754" calcext:value-type="float">
            <text:p>39.98201284237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008.4788616881" calcext:value-type="float">
            <text:p>6008.4788616881</text:p>
          </table:table-cell>
          <table:table-cell/>
          <table:table-cell table:formula="of:=2*PI()*[.A231]*[.$M$3]" office:value-type="float" office:value="1.17032396916999" calcext:value-type="float">
            <text:p>1.17032396916999</text:p>
          </table:table-cell>
          <table:table-cell table:formula="of:=([.C231]+[.$M$6])/(2*PI()*[.A231])" office:value-type="float" office:value="0.0000389465175840119" calcext:value-type="float">
            <text:p>3.89465175840119E-05</text:p>
          </table:table-cell>
          <table:table-cell table:formula="of:=[.D231]*1000000" office:value-type="float" office:value="38.9465175840119" calcext:value-type="float">
            <text:p>38.9465175840119</text:p>
          </table:table-cell>
          <table:table-cell/>
          <table:table-cell table:formula="of:=1/(2*PI()*[.A231]*[.$M$5])" office:value-type="float" office:value="662.209798667662" calcext:value-type="float">
            <text:p>662.209798667662</text:p>
          </table:table-cell>
          <table:table-cell table:formula="of:=1/(2*PI()*[.A231]*([.G231]+[.$M$6]))" office:value-type="float" office:value="0.0000000399818870603512" calcext:value-type="float">
            <text:p>3.99818870603512E-08</text:p>
          </table:table-cell>
          <table:table-cell table:formula="of:=[.H231]*1000000000" office:value-type="float" office:value="39.9818870603512" calcext:value-type="float">
            <text:p>39.98188706035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050.33146323006" calcext:value-type="float">
            <text:p>6050.33146323006</text:p>
          </table:table-cell>
          <table:table-cell/>
          <table:table-cell table:formula="of:=2*PI()*[.A232]*[.$M$3]" office:value-type="float" office:value="1.17847596635334" calcext:value-type="float">
            <text:p>1.17847596635334</text:p>
          </table:table-cell>
          <table:table-cell table:formula="of:=([.C232]+[.$M$6])/(2*PI()*[.A232])" office:value-type="float" office:value="0.0000388915482924763" calcext:value-type="float">
            <text:p>3.88915482924763E-05</text:p>
          </table:table-cell>
          <table:table-cell table:formula="of:=[.D232]*1000000" office:value-type="float" office:value="38.8915482924763" calcext:value-type="float">
            <text:p>38.8915482924763</text:p>
          </table:table-cell>
          <table:table-cell/>
          <table:table-cell table:formula="of:=1/(2*PI()*[.A232]*[.$M$5])" office:value-type="float" office:value="657.629024373023" calcext:value-type="float">
            <text:p>657.629024373023</text:p>
          </table:table-cell>
          <table:table-cell table:formula="of:=1/(2*PI()*[.A232]*([.G232]+[.$M$6]))" office:value-type="float" office:value="0.0000000399817609505654" calcext:value-type="float">
            <text:p>3.99817609505654E-08</text:p>
          </table:table-cell>
          <table:table-cell table:formula="of:=[.H232]*1000000000" office:value-type="float" office:value="39.9817609505654" calcext:value-type="float">
            <text:p>39.98176095056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092.29291436786" calcext:value-type="float">
            <text:p>6092.29291436786</text:p>
          </table:table-cell>
          <table:table-cell/>
          <table:table-cell table:formula="of:=2*PI()*[.A233]*[.$M$3]" office:value-type="float" office:value="1.1866491651243" calcext:value-type="float">
            <text:p>1.1866491651243</text:p>
          </table:table-cell>
          <table:table-cell table:formula="of:=([.C233]+[.$M$6])/(2*PI()*[.A233])" office:value-type="float" office:value="0.0000388371942384722" calcext:value-type="float">
            <text:p>3.88371942384722E-05</text:p>
          </table:table-cell>
          <table:table-cell table:formula="of:=[.D233]*1000000" office:value-type="float" office:value="38.8371942384722" calcext:value-type="float">
            <text:p>38.8371942384722</text:p>
          </table:table-cell>
          <table:table-cell/>
          <table:table-cell table:formula="of:=1/(2*PI()*[.A233]*[.$M$5])" office:value-type="float" office:value="653.099519872681" calcext:value-type="float">
            <text:p>653.099519872681</text:p>
          </table:table-cell>
          <table:table-cell table:formula="of:=1/(2*PI()*[.A233]*([.G233]+[.$M$6]))" office:value-type="float" office:value="0.0000000399816345135939" calcext:value-type="float">
            <text:p>3.99816345135939E-08</text:p>
          </table:table-cell>
          <table:table-cell table:formula="of:=[.H233]*1000000000" office:value-type="float" office:value="39.9816345135939" calcext:value-type="float">
            <text:p>39.98163451359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134.36302718575" calcext:value-type="float">
            <text:p>6134.36302718575</text:p>
          </table:table-cell>
          <table:table-cell/>
          <table:table-cell table:formula="of:=2*PI()*[.A234]*[.$M$3]" office:value-type="float" office:value="1.19484352888089" calcext:value-type="float">
            <text:p>1.19484352888089</text:p>
          </table:table-cell>
          <table:table-cell table:formula="of:=([.C234]+[.$M$6])/(2*PI()*[.A234])" office:value-type="float" office:value="0.0000387834459284476" calcext:value-type="float">
            <text:p>3.87834459284476E-05</text:p>
          </table:table-cell>
          <table:table-cell table:formula="of:=[.D234]*1000000" office:value-type="float" office:value="38.7834459284476" calcext:value-type="float">
            <text:p>38.7834459284476</text:p>
          </table:table-cell>
          <table:table-cell/>
          <table:table-cell table:formula="of:=1/(2*PI()*[.A234]*[.$M$5])" office:value-type="float" office:value="648.620494037303" calcext:value-type="float">
            <text:p>648.620494037303</text:p>
          </table:table-cell>
          <table:table-cell table:formula="of:=1/(2*PI()*[.A234]*([.G234]+[.$M$6]))" office:value-type="float" office:value="0.000000039981507750009" calcext:value-type="float">
            <text:p>3.9981507750009E-08</text:p>
          </table:table-cell>
          <table:table-cell table:formula="of:=[.H234]*1000000000" office:value-type="float" office:value="39.981507750009" calcext:value-type="float">
            <text:p>39.9815077500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176.54161489852" calcext:value-type="float">
            <text:p>6176.54161489852</text:p>
          </table:table-cell>
          <table:table-cell/>
          <table:table-cell table:formula="of:=2*PI()*[.A235]*[.$M$3]" office:value-type="float" office:value="1.20305902124132" calcext:value-type="float">
            <text:p>1.20305902124132</text:p>
          </table:table-cell>
          <table:table-cell table:formula="of:=([.C235]+[.$M$6])/(2*PI()*[.A235])" office:value-type="float" office:value="0.0000387302940552361" calcext:value-type="float">
            <text:p>3.87302940552361E-05</text:p>
          </table:table-cell>
          <table:table-cell table:formula="of:=[.D235]*1000000" office:value-type="float" office:value="38.7302940552361" calcext:value-type="float">
            <text:p>38.7302940552361</text:p>
          </table:table-cell>
          <table:table-cell/>
          <table:table-cell table:formula="of:=1/(2*PI()*[.A235]*[.$M$5])" office:value-type="float" office:value="644.191171269678" calcext:value-type="float">
            <text:p>644.191171269678</text:p>
          </table:table-cell>
          <table:table-cell table:formula="of:=1/(2*PI()*[.A235]*([.G235]+[.$M$6]))" office:value-type="float" office:value="0.0000000399813806603799" calcext:value-type="float">
            <text:p>3.99813806603799E-08</text:p>
          </table:table-cell>
          <table:table-cell table:formula="of:=[.H235]*1000000000" office:value-type="float" office:value="39.9813806603799" calcext:value-type="float">
            <text:p>39.981380660379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218.82849183993" calcext:value-type="float">
            <text:p>6218.82849183993</text:p>
          </table:table-cell>
          <table:table-cell/>
          <table:table-cell table:formula="of:=2*PI()*[.A236]*[.$M$3]" office:value-type="float" office:value="1.21129560604175" calcext:value-type="float">
            <text:p>1.21129560604175</text:p>
          </table:table-cell>
          <table:table-cell table:formula="of:=([.C236]+[.$M$6])/(2*PI()*[.A236])" office:value-type="float" office:value="0.0000386777294936208" calcext:value-type="float">
            <text:p>3.86777294936208E-05</text:p>
          </table:table-cell>
          <table:table-cell table:formula="of:=[.D236]*1000000" office:value-type="float" office:value="38.6777294936208" calcext:value-type="float">
            <text:p>38.6777294936208</text:p>
          </table:table-cell>
          <table:table-cell/>
          <table:table-cell table:formula="of:=1/(2*PI()*[.A236]*[.$M$5])" office:value-type="float" office:value="639.810791135064" calcext:value-type="float">
            <text:p>639.810791135064</text:p>
          </table:table-cell>
          <table:table-cell table:formula="of:=1/(2*PI()*[.A236]*([.G236]+[.$M$6]))" office:value-type="float" office:value="0.0000000399812532452722" calcext:value-type="float">
            <text:p>3.99812532452722E-08</text:p>
          </table:table-cell>
          <table:table-cell table:formula="of:=[.H236]*1000000000" office:value-type="float" office:value="39.9812532452722" calcext:value-type="float">
            <text:p>39.98125324527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261.22347345128" calcext:value-type="float">
            <text:p>6261.22347345128</text:p>
          </table:table-cell>
          <table:table-cell/>
          <table:table-cell table:formula="of:=2*PI()*[.A237]*[.$M$3]" office:value-type="float" office:value="1.21955324733407" calcext:value-type="float">
            <text:p>1.21955324733407</text:p>
          </table:table-cell>
          <table:table-cell table:formula="of:=([.C237]+[.$M$6])/(2*PI()*[.A237])" office:value-type="float" office:value="0.0000386257432960223" calcext:value-type="float">
            <text:p>3.86257432960223E-05</text:p>
          </table:table-cell>
          <table:table-cell table:formula="of:=[.D237]*1000000" office:value-type="float" office:value="38.6257432960223" calcext:value-type="float">
            <text:p>38.6257432960223</text:p>
          </table:table-cell>
          <table:table-cell/>
          <table:table-cell table:formula="of:=1/(2*PI()*[.A237]*[.$M$5])" office:value-type="float" office:value="635.478608001859" calcext:value-type="float">
            <text:p>635.478608001859</text:p>
          </table:table-cell>
          <table:table-cell table:formula="of:=1/(2*PI()*[.A237]*([.G237]+[.$M$6]))" office:value-type="float" office:value="0.0000000399811255052483" calcext:value-type="float">
            <text:p>3.99811255052483E-08</text:p>
          </table:table-cell>
          <table:table-cell table:formula="of:=[.H237]*1000000000" office:value-type="float" office:value="39.9811255052483" calcext:value-type="float">
            <text:p>39.98112550524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303.7263762701" calcext:value-type="float">
            <text:p>6303.7263762701</text:p>
          </table:table-cell>
          <table:table-cell/>
          <table:table-cell table:formula="of:=2*PI()*[.A238]*[.$M$3]" office:value-type="float" office:value="1.22783190938368" calcext:value-type="float">
            <text:p>1.22783190938368</text:p>
          </table:table-cell>
          <table:table-cell table:formula="of:=([.C238]+[.$M$6])/(2*PI()*[.A238])" office:value-type="float" office:value="0.0000385743266883072" calcext:value-type="float">
            <text:p>3.85743266883072E-05</text:p>
          </table:table-cell>
          <table:table-cell table:formula="of:=[.D238]*1000000" office:value-type="float" office:value="38.5743266883072" calcext:value-type="float">
            <text:p>38.5743266883072</text:p>
          </table:table-cell>
          <table:table-cell/>
          <table:table-cell table:formula="of:=1/(2*PI()*[.A238]*[.$M$5])" office:value-type="float" office:value="631.193890692267" calcext:value-type="float">
            <text:p>631.193890692267</text:p>
          </table:table-cell>
          <table:table-cell table:formula="of:=1/(2*PI()*[.A238]*([.G238]+[.$M$6]))" office:value-type="float" office:value="0.000000039980997440867" calcext:value-type="float">
            <text:p>3.9980997440867E-08</text:p>
          </table:table-cell>
          <table:table-cell table:formula="of:=[.H238]*1000000000" office:value-type="float" office:value="39.980997440867" calcext:value-type="float">
            <text:p>39.9809974408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346.33701791903" calcext:value-type="float">
            <text:p>6346.33701791903</text:p>
          </table:table-cell>
          <table:table-cell/>
          <table:table-cell table:formula="of:=2*PI()*[.A239]*[.$M$3]" office:value-type="float" office:value="1.23613155666736" calcext:value-type="float">
            <text:p>1.23613155666736</text:p>
          </table:table-cell>
          <table:table-cell table:formula="of:=([.C239]+[.$M$6])/(2*PI()*[.A239])" office:value-type="float" office:value="0.0000385234710657117" calcext:value-type="float">
            <text:p>3.85234710657117E-05</text:p>
          </table:table-cell>
          <table:table-cell table:formula="of:=[.D239]*1000000" office:value-type="float" office:value="38.5234710657117" calcext:value-type="float">
            <text:p>38.5234710657117</text:p>
          </table:table-cell>
          <table:table-cell/>
          <table:table-cell table:formula="of:=1/(2*PI()*[.A239]*[.$M$5])" office:value-type="float" office:value="626.955922142638" calcext:value-type="float">
            <text:p>626.955922142638</text:p>
          </table:table-cell>
          <table:table-cell table:formula="of:=1/(2*PI()*[.A239]*([.G239]+[.$M$6]))" office:value-type="float" office:value="0.0000000399808690526843" calcext:value-type="float">
            <text:p>3.99808690526843E-08</text:p>
          </table:table-cell>
          <table:table-cell table:formula="of:=[.H239]*1000000000" office:value-type="float" office:value="39.9808690526843" calcext:value-type="float">
            <text:p>39.980869052684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389.05521709491" calcext:value-type="float">
            <text:p>6389.05521709491</text:p>
          </table:table-cell>
          <table:table-cell/>
          <table:table-cell table:formula="of:=2*PI()*[.A240]*[.$M$3]" office:value-type="float" office:value="1.24445215387111" calcext:value-type="float">
            <text:p>1.24445215387111</text:p>
          </table:table-cell>
          <table:table-cell table:formula="of:=([.C240]+[.$M$6])/(2*PI()*[.A240])" office:value-type="float" office:value="0.0000384731679888781" calcext:value-type="float">
            <text:p>3.84731679888781E-05</text:p>
          </table:table-cell>
          <table:table-cell table:formula="of:=[.D240]*1000000" office:value-type="float" office:value="38.4731679888781" calcext:value-type="float">
            <text:p>38.4731679888781</text:p>
          </table:table-cell>
          <table:table-cell/>
          <table:table-cell table:formula="of:=1/(2*PI()*[.A240]*[.$M$5])" office:value-type="float" office:value="622.763999073179" calcext:value-type="float">
            <text:p>622.763999073179</text:p>
          </table:table-cell>
          <table:table-cell table:formula="of:=1/(2*PI()*[.A240]*([.G240]+[.$M$6]))" office:value-type="float" office:value="0.0000000399807403412525" calcext:value-type="float">
            <text:p>3.99807403412525E-08</text:p>
          </table:table-cell>
          <table:table-cell table:formula="of:=[.H240]*1000000000" office:value-type="float" office:value="39.9807403412525" calcext:value-type="float">
            <text:p>39.98074034125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431.88079355795" calcext:value-type="float">
            <text:p>6431.88079355795</text:p>
          </table:table-cell>
          <table:table-cell/>
          <table:table-cell table:formula="of:=2*PI()*[.A241]*[.$M$3]" office:value-type="float" office:value="1.25279366588803" calcext:value-type="float">
            <text:p>1.25279366588803</text:p>
          </table:table-cell>
          <table:table-cell table:formula="of:=([.C241]+[.$M$6])/(2*PI()*[.A241])" office:value-type="float" office:value="0.0000384234091800007" calcext:value-type="float">
            <text:p>3.84234091800007E-05</text:p>
          </table:table-cell>
          <table:table-cell table:formula="of:=[.D241]*1000000" office:value-type="float" office:value="38.4234091800007" calcext:value-type="float">
            <text:p>38.4234091800007</text:p>
          </table:table-cell>
          <table:table-cell/>
          <table:table-cell table:formula="of:=1/(2*PI()*[.A241]*[.$M$5])" office:value-type="float" office:value="618.617431666729" calcext:value-type="float">
            <text:p>618.617431666729</text:p>
          </table:table-cell>
          <table:table-cell table:formula="of:=1/(2*PI()*[.A241]*([.G241]+[.$M$6]))" office:value-type="float" office:value="0.0000000399806113071211" calcext:value-type="float">
            <text:p>3.99806113071211E-08</text:p>
          </table:table-cell>
          <table:table-cell table:formula="of:=[.H241]*1000000000" office:value-type="float" office:value="39.9806113071211" calcext:value-type="float">
            <text:p>39.98061130712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474.81356812106" calcext:value-type="float">
            <text:p>6474.81356812106</text:p>
          </table:table-cell>
          <table:table-cell/>
          <table:table-cell table:formula="of:=2*PI()*[.A242]*[.$M$3]" office:value-type="float" office:value="1.2611560578163" calcext:value-type="float">
            <text:p>1.2611560578163</text:p>
          </table:table-cell>
          <table:table-cell table:formula="of:=([.C242]+[.$M$6])/(2*PI()*[.A242])" office:value-type="float" office:value="0.000038374186519076" calcext:value-type="float">
            <text:p>3.8374186519076E-05</text:p>
          </table:table-cell>
          <table:table-cell table:formula="of:=[.D242]*1000000" office:value-type="float" office:value="38.374186519076" calcext:value-type="float">
            <text:p>38.374186519076</text:p>
          </table:table-cell>
          <table:table-cell/>
          <table:table-cell table:formula="of:=1/(2*PI()*[.A242]*[.$M$5])" office:value-type="float" office:value="614.515543256332" calcext:value-type="float">
            <text:p>614.515543256332</text:p>
          </table:table-cell>
          <table:table-cell table:formula="of:=1/(2*PI()*[.A242]*([.G242]+[.$M$6]))" office:value-type="float" office:value="0.0000000399804819508361" calcext:value-type="float">
            <text:p>3.99804819508361E-08</text:p>
          </table:table-cell>
          <table:table-cell table:formula="of:=[.H242]*1000000000" office:value-type="float" office:value="39.9804819508361" calcext:value-type="float">
            <text:p>39.98048195083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517.8533626394" calcext:value-type="float">
            <text:p>6517.8533626394</text:p>
          </table:table-cell>
          <table:table-cell/>
          <table:table-cell table:formula="of:=2*PI()*[.A243]*[.$M$3]" office:value-type="float" office:value="1.2695392949571" calcext:value-type="float">
            <text:p>1.2695392949571</text:p>
          </table:table-cell>
          <table:table-cell table:formula="of:=([.C243]+[.$M$6])/(2*PI()*[.A243])" office:value-type="float" office:value="0.0000383254920402557" calcext:value-type="float">
            <text:p>3.83254920402557E-05</text:p>
          </table:table-cell>
          <table:table-cell table:formula="of:=[.D243]*1000000" office:value-type="float" office:value="38.3254920402557" calcext:value-type="float">
            <text:p>38.3254920402557</text:p>
          </table:table-cell>
          <table:table-cell/>
          <table:table-cell table:formula="of:=1/(2*PI()*[.A243]*[.$M$5])" office:value-type="float" office:value="610.457670021306" calcext:value-type="float">
            <text:p>610.457670021306</text:p>
          </table:table-cell>
          <table:table-cell table:formula="of:=1/(2*PI()*[.A243]*([.G243]+[.$M$6]))" office:value-type="float" office:value="0.0000000399803522729406" calcext:value-type="float">
            <text:p>3.99803522729406E-08</text:p>
          </table:table-cell>
          <table:table-cell table:formula="of:=[.H243]*1000000000" office:value-type="float" office:value="39.9803522729406" calcext:value-type="float">
            <text:p>39.98035227294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561" calcext:value-type="float">
            <text:p>6561</text:p>
          </table:table-cell>
          <table:table-cell/>
          <table:table-cell table:formula="of:=2*PI()*[.A244]*[.$M$3]" office:value-type="float" office:value="1.27794334281256" calcext:value-type="float">
            <text:p>1.27794334281256</text:p>
          </table:table-cell>
          <table:table-cell table:formula="of:=([.C244]+[.$M$6])/(2*PI()*[.A244])" office:value-type="float" office:value="0.0000382773179282988" calcext:value-type="float">
            <text:p>3.82773179282988E-05</text:p>
          </table:table-cell>
          <table:table-cell table:formula="of:=[.D244]*1000000" office:value-type="float" office:value="38.2773179282988" calcext:value-type="float">
            <text:p>38.2773179282988</text:p>
          </table:table-cell>
          <table:table-cell/>
          <table:table-cell table:formula="of:=1/(2*PI()*[.A244]*[.$M$5])" office:value-type="float" office:value="606.443160691569" calcext:value-type="float">
            <text:p>606.443160691569</text:p>
          </table:table-cell>
          <table:table-cell table:formula="of:=1/(2*PI()*[.A244]*([.G244]+[.$M$6]))" office:value-type="float" office:value="0.0000000399802222739745" calcext:value-type="float">
            <text:p>3.99802222739745E-08</text:p>
          </table:table-cell>
          <table:table-cell table:formula="of:=[.H244]*1000000000" office:value-type="float" office:value="39.9802222739745" calcext:value-type="float">
            <text:p>39.980222273974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604.25330411157" calcext:value-type="float">
            <text:p>6604.25330411157</text:p>
          </table:table-cell>
          <table:table-cell/>
          <table:table-cell table:formula="of:=2*PI()*[.A245]*[.$M$3]" office:value-type="float" office:value="1.28636816708387" calcext:value-type="float">
            <text:p>1.28636816708387</text:p>
          </table:table-cell>
          <table:table-cell table:formula="of:=([.C245]+[.$M$6])/(2*PI()*[.A245])" office:value-type="float" office:value="0.0000382296565151193" calcext:value-type="float">
            <text:p>3.82296565151193E-05</text:p>
          </table:table-cell>
          <table:table-cell table:formula="of:=[.D245]*1000000" office:value-type="float" office:value="38.2296565151193" calcext:value-type="float">
            <text:p>38.2296565151193</text:p>
          </table:table-cell>
          <table:table-cell/>
          <table:table-cell table:formula="of:=1/(2*PI()*[.A245]*[.$M$5])" office:value-type="float" office:value="602.471376259944" calcext:value-type="float">
            <text:p>602.471376259944</text:p>
          </table:table-cell>
          <table:table-cell table:formula="of:=1/(2*PI()*[.A245]*([.G245]+[.$M$6]))" office:value-type="float" office:value="0.0000000399800919544746" calcext:value-type="float">
            <text:p>3.99800919544746E-08</text:p>
          </table:table-cell>
          <table:table-cell table:formula="of:=[.H245]*1000000000" office:value-type="float" office:value="39.9800919544746" calcext:value-type="float">
            <text:p>39.980091954474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647.61309989442" calcext:value-type="float">
            <text:p>6647.61309989442</text:p>
          </table:table-cell>
          <table:table-cell/>
          <table:table-cell table:formula="of:=2*PI()*[.A246]*[.$M$3]" office:value-type="float" office:value="1.29481373366921" calcext:value-type="float">
            <text:p>1.29481373366921</text:p>
          </table:table-cell>
          <table:table-cell table:formula="of:=([.C246]+[.$M$6])/(2*PI()*[.A246])" office:value-type="float" office:value="0.0000381825002764266" calcext:value-type="float">
            <text:p>3.81825002764266E-05</text:p>
          </table:table-cell>
          <table:table-cell table:formula="of:=[.D246]*1000000" office:value-type="float" office:value="38.1825002764266" calcext:value-type="float">
            <text:p>38.1825002764266</text:p>
          </table:table-cell>
          <table:table-cell/>
          <table:table-cell table:formula="of:=1/(2*PI()*[.A246]*[.$M$5])" office:value-type="float" office:value="598.541689702214" calcext:value-type="float">
            <text:p>598.541689702214</text:p>
          </table:table-cell>
          <table:table-cell table:formula="of:=1/(2*PI()*[.A246]*([.G246]+[.$M$6]))" office:value-type="float" office:value="0.0000000399799613149746" calcext:value-type="float">
            <text:p>3.99799613149746E-08</text:p>
          </table:table-cell>
          <table:table-cell table:formula="of:=[.H246]*1000000000" office:value-type="float" office:value="39.9799613149746" calcext:value-type="float">
            <text:p>39.979961314974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691.07921327057" calcext:value-type="float">
            <text:p>6691.07921327057</text:p>
          </table:table-cell>
          <table:table-cell/>
          <table:table-cell table:formula="of:=2*PI()*[.A247]*[.$M$3]" office:value-type="float" office:value="1.30328000866189" calcext:value-type="float">
            <text:p>1.30328000866189</text:p>
          </table:table-cell>
          <table:table-cell table:formula="of:=([.C247]+[.$M$6])/(2*PI()*[.A247])" office:value-type="float" office:value="0.000038135841828456" calcext:value-type="float">
            <text:p>3.8135841828456E-05</text:p>
          </table:table-cell>
          <table:table-cell table:formula="of:=[.D247]*1000000" office:value-type="float" office:value="38.135841828456" calcext:value-type="float">
            <text:p>38.135841828456</text:p>
          </table:table-cell>
          <table:table-cell/>
          <table:table-cell table:formula="of:=1/(2*PI()*[.A247]*[.$M$5])" office:value-type="float" office:value="594.653485704667" calcext:value-type="float">
            <text:p>594.653485704667</text:p>
          </table:table-cell>
          <table:table-cell table:formula="of:=1/(2*PI()*[.A247]*([.G247]+[.$M$6]))" office:value-type="float" office:value="0.0000000399798303560054" calcext:value-type="float">
            <text:p>3.99798303560054E-08</text:p>
          </table:table-cell>
          <table:table-cell table:formula="of:=[.H247]*1000000000" office:value-type="float" office:value="39.9798303560054" calcext:value-type="float">
            <text:p>39.97983035600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734.65147115392" calcext:value-type="float">
            <text:p>6734.65147115392</text:p>
          </table:table-cell>
          <table:table-cell/>
          <table:table-cell table:formula="of:=2*PI()*[.A248]*[.$M$3]" office:value-type="float" office:value="1.31176695834842" calcext:value-type="float">
            <text:p>1.31176695834842</text:p>
          </table:table-cell>
          <table:table-cell table:formula="of:=([.C248]+[.$M$6])/(2*PI()*[.A248])" office:value-type="float" office:value="0.000038089673924787" calcext:value-type="float">
            <text:p>3.8089673924787E-05</text:p>
          </table:table-cell>
          <table:table-cell table:formula="of:=[.D248]*1000000" office:value-type="float" office:value="38.089673924787" calcext:value-type="float">
            <text:p>38.089673924787</text:p>
          </table:table-cell>
          <table:table-cell/>
          <table:table-cell table:formula="of:=1/(2*PI()*[.A248]*[.$M$5])" office:value-type="float" office:value="590.80616039892" calcext:value-type="float">
            <text:p>590.80616039892</text:p>
          </table:table-cell>
          <table:table-cell table:formula="of:=1/(2*PI()*[.A248]*([.G248]+[.$M$6]))" office:value-type="float" office:value="0.0000000399796990780947" calcext:value-type="float">
            <text:p>3.99796990780947E-08</text:p>
          </table:table-cell>
          <table:table-cell table:formula="of:=[.H248]*1000000000" office:value-type="float" office:value="39.9796990780947" calcext:value-type="float">
            <text:p>39.979699078094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778.32970144065" calcext:value-type="float">
            <text:p>6778.32970144065</text:p>
          </table:table-cell>
          <table:table-cell/>
          <table:table-cell table:formula="of:=2*PI()*[.A249]*[.$M$3]" office:value-type="float" office:value="1.32027454920664" calcext:value-type="float">
            <text:p>1.32027454920664</text:p>
          </table:table-cell>
          <table:table-cell table:formula="of:=([.C249]+[.$M$6])/(2*PI()*[.A249])" office:value-type="float" office:value="0.0000380439894532455" calcext:value-type="float">
            <text:p>3.80439894532455E-05</text:p>
          </table:table-cell>
          <table:table-cell table:formula="of:=[.D249]*1000000" office:value-type="float" office:value="38.0439894532455" calcext:value-type="float">
            <text:p>38.0439894532455</text:p>
          </table:table-cell>
          <table:table-cell/>
          <table:table-cell table:formula="of:=1/(2*PI()*[.A249]*[.$M$5])" office:value-type="float" office:value="586.999121103791" calcext:value-type="float">
            <text:p>586.999121103791</text:p>
          </table:table-cell>
          <table:table-cell table:formula="of:=1/(2*PI()*[.A249]*([.G249]+[.$M$6]))" office:value-type="float" office:value="0.0000000399795674817673" calcext:value-type="float">
            <text:p>3.99795674817673E-08</text:p>
          </table:table-cell>
          <table:table-cell table:formula="of:=[.H249]*1000000000" office:value-type="float" office:value="39.9795674817673" calcext:value-type="float">
            <text:p>39.97956748176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822.11373299967" calcext:value-type="float">
            <text:p>6822.11373299967</text:p>
          </table:table-cell>
          <table:table-cell/>
          <table:table-cell table:formula="of:=2*PI()*[.A250]*[.$M$3]" office:value-type="float" office:value="1.32880274790384" calcext:value-type="float">
            <text:p>1.32880274790384</text:p>
          </table:table-cell>
          <table:table-cell table:formula="of:=([.C250]+[.$M$6])/(2*PI()*[.A250])" office:value-type="float" office:value="0.000037998781432888" calcext:value-type="float">
            <text:p>3.7998781432888E-05</text:p>
          </table:table-cell>
          <table:table-cell table:formula="of:=[.D250]*1000000" office:value-type="float" office:value="37.998781432888" calcext:value-type="float">
            <text:p>37.998781432888</text:p>
          </table:table-cell>
          <table:table-cell/>
          <table:table-cell table:formula="of:=1/(2*PI()*[.A250]*[.$M$5])" office:value-type="float" office:value="583.231786074003" calcext:value-type="float">
            <text:p>583.231786074003</text:p>
          </table:table-cell>
          <table:table-cell table:formula="of:=1/(2*PI()*[.A250]*([.G250]+[.$M$6]))" office:value-type="float" office:value="0.0000000399794355675451" calcext:value-type="float">
            <text:p>3.99794355675451E-08</text:p>
          </table:table-cell>
          <table:table-cell table:formula="of:=[.H250]*1000000000" office:value-type="float" office:value="39.9794355675451" calcext:value-type="float">
            <text:p>39.97943556754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866.00339566324" calcext:value-type="float">
            <text:p>6866.00339566324</text:p>
          </table:table-cell>
          <table:table-cell/>
          <table:table-cell table:formula="of:=2*PI()*[.A251]*[.$M$3]" office:value-type="float" office:value="1.33735152129497" calcext:value-type="float">
            <text:p>1.33735152129497</text:p>
          </table:table-cell>
          <table:table-cell table:formula="of:=([.C251]+[.$M$6])/(2*PI()*[.A251])" office:value-type="float" office:value="0.0000379540430110662" calcext:value-type="float">
            <text:p>3.79540430110662E-05</text:p>
          </table:table-cell>
          <table:table-cell table:formula="of:=[.D251]*1000000" office:value-type="float" office:value="37.9540430110662" calcext:value-type="float">
            <text:p>37.9540430110662</text:p>
          </table:table-cell>
          <table:table-cell/>
          <table:table-cell table:formula="of:=1/(2*PI()*[.A251]*[.$M$5])" office:value-type="float" office:value="579.503584255515" calcext:value-type="float">
            <text:p>579.503584255515</text:p>
          </table:table-cell>
          <table:table-cell table:formula="of:=1/(2*PI()*[.A251]*([.G251]+[.$M$6]))" office:value-type="float" office:value="0.0000000399793033359471" calcext:value-type="float">
            <text:p>3.99793033359471E-08</text:p>
          </table:table-cell>
          <table:table-cell table:formula="of:=[.H251]*1000000000" office:value-type="float" office:value="39.9793033359471" calcext:value-type="float">
            <text:p>39.97930333594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909.99852021771" calcext:value-type="float">
            <text:p>6909.99852021771</text:p>
          </table:table-cell>
          <table:table-cell/>
          <table:table-cell table:formula="of:=2*PI()*[.A252]*[.$M$3]" office:value-type="float" office:value="1.3459208364208" calcext:value-type="float">
            <text:p>1.3459208364208</text:p>
          </table:table-cell>
          <table:table-cell table:formula="of:=([.C252]+[.$M$6])/(2*PI()*[.A252])" office:value-type="float" office:value="0.0000379097674605673" calcext:value-type="float">
            <text:p>3.79097674605673E-05</text:p>
          </table:table-cell>
          <table:table-cell table:formula="of:=[.D252]*1000000" office:value-type="float" office:value="37.9097674605673" calcext:value-type="float">
            <text:p>37.9097674605673</text:p>
          </table:table-cell>
          <table:table-cell/>
          <table:table-cell table:formula="of:=1/(2*PI()*[.A252]*[.$M$5])" office:value-type="float" office:value="575.813955047276" calcext:value-type="float">
            <text:p>575.813955047276</text:p>
          </table:table-cell>
          <table:table-cell table:formula="of:=1/(2*PI()*[.A252]*([.G252]+[.$M$6]))" office:value-type="float" office:value="0.0000000399791707874894" calcext:value-type="float">
            <text:p>3.99791707874894E-08</text:p>
          </table:table-cell>
          <table:table-cell table:formula="of:=[.H252]*1000000000" office:value-type="float" office:value="39.9791707874894" calcext:value-type="float">
            <text:p>39.979170787489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954.09893839439" calcext:value-type="float">
            <text:p>6954.09893839439</text:p>
          </table:table-cell>
          <table:table-cell/>
          <table:table-cell table:formula="of:=2*PI()*[.A253]*[.$M$3]" office:value-type="float" office:value="1.35451066050618" calcext:value-type="float">
            <text:p>1.35451066050618</text:p>
          </table:table-cell>
          <table:table-cell table:formula="of:=([.C253]+[.$M$6])/(2*PI()*[.A253])" office:value-type="float" office:value="0.0000378659481768306" calcext:value-type="float">
            <text:p>3.78659481768306E-05</text:p>
          </table:table-cell>
          <table:table-cell table:formula="of:=[.D253]*1000000" office:value-type="float" office:value="37.8659481768306" calcext:value-type="float">
            <text:p>37.8659481768306</text:p>
          </table:table-cell>
          <table:table-cell/>
          <table:table-cell table:formula="of:=1/(2*PI()*[.A253]*[.$M$5])" office:value-type="float" office:value="572.162348069217" calcext:value-type="float">
            <text:p>572.162348069217</text:p>
          </table:table-cell>
          <table:table-cell table:formula="of:=1/(2*PI()*[.A253]*([.G253]+[.$M$6]))" office:value-type="float" office:value="0.0000000399790379226853" calcext:value-type="float">
            <text:p>3.99790379226853E-08</text:p>
          </table:table-cell>
          <table:table-cell table:formula="of:=[.H253]*1000000000" office:value-type="float" office:value="39.9790379226853" calcext:value-type="float">
            <text:p>39.97903792268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6998.30448286055" calcext:value-type="float">
            <text:p>6998.30448286055</text:p>
          </table:table-cell>
          <table:table-cell/>
          <table:table-cell table:formula="of:=2*PI()*[.A254]*[.$M$3]" office:value-type="float" office:value="1.36312096095823" calcext:value-type="float">
            <text:p>1.36312096095823</text:p>
          </table:table-cell>
          <table:table-cell table:formula="of:=([.C254]+[.$M$6])/(2*PI()*[.A254])" office:value-type="float" office:value="0.0000378225786752354" calcext:value-type="float">
            <text:p>3.78225786752354E-05</text:p>
          </table:table-cell>
          <table:table-cell table:formula="of:=[.D254]*1000000" office:value-type="float" office:value="37.8225786752354" calcext:value-type="float">
            <text:p>37.8225786752354</text:p>
          </table:table-cell>
          <table:table-cell/>
          <table:table-cell table:formula="of:=1/(2*PI()*[.A254]*[.$M$5])" office:value-type="float" office:value="568.548222936282" calcext:value-type="float">
            <text:p>568.548222936282</text:p>
          </table:table-cell>
          <table:table-cell table:formula="of:=1/(2*PI()*[.A254]*([.G254]+[.$M$6]))" office:value-type="float" office:value="0.0000000399789047420452" calcext:value-type="float">
            <text:p>3.99789047420452E-08</text:p>
          </table:table-cell>
          <table:table-cell table:formula="of:=[.H254]*1000000000" office:value-type="float" office:value="39.9789047420452" calcext:value-type="float">
            <text:p>39.978904742045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042.61498721051" calcext:value-type="float">
            <text:p>7042.61498721051</text:p>
          </table:table-cell>
          <table:table-cell/>
          <table:table-cell table:formula="of:=2*PI()*[.A255]*[.$M$3]" office:value-type="float" office:value="1.37175170536468" calcext:value-type="float">
            <text:p>1.37175170536468</text:p>
          </table:table-cell>
          <table:table-cell table:formula="of:=([.C255]+[.$M$6])/(2*PI()*[.A255])" office:value-type="float" office:value="0.00003777965258846" calcext:value-type="float">
            <text:p>3.777965258846E-05</text:p>
          </table:table-cell>
          <table:table-cell table:formula="of:=[.D255]*1000000" office:value-type="float" office:value="37.77965258846" calcext:value-type="float">
            <text:p>37.77965258846</text:p>
          </table:table-cell>
          <table:table-cell/>
          <table:table-cell table:formula="of:=1/(2*PI()*[.A255]*[.$M$5])" office:value-type="float" office:value="564.97104903833" calcext:value-type="float">
            <text:p>564.97104903833</text:p>
          </table:table-cell>
          <table:table-cell table:formula="of:=1/(2*PI()*[.A255]*([.G255]+[.$M$6]))" office:value-type="float" office:value="0.0000000399787712460767" calcext:value-type="float">
            <text:p>3.99787712460767E-08</text:p>
          </table:table-cell>
          <table:table-cell table:formula="of:=[.H255]*1000000000" office:value-type="float" office:value="39.9787712460767" calcext:value-type="float">
            <text:p>39.97877124607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087.03028595686" calcext:value-type="float">
            <text:p>7087.03028595686</text:p>
          </table:table-cell>
          <table:table-cell/>
          <table:table-cell table:formula="of:=2*PI()*[.A256]*[.$M$3]" office:value-type="float" office:value="1.38040286149209" calcext:value-type="float">
            <text:p>1.38040286149209</text:p>
          </table:table-cell>
          <table:table-cell table:formula="of:=([.C256]+[.$M$6])/(2*PI()*[.A256])" office:value-type="float" office:value="0.0000377371636639086" calcext:value-type="float">
            <text:p>3.77371636639086E-05</text:p>
          </table:table-cell>
          <table:table-cell table:formula="of:=[.D256]*1000000" office:value-type="float" office:value="37.7371636639086" calcext:value-type="float">
            <text:p>37.7371636639086</text:p>
          </table:table-cell>
          <table:table-cell/>
          <table:table-cell table:formula="of:=1/(2*PI()*[.A256]*[.$M$5])" office:value-type="float" office:value="561.43030532572" calcext:value-type="float">
            <text:p>561.43030532572</text:p>
          </table:table-cell>
          <table:table-cell table:formula="of:=1/(2*PI()*[.A256]*([.G256]+[.$M$6]))" office:value-type="float" office:value="0.0000000399786374352848" calcext:value-type="float">
            <text:p>3.99786374352848E-08</text:p>
          </table:table-cell>
          <table:table-cell table:formula="of:=[.H256]*1000000000" office:value-type="float" office:value="39.9786374352848" calcext:value-type="float">
            <text:p>39.97863743528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131.55021452185" calcext:value-type="float">
            <text:p>7131.55021452185</text:p>
          </table:table-cell>
          <table:table-cell/>
          <table:table-cell table:formula="of:=2*PI()*[.A257]*[.$M$3]" office:value-type="float" office:value="1.38907439728421" calcext:value-type="float">
            <text:p>1.38907439728421</text:p>
          </table:table-cell>
          <table:table-cell table:formula="of:=([.C257]+[.$M$6])/(2*PI()*[.A257])" office:value-type="float" office:value="0.0000376951057612051" calcext:value-type="float">
            <text:p>3.76951057612051E-05</text:p>
          </table:table-cell>
          <table:table-cell table:formula="of:=[.D257]*1000000" office:value-type="float" office:value="37.6951057612051" calcext:value-type="float">
            <text:p>37.6951057612051</text:p>
          </table:table-cell>
          <table:table-cell/>
          <table:table-cell table:formula="of:=1/(2*PI()*[.A257]*[.$M$5])" office:value-type="float" office:value="557.925480100424" calcext:value-type="float">
            <text:p>557.925480100424</text:p>
          </table:table-cell>
          <table:table-cell table:formula="of:=1/(2*PI()*[.A257]*([.G257]+[.$M$6]))" office:value-type="float" office:value="0.0000000399785033101717" calcext:value-type="float">
            <text:p>3.99785033101717E-08</text:p>
          </table:table-cell>
          <table:table-cell table:formula="of:=[.H257]*1000000000" office:value-type="float" office:value="39.9785033101717" calcext:value-type="float">
            <text:p>39.97850331017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176.17460922883" calcext:value-type="float">
            <text:p>7176.17460922883</text:p>
          </table:table-cell>
          <table:table-cell/>
          <table:table-cell table:formula="of:=2*PI()*[.A258]*[.$M$3]" office:value-type="float" office:value="1.39776628086032" calcext:value-type="float">
            <text:p>1.39776628086032</text:p>
          </table:table-cell>
          <table:table-cell table:formula="of:=([.C258]+[.$M$6])/(2*PI()*[.A258])" office:value-type="float" office:value="0.0000376534728497499" calcext:value-type="float">
            <text:p>3.76534728497499E-05</text:p>
          </table:table-cell>
          <table:table-cell table:formula="of:=[.D258]*1000000" office:value-type="float" office:value="37.6534728497499" calcext:value-type="float">
            <text:p>37.6534728497499</text:p>
          </table:table-cell>
          <table:table-cell/>
          <table:table-cell table:formula="of:=1/(2*PI()*[.A258]*[.$M$5])" office:value-type="float" office:value="554.456070812491" calcext:value-type="float">
            <text:p>554.456070812491</text:p>
          </table:table-cell>
          <table:table-cell table:formula="of:=1/(2*PI()*[.A258]*([.G258]+[.$M$6]))" office:value-type="float" office:value="0.0000000399783688712366" calcext:value-type="float">
            <text:p>3.99783688712366E-08</text:p>
          </table:table-cell>
          <table:table-cell table:formula="of:=[.H258]*1000000000" office:value-type="float" office:value="39.9783688712366" calcext:value-type="float">
            <text:p>39.97836887123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220.90330729381" calcext:value-type="float">
            <text:p>7220.90330729381</text:p>
          </table:table-cell>
          <table:table-cell/>
          <table:table-cell table:formula="of:=2*PI()*[.A259]*[.$M$3]" office:value-type="float" office:value="1.40647848051354" calcext:value-type="float">
            <text:p>1.40647848051354</text:p>
          </table:table-cell>
          <table:table-cell table:formula="of:=([.C259]+[.$M$6])/(2*PI()*[.A259])" office:value-type="float" office:value="0.0000376122590063407" calcext:value-type="float">
            <text:p>3.76122590063407E-05</text:p>
          </table:table-cell>
          <table:table-cell table:formula="of:=[.D259]*1000000" office:value-type="float" office:value="37.6122590063407" calcext:value-type="float">
            <text:p>37.6122590063407</text:p>
          </table:table-cell>
          <table:table-cell/>
          <table:table-cell table:formula="of:=1/(2*PI()*[.A259]*[.$M$5])" office:value-type="float" office:value="551.021583861722" calcext:value-type="float">
            <text:p>551.021583861722</text:p>
          </table:table-cell>
          <table:table-cell table:formula="of:=1/(2*PI()*[.A259]*([.G259]+[.$M$6]))" office:value-type="float" office:value="0.0000000399782341189765" calcext:value-type="float">
            <text:p>3.99782341189765E-08</text:p>
          </table:table-cell>
          <table:table-cell table:formula="of:=[.H259]*1000000000" office:value-type="float" office:value="39.9782341189765" calcext:value-type="float">
            <text:p>39.97823411897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265.73614681715" calcext:value-type="float">
            <text:p>7265.73614681715</text:p>
          </table:table-cell>
          <table:table-cell/>
          <table:table-cell table:formula="of:=2*PI()*[.A260]*[.$M$3]" office:value-type="float" office:value="1.41521096470928" calcext:value-type="float">
            <text:p>1.41521096470928</text:p>
          </table:table-cell>
          <table:table-cell table:formula="of:=([.C260]+[.$M$6])/(2*PI()*[.A260])" office:value-type="float" office:value="0.0000375714584128526" calcext:value-type="float">
            <text:p>3.75714584128526E-05</text:p>
          </table:table-cell>
          <table:table-cell table:formula="of:=[.D260]*1000000" office:value-type="float" office:value="37.5714584128526" calcext:value-type="float">
            <text:p>37.5714584128526</text:p>
          </table:table-cell>
          <table:table-cell/>
          <table:table-cell table:formula="of:=1/(2*PI()*[.A260]*[.$M$5])" office:value-type="float" office:value="547.621534404381" calcext:value-type="float">
            <text:p>547.621534404381</text:p>
          </table:table-cell>
          <table:table-cell table:formula="of:=1/(2*PI()*[.A260]*([.G260]+[.$M$6]))" office:value-type="float" office:value="0.0000000399780990538854" calcext:value-type="float">
            <text:p>3.99780990538854E-08</text:p>
          </table:table-cell>
          <table:table-cell table:formula="of:=[.H260]*1000000000" office:value-type="float" office:value="39.9780990538854" calcext:value-type="float">
            <text:p>39.97809905388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310.6729667754" calcext:value-type="float">
            <text:p>7310.6729667754</text:p>
          </table:table-cell>
          <table:table-cell/>
          <table:table-cell table:formula="of:=2*PI()*[.A261]*[.$M$3]" office:value-type="float" office:value="1.42396370208358" calcext:value-type="float">
            <text:p>1.42396370208358</text:p>
          </table:table-cell>
          <table:table-cell table:formula="of:=([.C261]+[.$M$6])/(2*PI()*[.A261])" office:value-type="float" office:value="0.0000375310653539778" calcext:value-type="float">
            <text:p>3.75310653539778E-05</text:p>
          </table:table-cell>
          <table:table-cell table:formula="of:=[.D261]*1000000" office:value-type="float" office:value="37.5310653539778" calcext:value-type="float">
            <text:p>37.5310653539778</text:p>
          </table:table-cell>
          <table:table-cell/>
          <table:table-cell table:formula="of:=1/(2*PI()*[.A261]*[.$M$5])" office:value-type="float" office:value="544.255446164813" calcext:value-type="float">
            <text:p>544.255446164813</text:p>
          </table:table-cell>
          <table:table-cell table:formula="of:=1/(2*PI()*[.A261]*([.G261]+[.$M$6]))" office:value-type="float" office:value="0.0000000399779636764548" calcext:value-type="float">
            <text:p>3.99779636764548E-08</text:p>
          </table:table-cell>
          <table:table-cell table:formula="of:=[.H261]*1000000000" office:value-type="float" office:value="39.9779636764548" calcext:value-type="float">
            <text:p>39.97796367645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355.71360701313" calcext:value-type="float">
            <text:p>7355.71360701313</text:p>
          </table:table-cell>
          <table:table-cell/>
          <table:table-cell table:formula="of:=2*PI()*[.A262]*[.$M$3]" office:value-type="float" office:value="1.43273666144158" calcext:value-type="float">
            <text:p>1.43273666144158</text:p>
          </table:table-cell>
          <table:table-cell table:formula="of:=([.C262]+[.$M$6])/(2*PI()*[.A262])" office:value-type="float" office:value="0.0000374910742150219" calcext:value-type="float">
            <text:p>3.74910742150219E-05</text:p>
          </table:table-cell>
          <table:table-cell table:formula="of:=[.D262]*1000000" office:value-type="float" office:value="37.4910742150219" calcext:value-type="float">
            <text:p>37.4910742150219</text:p>
          </table:table-cell>
          <table:table-cell/>
          <table:table-cell table:formula="of:=1/(2*PI()*[.A262]*[.$M$5])" office:value-type="float" office:value="540.922851251825" calcext:value-type="float">
            <text:p>540.922851251825</text:p>
          </table:table-cell>
          <table:table-cell table:formula="of:=1/(2*PI()*[.A262]*([.G262]+[.$M$6]))" office:value-type="float" office:value="0.0000000399778279871734" calcext:value-type="float">
            <text:p>3.99778279871734E-08</text:p>
          </table:table-cell>
          <table:table-cell table:formula="of:=[.H262]*1000000000" office:value-type="float" office:value="39.9778279871734" calcext:value-type="float">
            <text:p>39.977827987173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400.85790823499" calcext:value-type="float">
            <text:p>7400.85790823499</text:p>
          </table:table-cell>
          <table:table-cell/>
          <table:table-cell table:formula="of:=2*PI()*[.A263]*[.$M$3]" office:value-type="float" office:value="1.44152981175592" calcext:value-type="float">
            <text:p>1.44152981175592</text:p>
          </table:table-cell>
          <table:table-cell table:formula="of:=([.C263]+[.$M$6])/(2*PI()*[.A263])" office:value-type="float" office:value="0.0000374514794797561" calcext:value-type="float">
            <text:p>3.74514794797561E-05</text:p>
          </table:table-cell>
          <table:table-cell table:formula="of:=[.D263]*1000000" office:value-type="float" office:value="37.4514794797561" calcext:value-type="float">
            <text:p>37.4514794797561</text:p>
          </table:table-cell>
          <table:table-cell/>
          <table:table-cell table:formula="of:=1/(2*PI()*[.A263]*[.$M$5])" office:value-type="float" office:value="537.623289979674" calcext:value-type="float">
            <text:p>537.623289979674</text:p>
          </table:table-cell>
          <table:table-cell table:formula="of:=1/(2*PI()*[.A263]*([.G263]+[.$M$6]))" office:value-type="float" office:value="0.0000000399776919865276" calcext:value-type="float">
            <text:p>3.99776919865276E-08</text:p>
          </table:table-cell>
          <table:table-cell table:formula="of:=[.H263]*1000000000" office:value-type="float" office:value="39.9776919865276" calcext:value-type="float">
            <text:p>39.977691986527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446.10571199781" calcext:value-type="float">
            <text:p>7446.10571199781</text:p>
          </table:table-cell>
          <table:table-cell/>
          <table:table-cell table:formula="of:=2*PI()*[.A264]*[.$M$3]" office:value-type="float" office:value="1.45034312216525" calcext:value-type="float">
            <text:p>1.45034312216525</text:p>
          </table:table-cell>
          <table:table-cell table:formula="of:=([.C264]+[.$M$6])/(2*PI()*[.A264])" office:value-type="float" office:value="0.0000374122757283227" calcext:value-type="float">
            <text:p>3.74122757283227E-05</text:p>
          </table:table-cell>
          <table:table-cell table:formula="of:=[.D264]*1000000" office:value-type="float" office:value="37.4122757283227" calcext:value-type="float">
            <text:p>37.4122757283227</text:p>
          </table:table-cell>
          <table:table-cell/>
          <table:table-cell table:formula="of:=1/(2*PI()*[.A264]*[.$M$5])" office:value-type="float" office:value="534.356310693558" calcext:value-type="float">
            <text:p>534.356310693558</text:p>
          </table:table-cell>
          <table:table-cell table:formula="of:=1/(2*PI()*[.A264]*([.G264]+[.$M$6]))" office:value-type="float" office:value="0.0000000399775556750009" calcext:value-type="float">
            <text:p>3.99775556750009E-08</text:p>
          </table:table-cell>
          <table:table-cell table:formula="of:=[.H264]*1000000000" office:value-type="float" office:value="39.9775556750009" calcext:value-type="float">
            <text:p>39.97755567500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491.45686070283" calcext:value-type="float">
            <text:p>7491.45686070283</text:p>
          </table:table-cell>
          <table:table-cell/>
          <table:table-cell table:formula="of:=2*PI()*[.A265]*[.$M$3]" office:value-type="float" office:value="1.45917656197267" calcext:value-type="float">
            <text:p>1.45917656197267</text:p>
          </table:table-cell>
          <table:table-cell table:formula="of:=([.C265]+[.$M$6])/(2*PI()*[.A265])" office:value-type="float" office:value="0.0000373734576351934" calcext:value-type="float">
            <text:p>3.73734576351934E-05</text:p>
          </table:table-cell>
          <table:table-cell table:formula="of:=[.D265]*1000000" office:value-type="float" office:value="37.3734576351934" calcext:value-type="float">
            <text:p>37.3734576351934</text:p>
          </table:table-cell>
          <table:table-cell/>
          <table:table-cell table:formula="of:=1/(2*PI()*[.A265]*[.$M$5])" office:value-type="float" office:value="531.121469599452" calcext:value-type="float">
            <text:p>531.121469599452</text:p>
          </table:table-cell>
          <table:table-cell table:formula="of:=1/(2*PI()*[.A265]*([.G265]+[.$M$6]))" office:value-type="float" office:value="0.0000000399774190530747" calcext:value-type="float">
            <text:p>3.99774190530747E-08</text:p>
          </table:table-cell>
          <table:table-cell table:formula="of:=[.H265]*1000000000" office:value-type="float" office:value="39.9774190530747" calcext:value-type="float">
            <text:p>39.977419053074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536.91119758797" calcext:value-type="float">
            <text:p>7536.91119758797</text:p>
          </table:table-cell>
          <table:table-cell/>
          <table:table-cell table:formula="of:=2*PI()*[.A266]*[.$M$3]" office:value-type="float" office:value="1.46803010064426" calcext:value-type="float">
            <text:p>1.46803010064426</text:p>
          </table:table-cell>
          <table:table-cell table:formula="of:=([.C266]+[.$M$6])/(2*PI()*[.A266])" office:value-type="float" office:value="0.0000373350199671782" calcext:value-type="float">
            <text:p>3.73350199671782E-05</text:p>
          </table:table-cell>
          <table:table-cell table:formula="of:=[.D266]*1000000" office:value-type="float" office:value="37.3350199671782" calcext:value-type="float">
            <text:p>37.3350199671782</text:p>
          </table:table-cell>
          <table:table-cell/>
          <table:table-cell table:formula="of:=1/(2*PI()*[.A266]*[.$M$5])" office:value-type="float" office:value="527.918330598182" calcext:value-type="float">
            <text:p>527.918330598182</text:p>
          </table:table-cell>
          <table:table-cell table:formula="of:=1/(2*PI()*[.A266]*([.G266]+[.$M$6]))" office:value-type="float" office:value="0.0000000399772821212274" calcext:value-type="float">
            <text:p>3.99772821212274E-08</text:p>
          </table:table-cell>
          <table:table-cell table:formula="of:=[.H266]*1000000000" office:value-type="float" office:value="39.9772821212274" calcext:value-type="float">
            <text:p>39.977282121227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582.46856672028" calcext:value-type="float">
            <text:p>7582.46856672028</text:p>
          </table:table-cell>
          <table:table-cell/>
          <table:table-cell table:formula="of:=2*PI()*[.A267]*[.$M$3]" office:value-type="float" office:value="1.47690370780761" calcext:value-type="float">
            <text:p>1.47690370780761</text:p>
          </table:table-cell>
          <table:table-cell table:formula="of:=([.C267]+[.$M$6])/(2*PI()*[.A267])" office:value-type="float" office:value="0.0000372969575814834" calcext:value-type="float">
            <text:p>3.72969575814834E-05</text:p>
          </table:table-cell>
          <table:table-cell table:formula="of:=[.D267]*1000000" office:value-type="float" office:value="37.2969575814834" calcext:value-type="float">
            <text:p>37.2969575814834</text:p>
          </table:table-cell>
          <table:table-cell/>
          <table:table-cell table:formula="of:=1/(2*PI()*[.A267]*[.$M$5])" office:value-type="float" office:value="524.746465123614" calcext:value-type="float">
            <text:p>524.746465123614</text:p>
          </table:table-cell>
          <table:table-cell table:formula="of:=1/(2*PI()*[.A267]*([.G267]+[.$M$6]))" office:value-type="float" office:value="0.0000000399771448799352" calcext:value-type="float">
            <text:p>3.99771448799352E-08</text:p>
          </table:table-cell>
          <table:table-cell table:formula="of:=[.H267]*1000000000" office:value-type="float" office:value="39.9771448799352" calcext:value-type="float">
            <text:p>39.977144879935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628.12881298846" calcext:value-type="float">
            <text:p>7628.12881298846</text:p>
          </table:table-cell>
          <table:table-cell/>
          <table:table-cell table:formula="of:=2*PI()*[.A268]*[.$M$3]" office:value-type="float" office:value="1.48579735325031" calcext:value-type="float">
            <text:p>1.48579735325031</text:p>
          </table:table-cell>
          <table:table-cell table:formula="of:=([.C268]+[.$M$6])/(2*PI()*[.A268])" office:value-type="float" office:value="0.000037259265423818" calcext:value-type="float">
            <text:p>3.7259265423818E-05</text:p>
          </table:table-cell>
          <table:table-cell table:formula="of:=[.D268]*1000000" office:value-type="float" office:value="37.259265423818" calcext:value-type="float">
            <text:p>37.259265423818</text:p>
          </table:table-cell>
          <table:table-cell/>
          <table:table-cell table:formula="of:=1/(2*PI()*[.A268]*[.$M$5])" office:value-type="float" office:value="521.605451984834" calcext:value-type="float">
            <text:p>521.605451984834</text:p>
          </table:table-cell>
          <table:table-cell table:formula="of:=1/(2*PI()*[.A268]*([.G268]+[.$M$6]))" office:value-type="float" office:value="0.0000000399770073296718" calcext:value-type="float">
            <text:p>3.99770073296718E-08</text:p>
          </table:table-cell>
          <table:table-cell table:formula="of:=[.H268]*1000000000" office:value-type="float" office:value="39.9770073296718" calcext:value-type="float">
            <text:p>39.977007329671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673.89178209542" calcext:value-type="float">
            <text:p>7673.89178209542</text:p>
          </table:table-cell>
          <table:table-cell/>
          <table:table-cell table:formula="of:=2*PI()*[.A269]*[.$M$3]" office:value-type="float" office:value="1.49471100691859" calcext:value-type="float">
            <text:p>1.49471100691859</text:p>
          </table:table-cell>
          <table:table-cell table:formula="of:=([.C269]+[.$M$6])/(2*PI()*[.A269])" office:value-type="float" office:value="0.0000372219385265466" calcext:value-type="float">
            <text:p>3.72219385265466E-05</text:p>
          </table:table-cell>
          <table:table-cell table:formula="of:=[.D269]*1000000" office:value-type="float" office:value="37.2219385265466" calcext:value-type="float">
            <text:p>37.2219385265466</text:p>
          </table:table-cell>
          <table:table-cell/>
          <table:table-cell table:formula="of:=1/(2*PI()*[.A269]*[.$M$5])" office:value-type="float" office:value="518.494877212214" calcext:value-type="float">
            <text:p>518.494877212214</text:p>
          </table:table-cell>
          <table:table-cell table:formula="of:=1/(2*PI()*[.A269]*([.G269]+[.$M$6]))" office:value-type="float" office:value="0.0000000399768694709083" calcext:value-type="float">
            <text:p>3.99768694709083E-08</text:p>
          </table:table-cell>
          <table:table-cell table:formula="of:=[.H269]*1000000000" office:value-type="float" office:value="39.9768694709083" calcext:value-type="float">
            <text:p>39.97686947090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719.75732055103" calcext:value-type="float">
            <text:p>7719.75732055103</text:p>
          </table:table-cell>
          <table:table-cell/>
          <table:table-cell table:formula="of:=2*PI()*[.A270]*[.$M$3]" office:value-type="float" office:value="1.50364463891583" calcext:value-type="float">
            <text:p>1.50364463891583</text:p>
          </table:table-cell>
          <table:table-cell table:formula="of:=([.C270]+[.$M$6])/(2*PI()*[.A270])" office:value-type="float" office:value="0.0000371849720068869" calcext:value-type="float">
            <text:p>3.71849720068869E-05</text:p>
          </table:table-cell>
          <table:table-cell table:formula="of:=[.D270]*1000000" office:value-type="float" office:value="37.1849720068869" calcext:value-type="float">
            <text:p>37.1849720068869</text:p>
          </table:table-cell>
          <table:table-cell/>
          <table:table-cell table:formula="of:=1/(2*PI()*[.A270]*[.$M$5])" office:value-type="float" office:value="515.414333907244" calcext:value-type="float">
            <text:p>515.414333907244</text:p>
          </table:table-cell>
          <table:table-cell table:formula="of:=1/(2*PI()*[.A270]*([.G270]+[.$M$6]))" office:value-type="float" office:value="0.0000000399767313041135" calcext:value-type="float">
            <text:p>3.99767313041135E-08</text:p>
          </table:table-cell>
          <table:table-cell table:formula="of:=[.H270]*1000000000" office:value-type="float" office:value="39.9767313041135" calcext:value-type="float">
            <text:p>39.976731304113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765.72527566488" calcext:value-type="float">
            <text:p>7765.72527566488</text:p>
          </table:table-cell>
          <table:table-cell/>
          <table:table-cell table:formula="of:=2*PI()*[.A271]*[.$M$3]" office:value-type="float" office:value="1.51259821950117" calcext:value-type="float">
            <text:p>1.51259821950117</text:p>
          </table:table-cell>
          <table:table-cell table:formula="of:=([.C271]+[.$M$6])/(2*PI()*[.A271])" office:value-type="float" office:value="0.0000371483610651525" calcext:value-type="float">
            <text:p>3.71483610651525E-05</text:p>
          </table:table-cell>
          <table:table-cell table:formula="of:=[.D271]*1000000" office:value-type="float" office:value="37.1483610651525" calcext:value-type="float">
            <text:p>37.1483610651525</text:p>
          </table:table-cell>
          <table:table-cell/>
          <table:table-cell table:formula="of:=1/(2*PI()*[.A271]*[.$M$5])" office:value-type="float" office:value="512.363422096041" calcext:value-type="float">
            <text:p>512.363422096041</text:p>
          </table:table-cell>
          <table:table-cell table:formula="of:=1/(2*PI()*[.A271]*([.G271]+[.$M$6]))" office:value-type="float" office:value="0.0000000399765928297538" calcext:value-type="float">
            <text:p>3.99765928297538E-08</text:p>
          </table:table-cell>
          <table:table-cell table:formula="of:=[.H271]*1000000000" office:value-type="float" office:value="39.9765928297538" calcext:value-type="float">
            <text:p>39.97659282975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811.79549553919" calcext:value-type="float">
            <text:p>7811.79549553919</text:p>
          </table:table-cell>
          <table:table-cell/>
          <table:table-cell table:formula="of:=2*PI()*[.A272]*[.$M$3]" office:value-type="float" office:value="1.52157171908817" calcext:value-type="float">
            <text:p>1.52157171908817</text:p>
          </table:table-cell>
          <table:table-cell table:formula="of:=([.C272]+[.$M$6])/(2*PI()*[.A272])" office:value-type="float" office:value="0.0000371121009830369" calcext:value-type="float">
            <text:p>3.71121009830369E-05</text:p>
          </table:table-cell>
          <table:table-cell table:formula="of:=[.D272]*1000000" office:value-type="float" office:value="37.1121009830369" calcext:value-type="float">
            <text:p>37.1121009830369</text:p>
          </table:table-cell>
          <table:table-cell/>
          <table:table-cell table:formula="of:=1/(2*PI()*[.A272]*[.$M$5])" office:value-type="float" office:value="509.341748586411" calcext:value-type="float">
            <text:p>509.341748586411</text:p>
          </table:table-cell>
          <table:table-cell table:formula="of:=1/(2*PI()*[.A272]*([.G272]+[.$M$6]))" office:value-type="float" office:value="0.0000000399764540482932" calcext:value-type="float">
            <text:p>3.99764540482932E-08</text:p>
          </table:table-cell>
          <table:table-cell table:formula="of:=[.H272]*1000000000" office:value-type="float" office:value="39.9764540482932" calcext:value-type="float">
            <text:p>39.97645404829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857.96782906175" calcext:value-type="float">
            <text:p>7857.96782906175</text:p>
          </table:table-cell>
          <table:table-cell/>
          <table:table-cell table:formula="of:=2*PI()*[.A273]*[.$M$3]" office:value-type="float" office:value="1.53056510824337" calcext:value-type="float">
            <text:p>1.53056510824337</text:p>
          </table:table-cell>
          <table:table-cell table:formula="of:=([.C273]+[.$M$6])/(2*PI()*[.A273])" office:value-type="float" office:value="0.0000370761871219406" calcext:value-type="float">
            <text:p>3.70761871219406E-05</text:p>
          </table:table-cell>
          <table:table-cell table:formula="of:=[.D273]*1000000" office:value-type="float" office:value="37.0761871219406" calcext:value-type="float">
            <text:p>37.0761871219406</text:p>
          </table:table-cell>
          <table:table-cell/>
          <table:table-cell table:formula="of:=1/(2*PI()*[.A273]*[.$M$5])" office:value-type="float" office:value="506.348926828384" calcext:value-type="float">
            <text:p>506.348926828384</text:p>
          </table:table-cell>
          <table:table-cell table:formula="of:=1/(2*PI()*[.A273]*([.G273]+[.$M$6]))" office:value-type="float" office:value="0.0000000399763149601932" calcext:value-type="float">
            <text:p>3.99763149601932E-08</text:p>
          </table:table-cell>
          <table:table-cell table:formula="of:=[.H273]*1000000000" office:value-type="float" office:value="39.9763149601932" calcext:value-type="float">
            <text:p>39.97631496019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904.24212589899" calcext:value-type="float">
            <text:p>7904.24212589899</text:p>
          </table:table-cell>
          <table:table-cell/>
          <table:table-cell table:formula="of:=2*PI()*[.A274]*[.$M$3]" office:value-type="float" office:value="1.53957835768499" calcext:value-type="float">
            <text:p>1.53957835768499</text:p>
          </table:table-cell>
          <table:table-cell table:formula="of:=([.C274]+[.$M$6])/(2*PI()*[.A274])" office:value-type="float" office:value="0.0000370406149213373" calcext:value-type="float">
            <text:p>3.70406149213373E-05</text:p>
          </table:table-cell>
          <table:table-cell table:formula="of:=[.D274]*1000000" office:value-type="float" office:value="37.0406149213373" calcext:value-type="float">
            <text:p>37.0406149213373</text:p>
          </table:table-cell>
          <table:table-cell/>
          <table:table-cell table:formula="of:=1/(2*PI()*[.A274]*[.$M$5])" office:value-type="float" office:value="503.384576778111" calcext:value-type="float">
            <text:p>503.384576778111</text:p>
          </table:table-cell>
          <table:table-cell table:formula="of:=1/(2*PI()*[.A274]*([.G274]+[.$M$6]))" office:value-type="float" office:value="0.0000000399761755659132" calcext:value-type="float">
            <text:p>3.99761755659132E-08</text:p>
          </table:table-cell>
          <table:table-cell table:formula="of:=[.H274]*1000000000" office:value-type="float" office:value="39.9761755659132" calcext:value-type="float">
            <text:p>39.97617556591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950.61823648917" calcext:value-type="float">
            <text:p>7950.61823648917</text:p>
          </table:table-cell>
          <table:table-cell/>
          <table:table-cell table:formula="of:=2*PI()*[.A275]*[.$M$3]" office:value-type="float" office:value="1.54861143828159" calcext:value-type="float">
            <text:p>1.54861143828159</text:p>
          </table:table-cell>
          <table:table-cell table:formula="of:=([.C275]+[.$M$6])/(2*PI()*[.A275])" office:value-type="float" office:value="0.0000370053798971805" calcext:value-type="float">
            <text:p>3.70053798971805E-05</text:p>
          </table:table-cell>
          <table:table-cell table:formula="of:=[.D275]*1000000" office:value-type="float" office:value="37.0053798971805" calcext:value-type="float">
            <text:p>37.0053798971805</text:p>
          </table:table-cell>
          <table:table-cell/>
          <table:table-cell table:formula="of:=1/(2*PI()*[.A275]*[.$M$5])" office:value-type="float" office:value="500.44832476504" calcext:value-type="float">
            <text:p>500.44832476504</text:p>
          </table:table-cell>
          <table:table-cell table:formula="of:=1/(2*PI()*[.A275]*([.G275]+[.$M$6]))" office:value-type="float" office:value="0.00000003997603586591" calcext:value-type="float">
            <text:p>3.997603586591E-08</text:p>
          </table:table-cell>
          <table:table-cell table:formula="of:=[.H275]*1000000000" office:value-type="float" office:value="39.97603586591" calcext:value-type="float">
            <text:p>39.976035865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7997.09601203555" calcext:value-type="float">
            <text:p>7997.09601203555</text:p>
          </table:table-cell>
          <table:table-cell/>
          <table:table-cell table:formula="of:=2*PI()*[.A276]*[.$M$3]" office:value-type="float" office:value="1.55766432105071" calcext:value-type="float">
            <text:p>1.55766432105071</text:p>
          </table:table-cell>
          <table:table-cell table:formula="of:=([.C276]+[.$M$6])/(2*PI()*[.A276])" office:value-type="float" office:value="0.0000369704776403473" calcext:value-type="float">
            <text:p>3.69704776403473E-05</text:p>
          </table:table-cell>
          <table:table-cell table:formula="of:=[.D276]*1000000" office:value-type="float" office:value="36.9704776403473" calcext:value-type="float">
            <text:p>36.9704776403473</text:p>
          </table:table-cell>
          <table:table-cell/>
          <table:table-cell table:formula="of:=1/(2*PI()*[.A276]*[.$M$5])" office:value-type="float" office:value="497.539803362273" calcext:value-type="float">
            <text:p>497.539803362273</text:p>
          </table:table-cell>
          <table:table-cell table:formula="of:=1/(2*PI()*[.A276]*([.G276]+[.$M$6]))" office:value-type="float" office:value="0.0000000399758958606384" calcext:value-type="float">
            <text:p>3.99758958606384E-08</text:p>
          </table:table-cell>
          <table:table-cell table:formula="of:=[.H276]*1000000000" office:value-type="float" office:value="39.9758958606384" calcext:value-type="float">
            <text:p>39.975895860638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043.67530449973" calcext:value-type="float">
            <text:p>8043.67530449973</text:p>
          </table:table-cell>
          <table:table-cell/>
          <table:table-cell table:formula="of:=2*PI()*[.A277]*[.$M$3]" office:value-type="float" office:value="1.56673697715764" calcext:value-type="float">
            <text:p>1.56673697715764</text:p>
          </table:table-cell>
          <table:table-cell table:formula="of:=([.C277]+[.$M$6])/(2*PI()*[.A277])" office:value-type="float" office:value="0.0000369359038151203" calcext:value-type="float">
            <text:p>3.69359038151203E-05</text:p>
          </table:table-cell>
          <table:table-cell table:formula="of:=[.D277]*1000000" office:value-type="float" office:value="36.9359038151203" calcext:value-type="float">
            <text:p>36.9359038151203</text:p>
          </table:table-cell>
          <table:table-cell/>
          <table:table-cell table:formula="of:=1/(2*PI()*[.A277]*[.$M$5])" office:value-type="float" office:value="494.658651260022" calcext:value-type="float">
            <text:p>494.658651260022</text:p>
          </table:table-cell>
          <table:table-cell table:formula="of:=1/(2*PI()*[.A277]*([.G277]+[.$M$6]))" office:value-type="float" office:value="0.0000000399757555505506" calcext:value-type="float">
            <text:p>3.99757555505506E-08</text:p>
          </table:table-cell>
          <table:table-cell table:formula="of:=[.H277]*1000000000" office:value-type="float" office:value="39.9757555505506" calcext:value-type="float">
            <text:p>39.97575555055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090.35596659507" calcext:value-type="float">
            <text:p>8090.35596659507</text:p>
          </table:table-cell>
          <table:table-cell/>
          <table:table-cell table:formula="of:=2*PI()*[.A278]*[.$M$3]" office:value-type="float" office:value="1.57582937791405" calcext:value-type="float">
            <text:p>1.57582937791405</text:p>
          </table:table-cell>
          <table:table-cell table:formula="of:=([.C278]+[.$M$6])/(2*PI()*[.A278])" office:value-type="float" office:value="0.0000369016541577049" calcext:value-type="float">
            <text:p>3.69016541577049E-05</text:p>
          </table:table-cell>
          <table:table-cell table:formula="of:=[.D278]*1000000" office:value-type="float" office:value="36.9016541577049" calcext:value-type="float">
            <text:p>36.9016541577049</text:p>
          </table:table-cell>
          <table:table-cell/>
          <table:table-cell table:formula="of:=1/(2*PI()*[.A278]*[.$M$5])" office:value-type="float" office:value="491.804513142077" calcext:value-type="float">
            <text:p>491.804513142077</text:p>
          </table:table-cell>
          <table:table-cell table:formula="of:=1/(2*PI()*[.A278]*([.G278]+[.$M$6]))" office:value-type="float" office:value="0.0000000399756149360968" calcext:value-type="float">
            <text:p>3.99756149360968E-08</text:p>
          </table:table-cell>
          <table:table-cell table:formula="of:=[.H278]*1000000000" office:value-type="float" office:value="39.9756149360968" calcext:value-type="float">
            <text:p>39.975614936096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137.13785178013" calcext:value-type="float">
            <text:p>8137.13785178013</text:p>
          </table:table-cell>
          <table:table-cell/>
          <table:table-cell table:formula="of:=2*PI()*[.A279]*[.$M$3]" office:value-type="float" office:value="1.58494149477679" calcext:value-type="float">
            <text:p>1.58494149477679</text:p>
          </table:table-cell>
          <table:table-cell table:formula="of:=([.C279]+[.$M$6])/(2*PI()*[.A279])" office:value-type="float" office:value="0.0000368677244747824" calcext:value-type="float">
            <text:p>3.68677244747824E-05</text:p>
          </table:table-cell>
          <table:table-cell table:formula="of:=[.D279]*1000000" office:value-type="float" office:value="36.8677244747824" calcext:value-type="float">
            <text:p>36.8677244747824</text:p>
          </table:table-cell>
          <table:table-cell/>
          <table:table-cell table:formula="of:=1/(2*PI()*[.A279]*[.$M$5])" office:value-type="float" office:value="488.977039565201" calcext:value-type="float">
            <text:p>488.977039565201</text:p>
          </table:table-cell>
          <table:table-cell table:formula="of:=1/(2*PI()*[.A279]*([.G279]+[.$M$6]))" office:value-type="float" office:value="0.0000000399754740177249" calcext:value-type="float">
            <text:p>3.99754740177249E-08</text:p>
          </table:table-cell>
          <table:table-cell table:formula="of:=[.H279]*1000000000" office:value-type="float" office:value="39.9754740177249" calcext:value-type="float">
            <text:p>39.975474017724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184.02081425228" calcext:value-type="float">
            <text:p>8184.02081425228</text:p>
          </table:table-cell>
          <table:table-cell/>
          <table:table-cell table:formula="of:=2*PI()*[.A280]*[.$M$3]" office:value-type="float" office:value="1.59407329934662" calcext:value-type="float">
            <text:p>1.59407329934662</text:p>
          </table:table-cell>
          <table:table-cell table:formula="of:=([.C280]+[.$M$6])/(2*PI()*[.A280])" office:value-type="float" office:value="0.0000368341106420965" calcext:value-type="float">
            <text:p>3.68341106420965E-05</text:p>
          </table:table-cell>
          <table:table-cell table:formula="of:=[.D280]*1000000" office:value-type="float" office:value="36.8341106420965" calcext:value-type="float">
            <text:p>36.8341106420965</text:p>
          </table:table-cell>
          <table:table-cell/>
          <table:table-cell table:formula="of:=1/(2*PI()*[.A280]*[.$M$5])" office:value-type="float" office:value="486.175886841377" calcext:value-type="float">
            <text:p>486.175886841377</text:p>
          </table:table-cell>
          <table:table-cell table:formula="of:=1/(2*PI()*[.A280]*([.G280]+[.$M$6]))" office:value-type="float" office:value="0.0000000399753327958804" calcext:value-type="float">
            <text:p>3.99753327958804E-08</text:p>
          </table:table-cell>
          <table:table-cell table:formula="of:=[.H280]*1000000000" office:value-type="float" office:value="39.9753327958804" calcext:value-type="float">
            <text:p>39.975332795880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231.00470894127" calcext:value-type="float">
            <text:p>8231.00470894127</text:p>
          </table:table-cell>
          <table:table-cell/>
          <table:table-cell table:formula="of:=2*PI()*[.A281]*[.$M$3]" office:value-type="float" office:value="1.60322476336692" calcext:value-type="float">
            <text:p>1.60322476336692</text:p>
          </table:table-cell>
          <table:table-cell table:formula="of:=([.C281]+[.$M$6])/(2*PI()*[.A281])" office:value-type="float" office:value="0.0000368008086030739" calcext:value-type="float">
            <text:p>3.68008086030739E-05</text:p>
          </table:table-cell>
          <table:table-cell table:formula="of:=[.D281]*1000000" office:value-type="float" office:value="36.8008086030739" calcext:value-type="float">
            <text:p>36.8008086030739</text:p>
          </table:table-cell>
          <table:table-cell/>
          <table:table-cell table:formula="of:=1/(2*PI()*[.A281]*[.$M$5])" office:value-type="float" office:value="483.400716922828" calcext:value-type="float">
            <text:p>483.400716922828</text:p>
          </table:table-cell>
          <table:table-cell table:formula="of:=1/(2*PI()*[.A281]*([.G281]+[.$M$6]))" office:value-type="float" office:value="0.0000000399751912710067" calcext:value-type="float">
            <text:p>3.99751912710067E-08</text:p>
          </table:table-cell>
          <table:table-cell table:formula="of:=[.H281]*1000000000" office:value-type="float" office:value="39.9751912710067" calcext:value-type="float">
            <text:p>39.97519127100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278.08939150302" calcext:value-type="float">
            <text:p>8278.08939150302</text:p>
          </table:table-cell>
          <table:table-cell/>
          <table:table-cell table:formula="of:=2*PI()*[.A282]*[.$M$3]" office:value-type="float" office:value="1.61239585872254" calcext:value-type="float">
            <text:p>1.61239585872254</text:p>
          </table:table-cell>
          <table:table-cell table:formula="of:=([.C282]+[.$M$6])/(2*PI()*[.A282])" office:value-type="float" office:value="0.0000367678143674768" calcext:value-type="float">
            <text:p>3.67678143674768E-05</text:p>
          </table:table-cell>
          <table:table-cell table:formula="of:=[.D282]*1000000" office:value-type="float" office:value="36.7678143674768" calcext:value-type="float">
            <text:p>36.7678143674768</text:p>
          </table:table-cell>
          <table:table-cell/>
          <table:table-cell table:formula="of:=1/(2*PI()*[.A282]*[.$M$5])" office:value-type="float" office:value="480.651197289736" calcext:value-type="float">
            <text:p>480.651197289736</text:p>
          </table:table-cell>
          <table:table-cell table:formula="of:=1/(2*PI()*[.A282]*([.G282]+[.$M$6]))" office:value-type="float" office:value="0.0000000399750494435452" calcext:value-type="float">
            <text:p>3.99750494435452E-08</text:p>
          </table:table-cell>
          <table:table-cell table:formula="of:=[.H282]*1000000000" office:value-type="float" office:value="39.9750494435452" calcext:value-type="float">
            <text:p>39.975049443545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325.27471831335" calcext:value-type="float">
            <text:p>8325.27471831335</text:p>
          </table:table-cell>
          <table:table-cell/>
          <table:table-cell table:formula="of:=2*PI()*[.A283]*[.$M$3]" office:value-type="float" office:value="1.62158655743854" calcext:value-type="float">
            <text:p>1.62158655743854</text:p>
          </table:table-cell>
          <table:table-cell table:formula="of:=([.C283]+[.$M$6])/(2*PI()*[.A283])" office:value-type="float" office:value="0.0000367351240100869" calcext:value-type="float">
            <text:p>3.67351240100869E-05</text:p>
          </table:table-cell>
          <table:table-cell table:formula="of:=[.D283]*1000000" office:value-type="float" office:value="36.7351240100869" calcext:value-type="float">
            <text:p>36.7351240100869</text:p>
          </table:table-cell>
          <table:table-cell/>
          <table:table-cell table:formula="of:=1/(2*PI()*[.A283]*[.$M$5])" office:value-type="float" office:value="477.927000840577" calcext:value-type="float">
            <text:p>477.927000840577</text:p>
          </table:table-cell>
          <table:table-cell table:formula="of:=1/(2*PI()*[.A283]*([.G283]+[.$M$6]))" office:value-type="float" office:value="0.0000000399749073139348" calcext:value-type="float">
            <text:p>3.99749073139348E-08</text:p>
          </table:table-cell>
          <table:table-cell table:formula="of:=[.H283]*1000000000" office:value-type="float" office:value="39.9749073139348" calcext:value-type="float">
            <text:p>39.97490731393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372.5605464619" calcext:value-type="float">
            <text:p>8372.5605464619</text:p>
          </table:table-cell>
          <table:table-cell/>
          <table:table-cell table:formula="of:=2*PI()*[.A284]*[.$M$3]" office:value-type="float" office:value="1.63079683167903" calcext:value-type="float">
            <text:p>1.63079683167903</text:p>
          </table:table-cell>
          <table:table-cell table:formula="of:=([.C284]+[.$M$6])/(2*PI()*[.A284])" office:value-type="float" office:value="0.0000367027336694203" calcext:value-type="float">
            <text:p>3.67027336694203E-05</text:p>
          </table:table-cell>
          <table:table-cell table:formula="of:=[.D284]*1000000" office:value-type="float" office:value="36.7027336694203" calcext:value-type="float">
            <text:p>36.7027336694203</text:p>
          </table:table-cell>
          <table:table-cell/>
          <table:table-cell table:formula="of:=1/(2*PI()*[.A284]*[.$M$5])" office:value-type="float" office:value="475.227805785028" calcext:value-type="float">
            <text:p>475.227805785028</text:p>
          </table:table-cell>
          <table:table-cell table:formula="of:=1/(2*PI()*[.A284]*([.G284]+[.$M$6]))" office:value-type="float" office:value="0.0000000399747648826125" calcext:value-type="float">
            <text:p>3.99747648826125E-08</text:p>
          </table:table-cell>
          <table:table-cell table:formula="of:=[.H284]*1000000000" office:value-type="float" office:value="39.9747648826125" calcext:value-type="float">
            <text:p>39.97476488261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419.946733746" calcext:value-type="float">
            <text:p>8419.946733746</text:p>
          </table:table-cell>
          <table:table-cell/>
          <table:table-cell table:formula="of:=2*PI()*[.A285]*[.$M$3]" office:value-type="float" office:value="1.64002665374594" calcext:value-type="float">
            <text:p>1.64002665374594</text:p>
          </table:table-cell>
          <table:table-cell table:formula="of:=([.C285]+[.$M$6])/(2*PI()*[.A285])" office:value-type="float" office:value="0.0000366706395464721" calcext:value-type="float">
            <text:p>3.66706395464721E-05</text:p>
          </table:table-cell>
          <table:table-cell table:formula="of:=[.D285]*1000000" office:value-type="float" office:value="36.6706395464721" calcext:value-type="float">
            <text:p>36.6706395464721</text:p>
          </table:table-cell>
          <table:table-cell/>
          <table:table-cell table:formula="of:=1/(2*PI()*[.A285]*[.$M$5])" office:value-type="float" office:value="472.553295539341" calcext:value-type="float">
            <text:p>472.553295539341</text:p>
          </table:table-cell>
          <table:table-cell table:formula="of:=1/(2*PI()*[.A285]*([.G285]+[.$M$6]))" office:value-type="float" office:value="0.0000000399746221500131" calcext:value-type="float">
            <text:p>3.99746221500131E-08</text:p>
          </table:table-cell>
          <table:table-cell table:formula="of:=[.H285]*1000000000" office:value-type="float" office:value="39.9746221500131" calcext:value-type="float">
            <text:p>39.97462215001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467.43313866477" calcext:value-type="float">
            <text:p>8467.43313866477</text:p>
          </table:table-cell>
          <table:table-cell/>
          <table:table-cell table:formula="of:=2*PI()*[.A286]*[.$M$3]" office:value-type="float" office:value="1.6492759960779" calcext:value-type="float">
            <text:p>1.6492759960779</text:p>
          </table:table-cell>
          <table:table-cell table:formula="of:=([.C286]+[.$M$6])/(2*PI()*[.A286])" office:value-type="float" office:value="0.0000366388379034898" calcext:value-type="float">
            <text:p>3.66388379034898E-05</text:p>
          </table:table-cell>
          <table:table-cell table:formula="of:=[.D286]*1000000" office:value-type="float" office:value="36.6388379034898" calcext:value-type="float">
            <text:p>36.6388379034898</text:p>
          </table:table-cell>
          <table:table-cell/>
          <table:table-cell table:formula="of:=1/(2*PI()*[.A286]*[.$M$5])" office:value-type="float" office:value="469.903158624151" calcext:value-type="float">
            <text:p>469.903158624151</text:p>
          </table:table-cell>
          <table:table-cell table:formula="of:=1/(2*PI()*[.A286]*([.G286]+[.$M$6]))" office:value-type="float" office:value="0.0000000399744791165693" calcext:value-type="float">
            <text:p>3.99744791165693E-08</text:p>
          </table:table-cell>
          <table:table-cell table:formula="of:=[.H286]*1000000000" office:value-type="float" office:value="39.9744791165693" calcext:value-type="float">
            <text:p>39.974479116569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515.01962041313" calcext:value-type="float">
            <text:p>8515.01962041313</text:p>
          </table:table-cell>
          <table:table-cell/>
          <table:table-cell table:formula="of:=2*PI()*[.A287]*[.$M$3]" office:value-type="float" office:value="1.6585448312491" calcext:value-type="float">
            <text:p>1.6585448312491</text:p>
          </table:table-cell>
          <table:table-cell table:formula="of:=([.C287]+[.$M$6])/(2*PI()*[.A287])" office:value-type="float" office:value="0.0000366073250627756" calcext:value-type="float">
            <text:p>3.66073250627756E-05</text:p>
          </table:table-cell>
          <table:table-cell table:formula="of:=[.D287]*1000000" office:value-type="float" office:value="36.6073250627756" calcext:value-type="float">
            <text:p>36.6073250627756</text:p>
          </table:table-cell>
          <table:table-cell/>
          <table:table-cell table:formula="of:=1/(2*PI()*[.A287]*[.$M$5])" office:value-type="float" office:value="467.277088564634" calcext:value-type="float">
            <text:p>467.277088564634</text:p>
          </table:table-cell>
          <table:table-cell table:formula="of:=1/(2*PI()*[.A287]*([.G287]+[.$M$6]))" office:value-type="float" office:value="0.0000000399743357827116" calcext:value-type="float">
            <text:p>3.99743357827116E-08</text:p>
          </table:table-cell>
          <table:table-cell table:formula="of:=[.H287]*1000000000" office:value-type="float" office:value="39.9743357827116" calcext:value-type="float">
            <text:p>39.97433578271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562.70603887598" calcext:value-type="float">
            <text:p>8562.70603887598</text:p>
          </table:table-cell>
          <table:table-cell/>
          <table:table-cell table:formula="of:=2*PI()*[.A288]*[.$M$3]" office:value-type="float" office:value="1.66783313196807" calcext:value-type="float">
            <text:p>1.66783313196807</text:p>
          </table:table-cell>
          <table:table-cell table:formula="of:=([.C288]+[.$M$6])/(2*PI()*[.A288])" office:value-type="float" office:value="0.0000365760974055155" calcext:value-type="float">
            <text:p>3.65760974055155E-05</text:p>
          </table:table-cell>
          <table:table-cell table:formula="of:=[.D288]*1000000" office:value-type="float" office:value="36.5760974055155" calcext:value-type="float">
            <text:p>36.5760974055155</text:p>
          </table:table-cell>
          <table:table-cell/>
          <table:table-cell table:formula="of:=1/(2*PI()*[.A288]*[.$M$5])" office:value-type="float" office:value="464.674783792962" calcext:value-type="float">
            <text:p>464.674783792962</text:p>
          </table:table-cell>
          <table:table-cell table:formula="of:=1/(2*PI()*[.A288]*([.G288]+[.$M$6]))" office:value-type="float" office:value="0.0000000399741921488686" calcext:value-type="float">
            <text:p>3.99741921488686E-08</text:p>
          </table:table-cell>
          <table:table-cell table:formula="of:=[.H288]*1000000000" office:value-type="float" office:value="39.9741921488686" calcext:value-type="float">
            <text:p>39.974192148868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610.49225462246" calcext:value-type="float">
            <text:p>8610.49225462246</text:p>
          </table:table-cell>
          <table:table-cell/>
          <table:table-cell table:formula="of:=2*PI()*[.A289]*[.$M$3]" office:value-type="float" office:value="1.67714087107665" calcext:value-type="float">
            <text:p>1.67714087107665</text:p>
          </table:table-cell>
          <table:table-cell table:formula="of:=([.C289]+[.$M$6])/(2*PI()*[.A289])" office:value-type="float" office:value="0.0000365451513706358" calcext:value-type="float">
            <text:p>3.65451513706358E-05</text:p>
          </table:table-cell>
          <table:table-cell table:formula="of:=[.D289]*1000000" office:value-type="float" office:value="36.5451513706358" calcext:value-type="float">
            <text:p>36.5451513706358</text:p>
          </table:table-cell>
          <table:table-cell/>
          <table:table-cell table:formula="of:=1/(2*PI()*[.A289]*[.$M$5])" office:value-type="float" office:value="462.095947552983" calcext:value-type="float">
            <text:p>462.095947552983</text:p>
          </table:table-cell>
          <table:table-cell table:formula="of:=1/(2*PI()*[.A289]*([.G289]+[.$M$6]))" office:value-type="float" office:value="0.0000000399740482154666" calcext:value-type="float">
            <text:p>3.99740482154666E-08</text:p>
          </table:table-cell>
          <table:table-cell table:formula="of:=[.H289]*1000000000" office:value-type="float" office:value="39.9740482154666" calcext:value-type="float">
            <text:p>39.97404821546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658.37812890018" calcext:value-type="float">
            <text:p>8658.37812890018</text:p>
          </table:table-cell>
          <table:table-cell/>
          <table:table-cell table:formula="of:=2*PI()*[.A290]*[.$M$3]" office:value-type="float" office:value="1.68646802154883" calcext:value-type="float">
            <text:p>1.68646802154883</text:p>
          </table:table-cell>
          <table:table-cell table:formula="of:=([.C290]+[.$M$6])/(2*PI()*[.A290])" office:value-type="float" office:value="0.0000365144834536851" calcext:value-type="float">
            <text:p>3.65144834536851E-05</text:p>
          </table:table-cell>
          <table:table-cell table:formula="of:=[.D290]*1000000" office:value-type="float" office:value="36.5144834536851" calcext:value-type="float">
            <text:p>36.5144834536851</text:p>
          </table:table-cell>
          <table:table-cell/>
          <table:table-cell table:formula="of:=1/(2*PI()*[.A290]*[.$M$5])" office:value-type="float" office:value="459.540287807088" calcext:value-type="float">
            <text:p>459.540287807088</text:p>
          </table:table-cell>
          <table:table-cell table:formula="of:=1/(2*PI()*[.A290]*([.G290]+[.$M$6]))" office:value-type="float" office:value="0.0000000399739039829302" calcext:value-type="float">
            <text:p>3.99739039829302E-08</text:p>
          </table:table-cell>
          <table:table-cell table:formula="of:=[.H290]*1000000000" office:value-type="float" office:value="39.9739039829302" calcext:value-type="float">
            <text:p>39.973903982930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706.36352362961" calcext:value-type="float">
            <text:p>8706.36352362961</text:p>
          </table:table-cell>
          <table:table-cell/>
          <table:table-cell table:formula="of:=2*PI()*[.A291]*[.$M$3]" office:value-type="float" office:value="1.69581455648965" calcext:value-type="float">
            <text:p>1.69581455648965</text:p>
          </table:table-cell>
          <table:table-cell table:formula="of:=([.C291]+[.$M$6])/(2*PI()*[.A291])" office:value-type="float" office:value="0.0000364840902057422" calcext:value-type="float">
            <text:p>3.64840902057422E-05</text:p>
          </table:table-cell>
          <table:table-cell table:formula="of:=[.D291]*1000000" office:value-type="float" office:value="36.4840902057422" calcext:value-type="float">
            <text:p>36.4840902057422</text:p>
          </table:table-cell>
          <table:table-cell/>
          <table:table-cell table:formula="of:=1/(2*PI()*[.A291]*[.$M$5])" office:value-type="float" office:value="457.007517145186" calcext:value-type="float">
            <text:p>457.007517145186</text:p>
          </table:table-cell>
          <table:table-cell table:formula="of:=1/(2*PI()*[.A291]*([.G291]+[.$M$6]))" office:value-type="float" office:value="0.0000000399737594516816" calcext:value-type="float">
            <text:p>3.99737594516816E-08</text:p>
          </table:table-cell>
          <table:table-cell table:formula="of:=[.H291]*1000000000" office:value-type="float" office:value="39.9737594516816" calcext:value-type="float">
            <text:p>39.97375945168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754.44830139854" calcext:value-type="float">
            <text:p>8754.44830139854</text:p>
          </table:table-cell>
          <table:table-cell/>
          <table:table-cell table:formula="of:=2*PI()*[.A292]*[.$M$3]" office:value-type="float" office:value="1.70518044913413" calcext:value-type="float">
            <text:p>1.70518044913413</text:p>
          </table:table-cell>
          <table:table-cell table:formula="of:=([.C292]+[.$M$6])/(2*PI()*[.A292])" office:value-type="float" office:value="0.0000364539682323489" calcext:value-type="float">
            <text:p>3.64539682323489E-05</text:p>
          </table:table-cell>
          <table:table-cell table:formula="of:=[.D292]*1000000" office:value-type="float" office:value="36.4539682323489" calcext:value-type="float">
            <text:p>36.4539682323489</text:p>
          </table:table-cell>
          <table:table-cell/>
          <table:table-cell table:formula="of:=1/(2*PI()*[.A292]*[.$M$5])" office:value-type="float" office:value="454.497352695744" calcext:value-type="float">
            <text:p>454.497352695744</text:p>
          </table:table-cell>
          <table:table-cell table:formula="of:=1/(2*PI()*[.A292]*([.G292]+[.$M$6]))" office:value-type="float" office:value="0.0000000399736146221413" calcext:value-type="float">
            <text:p>3.99736146221413E-08</text:p>
          </table:table-cell>
          <table:table-cell table:formula="of:=[.H292]*1000000000" office:value-type="float" office:value="39.9736146221413" calcext:value-type="float">
            <text:p>39.973614622141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802.63232545648" calcext:value-type="float">
            <text:p>8802.63232545648</text:p>
          </table:table-cell>
          <table:table-cell/>
          <table:table-cell table:formula="of:=2*PI()*[.A293]*[.$M$3]" office:value-type="float" office:value="1.71456567284618" calcext:value-type="float">
            <text:p>1.71456567284618</text:p>
          </table:table-cell>
          <table:table-cell table:formula="of:=([.C293]+[.$M$6])/(2*PI()*[.A293])" office:value-type="float" office:value="0.000036424114192466" calcext:value-type="float">
            <text:p>3.6424114192466E-05</text:p>
          </table:table-cell>
          <table:table-cell table:formula="of:=[.D293]*1000000" office:value-type="float" office:value="36.424114192466" calcext:value-type="float">
            <text:p>36.424114192466</text:p>
          </table:table-cell>
          <table:table-cell/>
          <table:table-cell table:formula="of:=1/(2*PI()*[.A293]*[.$M$5])" office:value-type="float" office:value="452.009516038835" calcext:value-type="float">
            <text:p>452.009516038835</text:p>
          </table:table-cell>
          <table:table-cell table:formula="of:=1/(2*PI()*[.A293]*([.G293]+[.$M$6]))" office:value-type="float" office:value="0.0000000399734694947277" calcext:value-type="float">
            <text:p>3.99734694947277E-08</text:p>
          </table:table-cell>
          <table:table-cell table:formula="of:=[.H293]*1000000000" office:value-type="float" office:value="39.9734694947277" calcext:value-type="float">
            <text:p>39.973469494727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850.91545970932" calcext:value-type="float">
            <text:p>8850.91545970932</text:p>
          </table:table-cell>
          <table:table-cell/>
          <table:table-cell table:formula="of:=2*PI()*[.A294]*[.$M$3]" office:value-type="float" office:value="1.72397020111756" calcext:value-type="float">
            <text:p>1.72397020111756</text:p>
          </table:table-cell>
          <table:table-cell table:formula="of:=([.C294]+[.$M$6])/(2*PI()*[.A294])" office:value-type="float" office:value="0.0000363945247974537" calcext:value-type="float">
            <text:p>3.63945247974537E-05</text:p>
          </table:table-cell>
          <table:table-cell table:formula="of:=[.D294]*1000000" office:value-type="float" office:value="36.3945247974537" calcext:value-type="float">
            <text:p>36.3945247974537</text:p>
          </table:table-cell>
          <table:table-cell/>
          <table:table-cell table:formula="of:=1/(2*PI()*[.A294]*[.$M$5])" office:value-type="float" office:value="449.543733121145" calcext:value-type="float">
            <text:p>449.543733121145</text:p>
          </table:table-cell>
          <table:table-cell table:formula="of:=1/(2*PI()*[.A294]*([.G294]+[.$M$6]))" office:value-type="float" office:value="0.000000039973324069857" calcext:value-type="float">
            <text:p>3.9973324069857E-08</text:p>
          </table:table-cell>
          <table:table-cell table:formula="of:=[.H294]*1000000000" office:value-type="float" office:value="39.973324069857" calcext:value-type="float">
            <text:p>39.9733240698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899.29756871388" calcext:value-type="float">
            <text:p>8899.29756871388</text:p>
          </table:table-cell>
          <table:table-cell/>
          <table:table-cell table:formula="of:=2*PI()*[.A295]*[.$M$3]" office:value-type="float" office:value="1.73339400756682" calcext:value-type="float">
            <text:p>1.73339400756682</text:p>
          </table:table-cell>
          <table:table-cell table:formula="of:=([.C295]+[.$M$6])/(2*PI()*[.A295])" office:value-type="float" office:value="0.0000363651968100746" calcext:value-type="float">
            <text:p>3.63651968100746E-05</text:p>
          </table:table-cell>
          <table:table-cell table:formula="of:=[.D295]*1000000" office:value-type="float" office:value="36.3651968100746" calcext:value-type="float">
            <text:p>36.3651968100746</text:p>
          </table:table-cell>
          <table:table-cell/>
          <table:table-cell table:formula="of:=1/(2*PI()*[.A295]*[.$M$5])" office:value-type="float" office:value="447.099734172886" calcext:value-type="float">
            <text:p>447.099734172886</text:p>
          </table:table-cell>
          <table:table-cell table:formula="of:=1/(2*PI()*[.A295]*([.G295]+[.$M$6]))" office:value-type="float" office:value="0.0000000399731783479438" calcext:value-type="float">
            <text:p>3.99731783479438E-08</text:p>
          </table:table-cell>
          <table:table-cell table:formula="of:=[.H295]*1000000000" office:value-type="float" office:value="39.9731783479438" calcext:value-type="float">
            <text:p>39.97317834794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947.77851767261" calcext:value-type="float">
            <text:p>8947.77851767261</text:p>
          </table:table-cell>
          <table:table-cell/>
          <table:table-cell table:formula="of:=2*PI()*[.A296]*[.$M$3]" office:value-type="float" office:value="1.74283706593827" calcext:value-type="float">
            <text:p>1.74283706593827</text:p>
          </table:table-cell>
          <table:table-cell table:formula="of:=([.C296]+[.$M$6])/(2*PI()*[.A296])" office:value-type="float" office:value="0.0000363361270435187" calcext:value-type="float">
            <text:p>3.63361270435187E-05</text:p>
          </table:table-cell>
          <table:table-cell table:formula="of:=[.D296]*1000000" office:value-type="float" office:value="36.3361270435187" calcext:value-type="float">
            <text:p>36.3361270435187</text:p>
          </table:table-cell>
          <table:table-cell/>
          <table:table-cell table:formula="of:=1/(2*PI()*[.A296]*[.$M$5])" office:value-type="float" office:value="444.67725362656" calcext:value-type="float">
            <text:p>444.67725362656</text:p>
          </table:table-cell>
          <table:table-cell table:formula="of:=1/(2*PI()*[.A296]*([.G296]+[.$M$6]))" office:value-type="float" office:value="0.0000000399730323294007" calcext:value-type="float">
            <text:p>3.99730323294007E-08</text:p>
          </table:table-cell>
          <table:table-cell table:formula="of:=[.H296]*1000000000" office:value-type="float" office:value="39.9730323294007" calcext:value-type="float">
            <text:p>39.973032329400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8996.35817242832" calcext:value-type="float">
            <text:p>8996.35817242832</text:p>
          </table:table-cell>
          <table:table-cell/>
          <table:table-cell table:formula="of:=2*PI()*[.A297]*[.$M$3]" office:value-type="float" office:value="1.75229935010093" calcext:value-type="float">
            <text:p>1.75229935010093</text:p>
          </table:table-cell>
          <table:table-cell table:formula="of:=([.C297]+[.$M$6])/(2*PI()*[.A297])" office:value-type="float" office:value="0.0000363073123604505" calcext:value-type="float">
            <text:p>3.63073123604505E-05</text:p>
          </table:table-cell>
          <table:table-cell table:formula="of:=[.D297]*1000000" office:value-type="float" office:value="36.3073123604505" calcext:value-type="float">
            <text:p>36.3073123604505</text:p>
          </table:table-cell>
          <table:table-cell/>
          <table:table-cell table:formula="of:=1/(2*PI()*[.A297]*[.$M$5])" office:value-type="float" office:value="442.276030037541" calcext:value-type="float">
            <text:p>442.276030037541</text:p>
          </table:table-cell>
          <table:table-cell table:formula="of:=1/(2*PI()*[.A297]*([.G297]+[.$M$6]))" office:value-type="float" office:value="0.000000039972886014638" calcext:value-type="float">
            <text:p>3.9972886014638E-08</text:p>
          </table:table-cell>
          <table:table-cell table:formula="of:=[.H297]*1000000000" office:value-type="float" office:value="39.972886014638" calcext:value-type="float">
            <text:p>39.9728860146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045.03639945903" calcext:value-type="float">
            <text:p>9045.03639945903</text:p>
          </table:table-cell>
          <table:table-cell/>
          <table:table-cell table:formula="of:=2*PI()*[.A298]*[.$M$3]" office:value-type="float" office:value="1.76178083404755" calcext:value-type="float">
            <text:p>1.76178083404755</text:p>
          </table:table-cell>
          <table:table-cell table:formula="of:=([.C298]+[.$M$6])/(2*PI()*[.A298])" office:value-type="float" office:value="0.000036278749672077" calcext:value-type="float">
            <text:p>3.6278749672077E-05</text:p>
          </table:table-cell>
          <table:table-cell table:formula="of:=[.D298]*1000000" office:value-type="float" office:value="36.278749672077" calcext:value-type="float">
            <text:p>36.278749672077</text:p>
          </table:table-cell>
          <table:table-cell/>
          <table:table-cell table:formula="of:=1/(2*PI()*[.A298]*[.$M$5])" office:value-type="float" office:value="439.895806006414" calcext:value-type="float">
            <text:p>439.895806006414</text:p>
          </table:table-cell>
          <table:table-cell table:formula="of:=1/(2*PI()*[.A298]*([.G298]+[.$M$6]))" office:value-type="float" office:value="0.0000000399727394040646" calcext:value-type="float">
            <text:p>3.99727394040646E-08</text:p>
          </table:table-cell>
          <table:table-cell table:formula="of:=[.H298]*1000000000" office:value-type="float" office:value="39.9727394040646" calcext:value-type="float">
            <text:p>39.972739404064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093.81306587277" calcext:value-type="float">
            <text:p>9093.81306587277</text:p>
          </table:table-cell>
          <table:table-cell/>
          <table:table-cell table:formula="of:=2*PI()*[.A299]*[.$M$3]" office:value-type="float" office:value="1.77128149189361" calcext:value-type="float">
            <text:p>1.77128149189361</text:p>
          </table:table-cell>
          <table:table-cell table:formula="of:=([.C299]+[.$M$6])/(2*PI()*[.A299])" office:value-type="float" office:value="0.0000362504359372364" calcext:value-type="float">
            <text:p>3.62504359372364E-05</text:p>
          </table:table-cell>
          <table:table-cell table:formula="of:=[.D299]*1000000" office:value-type="float" office:value="36.2504359372364" calcext:value-type="float">
            <text:p>36.2504359372364</text:p>
          </table:table-cell>
          <table:table-cell/>
          <table:table-cell table:formula="of:=1/(2*PI()*[.A299]*[.$M$5])" office:value-type="float" office:value="437.536328103036" calcext:value-type="float">
            <text:p>437.536328103036</text:p>
          </table:table-cell>
          <table:table-cell table:formula="of:=1/(2*PI()*[.A299]*([.G299]+[.$M$6]))" office:value-type="float" office:value="0.0000000399725924980871" calcext:value-type="float">
            <text:p>3.99725924980871E-08</text:p>
          </table:table-cell>
          <table:table-cell table:formula="of:=[.H299]*1000000000" office:value-type="float" office:value="39.9725924980871" calcext:value-type="float">
            <text:p>39.97259249808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142.68803940252" calcext:value-type="float">
            <text:p>9142.68803940252</text:p>
          </table:table-cell>
          <table:table-cell/>
          <table:table-cell table:formula="of:=2*PI()*[.A300]*[.$M$3]" office:value-type="float" office:value="1.78080129787631" calcext:value-type="float">
            <text:p>1.78080129787631</text:p>
          </table:table-cell>
          <table:table-cell table:formula="of:=([.C300]+[.$M$6])/(2*PI()*[.A300])" office:value-type="float" office:value="0.0000362223681615072" calcext:value-type="float">
            <text:p>3.62223681615072E-05</text:p>
          </table:table-cell>
          <table:table-cell table:formula="of:=[.D300]*1000000" office:value-type="float" office:value="36.2223681615072" calcext:value-type="float">
            <text:p>36.2223681615072</text:p>
          </table:table-cell>
          <table:table-cell/>
          <table:table-cell table:formula="of:=1/(2*PI()*[.A300]*[.$M$5])" office:value-type="float" office:value="435.197346792269" calcext:value-type="float">
            <text:p>435.197346792269</text:p>
          </table:table-cell>
          <table:table-cell table:formula="of:=1/(2*PI()*[.A300]*([.G300]+[.$M$6]))" office:value-type="float" office:value="0.0000000399724452971106" calcext:value-type="float">
            <text:p>3.99724452971106E-08</text:p>
          </table:table-cell>
          <table:table-cell table:formula="of:=[.H300]*1000000000" office:value-type="float" office:value="39.9724452971106" calcext:value-type="float">
            <text:p>39.97244529711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191.66118840122" calcext:value-type="float">
            <text:p>9191.66118840122</text:p>
          </table:table-cell>
          <table:table-cell/>
          <table:table-cell table:formula="of:=2*PI()*[.A301]*[.$M$3]" office:value-type="float" office:value="1.7903402263536" calcext:value-type="float">
            <text:p>1.7903402263536</text:p>
          </table:table-cell>
          <table:table-cell table:formula="of:=([.C301]+[.$M$6])/(2*PI()*[.A301])" office:value-type="float" office:value="0.0000361945433963361" calcext:value-type="float">
            <text:p>3.61945433963361E-05</text:p>
          </table:table-cell>
          <table:table-cell table:formula="of:=[.D301]*1000000" office:value-type="float" office:value="36.1945433963361" calcext:value-type="float">
            <text:p>36.1945433963361</text:p>
          </table:table-cell>
          <table:table-cell/>
          <table:table-cell table:formula="of:=1/(2*PI()*[.A301]*[.$M$5])" office:value-type="float" office:value="432.878616361344" calcext:value-type="float">
            <text:p>432.878616361344</text:p>
          </table:table-cell>
          <table:table-cell table:formula="of:=1/(2*PI()*[.A301]*([.G301]+[.$M$6]))" office:value-type="float" office:value="0.0000000399722978015379" calcext:value-type="float">
            <text:p>3.99722978015379E-08</text:p>
          </table:table-cell>
          <table:table-cell table:formula="of:=[.H301]*1000000000" office:value-type="float" office:value="39.9722978015379" calcext:value-type="float">
            <text:p>39.97229780153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240.73238183677" calcext:value-type="float">
            <text:p>9240.73238183677</text:p>
          </table:table-cell>
          <table:table-cell/>
          <table:table-cell table:formula="of:=2*PI()*[.A302]*[.$M$3]" office:value-type="float" office:value="1.7998982518032" calcext:value-type="float">
            <text:p>1.7998982518032</text:p>
          </table:table-cell>
          <table:table-cell table:formula="of:=([.C302]+[.$M$6])/(2*PI()*[.A302])" office:value-type="float" office:value="0.0000361669587381859" calcext:value-type="float">
            <text:p>3.61669587381859E-05</text:p>
          </table:table-cell>
          <table:table-cell table:formula="of:=[.D302]*1000000" office:value-type="float" office:value="36.1669587381859" calcext:value-type="float">
            <text:p>36.1669587381859</text:p>
          </table:table-cell>
          <table:table-cell/>
          <table:table-cell table:formula="of:=1/(2*PI()*[.A302]*[.$M$5])" office:value-type="float" office:value="430.579894848822" calcext:value-type="float">
            <text:p>430.579894848822</text:p>
          </table:table-cell>
          <table:table-cell table:formula="of:=1/(2*PI()*[.A302]*([.G302]+[.$M$6]))" office:value-type="float" office:value="0.0000000399721500117702" calcext:value-type="float">
            <text:p>3.99721500117702E-08</text:p>
          </table:table-cell>
          <table:table-cell table:formula="of:=[.H302]*1000000000" office:value-type="float" office:value="39.9721500117702" calcext:value-type="float">
            <text:p>39.972150011770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289.90148928713" calcext:value-type="float">
            <text:p>9289.90148928713</text:p>
          </table:table-cell>
          <table:table-cell/>
          <table:table-cell table:formula="of:=2*PI()*[.A303]*[.$M$3]" office:value-type="float" office:value="1.80947534882167" calcext:value-type="float">
            <text:p>1.80947534882167</text:p>
          </table:table-cell>
          <table:table-cell table:formula="of:=([.C303]+[.$M$6])/(2*PI()*[.A303])" office:value-type="float" office:value="0.0000361396113277012" calcext:value-type="float">
            <text:p>3.61396113277012E-05</text:p>
          </table:table-cell>
          <table:table-cell table:formula="of:=[.D303]*1000000" office:value-type="float" office:value="36.1396113277012" calcext:value-type="float">
            <text:p>36.1396113277012</text:p>
          </table:table-cell>
          <table:table-cell/>
          <table:table-cell table:formula="of:=1/(2*PI()*[.A303]*[.$M$5])" office:value-type="float" office:value="428.300943975102" calcext:value-type="float">
            <text:p>428.300943975102</text:p>
          </table:table-cell>
          <table:table-cell table:formula="of:=1/(2*PI()*[.A303]*([.G303]+[.$M$6]))" office:value-type="float" office:value="0.0000000399720019282069" calcext:value-type="float">
            <text:p>3.99720019282069E-08</text:p>
          </table:table-cell>
          <table:table-cell table:formula="of:=[.H303]*1000000000" office:value-type="float" office:value="39.9720019282069" calcext:value-type="float">
            <text:p>39.97200192820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339.16838093547" calcext:value-type="float">
            <text:p>9339.16838093547</text:p>
          </table:table-cell>
          <table:table-cell/>
          <table:table-cell table:formula="of:=2*PI()*[.A304]*[.$M$3]" office:value-type="float" office:value="1.81907149212347" calcext:value-type="float">
            <text:p>1.81907149212347</text:p>
          </table:table-cell>
          <table:table-cell table:formula="of:=([.C304]+[.$M$6])/(2*PI()*[.A304])" office:value-type="float" office:value="0.0000361124983488932" calcext:value-type="float">
            <text:p>3.61124983488932E-05</text:p>
          </table:table-cell>
          <table:table-cell table:formula="of:=[.D304]*1000000" office:value-type="float" office:value="36.1124983488932" calcext:value-type="float">
            <text:p>36.1124983488932</text:p>
          </table:table-cell>
          <table:table-cell/>
          <table:table-cell table:formula="of:=1/(2*PI()*[.A304]*[.$M$5])" office:value-type="float" office:value="426.041529074437" calcext:value-type="float">
            <text:p>426.041529074437</text:p>
          </table:table-cell>
          <table:table-cell table:formula="of:=1/(2*PI()*[.A304]*([.G304]+[.$M$6]))" office:value-type="float" office:value="0.0000000399718535512455" calcext:value-type="float">
            <text:p>3.99718535512455E-08</text:p>
          </table:table-cell>
          <table:table-cell table:formula="of:=[.H304]*1000000000" office:value-type="float" office:value="39.9718535512455" calcext:value-type="float">
            <text:p>39.97185355124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388.53292756539" calcext:value-type="float">
            <text:p>9388.53292756539</text:p>
          </table:table-cell>
          <table:table-cell/>
          <table:table-cell table:formula="of:=2*PI()*[.A305]*[.$M$3]" office:value-type="float" office:value="1.82868665653997" calcext:value-type="float">
            <text:p>1.82868665653997</text:p>
          </table:table-cell>
          <table:table-cell table:formula="of:=([.C305]+[.$M$6])/(2*PI()*[.A305])" office:value-type="float" office:value="0.0000360856170283412" calcext:value-type="float">
            <text:p>3.60856170283412E-05</text:p>
          </table:table-cell>
          <table:table-cell table:formula="of:=[.D305]*1000000" office:value-type="float" office:value="36.0856170283412" calcext:value-type="float">
            <text:p>36.0856170283412</text:p>
          </table:table-cell>
          <table:table-cell/>
          <table:table-cell table:formula="of:=1/(2*PI()*[.A305]*[.$M$5])" office:value-type="float" office:value="423.801419028434" calcext:value-type="float">
            <text:p>423.801419028434</text:p>
          </table:table-cell>
          <table:table-cell table:formula="of:=1/(2*PI()*[.A305]*([.G305]+[.$M$6]))" office:value-type="float" office:value="0.0000000399717048812817" calcext:value-type="float">
            <text:p>3.99717048812817E-08</text:p>
          </table:table-cell>
          <table:table-cell table:formula="of:=[.H305]*1000000000" office:value-type="float" office:value="39.9717048812817" calcext:value-type="float">
            <text:p>39.97170488128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437.99500055612" calcext:value-type="float">
            <text:p>9437.99500055612</text:p>
          </table:table-cell>
          <table:table-cell/>
          <table:table-cell table:formula="of:=2*PI()*[.A306]*[.$M$3]" office:value-type="float" office:value="1.83832081701859" calcext:value-type="float">
            <text:p>1.83832081701859</text:p>
          </table:table-cell>
          <table:table-cell table:formula="of:=([.C306]+[.$M$6])/(2*PI()*[.A306])" office:value-type="float" office:value="0.0000360589646344118" calcext:value-type="float">
            <text:p>3.60589646344118E-05</text:p>
          </table:table-cell>
          <table:table-cell table:formula="of:=[.D306]*1000000" office:value-type="float" office:value="36.0589646344118" calcext:value-type="float">
            <text:p>36.0589646344118</text:p>
          </table:table-cell>
          <table:table-cell/>
          <table:table-cell table:formula="of:=1/(2*PI()*[.A306]*[.$M$5])" office:value-type="float" office:value="421.580386200982" calcext:value-type="float">
            <text:p>421.580386200982</text:p>
          </table:table-cell>
          <table:table-cell table:formula="of:=1/(2*PI()*[.A306]*([.G306]+[.$M$6]))" office:value-type="float" office:value="0.0000000399715559187094" calcext:value-type="float">
            <text:p>3.99715559187094E-08</text:p>
          </table:table-cell>
          <table:table-cell table:formula="of:=[.H306]*1000000000" office:value-type="float" office:value="39.9715559187094" calcext:value-type="float">
            <text:p>39.971555918709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487.55447187791" calcext:value-type="float">
            <text:p>9487.55447187791</text:p>
          </table:table-cell>
          <table:table-cell/>
          <table:table-cell table:formula="of:=2*PI()*[.A307]*[.$M$3]" office:value-type="float" office:value="1.84797394862185" calcext:value-type="float">
            <text:p>1.84797394862185</text:p>
          </table:table-cell>
          <table:table-cell table:formula="of:=([.C307]+[.$M$6])/(2*PI()*[.A307])" office:value-type="float" office:value="0.0000360325384764951" calcext:value-type="float">
            <text:p>3.60325384764951E-05</text:p>
          </table:table-cell>
          <table:table-cell table:formula="of:=[.D307]*1000000" office:value-type="float" office:value="36.0325384764951" calcext:value-type="float">
            <text:p>36.0325384764951</text:p>
          </table:table-cell>
          <table:table-cell/>
          <table:table-cell table:formula="of:=1/(2*PI()*[.A307]*[.$M$5])" office:value-type="float" office:value="419.378206374591" calcext:value-type="float">
            <text:p>419.378206374591</text:p>
          </table:table-cell>
          <table:table-cell table:formula="of:=1/(2*PI()*[.A307]*([.G307]+[.$M$6]))" office:value-type="float" office:value="0.0000000399714066639208" calcext:value-type="float">
            <text:p>3.99714066639208E-08</text:p>
          </table:table-cell>
          <table:table-cell table:formula="of:=[.H307]*1000000000" office:value-type="float" office:value="39.9714066639208" calcext:value-type="float">
            <text:p>39.971406663920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537.2112140873" calcext:value-type="float">
            <text:p>9537.2112140873</text:p>
          </table:table-cell>
          <table:table-cell/>
          <table:table-cell table:formula="of:=2*PI()*[.A308]*[.$M$3]" office:value-type="float" office:value="1.85764602652647" calcext:value-type="float">
            <text:p>1.85764602652647</text:p>
          </table:table-cell>
          <table:table-cell table:formula="of:=([.C308]+[.$M$6])/(2*PI()*[.A308])" office:value-type="float" office:value="0.0000360063359042571" calcext:value-type="float">
            <text:p>3.60063359042571E-05</text:p>
          </table:table-cell>
          <table:table-cell table:formula="of:=[.D308]*1000000" office:value-type="float" office:value="36.0063359042571" calcext:value-type="float">
            <text:p>36.0063359042571</text:p>
          </table:table-cell>
          <table:table-cell/>
          <table:table-cell table:formula="of:=1/(2*PI()*[.A308]*[.$M$5])" office:value-type="float" office:value="417.194658688091" calcext:value-type="float">
            <text:p>417.194658688091</text:p>
          </table:table-cell>
          <table:table-cell table:formula="of:=1/(2*PI()*[.A308]*([.G308]+[.$M$6]))" office:value-type="float" office:value="0.0000000399712571173061" calcext:value-type="float">
            <text:p>3.99712571173061E-08</text:p>
          </table:table-cell>
          <table:table-cell table:formula="of:=[.H308]*1000000000" office:value-type="float" office:value="39.9712571173061" calcext:value-type="float">
            <text:p>39.97125711730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586.96510032262" calcext:value-type="float">
            <text:p>9586.96510032262</text:p>
          </table:table-cell>
          <table:table-cell/>
          <table:table-cell table:formula="of:=2*PI()*[.A309]*[.$M$3]" office:value-type="float" office:value="1.86733702602251" calcext:value-type="float">
            <text:p>1.86733702602251</text:p>
          </table:table-cell>
          <table:table-cell table:formula="of:=([.C309]+[.$M$6])/(2*PI()*[.A309])" office:value-type="float" office:value="0.000035980354306908" calcext:value-type="float">
            <text:p>3.5980354306908E-05</text:p>
          </table:table-cell>
          <table:table-cell table:formula="of:=[.D309]*1000000" office:value-type="float" office:value="35.980354306908" calcext:value-type="float">
            <text:p>35.980354306908</text:p>
          </table:table-cell>
          <table:table-cell/>
          <table:table-cell table:formula="of:=1/(2*PI()*[.A309]*[.$M$5])" office:value-type="float" office:value="415.029525575668" calcext:value-type="float">
            <text:p>415.029525575668</text:p>
          </table:table-cell>
          <table:table-cell table:formula="of:=1/(2*PI()*[.A309]*([.G309]+[.$M$6]))" office:value-type="float" office:value="0.0000000399711072792541" calcext:value-type="float">
            <text:p>3.99711072792541E-08</text:p>
          </table:table-cell>
          <table:table-cell table:formula="of:=[.H309]*1000000000" office:value-type="float" office:value="39.9711072792541" calcext:value-type="float">
            <text:p>39.971107279254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636.81600429937" calcext:value-type="float">
            <text:p>9636.81600429937</text:p>
          </table:table-cell>
          <table:table-cell/>
          <table:table-cell table:formula="of:=2*PI()*[.A310]*[.$M$3]" office:value-type="float" office:value="1.87704692251241" calcext:value-type="float">
            <text:p>1.87704692251241</text:p>
          </table:table-cell>
          <table:table-cell table:formula="of:=([.C310]+[.$M$6])/(2*PI()*[.A310])" office:value-type="float" office:value="0.0000359545911124864" calcext:value-type="float">
            <text:p>3.59545911124864E-05</text:p>
          </table:table-cell>
          <table:table-cell table:formula="of:=[.D310]*1000000" office:value-type="float" office:value="35.9545911124864" calcext:value-type="float">
            <text:p>35.9545911124864</text:p>
          </table:table-cell>
          <table:table-cell/>
          <table:table-cell table:formula="of:=1/(2*PI()*[.A310]*[.$M$5])" office:value-type="float" office:value="412.882592707202" calcext:value-type="float">
            <text:p>412.882592707202</text:p>
          </table:table-cell>
          <table:table-cell table:formula="of:=1/(2*PI()*[.A310]*([.G310]+[.$M$6]))" office:value-type="float" office:value="0.0000000399709571501515" calcext:value-type="float">
            <text:p>3.99709571501515E-08</text:p>
          </table:table-cell>
          <table:table-cell table:formula="of:=[.H310]*1000000000" office:value-type="float" office:value="39.9709571501515" calcext:value-type="float">
            <text:p>39.970957150151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686.7638003058" calcext:value-type="float">
            <text:p>9686.7638003058</text:p>
          </table:table-cell>
          <table:table-cell/>
          <table:table-cell table:formula="of:=2*PI()*[.A311]*[.$M$3]" office:value-type="float" office:value="1.88677569151022" calcext:value-type="float">
            <text:p>1.88677569151022</text:p>
          </table:table-cell>
          <table:table-cell table:formula="of:=([.C311]+[.$M$6])/(2*PI()*[.A311])" office:value-type="float" office:value="0.0000359290437871584" calcext:value-type="float">
            <text:p>3.59290437871584E-05</text:p>
          </table:table-cell>
          <table:table-cell table:formula="of:=[.D311]*1000000" office:value-type="float" office:value="35.9290437871584" calcext:value-type="float">
            <text:p>35.9290437871584</text:p>
          </table:table-cell>
          <table:table-cell/>
          <table:table-cell table:formula="of:=1/(2*PI()*[.A311]*[.$M$5])" office:value-type="float" office:value="410.75364892987" calcext:value-type="float">
            <text:p>410.75364892987</text:p>
          </table:table-cell>
          <table:table-cell table:formula="of:=1/(2*PI()*[.A311]*([.G311]+[.$M$6]))" office:value-type="float" office:value="0.0000000399708067303836" calcext:value-type="float">
            <text:p>3.99708067303836E-08</text:p>
          </table:table-cell>
          <table:table-cell table:formula="of:=[.H311]*1000000000" office:value-type="float" office:value="39.9708067303836" calcext:value-type="float">
            <text:p>39.97080673038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736.80836319844" calcext:value-type="float">
            <text:p>9736.80836319844</text:p>
          </table:table-cell>
          <table:table-cell/>
          <table:table-cell table:formula="of:=2*PI()*[.A312]*[.$M$3]" office:value-type="float" office:value="1.89652330864062" calcext:value-type="float">
            <text:p>1.89652330864062</text:p>
          </table:table-cell>
          <table:table-cell table:formula="of:=([.C312]+[.$M$6])/(2*PI()*[.A312])" office:value-type="float" office:value="0.0000359037098345319" calcext:value-type="float">
            <text:p>3.59037098345319E-05</text:p>
          </table:table-cell>
          <table:table-cell table:formula="of:=[.D312]*1000000" office:value-type="float" office:value="35.9037098345319" calcext:value-type="float">
            <text:p>35.9037098345319</text:p>
          </table:table-cell>
          <table:table-cell/>
          <table:table-cell table:formula="of:=1/(2*PI()*[.A312]*[.$M$5])" office:value-type="float" office:value="408.642486210992" calcext:value-type="float">
            <text:p>408.642486210992</text:p>
          </table:table-cell>
          <table:table-cell table:formula="of:=1/(2*PI()*[.A312]*([.G312]+[.$M$6]))" office:value-type="float" office:value="0.0000000399706560203338" calcext:value-type="float">
            <text:p>3.99706560203338E-08</text:p>
          </table:table-cell>
          <table:table-cell table:formula="of:=[.H312]*1000000000" office:value-type="float" office:value="39.9706560203338" calcext:value-type="float">
            <text:p>39.97065602033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786.94956839769" calcext:value-type="float">
            <text:p>9786.94956839769</text:p>
          </table:table-cell>
          <table:table-cell/>
          <table:table-cell table:formula="of:=2*PI()*[.A313]*[.$M$3]" office:value-type="float" office:value="1.90628974963818" calcext:value-type="float">
            <text:p>1.90628974963818</text:p>
          </table:table-cell>
          <table:table-cell table:formula="of:=([.C313]+[.$M$6])/(2*PI()*[.A313])" office:value-type="float" office:value="0.0000358785867949849" calcext:value-type="float">
            <text:p>3.58785867949849E-05</text:p>
          </table:table-cell>
          <table:table-cell table:formula="of:=[.D313]*1000000" office:value-type="float" office:value="35.878586794985" calcext:value-type="float">
            <text:p>35.878586794985</text:p>
          </table:table-cell>
          <table:table-cell/>
          <table:table-cell table:formula="of:=1/(2*PI()*[.A313]*[.$M$5])" office:value-type="float" office:value="406.548899582079" calcext:value-type="float">
            <text:p>406.548899582079</text:p>
          </table:table-cell>
          <table:table-cell table:formula="of:=1/(2*PI()*[.A313]*([.G313]+[.$M$6]))" office:value-type="float" office:value="0.0000000399705050203839" calcext:value-type="float">
            <text:p>3.99705050203839E-08</text:p>
          </table:table-cell>
          <table:table-cell table:formula="of:=[.H313]*1000000000" office:value-type="float" office:value="39.9705050203839" calcext:value-type="float">
            <text:p>39.97050502038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837.18729188354" calcext:value-type="float">
            <text:p>9837.18729188354</text:p>
          </table:table-cell>
          <table:table-cell/>
          <table:table-cell table:formula="of:=2*PI()*[.A314]*[.$M$3]" office:value-type="float" office:value="1.91607499034643" calcext:value-type="float">
            <text:p>1.91607499034643</text:p>
          </table:table-cell>
          <table:table-cell table:formula="of:=([.C314]+[.$M$6])/(2*PI()*[.A314])" office:value-type="float" office:value="0.0000358536722450088" calcext:value-type="float">
            <text:p>3.58536722450088E-05</text:p>
          </table:table-cell>
          <table:table-cell table:formula="of:=[.D314]*1000000" office:value-type="float" office:value="35.8536722450088" calcext:value-type="float">
            <text:p>35.8536722450088</text:p>
          </table:table-cell>
          <table:table-cell/>
          <table:table-cell table:formula="of:=1/(2*PI()*[.A314]*[.$M$5])" office:value-type="float" office:value="404.472687084068" calcext:value-type="float">
            <text:p>404.472687084068</text:p>
          </table:table-cell>
          <table:table-cell table:formula="of:=1/(2*PI()*[.A314]*([.G314]+[.$M$6]))" office:value-type="float" office:value="0.0000000399703537309139" calcext:value-type="float">
            <text:p>3.99703537309139E-08</text:p>
          </table:table-cell>
          <table:table-cell table:formula="of:=[.H314]*1000000000" office:value-type="float" office:value="39.9703537309139" calcext:value-type="float">
            <text:p>39.97035373091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887.5214101912" calcext:value-type="float">
            <text:p>9887.5214101912</text:p>
          </table:table-cell>
          <table:table-cell/>
          <table:table-cell table:formula="of:=2*PI()*[.A315]*[.$M$3]" office:value-type="float" office:value="1.92587900671705" calcext:value-type="float">
            <text:p>1.92587900671705</text:p>
          </table:table-cell>
          <table:table-cell table:formula="of:=([.C315]+[.$M$6])/(2*PI()*[.A315])" office:value-type="float" office:value="0.0000358289637965644" calcext:value-type="float">
            <text:p>3.58289637965644E-05</text:p>
          </table:table-cell>
          <table:table-cell table:formula="of:=[.D315]*1000000" office:value-type="float" office:value="35.8289637965644" calcext:value-type="float">
            <text:p>35.8289637965644</text:p>
          </table:table-cell>
          <table:table-cell/>
          <table:table-cell table:formula="of:=1/(2*PI()*[.A315]*[.$M$5])" office:value-type="float" office:value="402.413649713699" calcext:value-type="float">
            <text:p>402.413649713699</text:p>
          </table:table-cell>
          <table:table-cell table:formula="of:=1/(2*PI()*[.A315]*([.G315]+[.$M$6]))" office:value-type="float" office:value="0.0000000399702021523022" calcext:value-type="float">
            <text:p>3.99702021523022E-08</text:p>
          </table:table-cell>
          <table:table-cell table:formula="of:=[.H315]*1000000000" office:value-type="float" office:value="39.9702021523022" calcext:value-type="float">
            <text:p>39.97020215230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937.95180040692" calcext:value-type="float">
            <text:p>9937.95180040692</text:p>
          </table:table-cell>
          <table:table-cell/>
          <table:table-cell table:formula="of:=2*PI()*[.A316]*[.$M$3]" office:value-type="float" office:value="1.93570177480905" calcext:value-type="float">
            <text:p>1.93570177480905</text:p>
          </table:table-cell>
          <table:table-cell table:formula="of:=([.C316]+[.$M$6])/(2*PI()*[.A316])" office:value-type="float" office:value="0.0000358044590964522" calcext:value-type="float">
            <text:p>3.58044590964522E-05</text:p>
          </table:table-cell>
          <table:table-cell table:formula="of:=[.D316]*1000000" office:value-type="float" office:value="35.8044590964522" calcext:value-type="float">
            <text:p>35.8044590964522</text:p>
          </table:table-cell>
          <table:table-cell/>
          <table:table-cell table:formula="of:=1/(2*PI()*[.A316]*[.$M$5])" office:value-type="float" office:value="400.371591371017" calcext:value-type="float">
            <text:p>400.371591371017</text:p>
          </table:table-cell>
          <table:table-cell table:formula="of:=1/(2*PI()*[.A316]*([.G316]+[.$M$6]))" office:value-type="float" office:value="0.0000000399700502849255" calcext:value-type="float">
            <text:p>3.99700502849255E-08</text:p>
          </table:table-cell>
          <table:table-cell table:formula="of:=[.H316]*1000000000" office:value-type="float" office:value="39.9700502849255" calcext:value-type="float">
            <text:p>39.97005028492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9988.47834016373" calcext:value-type="float">
            <text:p>9988.47834016373</text:p>
          </table:table-cell>
          <table:table-cell/>
          <table:table-cell table:formula="of:=2*PI()*[.A317]*[.$M$3]" office:value-type="float" office:value="1.94554327078795" calcext:value-type="float">
            <text:p>1.94554327078795</text:p>
          </table:table-cell>
          <table:table-cell table:formula="of:=([.C317]+[.$M$6])/(2*PI()*[.A317])" office:value-type="float" office:value="0.0000357801558256957" calcext:value-type="float">
            <text:p>3.57801558256957E-05</text:p>
          </table:table-cell>
          <table:table-cell table:formula="of:=[.D317]*1000000" office:value-type="float" office:value="35.7801558256957" calcext:value-type="float">
            <text:p>35.7801558256957</text:p>
          </table:table-cell>
          <table:table-cell/>
          <table:table-cell table:formula="of:=1/(2*PI()*[.A317]*[.$M$5])" office:value-type="float" office:value="398.346318807972" calcext:value-type="float">
            <text:p>398.346318807972</text:p>
          </table:table-cell>
          <table:table-cell table:formula="of:=1/(2*PI()*[.A317]*([.G317]+[.$M$6]))" office:value-type="float" office:value="0.000000039969898129159" calcext:value-type="float">
            <text:p>3.9969898129159E-08</text:p>
          </table:table-cell>
          <table:table-cell table:formula="of:=[.H317]*1000000000" office:value-type="float" office:value="39.969898129159" calcext:value-type="float">
            <text:p>39.96989812915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039.1009076373" calcext:value-type="float">
            <text:p>10039.1009076373</text:p>
          </table:table-cell>
          <table:table-cell/>
          <table:table-cell table:formula="of:=2*PI()*[.A318]*[.$M$3]" office:value-type="float" office:value="1.95540347092497" calcext:value-type="float">
            <text:p>1.95540347092497</text:p>
          </table:table-cell>
          <table:table-cell table:formula="of:=([.C318]+[.$M$6])/(2*PI()*[.A318])" office:value-type="float" office:value="0.000035756051698937" calcext:value-type="float">
            <text:p>3.5756051698937E-05</text:p>
          </table:table-cell>
          <table:table-cell table:formula="of:=[.D318]*1000000" office:value-type="float" office:value="35.756051698937" calcext:value-type="float">
            <text:p>35.756051698937</text:p>
          </table:table-cell>
          <table:table-cell/>
          <table:table-cell table:formula="of:=1/(2*PI()*[.A318]*[.$M$5])" office:value-type="float" office:value="396.337641578084" calcext:value-type="float">
            <text:p>396.337641578084</text:p>
          </table:table-cell>
          <table:table-cell table:formula="of:=1/(2*PI()*[.A318]*([.G318]+[.$M$6]))" office:value-type="float" office:value="0.0000000399697456853761" calcext:value-type="float">
            <text:p>3.99697456853761E-08</text:p>
          </table:table-cell>
          <table:table-cell table:formula="of:=[.H318]*1000000000" office:value-type="float" office:value="39.9697456853761" calcext:value-type="float">
            <text:p>39.96974568537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089.819381542" calcext:value-type="float">
            <text:p>10089.819381542</text:p>
          </table:table-cell>
          <table:table-cell/>
          <table:table-cell table:formula="of:=2*PI()*[.A319]*[.$M$3]" office:value-type="float" office:value="1.96528235159621" calcext:value-type="float">
            <text:p>1.96528235159621</text:p>
          </table:table-cell>
          <table:table-cell table:formula="of:=([.C319]+[.$M$6])/(2*PI()*[.A319])" office:value-type="float" office:value="0.0000357321444638459" calcext:value-type="float">
            <text:p>3.57321444638459E-05</text:p>
          </table:table-cell>
          <table:table-cell table:formula="of:=[.D319]*1000000" office:value-type="float" office:value="35.7321444638459" calcext:value-type="float">
            <text:p>35.7321444638459</text:p>
          </table:table-cell>
          <table:table-cell/>
          <table:table-cell table:formula="of:=1/(2*PI()*[.A319]*[.$M$5])" office:value-type="float" office:value="394.345371987156" calcext:value-type="float">
            <text:p>394.345371987156</text:p>
          </table:table-cell>
          <table:table-cell table:formula="of:=1/(2*PI()*[.A319]*([.G319]+[.$M$6]))" office:value-type="float" office:value="0.0000000399695929539486" calcext:value-type="float">
            <text:p>3.99695929539486E-08</text:p>
          </table:table-cell>
          <table:table-cell table:formula="of:=[.H319]*1000000000" office:value-type="float" office:value="39.9695929539486" calcext:value-type="float">
            <text:p>39.969592953948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140.6336411263" calcext:value-type="float">
            <text:p>10140.6336411263</text:p>
          </table:table-cell>
          <table:table-cell/>
          <table:table-cell table:formula="of:=2*PI()*[.A320]*[.$M$3]" office:value-type="float" office:value="1.97517988928189" calcext:value-type="float">
            <text:p>1.97517988928189</text:p>
          </table:table-cell>
          <table:table-cell table:formula="of:=([.C320]+[.$M$6])/(2*PI()*[.A320])" office:value-type="float" office:value="0.00003570843190054" calcext:value-type="float">
            <text:p>3.570843190054E-05</text:p>
          </table:table-cell>
          <table:table-cell table:formula="of:=[.D320]*1000000" office:value-type="float" office:value="35.70843190054" calcext:value-type="float">
            <text:p>35.70843190054</text:p>
          </table:table-cell>
          <table:table-cell/>
          <table:table-cell table:formula="of:=1/(2*PI()*[.A320]*[.$M$5])" office:value-type="float" office:value="392.369325045003" calcext:value-type="float">
            <text:p>392.369325045003</text:p>
          </table:table-cell>
          <table:table-cell table:formula="of:=1/(2*PI()*[.A320]*([.G320]+[.$M$6]))" office:value-type="float" office:value="0.0000000399694399352467" calcext:value-type="float">
            <text:p>3.99694399352467E-08</text:p>
          </table:table-cell>
          <table:table-cell table:formula="of:=[.H320]*1000000000" office:value-type="float" office:value="39.9694399352467" calcext:value-type="float">
            <text:p>39.96943993524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191.5435661695" calcext:value-type="float">
            <text:p>10191.5435661695</text:p>
          </table:table-cell>
          <table:table-cell/>
          <table:table-cell table:formula="of:=2*PI()*[.A321]*[.$M$3]" office:value-type="float" office:value="1.98509606056555" calcext:value-type="float">
            <text:p>1.98509606056555</text:p>
          </table:table-cell>
          <table:table-cell table:formula="of:=([.C321]+[.$M$6])/(2*PI()*[.A321])" office:value-type="float" office:value="0.0000356849118210181" calcext:value-type="float">
            <text:p>3.56849118210181E-05</text:p>
          </table:table-cell>
          <table:table-cell table:formula="of:=[.D321]*1000000" office:value-type="float" office:value="35.6849118210181" calcext:value-type="float">
            <text:p>35.6849118210181</text:p>
          </table:table-cell>
          <table:table-cell/>
          <table:table-cell table:formula="of:=1/(2*PI()*[.A321]*[.$M$5])" office:value-type="float" office:value="390.409318418175" calcext:value-type="float">
            <text:p>390.409318418175</text:p>
          </table:table-cell>
          <table:table-cell table:formula="of:=1/(2*PI()*[.A321]*([.G321]+[.$M$6]))" office:value-type="float" office:value="0.0000000399692866296392" calcext:value-type="float">
            <text:p>3.99692866296392E-08</text:p>
          </table:table-cell>
          <table:table-cell table:formula="of:=[.H321]*1000000000" office:value-type="float" office:value="39.9692866296392" calcext:value-type="float">
            <text:p>39.969286629639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242.5490369772" calcext:value-type="float">
            <text:p>10242.5490369772</text:p>
          </table:table-cell>
          <table:table-cell/>
          <table:table-cell table:formula="of:=2*PI()*[.A322]*[.$M$3]" office:value-type="float" office:value="1.99503084213325" calcext:value-type="float">
            <text:p>1.99503084213325</text:p>
          </table:table-cell>
          <table:table-cell table:formula="of:=([.C322]+[.$M$6])/(2*PI()*[.A322])" office:value-type="float" office:value="0.0000356615820686038" calcext:value-type="float">
            <text:p>3.56615820686038E-05</text:p>
          </table:table-cell>
          <table:table-cell table:formula="of:=[.D322]*1000000" office:value-type="float" office:value="35.6615820686038" calcext:value-type="float">
            <text:p>35.6615820686038</text:p>
          </table:table-cell>
          <table:table-cell/>
          <table:table-cell table:formula="of:=1/(2*PI()*[.A322]*[.$M$5])" office:value-type="float" office:value="388.465172383653" calcext:value-type="float">
            <text:p>388.465172383653</text:p>
          </table:table-cell>
          <table:table-cell table:formula="of:=1/(2*PI()*[.A322]*([.G322]+[.$M$6]))" office:value-type="float" office:value="0.000000039969133037493" calcext:value-type="float">
            <text:p>3.9969133037493E-08</text:p>
          </table:table-cell>
          <table:table-cell table:formula="of:=[.H322]*1000000000" office:value-type="float" office:value="39.969133037493" calcext:value-type="float">
            <text:p>39.96913303749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293.6499343775" calcext:value-type="float">
            <text:p>10293.6499343775</text:p>
          </table:table-cell>
          <table:table-cell/>
          <table:table-cell table:formula="of:=2*PI()*[.A323]*[.$M$3]" office:value-type="float" office:value="2.00498421077286" calcext:value-type="float">
            <text:p>2.00498421077286</text:p>
          </table:table-cell>
          <table:table-cell table:formula="of:=([.C323]+[.$M$6])/(2*PI()*[.A323])" office:value-type="float" office:value="0.0000356384405174019" calcext:value-type="float">
            <text:p>3.56384405174019E-05</text:p>
          </table:table-cell>
          <table:table-cell table:formula="of:=[.D323]*1000000" office:value-type="float" office:value="35.6384405174019" calcext:value-type="float">
            <text:p>35.6384405174019</text:p>
          </table:table-cell>
          <table:table-cell/>
          <table:table-cell table:formula="of:=1/(2*PI()*[.A323]*[.$M$5])" office:value-type="float" office:value="386.536709783495" calcext:value-type="float">
            <text:p>386.536709783495</text:p>
          </table:table-cell>
          <table:table-cell table:formula="of:=1/(2*PI()*[.A323]*([.G323]+[.$M$6]))" office:value-type="float" office:value="0.0000000399689791591736" calcext:value-type="float">
            <text:p>3.99689791591736E-08</text:p>
          </table:table-cell>
          <table:table-cell table:formula="of:=[.H323]*1000000000" office:value-type="float" office:value="39.9689791591736" calcext:value-type="float">
            <text:p>39.96897915917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344.8461397172" calcext:value-type="float">
            <text:p>10344.8461397172</text:p>
          </table:table-cell>
          <table:table-cell/>
          <table:table-cell table:formula="of:=2*PI()*[.A324]*[.$M$3]" office:value-type="float" office:value="2.01495614337324" calcext:value-type="float">
            <text:p>2.01495614337324</text:p>
          </table:table-cell>
          <table:table-cell table:formula="of:=([.C324]+[.$M$6])/(2*PI()*[.A324])" office:value-type="float" office:value="0.0000356154850717648" calcext:value-type="float">
            <text:p>3.56154850717648E-05</text:p>
          </table:table-cell>
          <table:table-cell table:formula="of:=[.D324]*1000000" office:value-type="float" office:value="35.6154850717648" calcext:value-type="float">
            <text:p>35.6154850717648</text:p>
          </table:table-cell>
          <table:table-cell/>
          <table:table-cell table:formula="of:=1/(2*PI()*[.A324]*[.$M$5])" office:value-type="float" office:value="384.623755980402" calcext:value-type="float">
            <text:p>384.623755980402</text:p>
          </table:table-cell>
          <table:table-cell table:formula="of:=1/(2*PI()*[.A324]*([.G324]+[.$M$6]))" office:value-type="float" office:value="0.000000039968824995045" calcext:value-type="float">
            <text:p>3.9968824995045E-08</text:p>
          </table:table-cell>
          <table:table-cell table:formula="of:=[.H324]*1000000000" office:value-type="float" office:value="39.968824995045" calcext:value-type="float">
            <text:p>39.96882499504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396.1375348577" calcext:value-type="float">
            <text:p>10396.1375348577</text:p>
          </table:table-cell>
          <table:table-cell/>
          <table:table-cell table:formula="of:=2*PI()*[.A325]*[.$M$3]" office:value-type="float" office:value="2.02494661692353" calcext:value-type="float">
            <text:p>2.02494661692353</text:p>
          </table:table-cell>
          <table:table-cell table:formula="of:=([.C325]+[.$M$6])/(2*PI()*[.A325])" office:value-type="float" office:value="0.0000355927136657703" calcext:value-type="float">
            <text:p>3.55927136657703E-05</text:p>
          </table:table-cell>
          <table:table-cell table:formula="of:=[.D325]*1000000" office:value-type="float" office:value="35.5927136657703" calcext:value-type="float">
            <text:p>35.5927136657703</text:p>
          </table:table-cell>
          <table:table-cell/>
          <table:table-cell table:formula="of:=1/(2*PI()*[.A325]*[.$M$5])" office:value-type="float" office:value="382.726138814191" calcext:value-type="float">
            <text:p>382.726138814191</text:p>
          </table:table-cell>
          <table:table-cell table:formula="of:=1/(2*PI()*[.A325]*([.G325]+[.$M$6]))" office:value-type="float" office:value="0.0000000399686705454694" calcext:value-type="float">
            <text:p>3.99686705454694E-08</text:p>
          </table:table-cell>
          <table:table-cell table:formula="of:=[.H325]*1000000000" office:value-type="float" office:value="39.9686705454694" calcext:value-type="float">
            <text:p>39.968670545469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447.5240021716" calcext:value-type="float">
            <text:p>10447.5240021716</text:p>
          </table:table-cell>
          <table:table-cell/>
          <table:table-cell table:formula="of:=2*PI()*[.A326]*[.$M$3]" office:value-type="float" office:value="2.03495560851238" calcext:value-type="float">
            <text:p>2.03495560851238</text:p>
          </table:table-cell>
          <table:table-cell table:formula="of:=([.C326]+[.$M$6])/(2*PI()*[.A326])" office:value-type="float" office:value="0.0000355701242627099" calcext:value-type="float">
            <text:p>3.55701242627099E-05</text:p>
          </table:table-cell>
          <table:table-cell table:formula="of:=[.D326]*1000000" office:value-type="float" office:value="35.5701242627099" calcext:value-type="float">
            <text:p>35.5701242627099</text:p>
          </table:table-cell>
          <table:table-cell/>
          <table:table-cell table:formula="of:=1/(2*PI()*[.A326]*[.$M$5])" office:value-type="float" office:value="380.843688559158" calcext:value-type="float">
            <text:p>380.843688559158</text:p>
          </table:table-cell>
          <table:table-cell table:formula="of:=1/(2*PI()*[.A326]*([.G326]+[.$M$6]))" office:value-type="float" office:value="0.0000000399685158108078" calcext:value-type="float">
            <text:p>3.99685158108078E-08</text:p>
          </table:table-cell>
          <table:table-cell table:formula="of:=[.H326]*1000000000" office:value-type="float" office:value="39.9685158108078" calcext:value-type="float">
            <text:p>39.968515810807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499.0054245385" calcext:value-type="float">
            <text:p>10499.0054245385</text:p>
          </table:table-cell>
          <table:table-cell/>
          <table:table-cell table:formula="of:=2*PI()*[.A327]*[.$M$3]" office:value-type="float" office:value="2.04498309532724" calcext:value-type="float">
            <text:p>2.04498309532724</text:p>
          </table:table-cell>
          <table:table-cell table:formula="of:=([.C327]+[.$M$6])/(2*PI()*[.A327])" office:value-type="float" office:value="0.0000355477148545875" calcext:value-type="float">
            <text:p>3.55477148545875E-05</text:p>
          </table:table-cell>
          <table:table-cell table:formula="of:=[.D327]*1000000" office:value-type="float" office:value="35.5477148545875" calcext:value-type="float">
            <text:p>35.5477148545875</text:p>
          </table:table-cell>
          <table:table-cell/>
          <table:table-cell table:formula="of:=1/(2*PI()*[.A327]*[.$M$5])" office:value-type="float" office:value="378.976237882291" calcext:value-type="float">
            <text:p>378.976237882291</text:p>
          </table:table-cell>
          <table:table-cell table:formula="of:=1/(2*PI()*[.A327]*([.G327]+[.$M$6]))" office:value-type="float" office:value="0.0000000399683607914195" calcext:value-type="float">
            <text:p>3.99683607914195E-08</text:p>
          </table:table-cell>
          <table:table-cell table:formula="of:=[.H327]*1000000000" office:value-type="float" office:value="39.9683607914195" calcext:value-type="float">
            <text:p>39.968360791419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550.5816853415" calcext:value-type="float">
            <text:p>10550.5816853415</text:p>
          </table:table-cell>
          <table:table-cell/>
          <table:table-cell table:formula="of:=2*PI()*[.A328]*[.$M$3]" office:value-type="float" office:value="2.05502905465361" calcext:value-type="float">
            <text:p>2.05502905465361</text:p>
          </table:table-cell>
          <table:table-cell table:formula="of:=([.C328]+[.$M$6])/(2*PI()*[.A328])" office:value-type="float" office:value="0.000035525483461628" calcext:value-type="float">
            <text:p>3.5525483461628E-05</text:p>
          </table:table-cell>
          <table:table-cell table:formula="of:=[.D328]*1000000" office:value-type="float" office:value="35.525483461628" calcext:value-type="float">
            <text:p>35.525483461628</text:p>
          </table:table-cell>
          <table:table-cell/>
          <table:table-cell table:formula="of:=1/(2*PI()*[.A328]*[.$M$5])" office:value-type="float" office:value="377.123621802335" calcext:value-type="float">
            <text:p>377.123621802335</text:p>
          </table:table-cell>
          <table:table-cell table:formula="of:=1/(2*PI()*[.A328]*([.G328]+[.$M$6]))" office:value-type="float" office:value="0.0000000399682054876621" calcext:value-type="float">
            <text:p>3.99682054876621E-08</text:p>
          </table:table-cell>
          <table:table-cell table:formula="of:=[.H328]*1000000000" office:value-type="float" office:value="39.9682054876621" calcext:value-type="float">
            <text:p>39.96820548766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602.2526684634" calcext:value-type="float">
            <text:p>10602.2526684634</text:p>
          </table:table-cell>
          <table:table-cell/>
          <table:table-cell table:formula="of:=2*PI()*[.A329]*[.$M$3]" office:value-type="float" office:value="2.06509346387434" calcext:value-type="float">
            <text:p>2.06509346387434</text:p>
          </table:table-cell>
          <table:table-cell table:formula="of:=([.C329]+[.$M$6])/(2*PI()*[.A329])" office:value-type="float" office:value="0.0000355034281317961" calcext:value-type="float">
            <text:p>3.55034281317961E-05</text:p>
          </table:table-cell>
          <table:table-cell table:formula="of:=[.D329]*1000000" office:value-type="float" office:value="35.5034281317961" calcext:value-type="float">
            <text:p>35.5034281317961</text:p>
          </table:table-cell>
          <table:table-cell/>
          <table:table-cell table:formula="of:=1/(2*PI()*[.A329]*[.$M$5])" office:value-type="float" office:value="375.285677649676" calcext:value-type="float">
            <text:p>375.285677649676</text:p>
          </table:table-cell>
          <table:table-cell table:formula="of:=1/(2*PI()*[.A329]*([.G329]+[.$M$6]))" office:value-type="float" office:value="0.0000000399680498998921" calcext:value-type="float">
            <text:p>3.99680498998921E-08</text:p>
          </table:table-cell>
          <table:table-cell table:formula="of:=[.H329]*1000000000" office:value-type="float" office:value="39.9680498998921" calcext:value-type="float">
            <text:p>39.96804989989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654.0182582831" calcext:value-type="float">
            <text:p>10654.0182582831</text:p>
          </table:table-cell>
          <table:table-cell/>
          <table:table-cell table:formula="of:=2*PI()*[.A330]*[.$M$3]" office:value-type="float" office:value="2.07517630046889" calcext:value-type="float">
            <text:p>2.07517630046889</text:p>
          </table:table-cell>
          <table:table-cell table:formula="of:=([.C330]+[.$M$6])/(2*PI()*[.A330])" office:value-type="float" office:value="0.0000354815469403244" calcext:value-type="float">
            <text:p>3.54815469403244E-05</text:p>
          </table:table-cell>
          <table:table-cell table:formula="of:=[.D330]*1000000" office:value-type="float" office:value="35.4815469403244" calcext:value-type="float">
            <text:p>35.4815469403244</text:p>
          </table:table-cell>
          <table:table-cell/>
          <table:table-cell table:formula="of:=1/(2*PI()*[.A330]*[.$M$5])" office:value-type="float" office:value="373.46224502703" calcext:value-type="float">
            <text:p>373.46224502703</text:p>
          </table:table-cell>
          <table:table-cell table:formula="of:=1/(2*PI()*[.A330]*([.G330]+[.$M$6]))" office:value-type="float" office:value="0.0000000399678940284642" calcext:value-type="float">
            <text:p>3.99678940284642E-08</text:p>
          </table:table-cell>
          <table:table-cell table:formula="of:=[.H330]*1000000000" office:value-type="float" office:value="39.9678940284642" calcext:value-type="float">
            <text:p>39.96789402846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705.878339672" calcext:value-type="float">
            <text:p>10705.878339672</text:p>
          </table:table-cell>
          <table:table-cell/>
          <table:table-cell table:formula="of:=2*PI()*[.A331]*[.$M$3]" office:value-type="float" office:value="2.08527754201265" calcext:value-type="float">
            <text:p>2.08527754201265</text:p>
          </table:table-cell>
          <table:table-cell table:formula="of:=([.C331]+[.$M$6])/(2*PI()*[.A331])" office:value-type="float" office:value="0.000035459837989251" calcext:value-type="float">
            <text:p>3.5459837989251E-05</text:p>
          </table:table-cell>
          <table:table-cell table:formula="of:=[.D331]*1000000" office:value-type="float" office:value="35.459837989251" calcext:value-type="float">
            <text:p>35.459837989251</text:p>
          </table:table-cell>
          <table:table-cell/>
          <table:table-cell table:formula="of:=1/(2*PI()*[.A331]*[.$M$5])" office:value-type="float" office:value="371.653165770917" calcext:value-type="float">
            <text:p>371.653165770917</text:p>
          </table:table-cell>
          <table:table-cell table:formula="of:=1/(2*PI()*[.A331]*([.G331]+[.$M$6]))" office:value-type="float" office:value="0.0000000399677378737317" calcext:value-type="float">
            <text:p>3.99677378737317E-08</text:p>
          </table:table-cell>
          <table:table-cell table:formula="of:=[.H331]*1000000000" office:value-type="float" office:value="39.9677378737317" calcext:value-type="float">
            <text:p>39.967737873731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757.8327979902" calcext:value-type="float">
            <text:p>10757.8327979902</text:p>
          </table:table-cell>
          <table:table-cell/>
          <table:table-cell table:formula="of:=2*PI()*[.A332]*[.$M$3]" office:value-type="float" office:value="2.09539716617623" calcext:value-type="float">
            <text:p>2.09539716617623</text:p>
          </table:table-cell>
          <table:table-cell table:formula="of:=([.C332]+[.$M$6])/(2*PI()*[.A332])" office:value-type="float" office:value="0.0000354382994069669" calcext:value-type="float">
            <text:p>3.54382994069669E-05</text:p>
          </table:table-cell>
          <table:table-cell table:formula="of:=[.D332]*1000000" office:value-type="float" office:value="35.4382994069669" calcext:value-type="float">
            <text:p>35.4382994069669</text:p>
          </table:table-cell>
          <table:table-cell/>
          <table:table-cell table:formula="of:=1/(2*PI()*[.A332]*[.$M$5])" office:value-type="float" office:value="369.858283913904" calcext:value-type="float">
            <text:p>369.858283913904</text:p>
          </table:table-cell>
          <table:table-cell table:formula="of:=1/(2*PI()*[.A332]*([.G332]+[.$M$6]))" office:value-type="float" office:value="0.0000000399675814360465" calcext:value-type="float">
            <text:p>3.99675814360465E-08</text:p>
          </table:table-cell>
          <table:table-cell table:formula="of:=[.H332]*1000000000" office:value-type="float" office:value="39.9675814360465" calcext:value-type="float">
            <text:p>39.96758143604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809.8815190834" calcext:value-type="float">
            <text:p>10809.8815190834</text:p>
          </table:table-cell>
          <table:table-cell/>
          <table:table-cell table:formula="of:=2*PI()*[.A333]*[.$M$3]" office:value-type="float" office:value="2.10553515072477" calcext:value-type="float">
            <text:p>2.10553515072477</text:p>
          </table:table-cell>
          <table:table-cell table:formula="of:=([.C333]+[.$M$6])/(2*PI()*[.A333])" office:value-type="float" office:value="0.0000354169293477712" calcext:value-type="float">
            <text:p>3.54169293477712E-05</text:p>
          </table:table-cell>
          <table:table-cell table:formula="of:=[.D333]*1000000" office:value-type="float" office:value="35.4169293477712" calcext:value-type="float">
            <text:p>35.4169293477712</text:p>
          </table:table-cell>
          <table:table-cell/>
          <table:table-cell table:formula="of:=1/(2*PI()*[.A333]*[.$M$5])" office:value-type="float" office:value="368.077445647596" calcext:value-type="float">
            <text:p>368.077445647596</text:p>
          </table:table-cell>
          <table:table-cell table:formula="of:=1/(2*PI()*[.A333]*([.G333]+[.$M$6]))" office:value-type="float" office:value="0.0000000399674247157588" calcext:value-type="float">
            <text:p>3.99674247157588E-08</text:p>
          </table:table-cell>
          <table:table-cell table:formula="of:=[.H333]*1000000000" office:value-type="float" office:value="39.9674247157588" calcext:value-type="float">
            <text:p>39.967424715758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862.0243892789" calcext:value-type="float">
            <text:p>10862.0243892789</text:p>
          </table:table-cell>
          <table:table-cell/>
          <table:table-cell table:formula="of:=2*PI()*[.A334]*[.$M$3]" office:value-type="float" office:value="2.11569147351725" calcext:value-type="float">
            <text:p>2.11569147351725</text:p>
          </table:table-cell>
          <table:table-cell table:formula="of:=([.C334]+[.$M$6])/(2*PI()*[.A334])" office:value-type="float" office:value="0.0000353957259914363" calcext:value-type="float">
            <text:p>3.53957259914363E-05</text:p>
          </table:table-cell>
          <table:table-cell table:formula="of:=[.D334]*1000000" office:value-type="float" office:value="35.3957259914363" calcext:value-type="float">
            <text:p>35.3957259914363</text:p>
          </table:table-cell>
          <table:table-cell/>
          <table:table-cell table:formula="of:=1/(2*PI()*[.A334]*[.$M$5])" office:value-type="float" office:value="366.310499286361" calcext:value-type="float">
            <text:p>366.310499286361</text:p>
          </table:table-cell>
          <table:table-cell table:formula="of:=1/(2*PI()*[.A334]*([.G334]+[.$M$6]))" office:value-type="float" office:value="0.0000000399672677132178" calcext:value-type="float">
            <text:p>3.99672677132178E-08</text:p>
          </table:table-cell>
          <table:table-cell table:formula="of:=[.H334]*1000000000" office:value-type="float" office:value="39.9672677132178" calcext:value-type="float">
            <text:p>39.967267713217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914.2612953824" calcext:value-type="float">
            <text:p>10914.2612953824</text:p>
          </table:table-cell>
          <table:table-cell/>
          <table:table-cell table:formula="of:=2*PI()*[.A335]*[.$M$3]" office:value-type="float" office:value="2.12586611250583" calcext:value-type="float">
            <text:p>2.12586611250583</text:p>
          </table:table-cell>
          <table:table-cell table:formula="of:=([.C335]+[.$M$6])/(2*PI()*[.A335])" office:value-type="float" office:value="0.0000353746875427812" calcext:value-type="float">
            <text:p>3.53746875427812E-05</text:p>
          </table:table-cell>
          <table:table-cell table:formula="of:=[.D335]*1000000" office:value-type="float" office:value="35.3746875427812" calcext:value-type="float">
            <text:p>35.3746875427812</text:p>
          </table:table-cell>
          <table:table-cell/>
          <table:table-cell table:formula="of:=1/(2*PI()*[.A335]*[.$M$5])" office:value-type="float" office:value="364.557295231769" calcext:value-type="float">
            <text:p>364.557295231769</text:p>
          </table:table-cell>
          <table:table-cell table:formula="of:=1/(2*PI()*[.A335]*([.G335]+[.$M$6]))" office:value-type="float" office:value="0.0000000399671104287708" calcext:value-type="float">
            <text:p>3.99671104287708E-08</text:p>
          </table:table-cell>
          <table:table-cell table:formula="of:=[.H335]*1000000000" office:value-type="float" office:value="39.9671104287709" calcext:value-type="float">
            <text:p>39.96711042877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0966.5921246745" calcext:value-type="float">
            <text:p>10966.5921246745</text:p>
          </table:table-cell>
          <table:table-cell/>
          <table:table-cell table:formula="of:=2*PI()*[.A336]*[.$M$3]" office:value-type="float" office:value="2.13605904573516" calcext:value-type="float">
            <text:p>2.13605904573516</text:p>
          </table:table-cell>
          <table:table-cell table:formula="of:=([.C336]+[.$M$6])/(2*PI()*[.A336])" office:value-type="float" office:value="0.0000353538122312528" calcext:value-type="float">
            <text:p>3.53538122312528E-05</text:p>
          </table:table-cell>
          <table:table-cell table:formula="of:=[.D336]*1000000" office:value-type="float" office:value="35.3538122312528" calcext:value-type="float">
            <text:p>35.3538122312528</text:p>
          </table:table-cell>
          <table:table-cell/>
          <table:table-cell table:formula="of:=1/(2*PI()*[.A336]*[.$M$5])" office:value-type="float" office:value="362.817685937736" calcext:value-type="float">
            <text:p>362.817685937736</text:p>
          </table:table-cell>
          <table:table-cell table:formula="of:=1/(2*PI()*[.A336]*([.G336]+[.$M$6]))" office:value-type="float" office:value="0.000000039966952862764" calcext:value-type="float">
            <text:p>3.9966952862764E-08</text:p>
          </table:table-cell>
          <table:table-cell table:formula="of:=[.H336]*1000000000" office:value-type="float" office:value="39.966952862764" calcext:value-type="float">
            <text:p>39.9669528627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019.0167649072" calcext:value-type="float">
            <text:p>11019.0167649072</text:p>
          </table:table-cell>
          <table:table-cell/>
          <table:table-cell table:formula="of:=2*PI()*[.A337]*[.$M$3]" office:value-type="float" office:value="2.14627025134175" calcext:value-type="float">
            <text:p>2.14627025134175</text:p>
          </table:table-cell>
          <table:table-cell table:formula="of:=([.C337]+[.$M$6])/(2*PI()*[.A337])" office:value-type="float" office:value="0.0000353330983105161" calcext:value-type="float">
            <text:p>3.53330983105161E-05</text:p>
          </table:table-cell>
          <table:table-cell table:formula="of:=[.D337]*1000000" office:value-type="float" office:value="35.3330983105161" calcext:value-type="float">
            <text:p>35.3330983105161</text:p>
          </table:table-cell>
          <table:table-cell/>
          <table:table-cell table:formula="of:=1/(2*PI()*[.A337]*[.$M$5])" office:value-type="float" office:value="361.091525876346" calcext:value-type="float">
            <text:p>361.091525876346</text:p>
          </table:table-cell>
          <table:table-cell table:formula="of:=1/(2*PI()*[.A337]*([.G337]+[.$M$6]))" office:value-type="float" office:value="0.0000000399667950155419" calcext:value-type="float">
            <text:p>3.99667950155419E-08</text:p>
          </table:table-cell>
          <table:table-cell table:formula="of:=[.H337]*1000000000" office:value-type="float" office:value="39.9667950155419" calcext:value-type="float">
            <text:p>39.96679501554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071.5351043009" calcext:value-type="float">
            <text:p>11071.5351043009</text:p>
          </table:table-cell>
          <table:table-cell/>
          <table:table-cell table:formula="of:=2*PI()*[.A338]*[.$M$3]" office:value-type="float" office:value="2.15649970755325" calcext:value-type="float">
            <text:p>2.15649970755325</text:p>
          </table:table-cell>
          <table:table-cell table:formula="of:=([.C338]+[.$M$6])/(2*PI()*[.A338])" office:value-type="float" office:value="0.0000353125440580522" calcext:value-type="float">
            <text:p>3.53125440580522E-05</text:p>
          </table:table-cell>
          <table:table-cell table:formula="of:=[.D338]*1000000" office:value-type="float" office:value="35.3125440580522" calcext:value-type="float">
            <text:p>35.3125440580522</text:p>
          </table:table-cell>
          <table:table-cell/>
          <table:table-cell table:formula="of:=1/(2*PI()*[.A338]*[.$M$5])" office:value-type="float" office:value="359.378671504347" calcext:value-type="float">
            <text:p>359.378671504347</text:p>
          </table:table-cell>
          <table:table-cell table:formula="of:=1/(2*PI()*[.A338]*([.G338]+[.$M$6]))" office:value-type="float" office:value="0.0000000399666368874479" calcext:value-type="float">
            <text:p>3.99666368874479E-08</text:p>
          </table:table-cell>
          <table:table-cell table:formula="of:=[.H338]*1000000000" office:value-type="float" office:value="39.9666368874479" calcext:value-type="float">
            <text:p>39.96663688744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124.1470315404" calcext:value-type="float">
            <text:p>11124.1470315404</text:p>
          </table:table-cell>
          <table:table-cell/>
          <table:table-cell table:formula="of:=2*PI()*[.A339]*[.$M$3]" office:value-type="float" office:value="2.16674739268787" calcext:value-type="float">
            <text:p>2.16674739268787</text:p>
          </table:table-cell>
          <table:table-cell table:formula="of:=([.C339]+[.$M$6])/(2*PI()*[.A339])" office:value-type="float" office:value="0.0000352921477747636" calcext:value-type="float">
            <text:p>3.52921477747636E-05</text:p>
          </table:table-cell>
          <table:table-cell table:formula="of:=[.D339]*1000000" office:value-type="float" office:value="35.2921477747636" calcext:value-type="float">
            <text:p>35.2921477747636</text:p>
          </table:table-cell>
          <table:table-cell/>
          <table:table-cell table:formula="of:=1/(2*PI()*[.A339]*[.$M$5])" office:value-type="float" office:value="357.678981230296" calcext:value-type="float">
            <text:p>357.678981230296</text:p>
          </table:table-cell>
          <table:table-cell table:formula="of:=1/(2*PI()*[.A339]*([.G339]+[.$M$6]))" office:value-type="float" office:value="0.0000000399664784788236" calcext:value-type="float">
            <text:p>3.99664784788236E-08</text:p>
          </table:table-cell>
          <table:table-cell table:formula="of:=[.H339]*1000000000" office:value-type="float" office:value="39.9664784788236" calcext:value-type="float">
            <text:p>39.96647847882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176.8524357722" calcext:value-type="float">
            <text:p>11176.8524357722</text:p>
          </table:table-cell>
          <table:table-cell/>
          <table:table-cell table:formula="of:=2*PI()*[.A340]*[.$M$3]" office:value-type="float" office:value="2.17701328515371" calcext:value-type="float">
            <text:p>2.17701328515371</text:p>
          </table:table-cell>
          <table:table-cell table:formula="of:=([.C340]+[.$M$6])/(2*PI()*[.A340])" office:value-type="float" office:value="0.0000352719077845882" calcext:value-type="float">
            <text:p>3.52719077845882E-05</text:p>
          </table:table-cell>
          <table:table-cell table:formula="of:=[.D340]*1000000" office:value-type="float" office:value="35.2719077845882" calcext:value-type="float">
            <text:p>35.2719077845882</text:p>
          </table:table-cell>
          <table:table-cell/>
          <table:table-cell table:formula="of:=1/(2*PI()*[.A340]*[.$M$5])" office:value-type="float" office:value="355.992315382348" calcext:value-type="float">
            <text:p>355.992315382348</text:p>
          </table:table-cell>
          <table:table-cell table:formula="of:=1/(2*PI()*[.A340]*([.G340]+[.$M$6]))" office:value-type="float" office:value="0.0000000399663197900097" calcext:value-type="float">
            <text:p>3.99663197900097E-08</text:p>
          </table:table-cell>
          <table:table-cell table:formula="of:=[.H340]*1000000000" office:value-type="float" office:value="39.9663197900097" calcext:value-type="float">
            <text:p>39.966319790009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229.6512066011" calcext:value-type="float">
            <text:p>11229.6512066011</text:p>
          </table:table-cell>
          <table:table-cell/>
          <table:table-cell table:formula="of:=2*PI()*[.A341]*[.$M$3]" office:value-type="float" office:value="2.18729736344809" calcext:value-type="float">
            <text:p>2.18729736344809</text:p>
          </table:table-cell>
          <table:table-cell table:formula="of:=([.C341]+[.$M$6])/(2*PI()*[.A341])" office:value-type="float" office:value="0.00003525182243412" calcext:value-type="float">
            <text:p>3.525182243412E-05</text:p>
          </table:table-cell>
          <table:table-cell table:formula="of:=[.D341]*1000000" office:value-type="float" office:value="35.25182243412" calcext:value-type="float">
            <text:p>35.25182243412</text:p>
          </table:table-cell>
          <table:table-cell/>
          <table:table-cell table:formula="of:=1/(2*PI()*[.A341]*[.$M$5])" office:value-type="float" office:value="354.318536176663" calcext:value-type="float">
            <text:p>354.318536176663</text:p>
          </table:table-cell>
          <table:table-cell table:formula="of:=1/(2*PI()*[.A341]*([.G341]+[.$M$6]))" office:value-type="float" office:value="0.0000000399661608213452" calcext:value-type="float">
            <text:p>3.99661608213452E-08</text:p>
          </table:table-cell>
          <table:table-cell table:formula="of:=[.H341]*1000000000" office:value-type="float" office:value="39.9661608213452" calcext:value-type="float">
            <text:p>39.966160821345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282.5432340866" calcext:value-type="float">
            <text:p>11282.5432340866</text:p>
          </table:table-cell>
          <table:table-cell/>
          <table:table-cell table:formula="of:=2*PI()*[.A342]*[.$M$3]" office:value-type="float" office:value="2.19759960615697" calcext:value-type="float">
            <text:p>2.19759960615697</text:p>
          </table:table-cell>
          <table:table-cell table:formula="of:=([.C342]+[.$M$6])/(2*PI()*[.A342])" office:value-type="float" office:value="0.0000352318900922372" calcext:value-type="float">
            <text:p>3.52318900922372E-05</text:p>
          </table:table-cell>
          <table:table-cell table:formula="of:=[.D342]*1000000" office:value-type="float" office:value="35.2318900922372" calcext:value-type="float">
            <text:p>35.2318900922372</text:p>
          </table:table-cell>
          <table:table-cell/>
          <table:table-cell table:formula="of:=1/(2*PI()*[.A342]*[.$M$5])" office:value-type="float" office:value="352.657507686431" calcext:value-type="float">
            <text:p>352.657507686431</text:p>
          </table:table-cell>
          <table:table-cell table:formula="of:=1/(2*PI()*[.A342]*([.G342]+[.$M$6]))" office:value-type="float" office:value="0.0000000399660015731677" calcext:value-type="float">
            <text:p>3.99660015731677E-08</text:p>
          </table:table-cell>
          <table:table-cell table:formula="of:=[.H342]*1000000000" office:value-type="float" office:value="39.9660015731677" calcext:value-type="float">
            <text:p>39.966001573167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335.5284087402" calcext:value-type="float">
            <text:p>11335.5284087402</text:p>
          </table:table-cell>
          <table:table-cell/>
          <table:table-cell table:formula="of:=2*PI()*[.A343]*[.$M$3]" office:value-type="float" office:value="2.20791999195431" calcext:value-type="float">
            <text:p>2.20791999195431</text:p>
          </table:table-cell>
          <table:table-cell table:formula="of:=([.C343]+[.$M$6])/(2*PI()*[.A343])" office:value-type="float" office:value="0.0000352121091497379" calcext:value-type="float">
            <text:p>3.52121091497379E-05</text:p>
          </table:table-cell>
          <table:table-cell table:formula="of:=[.D343]*1000000" office:value-type="float" office:value="35.2121091497379" calcext:value-type="float">
            <text:p>35.2121091497379</text:p>
          </table:table-cell>
          <table:table-cell/>
          <table:table-cell table:formula="of:=1/(2*PI()*[.A343]*[.$M$5])" office:value-type="float" office:value="351.009095811493" calcext:value-type="float">
            <text:p>351.009095811493</text:p>
          </table:table-cell>
          <table:table-cell table:formula="of:=1/(2*PI()*[.A343]*([.G343]+[.$M$6]))" office:value-type="float" office:value="0.0000000399658420458136" calcext:value-type="float">
            <text:p>3.99658420458136E-08</text:p>
          </table:table-cell>
          <table:table-cell table:formula="of:=[.H343]*1000000000" office:value-type="float" office:value="39.9658420458136" calcext:value-type="float">
            <text:p>39.96584204581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388.6066215219" calcext:value-type="float">
            <text:p>11388.6066215219</text:p>
          </table:table-cell>
          <table:table-cell/>
          <table:table-cell table:formula="of:=2*PI()*[.A344]*[.$M$3]" office:value-type="float" office:value="2.21825849960143" calcext:value-type="float">
            <text:p>2.21825849960143</text:p>
          </table:table-cell>
          <table:table-cell table:formula="of:=([.C344]+[.$M$6])/(2*PI()*[.A344])" office:value-type="float" office:value="0.0000351924780189825" calcext:value-type="float">
            <text:p>3.51924780189825E-05</text:p>
          </table:table-cell>
          <table:table-cell table:formula="of:=[.D344]*1000000" office:value-type="float" office:value="35.1924780189825" calcext:value-type="float">
            <text:p>35.1924780189825</text:p>
          </table:table-cell>
          <table:table-cell/>
          <table:table-cell table:formula="of:=1/(2*PI()*[.A344]*[.$M$5])" office:value-type="float" office:value="349.373168248538" calcext:value-type="float">
            <text:p>349.373168248538</text:p>
          </table:table-cell>
          <table:table-cell table:formula="of:=1/(2*PI()*[.A344]*([.G344]+[.$M$6]))" office:value-type="float" office:value="0.0000000399656822396179" calcext:value-type="float">
            <text:p>3.99656822396179E-08</text:p>
          </table:table-cell>
          <table:table-cell table:formula="of:=[.H344]*1000000000" office:value-type="float" office:value="39.9656822396179" calcext:value-type="float">
            <text:p>39.96568223961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441.7777638371" calcext:value-type="float">
            <text:p>11441.7777638371</text:p>
          </table:table-cell>
          <table:table-cell/>
          <table:table-cell table:formula="of:=2*PI()*[.A345]*[.$M$3]" office:value-type="float" office:value="2.22861510794642" calcext:value-type="float">
            <text:p>2.22861510794642</text:p>
          </table:table-cell>
          <table:table-cell table:formula="of:=([.C345]+[.$M$6])/(2*PI()*[.A345])" office:value-type="float" office:value="0.0000351729951335426" calcext:value-type="float">
            <text:p>3.51729951335426E-05</text:p>
          </table:table-cell>
          <table:table-cell table:formula="of:=[.D345]*1000000" office:value-type="float" office:value="35.1729951335426" calcext:value-type="float">
            <text:p>35.1729951335426</text:p>
          </table:table-cell>
          <table:table-cell/>
          <table:table-cell table:formula="of:=1/(2*PI()*[.A345]*[.$M$5])" office:value-type="float" office:value="347.749594461885" calcext:value-type="float">
            <text:p>347.749594461885</text:p>
          </table:table-cell>
          <table:table-cell table:formula="of:=1/(2*PI()*[.A345]*([.G345]+[.$M$6]))" office:value-type="float" office:value="0.0000000399655221549143" calcext:value-type="float">
            <text:p>3.99655221549143E-08</text:p>
          </table:table-cell>
          <table:table-cell table:formula="of:=[.H345]*1000000000" office:value-type="float" office:value="39.9655221549143" calcext:value-type="float">
            <text:p>39.965522154914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495.0417275338" calcext:value-type="float">
            <text:p>11495.0417275338</text:p>
          </table:table-cell>
          <table:table-cell/>
          <table:table-cell table:formula="of:=2*PI()*[.A346]*[.$M$3]" office:value-type="float" office:value="2.23898979592355" calcext:value-type="float">
            <text:p>2.23898979592355</text:p>
          </table:table-cell>
          <table:table-cell table:formula="of:=([.C346]+[.$M$6])/(2*PI()*[.A346])" office:value-type="float" office:value="0.0000351536589478577" calcext:value-type="float">
            <text:p>3.51536589478577E-05</text:p>
          </table:table-cell>
          <table:table-cell table:formula="of:=[.D346]*1000000" office:value-type="float" office:value="35.1536589478577" calcext:value-type="float">
            <text:p>35.1536589478577</text:p>
          </table:table-cell>
          <table:table-cell/>
          <table:table-cell table:formula="of:=1/(2*PI()*[.A346]*[.$M$5])" office:value-type="float" office:value="346.138245654811" calcext:value-type="float">
            <text:p>346.138245654811</text:p>
          </table:table-cell>
          <table:table-cell table:formula="of:=1/(2*PI()*[.A346]*([.G346]+[.$M$6]))" office:value-type="float" office:value="0.0000000399653617920351" calcext:value-type="float">
            <text:p>3.99653617920351E-08</text:p>
          </table:table-cell>
          <table:table-cell table:formula="of:=[.H346]*1000000000" office:value-type="float" office:value="39.9653617920351" calcext:value-type="float">
            <text:p>39.965361792035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548.3984048988" calcext:value-type="float">
            <text:p>11548.3984048988</text:p>
          </table:table-cell>
          <table:table-cell/>
          <table:table-cell table:formula="of:=2*PI()*[.A347]*[.$M$3]" office:value-type="float" office:value="2.24938254255261" calcext:value-type="float">
            <text:p>2.24938254255261</text:p>
          </table:table-cell>
          <table:table-cell table:formula="of:=([.C347]+[.$M$6])/(2*PI()*[.A347])" office:value-type="float" office:value="0.0000351344679368972" calcext:value-type="float">
            <text:p>3.51344679368972E-05</text:p>
          </table:table-cell>
          <table:table-cell table:formula="of:=[.D347]*1000000" office:value-type="float" office:value="35.1344679368972" calcext:value-type="float">
            <text:p>35.1344679368972</text:p>
          </table:table-cell>
          <table:table-cell/>
          <table:table-cell table:formula="of:=1/(2*PI()*[.A347]*[.$M$5])" office:value-type="float" office:value="344.538994741431" calcext:value-type="float">
            <text:p>344.538994741431</text:p>
          </table:table-cell>
          <table:table-cell table:formula="of:=1/(2*PI()*[.A347]*([.G347]+[.$M$6]))" office:value-type="float" office:value="0.0000000399652011513112" calcext:value-type="float">
            <text:p>3.99652011513112E-08</text:p>
          </table:table-cell>
          <table:table-cell table:formula="of:=[.H347]*1000000000" office:value-type="float" office:value="39.9652011513112" calcext:value-type="float">
            <text:p>39.96520115131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601.8476886556" calcext:value-type="float">
            <text:p>11601.8476886556</text:p>
          </table:table-cell>
          <table:table-cell/>
          <table:table-cell table:formula="of:=2*PI()*[.A348]*[.$M$3]" office:value-type="float" office:value="2.25979332693838" calcext:value-type="float">
            <text:p>2.25979332693838</text:p>
          </table:table-cell>
          <table:table-cell table:formula="of:=([.C348]+[.$M$6])/(2*PI()*[.A348])" office:value-type="float" office:value="0.0000351154205958294" calcext:value-type="float">
            <text:p>3.51154205958294E-05</text:p>
          </table:table-cell>
          <table:table-cell table:formula="of:=[.D348]*1000000" office:value-type="float" office:value="35.1154205958294" calcext:value-type="float">
            <text:p>35.1154205958294</text:p>
          </table:table-cell>
          <table:table-cell/>
          <table:table-cell table:formula="of:=1/(2*PI()*[.A348]*[.$M$5])" office:value-type="float" office:value="342.951716319115" calcext:value-type="float">
            <text:p>342.951716319115</text:p>
          </table:table-cell>
          <table:table-cell table:formula="of:=1/(2*PI()*[.A348]*([.G348]+[.$M$6]))" office:value-type="float" office:value="0.0000000399650402330724" calcext:value-type="float">
            <text:p>3.99650402330724E-08</text:p>
          </table:table-cell>
          <table:table-cell table:formula="of:=[.H348]*1000000000" office:value-type="float" office:value="39.9650402330724" calcext:value-type="float">
            <text:p>39.96504023307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655.3894719605" calcext:value-type="float">
            <text:p>11655.3894719605</text:p>
          </table:table-cell>
          <table:table-cell/>
          <table:table-cell table:formula="of:=2*PI()*[.A349]*[.$M$3]" office:value-type="float" office:value="2.27022212827001" calcext:value-type="float">
            <text:p>2.27022212827001</text:p>
          </table:table-cell>
          <table:table-cell table:formula="of:=([.C349]+[.$M$6])/(2*PI()*[.A349])" office:value-type="float" office:value="0.000035096515439697" calcext:value-type="float">
            <text:p>3.5096515439697E-05</text:p>
          </table:table-cell>
          <table:table-cell table:formula="of:=[.D349]*1000000" office:value-type="float" office:value="35.096515439697" calcext:value-type="float">
            <text:p>35.096515439697</text:p>
          </table:table-cell>
          <table:table-cell/>
          <table:table-cell table:formula="of:=1/(2*PI()*[.A349]*[.$M$5])" office:value-type="float" office:value="341.37628664142" calcext:value-type="float">
            <text:p>341.37628664142</text:p>
          </table:table-cell>
          <table:table-cell table:formula="of:=1/(2*PI()*[.A349]*([.G349]+[.$M$6]))" office:value-type="float" office:value="0.0000000399648790376471" calcext:value-type="float">
            <text:p>3.99648790376471E-08</text:p>
          </table:table-cell>
          <table:table-cell table:formula="of:=[.H349]*1000000000" office:value-type="float" office:value="39.9648790376471" calcext:value-type="float">
            <text:p>39.96487903764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709.0236484003" calcext:value-type="float">
            <text:p>11709.0236484003</text:p>
          </table:table-cell>
          <table:table-cell/>
          <table:table-cell table:formula="of:=2*PI()*[.A350]*[.$M$3]" office:value-type="float" office:value="2.28066892582046" calcext:value-type="float">
            <text:p>2.28066892582046</text:p>
          </table:table-cell>
          <table:table-cell table:formula="of:=([.C350]+[.$M$6])/(2*PI()*[.A350])" office:value-type="float" office:value="0.0000350777510030985" calcext:value-type="float">
            <text:p>3.50777510030985E-05</text:p>
          </table:table-cell>
          <table:table-cell table:formula="of:=[.D350]*1000000" office:value-type="float" office:value="35.0777510030985" calcext:value-type="float">
            <text:p>35.0777510030985</text:p>
          </table:table-cell>
          <table:table-cell/>
          <table:table-cell table:formula="of:=1/(2*PI()*[.A350]*[.$M$5])" office:value-type="float" office:value="339.812583591543" calcext:value-type="float">
            <text:p>339.812583591543</text:p>
          </table:table-cell>
          <table:table-cell table:formula="of:=1/(2*PI()*[.A350]*([.G350]+[.$M$6]))" office:value-type="float" office:value="0.0000000399647175653624" calcext:value-type="float">
            <text:p>3.99647175653624E-08</text:p>
          </table:table-cell>
          <table:table-cell table:formula="of:=[.H350]*1000000000" office:value-type="float" office:value="39.9647175653624" calcext:value-type="float">
            <text:p>39.96471756536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762.7501119889" calcext:value-type="float">
            <text:p>11762.7501119889</text:p>
          </table:table-cell>
          <table:table-cell/>
          <table:table-cell table:formula="of:=2*PI()*[.A351]*[.$M$3]" office:value-type="float" office:value="2.29113369894589" calcext:value-type="float">
            <text:p>2.29113369894589</text:p>
          </table:table-cell>
          <table:table-cell table:formula="of:=([.C351]+[.$M$6])/(2*PI()*[.A351])" office:value-type="float" office:value="0.0000350591258398752" calcext:value-type="float">
            <text:p>3.50591258398752E-05</text:p>
          </table:table-cell>
          <table:table-cell table:formula="of:=[.D351]*1000000" office:value-type="float" office:value="35.0591258398752" calcext:value-type="float">
            <text:p>35.0591258398752</text:p>
          </table:table-cell>
          <table:table-cell/>
          <table:table-cell table:formula="of:=1/(2*PI()*[.A351]*[.$M$5])" office:value-type="float" office:value="338.260486656263" calcext:value-type="float">
            <text:p>338.260486656263</text:p>
          </table:table-cell>
          <table:table-cell table:formula="of:=1/(2*PI()*[.A351]*([.G351]+[.$M$6]))" office:value-type="float" office:value="0.000000039964555816544" calcext:value-type="float">
            <text:p>3.9964555816544E-08</text:p>
          </table:table-cell>
          <table:table-cell table:formula="of:=[.H351]*1000000000" office:value-type="float" office:value="39.964555816544" calcext:value-type="float">
            <text:p>39.9645558165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816.5687571645" calcext:value-type="float">
            <text:p>11816.5687571645</text:p>
          </table:table-cell>
          <table:table-cell/>
          <table:table-cell table:formula="of:=2*PI()*[.A352]*[.$M$3]" office:value-type="float" office:value="2.3016164270851" calcext:value-type="float">
            <text:p>2.3016164270851</text:p>
          </table:table-cell>
          <table:table-cell table:formula="of:=([.C352]+[.$M$6])/(2*PI()*[.A352])" office:value-type="float" office:value="0.0000350406385228046" calcext:value-type="float">
            <text:p>3.50406385228046E-05</text:p>
          </table:table-cell>
          <table:table-cell table:formula="of:=[.D352]*1000000" office:value-type="float" office:value="35.0406385228046" calcext:value-type="float">
            <text:p>35.0406385228046</text:p>
          </table:table-cell>
          <table:table-cell/>
          <table:table-cell table:formula="of:=1/(2*PI()*[.A352]*[.$M$5])" office:value-type="float" office:value="336.719876900386" calcext:value-type="float">
            <text:p>336.719876900386</text:p>
          </table:table-cell>
          <table:table-cell table:formula="of:=1/(2*PI()*[.A352]*([.G352]+[.$M$6]))" office:value-type="float" office:value="0.0000000399643937915165" calcext:value-type="float">
            <text:p>3.99643937915165E-08</text:p>
          </table:table-cell>
          <table:table-cell table:formula="of:=[.H352]*1000000000" office:value-type="float" office:value="39.9643937915165" calcext:value-type="float">
            <text:p>39.96439379151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870.4794787868" calcext:value-type="float">
            <text:p>11870.4794787868</text:p>
          </table:table-cell>
          <table:table-cell/>
          <table:table-cell table:formula="of:=2*PI()*[.A353]*[.$M$3]" office:value-type="float" office:value="2.31211708975899" calcext:value-type="float">
            <text:p>2.31211708975899</text:p>
          </table:table-cell>
          <table:table-cell table:formula="of:=([.C353]+[.$M$6])/(2*PI()*[.A353])" office:value-type="float" office:value="0.0000350222876432999" calcext:value-type="float">
            <text:p>3.50222876432999E-05</text:p>
          </table:table-cell>
          <table:table-cell table:formula="of:=[.D353]*1000000" office:value-type="float" office:value="35.0222876432999" calcext:value-type="float">
            <text:p>35.0222876432999</text:p>
          </table:table-cell>
          <table:table-cell/>
          <table:table-cell table:formula="of:=1/(2*PI()*[.A353]*[.$M$5])" office:value-type="float" office:value="335.190636941654" calcext:value-type="float">
            <text:p>335.190636941654</text:p>
          </table:table-cell>
          <table:table-cell table:formula="of:=1/(2*PI()*[.A353]*([.G353]+[.$M$6]))" office:value-type="float" office:value="0.0000000399642314906032" calcext:value-type="float">
            <text:p>3.99642314906032E-08</text:p>
          </table:table-cell>
          <table:table-cell table:formula="of:=[.H353]*1000000000" office:value-type="float" office:value="39.9642314906032" calcext:value-type="float">
            <text:p>39.96423149060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924.4821721339" calcext:value-type="float">
            <text:p>11924.4821721339</text:p>
          </table:table-cell>
          <table:table-cell/>
          <table:table-cell table:formula="of:=2*PI()*[.A354]*[.$M$3]" office:value-type="float" office:value="2.32263566656997" calcext:value-type="float">
            <text:p>2.32263566656997</text:p>
          </table:table-cell>
          <table:table-cell table:formula="of:=([.C354]+[.$M$6])/(2*PI()*[.A354])" office:value-type="float" office:value="0.0000350040718111136" calcext:value-type="float">
            <text:p>3.50040718111136E-05</text:p>
          </table:table-cell>
          <table:table-cell table:formula="of:=[.D354]*1000000" office:value-type="float" office:value="35.0040718111137" calcext:value-type="float">
            <text:p>35.0040718111137</text:p>
          </table:table-cell>
          <table:table-cell/>
          <table:table-cell table:formula="of:=1/(2*PI()*[.A354]*[.$M$5])" office:value-type="float" office:value="333.672650926138" calcext:value-type="float">
            <text:p>333.672650926138</text:p>
          </table:table-cell>
          <table:table-cell table:formula="of:=1/(2*PI()*[.A354]*([.G354]+[.$M$6]))" office:value-type="float" office:value="0.000000039964068914126" calcext:value-type="float">
            <text:p>3.9964068914126E-08</text:p>
          </table:table-cell>
          <table:table-cell table:formula="of:=[.H354]*1000000000" office:value-type="float" office:value="39.964068914126" calcext:value-type="float">
            <text:p>39.9640689141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1978.5767328996" calcext:value-type="float">
            <text:p>11978.5767328996</text:p>
          </table:table-cell>
          <table:table-cell/>
          <table:table-cell table:formula="of:=2*PI()*[.A355]*[.$M$3]" office:value-type="float" office:value="2.33317213720142" calcext:value-type="float">
            <text:p>2.33317213720142</text:p>
          </table:table-cell>
          <table:table-cell table:formula="of:=([.C355]+[.$M$6])/(2*PI()*[.A355])" office:value-type="float" office:value="0.0000349859896540489" calcext:value-type="float">
            <text:p>3.49859896540489E-05</text:p>
          </table:table-cell>
          <table:table-cell table:formula="of:=[.D355]*1000000" office:value-type="float" office:value="34.9859896540489" calcext:value-type="float">
            <text:p>34.9859896540489</text:p>
          </table:table-cell>
          <table:table-cell/>
          <table:table-cell table:formula="of:=1/(2*PI()*[.A355]*[.$M$5])" office:value-type="float" office:value="332.165804504074" calcext:value-type="float">
            <text:p>332.165804504074</text:p>
          </table:table-cell>
          <table:table-cell table:formula="of:=1/(2*PI()*[.A355]*([.G355]+[.$M$6]))" office:value-type="float" office:value="0.0000000399639060624057" calcext:value-type="float">
            <text:p>3.99639060624057E-08</text:p>
          </table:table-cell>
          <table:table-cell table:formula="of:=[.H355]*1000000000" office:value-type="float" office:value="39.9639060624057" calcext:value-type="float">
            <text:p>39.96390606240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032.7630571907" calcext:value-type="float">
            <text:p>12032.7630571907</text:p>
          </table:table-cell>
          <table:table-cell/>
          <table:table-cell table:formula="of:=2*PI()*[.A356]*[.$M$3]" office:value-type="float" office:value="2.34372648141714" calcext:value-type="float">
            <text:p>2.34372648141714</text:p>
          </table:table-cell>
          <table:table-cell table:formula="of:=([.C356]+[.$M$6])/(2*PI()*[.A356])" office:value-type="float" office:value="0.0000349680398176739" calcext:value-type="float">
            <text:p>3.49680398176739E-05</text:p>
          </table:table-cell>
          <table:table-cell table:formula="of:=[.D356]*1000000" office:value-type="float" office:value="34.9680398176739" calcext:value-type="float">
            <text:p>34.9680398176739</text:p>
          </table:table-cell>
          <table:table-cell/>
          <table:table-cell table:formula="of:=1/(2*PI()*[.A356]*[.$M$5])" office:value-type="float" office:value="330.66998480616" calcext:value-type="float">
            <text:p>330.66998480616</text:p>
          </table:table-cell>
          <table:table-cell table:formula="of:=1/(2*PI()*[.A356]*([.G356]+[.$M$6]))" office:value-type="float" office:value="0.0000000399637429357619" calcext:value-type="float">
            <text:p>3.99637429357619E-08</text:p>
          </table:table-cell>
          <table:table-cell table:formula="of:=[.H356]*1000000000" office:value-type="float" office:value="39.9637429357619" calcext:value-type="float">
            <text:p>39.96374293576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087.041041524" calcext:value-type="float">
            <text:p>12087.041041524</text:p>
          </table:table-cell>
          <table:table-cell/>
          <table:table-cell table:formula="of:=2*PI()*[.A357]*[.$M$3]" office:value-type="float" office:value="2.35429867906079" calcext:value-type="float">
            <text:p>2.35429867906079</text:p>
          </table:table-cell>
          <table:table-cell table:formula="of:=([.C357]+[.$M$6])/(2*PI()*[.A357])" office:value-type="float" office:value="0.0000349502209650434" calcext:value-type="float">
            <text:p>3.49502209650434E-05</text:p>
          </table:table-cell>
          <table:table-cell table:formula="of:=[.D357]*1000000" office:value-type="float" office:value="34.9502209650434" calcext:value-type="float">
            <text:p>34.9502209650434</text:p>
          </table:table-cell>
          <table:table-cell/>
          <table:table-cell table:formula="of:=1/(2*PI()*[.A357]*[.$M$5])" office:value-type="float" office:value="329.185080420286" calcext:value-type="float">
            <text:p>329.185080420286</text:p>
          </table:table-cell>
          <table:table-cell table:formula="of:=1/(2*PI()*[.A357]*([.G357]+[.$M$6]))" office:value-type="float" office:value="0.0000000399635795345128" calcext:value-type="float">
            <text:p>3.99635795345128E-08</text:p>
          </table:table-cell>
          <table:table-cell table:formula="of:=[.H357]*1000000000" office:value-type="float" office:value="39.9635795345128" calcext:value-type="float">
            <text:p>39.963579534512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141.4105828235" calcext:value-type="float">
            <text:p>12141.4105828235</text:p>
          </table:table-cell>
          <table:table-cell/>
          <table:table-cell table:formula="of:=2*PI()*[.A358]*[.$M$3]" office:value-type="float" office:value="2.36488871005538" calcext:value-type="float">
            <text:p>2.36488871005538</text:p>
          </table:table-cell>
          <table:table-cell table:formula="of:=([.C358]+[.$M$6])/(2*PI()*[.A358])" office:value-type="float" office:value="0.0000349325317764244" calcext:value-type="float">
            <text:p>3.49325317764244E-05</text:p>
          </table:table-cell>
          <table:table-cell table:formula="of:=[.D358]*1000000" office:value-type="float" office:value="34.9325317764244" calcext:value-type="float">
            <text:p>34.9325317764244</text:p>
          </table:table-cell>
          <table:table-cell/>
          <table:table-cell table:formula="of:=1/(2*PI()*[.A358]*[.$M$5])" office:value-type="float" office:value="327.710981368697" calcext:value-type="float">
            <text:p>327.710981368697</text:p>
          </table:table-cell>
          <table:table-cell table:formula="of:=1/(2*PI()*[.A358]*([.G358]+[.$M$6]))" office:value-type="float" office:value="0.0000000399634158589754" calcext:value-type="float">
            <text:p>3.99634158589754E-08</text:p>
          </table:table-cell>
          <table:table-cell table:formula="of:=[.H358]*1000000000" office:value-type="float" office:value="39.9634158589754" calcext:value-type="float">
            <text:p>39.96341585897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195.8715784179" calcext:value-type="float">
            <text:p>12195.8715784179</text:p>
          </table:table-cell>
          <table:table-cell/>
          <table:table-cell table:formula="of:=2*PI()*[.A359]*[.$M$3]" office:value-type="float" office:value="2.3754965544027" calcext:value-type="float">
            <text:p>2.3754965544027</text:p>
          </table:table-cell>
          <table:table-cell table:formula="of:=([.C359]+[.$M$6])/(2*PI()*[.A359])" office:value-type="float" office:value="0.0000349149709490269" calcext:value-type="float">
            <text:p>3.49149709490269E-05</text:p>
          </table:table-cell>
          <table:table-cell table:formula="of:=[.D359]*1000000" office:value-type="float" office:value="34.9149709490269" calcext:value-type="float">
            <text:p>34.9149709490269</text:p>
          </table:table-cell>
          <table:table-cell/>
          <table:table-cell table:formula="of:=1/(2*PI()*[.A359]*[.$M$5])" office:value-type="float" office:value="326.247579085573" calcext:value-type="float">
            <text:p>326.247579085573</text:p>
          </table:table-cell>
          <table:table-cell table:formula="of:=1/(2*PI()*[.A359]*([.G359]+[.$M$6]))" office:value-type="float" office:value="0.0000000399632519094657" calcext:value-type="float">
            <text:p>3.99632519094657E-08</text:p>
          </table:table-cell>
          <table:table-cell table:formula="of:=[.H359]*1000000000" office:value-type="float" office:value="39.9632519094657" calcext:value-type="float">
            <text:p>39.96325190946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250.4239260376" calcext:value-type="float">
            <text:p>12250.4239260376</text:p>
          </table:table-cell>
          <table:table-cell/>
          <table:table-cell table:formula="of:=2*PI()*[.A360]*[.$M$3]" office:value-type="float" office:value="2.38612219218283" calcext:value-type="float">
            <text:p>2.38612219218283</text:p>
          </table:table-cell>
          <table:table-cell table:formula="of:=([.C360]+[.$M$6])/(2*PI()*[.A360])" office:value-type="float" office:value="0.0000348975371967403" calcext:value-type="float">
            <text:p>3.48975371967403E-05</text:p>
          </table:table-cell>
          <table:table-cell table:formula="of:=[.D360]*1000000" office:value-type="float" office:value="34.8975371967403" calcext:value-type="float">
            <text:p>34.8975371967403</text:p>
          </table:table-cell>
          <table:table-cell/>
          <table:table-cell table:formula="of:=1/(2*PI()*[.A360]*[.$M$5])" office:value-type="float" office:value="324.794766395022" calcext:value-type="float">
            <text:p>324.794766395022</text:p>
          </table:table-cell>
          <table:table-cell table:formula="of:=1/(2*PI()*[.A360]*([.G360]+[.$M$6]))" office:value-type="float" office:value="0.0000000399630876862982" calcext:value-type="float">
            <text:p>3.99630876862982E-08</text:p>
          </table:table-cell>
          <table:table-cell table:formula="of:=[.H360]*1000000000" office:value-type="float" office:value="39.9630876862982" calcext:value-type="float">
            <text:p>39.963087686298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305.0675238124" calcext:value-type="float">
            <text:p>12305.0675238124</text:p>
          </table:table-cell>
          <table:table-cell/>
          <table:table-cell table:formula="of:=2*PI()*[.A361]*[.$M$3]" office:value-type="float" office:value="2.39676560355359" calcext:value-type="float">
            <text:p>2.39676560355359</text:p>
          </table:table-cell>
          <table:table-cell table:formula="of:=([.C361]+[.$M$6])/(2*PI()*[.A361])" office:value-type="float" office:value="0.0000348802292498738" calcext:value-type="float">
            <text:p>3.48802292498738E-05</text:p>
          </table:table-cell>
          <table:table-cell table:formula="of:=[.D361]*1000000" office:value-type="float" office:value="34.8802292498738" calcext:value-type="float">
            <text:p>34.8802292498738</text:p>
          </table:table-cell>
          <table:table-cell/>
          <table:table-cell table:formula="of:=1/(2*PI()*[.A361]*[.$M$5])" office:value-type="float" office:value="323.35243748948" calcext:value-type="float">
            <text:p>323.35243748948</text:p>
          </table:table-cell>
          <table:table-cell table:formula="of:=1/(2*PI()*[.A361]*([.G361]+[.$M$6]))" office:value-type="float" office:value="0.0000000399629231897863" calcext:value-type="float">
            <text:p>3.99629231897863E-08</text:p>
          </table:table-cell>
          <table:table-cell table:formula="of:=[.H361]*1000000000" office:value-type="float" office:value="39.9629231897863" calcext:value-type="float">
            <text:p>39.962923189786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359.8022702683" calcext:value-type="float">
            <text:p>12359.8022702683</text:p>
          </table:table-cell>
          <table:table-cell/>
          <table:table-cell table:formula="of:=2*PI()*[.A362]*[.$M$3]" office:value-type="float" office:value="2.40742676875003" calcext:value-type="float">
            <text:p>2.40742676875003</text:p>
          </table:table-cell>
          <table:table-cell table:formula="of:=([.C362]+[.$M$6])/(2*PI()*[.A362])" office:value-type="float" office:value="0.000034863045854902" calcext:value-type="float">
            <text:p>3.4863045854902E-05</text:p>
          </table:table-cell>
          <table:table-cell table:formula="of:=[.D362]*1000000" office:value-type="float" office:value="34.863045854902" calcext:value-type="float">
            <text:p>34.863045854902</text:p>
          </table:table-cell>
          <table:table-cell/>
          <table:table-cell table:formula="of:=1/(2*PI()*[.A362]*[.$M$5])" office:value-type="float" office:value="321.920487908503" calcext:value-type="float">
            <text:p>321.920487908503</text:p>
          </table:table-cell>
          <table:table-cell table:formula="of:=1/(2*PI()*[.A362]*([.G362]+[.$M$6]))" office:value-type="float" office:value="0.0000000399627584202423" calcext:value-type="float">
            <text:p>3.99627584202423E-08</text:p>
          </table:table-cell>
          <table:table-cell table:formula="of:=[.H362]*1000000000" office:value-type="float" office:value="39.9627584202423" calcext:value-type="float">
            <text:p>39.962758420242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414.6280643253" calcext:value-type="float">
            <text:p>12414.6280643253</text:p>
          </table:table-cell>
          <table:table-cell/>
          <table:table-cell table:formula="of:=2*PI()*[.A363]*[.$M$3]" office:value-type="float" office:value="2.41810566808391" calcext:value-type="float">
            <text:p>2.41810566808391</text:p>
          </table:table-cell>
          <table:table-cell table:formula="of:=([.C363]+[.$M$6])/(2*PI()*[.A363])" office:value-type="float" office:value="0.0000348459857742152" calcext:value-type="float">
            <text:p>3.48459857742152E-05</text:p>
          </table:table-cell>
          <table:table-cell table:formula="of:=[.D363]*1000000" office:value-type="float" office:value="34.8459857742152" calcext:value-type="float">
            <text:p>34.8459857742152</text:p>
          </table:table-cell>
          <table:table-cell/>
          <table:table-cell table:formula="of:=1/(2*PI()*[.A363]*[.$M$5])" office:value-type="float" office:value="320.498814517938" calcext:value-type="float">
            <text:p>320.498814517938</text:p>
          </table:table-cell>
          <table:table-cell table:formula="of:=1/(2*PI()*[.A363]*([.G363]+[.$M$6]))" office:value-type="float" office:value="0.0000000399625933779773" calcext:value-type="float">
            <text:p>3.99625933779773E-08</text:p>
          </table:table-cell>
          <table:table-cell table:formula="of:=[.H363]*1000000000" office:value-type="float" office:value="39.9625933779773" calcext:value-type="float">
            <text:p>39.96259337797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469.5448052947" calcext:value-type="float">
            <text:p>12469.5448052947</text:p>
          </table:table-cell>
          <table:table-cell/>
          <table:table-cell table:formula="of:=2*PI()*[.A364]*[.$M$3]" office:value-type="float" office:value="2.42880228194321" calcext:value-type="float">
            <text:p>2.42880228194321</text:p>
          </table:table-cell>
          <table:table-cell table:formula="of:=([.C364]+[.$M$6])/(2*PI()*[.A364])" office:value-type="float" office:value="0.0000348290477858739" calcext:value-type="float">
            <text:p>3.48290477858739E-05</text:p>
          </table:table-cell>
          <table:table-cell table:formula="of:=[.D364]*1000000" office:value-type="float" office:value="34.8290477858739" calcext:value-type="float">
            <text:p>34.8290477858739</text:p>
          </table:table-cell>
          <table:table-cell/>
          <table:table-cell table:formula="of:=1/(2*PI()*[.A364]*[.$M$5])" office:value-type="float" office:value="319.087315489488" calcext:value-type="float">
            <text:p>319.087315489488</text:p>
          </table:table-cell>
          <table:table-cell table:formula="of:=1/(2*PI()*[.A364]*([.G364]+[.$M$6]))" office:value-type="float" office:value="0.0000000399624280633011" calcext:value-type="float">
            <text:p>3.99624280633011E-08</text:p>
          </table:table-cell>
          <table:table-cell table:formula="of:=[.H364]*1000000000" office:value-type="float" office:value="39.9624280633011" calcext:value-type="float">
            <text:p>39.96242806330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524.5523928764" calcext:value-type="float">
            <text:p>12524.5523928764</text:p>
          </table:table-cell>
          <table:table-cell/>
          <table:table-cell table:formula="of:=2*PI()*[.A365]*[.$M$3]" office:value-type="float" office:value="2.43951659079158" calcext:value-type="float">
            <text:p>2.43951659079158</text:p>
          </table:table-cell>
          <table:table-cell table:formula="of:=([.C365]+[.$M$6])/(2*PI()*[.A365])" office:value-type="float" office:value="0.0000348122306833676" calcext:value-type="float">
            <text:p>3.48122306833676E-05</text:p>
          </table:table-cell>
          <table:table-cell table:formula="of:=[.D365]*1000000" office:value-type="float" office:value="34.8122306833676" calcext:value-type="float">
            <text:p>34.8122306833676</text:p>
          </table:table-cell>
          <table:table-cell/>
          <table:table-cell table:formula="of:=1/(2*PI()*[.A365]*[.$M$5])" office:value-type="float" office:value="317.685890280633" calcext:value-type="float">
            <text:p>317.685890280633</text:p>
          </table:table-cell>
          <table:table-cell table:formula="of:=1/(2*PI()*[.A365]*([.G365]+[.$M$6]))" office:value-type="float" office:value="0.0000000399622624765224" calcext:value-type="float">
            <text:p>3.99622624765224E-08</text:p>
          </table:table-cell>
          <table:table-cell table:formula="of:=[.H365]*1000000000" office:value-type="float" office:value="39.9622624765224" calcext:value-type="float">
            <text:p>39.96226247652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579.6507271564" calcext:value-type="float">
            <text:p>12579.6507271564</text:p>
          </table:table-cell>
          <table:table-cell/>
          <table:table-cell table:formula="of:=2*PI()*[.A366]*[.$M$3]" office:value-type="float" office:value="2.45024857516792" calcext:value-type="float">
            <text:p>2.45024857516792</text:p>
          </table:table-cell>
          <table:table-cell table:formula="of:=([.C366]+[.$M$6])/(2*PI()*[.A366])" office:value-type="float" office:value="0.0000347955332753791" calcext:value-type="float">
            <text:p>3.47955332753791E-05</text:p>
          </table:table-cell>
          <table:table-cell table:formula="of:=[.D366]*1000000" office:value-type="float" office:value="34.7955332753791" calcext:value-type="float">
            <text:p>34.7955332753791</text:p>
          </table:table-cell>
          <table:table-cell/>
          <table:table-cell table:formula="of:=1/(2*PI()*[.A366]*[.$M$5])" office:value-type="float" office:value="316.294439614923" calcext:value-type="float">
            <text:p>316.294439614923</text:p>
          </table:table-cell>
          <table:table-cell table:formula="of:=1/(2*PI()*[.A366]*([.G366]+[.$M$6]))" office:value-type="float" office:value="0.0000000399620966179488" calcext:value-type="float">
            <text:p>3.99620966179488E-08</text:p>
          </table:table-cell>
          <table:table-cell table:formula="of:=[.H366]*1000000000" office:value-type="float" office:value="39.9620966179488" calcext:value-type="float">
            <text:p>39.962096617948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634.8397086041" calcext:value-type="float">
            <text:p>12634.8397086041</text:p>
          </table:table-cell>
          <table:table-cell/>
          <table:table-cell table:formula="of:=2*PI()*[.A367]*[.$M$3]" office:value-type="float" office:value="2.46099821568578" calcext:value-type="float">
            <text:p>2.46099821568578</text:p>
          </table:table-cell>
          <table:table-cell table:formula="of:=([.C367]+[.$M$6])/(2*PI()*[.A367])" office:value-type="float" office:value="0.0000347789543855514" calcext:value-type="float">
            <text:p>3.47789543855514E-05</text:p>
          </table:table-cell>
          <table:table-cell table:formula="of:=[.D367]*1000000" office:value-type="float" office:value="34.7789543855514" calcext:value-type="float">
            <text:p>34.7789543855514</text:p>
          </table:table-cell>
          <table:table-cell/>
          <table:table-cell table:formula="of:=1/(2*PI()*[.A367]*[.$M$5])" office:value-type="float" office:value="314.912865462618" calcext:value-type="float">
            <text:p>314.912865462618</text:p>
          </table:table-cell>
          <table:table-cell table:formula="of:=1/(2*PI()*[.A367]*([.G367]+[.$M$6]))" office:value-type="float" office:value="0.0000000399619304878867" calcext:value-type="float">
            <text:p>3.99619304878867E-08</text:p>
          </table:table-cell>
          <table:table-cell table:formula="of:=[.H367]*1000000000" office:value-type="float" office:value="39.9619304878867" calcext:value-type="float">
            <text:p>39.96193048788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690.1192380702" calcext:value-type="float">
            <text:p>12690.1192380702</text:p>
          </table:table-cell>
          <table:table-cell/>
          <table:table-cell table:formula="of:=2*PI()*[.A368]*[.$M$3]" office:value-type="float" office:value="2.47176549303298" calcext:value-type="float">
            <text:p>2.47176549303298</text:p>
          </table:table-cell>
          <table:table-cell table:formula="of:=([.C368]+[.$M$6])/(2*PI()*[.A368])" office:value-type="float" office:value="0.0000347624928522602" calcext:value-type="float">
            <text:p>3.47624928522602E-05</text:p>
          </table:table-cell>
          <table:table-cell table:formula="of:=[.D368]*1000000" office:value-type="float" office:value="34.7624928522602" calcext:value-type="float">
            <text:p>34.7624928522602</text:p>
          </table:table-cell>
          <table:table-cell/>
          <table:table-cell table:formula="of:=1/(2*PI()*[.A368]*[.$M$5])" office:value-type="float" office:value="313.541071021683" calcext:value-type="float">
            <text:p>313.541071021683</text:p>
          </table:table-cell>
          <table:table-cell table:formula="of:=1/(2*PI()*[.A368]*([.G368]+[.$M$6]))" office:value-type="float" office:value="0.0000000399617640866413" calcext:value-type="float">
            <text:p>3.99617640866413E-08</text:p>
          </table:table-cell>
          <table:table-cell table:formula="of:=[.H368]*1000000000" office:value-type="float" office:value="39.9617640866413" calcext:value-type="float">
            <text:p>39.961764086641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745.4892167837" calcext:value-type="float">
            <text:p>12745.4892167837</text:p>
          </table:table-cell>
          <table:table-cell/>
          <table:table-cell table:formula="of:=2*PI()*[.A369]*[.$M$3]" office:value-type="float" office:value="2.48255038797105" calcext:value-type="float">
            <text:p>2.48255038797105</text:p>
          </table:table-cell>
          <table:table-cell table:formula="of:=([.C369]+[.$M$6])/(2*PI()*[.A369])" office:value-type="float" office:value="0.0000347461475283894" calcext:value-type="float">
            <text:p>3.47461475283894E-05</text:p>
          </table:table-cell>
          <table:table-cell table:formula="of:=[.D369]*1000000" office:value-type="float" office:value="34.7461475283894" calcext:value-type="float">
            <text:p>34.7461475283894</text:p>
          </table:table-cell>
          <table:table-cell/>
          <table:table-cell table:formula="of:=1/(2*PI()*[.A369]*[.$M$5])" office:value-type="float" office:value="312.178960699121" calcext:value-type="float">
            <text:p>312.178960699121</text:p>
          </table:table-cell>
          <table:table-cell table:formula="of:=1/(2*PI()*[.A369]*([.G369]+[.$M$6]))" office:value-type="float" office:value="0.0000000399615974145166" calcext:value-type="float">
            <text:p>3.99615974145166E-08</text:p>
          </table:table-cell>
          <table:table-cell table:formula="of:=[.H369]*1000000000" office:value-type="float" office:value="39.9615974145166" calcext:value-type="float">
            <text:p>39.96159741451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800.9495463498" calcext:value-type="float">
            <text:p>12800.9495463498</text:p>
          </table:table-cell>
          <table:table-cell/>
          <table:table-cell table:formula="of:=2*PI()*[.A370]*[.$M$3]" office:value-type="float" office:value="2.49335288133475" calcext:value-type="float">
            <text:p>2.49335288133475</text:p>
          </table:table-cell>
          <table:table-cell table:formula="of:=([.C370]+[.$M$6])/(2*PI()*[.A370])" office:value-type="float" office:value="0.0000347299172811116" calcext:value-type="float">
            <text:p>3.47299172811116E-05</text:p>
          </table:table-cell>
          <table:table-cell table:formula="of:=[.D370]*1000000" office:value-type="float" office:value="34.7299172811116" calcext:value-type="float">
            <text:p>34.7299172811116</text:p>
          </table:table-cell>
          <table:table-cell/>
          <table:table-cell table:formula="of:=1/(2*PI()*[.A370]*[.$M$5])" office:value-type="float" office:value="310.826440092638" calcext:value-type="float">
            <text:p>310.826440092638</text:p>
          </table:table-cell>
          <table:table-cell table:formula="of:=1/(2*PI()*[.A370]*([.G370]+[.$M$6]))" office:value-type="float" office:value="0.0000000399614304718158" calcext:value-type="float">
            <text:p>3.99614304718158E-08</text:p>
          </table:table-cell>
          <table:table-cell table:formula="of:=[.H370]*1000000000" office:value-type="float" office:value="39.9614304718158" calcext:value-type="float">
            <text:p>39.961430471815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856.5001287474" calcext:value-type="float">
            <text:p>12856.5001287474</text:p>
          </table:table-cell>
          <table:table-cell/>
          <table:table-cell table:formula="of:=2*PI()*[.A371]*[.$M$3]" office:value-type="float" office:value="2.50417295403164" calcext:value-type="float">
            <text:p>2.50417295403164</text:p>
          </table:table-cell>
          <table:table-cell table:formula="of:=([.C371]+[.$M$6])/(2*PI()*[.A371])" office:value-type="float" office:value="0.0000347138009916716" calcext:value-type="float">
            <text:p>3.47138009916716E-05</text:p>
          </table:table-cell>
          <table:table-cell table:formula="of:=[.D371]*1000000" office:value-type="float" office:value="34.7138009916716" calcext:value-type="float">
            <text:p>34.7138009916716</text:p>
          </table:table-cell>
          <table:table-cell/>
          <table:table-cell table:formula="of:=1/(2*PI()*[.A371]*[.$M$5])" office:value-type="float" office:value="309.483415972637" calcext:value-type="float">
            <text:p>309.483415972637</text:p>
          </table:table-cell>
          <table:table-cell table:formula="of:=1/(2*PI()*[.A371]*([.G371]+[.$M$6]))" office:value-type="float" office:value="0.0000000399612632588406" calcext:value-type="float">
            <text:p>3.99612632588406E-08</text:p>
          </table:table-cell>
          <table:table-cell table:formula="of:=[.H371]*1000000000" office:value-type="float" office:value="39.9612632588406" calcext:value-type="float">
            <text:p>39.96126325884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912.1408663263" calcext:value-type="float">
            <text:p>12912.1408663263</text:p>
          </table:table-cell>
          <table:table-cell/>
          <table:table-cell table:formula="of:=2*PI()*[.A372]*[.$M$3]" office:value-type="float" office:value="2.51501058704157" calcext:value-type="float">
            <text:p>2.51501058704157</text:p>
          </table:table-cell>
          <table:table-cell table:formula="of:=([.C372]+[.$M$6])/(2*PI()*[.A372])" office:value-type="float" office:value="0.0000346977975551744" calcext:value-type="float">
            <text:p>3.46977975551744E-05</text:p>
          </table:table-cell>
          <table:table-cell table:formula="of:=[.D372]*1000000" office:value-type="float" office:value="34.6977975551744" calcext:value-type="float">
            <text:p>34.6977975551744</text:p>
          </table:table-cell>
          <table:table-cell/>
          <table:table-cell table:formula="of:=1/(2*PI()*[.A372]*[.$M$5])" office:value-type="float" office:value="308.149796264532" calcext:value-type="float">
            <text:p>308.149796264532</text:p>
          </table:table-cell>
          <table:table-cell table:formula="of:=1/(2*PI()*[.A372]*([.G372]+[.$M$6]))" office:value-type="float" office:value="0.0000000399610957758918" calcext:value-type="float">
            <text:p>3.99610957758918E-08</text:p>
          </table:table-cell>
          <table:table-cell table:formula="of:=[.H372]*1000000000" office:value-type="float" office:value="39.9610957758918" calcext:value-type="float">
            <text:p>39.961095775891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2967.8716618054" calcext:value-type="float">
            <text:p>12967.8716618054</text:p>
          </table:table-cell>
          <table:table-cell/>
          <table:table-cell table:formula="of:=2*PI()*[.A373]*[.$M$3]" office:value-type="float" office:value="2.52586576141623" calcext:value-type="float">
            <text:p>2.52586576141623</text:p>
          </table:table-cell>
          <table:table-cell table:formula="of:=([.C373]+[.$M$6])/(2*PI()*[.A373])" office:value-type="float" office:value="0.0000346819058803765" calcext:value-type="float">
            <text:p>3.46819058803765E-05</text:p>
          </table:table-cell>
          <table:table-cell table:formula="of:=[.D373]*1000000" office:value-type="float" office:value="34.6819058803765" calcext:value-type="float">
            <text:p>34.6819058803765</text:p>
          </table:table-cell>
          <table:table-cell/>
          <table:table-cell table:formula="of:=1/(2*PI()*[.A373]*[.$M$5])" office:value-type="float" office:value="306.825490031373" calcext:value-type="float">
            <text:p>306.825490031373</text:p>
          </table:table-cell>
          <table:table-cell table:formula="of:=1/(2*PI()*[.A373]*([.G373]+[.$M$6]))" office:value-type="float" office:value="0.000000039960928023269" calcext:value-type="float">
            <text:p>3.9960928023269E-08</text:p>
          </table:table-cell>
          <table:table-cell table:formula="of:=[.H373]*1000000000" office:value-type="float" office:value="39.960928023269" calcext:value-type="float">
            <text:p>39.9609280232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023.6924182698" calcext:value-type="float">
            <text:p>13023.6924182698</text:p>
          </table:table-cell>
          <table:table-cell/>
          <table:table-cell table:formula="of:=2*PI()*[.A374]*[.$M$3]" office:value-type="float" office:value="2.53673845827866" calcext:value-type="float">
            <text:p>2.53673845827866</text:p>
          </table:table-cell>
          <table:table-cell table:formula="of:=([.C374]+[.$M$6])/(2*PI()*[.A374])" office:value-type="float" office:value="0.0000346661248894814" calcext:value-type="float">
            <text:p>3.46661248894814E-05</text:p>
          </table:table-cell>
          <table:table-cell table:formula="of:=[.D374]*1000000" office:value-type="float" office:value="34.6661248894814" calcext:value-type="float">
            <text:p>34.6661248894814</text:p>
          </table:table-cell>
          <table:table-cell/>
          <table:table-cell table:formula="of:=1/(2*PI()*[.A374]*[.$M$5])" office:value-type="float" office:value="305.510407456781" calcext:value-type="float">
            <text:p>305.510407456781</text:p>
          </table:table-cell>
          <table:table-cell table:formula="of:=1/(2*PI()*[.A374]*([.G374]+[.$M$6]))" office:value-type="float" office:value="0.0000000399607600012707" calcext:value-type="float">
            <text:p>3.99607600012707E-08</text:p>
          </table:table-cell>
          <table:table-cell table:formula="of:=[.H374]*1000000000" office:value-type="float" office:value="39.9607600012707" calcext:value-type="float">
            <text:p>39.960760001270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079.6030391687" calcext:value-type="float">
            <text:p>13079.6030391687</text:p>
          </table:table-cell>
          <table:table-cell/>
          <table:table-cell table:formula="of:=2*PI()*[.A375]*[.$M$3]" office:value-type="float" office:value="2.54762865882284" calcext:value-type="float">
            <text:p>2.54762865882284</text:p>
          </table:table-cell>
          <table:table-cell table:formula="of:=([.C375]+[.$M$6])/(2*PI()*[.A375])" office:value-type="float" office:value="0.0000346504535179382" calcext:value-type="float">
            <text:p>3.46504535179382E-05</text:p>
          </table:table-cell>
          <table:table-cell table:formula="of:=[.D375]*1000000" office:value-type="float" office:value="34.6504535179382" calcext:value-type="float">
            <text:p>34.6504535179382</text:p>
          </table:table-cell>
          <table:table-cell/>
          <table:table-cell table:formula="of:=1/(2*PI()*[.A375]*[.$M$5])" office:value-type="float" office:value="304.204459828183" calcext:value-type="float">
            <text:p>304.204459828183</text:p>
          </table:table-cell>
          <table:table-cell table:formula="of:=1/(2*PI()*[.A375]*([.G375]+[.$M$6]))" office:value-type="float" office:value="0.0000000399605917101944" calcext:value-type="float">
            <text:p>3.99605917101944E-08</text:p>
          </table:table-cell>
          <table:table-cell table:formula="of:=[.H375]*1000000000" office:value-type="float" office:value="39.9605917101944" calcext:value-type="float">
            <text:p>39.96059171019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135.6034283132" calcext:value-type="float">
            <text:p>13135.6034283132</text:p>
          </table:table-cell>
          <table:table-cell/>
          <table:table-cell table:formula="of:=2*PI()*[.A376]*[.$M$3]" office:value-type="float" office:value="2.55853634431317" calcext:value-type="float">
            <text:p>2.55853634431317</text:p>
          </table:table-cell>
          <table:table-cell table:formula="of:=([.C376]+[.$M$6])/(2*PI()*[.A376])" office:value-type="float" office:value="0.0000346348907142441" calcext:value-type="float">
            <text:p>3.46348907142441E-05</text:p>
          </table:table-cell>
          <table:table-cell table:formula="of:=[.D376]*1000000" office:value-type="float" office:value="34.6348907142441" calcext:value-type="float">
            <text:p>34.6348907142441</text:p>
          </table:table-cell>
          <table:table-cell/>
          <table:table-cell table:formula="of:=1/(2*PI()*[.A376]*[.$M$5])" office:value-type="float" office:value="302.907559520343" calcext:value-type="float">
            <text:p>302.907559520343</text:p>
          </table:table-cell>
          <table:table-cell table:formula="of:=1/(2*PI()*[.A376]*([.G376]+[.$M$6]))" office:value-type="float" office:value="0.0000000399604231503364" calcext:value-type="float">
            <text:p>3.99604231503364E-08</text:p>
          </table:table-cell>
          <table:table-cell table:formula="of:=[.H376]*1000000000" office:value-type="float" office:value="39.9604231503364" calcext:value-type="float">
            <text:p>39.960423150336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191.6934898734" calcext:value-type="float">
            <text:p>13191.6934898734</text:p>
          </table:table-cell>
          <table:table-cell/>
          <table:table-cell table:formula="of:=2*PI()*[.A377]*[.$M$3]" office:value-type="float" office:value="2.56946149608407" calcext:value-type="float">
            <text:p>2.56946149608407</text:p>
          </table:table-cell>
          <table:table-cell table:formula="of:=([.C377]+[.$M$6])/(2*PI()*[.A377])" office:value-type="float" office:value="0.0000346194354397501" calcext:value-type="float">
            <text:p>3.46194354397501E-05</text:p>
          </table:table-cell>
          <table:table-cell table:formula="of:=[.D377]*1000000" office:value-type="float" office:value="34.6194354397501" calcext:value-type="float">
            <text:p>34.6194354397501</text:p>
          </table:table-cell>
          <table:table-cell/>
          <table:table-cell table:formula="of:=1/(2*PI()*[.A377]*[.$M$5])" office:value-type="float" office:value="301.619619979175" calcext:value-type="float">
            <text:p>301.619619979175</text:p>
          </table:table-cell>
          <table:table-cell table:formula="of:=1/(2*PI()*[.A377]*([.G377]+[.$M$6]))" office:value-type="float" office:value="0.000000039960254321992" calcext:value-type="float">
            <text:p>3.9960254321992E-08</text:p>
          </table:table-cell>
          <table:table-cell table:formula="of:=[.H377]*1000000000" office:value-type="float" office:value="39.960254321992" calcext:value-type="float">
            <text:p>39.96025432199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247.873128377" calcext:value-type="float">
            <text:p>13247.873128377</text:p>
          </table:table-cell>
          <table:table-cell/>
          <table:table-cell table:formula="of:=2*PI()*[.A378]*[.$M$3]" office:value-type="float" office:value="2.58040409553952" calcext:value-type="float">
            <text:p>2.58040409553952</text:p>
          </table:table-cell>
          <table:table-cell table:formula="of:=([.C378]+[.$M$6])/(2*PI()*[.A378])" office:value-type="float" office:value="0.0000346040866684702" calcext:value-type="float">
            <text:p>3.46040866684702E-05</text:p>
          </table:table-cell>
          <table:table-cell table:formula="of:=[.D378]*1000000" office:value-type="float" office:value="34.6040866684702" calcext:value-type="float">
            <text:p>34.6040866684702</text:p>
          </table:table-cell>
          <table:table-cell/>
          <table:table-cell table:formula="of:=1/(2*PI()*[.A378]*[.$M$5])" office:value-type="float" office:value="300.340555705854" calcext:value-type="float">
            <text:p>300.340555705854</text:p>
          </table:table-cell>
          <table:table-cell table:formula="of:=1/(2*PI()*[.A378]*([.G378]+[.$M$6]))" office:value-type="float" office:value="0.0000000399600852254553" calcext:value-type="float">
            <text:p>3.99600852254553E-08</text:p>
          </table:table-cell>
          <table:table-cell table:formula="of:=[.H378]*1000000000" office:value-type="float" office:value="39.9600852254553" calcext:value-type="float">
            <text:p>39.96008522545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304.142248706" calcext:value-type="float">
            <text:p>13304.142248706</text:p>
          </table:table-cell>
          <table:table-cell/>
          <table:table-cell table:formula="of:=2*PI()*[.A379]*[.$M$3]" office:value-type="float" office:value="2.5913641241526" calcext:value-type="float">
            <text:p>2.5913641241526</text:p>
          </table:table-cell>
          <table:table-cell table:formula="of:=([.C379]+[.$M$6])/(2*PI()*[.A379])" office:value-type="float" office:value="0.0000345888433868942" calcext:value-type="float">
            <text:p>3.45888433868942E-05</text:p>
          </table:table-cell>
          <table:table-cell table:formula="of:=[.D379]*1000000" office:value-type="float" office:value="34.5888433868942" calcext:value-type="float">
            <text:p>34.5888433868942</text:p>
          </table:table-cell>
          <table:table-cell/>
          <table:table-cell table:formula="of:=1/(2*PI()*[.A379]*[.$M$5])" office:value-type="float" office:value="299.070282241185" calcext:value-type="float">
            <text:p>299.070282241185</text:p>
          </table:table-cell>
          <table:table-cell table:formula="of:=1/(2*PI()*[.A379]*([.G379]+[.$M$6]))" office:value-type="float" office:value="0.0000000399599158610195" calcext:value-type="float">
            <text:p>3.99599158610195E-08</text:p>
          </table:table-cell>
          <table:table-cell table:formula="of:=[.H379]*1000000000" office:value-type="float" office:value="39.9599158610195" calcext:value-type="float">
            <text:p>39.959915861019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360.5007560954" calcext:value-type="float">
            <text:p>13360.5007560954</text:p>
          </table:table-cell>
          <table:table-cell/>
          <table:table-cell table:formula="of:=2*PI()*[.A380]*[.$M$3]" office:value-type="float" office:value="2.60234156346507" calcext:value-type="float">
            <text:p>2.60234156346507</text:p>
          </table:table-cell>
          <table:table-cell table:formula="of:=([.C380]+[.$M$6])/(2*PI()*[.A380])" office:value-type="float" office:value="0.0000345737045938031" calcext:value-type="float">
            <text:p>3.45737045938031E-05</text:p>
          </table:table-cell>
          <table:table-cell table:formula="of:=[.D380]*1000000" office:value-type="float" office:value="34.5737045938032" calcext:value-type="float">
            <text:p>34.5737045938032</text:p>
          </table:table-cell>
          <table:table-cell/>
          <table:table-cell table:formula="of:=1/(2*PI()*[.A380]*[.$M$5])" office:value-type="float" office:value="297.808716150262" calcext:value-type="float">
            <text:p>297.808716150262</text:p>
          </table:table-cell>
          <table:table-cell table:formula="of:=1/(2*PI()*[.A380]*([.G380]+[.$M$6]))" office:value-type="float" office:value="0.0000000399597462289766" calcext:value-type="float">
            <text:p>3.99597462289766E-08</text:p>
          </table:table-cell>
          <table:table-cell table:formula="of:=[.H380]*1000000000" office:value-type="float" office:value="39.9597462289766" calcext:value-type="float">
            <text:p>39.95974622897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416.9485561303" calcext:value-type="float">
            <text:p>13416.9485561303</text:p>
          </table:table-cell>
          <table:table-cell/>
          <table:table-cell table:formula="of:=2*PI()*[.A381]*[.$M$3]" office:value-type="float" office:value="2.61333639508693" calcext:value-type="float">
            <text:p>2.61333639508693</text:p>
          </table:table-cell>
          <table:table-cell table:formula="of:=([.C381]+[.$M$6])/(2*PI()*[.A381])" office:value-type="float" office:value="0.0000345586693000886" calcext:value-type="float">
            <text:p>3.45586693000886E-05</text:p>
          </table:table-cell>
          <table:table-cell table:formula="of:=[.D381]*1000000" office:value-type="float" office:value="34.5586693000886" calcext:value-type="float">
            <text:p>34.5586693000886</text:p>
          </table:table-cell>
          <table:table-cell/>
          <table:table-cell table:formula="of:=1/(2*PI()*[.A381]*[.$M$5])" office:value-type="float" office:value="296.555775007381" calcext:value-type="float">
            <text:p>296.555775007381</text:p>
          </table:table-cell>
          <table:table-cell table:formula="of:=1/(2*PI()*[.A381]*([.G381]+[.$M$6]))" office:value-type="float" office:value="0.0000000399595763296176" calcext:value-type="float">
            <text:p>3.99595763296176E-08</text:p>
          </table:table-cell>
          <table:table-cell table:formula="of:=[.H381]*1000000000" office:value-type="float" office:value="39.9595763296176" calcext:value-type="float">
            <text:p>39.959576329617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473.485554744" calcext:value-type="float">
            <text:p>13473.485554744</text:p>
          </table:table-cell>
          <table:table-cell/>
          <table:table-cell table:formula="of:=2*PI()*[.A382]*[.$M$3]" office:value-type="float" office:value="2.62434860069598" calcext:value-type="float">
            <text:p>2.62434860069598</text:p>
          </table:table-cell>
          <table:table-cell table:formula="of:=([.C382]+[.$M$6])/(2*PI()*[.A382])" office:value-type="float" office:value="0.0000345437365285746" calcext:value-type="float">
            <text:p>3.45437365285746E-05</text:p>
          </table:table-cell>
          <table:table-cell table:formula="of:=[.D382]*1000000" office:value-type="float" office:value="34.5437365285746" calcext:value-type="float">
            <text:p>34.5437365285746</text:p>
          </table:table-cell>
          <table:table-cell/>
          <table:table-cell table:formula="of:=1/(2*PI()*[.A382]*[.$M$5])" office:value-type="float" office:value="295.311377381217" calcext:value-type="float">
            <text:p>295.311377381217</text:p>
          </table:table-cell>
          <table:table-cell table:formula="of:=1/(2*PI()*[.A382]*([.G382]+[.$M$6]))" office:value-type="float" office:value="0.0000000399594061632326" calcext:value-type="float">
            <text:p>3.99594061632326E-08</text:p>
          </table:table-cell>
          <table:table-cell table:formula="of:=[.H382]*1000000000" office:value-type="float" office:value="39.9594061632326" calcext:value-type="float">
            <text:p>39.95940616323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530.1116582157" calcext:value-type="float">
            <text:p>13530.1116582157</text:p>
          </table:table-cell>
          <table:table-cell/>
          <table:table-cell table:formula="of:=2*PI()*[.A383]*[.$M$3]" office:value-type="float" office:value="2.6353781620374" calcext:value-type="float">
            <text:p>2.6353781620374</text:p>
          </table:table-cell>
          <table:table-cell table:formula="of:=([.C383]+[.$M$6])/(2*PI()*[.A383])" office:value-type="float" office:value="0.0000345289053138432" calcext:value-type="float">
            <text:p>3.45289053138432E-05</text:p>
          </table:table-cell>
          <table:table-cell table:formula="of:=[.D383]*1000000" office:value-type="float" office:value="34.5289053138432" calcext:value-type="float">
            <text:p>34.5289053138432</text:p>
          </table:table-cell>
          <table:table-cell/>
          <table:table-cell table:formula="of:=1/(2*PI()*[.A383]*[.$M$5])" office:value-type="float" office:value="294.075442820263" calcext:value-type="float">
            <text:p>294.075442820263</text:p>
          </table:table-cell>
          <table:table-cell table:formula="of:=1/(2*PI()*[.A383]*([.G383]+[.$M$6]))" office:value-type="float" office:value="0.0000000399592357301104" calcext:value-type="float">
            <text:p>3.99592357301104E-08</text:p>
          </table:table-cell>
          <table:table-cell table:formula="of:=[.H383]*1000000000" office:value-type="float" office:value="39.9592357301104" calcext:value-type="float">
            <text:p>39.959235730110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586.8267731683" calcext:value-type="float">
            <text:p>13586.8267731683</text:p>
          </table:table-cell>
          <table:table-cell/>
          <table:table-cell table:formula="of:=2*PI()*[.A384]*[.$M$3]" office:value-type="float" office:value="2.64642506092332" calcext:value-type="float">
            <text:p>2.64642506092332</text:p>
          </table:table-cell>
          <table:table-cell table:formula="of:=([.C384]+[.$M$6])/(2*PI()*[.A384])" office:value-type="float" office:value="0.0000345141747020621" calcext:value-type="float">
            <text:p>3.45141747020621E-05</text:p>
          </table:table-cell>
          <table:table-cell table:formula="of:=[.D384]*1000000" office:value-type="float" office:value="34.5141747020621" calcext:value-type="float">
            <text:p>34.5141747020621</text:p>
          </table:table-cell>
          <table:table-cell/>
          <table:table-cell table:formula="of:=1/(2*PI()*[.A384]*[.$M$5])" office:value-type="float" office:value="292.847891838511" calcext:value-type="float">
            <text:p>292.847891838511</text:p>
          </table:table-cell>
          <table:table-cell table:formula="of:=1/(2*PI()*[.A384]*([.G384]+[.$M$6]))" office:value-type="float" office:value="0.0000000399590650305389" calcext:value-type="float">
            <text:p>3.99590650305389E-08</text:p>
          </table:table-cell>
          <table:table-cell table:formula="of:=[.H384]*1000000000" office:value-type="float" office:value="39.9590650305389" calcext:value-type="float">
            <text:p>39.95906503053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643.6308065664" calcext:value-type="float">
            <text:p>13643.6308065664</text:p>
          </table:table-cell>
          <table:table-cell/>
          <table:table-cell table:formula="of:=2*PI()*[.A385]*[.$M$3]" office:value-type="float" office:value="2.65748927923243" calcext:value-type="float">
            <text:p>2.65748927923243</text:p>
          </table:table-cell>
          <table:table-cell table:formula="of:=([.C385]+[.$M$6])/(2*PI()*[.A385])" office:value-type="float" office:value="0.0000344995437508166" calcext:value-type="float">
            <text:p>3.44995437508166E-05</text:p>
          </table:table-cell>
          <table:table-cell table:formula="of:=[.D385]*1000000" office:value-type="float" office:value="34.4995437508166" calcext:value-type="float">
            <text:p>34.4995437508166</text:p>
          </table:table-cell>
          <table:table-cell/>
          <table:table-cell table:formula="of:=1/(2*PI()*[.A385]*[.$M$5])" office:value-type="float" office:value="291.628645901385" calcext:value-type="float">
            <text:p>291.628645901385</text:p>
          </table:table-cell>
          <table:table-cell table:formula="of:=1/(2*PI()*[.A385]*([.G385]+[.$M$6]))" office:value-type="float" office:value="0.000000039958894064805" calcext:value-type="float">
            <text:p>3.9958894064805E-08</text:p>
          </table:table-cell>
          <table:table-cell table:formula="of:=[.H385]*1000000000" office:value-type="float" office:value="39.958894064805" calcext:value-type="float">
            <text:p>39.95889406480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700.5236657141" calcext:value-type="float">
            <text:p>13700.5236657141</text:p>
          </table:table-cell>
          <table:table-cell/>
          <table:table-cell table:formula="of:=2*PI()*[.A386]*[.$M$3]" office:value-type="float" office:value="2.6685707989095" calcext:value-type="float">
            <text:p>2.6685707989095</text:p>
          </table:table-cell>
          <table:table-cell table:formula="of:=([.C386]+[.$M$6])/(2*PI()*[.A386])" office:value-type="float" office:value="0.0000344850115289429" calcext:value-type="float">
            <text:p>3.44850115289429E-05</text:p>
          </table:table-cell>
          <table:table-cell table:formula="of:=[.D386]*1000000" office:value-type="float" office:value="34.4850115289429" calcext:value-type="float">
            <text:p>34.4850115289429</text:p>
          </table:table-cell>
          <table:table-cell/>
          <table:table-cell table:formula="of:=1/(2*PI()*[.A386]*[.$M$5])" office:value-type="float" office:value="290.417627411909" calcext:value-type="float">
            <text:p>290.417627411909</text:p>
          </table:table-cell>
          <table:table-cell table:formula="of:=1/(2*PI()*[.A386]*([.G386]+[.$M$6]))" office:value-type="float" office:value="0.0000000399587228331944" calcext:value-type="float">
            <text:p>3.99587228331944E-08</text:p>
          </table:table-cell>
          <table:table-cell table:formula="of:=[.H386]*1000000000" office:value-type="float" office:value="39.9587228331944" calcext:value-type="float">
            <text:p>39.95872283319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757.5052582526" calcext:value-type="float">
            <text:p>13757.5052582526</text:p>
          </table:table-cell>
          <table:table-cell/>
          <table:table-cell table:formula="of:=2*PI()*[.A387]*[.$M$3]" office:value-type="float" office:value="2.67966960196505" calcext:value-type="float">
            <text:p>2.67966960196505</text:p>
          </table:table-cell>
          <table:table-cell table:formula="of:=([.C387]+[.$M$6])/(2*PI()*[.A387])" office:value-type="float" office:value="0.0000344705771163654" calcext:value-type="float">
            <text:p>3.44705771163654E-05</text:p>
          </table:table-cell>
          <table:table-cell table:formula="of:=[.D387]*1000000" office:value-type="float" office:value="34.4705771163654" calcext:value-type="float">
            <text:p>34.4705771163654</text:p>
          </table:table-cell>
          <table:table-cell/>
          <table:table-cell table:formula="of:=1/(2*PI()*[.A387]*[.$M$5])" office:value-type="float" office:value="289.21475969712" calcext:value-type="float">
            <text:p>289.21475969712</text:p>
          </table:table-cell>
          <table:table-cell table:formula="of:=1/(2*PI()*[.A387]*([.G387]+[.$M$6]))" office:value-type="float" office:value="0.0000000399585513359922" calcext:value-type="float">
            <text:p>3.99585513359922E-08</text:p>
          </table:table-cell>
          <table:table-cell table:formula="of:=[.H387]*1000000000" office:value-type="float" office:value="39.9585513359922" calcext:value-type="float">
            <text:p>39.95855133599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814.5754921585" calcext:value-type="float">
            <text:p>13814.5754921585</text:p>
          </table:table-cell>
          <table:table-cell/>
          <table:table-cell table:formula="of:=2*PI()*[.A388]*[.$M$3]" office:value-type="float" office:value="2.69078567047486" calcext:value-type="float">
            <text:p>2.69078567047486</text:p>
          </table:table-cell>
          <table:table-cell table:formula="of:=([.C388]+[.$M$6])/(2*PI()*[.A388])" office:value-type="float" office:value="0.0000344562396039365" calcext:value-type="float">
            <text:p>3.44562396039365E-05</text:p>
          </table:table-cell>
          <table:table-cell table:formula="of:=[.D388]*1000000" office:value-type="float" office:value="34.4562396039365" calcext:value-type="float">
            <text:p>34.4562396039365</text:p>
          </table:table-cell>
          <table:table-cell/>
          <table:table-cell table:formula="of:=1/(2*PI()*[.A388]*[.$M$5])" office:value-type="float" office:value="288.019966994708" calcext:value-type="float">
            <text:p>288.019966994708</text:p>
          </table:table-cell>
          <table:table-cell table:formula="of:=1/(2*PI()*[.A388]*([.G388]+[.$M$6]))" office:value-type="float" office:value="0.0000000399583795734819" calcext:value-type="float">
            <text:p>3.99583795734819E-08</text:p>
          </table:table-cell>
          <table:table-cell table:formula="of:=[.H388]*1000000000" office:value-type="float" office:value="39.9583795734819" calcext:value-type="float">
            <text:p>39.95837957348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871.7342757416" calcext:value-type="float">
            <text:p>13871.7342757416</text:p>
          </table:table-cell>
          <table:table-cell/>
          <table:table-cell table:formula="of:=2*PI()*[.A389]*[.$M$3]" office:value-type="float" office:value="2.70191898657962" calcext:value-type="float">
            <text:p>2.70191898657962</text:p>
          </table:table-cell>
          <table:table-cell table:formula="of:=([.C389]+[.$M$6])/(2*PI()*[.A389])" office:value-type="float" office:value="0.0000344419980932785" calcext:value-type="float">
            <text:p>3.44419980932785E-05</text:p>
          </table:table-cell>
          <table:table-cell table:formula="of:=[.D389]*1000000" office:value-type="float" office:value="34.4419980932785" calcext:value-type="float">
            <text:p>34.4419980932785</text:p>
          </table:table-cell>
          <table:table-cell/>
          <table:table-cell table:formula="of:=1/(2*PI()*[.A389]*[.$M$5])" office:value-type="float" office:value="286.833174439874" calcext:value-type="float">
            <text:p>286.833174439874</text:p>
          </table:table-cell>
          <table:table-cell table:formula="of:=1/(2*PI()*[.A389]*([.G389]+[.$M$6]))" office:value-type="float" office:value="0.0000000399582075459466" calcext:value-type="float">
            <text:p>3.99582075459466E-08</text:p>
          </table:table-cell>
          <table:table-cell table:formula="of:=[.H389]*1000000000" office:value-type="float" office:value="39.9582075459465" calcext:value-type="float">
            <text:p>39.958207545946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928.9815176428" calcext:value-type="float">
            <text:p>13928.9815176428</text:p>
          </table:table-cell>
          <table:table-cell/>
          <table:table-cell table:formula="of:=2*PI()*[.A390]*[.$M$3]" office:value-type="float" office:value="2.71306953248451" calcext:value-type="float">
            <text:p>2.71306953248451</text:p>
          </table:table-cell>
          <table:table-cell table:formula="of:=([.C390]+[.$M$6])/(2*PI()*[.A390])" office:value-type="float" office:value="0.0000344278516966292" calcext:value-type="float">
            <text:p>3.44278516966292E-05</text:p>
          </table:table-cell>
          <table:table-cell table:formula="of:=[.D390]*1000000" office:value-type="float" office:value="34.4278516966292" calcext:value-type="float">
            <text:p>34.4278516966292</text:p>
          </table:table-cell>
          <table:table-cell/>
          <table:table-cell table:formula="of:=1/(2*PI()*[.A390]*[.$M$5])" office:value-type="float" office:value="285.654308052433" calcext:value-type="float">
            <text:p>285.654308052433</text:p>
          </table:table-cell>
          <table:table-cell table:formula="of:=1/(2*PI()*[.A390]*([.G390]+[.$M$6]))" office:value-type="float" office:value="0.0000000399580352536679" calcext:value-type="float">
            <text:p>3.99580352536679E-08</text:p>
          </table:table-cell>
          <table:table-cell table:formula="of:=[.H390]*1000000000" office:value-type="float" office:value="39.9580352536679" calcext:value-type="float">
            <text:p>39.95803525366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3986.317126832" calcext:value-type="float">
            <text:p>13986.317126832</text:p>
          </table:table-cell>
          <table:table-cell/>
          <table:table-cell table:formula="of:=2*PI()*[.A391]*[.$M$3]" office:value-type="float" office:value="2.72423729045881" calcext:value-type="float">
            <text:p>2.72423729045881</text:p>
          </table:table-cell>
          <table:table-cell table:formula="of:=([.C391]+[.$M$6])/(2*PI()*[.A391])" office:value-type="float" office:value="0.0000344137995366893" calcext:value-type="float">
            <text:p>3.44137995366893E-05</text:p>
          </table:table-cell>
          <table:table-cell table:formula="of:=[.D391]*1000000" office:value-type="float" office:value="34.4137995366893" calcext:value-type="float">
            <text:p>34.4137995366893</text:p>
          </table:table-cell>
          <table:table-cell/>
          <table:table-cell table:formula="of:=1/(2*PI()*[.A391]*[.$M$5])" office:value-type="float" office:value="284.483294724108" calcext:value-type="float">
            <text:p>284.483294724108</text:p>
          </table:table-cell>
          <table:table-cell table:formula="of:=1/(2*PI()*[.A391]*([.G391]+[.$M$6]))" office:value-type="float" office:value="0.0000000399578626969267" calcext:value-type="float">
            <text:p>3.99578626969267E-08</text:p>
          </table:table-cell>
          <table:table-cell table:formula="of:=[.H391]*1000000000" office:value-type="float" office:value="39.9578626969267" calcext:value-type="float">
            <text:p>39.95786269692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043.741012606" calcext:value-type="float">
            <text:p>14043.741012606</text:p>
          </table:table-cell>
          <table:table-cell/>
          <table:table-cell table:formula="of:=2*PI()*[.A392]*[.$M$3]" office:value-type="float" office:value="2.73542224283548" calcext:value-type="float">
            <text:p>2.73542224283548</text:p>
          </table:table-cell>
          <table:table-cell table:formula="of:=([.C392]+[.$M$6])/(2*PI()*[.A392])" office:value-type="float" office:value="0.0000343998407464728" calcext:value-type="float">
            <text:p>3.43998407464728E-05</text:p>
          </table:table-cell>
          <table:table-cell table:formula="of:=[.D392]*1000000" office:value-type="float" office:value="34.3998407464728" calcext:value-type="float">
            <text:p>34.3998407464728</text:p>
          </table:table-cell>
          <table:table-cell/>
          <table:table-cell table:formula="of:=1/(2*PI()*[.A392]*[.$M$5])" office:value-type="float" office:value="283.320062206064" calcext:value-type="float">
            <text:p>283.320062206064</text:p>
          </table:table-cell>
          <table:table-cell table:formula="of:=1/(2*PI()*[.A392]*([.G392]+[.$M$6]))" office:value-type="float" office:value="0.0000000399576898760029" calcext:value-type="float">
            <text:p>3.99576898760029E-08</text:p>
          </table:table-cell>
          <table:table-cell table:formula="of:=[.H392]*1000000000" office:value-type="float" office:value="39.9576898760029" calcext:value-type="float">
            <text:p>39.957689876002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101.2530845869" calcext:value-type="float">
            <text:p>14101.2530845869</text:p>
          </table:table-cell>
          <table:table-cell/>
          <table:table-cell table:formula="of:=2*PI()*[.A393]*[.$M$3]" office:value-type="float" office:value="2.74662437201081" calcext:value-type="float">
            <text:p>2.74662437201081</text:p>
          </table:table-cell>
          <table:table-cell table:formula="of:=([.C393]+[.$M$6])/(2*PI()*[.A393])" office:value-type="float" office:value="0.0000343859744691596" calcext:value-type="float">
            <text:p>3.43859744691596E-05</text:p>
          </table:table-cell>
          <table:table-cell table:formula="of:=[.D393]*1000000" office:value-type="float" office:value="34.3859744691596" calcext:value-type="float">
            <text:p>34.3859744691596</text:p>
          </table:table-cell>
          <table:table-cell/>
          <table:table-cell table:formula="of:=1/(2*PI()*[.A393]*[.$M$5])" office:value-type="float" office:value="282.16453909663" calcext:value-type="float">
            <text:p>282.16453909663</text:p>
          </table:table-cell>
          <table:table-cell table:formula="of:=1/(2*PI()*[.A393]*([.G393]+[.$M$6]))" office:value-type="float" office:value="0.0000000399575167911753" calcext:value-type="float">
            <text:p>3.99575167911753E-08</text:p>
          </table:table-cell>
          <table:table-cell table:formula="of:=[.H393]*1000000000" office:value-type="float" office:value="39.9575167911753" calcext:value-type="float">
            <text:p>39.95751679117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158.8532527196" calcext:value-type="float">
            <text:p>14158.8532527196</text:p>
          </table:table-cell>
          <table:table-cell/>
          <table:table-cell table:formula="of:=2*PI()*[.A394]*[.$M$3]" office:value-type="float" office:value="2.75784366044398" calcext:value-type="float">
            <text:p>2.75784366044398</text:p>
          </table:table-cell>
          <table:table-cell table:formula="of:=([.C394]+[.$M$6])/(2*PI()*[.A394])" office:value-type="float" office:value="0.0000343721998579509" calcext:value-type="float">
            <text:p>3.43721998579509E-05</text:p>
          </table:table-cell>
          <table:table-cell table:formula="of:=[.D394]*1000000" office:value-type="float" office:value="34.3721998579509" calcext:value-type="float">
            <text:p>34.3721998579509</text:p>
          </table:table-cell>
          <table:table-cell/>
          <table:table-cell table:formula="of:=1/(2*PI()*[.A394]*[.$M$5])" office:value-type="float" office:value="281.016654829242" calcext:value-type="float">
            <text:p>281.016654829242</text:p>
          </table:table-cell>
          <table:table-cell table:formula="of:=1/(2*PI()*[.A394]*([.G394]+[.$M$6]))" office:value-type="float" office:value="0.0000000399573434427219" calcext:value-type="float">
            <text:p>3.99573434427219E-08</text:p>
          </table:table-cell>
          <table:table-cell table:formula="of:=[.H394]*1000000000" office:value-type="float" office:value="39.9573434427219" calcext:value-type="float">
            <text:p>39.95734344272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216.5414272701" calcext:value-type="float">
            <text:p>14216.5414272701</text:p>
          </table:table-cell>
          <table:table-cell/>
          <table:table-cell table:formula="of:=2*PI()*[.A395]*[.$M$3]" office:value-type="float" office:value="2.76908009065673" calcext:value-type="float">
            <text:p>2.76908009065673</text:p>
          </table:table-cell>
          <table:table-cell table:formula="of:=([.C395]+[.$M$6])/(2*PI()*[.A395])" office:value-type="float" office:value="0.000034358516075927" calcext:value-type="float">
            <text:p>3.4358516075927E-05</text:p>
          </table:table-cell>
          <table:table-cell table:formula="of:=[.D395]*1000000" office:value-type="float" office:value="34.358516075927" calcext:value-type="float">
            <text:p>34.358516075927</text:p>
          </table:table-cell>
          <table:table-cell/>
          <table:table-cell table:formula="of:=1/(2*PI()*[.A395]*[.$M$5])" office:value-type="float" office:value="279.876339660582" calcext:value-type="float">
            <text:p>279.876339660582</text:p>
          </table:table-cell>
          <table:table-cell table:formula="of:=1/(2*PI()*[.A395]*([.G395]+[.$M$6]))" office:value-type="float" office:value="0.0000000399571698309196" calcext:value-type="float">
            <text:p>3.99571698309196E-08</text:p>
          </table:table-cell>
          <table:table-cell table:formula="of:=[.H395]*1000000000" office:value-type="float" office:value="39.9571698309196" calcext:value-type="float">
            <text:p>39.957169830919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274.3175188236" calcext:value-type="float">
            <text:p>14274.3175188236</text:p>
          </table:table-cell>
          <table:table-cell/>
          <table:table-cell table:formula="of:=2*PI()*[.A396]*[.$M$3]" office:value-type="float" office:value="2.78033364523295" calcext:value-type="float">
            <text:p>2.78033364523295</text:p>
          </table:table-cell>
          <table:table-cell table:formula="of:=([.C396]+[.$M$6])/(2*PI()*[.A396])" office:value-type="float" office:value="0.000034344922295907" calcext:value-type="float">
            <text:p>3.4344922295907E-05</text:p>
          </table:table-cell>
          <table:table-cell table:formula="of:=[.D396]*1000000" office:value-type="float" office:value="34.344922295907" calcext:value-type="float">
            <text:p>34.344922295907</text:p>
          </table:table-cell>
          <table:table-cell/>
          <table:table-cell table:formula="of:=1/(2*PI()*[.A396]*[.$M$5])" office:value-type="float" office:value="278.743524658915" calcext:value-type="float">
            <text:p>278.743524658915</text:p>
          </table:table-cell>
          <table:table-cell table:formula="of:=1/(2*PI()*[.A396]*([.G396]+[.$M$6]))" office:value-type="float" office:value="0.0000000399569959560442" calcext:value-type="float">
            <text:p>3.99569959560442E-08</text:p>
          </table:table-cell>
          <table:table-cell table:formula="of:=[.H396]*1000000000" office:value-type="float" office:value="39.9569959560442" calcext:value-type="float">
            <text:p>39.95699595604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332.1814382823" calcext:value-type="float">
            <text:p>14332.1814382823</text:p>
          </table:table-cell>
          <table:table-cell/>
          <table:table-cell table:formula="of:=2*PI()*[.A397]*[.$M$3]" office:value-type="float" office:value="2.79160430681828" calcext:value-type="float">
            <text:p>2.79160430681828</text:p>
          </table:table-cell>
          <table:table-cell table:formula="of:=([.C397]+[.$M$6])/(2*PI()*[.A397])" office:value-type="float" office:value="0.0000343314177003114" calcext:value-type="float">
            <text:p>3.43314177003114E-05</text:p>
          </table:table-cell>
          <table:table-cell table:formula="of:=[.D397]*1000000" office:value-type="float" office:value="34.3314177003114" calcext:value-type="float">
            <text:p>34.3314177003114</text:p>
          </table:table-cell>
          <table:table-cell/>
          <table:table-cell table:formula="of:=1/(2*PI()*[.A397]*[.$M$5])" office:value-type="float" office:value="277.618141692618" calcext:value-type="float">
            <text:p>277.618141692618</text:p>
          </table:table-cell>
          <table:table-cell table:formula="of:=1/(2*PI()*[.A397]*([.G397]+[.$M$6]))" office:value-type="float" office:value="0.000000039956821818371" calcext:value-type="float">
            <text:p>3.9956821818371E-08</text:p>
          </table:table-cell>
          <table:table-cell table:formula="of:=[.H397]*1000000000" office:value-type="float" office:value="39.956821818371" calcext:value-type="float">
            <text:p>39.95682181837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390.1330968639" calcext:value-type="float">
            <text:p>14390.1330968639</text:p>
          </table:table-cell>
          <table:table-cell/>
          <table:table-cell table:formula="of:=2*PI()*[.A398]*[.$M$3]" office:value-type="float" office:value="2.80289205811978" calcext:value-type="float">
            <text:p>2.80289205811978</text:p>
          </table:table-cell>
          <table:table-cell table:formula="of:=([.C398]+[.$M$6])/(2*PI()*[.A398])" office:value-type="float" office:value="0.0000343180014810269" calcext:value-type="float">
            <text:p>3.43180014810269E-05</text:p>
          </table:table-cell>
          <table:table-cell table:formula="of:=[.D398]*1000000" office:value-type="float" office:value="34.3180014810269" calcext:value-type="float">
            <text:p>34.3180014810269</text:p>
          </table:table-cell>
          <table:table-cell/>
          <table:table-cell table:formula="of:=1/(2*PI()*[.A398]*[.$M$5])" office:value-type="float" office:value="276.500123418909" calcext:value-type="float">
            <text:p>276.500123418909</text:p>
          </table:table-cell>
          <table:table-cell table:formula="of:=1/(2*PI()*[.A398]*([.G398]+[.$M$6]))" office:value-type="float" office:value="0.0000000399566474181739" calcext:value-type="float">
            <text:p>3.99566474181739E-08</text:p>
          </table:table-cell>
          <table:table-cell table:formula="of:=[.H398]*1000000000" office:value-type="float" office:value="39.9566474181739" calcext:value-type="float">
            <text:p>39.95664741817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448.172406099" calcext:value-type="float">
            <text:p>14448.172406099</text:p>
          </table:table-cell>
          <table:table-cell/>
          <table:table-cell table:formula="of:=2*PI()*[.A399]*[.$M$3]" office:value-type="float" office:value="2.81419688190556" calcext:value-type="float">
            <text:p>2.81419688190556</text:p>
          </table:table-cell>
          <table:table-cell table:formula="of:=([.C399]+[.$M$6])/(2*PI()*[.A399])" office:value-type="float" office:value="0.000034304672839273" calcext:value-type="float">
            <text:p>3.4304672839273E-05</text:p>
          </table:table-cell>
          <table:table-cell table:formula="of:=[.D399]*1000000" office:value-type="float" office:value="34.304672839273" calcext:value-type="float">
            <text:p>34.304672839273</text:p>
          </table:table-cell>
          <table:table-cell/>
          <table:table-cell table:formula="of:=1/(2*PI()*[.A399]*[.$M$5])" office:value-type="float" office:value="275.389403272748" calcext:value-type="float">
            <text:p>275.389403272748</text:p>
          </table:table-cell>
          <table:table-cell table:formula="of:=1/(2*PI()*[.A399]*([.G399]+[.$M$6]))" office:value-type="float" office:value="0.000000039956472755726" calcext:value-type="float">
            <text:p>3.9956472755726E-08</text:p>
          </table:table-cell>
          <table:table-cell table:formula="of:=[.H399]*1000000000" office:value-type="float" office:value="39.956472755726" calcext:value-type="float">
            <text:p>39.95647275572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506.29927783" calcext:value-type="float">
            <text:p>14506.29927783</text:p>
          </table:table-cell>
          <table:table-cell/>
          <table:table-cell table:formula="of:=2*PI()*[.A400]*[.$M$3]" office:value-type="float" office:value="2.82551876100434" calcext:value-type="float">
            <text:p>2.82551876100434</text:p>
          </table:table-cell>
          <table:table-cell table:formula="of:=([.C400]+[.$M$6])/(2*PI()*[.A400])" office:value-type="float" office:value="0.0000342914309854712" calcext:value-type="float">
            <text:p>3.42914309854712E-05</text:p>
          </table:table-cell>
          <table:table-cell table:formula="of:=[.D400]*1000000" office:value-type="float" office:value="34.2914309854712" calcext:value-type="float">
            <text:p>34.2914309854712</text:p>
          </table:table-cell>
          <table:table-cell/>
          <table:table-cell table:formula="of:=1/(2*PI()*[.A400]*[.$M$5])" office:value-type="float" office:value="274.285915455937" calcext:value-type="float">
            <text:p>274.285915455937</text:p>
          </table:table-cell>
          <table:table-cell table:formula="of:=1/(2*PI()*[.A400]*([.G400]+[.$M$6]))" office:value-type="float" office:value="0.0000000399562978312996" calcext:value-type="float">
            <text:p>3.99562978312996E-08</text:p>
          </table:table-cell>
          <table:table-cell table:formula="of:=[.H400]*1000000000" office:value-type="float" office:value="39.9562978312996" calcext:value-type="float">
            <text:p>39.956297831299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564.5136242087" calcext:value-type="float">
            <text:p>14564.5136242087</text:p>
          </table:table-cell>
          <table:table-cell/>
          <table:table-cell table:formula="of:=2*PI()*[.A401]*[.$M$3]" office:value-type="float" office:value="2.83685767830519" calcext:value-type="float">
            <text:p>2.83685767830519</text:p>
          </table:table-cell>
          <table:table-cell table:formula="of:=([.C401]+[.$M$6])/(2*PI()*[.A401])" office:value-type="float" office:value="0.0000342782751391166" calcext:value-type="float">
            <text:p>3.42782751391166E-05</text:p>
          </table:table-cell>
          <table:table-cell table:formula="of:=[.D401]*1000000" office:value-type="float" office:value="34.2782751391166" calcext:value-type="float">
            <text:p>34.2782751391166</text:p>
          </table:table-cell>
          <table:table-cell/>
          <table:table-cell table:formula="of:=1/(2*PI()*[.A401]*[.$M$5])" office:value-type="float" office:value="273.189594926385" calcext:value-type="float">
            <text:p>273.189594926385</text:p>
          </table:table-cell>
          <table:table-cell table:formula="of:=1/(2*PI()*[.A401]*([.G401]+[.$M$6]))" office:value-type="float" office:value="0.000000039956122645166" calcext:value-type="float">
            <text:p>3.9956122645166E-08</text:p>
          </table:table-cell>
          <table:table-cell table:formula="of:=[.H401]*1000000000" office:value-type="float" office:value="39.956122645166" calcext:value-type="float">
            <text:p>39.95612264516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622.8153576946" calcext:value-type="float">
            <text:p>14622.8153576946</text:p>
          </table:table-cell>
          <table:table-cell/>
          <table:table-cell table:formula="of:=2*PI()*[.A402]*[.$M$3]" office:value-type="float" office:value="2.84821361675706" calcext:value-type="float">
            <text:p>2.84821361675706</text:p>
          </table:table-cell>
          <table:table-cell table:formula="of:=([.C402]+[.$M$6])/(2*PI()*[.A402])" office:value-type="float" office:value="0.0000342652045286508" calcext:value-type="float">
            <text:p>3.42652045286508E-05</text:p>
          </table:table-cell>
          <table:table-cell table:formula="of:=[.D402]*1000000" office:value-type="float" office:value="34.2652045286508" calcext:value-type="float">
            <text:p>34.2652045286508</text:p>
          </table:table-cell>
          <table:table-cell/>
          <table:table-cell table:formula="of:=1/(2*PI()*[.A402]*[.$M$5])" office:value-type="float" office:value="272.100377387566" calcext:value-type="float">
            <text:p>272.100377387566</text:p>
          </table:table-cell>
          <table:table-cell table:formula="of:=1/(2*PI()*[.A402]*([.G402]+[.$M$6]))" office:value-type="float" office:value="0.0000000399559471975954" calcext:value-type="float">
            <text:p>3.99559471975954E-08</text:p>
          </table:table-cell>
          <table:table-cell table:formula="of:=[.H402]*1000000000" office:value-type="float" office:value="39.9559471975954" calcext:value-type="float">
            <text:p>39.95594719759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681.2043910531" calcext:value-type="float">
            <text:p>14681.2043910531</text:p>
          </table:table-cell>
          <table:table-cell/>
          <table:table-cell table:formula="of:=2*PI()*[.A403]*[.$M$3]" office:value-type="float" office:value="2.85958655936853" calcext:value-type="float">
            <text:p>2.85958655936853</text:p>
          </table:table-cell>
          <table:table-cell table:formula="of:=([.C403]+[.$M$6])/(2*PI()*[.A403])" office:value-type="float" office:value="0.0000342522183913376" calcext:value-type="float">
            <text:p>3.42522183913376E-05</text:p>
          </table:table-cell>
          <table:table-cell table:formula="of:=[.D403]*1000000" office:value-type="float" office:value="34.2522183913376" calcext:value-type="float">
            <text:p>34.2522183913376</text:p>
          </table:table-cell>
          <table:table-cell/>
          <table:table-cell table:formula="of:=1/(2*PI()*[.A403]*[.$M$5])" office:value-type="float" office:value="271.01819927813" calcext:value-type="float">
            <text:p>271.01819927813</text:p>
          </table:table-cell>
          <table:table-cell table:formula="of:=1/(2*PI()*[.A403]*([.G403]+[.$M$6]))" office:value-type="float" office:value="0.0000000399557714888573" calcext:value-type="float">
            <text:p>3.99557714888573E-08</text:p>
          </table:table-cell>
          <table:table-cell table:formula="of:=[.H403]*1000000000" office:value-type="float" office:value="39.9557714888573" calcext:value-type="float">
            <text:p>39.95577148885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739.6806373537" calcext:value-type="float">
            <text:p>14739.6806373537</text:p>
          </table:table-cell>
          <table:table-cell/>
          <table:table-cell table:formula="of:=2*PI()*[.A404]*[.$M$3]" office:value-type="float" office:value="2.87097648920735" calcext:value-type="float">
            <text:p>2.87097648920735</text:p>
          </table:table-cell>
          <table:table-cell table:formula="of:=([.C404]+[.$M$6])/(2*PI()*[.A404])" office:value-type="float" office:value="0.0000342393159731404" calcext:value-type="float">
            <text:p>3.42393159731404E-05</text:p>
          </table:table-cell>
          <table:table-cell table:formula="of:=[.D404]*1000000" office:value-type="float" office:value="34.2393159731404" calcext:value-type="float">
            <text:p>34.2393159731404</text:p>
          </table:table-cell>
          <table:table-cell/>
          <table:table-cell table:formula="of:=1/(2*PI()*[.A404]*[.$M$5])" office:value-type="float" office:value="269.942997761703" calcext:value-type="float">
            <text:p>269.942997761703</text:p>
          </table:table-cell>
          <table:table-cell table:formula="of:=1/(2*PI()*[.A404]*([.G404]+[.$M$6]))" office:value-type="float" office:value="0.0000000399555955192201" calcext:value-type="float">
            <text:p>3.99555955192201E-08</text:p>
          </table:table-cell>
          <table:table-cell table:formula="of:=[.H404]*1000000000" office:value-type="float" office:value="39.9555955192201" calcext:value-type="float">
            <text:p>39.95559551922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798.244009968" calcext:value-type="float">
            <text:p>14798.244009968</text:p>
          </table:table-cell>
          <table:table-cell/>
          <table:table-cell table:formula="of:=2*PI()*[.A405]*[.$M$3]" office:value-type="float" office:value="2.88238338940016" calcext:value-type="float">
            <text:p>2.88238338940016</text:p>
          </table:table-cell>
          <table:table-cell table:formula="of:=([.C405]+[.$M$6])/(2*PI()*[.A405])" office:value-type="float" office:value="0.0000342264965286021" calcext:value-type="float">
            <text:p>3.42264965286021E-05</text:p>
          </table:table-cell>
          <table:table-cell table:formula="of:=[.D405]*1000000" office:value-type="float" office:value="34.2264965286021" calcext:value-type="float">
            <text:p>34.2264965286021</text:p>
          </table:table-cell>
          <table:table-cell/>
          <table:table-cell table:formula="of:=1/(2*PI()*[.A405]*[.$M$5])" office:value-type="float" office:value="268.874710716843" calcext:value-type="float">
            <text:p>268.874710716843</text:p>
          </table:table-cell>
          <table:table-cell table:formula="of:=1/(2*PI()*[.A405]*([.G405]+[.$M$6]))" office:value-type="float" office:value="0.0000000399554192889516" calcext:value-type="float">
            <text:p>3.99554192889516E-08</text:p>
          </table:table-cell>
          <table:table-cell table:formula="of:=[.H405]*1000000000" office:value-type="float" office:value="39.9554192889516" calcext:value-type="float">
            <text:p>39.955419288951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856.894422568" calcext:value-type="float">
            <text:p>14856.894422568</text:p>
          </table:table-cell>
          <table:table-cell/>
          <table:table-cell table:formula="of:=2*PI()*[.A406]*[.$M$3]" office:value-type="float" office:value="2.89380724313212" calcext:value-type="float">
            <text:p>2.89380724313212</text:p>
          </table:table-cell>
          <table:table-cell table:formula="of:=([.C406]+[.$M$6])/(2*PI()*[.A406])" office:value-type="float" office:value="0.0000342137593207259" calcext:value-type="float">
            <text:p>3.42137593207259E-05</text:p>
          </table:table-cell>
          <table:table-cell table:formula="of:=[.D406]*1000000" office:value-type="float" office:value="34.2137593207259" calcext:value-type="float">
            <text:p>34.2137593207259</text:p>
          </table:table-cell>
          <table:table-cell/>
          <table:table-cell table:formula="of:=1/(2*PI()*[.A406]*[.$M$5])" office:value-type="float" office:value="267.81327672716" calcext:value-type="float">
            <text:p>267.81327672716</text:p>
          </table:table-cell>
          <table:table-cell table:formula="of:=1/(2*PI()*[.A406]*([.G406]+[.$M$6]))" office:value-type="float" office:value="0.0000000399552427983184" calcext:value-type="float">
            <text:p>3.99552427983184E-08</text:p>
          </table:table-cell>
          <table:table-cell table:formula="of:=[.H406]*1000000000" office:value-type="float" office:value="39.9552427983184" calcext:value-type="float">
            <text:p>39.955242798318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915.6317891244" calcext:value-type="float">
            <text:p>14915.6317891244</text:p>
          </table:table-cell>
          <table:table-cell/>
          <table:table-cell table:formula="of:=2*PI()*[.A407]*[.$M$3]" office:value-type="float" office:value="2.90524803364654" calcext:value-type="float">
            <text:p>2.90524803364654</text:p>
          </table:table-cell>
          <table:table-cell table:formula="of:=([.C407]+[.$M$6])/(2*PI()*[.A407])" office:value-type="float" office:value="0.0000342011036208592" calcext:value-type="float">
            <text:p>3.42011036208592E-05</text:p>
          </table:table-cell>
          <table:table-cell table:formula="of:=[.D407]*1000000" office:value-type="float" office:value="34.2011036208592" calcext:value-type="float">
            <text:p>34.2011036208592</text:p>
          </table:table-cell>
          <table:table-cell/>
          <table:table-cell table:formula="of:=1/(2*PI()*[.A407]*[.$M$5])" office:value-type="float" office:value="266.7586350716" calcext:value-type="float">
            <text:p>266.7586350716</text:p>
          </table:table-cell>
          <table:table-cell table:formula="of:=1/(2*PI()*[.A407]*([.G407]+[.$M$6]))" office:value-type="float" office:value="0.0000000399550660475862" calcext:value-type="float">
            <text:p>3.99550660475862E-08</text:p>
          </table:table-cell>
          <table:table-cell table:formula="of:=[.H407]*1000000000" office:value-type="float" office:value="39.9550660475862" calcext:value-type="float">
            <text:p>39.95506604758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4974.4560239048" calcext:value-type="float">
            <text:p>14974.4560239048</text:p>
          </table:table-cell>
          <table:table-cell/>
          <table:table-cell table:formula="of:=2*PI()*[.A408]*[.$M$3]" office:value-type="float" office:value="2.91670574424457" calcext:value-type="float">
            <text:p>2.91670574424457</text:p>
          </table:table-cell>
          <table:table-cell table:formula="of:=([.C408]+[.$M$6])/(2*PI()*[.A408])" office:value-type="float" office:value="0.0000341885287085786" calcext:value-type="float">
            <text:p>3.41885287085786E-05</text:p>
          </table:table-cell>
          <table:table-cell table:formula="of:=[.D408]*1000000" office:value-type="float" office:value="34.1885287085786" calcext:value-type="float">
            <text:p>34.1885287085786</text:p>
          </table:table-cell>
          <table:table-cell/>
          <table:table-cell table:formula="of:=1/(2*PI()*[.A408]*[.$M$5])" office:value-type="float" office:value="265.710725714886" calcext:value-type="float">
            <text:p>265.710725714886</text:p>
          </table:table-cell>
          <table:table-cell table:formula="of:=1/(2*PI()*[.A408]*([.G408]+[.$M$6]))" office:value-type="float" office:value="0.00000003995488903702" calcext:value-type="float">
            <text:p>3.995488903702E-08</text:p>
          </table:table-cell>
          <table:table-cell table:formula="of:=[.H408]*1000000000" office:value-type="float" office:value="39.95488903702" calcext:value-type="float">
            <text:p>39.9548890370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033.3670414719" calcext:value-type="float">
            <text:p>15033.3670414719</text:p>
          </table:table-cell>
          <table:table-cell/>
          <table:table-cell table:formula="of:=2*PI()*[.A409]*[.$M$3]" office:value-type="float" office:value="2.92818035828484" calcext:value-type="float">
            <text:p>2.92818035828484</text:p>
          </table:table-cell>
          <table:table-cell table:formula="of:=([.C409]+[.$M$6])/(2*PI()*[.A409])" office:value-type="float" office:value="0.0000341760338715773" calcext:value-type="float">
            <text:p>3.41760338715773E-05</text:p>
          </table:table-cell>
          <table:table-cell table:formula="of:=[.D409]*1000000" office:value-type="float" office:value="34.1760338715773" calcext:value-type="float">
            <text:p>34.1760338715773</text:p>
          </table:table-cell>
          <table:table-cell/>
          <table:table-cell table:formula="of:=1/(2*PI()*[.A409]*[.$M$5])" office:value-type="float" office:value="264.669489298108" calcext:value-type="float">
            <text:p>264.669489298108</text:p>
          </table:table-cell>
          <table:table-cell table:formula="of:=1/(2*PI()*[.A409]*([.G409]+[.$M$6]))" office:value-type="float" office:value="0.0000000399547117668839" calcext:value-type="float">
            <text:p>3.99547117668839E-08</text:p>
          </table:table-cell>
          <table:table-cell table:formula="of:=[.H409]*1000000000" office:value-type="float" office:value="39.9547117668839" calcext:value-type="float">
            <text:p>39.95471176688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092.3647566818" calcext:value-type="float">
            <text:p>15092.3647566818</text:p>
          </table:table-cell>
          <table:table-cell/>
          <table:table-cell table:formula="of:=2*PI()*[.A410]*[.$M$3]" office:value-type="float" office:value="2.93967185918312" calcext:value-type="float">
            <text:p>2.93967185918312</text:p>
          </table:table-cell>
          <table:table-cell table:formula="of:=([.C410]+[.$M$6])/(2*PI()*[.A410])" office:value-type="float" office:value="0.0000341636184055537" calcext:value-type="float">
            <text:p>3.41636184055537E-05</text:p>
          </table:table-cell>
          <table:table-cell table:formula="of:=[.D410]*1000000" office:value-type="float" office:value="34.1636184055537" calcext:value-type="float">
            <text:p>34.1636184055537</text:p>
          </table:table-cell>
          <table:table-cell/>
          <table:table-cell table:formula="of:=1/(2*PI()*[.A410]*[.$M$5])" office:value-type="float" office:value="263.634867129475" calcext:value-type="float">
            <text:p>263.634867129475</text:p>
          </table:table-cell>
          <table:table-cell table:formula="of:=1/(2*PI()*[.A410]*([.G410]+[.$M$6]))" office:value-type="float" office:value="0.0000000399545342374408" calcext:value-type="float">
            <text:p>3.99545342374408E-08</text:p>
          </table:table-cell>
          <table:table-cell table:formula="of:=[.H410]*1000000000" office:value-type="float" office:value="39.9545342374408" calcext:value-type="float">
            <text:p>39.954534237440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151.4490846822" calcext:value-type="float">
            <text:p>15151.4490846822</text:p>
          </table:table-cell>
          <table:table-cell/>
          <table:table-cell table:formula="of:=2*PI()*[.A411]*[.$M$3]" office:value-type="float" office:value="2.951180230412" calcext:value-type="float">
            <text:p>2.951180230412</text:p>
          </table:table-cell>
          <table:table-cell table:formula="of:=([.C411]+[.$M$6])/(2*PI()*[.A411])" office:value-type="float" office:value="0.0000341512816141025" calcext:value-type="float">
            <text:p>3.41512816141025E-05</text:p>
          </table:table-cell>
          <table:table-cell table:formula="of:=[.D411]*1000000" office:value-type="float" office:value="34.1512816141025" calcext:value-type="float">
            <text:p>34.1512816141025</text:p>
          </table:table-cell>
          <table:table-cell/>
          <table:table-cell table:formula="of:=1/(2*PI()*[.A411]*[.$M$5])" office:value-type="float" office:value="262.606801175205" calcext:value-type="float">
            <text:p>262.606801175205</text:p>
          </table:table-cell>
          <table:table-cell table:formula="of:=1/(2*PI()*[.A411]*([.G411]+[.$M$6]))" office:value-type="float" office:value="0.0000000399543564489532" calcext:value-type="float">
            <text:p>3.99543564489532E-08</text:p>
          </table:table-cell>
          <table:table-cell table:formula="of:=[.H411]*1000000000" office:value-type="float" office:value="39.9543564489532" calcext:value-type="float">
            <text:p>39.954356448953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210.6199409108" calcext:value-type="float">
            <text:p>15210.6199409108</text:p>
          </table:table-cell>
          <table:table-cell/>
          <table:table-cell table:formula="of:=2*PI()*[.A412]*[.$M$3]" office:value-type="float" office:value="2.96270545550052" calcext:value-type="float">
            <text:p>2.96270545550052</text:p>
          </table:table-cell>
          <table:table-cell table:formula="of:=([.C412]+[.$M$6])/(2*PI()*[.A412])" office:value-type="float" office:value="0.0000341390228086068" calcext:value-type="float">
            <text:p>3.41390228086068E-05</text:p>
          </table:table-cell>
          <table:table-cell table:formula="of:=[.D412]*1000000" office:value-type="float" office:value="34.1390228086068" calcext:value-type="float">
            <text:p>34.1390228086068</text:p>
          </table:table-cell>
          <table:table-cell/>
          <table:table-cell table:formula="of:=1/(2*PI()*[.A412]*[.$M$5])" office:value-type="float" office:value="261.585234050568" calcext:value-type="float">
            <text:p>261.585234050568</text:p>
          </table:table-cell>
          <table:table-cell table:formula="of:=1/(2*PI()*[.A412]*([.G412]+[.$M$6]))" office:value-type="float" office:value="0.0000000399541784016823" calcext:value-type="float">
            <text:p>3.99541784016823E-08</text:p>
          </table:table-cell>
          <table:table-cell table:formula="of:=[.H412]*1000000000" office:value-type="float" office:value="39.9541784016823" calcext:value-type="float">
            <text:p>39.954178401682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269.8772410935" calcext:value-type="float">
            <text:p>15269.8772410935</text:p>
          </table:table-cell>
          <table:table-cell/>
          <table:table-cell table:formula="of:=2*PI()*[.A413]*[.$M$3]" office:value-type="float" office:value="2.97424751803391" calcext:value-type="float">
            <text:p>2.97424751803391</text:p>
          </table:table-cell>
          <table:table-cell table:formula="of:=([.C413]+[.$M$6])/(2*PI()*[.A413])" office:value-type="float" office:value="0.0000341268413081328" calcext:value-type="float">
            <text:p>3.41268413081328E-05</text:p>
          </table:table-cell>
          <table:table-cell table:formula="of:=[.D413]*1000000" office:value-type="float" office:value="34.1268413081328" calcext:value-type="float">
            <text:p>34.1268413081328</text:p>
          </table:table-cell>
          <table:table-cell/>
          <table:table-cell table:formula="of:=1/(2*PI()*[.A413]*[.$M$5])" office:value-type="float" office:value="260.57010901107" calcext:value-type="float">
            <text:p>260.57010901107</text:p>
          </table:table-cell>
          <table:table-cell table:formula="of:=1/(2*PI()*[.A413]*([.G413]+[.$M$6]))" office:value-type="float" office:value="0.0000000399540000958887" calcext:value-type="float">
            <text:p>3.99540000958887E-08</text:p>
          </table:table-cell>
          <table:table-cell table:formula="of:=[.H413]*1000000000" office:value-type="float" office:value="39.9540000958887" calcext:value-type="float">
            <text:p>39.95400009588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329.2209012429" calcext:value-type="float">
            <text:p>15329.2209012429</text:p>
          </table:table-cell>
          <table:table-cell/>
          <table:table-cell table:formula="of:=2*PI()*[.A414]*[.$M$3]" office:value-type="float" office:value="2.98580640165318" calcext:value-type="float">
            <text:p>2.98580640165318</text:p>
          </table:table-cell>
          <table:table-cell table:formula="of:=([.C414]+[.$M$6])/(2*PI()*[.A414])" office:value-type="float" office:value="0.0000341147364393253" calcext:value-type="float">
            <text:p>3.41147364393253E-05</text:p>
          </table:table-cell>
          <table:table-cell table:formula="of:=[.D414]*1000000" office:value-type="float" office:value="34.1147364393253" calcext:value-type="float">
            <text:p>34.1147364393253</text:p>
          </table:table-cell>
          <table:table-cell/>
          <table:table-cell table:formula="of:=1/(2*PI()*[.A414]*[.$M$5])" office:value-type="float" office:value="259.561369943777" calcext:value-type="float">
            <text:p>259.561369943777</text:p>
          </table:table-cell>
          <table:table-cell table:formula="of:=1/(2*PI()*[.A414]*([.G414]+[.$M$6]))" office:value-type="float" office:value="0.0000000399538215318322" calcext:value-type="float">
            <text:p>3.99538215318322E-08</text:p>
          </table:table-cell>
          <table:table-cell table:formula="of:=[.H414]*1000000000" office:value-type="float" office:value="39.9538215318322" calcext:value-type="float">
            <text:p>39.95382153183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388.6508376564" calcext:value-type="float">
            <text:p>15388.6508376564</text:p>
          </table:table-cell>
          <table:table-cell/>
          <table:table-cell table:formula="of:=2*PI()*[.A415]*[.$M$3]" office:value-type="float" office:value="2.99738209005486" calcext:value-type="float">
            <text:p>2.99738209005486</text:p>
          </table:table-cell>
          <table:table-cell table:formula="of:=([.C415]+[.$M$6])/(2*PI()*[.A415])" office:value-type="float" office:value="0.0000341027075363054" calcext:value-type="float">
            <text:p>3.41027075363054E-05</text:p>
          </table:table-cell>
          <table:table-cell table:formula="of:=[.D415]*1000000" office:value-type="float" office:value="34.1027075363054" calcext:value-type="float">
            <text:p>34.1027075363054</text:p>
          </table:table-cell>
          <table:table-cell/>
          <table:table-cell table:formula="of:=1/(2*PI()*[.A415]*[.$M$5])" office:value-type="float" office:value="258.558961358782" calcext:value-type="float">
            <text:p>258.558961358782</text:p>
          </table:table-cell>
          <table:table-cell table:formula="of:=1/(2*PI()*[.A415]*([.G415]+[.$M$6]))" office:value-type="float" office:value="0.0000000399536427097713" calcext:value-type="float">
            <text:p>3.99536427097713E-08</text:p>
          </table:table-cell>
          <table:table-cell table:formula="of:=[.H415]*1000000000" office:value-type="float" office:value="39.9536427097713" calcext:value-type="float">
            <text:p>39.953642709771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448.1669669146" calcext:value-type="float">
            <text:p>15448.1669669146</text:p>
          </table:table-cell>
          <table:table-cell/>
          <table:table-cell table:formula="of:=2*PI()*[.A416]*[.$M$3]" office:value-type="float" office:value="3.00897456699063" calcext:value-type="float">
            <text:p>3.00897456699063</text:p>
          </table:table-cell>
          <table:table-cell table:formula="of:=([.C416]+[.$M$6])/(2*PI()*[.A416])" office:value-type="float" office:value="0.0000340907539405696" calcext:value-type="float">
            <text:p>3.40907539405696E-05</text:p>
          </table:table-cell>
          <table:table-cell table:formula="of:=[.D416]*1000000" office:value-type="float" office:value="34.0907539405696" calcext:value-type="float">
            <text:p>34.0907539405696</text:p>
          </table:table-cell>
          <table:table-cell/>
          <table:table-cell table:formula="of:=1/(2*PI()*[.A416]*[.$M$5])" office:value-type="float" office:value="257.5628283808" calcext:value-type="float">
            <text:p>257.5628283808</text:p>
          </table:table-cell>
          <table:table-cell table:formula="of:=1/(2*PI()*[.A416]*([.G416]+[.$M$6]))" office:value-type="float" office:value="0.0000000399534636299642" calcext:value-type="float">
            <text:p>3.99534636299642E-08</text:p>
          </table:table-cell>
          <table:table-cell table:formula="of:=[.H416]*1000000000" office:value-type="float" office:value="39.9534636299642" calcext:value-type="float">
            <text:p>39.95346362996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507.76920588" calcext:value-type="float">
            <text:p>15507.76920588</text:p>
          </table:table-cell>
          <table:table-cell/>
          <table:table-cell table:formula="of:=2*PI()*[.A417]*[.$M$3]" office:value-type="float" office:value="3.02058381626704" calcext:value-type="float">
            <text:p>3.02058381626704</text:p>
          </table:table-cell>
          <table:table-cell table:formula="of:=([.C417]+[.$M$6])/(2*PI()*[.A417])" office:value-type="float" office:value="0.0000340788750008908" calcext:value-type="float">
            <text:p>3.40788750008908E-05</text:p>
          </table:table-cell>
          <table:table-cell table:formula="of:=[.D417]*1000000" office:value-type="float" office:value="34.0788750008908" calcext:value-type="float">
            <text:p>34.0788750008908</text:p>
          </table:table-cell>
          <table:table-cell/>
          <table:table-cell table:formula="of:=1/(2*PI()*[.A417]*[.$M$5])" office:value-type="float" office:value="256.572916740902" calcext:value-type="float">
            <text:p>256.572916740902</text:p>
          </table:table-cell>
          <table:table-cell table:formula="of:=1/(2*PI()*[.A417]*([.G417]+[.$M$6]))" office:value-type="float" office:value="0.0000000399532842926679" calcext:value-type="float">
            <text:p>3.99532842926679E-08</text:p>
          </table:table-cell>
          <table:table-cell table:formula="of:=[.H417]*1000000000" office:value-type="float" office:value="39.9532842926679" calcext:value-type="float">
            <text:p>39.95328429266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567.4574716948" calcext:value-type="float">
            <text:p>15567.4574716948</text:p>
          </table:table-cell>
          <table:table-cell/>
          <table:table-cell table:formula="of:=2*PI()*[.A418]*[.$M$3]" office:value-type="float" office:value="3.03220982174518" calcext:value-type="float">
            <text:p>3.03220982174518</text:p>
          </table:table-cell>
          <table:table-cell table:formula="of:=([.C418]+[.$M$6])/(2*PI()*[.A418])" office:value-type="float" office:value="0.0000340670700732205" calcext:value-type="float">
            <text:p>3.40670700732205E-05</text:p>
          </table:table-cell>
          <table:table-cell table:formula="of:=[.D418]*1000000" office:value-type="float" office:value="34.0670700732205" calcext:value-type="float">
            <text:p>34.0670700732205</text:p>
          </table:table-cell>
          <table:table-cell/>
          <table:table-cell table:formula="of:=1/(2*PI()*[.A418]*[.$M$5])" office:value-type="float" office:value="255.589172768378" calcext:value-type="float">
            <text:p>255.589172768378</text:p>
          </table:table-cell>
          <table:table-cell table:formula="of:=1/(2*PI()*[.A418]*([.G418]+[.$M$6]))" office:value-type="float" office:value="0.0000000399531046981387" calcext:value-type="float">
            <text:p>3.99531046981387E-08</text:p>
          </table:table-cell>
          <table:table-cell table:formula="of:=[.H418]*1000000000" office:value-type="float" office:value="39.9531046981387" calcext:value-type="float">
            <text:p>39.95310469813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627.2316817797" calcext:value-type="float">
            <text:p>15627.2316817797</text:p>
          </table:table-cell>
          <table:table-cell/>
          <table:table-cell table:formula="of:=2*PI()*[.A419]*[.$M$3]" office:value-type="float" office:value="3.04385256734035" calcext:value-type="float">
            <text:p>3.04385256734035</text:p>
          </table:table-cell>
          <table:table-cell table:formula="of:=([.C419]+[.$M$6])/(2*PI()*[.A419])" office:value-type="float" office:value="0.0000340553385205927" calcext:value-type="float">
            <text:p>3.40553385205927E-05</text:p>
          </table:table-cell>
          <table:table-cell table:formula="of:=[.D419]*1000000" office:value-type="float" office:value="34.0553385205927" calcext:value-type="float">
            <text:p>34.0553385205927</text:p>
          </table:table-cell>
          <table:table-cell/>
          <table:table-cell table:formula="of:=1/(2*PI()*[.A419]*[.$M$5])" office:value-type="float" office:value="254.611543382727" calcext:value-type="float">
            <text:p>254.611543382727</text:p>
          </table:table-cell>
          <table:table-cell table:formula="of:=1/(2*PI()*[.A419]*([.G419]+[.$M$6]))" office:value-type="float" office:value="0.0000000399529248466321" calcext:value-type="float">
            <text:p>3.99529248466321E-08</text:p>
          </table:table-cell>
          <table:table-cell table:formula="of:=[.H419]*1000000000" office:value-type="float" office:value="39.9529248466321" calcext:value-type="float">
            <text:p>39.952924846632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687.0917538322" calcext:value-type="float">
            <text:p>15687.0917538322</text:p>
          </table:table-cell>
          <table:table-cell/>
          <table:table-cell table:formula="of:=2*PI()*[.A420]*[.$M$3]" office:value-type="float" office:value="3.05551203702176" calcext:value-type="float">
            <text:p>3.05551203702176</text:p>
          </table:table-cell>
          <table:table-cell table:formula="of:=([.C420]+[.$M$6])/(2*PI()*[.A420])" office:value-type="float" office:value="0.0000340436797130293" calcext:value-type="float">
            <text:p>3.40436797130293E-05</text:p>
          </table:table-cell>
          <table:table-cell table:formula="of:=[.D420]*1000000" office:value-type="float" office:value="34.0436797130293" calcext:value-type="float">
            <text:p>34.0436797130293</text:p>
          </table:table-cell>
          <table:table-cell/>
          <table:table-cell table:formula="of:=1/(2*PI()*[.A420]*[.$M$5])" office:value-type="float" office:value="253.639976085776" calcext:value-type="float">
            <text:p>253.639976085776</text:p>
          </table:table-cell>
          <table:table-cell table:formula="of:=1/(2*PI()*[.A420]*([.G420]+[.$M$6]))" office:value-type="float" office:value="0.0000000399527447384025" calcext:value-type="float">
            <text:p>3.99527447384025E-08</text:p>
          </table:table-cell>
          <table:table-cell table:formula="of:=[.H420]*1000000000" office:value-type="float" office:value="39.9527447384025" calcext:value-type="float">
            <text:p>39.95274473840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747.0376058249" calcext:value-type="float">
            <text:p>15747.0376058249</text:p>
          </table:table-cell>
          <table:table-cell/>
          <table:table-cell table:formula="of:=2*PI()*[.A421]*[.$M$3]" office:value-type="float" office:value="3.06718821481223" calcext:value-type="float">
            <text:p>3.06718821481223</text:p>
          </table:table-cell>
          <table:table-cell table:formula="of:=([.C421]+[.$M$6])/(2*PI()*[.A421])" office:value-type="float" office:value="0.0000340320930274471" calcext:value-type="float">
            <text:p>3.40320930274471E-05</text:p>
          </table:table-cell>
          <table:table-cell table:formula="of:=[.D421]*1000000" office:value-type="float" office:value="34.0320930274471" calcext:value-type="float">
            <text:p>34.0320930274471</text:p>
          </table:table-cell>
          <table:table-cell/>
          <table:table-cell table:formula="of:=1/(2*PI()*[.A421]*[.$M$5])" office:value-type="float" office:value="252.674418953923" calcext:value-type="float">
            <text:p>252.674418953923</text:p>
          </table:table-cell>
          <table:table-cell table:formula="of:=1/(2*PI()*[.A421]*([.G421]+[.$M$6]))" office:value-type="float" office:value="0.0000000399525643737038" calcext:value-type="float">
            <text:p>3.99525643737038E-08</text:p>
          </table:table-cell>
          <table:table-cell table:formula="of:=[.H421]*1000000000" office:value-type="float" office:value="39.9525643737038" calcext:value-type="float">
            <text:p>39.952564373703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807.0691560041" calcext:value-type="float">
            <text:p>15807.0691560041</text:p>
          </table:table-cell>
          <table:table-cell/>
          <table:table-cell table:formula="of:=2*PI()*[.A422]*[.$M$3]" office:value-type="float" office:value="3.07888108478788" calcext:value-type="float">
            <text:p>3.07888108478788</text:p>
          </table:table-cell>
          <table:table-cell table:formula="of:=([.C422]+[.$M$6])/(2*PI()*[.A422])" office:value-type="float" office:value="0.0000340205778475659" calcext:value-type="float">
            <text:p>3.40205778475659E-05</text:p>
          </table:table-cell>
          <table:table-cell table:formula="of:=[.D422]*1000000" office:value-type="float" office:value="34.0205778475659" calcext:value-type="float">
            <text:p>34.0205778475659</text:p>
          </table:table-cell>
          <table:table-cell/>
          <table:table-cell table:formula="of:=1/(2*PI()*[.A422]*[.$M$5])" office:value-type="float" office:value="251.714820630493" calcext:value-type="float">
            <text:p>251.714820630493</text:p>
          </table:table-cell>
          <table:table-cell table:formula="of:=1/(2*PI()*[.A422]*([.G422]+[.$M$6]))" office:value-type="float" office:value="0.0000000399523837527889" calcext:value-type="float">
            <text:p>3.99523837527889E-08</text:p>
          </table:table-cell>
          <table:table-cell table:formula="of:=[.H422]*1000000000" office:value-type="float" office:value="39.9523837527889" calcext:value-type="float">
            <text:p>39.95238375278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867.1863228882" calcext:value-type="float">
            <text:p>15867.1863228882</text:p>
          </table:table-cell>
          <table:table-cell/>
          <table:table-cell table:formula="of:=2*PI()*[.A423]*[.$M$3]" office:value-type="float" office:value="3.09059063107782" calcext:value-type="float">
            <text:p>3.09059063107782</text:p>
          </table:table-cell>
          <table:table-cell table:formula="of:=([.C423]+[.$M$6])/(2*PI()*[.A423])" office:value-type="float" office:value="0.0000340091335638187" calcext:value-type="float">
            <text:p>3.40091335638187E-05</text:p>
          </table:table-cell>
          <table:table-cell table:formula="of:=[.D423]*1000000" office:value-type="float" office:value="34.0091335638187" calcext:value-type="float">
            <text:p>34.0091335638187</text:p>
          </table:table-cell>
          <table:table-cell/>
          <table:table-cell table:formula="of:=1/(2*PI()*[.A423]*[.$M$5])" office:value-type="float" office:value="250.761130318228" calcext:value-type="float">
            <text:p>250.761130318228</text:p>
          </table:table-cell>
          <table:table-cell table:formula="of:=1/(2*PI()*[.A423]*([.G423]+[.$M$6]))" office:value-type="float" office:value="0.00000003995220287591" calcext:value-type="float">
            <text:p>3.995220287591E-08</text:p>
          </table:table-cell>
          <table:table-cell table:formula="of:=[.H423]*1000000000" office:value-type="float" office:value="39.95220287591" calcext:value-type="float">
            <text:p>39.952202875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927.389025266" calcext:value-type="float">
            <text:p>15927.389025266</text:p>
          </table:table-cell>
          <table:table-cell/>
          <table:table-cell table:formula="of:=2*PI()*[.A424]*[.$M$3]" office:value-type="float" office:value="3.10231683786383" calcext:value-type="float">
            <text:p>3.10231683786383</text:p>
          </table:table-cell>
          <table:table-cell table:formula="of:=([.C424]+[.$M$6])/(2*PI()*[.A424])" office:value-type="float" office:value="0.0000339977595732626" calcext:value-type="float">
            <text:p>3.39977595732626E-05</text:p>
          </table:table-cell>
          <table:table-cell table:formula="of:=[.D424]*1000000" office:value-type="float" office:value="33.9977595732626" calcext:value-type="float">
            <text:p>33.9977595732626</text:p>
          </table:table-cell>
          <table:table-cell/>
          <table:table-cell table:formula="of:=1/(2*PI()*[.A424]*[.$M$5])" office:value-type="float" office:value="249.813297771882" calcext:value-type="float">
            <text:p>249.813297771882</text:p>
          </table:table-cell>
          <table:table-cell table:formula="of:=1/(2*PI()*[.A424]*([.G424]+[.$M$6]))" office:value-type="float" office:value="0.0000000399520217433183" calcext:value-type="float">
            <text:p>3.99520217433183E-08</text:p>
          </table:table-cell>
          <table:table-cell table:formula="of:=[.H424]*1000000000" office:value-type="float" office:value="39.9520217433183" calcext:value-type="float">
            <text:p>39.952021743318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5987.6771821953" calcext:value-type="float">
            <text:p>15987.6771821953</text:p>
          </table:table-cell>
          <table:table-cell/>
          <table:table-cell table:formula="of:=2*PI()*[.A425]*[.$M$3]" office:value-type="float" office:value="3.1140596893801" calcext:value-type="float">
            <text:p>3.1140596893801</text:p>
          </table:table-cell>
          <table:table-cell table:formula="of:=([.C425]+[.$M$6])/(2*PI()*[.A425])" office:value-type="float" office:value="0.0000339864552794912" calcext:value-type="float">
            <text:p>3.39864552794912E-05</text:p>
          </table:table-cell>
          <table:table-cell table:formula="of:=[.D425]*1000000" office:value-type="float" office:value="33.9864552794912" calcext:value-type="float">
            <text:p>33.9864552794912</text:p>
          </table:table-cell>
          <table:table-cell/>
          <table:table-cell table:formula="of:=1/(2*PI()*[.A425]*[.$M$5])" office:value-type="float" office:value="248.871273290935" calcext:value-type="float">
            <text:p>248.871273290935</text:p>
          </table:table-cell>
          <table:table-cell table:formula="of:=1/(2*PI()*[.A425]*([.G425]+[.$M$6]))" office:value-type="float" office:value="0.0000000399518403552644" calcext:value-type="float">
            <text:p>3.99518403552644E-08</text:p>
          </table:table-cell>
          <table:table-cell table:formula="of:=[.H425]*1000000000" office:value-type="float" office:value="39.9518403552644" calcext:value-type="float">
            <text:p>39.95184035526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048.0507130015" calcext:value-type="float">
            <text:p>16048.0507130015</text:p>
          </table:table-cell>
          <table:table-cell/>
          <table:table-cell table:formula="of:=2*PI()*[.A426]*[.$M$3]" office:value-type="float" office:value="3.12581916991291" calcext:value-type="float">
            <text:p>3.12581916991291</text:p>
          </table:table-cell>
          <table:table-cell table:formula="of:=([.C426]+[.$M$6])/(2*PI()*[.A426])" office:value-type="float" office:value="0.0000339752200925491" calcext:value-type="float">
            <text:p>3.39752200925491E-05</text:p>
          </table:table-cell>
          <table:table-cell table:formula="of:=[.D426]*1000000" office:value-type="float" office:value="33.9752200925491" calcext:value-type="float">
            <text:p>33.9752200925491</text:p>
          </table:table-cell>
          <table:table-cell/>
          <table:table-cell table:formula="of:=1/(2*PI()*[.A426]*[.$M$5])" office:value-type="float" office:value="247.935007712424" calcext:value-type="float">
            <text:p>247.935007712424</text:p>
          </table:table-cell>
          <table:table-cell table:formula="of:=1/(2*PI()*[.A426]*([.G426]+[.$M$6]))" office:value-type="float" office:value="0.000000039951658711998" calcext:value-type="float">
            <text:p>3.9951658711998E-08</text:p>
          </table:table-cell>
          <table:table-cell table:formula="of:=[.H426]*1000000000" office:value-type="float" office:value="39.951658711998" calcext:value-type="float">
            <text:p>39.95165871199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108.5095372756" calcext:value-type="float">
            <text:p>16108.5095372756</text:p>
          </table:table-cell>
          <table:table-cell/>
          <table:table-cell table:formula="of:=2*PI()*[.A427]*[.$M$3]" office:value-type="float" office:value="3.13759526380035" calcext:value-type="float">
            <text:p>3.13759526380035</text:p>
          </table:table-cell>
          <table:table-cell table:formula="of:=([.C427]+[.$M$6])/(2*PI()*[.A427])" office:value-type="float" office:value="0.0000339640534288465" calcext:value-type="float">
            <text:p>3.39640534288465E-05</text:p>
          </table:table-cell>
          <table:table-cell table:formula="of:=[.D427]*1000000" office:value-type="float" office:value="33.9640534288465" calcext:value-type="float">
            <text:p>33.9640534288465</text:p>
          </table:table-cell>
          <table:table-cell/>
          <table:table-cell table:formula="of:=1/(2*PI()*[.A427]*[.$M$5])" office:value-type="float" office:value="247.004452403876" calcext:value-type="float">
            <text:p>247.004452403876</text:p>
          </table:table-cell>
          <table:table-cell table:formula="of:=1/(2*PI()*[.A427]*([.G427]+[.$M$6]))" office:value-type="float" office:value="0.000000039951476813768" calcext:value-type="float">
            <text:p>3.9951476813768E-08</text:p>
          </table:table-cell>
          <table:table-cell table:formula="of:=[.H427]*1000000000" office:value-type="float" office:value="39.951476813768" calcext:value-type="float">
            <text:p>39.95147681376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169.0535748735" calcext:value-type="float">
            <text:p>16169.0535748735</text:p>
          </table:table-cell>
          <table:table-cell/>
          <table:table-cell table:formula="of:=2*PI()*[.A428]*[.$M$3]" office:value-type="float" office:value="3.14938795543199" calcext:value-type="float">
            <text:p>3.14938795543199</text:p>
          </table:table-cell>
          <table:table-cell table:formula="of:=([.C428]+[.$M$6])/(2*PI()*[.A428])" office:value-type="float" office:value="0.0000339529547110763" calcext:value-type="float">
            <text:p>3.39529547110763E-05</text:p>
          </table:table-cell>
          <table:table-cell table:formula="of:=[.D428]*1000000" office:value-type="float" office:value="33.9529547110763" calcext:value-type="float">
            <text:p>33.9529547110763</text:p>
          </table:table-cell>
          <table:table-cell/>
          <table:table-cell table:formula="of:=1/(2*PI()*[.A428]*[.$M$5])" office:value-type="float" office:value="246.079559256362" calcext:value-type="float">
            <text:p>246.079559256362</text:p>
          </table:table-cell>
          <table:table-cell table:formula="of:=1/(2*PI()*[.A428]*([.G428]+[.$M$6]))" office:value-type="float" office:value="0.0000000399512946608224" calcext:value-type="float">
            <text:p>3.99512946608224E-08</text:p>
          </table:table-cell>
          <table:table-cell table:formula="of:=[.H428]*1000000000" office:value-type="float" office:value="39.9512946608224" calcext:value-type="float">
            <text:p>39.95129466082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229.6827459137" calcext:value-type="float">
            <text:p>16229.6827459137</text:p>
          </table:table-cell>
          <table:table-cell/>
          <table:table-cell table:formula="of:=2*PI()*[.A429]*[.$M$3]" office:value-type="float" office:value="3.16119722924864" calcext:value-type="float">
            <text:p>3.16119722924864</text:p>
          </table:table-cell>
          <table:table-cell table:formula="of:=([.C429]+[.$M$6])/(2*PI()*[.A429])" office:value-type="float" office:value="0.0000339419233681318" calcext:value-type="float">
            <text:p>3.39419233681318E-05</text:p>
          </table:table-cell>
          <table:table-cell table:formula="of:=[.D429]*1000000" office:value-type="float" office:value="33.9419233681318" calcext:value-type="float">
            <text:p>33.9419233681318</text:p>
          </table:table-cell>
          <table:table-cell/>
          <table:table-cell table:formula="of:=1/(2*PI()*[.A429]*[.$M$5])" office:value-type="float" office:value="245.160280677648" calcext:value-type="float">
            <text:p>245.160280677648</text:p>
          </table:table-cell>
          <table:table-cell table:formula="of:=1/(2*PI()*[.A429]*([.G429]+[.$M$6]))" office:value-type="float" office:value="0.0000000399511122534087" calcext:value-type="float">
            <text:p>3.99511122534087E-08</text:p>
          </table:table-cell>
          <table:table-cell table:formula="of:=[.H429]*1000000000" office:value-type="float" office:value="39.9511122534087" calcext:value-type="float">
            <text:p>39.95111225340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290.3969707763" calcext:value-type="float">
            <text:p>16290.3969707763</text:p>
          </table:table-cell>
          <table:table-cell/>
          <table:table-cell table:formula="of:=2*PI()*[.A430]*[.$M$3]" office:value-type="float" office:value="3.17302306974205" calcext:value-type="float">
            <text:p>3.17302306974205</text:p>
          </table:table-cell>
          <table:table-cell table:formula="of:=([.C430]+[.$M$6])/(2*PI()*[.A430])" office:value-type="float" office:value="0.0000339309588350254" calcext:value-type="float">
            <text:p>3.39309588350254E-05</text:p>
          </table:table-cell>
          <table:table-cell table:formula="of:=[.D430]*1000000" office:value-type="float" office:value="33.9309588350254" calcext:value-type="float">
            <text:p>33.9309588350254</text:p>
          </table:table-cell>
          <table:table-cell/>
          <table:table-cell table:formula="of:=1/(2*PI()*[.A430]*[.$M$5])" office:value-type="float" office:value="244.246569585454" calcext:value-type="float">
            <text:p>244.246569585454</text:p>
          </table:table-cell>
          <table:table-cell table:formula="of:=1/(2*PI()*[.A430]*([.G430]+[.$M$6]))" office:value-type="float" office:value="0.0000000399509295917733" calcext:value-type="float">
            <text:p>3.99509295917733E-08</text:p>
          </table:table-cell>
          <table:table-cell table:formula="of:=[.H430]*1000000000" office:value-type="float" office:value="39.9509295917733" calcext:value-type="float">
            <text:p>39.950929591773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351.1961701015" calcext:value-type="float">
            <text:p>16351.1961701015</text:p>
          </table:table-cell>
          <table:table-cell/>
          <table:table-cell table:formula="of:=2*PI()*[.A431]*[.$M$3]" office:value-type="float" office:value="3.18486546145457" calcext:value-type="float">
            <text:p>3.18486546145457</text:p>
          </table:table-cell>
          <table:table-cell table:formula="of:=([.C431]+[.$M$6])/(2*PI()*[.A431])" office:value-type="float" office:value="0.0000339200605528098" calcext:value-type="float">
            <text:p>3.39200605528098E-05</text:p>
          </table:table-cell>
          <table:table-cell table:formula="of:=[.D431]*1000000" office:value-type="float" office:value="33.9200605528098" calcext:value-type="float">
            <text:p>33.9200605528098</text:p>
          </table:table-cell>
          <table:table-cell/>
          <table:table-cell table:formula="of:=1/(2*PI()*[.A431]*[.$M$5])" office:value-type="float" office:value="243.33837940082" calcext:value-type="float">
            <text:p>243.33837940082</text:p>
          </table:table-cell>
          <table:table-cell table:formula="of:=1/(2*PI()*[.A431]*([.G431]+[.$M$6]))" office:value-type="float" office:value="0.000000039950746676162" calcext:value-type="float">
            <text:p>3.9950746676162E-08</text:p>
          </table:table-cell>
          <table:table-cell table:formula="of:=[.H431]*1000000000" office:value-type="float" office:value="39.950746676162" calcext:value-type="float">
            <text:p>39.9507466761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412.0802647878" calcext:value-type="float">
            <text:p>16412.0802647878</text:p>
          </table:table-cell>
          <table:table-cell/>
          <table:table-cell table:formula="of:=2*PI()*[.A432]*[.$M$3]" office:value-type="float" office:value="3.19672438897897" calcext:value-type="float">
            <text:p>3.19672438897897</text:p>
          </table:table-cell>
          <table:table-cell table:formula="of:=([.C432]+[.$M$6])/(2*PI()*[.A432])" office:value-type="float" office:value="0.0000339092279684988" calcext:value-type="float">
            <text:p>3.39092279684988E-05</text:p>
          </table:table-cell>
          <table:table-cell table:formula="of:=[.D432]*1000000" office:value-type="float" office:value="33.9092279684988" calcext:value-type="float">
            <text:p>33.9092279684988</text:p>
          </table:table-cell>
          <table:table-cell/>
          <table:table-cell table:formula="of:=1/(2*PI()*[.A432]*[.$M$5])" office:value-type="float" office:value="242.43566404157" calcext:value-type="float">
            <text:p>242.43566404157</text:p>
          </table:table-cell>
          <table:table-cell table:formula="of:=1/(2*PI()*[.A432]*([.G432]+[.$M$6]))" office:value-type="float" office:value="0.0000000399505635068197" calcext:value-type="float">
            <text:p>3.99505635068197E-08</text:p>
          </table:table-cell>
          <table:table-cell table:formula="of:=[.H432]*1000000000" office:value-type="float" office:value="39.9505635068197" calcext:value-type="float">
            <text:p>39.950563506819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473.0491759911" calcext:value-type="float">
            <text:p>16473.0491759911</text:p>
          </table:table-cell>
          <table:table-cell/>
          <table:table-cell table:formula="of:=2*PI()*[.A433]*[.$M$3]" office:value-type="float" office:value="3.20859983695806" calcext:value-type="float">
            <text:p>3.20859983695806</text:p>
          </table:table-cell>
          <table:table-cell table:formula="of:=([.C433]+[.$M$6])/(2*PI()*[.A433])" office:value-type="float" office:value="0.0000338984605349905" calcext:value-type="float">
            <text:p>3.38984605349905E-05</text:p>
          </table:table-cell>
          <table:table-cell table:formula="of:=[.D433]*1000000" office:value-type="float" office:value="33.8984605349905" calcext:value-type="float">
            <text:p>33.8984605349905</text:p>
          </table:table-cell>
          <table:table-cell/>
          <table:table-cell table:formula="of:=1/(2*PI()*[.A433]*[.$M$5])" office:value-type="float" office:value="241.538377915878" calcext:value-type="float">
            <text:p>241.538377915878</text:p>
          </table:table-cell>
          <table:table-cell table:formula="of:=1/(2*PI()*[.A433]*([.G433]+[.$M$6]))" office:value-type="float" office:value="0.0000000399503800839907" calcext:value-type="float">
            <text:p>3.99503800839907E-08</text:p>
          </table:table-cell>
          <table:table-cell table:formula="of:=[.H433]*1000000000" office:value-type="float" office:value="39.9503800839907" calcext:value-type="float">
            <text:p>39.950380083990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534.1028251229" calcext:value-type="float">
            <text:p>16534.1028251229</text:p>
          </table:table-cell>
          <table:table-cell/>
          <table:table-cell table:formula="of:=2*PI()*[.A434]*[.$M$3]" office:value-type="float" office:value="3.22049179008448" calcext:value-type="float">
            <text:p>3.22049179008448</text:p>
          </table:table-cell>
          <table:table-cell table:formula="of:=([.C434]+[.$M$6])/(2*PI()*[.A434])" office:value-type="float" office:value="0.0000338877577109911" calcext:value-type="float">
            <text:p>3.38877577109911E-05</text:p>
          </table:table-cell>
          <table:table-cell table:formula="of:=[.D434]*1000000" office:value-type="float" office:value="33.8877577109911" calcext:value-type="float">
            <text:p>33.8877577109911</text:p>
          </table:table-cell>
          <table:table-cell/>
          <table:table-cell table:formula="of:=1/(2*PI()*[.A434]*[.$M$5])" office:value-type="float" office:value="240.646475915926" calcext:value-type="float">
            <text:p>240.646475915926</text:p>
          </table:table-cell>
          <table:table-cell table:formula="of:=1/(2*PI()*[.A434]*([.G434]+[.$M$6]))" office:value-type="float" office:value="0.0000000399501964079185" calcext:value-type="float">
            <text:p>3.99501964079185E-08</text:p>
          </table:table-cell>
          <table:table-cell table:formula="of:=[.H434]*1000000000" office:value-type="float" office:value="39.9501964079185" calcext:value-type="float">
            <text:p>39.950196407918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595.241133849" calcext:value-type="float">
            <text:p>16595.241133849</text:p>
          </table:table-cell>
          <table:table-cell/>
          <table:table-cell table:formula="of:=2*PI()*[.A435]*[.$M$3]" office:value-type="float" office:value="3.23240023310037" calcext:value-type="float">
            <text:p>3.23240023310037</text:p>
          </table:table-cell>
          <table:table-cell table:formula="of:=([.C435]+[.$M$6])/(2*PI()*[.A435])" office:value-type="float" office:value="0.00003387711896094" calcext:value-type="float">
            <text:p>3.387711896094E-05</text:p>
          </table:table-cell>
          <table:table-cell table:formula="of:=[.D435]*1000000" office:value-type="float" office:value="33.87711896094" calcext:value-type="float">
            <text:p>33.87711896094</text:p>
          </table:table-cell>
          <table:table-cell/>
          <table:table-cell table:formula="of:=1/(2*PI()*[.A435]*[.$M$5])" office:value-type="float" office:value="239.759913411668" calcext:value-type="float">
            <text:p>239.759913411668</text:p>
          </table:table-cell>
          <table:table-cell table:formula="of:=1/(2*PI()*[.A435]*([.G435]+[.$M$6]))" office:value-type="float" office:value="0.0000000399500124788456" calcext:value-type="float">
            <text:p>3.99500124788456E-08</text:p>
          </table:table-cell>
          <table:table-cell table:formula="of:=[.H435]*1000000000" office:value-type="float" office:value="39.9500124788455" calcext:value-type="float">
            <text:p>39.95001247884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656.4640240879" calcext:value-type="float">
            <text:p>16656.4640240879</text:p>
          </table:table-cell>
          <table:table-cell/>
          <table:table-cell table:formula="of:=2*PI()*[.A436]*[.$M$3]" office:value-type="float" office:value="3.24432515079714" calcext:value-type="float">
            <text:p>3.24432515079714</text:p>
          </table:table-cell>
          <table:table-cell table:formula="of:=([.C436]+[.$M$6])/(2*PI()*[.A436])" office:value-type="float" office:value="0.0000338665437549362" calcext:value-type="float">
            <text:p>3.38665437549362E-05</text:p>
          </table:table-cell>
          <table:table-cell table:formula="of:=[.D436]*1000000" office:value-type="float" office:value="33.8665437549362" calcext:value-type="float">
            <text:p>33.8665437549362</text:p>
          </table:table-cell>
          <table:table-cell/>
          <table:table-cell table:formula="of:=1/(2*PI()*[.A436]*[.$M$5])" office:value-type="float" office:value="238.878646244684" calcext:value-type="float">
            <text:p>238.878646244684</text:p>
          </table:table-cell>
          <table:table-cell table:formula="of:=1/(2*PI()*[.A436]*([.G436]+[.$M$6]))" office:value-type="float" office:value="0.0000000399498282970139" calcext:value-type="float">
            <text:p>3.99498282970139E-08</text:p>
          </table:table-cell>
          <table:table-cell table:formula="of:=[.H436]*1000000000" office:value-type="float" office:value="39.9498282970139" calcext:value-type="float">
            <text:p>39.949828297013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717.7714180097" calcext:value-type="float">
            <text:p>16717.7714180097</text:p>
          </table:table-cell>
          <table:table-cell/>
          <table:table-cell table:formula="of:=2*PI()*[.A437]*[.$M$3]" office:value-type="float" office:value="3.25626652801519" calcext:value-type="float">
            <text:p>3.25626652801519</text:p>
          </table:table-cell>
          <table:table-cell table:formula="of:=([.C437]+[.$M$6])/(2*PI()*[.A437])" office:value-type="float" office:value="0.0000338560315686654" calcext:value-type="float">
            <text:p>3.38560315686654E-05</text:p>
          </table:table-cell>
          <table:table-cell table:formula="of:=[.D437]*1000000" office:value-type="float" office:value="33.8560315686654" calcext:value-type="float">
            <text:p>33.8560315686654</text:p>
          </table:table-cell>
          <table:table-cell/>
          <table:table-cell table:formula="of:=1/(2*PI()*[.A437]*[.$M$5])" office:value-type="float" office:value="238.002630722121" calcext:value-type="float">
            <text:p>238.002630722121</text:p>
          </table:table-cell>
          <table:table-cell table:formula="of:=1/(2*PI()*[.A437]*([.G437]+[.$M$6]))" office:value-type="float" office:value="0.0000000399496438626647" calcext:value-type="float">
            <text:p>3.99496438626647E-08</text:p>
          </table:table-cell>
          <table:table-cell table:formula="of:=[.H437]*1000000000" office:value-type="float" office:value="39.9496438626647" calcext:value-type="float">
            <text:p>39.949643862664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779.1632380347" calcext:value-type="float">
            <text:p>16779.1632380347</text:p>
          </table:table-cell>
          <table:table-cell/>
          <table:table-cell table:formula="of:=2*PI()*[.A438]*[.$M$3]" office:value-type="float" office:value="3.26822434964361" calcext:value-type="float">
            <text:p>3.26822434964361</text:p>
          </table:table-cell>
          <table:table-cell table:formula="of:=([.C438]+[.$M$6])/(2*PI()*[.A438])" office:value-type="float" office:value="0.0000338455818833288" calcext:value-type="float">
            <text:p>3.38455818833288E-05</text:p>
          </table:table-cell>
          <table:table-cell table:formula="of:=[.D438]*1000000" office:value-type="float" office:value="33.8455818833288" calcext:value-type="float">
            <text:p>33.8455818833288</text:p>
          </table:table-cell>
          <table:table-cell/>
          <table:table-cell table:formula="of:=1/(2*PI()*[.A438]*[.$M$5])" office:value-type="float" office:value="237.131823610736" calcext:value-type="float">
            <text:p>237.131823610736</text:p>
          </table:table-cell>
          <table:table-cell table:formula="of:=1/(2*PI()*[.A438]*([.G438]+[.$M$6]))" office:value-type="float" office:value="0.0000000399494591760384" calcext:value-type="float">
            <text:p>3.99494591760384E-08</text:p>
          </table:table-cell>
          <table:table-cell table:formula="of:=[.H438]*1000000000" office:value-type="float" office:value="39.9494591760384" calcext:value-type="float">
            <text:p>39.949459176038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840.6394068317" calcext:value-type="float">
            <text:p>16840.6394068317</text:p>
          </table:table-cell>
          <table:table-cell/>
          <table:table-cell table:formula="of:=2*PI()*[.A439]*[.$M$3]" office:value-type="float" office:value="3.28019860061994" calcext:value-type="float">
            <text:p>3.28019860061994</text:p>
          </table:table-cell>
          <table:table-cell table:formula="of:=([.C439]+[.$M$6])/(2*PI()*[.A439])" office:value-type="float" office:value="0.0000338351941855723" calcext:value-type="float">
            <text:p>3.38351941855723E-05</text:p>
          </table:table-cell>
          <table:table-cell table:formula="of:=[.D439]*1000000" office:value-type="float" office:value="33.8351941855723" calcext:value-type="float">
            <text:p>33.8351941855723</text:p>
          </table:table-cell>
          <table:table-cell/>
          <table:table-cell table:formula="of:=1/(2*PI()*[.A439]*[.$M$5])" office:value-type="float" office:value="236.266182131024" calcext:value-type="float">
            <text:p>236.266182131024</text:p>
          </table:table-cell>
          <table:table-cell table:formula="of:=1/(2*PI()*[.A439]*([.G439]+[.$M$6]))" office:value-type="float" office:value="0.0000000399492742373745" calcext:value-type="float">
            <text:p>3.99492742373745E-08</text:p>
          </table:table-cell>
          <table:table-cell table:formula="of:=[.H439]*1000000000" office:value-type="float" office:value="39.9492742373745" calcext:value-type="float">
            <text:p>39.949274237374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902.1998473169" calcext:value-type="float">
            <text:p>16902.1998473169</text:p>
          </table:table-cell>
          <table:table-cell/>
          <table:table-cell table:formula="of:=2*PI()*[.A440]*[.$M$3]" office:value-type="float" office:value="3.29218926592992" calcext:value-type="float">
            <text:p>3.29218926592992</text:p>
          </table:table-cell>
          <table:table-cell table:formula="of:=([.C440]+[.$M$6])/(2*PI()*[.A440])" office:value-type="float" office:value="0.0000338248679674171" calcext:value-type="float">
            <text:p>3.38248679674171E-05</text:p>
          </table:table-cell>
          <table:table-cell table:formula="of:=[.D440]*1000000" office:value-type="float" office:value="33.8248679674171" calcext:value-type="float">
            <text:p>33.8248679674171</text:p>
          </table:table-cell>
          <table:table-cell/>
          <table:table-cell table:formula="of:=1/(2*PI()*[.A440]*[.$M$5])" office:value-type="float" office:value="235.405663951429" calcext:value-type="float">
            <text:p>235.405663951429</text:p>
          </table:table-cell>
          <table:table-cell table:formula="of:=1/(2*PI()*[.A440]*([.G440]+[.$M$6]))" office:value-type="float" office:value="0.000000039949089046912" calcext:value-type="float">
            <text:p>3.9949089046912E-08</text:p>
          </table:table-cell>
          <table:table-cell table:formula="of:=[.H440]*1000000000" office:value-type="float" office:value="39.949089046912" calcext:value-type="float">
            <text:p>39.9490890469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6963.8444826527" calcext:value-type="float">
            <text:p>16963.8444826527</text:p>
          </table:table-cell>
          <table:table-cell/>
          <table:table-cell table:formula="of:=2*PI()*[.A441]*[.$M$3]" office:value-type="float" office:value="3.30419633060717" calcext:value-type="float">
            <text:p>3.30419633060717</text:p>
          </table:table-cell>
          <table:table-cell table:formula="of:=([.C441]+[.$M$6])/(2*PI()*[.A441])" office:value-type="float" office:value="0.0000338146027261918" calcext:value-type="float">
            <text:p>3.38146027261918E-05</text:p>
          </table:table-cell>
          <table:table-cell table:formula="of:=[.D441]*1000000" office:value-type="float" office:value="33.8146027261918" calcext:value-type="float">
            <text:p>33.8146027261918</text:p>
          </table:table-cell>
          <table:table-cell/>
          <table:table-cell table:formula="of:=1/(2*PI()*[.A441]*[.$M$5])" office:value-type="float" office:value="234.550227182653" calcext:value-type="float">
            <text:p>234.550227182653</text:p>
          </table:table-cell>
          <table:table-cell table:formula="of:=1/(2*PI()*[.A441]*([.G441]+[.$M$6]))" office:value-type="float" office:value="0.0000000399489036048891" calcext:value-type="float">
            <text:p>3.99489036048891E-08</text:p>
          </table:table-cell>
          <table:table-cell table:formula="of:=[.H441]*1000000000" office:value-type="float" office:value="39.9489036048891" calcext:value-type="float">
            <text:p>39.94890360488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025.5732362458" calcext:value-type="float">
            <text:p>17025.5732362458</text:p>
          </table:table-cell>
          <table:table-cell/>
          <table:table-cell table:formula="of:=2*PI()*[.A442]*[.$M$3]" office:value-type="float" office:value="3.31621977973298" calcext:value-type="float">
            <text:p>3.31621977973298</text:p>
          </table:table-cell>
          <table:table-cell table:formula="of:=([.C442]+[.$M$6])/(2*PI()*[.A442])" office:value-type="float" office:value="0.0000338043979644645" calcext:value-type="float">
            <text:p>3.38043979644645E-05</text:p>
          </table:table-cell>
          <table:table-cell table:formula="of:=[.D442]*1000000" office:value-type="float" office:value="33.8043979644645" calcext:value-type="float">
            <text:p>33.8043979644645</text:p>
          </table:table-cell>
          <table:table-cell/>
          <table:table-cell table:formula="of:=1/(2*PI()*[.A442]*[.$M$5])" office:value-type="float" office:value="233.699830372039" calcext:value-type="float">
            <text:p>233.699830372039</text:p>
          </table:table-cell>
          <table:table-cell table:formula="of:=1/(2*PI()*[.A442]*([.G442]+[.$M$6]))" office:value-type="float" office:value="0.0000000399487179115433" calcext:value-type="float">
            <text:p>3.99487179115433E-08</text:p>
          </table:table-cell>
          <table:table-cell table:formula="of:=[.H442]*1000000000" office:value-type="float" office:value="39.9487179115433" calcext:value-type="float">
            <text:p>39.948717911543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087.3860317465" calcext:value-type="float">
            <text:p>17087.3860317465</text:p>
          </table:table-cell>
          <table:table-cell/>
          <table:table-cell table:formula="of:=2*PI()*[.A443]*[.$M$3]" office:value-type="float" office:value="3.32825959843604" calcext:value-type="float">
            <text:p>3.32825959843604</text:p>
          </table:table-cell>
          <table:table-cell table:formula="of:=([.C443]+[.$M$6])/(2*PI()*[.A443])" office:value-type="float" office:value="0.0000337942531899766" calcext:value-type="float">
            <text:p>3.37942531899766E-05</text:p>
          </table:table-cell>
          <table:table-cell table:formula="of:=[.D443]*1000000" office:value-type="float" office:value="33.7942531899766" calcext:value-type="float">
            <text:p>33.7942531899766</text:p>
          </table:table-cell>
          <table:table-cell/>
          <table:table-cell table:formula="of:=1/(2*PI()*[.A443]*[.$M$5])" office:value-type="float" office:value="232.854432498046" calcext:value-type="float">
            <text:p>232.854432498046</text:p>
          </table:table-cell>
          <table:table-cell table:formula="of:=1/(2*PI()*[.A443]*([.G443]+[.$M$6]))" office:value-type="float" office:value="0.0000000399485319671111" calcext:value-type="float">
            <text:p>3.99485319671111E-08</text:p>
          </table:table-cell>
          <table:table-cell table:formula="of:=[.H443]*1000000000" office:value-type="float" office:value="39.9485319671111" calcext:value-type="float">
            <text:p>39.94853196711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149.282793047" calcext:value-type="float">
            <text:p>17149.282793047</text:p>
          </table:table-cell>
          <table:table-cell/>
          <table:table-cell table:formula="of:=2*PI()*[.A444]*[.$M$3]" office:value-type="float" office:value="3.34031577189217" calcext:value-type="float">
            <text:p>3.34031577189217</text:p>
          </table:table-cell>
          <table:table-cell table:formula="of:=([.C444]+[.$M$6])/(2*PI()*[.A444])" office:value-type="float" office:value="0.0000337841679155776" calcext:value-type="float">
            <text:p>3.37841679155776E-05</text:p>
          </table:table-cell>
          <table:table-cell table:formula="of:=[.D444]*1000000" office:value-type="float" office:value="33.7841679155776" calcext:value-type="float">
            <text:p>33.7841679155776</text:p>
          </table:table-cell>
          <table:table-cell/>
          <table:table-cell table:formula="of:=1/(2*PI()*[.A444]*[.$M$5])" office:value-type="float" office:value="232.0139929648" calcext:value-type="float">
            <text:p>232.0139929648</text:p>
          </table:table-cell>
          <table:table-cell table:formula="of:=1/(2*PI()*[.A444]*([.G444]+[.$M$6]))" office:value-type="float" office:value="0.0000000399483457718286" calcext:value-type="float">
            <text:p>3.99483457718286E-08</text:p>
          </table:table-cell>
          <table:table-cell table:formula="of:=[.H444]*1000000000" office:value-type="float" office:value="39.9483457718287" calcext:value-type="float">
            <text:p>39.948345771828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211.2634442802" calcext:value-type="float">
            <text:p>17211.2634442802</text:p>
          </table:table-cell>
          <table:table-cell/>
          <table:table-cell table:formula="of:=2*PI()*[.A445]*[.$M$3]" office:value-type="float" office:value="3.35238828532406" calcext:value-type="float">
            <text:p>3.35238828532406</text:p>
          </table:table-cell>
          <table:table-cell table:formula="of:=([.C445]+[.$M$6])/(2*PI()*[.A445])" office:value-type="float" office:value="0.0000337741416591608" calcext:value-type="float">
            <text:p>3.37741416591608E-05</text:p>
          </table:table-cell>
          <table:table-cell table:formula="of:=[.D445]*1000000" office:value-type="float" office:value="33.7741416591608" calcext:value-type="float">
            <text:p>33.7741416591608</text:p>
          </table:table-cell>
          <table:table-cell/>
          <table:table-cell table:formula="of:=1/(2*PI()*[.A445]*[.$M$5])" office:value-type="float" office:value="231.178471596731" calcext:value-type="float">
            <text:p>231.178471596731</text:p>
          </table:table-cell>
          <table:table-cell table:formula="of:=1/(2*PI()*[.A445]*([.G445]+[.$M$6]))" office:value-type="float" office:value="0.0000000399481593259312" calcext:value-type="float">
            <text:p>3.99481593259312E-08</text:p>
          </table:table-cell>
          <table:table-cell table:formula="of:=[.H445]*1000000000" office:value-type="float" office:value="39.9481593259312" calcext:value-type="float">
            <text:p>39.94815932593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273.3279098183" calcext:value-type="float">
            <text:p>17273.3279098183</text:p>
          </table:table-cell>
          <table:table-cell/>
          <table:table-cell table:formula="of:=2*PI()*[.A446]*[.$M$3]" office:value-type="float" office:value="3.36447712400103" calcext:value-type="float">
            <text:p>3.36447712400103</text:p>
          </table:table-cell>
          <table:table-cell table:formula="of:=([.C446]+[.$M$6])/(2*PI()*[.A446])" office:value-type="float" office:value="0.0000337641739435994" calcext:value-type="float">
            <text:p>3.37641739435994E-05</text:p>
          </table:table-cell>
          <table:table-cell table:formula="of:=[.D446]*1000000" office:value-type="float" office:value="33.7641739435994" calcext:value-type="float">
            <text:p>33.7641739435994</text:p>
          </table:table-cell>
          <table:table-cell/>
          <table:table-cell table:formula="of:=1/(2*PI()*[.A446]*[.$M$5])" office:value-type="float" office:value="230.347828633286" calcext:value-type="float">
            <text:p>230.347828633286</text:p>
          </table:table-cell>
          <table:table-cell table:formula="of:=1/(2*PI()*[.A446]*([.G446]+[.$M$6]))" office:value-type="float" office:value="0.0000000399479726296531" calcext:value-type="float">
            <text:p>3.99479726296531E-08</text:p>
          </table:table-cell>
          <table:table-cell table:formula="of:=[.H446]*1000000000" office:value-type="float" office:value="39.9479726296531" calcext:value-type="float">
            <text:p>39.94797262965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335.4761142717" calcext:value-type="float">
            <text:p>17335.4761142717</text:p>
          </table:table-cell>
          <table:table-cell/>
          <table:table-cell table:formula="of:=2*PI()*[.A447]*[.$M$3]" office:value-type="float" office:value="3.3765822732388" calcext:value-type="float">
            <text:p>3.3765822732388</text:p>
          </table:table-cell>
          <table:table-cell table:formula="of:=([.C447]+[.$M$6])/(2*PI()*[.A447])" office:value-type="float" office:value="0.0000337542642966847" calcext:value-type="float">
            <text:p>3.37542642966847E-05</text:p>
          </table:table-cell>
          <table:table-cell table:formula="of:=[.D447]*1000000" office:value-type="float" office:value="33.7542642966847" calcext:value-type="float">
            <text:p>33.7542642966847</text:p>
          </table:table-cell>
          <table:table-cell/>
          <table:table-cell table:formula="of:=1/(2*PI()*[.A447]*[.$M$5])" office:value-type="float" office:value="229.522024723723" calcext:value-type="float">
            <text:p>229.522024723723</text:p>
          </table:table-cell>
          <table:table-cell table:formula="of:=1/(2*PI()*[.A447]*([.G447]+[.$M$6]))" office:value-type="float" office:value="0.0000000399477856832285" calcext:value-type="float">
            <text:p>3.99477856832285E-08</text:p>
          </table:table-cell>
          <table:table-cell table:formula="of:=[.H447]*1000000000" office:value-type="float" office:value="39.9477856832285" calcext:value-type="float">
            <text:p>39.947785683228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397.7079824876" calcext:value-type="float">
            <text:p>17397.7079824876</text:p>
          </table:table-cell>
          <table:table-cell/>
          <table:table-cell table:formula="of:=2*PI()*[.A448]*[.$M$3]" office:value-type="float" office:value="3.38870371839918" calcext:value-type="float">
            <text:p>3.38870371839918</text:p>
          </table:table-cell>
          <table:table-cell table:formula="of:=([.C448]+[.$M$6])/(2*PI()*[.A448])" office:value-type="float" office:value="0.0000337444122510638" calcext:value-type="float">
            <text:p>3.37444122510638E-05</text:p>
          </table:table-cell>
          <table:table-cell table:formula="of:=[.D448]*1000000" office:value-type="float" office:value="33.7444122510638" calcext:value-type="float">
            <text:p>33.7444122510638</text:p>
          </table:table-cell>
          <table:table-cell/>
          <table:table-cell table:formula="of:=1/(2*PI()*[.A448]*[.$M$5])" office:value-type="float" office:value="228.701020921979" calcext:value-type="float">
            <text:p>228.701020921979</text:p>
          </table:table-cell>
          <table:table-cell table:formula="of:=1/(2*PI()*[.A448]*([.G448]+[.$M$6]))" office:value-type="float" office:value="0.0000000399475984868902" calcext:value-type="float">
            <text:p>3.99475984868902E-08</text:p>
          </table:table-cell>
          <table:table-cell table:formula="of:=[.H448]*1000000000" office:value-type="float" office:value="39.9475984868902" calcext:value-type="float">
            <text:p>39.947598486890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460.0234395486" calcext:value-type="float">
            <text:p>17460.0234395486</text:p>
          </table:table-cell>
          <table:table-cell/>
          <table:table-cell table:formula="of:=2*PI()*[.A449]*[.$M$3]" office:value-type="float" office:value="3.40084144488988" calcext:value-type="float">
            <text:p>3.40084144488988</text:p>
          </table:table-cell>
          <table:table-cell table:formula="of:=([.C449]+[.$M$6])/(2*PI()*[.A449])" office:value-type="float" office:value="0.0000337346173441794" calcext:value-type="float">
            <text:p>3.37346173441794E-05</text:p>
          </table:table-cell>
          <table:table-cell table:formula="of:=[.D449]*1000000" office:value-type="float" office:value="33.7346173441794" calcext:value-type="float">
            <text:p>33.7346173441794</text:p>
          </table:table-cell>
          <table:table-cell/>
          <table:table-cell table:formula="of:=1/(2*PI()*[.A449]*[.$M$5])" office:value-type="float" office:value="227.884778681617" calcext:value-type="float">
            <text:p>227.884778681617</text:p>
          </table:table-cell>
          <table:table-cell table:formula="of:=1/(2*PI()*[.A449]*([.G449]+[.$M$6]))" office:value-type="float" office:value="0.0000000399474110408708" calcext:value-type="float">
            <text:p>3.99474110408708E-08</text:p>
          </table:table-cell>
          <table:table-cell table:formula="of:=[.H449]*1000000000" office:value-type="float" office:value="39.9474110408708" calcext:value-type="float">
            <text:p>39.947411040870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522.4224107718" calcext:value-type="float">
            <text:p>17522.4224107718</text:p>
          </table:table-cell>
          <table:table-cell/>
          <table:table-cell table:formula="of:=2*PI()*[.A450]*[.$M$3]" office:value-type="float" office:value="3.41299543816423" calcext:value-type="float">
            <text:p>3.41299543816423</text:p>
          </table:table-cell>
          <table:table-cell table:formula="of:=([.C450]+[.$M$6])/(2*PI()*[.A450])" office:value-type="float" office:value="0.0000337248791182101" calcext:value-type="float">
            <text:p>3.37248791182101E-05</text:p>
          </table:table-cell>
          <table:table-cell table:formula="of:=[.D450]*1000000" office:value-type="float" office:value="33.7248791182101" calcext:value-type="float">
            <text:p>33.7248791182101</text:p>
          </table:table-cell>
          <table:table-cell/>
          <table:table-cell table:formula="of:=1/(2*PI()*[.A450]*[.$M$5])" office:value-type="float" office:value="227.073259850841" calcext:value-type="float">
            <text:p>227.073259850841</text:p>
          </table:table-cell>
          <table:table-cell table:formula="of:=1/(2*PI()*[.A450]*([.G450]+[.$M$6]))" office:value-type="float" office:value="0.0000000399472233454019" calcext:value-type="float">
            <text:p>3.99472233454019E-08</text:p>
          </table:table-cell>
          <table:table-cell table:formula="of:=[.H450]*1000000000" office:value-type="float" office:value="39.9472233454019" calcext:value-type="float">
            <text:p>39.94722334540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584.9048217071" calcext:value-type="float">
            <text:p>17584.9048217071</text:p>
          </table:table-cell>
          <table:table-cell/>
          <table:table-cell table:formula="of:=2*PI()*[.A451]*[.$M$3]" office:value-type="float" office:value="3.42516568372095" calcext:value-type="float">
            <text:p>3.42516568372095</text:p>
          </table:table-cell>
          <table:table-cell table:formula="of:=([.C451]+[.$M$6])/(2*PI()*[.A451])" office:value-type="float" office:value="0.0000337151971200111" calcext:value-type="float">
            <text:p>3.37151971200111E-05</text:p>
          </table:table-cell>
          <table:table-cell table:formula="of:=[.D451]*1000000" office:value-type="float" office:value="33.7151971200111" calcext:value-type="float">
            <text:p>33.7151971200111</text:p>
          </table:table-cell>
          <table:table-cell/>
          <table:table-cell table:formula="of:=1/(2*PI()*[.A451]*[.$M$5])" office:value-type="float" office:value="226.266426667592" calcext:value-type="float">
            <text:p>226.266426667592</text:p>
          </table:table-cell>
          <table:table-cell table:formula="of:=1/(2*PI()*[.A451]*([.G451]+[.$M$6]))" office:value-type="float" office:value="0.0000000399470354007145" calcext:value-type="float">
            <text:p>3.99470354007145E-08</text:p>
          </table:table-cell>
          <table:table-cell table:formula="of:=[.H451]*1000000000" office:value-type="float" office:value="39.9470354007145" calcext:value-type="float">
            <text:p>39.947035400714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647.4705981364" calcext:value-type="float">
            <text:p>17647.4705981364</text:p>
          </table:table-cell>
          <table:table-cell/>
          <table:table-cell table:formula="of:=2*PI()*[.A452]*[.$M$3]" office:value-type="float" office:value="3.43735216710392" calcext:value-type="float">
            <text:p>3.43735216710392</text:p>
          </table:table-cell>
          <table:table-cell table:formula="of:=([.C452]+[.$M$6])/(2*PI()*[.A452])" office:value-type="float" office:value="0.0000337055709010565" calcext:value-type="float">
            <text:p>3.37055709010565E-05</text:p>
          </table:table-cell>
          <table:table-cell table:formula="of:=[.D452]*1000000" office:value-type="float" office:value="33.7055709010565" calcext:value-type="float">
            <text:p>33.7055709010565</text:p>
          </table:table-cell>
          <table:table-cell/>
          <table:table-cell table:formula="of:=1/(2*PI()*[.A452]*[.$M$5])" office:value-type="float" office:value="225.464241754711" calcext:value-type="float">
            <text:p>225.464241754711</text:p>
          </table:table-cell>
          <table:table-cell table:formula="of:=1/(2*PI()*[.A452]*([.G452]+[.$M$6]))" office:value-type="float" office:value="0.0000000399468472070389" calcext:value-type="float">
            <text:p>3.99468472070389E-08</text:p>
          </table:table-cell>
          <table:table-cell table:formula="of:=[.H452]*1000000000" office:value-type="float" office:value="39.9468472070389" calcext:value-type="float">
            <text:p>39.94684720703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710.1196660719" calcext:value-type="float">
            <text:p>17710.1196660719</text:p>
          </table:table-cell>
          <table:table-cell/>
          <table:table-cell table:formula="of:=2*PI()*[.A453]*[.$M$3]" office:value-type="float" office:value="3.44955487390191" calcext:value-type="float">
            <text:p>3.44955487390191</text:p>
          </table:table-cell>
          <table:table-cell table:formula="of:=([.C453]+[.$M$6])/(2*PI()*[.A453])" office:value-type="float" office:value="0.0000336960000173821" calcext:value-type="float">
            <text:p>3.36960000173821E-05</text:p>
          </table:table-cell>
          <table:table-cell table:formula="of:=[.D453]*1000000" office:value-type="float" office:value="33.6960000173821" calcext:value-type="float">
            <text:p>33.6960000173821</text:p>
          </table:table-cell>
          <table:table-cell/>
          <table:table-cell table:formula="of:=1/(2*PI()*[.A453]*[.$M$5])" office:value-type="float" office:value="224.666668115174" calcext:value-type="float">
            <text:p>224.666668115174</text:p>
          </table:table-cell>
          <table:table-cell table:formula="of:=1/(2*PI()*[.A453]*([.G453]+[.$M$6]))" office:value-type="float" office:value="0.0000000399466587646048" calcext:value-type="float">
            <text:p>3.99466587646048E-08</text:p>
          </table:table-cell>
          <table:table-cell table:formula="of:=[.H453]*1000000000" office:value-type="float" office:value="39.9466587646048" calcext:value-type="float">
            <text:p>39.946658764604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772.8519517552" calcext:value-type="float">
            <text:p>17772.8519517552</text:p>
          </table:table-cell>
          <table:table-cell/>
          <table:table-cell table:formula="of:=2*PI()*[.A454]*[.$M$3]" office:value-type="float" office:value="3.46177378974834" calcext:value-type="float">
            <text:p>3.46177378974834</text:p>
          </table:table-cell>
          <table:table-cell table:formula="of:=([.C454]+[.$M$6])/(2*PI()*[.A454])" office:value-type="float" office:value="0.0000336864840295287" calcext:value-type="float">
            <text:p>3.36864840295287E-05</text:p>
          </table:table-cell>
          <table:table-cell table:formula="of:=[.D454]*1000000" office:value-type="float" office:value="33.6864840295287" calcext:value-type="float">
            <text:p>33.6864840295287</text:p>
          </table:table-cell>
          <table:table-cell/>
          <table:table-cell table:formula="of:=1/(2*PI()*[.A454]*[.$M$5])" office:value-type="float" office:value="223.873669127392" calcext:value-type="float">
            <text:p>223.873669127392</text:p>
          </table:table-cell>
          <table:table-cell table:formula="of:=1/(2*PI()*[.A454]*([.G454]+[.$M$6]))" office:value-type="float" office:value="0.0000000399464700736411" calcext:value-type="float">
            <text:p>3.99464700736411E-08</text:p>
          </table:table-cell>
          <table:table-cell table:formula="of:=[.H454]*1000000000" office:value-type="float" office:value="39.9464700736411" calcext:value-type="float">
            <text:p>39.946470073641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835.6673816562" calcext:value-type="float">
            <text:p>17835.6673816562</text:p>
          </table:table-cell>
          <table:table-cell/>
          <table:table-cell table:formula="of:=2*PI()*[.A455]*[.$M$3]" office:value-type="float" office:value="3.4740089003211" calcext:value-type="float">
            <text:p>3.4740089003211</text:p>
          </table:table-cell>
          <table:table-cell table:formula="of:=([.C455]+[.$M$6])/(2*PI()*[.A455])" office:value-type="float" office:value="0.0000336770225024871" calcext:value-type="float">
            <text:p>3.36770225024871E-05</text:p>
          </table:table-cell>
          <table:table-cell table:formula="of:=[.D455]*1000000" office:value-type="float" office:value="33.6770225024871" calcext:value-type="float">
            <text:p>33.6770225024871</text:p>
          </table:table-cell>
          <table:table-cell/>
          <table:table-cell table:formula="of:=1/(2*PI()*[.A455]*[.$M$5])" office:value-type="float" office:value="223.08520854059" calcext:value-type="float">
            <text:p>223.08520854059</text:p>
          </table:table-cell>
          <table:table-cell table:formula="of:=1/(2*PI()*[.A455]*([.G455]+[.$M$6]))" office:value-type="float" office:value="0.0000000399462811343759" calcext:value-type="float">
            <text:p>3.99462811343759E-08</text:p>
          </table:table-cell>
          <table:table-cell table:formula="of:=[.H455]*1000000000" office:value-type="float" office:value="39.9462811343759" calcext:value-type="float">
            <text:p>39.946281134375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898.5658824715" calcext:value-type="float">
            <text:p>17898.5658824715</text:p>
          </table:table-cell>
          <table:table-cell/>
          <table:table-cell table:formula="of:=2*PI()*[.A456]*[.$M$3]" office:value-type="float" office:value="3.48626019134225" calcext:value-type="float">
            <text:p>3.48626019134225</text:p>
          </table:table-cell>
          <table:table-cell table:formula="of:=([.C456]+[.$M$6])/(2*PI()*[.A456])" office:value-type="float" office:value="0.0000336676150056429" calcext:value-type="float">
            <text:p>3.36676150056429E-05</text:p>
          </table:table-cell>
          <table:table-cell table:formula="of:=[.D456]*1000000" office:value-type="float" office:value="33.6676150056429" calcext:value-type="float">
            <text:p>33.6676150056429</text:p>
          </table:table-cell>
          <table:table-cell/>
          <table:table-cell table:formula="of:=1/(2*PI()*[.A456]*[.$M$5])" office:value-type="float" office:value="222.30125047024" calcext:value-type="float">
            <text:p>222.30125047024</text:p>
          </table:table-cell>
          <table:table-cell table:formula="of:=1/(2*PI()*[.A456]*([.G456]+[.$M$6]))" office:value-type="float" office:value="0.0000000399460919470369" calcext:value-type="float">
            <text:p>3.99460919470369E-08</text:p>
          </table:table-cell>
          <table:table-cell table:formula="of:=[.H456]*1000000000" office:value-type="float" office:value="39.9460919470369" calcext:value-type="float">
            <text:p>39.946091947036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7961.5473811233" calcext:value-type="float">
            <text:p>17961.5473811233</text:p>
          </table:table-cell>
          <table:table-cell/>
          <table:table-cell table:formula="of:=2*PI()*[.A457]*[.$M$3]" office:value-type="float" office:value="3.4985276485778" calcext:value-type="float">
            <text:p>3.4985276485778</text:p>
          </table:table-cell>
          <table:table-cell table:formula="of:=([.C457]+[.$M$6])/(2*PI()*[.A457])" office:value-type="float" office:value="0.0000336582611127228" calcext:value-type="float">
            <text:p>3.36582611127228E-05</text:p>
          </table:table-cell>
          <table:table-cell table:formula="of:=[.D457]*1000000" office:value-type="float" office:value="33.6582611127228" calcext:value-type="float">
            <text:p>33.6582611127228</text:p>
          </table:table-cell>
          <table:table-cell/>
          <table:table-cell table:formula="of:=1/(2*PI()*[.A457]*[.$M$5])" office:value-type="float" office:value="221.521759393569" calcext:value-type="float">
            <text:p>221.521759393569</text:p>
          </table:table-cell>
          <table:table-cell table:formula="of:=1/(2*PI()*[.A457]*([.G457]+[.$M$6]))" office:value-type="float" office:value="0.0000000399459025118509" calcext:value-type="float">
            <text:p>3.99459025118509E-08</text:p>
          </table:table-cell>
          <table:table-cell table:formula="of:=[.H457]*1000000000" office:value-type="float" office:value="39.9459025118509" calcext:value-type="float">
            <text:p>39.945902511850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024.6118047586" calcext:value-type="float">
            <text:p>18024.6118047586</text:p>
          </table:table-cell>
          <table:table-cell/>
          <table:table-cell table:formula="of:=2*PI()*[.A458]*[.$M$3]" office:value-type="float" office:value="3.51081125783752" calcext:value-type="float">
            <text:p>3.51081125783752</text:p>
          </table:table-cell>
          <table:table-cell table:formula="of:=([.C458]+[.$M$6])/(2*PI()*[.A458])" office:value-type="float" office:value="0.0000336489604017415" calcext:value-type="float">
            <text:p>3.36489604017415E-05</text:p>
          </table:table-cell>
          <table:table-cell table:formula="of:=[.D458]*1000000" office:value-type="float" office:value="33.6489604017415" calcext:value-type="float">
            <text:p>33.6489604017415</text:p>
          </table:table-cell>
          <table:table-cell/>
          <table:table-cell table:formula="of:=1/(2*PI()*[.A458]*[.$M$5])" office:value-type="float" office:value="220.746700145128" calcext:value-type="float">
            <text:p>220.746700145128</text:p>
          </table:table-cell>
          <table:table-cell table:formula="of:=1/(2*PI()*[.A458]*([.G458]+[.$M$6]))" office:value-type="float" office:value="0.0000000399457128290442" calcext:value-type="float">
            <text:p>3.99457128290442E-08</text:p>
          </table:table-cell>
          <table:table-cell table:formula="of:=[.H458]*1000000000" office:value-type="float" office:value="39.9457128290442" calcext:value-type="float">
            <text:p>39.94571282904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087.7590807475" calcext:value-type="float">
            <text:p>18087.7590807475</text:p>
          </table:table-cell>
          <table:table-cell/>
          <table:table-cell table:formula="of:=2*PI()*[.A459]*[.$M$3]" office:value-type="float" office:value="3.52311100497466" calcext:value-type="float">
            <text:p>3.52311100497466</text:p>
          </table:table-cell>
          <table:table-cell table:formula="of:=([.C459]+[.$M$6])/(2*PI()*[.A459])" office:value-type="float" office:value="0.0000336397124549491" calcext:value-type="float">
            <text:p>3.36397124549491E-05</text:p>
          </table:table-cell>
          <table:table-cell table:formula="of:=[.D459]*1000000" office:value-type="float" office:value="33.6397124549491" calcext:value-type="float">
            <text:p>33.6397124549491</text:p>
          </table:table-cell>
          <table:table-cell/>
          <table:table-cell table:formula="of:=1/(2*PI()*[.A459]*[.$M$5])" office:value-type="float" office:value="219.976037912429" calcext:value-type="float">
            <text:p>219.976037912429</text:p>
          </table:table-cell>
          <table:table-cell table:formula="of:=1/(2*PI()*[.A459]*([.G459]+[.$M$6]))" office:value-type="float" office:value="0.0000000399455228988422" calcext:value-type="float">
            <text:p>3.99455228988422E-08</text:p>
          </table:table-cell>
          <table:table-cell table:formula="of:=[.H459]*1000000000" office:value-type="float" office:value="39.9455228988422" calcext:value-type="float">
            <text:p>39.945522898842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150.9891366823" calcext:value-type="float">
            <text:p>18150.9891366823</text:p>
          </table:table-cell>
          <table:table-cell/>
          <table:table-cell table:formula="of:=2*PI()*[.A460]*[.$M$3]" office:value-type="float" office:value="3.53542687588573" calcext:value-type="float">
            <text:p>3.53542687588573</text:p>
          </table:table-cell>
          <table:table-cell table:formula="of:=([.C460]+[.$M$6])/(2*PI()*[.A460])" office:value-type="float" office:value="0.0000336305168587796" calcext:value-type="float">
            <text:p>3.36305168587796E-05</text:p>
          </table:table-cell>
          <table:table-cell table:formula="of:=[.D460]*1000000" office:value-type="float" office:value="33.6305168587796" calcext:value-type="float">
            <text:p>33.6305168587796</text:p>
          </table:table-cell>
          <table:table-cell/>
          <table:table-cell table:formula="of:=1/(2*PI()*[.A460]*[.$M$5])" office:value-type="float" office:value="219.209738231635" calcext:value-type="float">
            <text:p>219.209738231635</text:p>
          </table:table-cell>
          <table:table-cell table:formula="of:=1/(2*PI()*[.A460]*([.G460]+[.$M$6]))" office:value-type="float" office:value="0.0000000399453327214698" calcext:value-type="float">
            <text:p>3.99453327214698E-08</text:p>
          </table:table-cell>
          <table:table-cell table:formula="of:=[.H460]*1000000000" office:value-type="float" office:value="39.9453327214698" calcext:value-type="float">
            <text:p>39.9453327214698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214.3019003764" calcext:value-type="float">
            <text:p>18214.3019003764</text:p>
          </table:table-cell>
          <table:table-cell/>
          <table:table-cell table:formula="of:=2*PI()*[.A461]*[.$M$3]" office:value-type="float" office:value="3.54775885651032" calcext:value-type="float">
            <text:p>3.54775885651032</text:p>
          </table:table-cell>
          <table:table-cell table:formula="of:=([.C461]+[.$M$6])/(2*PI()*[.A461])" office:value-type="float" office:value="0.0000336213732037999" calcext:value-type="float">
            <text:p>3.36213732037999E-05</text:p>
          </table:table-cell>
          <table:table-cell table:formula="of:=[.D461]*1000000" office:value-type="float" office:value="33.6213732037999" calcext:value-type="float">
            <text:p>33.6213732037999</text:p>
          </table:table-cell>
          <table:table-cell/>
          <table:table-cell table:formula="of:=1/(2*PI()*[.A461]*[.$M$5])" office:value-type="float" office:value="218.447766983326" calcext:value-type="float">
            <text:p>218.447766983326</text:p>
          </table:table-cell>
          <table:table-cell table:formula="of:=1/(2*PI()*[.A461]*([.G461]+[.$M$6]))" office:value-type="float" office:value="0.0000000399451422971512" calcext:value-type="float">
            <text:p>3.99451422971512E-08</text:p>
          </table:table-cell>
          <table:table-cell table:formula="of:=[.H461]*1000000000" office:value-type="float" office:value="39.9451422971512" calcext:value-type="float">
            <text:p>39.945142297151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277.6972998629" calcext:value-type="float">
            <text:p>18277.6972998629</text:p>
          </table:table-cell>
          <table:table-cell/>
          <table:table-cell table:formula="of:=2*PI()*[.A462]*[.$M$3]" office:value-type="float" office:value="3.56010693283082" calcext:value-type="float">
            <text:p>3.56010693283082</text:p>
          </table:table-cell>
          <table:table-cell table:formula="of:=([.C462]+[.$M$6])/(2*PI()*[.A462])" office:value-type="float" office:value="0.0000336122810846598" calcext:value-type="float">
            <text:p>3.36122810846598E-05</text:p>
          </table:table-cell>
          <table:table-cell table:formula="of:=[.D462]*1000000" office:value-type="float" office:value="33.6122810846598" calcext:value-type="float">
            <text:p>33.6122810846598</text:p>
          </table:table-cell>
          <table:table-cell/>
          <table:table-cell table:formula="of:=1/(2*PI()*[.A462]*[.$M$5])" office:value-type="float" office:value="217.690090388313" calcext:value-type="float">
            <text:p>217.690090388313</text:p>
          </table:table-cell>
          <table:table-cell table:formula="of:=1/(2*PI()*[.A462]*([.G462]+[.$M$6]))" office:value-type="float" office:value="0.0000000399449516261101" calcext:value-type="float">
            <text:p>3.99449516261101E-08</text:p>
          </table:table-cell>
          <table:table-cell table:formula="of:=[.H462]*1000000000" office:value-type="float" office:value="39.9449516261101" calcext:value-type="float">
            <text:p>39.944951626110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341.1752633938" calcext:value-type="float">
            <text:p>18341.1752633938</text:p>
          </table:table-cell>
          <table:table-cell/>
          <table:table-cell table:formula="of:=2*PI()*[.A463]*[.$M$3]" office:value-type="float" office:value="3.57247109087221" calcext:value-type="float">
            <text:p>3.57247109087221</text:p>
          </table:table-cell>
          <table:table-cell table:formula="of:=([.C463]+[.$M$6])/(2*PI()*[.A463])" office:value-type="float" office:value="0.0000336032401000422" calcext:value-type="float">
            <text:p>3.36032401000422E-05</text:p>
          </table:table-cell>
          <table:table-cell table:formula="of:=[.D463]*1000000" office:value-type="float" office:value="33.6032401000422" calcext:value-type="float">
            <text:p>33.6032401000422</text:p>
          </table:table-cell>
          <table:table-cell/>
          <table:table-cell table:formula="of:=1/(2*PI()*[.A463]*[.$M$5])" office:value-type="float" office:value="216.936675003516" calcext:value-type="float">
            <text:p>216.936675003516</text:p>
          </table:table-cell>
          <table:table-cell table:formula="of:=1/(2*PI()*[.A463]*([.G463]+[.$M$6]))" office:value-type="float" office:value="0.0000000399447607085691" calcext:value-type="float">
            <text:p>3.99447607085691E-08</text:p>
          </table:table-cell>
          <table:table-cell table:formula="of:=[.H463]*1000000000" office:value-type="float" office:value="39.9447607085691" calcext:value-type="float">
            <text:p>39.944760708569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404.7357194384" calcext:value-type="float">
            <text:p>18404.7357194384</text:p>
          </table:table-cell>
          <table:table-cell/>
          <table:table-cell table:formula="of:=2*PI()*[.A464]*[.$M$3]" office:value-type="float" office:value="3.58485131670185" calcext:value-type="float">
            <text:p>3.58485131670185</text:p>
          </table:table-cell>
          <table:table-cell table:formula="of:=([.C464]+[.$M$6])/(2*PI()*[.A464])" office:value-type="float" office:value="0.0000335942498526149" calcext:value-type="float">
            <text:p>3.35942498526149E-05</text:p>
          </table:table-cell>
          <table:table-cell table:formula="of:=[.D464]*1000000" office:value-type="float" office:value="33.5942498526149" calcext:value-type="float">
            <text:p>33.5942498526149</text:p>
          </table:table-cell>
          <table:table-cell/>
          <table:table-cell table:formula="of:=1/(2*PI()*[.A464]*[.$M$5])" office:value-type="float" office:value="216.187487717906" calcext:value-type="float">
            <text:p>216.187487717906</text:p>
          </table:table-cell>
          <table:table-cell table:formula="of:=1/(2*PI()*[.A464]*([.G464]+[.$M$6]))" office:value-type="float" office:value="0.0000000399445695447506" calcext:value-type="float">
            <text:p>3.99445695447506E-08</text:p>
          </table:table-cell>
          <table:table-cell table:formula="of:=[.H464]*1000000000" office:value-type="float" office:value="39.9445695447506" calcext:value-type="float">
            <text:p>39.94456954475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468.3785966826" calcext:value-type="float">
            <text:p>18468.3785966826</text:p>
          </table:table-cell>
          <table:table-cell/>
          <table:table-cell table:formula="of:=2*PI()*[.A465]*[.$M$3]" office:value-type="float" office:value="3.59724759642928" calcext:value-type="float">
            <text:p>3.59724759642928</text:p>
          </table:table-cell>
          <table:table-cell table:formula="of:=([.C465]+[.$M$6])/(2*PI()*[.A465])" office:value-type="float" office:value="0.0000335853099489819" calcext:value-type="float">
            <text:p>3.35853099489819E-05</text:p>
          </table:table-cell>
          <table:table-cell table:formula="of:=[.D465]*1000000" office:value-type="float" office:value="33.5853099489819" calcext:value-type="float">
            <text:p>33.5853099489819</text:p>
          </table:table-cell>
          <table:table-cell/>
          <table:table-cell table:formula="of:=1/(2*PI()*[.A465]*[.$M$5])" office:value-type="float" office:value="215.442495748495" calcext:value-type="float">
            <text:p>215.442495748495</text:p>
          </table:table-cell>
          <table:table-cell table:formula="of:=1/(2*PI()*[.A465]*([.G465]+[.$M$6]))" office:value-type="float" office:value="0.0000000399443781348762" calcext:value-type="float">
            <text:p>3.99443781348762E-08</text:p>
          </table:table-cell>
          <table:table-cell table:formula="of:=[.H465]*1000000000" office:value-type="float" office:value="39.9443781348762" calcext:value-type="float">
            <text:p>39.94437813487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532.1038240275" calcext:value-type="float">
            <text:p>18532.1038240275</text:p>
          </table:table-cell>
          <table:table-cell/>
          <table:table-cell table:formula="of:=2*PI()*[.A466]*[.$M$3]" office:value-type="float" office:value="3.60965991620595" calcext:value-type="float">
            <text:p>3.60965991620595</text:p>
          </table:table-cell>
          <table:table-cell table:formula="of:=([.C466]+[.$M$6])/(2*PI()*[.A466])" office:value-type="float" office:value="0.0000335764199996367" calcext:value-type="float">
            <text:p>3.35764199996367E-05</text:p>
          </table:table-cell>
          <table:table-cell table:formula="of:=[.D466]*1000000" office:value-type="float" office:value="33.5764199996367" calcext:value-type="float">
            <text:p>33.5764199996367</text:p>
          </table:table-cell>
          <table:table-cell/>
          <table:table-cell table:formula="of:=1/(2*PI()*[.A466]*[.$M$5])" office:value-type="float" office:value="214.701666636393" calcext:value-type="float">
            <text:p>214.701666636393</text:p>
          </table:table-cell>
          <table:table-cell table:formula="of:=1/(2*PI()*[.A466]*([.G466]+[.$M$6]))" office:value-type="float" office:value="0.0000000399441864791667" calcext:value-type="float">
            <text:p>3.99441864791667E-08</text:p>
          </table:table-cell>
          <table:table-cell table:formula="of:=[.H466]*1000000000" office:value-type="float" office:value="39.9441864791667" calcext:value-type="float">
            <text:p>39.944186479166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595.9113305886" calcext:value-type="float">
            <text:p>18595.9113305886</text:p>
          </table:table-cell>
          <table:table-cell/>
          <table:table-cell table:formula="of:=2*PI()*[.A467]*[.$M$3]" office:value-type="float" office:value="3.62208826222503" calcext:value-type="float">
            <text:p>3.62208826222503</text:p>
          </table:table-cell>
          <table:table-cell table:formula="of:=([.C467]+[.$M$6])/(2*PI()*[.A467])" office:value-type="float" office:value="0.0000335675796189149" calcext:value-type="float">
            <text:p>3.35675796189149E-05</text:p>
          </table:table-cell>
          <table:table-cell table:formula="of:=[.D467]*1000000" office:value-type="float" office:value="33.5675796189149" calcext:value-type="float">
            <text:p>33.5675796189149</text:p>
          </table:table-cell>
          <table:table-cell/>
          <table:table-cell table:formula="of:=1/(2*PI()*[.A467]*[.$M$5])" office:value-type="float" office:value="213.964968242911" calcext:value-type="float">
            <text:p>213.964968242911</text:p>
          </table:table-cell>
          <table:table-cell table:formula="of:=1/(2*PI()*[.A467]*([.G467]+[.$M$6]))" office:value-type="float" office:value="0.0000000399439945778425" calcext:value-type="float">
            <text:p>3.99439945778425E-08</text:p>
          </table:table-cell>
          <table:table-cell table:formula="of:=[.H467]*1000000000" office:value-type="float" office:value="39.9439945778425" calcext:value-type="float">
            <text:p>39.94399457784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659.8010456943" calcext:value-type="float">
            <text:p>18659.8010456943</text:p>
          </table:table-cell>
          <table:table-cell/>
          <table:table-cell table:formula="of:=2*PI()*[.A468]*[.$M$3]" office:value-type="float" office:value="3.63453262072123" calcext:value-type="float">
            <text:p>3.63453262072123</text:p>
          </table:table-cell>
          <table:table-cell table:formula="of:=([.C468]+[.$M$6])/(2*PI()*[.A468])" office:value-type="float" office:value="0.0000335587884249487" calcext:value-type="float">
            <text:p>3.35587884249487E-05</text:p>
          </table:table-cell>
          <table:table-cell table:formula="of:=[.D468]*1000000" office:value-type="float" office:value="33.5587884249487" calcext:value-type="float">
            <text:p>33.5587884249487</text:p>
          </table:table-cell>
          <table:table-cell/>
          <table:table-cell table:formula="of:=1/(2*PI()*[.A468]*[.$M$5])" office:value-type="float" office:value="213.232368745726" calcext:value-type="float">
            <text:p>213.232368745726</text:p>
          </table:table-cell>
          <table:table-cell table:formula="of:=1/(2*PI()*[.A468]*([.G468]+[.$M$6]))" office:value-type="float" office:value="0.0000000399438024311233" calcext:value-type="float">
            <text:p>3.99438024311233E-08</text:p>
          </table:table-cell>
          <table:table-cell table:formula="of:=[.H468]*1000000000" office:value-type="float" office:value="39.9438024311233" calcext:value-type="float">
            <text:p>39.943802431123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723.7728988851" calcext:value-type="float">
            <text:p>18723.7728988851</text:p>
          </table:table-cell>
          <table:table-cell/>
          <table:table-cell table:formula="of:=2*PI()*[.A469]*[.$M$3]" office:value-type="float" office:value="3.64699297797052" calcext:value-type="float">
            <text:p>3.64699297797052</text:p>
          </table:table-cell>
          <table:table-cell table:formula="of:=([.C469]+[.$M$6])/(2*PI()*[.A469])" office:value-type="float" office:value="0.0000335500460396212" calcext:value-type="float">
            <text:p>3.35500460396212E-05</text:p>
          </table:table-cell>
          <table:table-cell table:formula="of:=[.D469]*1000000" office:value-type="float" office:value="33.5500460396212" calcext:value-type="float">
            <text:p>33.5500460396212</text:p>
          </table:table-cell>
          <table:table-cell/>
          <table:table-cell table:formula="of:=1/(2*PI()*[.A469]*[.$M$5])" office:value-type="float" office:value="212.503836635099" calcext:value-type="float">
            <text:p>212.503836635099</text:p>
          </table:table-cell>
          <table:table-cell table:formula="of:=1/(2*PI()*[.A469]*([.G469]+[.$M$6]))" office:value-type="float" office:value="0.0000000399436100392279" calcext:value-type="float">
            <text:p>3.99436100392279E-08</text:p>
          </table:table-cell>
          <table:table-cell table:formula="of:=[.H469]*1000000000" office:value-type="float" office:value="39.9436100392279" calcext:value-type="float">
            <text:p>39.943610039227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787.8268199124" calcext:value-type="float">
            <text:p>18787.8268199124</text:p>
          </table:table-cell>
          <table:table-cell/>
          <table:table-cell table:formula="of:=2*PI()*[.A470]*[.$M$3]" office:value-type="float" office:value="3.65946932028995" calcext:value-type="float">
            <text:p>3.65946932028995</text:p>
          </table:table-cell>
          <table:table-cell table:formula="of:=([.C470]+[.$M$6])/(2*PI()*[.A470])" office:value-type="float" office:value="0.0000335413520885217" calcext:value-type="float">
            <text:p>3.35413520885217E-05</text:p>
          </table:table-cell>
          <table:table-cell table:formula="of:=[.D470]*1000000" office:value-type="float" office:value="33.5413520885217" calcext:value-type="float">
            <text:p>33.5413520885217</text:p>
          </table:table-cell>
          <table:table-cell/>
          <table:table-cell table:formula="of:=1/(2*PI()*[.A470]*[.$M$5])" office:value-type="float" office:value="211.779340710143" calcext:value-type="float">
            <text:p>211.779340710143</text:p>
          </table:table-cell>
          <table:table-cell table:formula="of:=1/(2*PI()*[.A470]*([.G470]+[.$M$6]))" office:value-type="float" office:value="0.0000000399434174023749" calcext:value-type="float">
            <text:p>3.99434174023749E-08</text:p>
          </table:table-cell>
          <table:table-cell table:formula="of:=[.H470]*1000000000" office:value-type="float" office:value="39.9434174023749" calcext:value-type="float">
            <text:p>39.943417402374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851.9627387373" calcext:value-type="float">
            <text:p>18851.9627387373</text:p>
          </table:table-cell>
          <table:table-cell/>
          <table:table-cell table:formula="of:=2*PI()*[.A471]*[.$M$3]" office:value-type="float" office:value="3.67196163403747" calcext:value-type="float">
            <text:p>3.67196163403747</text:p>
          </table:table-cell>
          <table:table-cell table:formula="of:=([.C471]+[.$M$6])/(2*PI()*[.A471])" office:value-type="float" office:value="0.0000335327062009017" calcext:value-type="float">
            <text:p>3.35327062009017E-05</text:p>
          </table:table-cell>
          <table:table-cell table:formula="of:=[.D471]*1000000" office:value-type="float" office:value="33.5327062009017" calcext:value-type="float">
            <text:p>33.5327062009017</text:p>
          </table:table-cell>
          <table:table-cell/>
          <table:table-cell table:formula="of:=1/(2*PI()*[.A471]*[.$M$5])" office:value-type="float" office:value="211.058850075145" calcext:value-type="float">
            <text:p>211.058850075145</text:p>
          </table:table-cell>
          <table:table-cell table:formula="of:=1/(2*PI()*[.A471]*([.G471]+[.$M$6]))" office:value-type="float" office:value="0.0000000399432245207819" calcext:value-type="float">
            <text:p>3.99432245207819E-08</text:p>
          </table:table-cell>
          <table:table-cell table:formula="of:=[.H471]*1000000000" office:value-type="float" office:value="39.9432245207819" calcext:value-type="float">
            <text:p>39.94322452078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916.1805855299" calcext:value-type="float">
            <text:p>18916.1805855299</text:p>
          </table:table-cell>
          <table:table-cell/>
          <table:table-cell table:formula="of:=2*PI()*[.A472]*[.$M$3]" office:value-type="float" office:value="3.68446990561167" calcext:value-type="float">
            <text:p>3.68446990561167</text:p>
          </table:table-cell>
          <table:table-cell table:formula="of:=([.C472]+[.$M$6])/(2*PI()*[.A472])" office:value-type="float" office:value="0.0000335241080096313" calcext:value-type="float">
            <text:p>3.35241080096313E-05</text:p>
          </table:table-cell>
          <table:table-cell table:formula="of:=[.D472]*1000000" office:value-type="float" office:value="33.5241080096313" calcext:value-type="float">
            <text:p>33.5241080096313</text:p>
          </table:table-cell>
          <table:table-cell/>
          <table:table-cell table:formula="of:=1/(2*PI()*[.A472]*[.$M$5])" office:value-type="float" office:value="210.342334135944" calcext:value-type="float">
            <text:p>210.342334135944</text:p>
          </table:table-cell>
          <table:table-cell table:formula="of:=1/(2*PI()*[.A472]*([.G472]+[.$M$6]))" office:value-type="float" office:value="0.0000000399430313946661" calcext:value-type="float">
            <text:p>3.99430313946661E-08</text:p>
          </table:table-cell>
          <table:table-cell table:formula="of:=[.H472]*1000000000" office:value-type="float" office:value="39.9430313946661" calcext:value-type="float">
            <text:p>39.943031394666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8980.4802906678" calcext:value-type="float">
            <text:p>18980.4802906678</text:p>
          </table:table-cell>
          <table:table-cell/>
          <table:table-cell table:formula="of:=2*PI()*[.A473]*[.$M$3]" office:value-type="float" office:value="3.6969941214516" calcext:value-type="float">
            <text:p>3.6969941214516</text:p>
          </table:table-cell>
          <table:table-cell table:formula="of:=([.C473]+[.$M$6])/(2*PI()*[.A473])" office:value-type="float" office:value="0.0000335155571511562" calcext:value-type="float">
            <text:p>3.35155571511562E-05</text:p>
          </table:table-cell>
          <table:table-cell table:formula="of:=[.D473]*1000000" office:value-type="float" office:value="33.5155571511562" calcext:value-type="float">
            <text:p>33.5155571511562</text:p>
          </table:table-cell>
          <table:table-cell/>
          <table:table-cell table:formula="of:=1/(2*PI()*[.A473]*[.$M$5])" office:value-type="float" office:value="209.62976259635" calcext:value-type="float">
            <text:p>209.62976259635</text:p>
          </table:table-cell>
          <table:table-cell table:formula="of:=1/(2*PI()*[.A473]*([.G473]+[.$M$6]))" office:value-type="float" office:value="0.000000039942838024244" calcext:value-type="float">
            <text:p>3.9942838024244E-08</text:p>
          </table:table-cell>
          <table:table-cell table:formula="of:=[.H473]*1000000000" office:value-type="float" office:value="39.942838024244" calcext:value-type="float">
            <text:p>39.94283802424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044.8617847353" calcext:value-type="float">
            <text:p>19044.8617847353</text:p>
          </table:table-cell>
          <table:table-cell/>
          <table:table-cell table:formula="of:=2*PI()*[.A474]*[.$M$3]" office:value-type="float" office:value="3.70953426803655" calcext:value-type="float">
            <text:p>3.70953426803655</text:p>
          </table:table-cell>
          <table:table-cell table:formula="of:=([.C474]+[.$M$6])/(2*PI()*[.A474])" office:value-type="float" office:value="0.0000335070532654555" calcext:value-type="float">
            <text:p>3.35070532654555E-05</text:p>
          </table:table-cell>
          <table:table-cell table:formula="of:=[.D474]*1000000" office:value-type="float" office:value="33.5070532654555" calcext:value-type="float">
            <text:p>33.5070532654555</text:p>
          </table:table-cell>
          <table:table-cell/>
          <table:table-cell table:formula="of:=1/(2*PI()*[.A474]*[.$M$5])" office:value-type="float" office:value="208.921105454622" calcext:value-type="float">
            <text:p>208.921105454622</text:p>
          </table:table-cell>
          <table:table-cell table:formula="of:=1/(2*PI()*[.A474]*([.G474]+[.$M$6]))" office:value-type="float" office:value="0.0000000399426444097314" calcext:value-type="float">
            <text:p>3.99426444097314E-08</text:p>
          </table:table-cell>
          <table:table-cell table:formula="of:=[.H474]*1000000000" office:value-type="float" office:value="39.9426444097314" calcext:value-type="float">
            <text:p>39.942644409731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109.3249985223" calcext:value-type="float">
            <text:p>19109.3249985223</text:p>
          </table:table-cell>
          <table:table-cell/>
          <table:table-cell table:formula="of:=2*PI()*[.A475]*[.$M$3]" office:value-type="float" office:value="3.72209033188588" calcext:value-type="float">
            <text:p>3.72209033188588</text:p>
          </table:table-cell>
          <table:table-cell table:formula="of:=([.C475]+[.$M$6])/(2*PI()*[.A475])" office:value-type="float" office:value="0.0000334985959959999" calcext:value-type="float">
            <text:p>3.34985959959999E-05</text:p>
          </table:table-cell>
          <table:table-cell table:formula="of:=[.D475]*1000000" office:value-type="float" office:value="33.4985959959999" calcext:value-type="float">
            <text:p>33.4985959959999</text:p>
          </table:table-cell>
          <table:table-cell/>
          <table:table-cell table:formula="of:=1/(2*PI()*[.A475]*[.$M$5])" office:value-type="float" office:value="208.216332999992" calcext:value-type="float">
            <text:p>208.216332999992</text:p>
          </table:table-cell>
          <table:table-cell table:formula="of:=1/(2*PI()*[.A475]*([.G475]+[.$M$6]))" office:value-type="float" office:value="0.0000000399424505513436" calcext:value-type="float">
            <text:p>3.99424505513436E-08</text:p>
          </table:table-cell>
          <table:table-cell table:formula="of:=[.H475]*1000000000" office:value-type="float" office:value="39.9424505513436" calcext:value-type="float">
            <text:p>39.942450551343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173.8698630233" calcext:value-type="float">
            <text:p>19173.8698630233</text:p>
          </table:table-cell>
          <table:table-cell/>
          <table:table-cell table:formula="of:=2*PI()*[.A476]*[.$M$3]" office:value-type="float" office:value="3.73466229955876" calcext:value-type="float">
            <text:p>3.73466229955876</text:p>
          </table:table-cell>
          <table:table-cell table:formula="of:=([.C476]+[.$M$6])/(2*PI()*[.A476])" office:value-type="float" office:value="0.0000334901849897108" calcext:value-type="float">
            <text:p>3.34901849897108E-05</text:p>
          </table:table-cell>
          <table:table-cell table:formula="of:=[.D476]*1000000" office:value-type="float" office:value="33.4901849897108" calcext:value-type="float">
            <text:p>33.4901849897108</text:p>
          </table:table-cell>
          <table:table-cell/>
          <table:table-cell table:formula="of:=1/(2*PI()*[.A476]*[.$M$5])" office:value-type="float" office:value="207.515415809233" calcext:value-type="float">
            <text:p>207.515415809233</text:p>
          </table:table-cell>
          <table:table-cell table:formula="of:=1/(2*PI()*[.A476]*([.G476]+[.$M$6]))" office:value-type="float" office:value="0.0000000399422564492953" calcext:value-type="float">
            <text:p>3.99422564492953E-08</text:p>
          </table:table-cell>
          <table:table-cell table:formula="of:=[.H476]*1000000000" office:value-type="float" office:value="39.9422564492953" calcext:value-type="float">
            <text:p>39.942256449295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238.4963094361" calcext:value-type="float">
            <text:p>19238.4963094361</text:p>
          </table:table-cell>
          <table:table-cell/>
          <table:table-cell table:formula="of:=2*PI()*[.A477]*[.$M$3]" office:value-type="float" office:value="3.74725015765401" calcext:value-type="float">
            <text:p>3.74725015765401</text:p>
          </table:table-cell>
          <table:table-cell table:formula="of:=([.C477]+[.$M$6])/(2*PI()*[.A477])" office:value-type="float" office:value="0.0000334818198969194" calcext:value-type="float">
            <text:p>3.34818198969194E-05</text:p>
          </table:table-cell>
          <table:table-cell table:formula="of:=[.D477]*1000000" office:value-type="float" office:value="33.4818198969194" calcext:value-type="float">
            <text:p>33.4818198969194</text:p>
          </table:table-cell>
          <table:table-cell/>
          <table:table-cell table:formula="of:=1/(2*PI()*[.A477]*[.$M$5])" office:value-type="float" office:value="206.818324743281" calcext:value-type="float">
            <text:p>206.818324743281</text:p>
          </table:table-cell>
          <table:table-cell table:formula="of:=1/(2*PI()*[.A477]*([.G477]+[.$M$6]))" office:value-type="float" office:value="0.0000000399420621038005" calcext:value-type="float">
            <text:p>3.99420621038005E-08</text:p>
          </table:table-cell>
          <table:table-cell table:formula="of:=[.H477]*1000000000" office:value-type="float" office:value="39.9420621038004" calcext:value-type="float">
            <text:p>39.942062103800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303.2042691614" calcext:value-type="float">
            <text:p>19303.2042691614</text:p>
          </table:table-cell>
          <table:table-cell/>
          <table:table-cell table:formula="of:=2*PI()*[.A478]*[.$M$3]" office:value-type="float" office:value="3.75985389280991" calcext:value-type="float">
            <text:p>3.75985389280991</text:p>
          </table:table-cell>
          <table:table-cell table:formula="of:=([.C478]+[.$M$6])/(2*PI()*[.A478])" office:value-type="float" office:value="0.0000334735003713268" calcext:value-type="float">
            <text:p>3.34735003713268E-05</text:p>
          </table:table-cell>
          <table:table-cell table:formula="of:=[.D478]*1000000" office:value-type="float" office:value="33.4735003713268" calcext:value-type="float">
            <text:p>33.4735003713268</text:p>
          </table:table-cell>
          <table:table-cell/>
          <table:table-cell table:formula="of:=1/(2*PI()*[.A478]*[.$M$5])" office:value-type="float" office:value="206.125030943904" calcext:value-type="float">
            <text:p>206.125030943904</text:p>
          </table:table-cell>
          <table:table-cell table:formula="of:=1/(2*PI()*[.A478]*([.G478]+[.$M$6]))" office:value-type="float" office:value="0.0000000399418675150725" calcext:value-type="float">
            <text:p>3.99418675150725E-08</text:p>
          </table:table-cell>
          <table:table-cell table:formula="of:=[.H478]*1000000000" office:value-type="float" office:value="39.9418675150725" calcext:value-type="float">
            <text:p>39.941867515072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367.9936738009" calcext:value-type="float">
            <text:p>19367.9936738009</text:p>
          </table:table-cell>
          <table:table-cell/>
          <table:table-cell table:formula="of:=2*PI()*[.A479]*[.$M$3]" office:value-type="float" office:value="3.77247349170396" calcext:value-type="float">
            <text:p>3.77247349170396</text:p>
          </table:table-cell>
          <table:table-cell table:formula="of:=([.C479]+[.$M$6])/(2*PI()*[.A479])" office:value-type="float" office:value="0.0000334652260699649" calcext:value-type="float">
            <text:p>3.34652260699649E-05</text:p>
          </table:table-cell>
          <table:table-cell table:formula="of:=[.D479]*1000000" office:value-type="float" office:value="33.4652260699649" calcext:value-type="float">
            <text:p>33.4652260699649</text:p>
          </table:table-cell>
          <table:table-cell/>
          <table:table-cell table:formula="of:=1/(2*PI()*[.A479]*[.$M$5])" office:value-type="float" office:value="205.435505830406" calcext:value-type="float">
            <text:p>205.435505830406</text:p>
          </table:table-cell>
          <table:table-cell table:formula="of:=1/(2*PI()*[.A479]*([.G479]+[.$M$6]))" office:value-type="float" office:value="0.0000000399416726833243" calcext:value-type="float">
            <text:p>3.99416726833243E-08</text:p>
          </table:table-cell>
          <table:table-cell table:formula="of:=[.H479]*1000000000" office:value-type="float" office:value="39.9416726833243" calcext:value-type="float">
            <text:p>39.941672683324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432.864455157" calcext:value-type="float">
            <text:p>19432.864455157</text:p>
          </table:table-cell>
          <table:table-cell/>
          <table:table-cell table:formula="of:=2*PI()*[.A480]*[.$M$3]" office:value-type="float" office:value="3.78510894105271" calcext:value-type="float">
            <text:p>3.78510894105271</text:p>
          </table:table-cell>
          <table:table-cell table:formula="of:=([.C480]+[.$M$6])/(2*PI()*[.A480])" office:value-type="float" office:value="0.0000334569966531567" calcext:value-type="float">
            <text:p>3.34569966531567E-05</text:p>
          </table:table-cell>
          <table:table-cell table:formula="of:=[.D480]*1000000" office:value-type="float" office:value="33.4569966531567" calcext:value-type="float">
            <text:p>33.4569966531567</text:p>
          </table:table-cell>
          <table:table-cell/>
          <table:table-cell table:formula="of:=1/(2*PI()*[.A480]*[.$M$5])" office:value-type="float" office:value="204.749721096391" calcext:value-type="float">
            <text:p>204.749721096391</text:p>
          </table:table-cell>
          <table:table-cell table:formula="of:=1/(2*PI()*[.A480]*([.G480]+[.$M$6]))" office:value-type="float" office:value="0.0000000399414776087681" calcext:value-type="float">
            <text:p>3.99414776087681E-08</text:p>
          </table:table-cell>
          <table:table-cell table:formula="of:=[.H480]*1000000000" office:value-type="float" office:value="39.9414776087681" calcext:value-type="float">
            <text:p>39.94147760876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497.8165452317" calcext:value-type="float">
            <text:p>19497.8165452317</text:p>
          </table:table-cell>
          <table:table-cell/>
          <table:table-cell table:formula="of:=2*PI()*[.A481]*[.$M$3]" office:value-type="float" office:value="3.79776022761156" calcext:value-type="float">
            <text:p>3.79776022761156</text:p>
          </table:table-cell>
          <table:table-cell table:formula="of:=([.C481]+[.$M$6])/(2*PI()*[.A481])" office:value-type="float" office:value="0.0000334488117844788" calcext:value-type="float">
            <text:p>3.34488117844788E-05</text:p>
          </table:table-cell>
          <table:table-cell table:formula="of:=[.D481]*1000000" office:value-type="float" office:value="33.4488117844788" calcext:value-type="float">
            <text:p>33.4488117844788</text:p>
          </table:table-cell>
          <table:table-cell/>
          <table:table-cell table:formula="of:=1/(2*PI()*[.A481]*[.$M$5])" office:value-type="float" office:value="204.067648706565" calcext:value-type="float">
            <text:p>204.067648706565</text:p>
          </table:table-cell>
          <table:table-cell table:formula="of:=1/(2*PI()*[.A481]*([.G481]+[.$M$6]))" office:value-type="float" office:value="0.0000000399412822916154" calcext:value-type="float">
            <text:p>3.99412822916154E-08</text:p>
          </table:table-cell>
          <table:table-cell table:formula="of:=[.H481]*1000000000" office:value-type="float" office:value="39.9412822916154" calcext:value-type="float">
            <text:p>39.941282291615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562.849876225" calcext:value-type="float">
            <text:p>19562.849876225</text:p>
          </table:table-cell>
          <table:table-cell/>
          <table:table-cell table:formula="of:=2*PI()*[.A482]*[.$M$3]" office:value-type="float" office:value="3.81042733817456" calcext:value-type="float">
            <text:p>3.81042733817456</text:p>
          </table:table-cell>
          <table:table-cell table:formula="of:=([.C482]+[.$M$6])/(2*PI()*[.A482])" office:value-type="float" office:value="0.0000334406711307229" calcext:value-type="float">
            <text:p>3.34406711307229E-05</text:p>
          </table:table-cell>
          <table:table-cell table:formula="of:=[.D482]*1000000" office:value-type="float" office:value="33.4406711307229" calcext:value-type="float">
            <text:p>33.4406711307229</text:p>
          </table:table-cell>
          <table:table-cell/>
          <table:table-cell table:formula="of:=1/(2*PI()*[.A482]*[.$M$5])" office:value-type="float" office:value="203.389260893576" calcext:value-type="float">
            <text:p>203.389260893576</text:p>
          </table:table-cell>
          <table:table-cell table:formula="of:=1/(2*PI()*[.A482]*([.G482]+[.$M$6]))" office:value-type="float" office:value="0.0000000399410867320773" calcext:value-type="float">
            <text:p>3.99410867320773E-08</text:p>
          </table:table-cell>
          <table:table-cell table:formula="of:=[.H482]*1000000000" office:value-type="float" office:value="39.9410867320773" calcext:value-type="float">
            <text:p>39.941086732077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627.9643805348" calcext:value-type="float">
            <text:p>19627.9643805348</text:p>
          </table:table-cell>
          <table:table-cell/>
          <table:table-cell table:formula="of:=2*PI()*[.A483]*[.$M$3]" office:value-type="float" office:value="3.82311025957423" calcext:value-type="float">
            <text:p>3.82311025957423</text:p>
          </table:table-cell>
          <table:table-cell table:formula="of:=([.C483]+[.$M$6])/(2*PI()*[.A483])" office:value-type="float" office:value="0.0000334325743618589" calcext:value-type="float">
            <text:p>3.34325743618589E-05</text:p>
          </table:table-cell>
          <table:table-cell table:formula="of:=[.D483]*1000000" office:value-type="float" office:value="33.4325743618589" calcext:value-type="float">
            <text:p>33.4325743618589</text:p>
          </table:table-cell>
          <table:table-cell/>
          <table:table-cell table:formula="of:=1/(2*PI()*[.A483]*[.$M$5])" office:value-type="float" office:value="202.714530154908" calcext:value-type="float">
            <text:p>202.714530154908</text:p>
          </table:table-cell>
          <table:table-cell table:formula="of:=1/(2*PI()*[.A483]*([.G483]+[.$M$6]))" office:value-type="float" office:value="0.0000000399408909303642" calcext:value-type="float">
            <text:p>3.99408909303642E-08</text:p>
          </table:table-cell>
          <table:table-cell table:formula="of:=[.H483]*1000000000" office:value-type="float" office:value="39.9408909303642" calcext:value-type="float">
            <text:p>39.940890930364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693.1599907552" calcext:value-type="float">
            <text:p>19693.1599907552</text:p>
          </table:table-cell>
          <table:table-cell/>
          <table:table-cell table:formula="of:=2*PI()*[.A484]*[.$M$3]" office:value-type="float" office:value="3.83580897868136" calcext:value-type="float">
            <text:p>3.83580897868136</text:p>
          </table:table-cell>
          <table:table-cell table:formula="of:=([.C484]+[.$M$6])/(2*PI()*[.A484])" office:value-type="float" office:value="0.0000334245211509977" calcext:value-type="float">
            <text:p>3.34245211509977E-05</text:p>
          </table:table-cell>
          <table:table-cell table:formula="of:=[.D484]*1000000" office:value-type="float" office:value="33.4245211509977" calcext:value-type="float">
            <text:p>33.4245211509977</text:p>
          </table:table-cell>
          <table:table-cell/>
          <table:table-cell table:formula="of:=1/(2*PI()*[.A484]*[.$M$5])" office:value-type="float" office:value="202.043429249812" calcext:value-type="float">
            <text:p>202.043429249812</text:p>
          </table:table-cell>
          <table:table-cell table:formula="of:=1/(2*PI()*[.A484]*([.G484]+[.$M$6]))" office:value-type="float" office:value="0.000000039940694886686" calcext:value-type="float">
            <text:p>3.9940694886686E-08</text:p>
          </table:table-cell>
          <table:table-cell table:formula="of:=[.H484]*1000000000" office:value-type="float" office:value="39.940694886686" calcext:value-type="float">
            <text:p>39.94069488668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758.4366396761" calcext:value-type="float">
            <text:p>19758.4366396761</text:p>
          </table:table-cell>
          <table:table-cell/>
          <table:table-cell table:formula="of:=2*PI()*[.A485]*[.$M$3]" office:value-type="float" office:value="3.8485234824048" calcext:value-type="float">
            <text:p>3.8485234824048</text:p>
          </table:table-cell>
          <table:table-cell table:formula="of:=([.C485]+[.$M$6])/(2*PI()*[.A485])" office:value-type="float" office:value="0.0000334165111743553" calcext:value-type="float">
            <text:p>3.34165111743553E-05</text:p>
          </table:table-cell>
          <table:table-cell table:formula="of:=[.D485]*1000000" office:value-type="float" office:value="33.4165111743553" calcext:value-type="float">
            <text:p>33.4165111743553</text:p>
          </table:table-cell>
          <table:table-cell/>
          <table:table-cell table:formula="of:=1/(2*PI()*[.A485]*[.$M$5])" office:value-type="float" office:value="201.375931196276" calcext:value-type="float">
            <text:p>201.375931196276</text:p>
          </table:table-cell>
          <table:table-cell table:formula="of:=1/(2*PI()*[.A485]*([.G485]+[.$M$6]))" office:value-type="float" office:value="0.0000000399404986012519" calcext:value-type="float">
            <text:p>3.99404986012519E-08</text:p>
          </table:table-cell>
          <table:table-cell table:formula="of:=[.H485]*1000000000" office:value-type="float" office:value="39.9404986012519" calcext:value-type="float">
            <text:p>39.940498601251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823.7942602816" calcext:value-type="float">
            <text:p>19823.7942602816</text:p>
          </table:table-cell>
          <table:table-cell/>
          <table:table-cell table:formula="of:=2*PI()*[.A486]*[.$M$3]" office:value-type="float" office:value="3.86125375769131" calcext:value-type="float">
            <text:p>3.86125375769131</text:p>
          </table:table-cell>
          <table:table-cell table:formula="of:=([.C486]+[.$M$6])/(2*PI()*[.A486])" office:value-type="float" office:value="0.0000334085441112165" calcext:value-type="float">
            <text:p>3.34085441112165E-05</text:p>
          </table:table-cell>
          <table:table-cell table:formula="of:=[.D486]*1000000" office:value-type="float" office:value="33.4085441112165" calcext:value-type="float">
            <text:p>33.4085441112165</text:p>
          </table:table-cell>
          <table:table-cell/>
          <table:table-cell table:formula="of:=1/(2*PI()*[.A486]*[.$M$5])" office:value-type="float" office:value="200.712009268042" calcext:value-type="float">
            <text:p>200.712009268042</text:p>
          </table:table-cell>
          <table:table-cell table:formula="of:=1/(2*PI()*[.A486]*([.G486]+[.$M$6]))" office:value-type="float" office:value="0.0000000399403020742706" calcext:value-type="float">
            <text:p>3.99403020742706E-08</text:p>
          </table:table-cell>
          <table:table-cell table:formula="of:=[.H486]*1000000000" office:value-type="float" office:value="39.9403020742706" calcext:value-type="float">
            <text:p>39.940302074270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889.2327857495" calcext:value-type="float">
            <text:p>19889.2327857495</text:p>
          </table:table-cell>
          <table:table-cell/>
          <table:table-cell table:formula="of:=2*PI()*[.A487]*[.$M$3]" office:value-type="float" office:value="3.87399979152536" calcext:value-type="float">
            <text:p>3.87399979152536</text:p>
          </table:table-cell>
          <table:table-cell table:formula="of:=([.C487]+[.$M$6])/(2*PI()*[.A487])" office:value-type="float" office:value="0.0000334006196438999" calcext:value-type="float">
            <text:p>3.34006196438999E-05</text:p>
          </table:table-cell>
          <table:table-cell table:formula="of:=[.D487]*1000000" office:value-type="float" office:value="33.4006196438999" calcext:value-type="float">
            <text:p>33.4006196438999</text:p>
          </table:table-cell>
          <table:table-cell/>
          <table:table-cell table:formula="of:=1/(2*PI()*[.A487]*[.$M$5])" office:value-type="float" office:value="200.051636991661" calcext:value-type="float">
            <text:p>200.051636991661</text:p>
          </table:table-cell>
          <table:table-cell table:formula="of:=1/(2*PI()*[.A487]*([.G487]+[.$M$6]))" office:value-type="float" office:value="0.0000000399401053059502" calcext:value-type="float">
            <text:p>3.99401053059502E-08</text:p>
          </table:table-cell>
          <table:table-cell table:formula="of:=[.H487]*1000000000" office:value-type="float" office:value="39.9401053059502" calcext:value-type="float">
            <text:p>39.940105305950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19954.7521494502" calcext:value-type="float">
            <text:p>19954.7521494502</text:p>
          </table:table-cell>
          <table:table-cell/>
          <table:table-cell table:formula="of:=2*PI()*[.A488]*[.$M$3]" office:value-type="float" office:value="3.88676157092891" calcext:value-type="float">
            <text:p>3.88676157092891</text:p>
          </table:table-cell>
          <table:table-cell table:formula="of:=([.C488]+[.$M$6])/(2*PI()*[.A488])" office:value-type="float" office:value="0.000033392737457723" calcext:value-type="float">
            <text:p>3.3392737457723E-05</text:p>
          </table:table-cell>
          <table:table-cell table:formula="of:=[.D488]*1000000" office:value-type="float" office:value="33.392737457723" calcext:value-type="float">
            <text:p>33.392737457723</text:p>
          </table:table-cell>
          <table:table-cell/>
          <table:table-cell table:formula="of:=1/(2*PI()*[.A488]*[.$M$5])" office:value-type="float" office:value="199.394788143586" calcext:value-type="float">
            <text:p>199.394788143586</text:p>
          </table:table-cell>
          <table:table-cell table:formula="of:=1/(2*PI()*[.A488]*([.G488]+[.$M$6]))" office:value-type="float" office:value="0.0000000399399082964981" calcext:value-type="float">
            <text:p>3.99399082964981E-08</text:p>
          </table:table-cell>
          <table:table-cell table:formula="of:=[.H488]*1000000000" office:value-type="float" office:value="39.9399082964981" calcext:value-type="float">
            <text:p>39.939908296498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020.3522849459" calcext:value-type="float">
            <text:p>20020.3522849459</text:p>
          </table:table-cell>
          <table:table-cell/>
          <table:table-cell table:formula="of:=2*PI()*[.A489]*[.$M$3]" office:value-type="float" office:value="3.89953908296127" calcext:value-type="float">
            <text:p>3.89953908296127</text:p>
          </table:table-cell>
          <table:table-cell table:formula="of:=([.C489]+[.$M$6])/(2*PI()*[.A489])" office:value-type="float" office:value="0.0000333848972409677" calcext:value-type="float">
            <text:p>3.33848972409677E-05</text:p>
          </table:table-cell>
          <table:table-cell table:formula="of:=[.D489]*1000000" office:value-type="float" office:value="33.3848972409677" calcext:value-type="float">
            <text:p>33.3848972409677</text:p>
          </table:table-cell>
          <table:table-cell/>
          <table:table-cell table:formula="of:=1/(2*PI()*[.A489]*[.$M$5])" office:value-type="float" office:value="198.741436747307" calcext:value-type="float">
            <text:p>198.741436747307</text:p>
          </table:table-cell>
          <table:table-cell table:formula="of:=1/(2*PI()*[.A489]*([.G489]+[.$M$6]))" office:value-type="float" office:value="0.0000000399397110461213" calcext:value-type="float">
            <text:p>3.99397110461213E-08</text:p>
          </table:table-cell>
          <table:table-cell table:formula="of:=[.H489]*1000000000" office:value-type="float" office:value="39.9397110461213" calcext:value-type="float">
            <text:p>39.939711046121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086.0331259893" calcext:value-type="float">
            <text:p>20086.0331259893</text:p>
          </table:table-cell>
          <table:table-cell/>
          <table:table-cell table:formula="of:=2*PI()*[.A490]*[.$M$3]" office:value-type="float" office:value="3.91233231471889" calcext:value-type="float">
            <text:p>3.91233231471889</text:p>
          </table:table-cell>
          <table:table-cell table:formula="of:=([.C490]+[.$M$6])/(2*PI()*[.A490])" office:value-type="float" office:value="0.0000333770986848463" calcext:value-type="float">
            <text:p>3.33770986848463E-05</text:p>
          </table:table-cell>
          <table:table-cell table:formula="of:=[.D490]*1000000" office:value-type="float" office:value="33.3770986848463" calcext:value-type="float">
            <text:p>33.3770986848463</text:p>
          </table:table-cell>
          <table:table-cell/>
          <table:table-cell table:formula="of:=1/(2*PI()*[.A490]*[.$M$5])" office:value-type="float" office:value="198.091557070526" calcext:value-type="float">
            <text:p>198.091557070526</text:p>
          </table:table-cell>
          <table:table-cell table:formula="of:=1/(2*PI()*[.A490]*([.G490]+[.$M$6]))" office:value-type="float" office:value="0.0000000399395135550263" calcext:value-type="float">
            <text:p>3.99395135550263E-08</text:p>
          </table:table-cell>
          <table:table-cell table:formula="of:=[.H490]*1000000000" office:value-type="float" office:value="39.9395135550263" calcext:value-type="float">
            <text:p>39.9395135550263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151.794606523" calcext:value-type="float">
            <text:p>20151.794606523</text:p>
          </table:table-cell>
          <table:table-cell/>
          <table:table-cell table:formula="of:=2*PI()*[.A491]*[.$M$3]" office:value-type="float" office:value="3.9251412533352" calcext:value-type="float">
            <text:p>3.9251412533352</text:p>
          </table:table-cell>
          <table:table-cell table:formula="of:=([.C491]+[.$M$6])/(2*PI()*[.A491])" office:value-type="float" office:value="0.0000333693414834683" calcext:value-type="float">
            <text:p>3.33693414834683E-05</text:p>
          </table:table-cell>
          <table:table-cell table:formula="of:=[.D491]*1000000" office:value-type="float" office:value="33.3693414834683" calcext:value-type="float">
            <text:p>33.3693414834683</text:p>
          </table:table-cell>
          <table:table-cell/>
          <table:table-cell table:formula="of:=1/(2*PI()*[.A491]*[.$M$5])" office:value-type="float" office:value="197.445123622362" calcext:value-type="float">
            <text:p>197.445123622362</text:p>
          </table:table-cell>
          <table:table-cell table:formula="of:=1/(2*PI()*[.A491]*([.G491]+[.$M$6]))" office:value-type="float" office:value="0.0000000399393158234186" calcext:value-type="float">
            <text:p>3.99393158234186E-08</text:p>
          </table:table-cell>
          <table:table-cell table:formula="of:=[.H491]*1000000000" office:value-type="float" office:value="39.9393158234186" calcext:value-type="float">
            <text:p>39.9393158234186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217.6366606785" calcext:value-type="float">
            <text:p>20217.6366606785</text:p>
          </table:table-cell>
          <table:table-cell/>
          <table:table-cell table:formula="of:=2*PI()*[.A492]*[.$M$3]" office:value-type="float" office:value="3.93796588598039" calcext:value-type="float">
            <text:p>3.93796588598039</text:p>
          </table:table-cell>
          <table:table-cell table:formula="of:=([.C492]+[.$M$6])/(2*PI()*[.A492])" office:value-type="float" office:value="0.0000333616253338072" calcext:value-type="float">
            <text:p>3.33616253338072E-05</text:p>
          </table:table-cell>
          <table:table-cell table:formula="of:=[.D492]*1000000" office:value-type="float" office:value="33.3616253338073" calcext:value-type="float">
            <text:p>33.3616253338073</text:p>
          </table:table-cell>
          <table:table-cell/>
          <table:table-cell table:formula="of:=1/(2*PI()*[.A492]*[.$M$5])" office:value-type="float" office:value="196.802111150604" calcext:value-type="float">
            <text:p>196.802111150604</text:p>
          </table:table-cell>
          <table:table-cell table:formula="of:=1/(2*PI()*[.A492]*([.G492]+[.$M$6]))" office:value-type="float" office:value="0.0000000399391178515037" calcext:value-type="float">
            <text:p>3.99391178515037E-08</text:p>
          </table:table-cell>
          <table:table-cell table:formula="of:=[.H492]*1000000000" office:value-type="float" office:value="39.9391178515037" calcext:value-type="float">
            <text:p>39.939117851503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283.5592227751" calcext:value-type="float">
            <text:p>20283.5592227751</text:p>
          </table:table-cell>
          <table:table-cell/>
          <table:table-cell table:formula="of:=2*PI()*[.A493]*[.$M$3]" office:value-type="float" office:value="3.95080619986128" calcext:value-type="float">
            <text:p>3.95080619986128</text:p>
          </table:table-cell>
          <table:table-cell table:formula="of:=([.C493]+[.$M$6])/(2*PI()*[.A493])" office:value-type="float" office:value="0.0000333539499356679" calcext:value-type="float">
            <text:p>3.33539499356679E-05</text:p>
          </table:table-cell>
          <table:table-cell table:formula="of:=[.D493]*1000000" office:value-type="float" office:value="33.3539499356679" calcext:value-type="float">
            <text:p>33.3539499356679</text:p>
          </table:table-cell>
          <table:table-cell/>
          <table:table-cell table:formula="of:=1/(2*PI()*[.A493]*[.$M$5])" office:value-type="float" office:value="196.162494638996" calcext:value-type="float">
            <text:p>196.162494638996</text:p>
          </table:table-cell>
          <table:table-cell table:formula="of:=1/(2*PI()*[.A493]*([.G493]+[.$M$6]))" office:value-type="float" office:value="0.0000000399389196394862" calcext:value-type="float">
            <text:p>3.99389196394862E-08</text:p>
          </table:table-cell>
          <table:table-cell table:formula="of:=[.H493]*1000000000" office:value-type="float" office:value="39.9389196394862" calcext:value-type="float">
            <text:p>39.9389196394862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349.5622273192" calcext:value-type="float">
            <text:p>20349.5622273192</text:p>
          </table:table-cell>
          <table:table-cell/>
          <table:table-cell table:formula="of:=2*PI()*[.A494]*[.$M$3]" office:value-type="float" office:value="3.96366218222109" calcext:value-type="float">
            <text:p>3.96366218222109</text:p>
          </table:table-cell>
          <table:table-cell table:formula="of:=([.C494]+[.$M$6])/(2*PI()*[.A494])" office:value-type="float" office:value="0.0000333463149916547" calcext:value-type="float">
            <text:p>3.33463149916547E-05</text:p>
          </table:table-cell>
          <table:table-cell table:formula="of:=[.D494]*1000000" office:value-type="float" office:value="33.3463149916547" calcext:value-type="float">
            <text:p>33.3463149916547</text:p>
          </table:table-cell>
          <table:table-cell/>
          <table:table-cell table:formula="of:=1/(2*PI()*[.A494]*[.$M$5])" office:value-type="float" office:value="195.526249304556" calcext:value-type="float">
            <text:p>195.526249304556</text:p>
          </table:table-cell>
          <table:table-cell table:formula="of:=1/(2*PI()*[.A494]*([.G494]+[.$M$6]))" office:value-type="float" office:value="0.00000003993872118757" calcext:value-type="float">
            <text:p>3.993872118757E-08</text:p>
          </table:table-cell>
          <table:table-cell table:formula="of:=[.H494]*1000000000" office:value-type="float" office:value="39.93872118757" calcext:value-type="float">
            <text:p>39.938721187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415.6456090032" calcext:value-type="float">
            <text:p>20415.6456090032</text:p>
          </table:table-cell>
          <table:table-cell/>
          <table:table-cell table:formula="of:=2*PI()*[.A495]*[.$M$3]" office:value-type="float" office:value="3.97653382033931" calcext:value-type="float">
            <text:p>3.97653382033931</text:p>
          </table:table-cell>
          <table:table-cell table:formula="of:=([.C495]+[.$M$6])/(2*PI()*[.A495])" office:value-type="float" office:value="0.0000333387202071392" calcext:value-type="float">
            <text:p>3.33387202071392E-05</text:p>
          </table:table-cell>
          <table:table-cell table:formula="of:=[.D495]*1000000" office:value-type="float" office:value="33.3387202071392" calcext:value-type="float">
            <text:p>33.3387202071392</text:p>
          </table:table-cell>
          <table:table-cell/>
          <table:table-cell table:formula="of:=1/(2*PI()*[.A495]*[.$M$5])" office:value-type="float" office:value="194.893350594933" calcext:value-type="float">
            <text:p>194.893350594933</text:p>
          </table:table-cell>
          <table:table-cell table:formula="of:=1/(2*PI()*[.A495]*([.G495]+[.$M$6]))" office:value-type="float" office:value="0.0000000399385224959589" calcext:value-type="float">
            <text:p>3.99385224959589E-08</text:p>
          </table:table-cell>
          <table:table-cell table:formula="of:=[.H495]*1000000000" office:value-type="float" office:value="39.9385224959589" calcext:value-type="float">
            <text:p>39.938522495958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481.8093027049" calcext:value-type="float">
            <text:p>20481.8093027049</text:p>
          </table:table-cell>
          <table:table-cell/>
          <table:table-cell table:formula="of:=2*PI()*[.A496]*[.$M$3]" office:value-type="float" office:value="3.9894211015315" calcext:value-type="float">
            <text:p>3.9894211015315</text:p>
          </table:table-cell>
          <table:table-cell table:formula="of:=([.C496]+[.$M$6])/(2*PI()*[.A496])" office:value-type="float" office:value="0.0000333311652902297" calcext:value-type="float">
            <text:p>3.33311652902297E-05</text:p>
          </table:table-cell>
          <table:table-cell table:formula="of:=[.D496]*1000000" office:value-type="float" office:value="33.3311652902297" calcext:value-type="float">
            <text:p>33.3311652902297</text:p>
          </table:table-cell>
          <table:table-cell/>
          <table:table-cell table:formula="of:=1/(2*PI()*[.A496]*[.$M$5])" office:value-type="float" office:value="194.263774185805" calcext:value-type="float">
            <text:p>194.263774185805</text:p>
          </table:table-cell>
          <table:table-cell table:formula="of:=1/(2*PI()*[.A496]*([.G496]+[.$M$6]))" office:value-type="float" office:value="0.0000000399383235648557" calcext:value-type="float">
            <text:p>3.99383235648557E-08</text:p>
          </table:table-cell>
          <table:table-cell table:formula="of:=[.H496]*1000000000" office:value-type="float" office:value="39.9383235648557" calcext:value-type="float">
            <text:p>39.9383235648557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548.0532434862" calcext:value-type="float">
            <text:p>20548.0532434862</text:p>
          </table:table-cell>
          <table:table-cell/>
          <table:table-cell table:formula="of:=2*PI()*[.A497]*[.$M$3]" office:value-type="float" office:value="4.0023240131491" calcext:value-type="float">
            <text:p>4.0023240131491</text:p>
          </table:table-cell>
          <table:table-cell table:formula="of:=([.C497]+[.$M$6])/(2*PI()*[.A497])" office:value-type="float" office:value="0.0000333236499517396" calcext:value-type="float">
            <text:p>3.33236499517396E-05</text:p>
          </table:table-cell>
          <table:table-cell table:formula="of:=[.D497]*1000000" office:value-type="float" office:value="33.3236499517396" calcext:value-type="float">
            <text:p>33.3236499517396</text:p>
          </table:table-cell>
          <table:table-cell/>
          <table:table-cell table:formula="of:=1/(2*PI()*[.A497]*[.$M$5])" office:value-type="float" office:value="193.637495978297" calcext:value-type="float">
            <text:p>193.637495978297</text:p>
          </table:table-cell>
          <table:table-cell table:formula="of:=1/(2*PI()*[.A497]*([.G497]+[.$M$6]))" office:value-type="float" office:value="0.0000000399381243944629" calcext:value-type="float">
            <text:p>3.99381243944629E-08</text:p>
          </table:table-cell>
          <table:table-cell table:formula="of:=[.H497]*1000000000" office:value-type="float" office:value="39.9381243944629" calcext:value-type="float">
            <text:p>39.9381243944629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614.3773665924" calcext:value-type="float">
            <text:p>20614.3773665924</text:p>
          </table:table-cell>
          <table:table-cell/>
          <table:table-cell table:formula="of:=2*PI()*[.A498]*[.$M$3]" office:value-type="float" office:value="4.01524254257928" calcext:value-type="float">
            <text:p>4.01524254257928</text:p>
          </table:table-cell>
          <table:table-cell table:formula="of:=([.C498]+[.$M$6])/(2*PI()*[.A498])" office:value-type="float" office:value="0.0000333161739051574" calcext:value-type="float">
            <text:p>3.33161739051574E-05</text:p>
          </table:table-cell>
          <table:table-cell table:formula="of:=[.D498]*1000000" office:value-type="float" office:value="33.3161739051574" calcext:value-type="float">
            <text:p>33.3161739051574</text:p>
          </table:table-cell>
          <table:table-cell/>
          <table:table-cell table:formula="of:=1/(2*PI()*[.A498]*[.$M$5])" office:value-type="float" office:value="193.01449209645" calcext:value-type="float">
            <text:p>193.01449209645</text:p>
          </table:table-cell>
          <table:table-cell table:formula="of:=1/(2*PI()*[.A498]*([.G498]+[.$M$6]))" office:value-type="float" office:value="0.0000000399379249849824" calcext:value-type="float">
            <text:p>3.99379249849824E-08</text:p>
          </table:table-cell>
          <table:table-cell table:formula="of:=[.H498]*1000000000" office:value-type="float" office:value="39.9379249849824" calcext:value-type="float">
            <text:p>39.9379249849824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680.7816074514" calcext:value-type="float">
            <text:p>20680.7816074514</text:p>
          </table:table-cell>
          <table:table-cell/>
          <table:table-cell table:formula="of:=2*PI()*[.A499]*[.$M$3]" office:value-type="float" office:value="4.02817667724478" calcext:value-type="float">
            <text:p>4.02817667724478</text:p>
          </table:table-cell>
          <table:table-cell table:formula="of:=([.C499]+[.$M$6])/(2*PI()*[.A499])" office:value-type="float" office:value="0.0000333087368666166" calcext:value-type="float">
            <text:p>3.33087368666166E-05</text:p>
          </table:table-cell>
          <table:table-cell table:formula="of:=[.D499]*1000000" office:value-type="float" office:value="33.3087368666166" calcext:value-type="float">
            <text:p>33.3087368666166</text:p>
          </table:table-cell>
          <table:table-cell/>
          <table:table-cell table:formula="of:=1/(2*PI()*[.A499]*[.$M$5])" office:value-type="float" office:value="192.394738884713" calcext:value-type="float">
            <text:p>192.394738884713</text:p>
          </table:table-cell>
          <table:table-cell table:formula="of:=1/(2*PI()*[.A499]*([.G499]+[.$M$6]))" office:value-type="float" office:value="0.0000000399377253366155" calcext:value-type="float">
            <text:p>3.99377253366155E-08</text:p>
          </table:table-cell>
          <table:table-cell table:formula="of:=[.H499]*1000000000" office:value-type="float" office:value="39.9377253366155" calcext:value-type="float">
            <text:p>39.9377253366155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747.2659016728" calcext:value-type="float">
            <text:p>20747.2659016728</text:p>
          </table:table-cell>
          <table:table-cell/>
          <table:table-cell table:formula="of:=2*PI()*[.A500]*[.$M$3]" office:value-type="float" office:value="4.04112640460369" calcext:value-type="float">
            <text:p>4.04112640460369</text:p>
          </table:table-cell>
          <table:table-cell table:formula="of:=([.C500]+[.$M$6])/(2*PI()*[.A500])" office:value-type="float" office:value="0.0000333013385548656" calcext:value-type="float">
            <text:p>3.33013385548656E-05</text:p>
          </table:table-cell>
          <table:table-cell table:formula="of:=[.D500]*1000000" office:value-type="float" office:value="33.3013385548656" calcext:value-type="float">
            <text:p>33.3013385548656</text:p>
          </table:table-cell>
          <table:table-cell/>
          <table:table-cell table:formula="of:=1/(2*PI()*[.A500]*[.$M$5])" office:value-type="float" office:value="191.778212905469" calcext:value-type="float">
            <text:p>191.778212905469</text:p>
          </table:table-cell>
          <table:table-cell table:formula="of:=1/(2*PI()*[.A500]*([.G500]+[.$M$6]))" office:value-type="float" office:value="0.0000000399375254495631" calcext:value-type="float">
            <text:p>3.99375254495631E-08</text:p>
          </table:table-cell>
          <table:table-cell table:formula="of:=[.H500]*1000000000" office:value-type="float" office:value="39.9375254495631" calcext:value-type="float">
            <text:p>39.9375254495631</text:p>
          </table:table-cell>
          <table:table-cell table:number-columns-repeated="5"/>
        </table:table-row>
        <table:table-row table:style-name="ro1">
          <table:table-cell table:formula="of:=(ROW()-1) ^1.6" office:value-type="float" office:value="20813.8301850468" calcext:value-type="float">
            <text:p>20813.8301850468</text:p>
          </table:table-cell>
          <table:table-cell/>
          <table:table-cell table:formula="of:=2*PI()*[.A501]*[.$M$3]" office:value-type="float" office:value="4.05409171214934" calcext:value-type="float">
            <text:p>4.05409171214934</text:p>
          </table:table-cell>
          <table:table-cell table:formula="of:=([.C501]+[.$M$6])/(2*PI()*[.A501])" office:value-type="float" office:value="0.0000332939786912392" calcext:value-type="float">
            <text:p>3.32939786912392E-05</text:p>
          </table:table-cell>
          <table:table-cell table:formula="of:=[.D501]*1000000" office:value-type="float" office:value="33.2939786912392" calcext:value-type="float">
            <text:p>33.2939786912392</text:p>
          </table:table-cell>
          <table:table-cell/>
          <table:table-cell table:formula="of:=1/(2*PI()*[.A501]*[.$M$5])" office:value-type="float" office:value="191.1648909366" calcext:value-type="float">
            <text:p>191.1648909366</text:p>
          </table:table-cell>
          <table:table-cell table:formula="of:=1/(2*PI()*[.A501]*([.G501]+[.$M$6]))" office:value-type="float" office:value="0.0000000399373253240252" calcext:value-type="float">
            <text:p>3.99373253240252E-08</text:p>
          </table:table-cell>
          <table:table-cell table:formula="of:=[.H501]*1000000000" office:value-type="float" office:value="39.9373253240252" calcext:value-type="float">
            <text:p>39.93732532402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6:42:03.534381490</meta:creation-date>
    <dc:date>2021-01-16T18:10:37.256050872</dc:date>
    <meta:editing-duration>PT47M21S</meta:editing-duration>
    <meta:editing-cycles>3</meta:editing-cycles>
    <meta:generator>LibreOffice/6.4.5.2$Linux_X86_64 LibreOffice_project/40$Build-2</meta:generator>
    <meta:document-statistic meta:table-count="1" meta:cell-count="35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Inductance</text:p>
        </chart:title>
        <chart:plot-area chart:style-name="ch3" table:cell-range-address="Sheet1.A2:Sheet1.A501 Sheet1.E2:Sheet1.E501" svg:x="1.331cm" svg:y="1.275cm" svg:width="14.349cm" svg:height="6.564cm">
          <chartooo:coordinate-region svg:x="1.952cm" svg:y="1.474cm" svg:width="13.077cm" svg:height="5.718cm"/>
          <chart:axis chart:dimension="x" chart:name="primary-x" chart:style-name="ch4">
            <chart:title svg:x="8.249cm" svg:y="8.019cm" chart:style-name="ch5">
              <text:p>Hz</text:p>
            </chart:title>
          </chart:axis>
          <chart:axis chart:dimension="y" chart:name="primary-y" chart:style-name="ch6">
            <chart:title svg:x="0.451cm" svg:y="5.554cm" chart:style-name="ch7">
              <text:p>microhenries</text:p>
            </chart:title>
            <chart:grid chart:style-name="ch8" chart:class="major"/>
          </chart:axis>
          <chart:series chart:style-name="ch9" chart:values-cell-range-address="Sheet1.E2:Sheet1.E50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47777.4829275686">
                <text:p>47777.4829275686</text:p>
                <draw:g>
                  <svg:desc>Sheet1.E2:Sheet1.E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314331330208">
                <text:p>3.0314331330208</text:p>
              </table:table-cell>
              <table:table-cell office:value-type="float" office:value="15781.4654836274">
                <text:p>15781.4654836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9954613479529">
                <text:p>5.79954613479529</text:p>
              </table:table-cell>
              <table:table-cell office:value-type="float" office:value="8263.79646679696">
                <text:p>8263.796466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8958683997628">
                <text:p>9.18958683997628</text:p>
              </table:table-cell>
              <table:table-cell office:value-type="float" office:value="5226.71595100045">
                <text:p>5226.7159510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326390220188">
                <text:p>13.1326390220188</text:p>
              </table:table-cell>
              <table:table-cell office:value-type="float" office:value="3666.71121139586">
                <text:p>3666.71121139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809363095011">
                <text:p>17.5809363095011</text:p>
              </table:table-cell>
              <table:table-cell office:value-type="float" office:value="2746.81001643043">
                <text:p>2746.81001643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86709480123">
                <text:p>22.4986709480123</text:p>
              </table:table-cell>
              <table:table-cell office:value-type="float" office:value="2153.19126355937">
                <text:p>2153.19126355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857618025476">
                <text:p>27.857618025476</text:p>
              </table:table-cell>
              <table:table-cell office:value-type="float" office:value="1744.9470748685">
                <text:p>1744.9470748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634735369619">
                <text:p>33.634735369619</text:p>
              </table:table-cell>
              <table:table-cell office:value-type="float" office:value="1450.55875088276">
                <text:p>1450.55875088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1230.33742618063">
                <text:p>1230.33742618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690604640109">
                <text:p>46.3690604640109</text:p>
              </table:table-cell>
              <table:table-cell office:value-type="float" office:value="1060.70563668476">
                <text:p>1060.70563668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954328381501">
                <text:p>53.2954328381501</text:p>
              </table:table-cell>
              <table:table-cell office:value-type="float" office:value="926.883200209054">
                <text:p>926.883200209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5772234604689">
                <text:p>60.5772234604689</text:p>
              </table:table-cell>
              <table:table-cell office:value-type="float" office:value="819.192000228052">
                <text:p>819.192000228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2032165607368">
                <text:p>68.2032165607368</text:p>
              </table:table-cell>
              <table:table-cell office:value-type="float" office:value="731.062040109928">
                <text:p>731.062040109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1633458798111">
                <text:p>76.1633458798111</text:p>
              </table:table-cell>
              <table:table-cell office:value-type="float" office:value="657.895816826568">
                <text:p>657.895816826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4485062894653">
                <text:p>84.4485062894653</text:p>
              </table:table-cell>
              <table:table-cell office:value-type="float" office:value="596.391680983763">
                <text:p>596.391680983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0504063876143">
                <text:p>93.0504063876143</text:p>
              </table:table-cell>
              <table:table-cell office:value-type="float" office:value="544.12492638317">
                <text:p>544.12492638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961451219849">
                <text:p>101.961451219849</text:p>
              </table:table-cell>
              <table:table-cell office:value-type="float" office:value="499.279750399174">
                <text:p>499.279750399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.174647605775">
                <text:p>111.174647605775</text:p>
              </table:table-cell>
              <table:table-cell office:value-type="float" office:value="460.472761603684">
                <text:p>460.47276160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683526730903">
                <text:p>120.683526730903</text:p>
              </table:table-cell>
              <table:table-cell office:value-type="float" office:value="426.633805382837">
                <text:p>426.633805382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.482080134576">
                <text:p>130.482080134576</text:p>
              </table:table-cell>
              <table:table-cell office:value-type="float" office:value="396.923679928494">
                <text:p>396.923679928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.564706237647">
                <text:p>140.564706237647</text:p>
              </table:table-cell>
              <table:table-cell office:value-type="float" office:value="370.676183343246">
                <text:p>370.676183343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.926165266865">
                <text:p>150.926165266865</text:p>
              </table:table-cell>
              <table:table-cell office:value-type="float" office:value="347.356563112461">
                <text:p>347.356563112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.561540944253">
                <text:p>161.561540944253</text:p>
              </table:table-cell>
              <table:table-cell office:value-type="float" office:value="326.531242451096">
                <text:p>326.531242451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.466207682652">
                <text:p>172.466207682652</text:p>
              </table:table-cell>
              <table:table-cell office:value-type="float" office:value="307.845438704288">
                <text:p>307.845438704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.63580230447">
                <text:p>183.63580230447</text:p>
              </table:table-cell>
              <table:table-cell office:value-type="float" office:value="291.006394877206">
                <text:p>291.006394877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.066199507736">
                <text:p>195.066199507736</text:p>
              </table:table-cell>
              <table:table-cell office:value-type="float" office:value="275.770662718915">
                <text:p>275.770662718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.75349046081">
                <text:p>206.75349046081</text:p>
              </table:table-cell>
              <table:table-cell office:value-type="float" office:value="261.934349989215">
                <text:p>261.934349989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.693964027952">
                <text:p>218.693964027952</text:p>
              </table:table-cell>
              <table:table-cell office:value-type="float" office:value="249.325563486819">
                <text:p>249.325563486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.884090221782">
                <text:p>230.884090221782</text:p>
              </table:table-cell>
              <table:table-cell office:value-type="float" office:value="237.798497383273">
                <text:p>237.798497383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.320505552263">
                <text:p>243.320505552263</text:p>
              </table:table-cell>
              <table:table-cell office:value-type="float" office:value="227.228767563994">
                <text:p>227.228767563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  <table:table-cell office:value-type="float" office:value="217.509698935815">
                <text:p>217.509698935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.919505388144">
                <text:p>268.919505388144</text:p>
              </table:table-cell>
              <table:table-cell office:value-type="float" office:value="208.549348302772">
                <text:p>208.549348302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.076084964464">
                <text:p>282.076084964464</text:p>
              </table:table-cell>
              <table:table-cell office:value-type="float" office:value="200.268099894338">
                <text:p>200.268099894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.466924035428">
                <text:p>295.466924035428</text:p>
              </table:table-cell>
              <table:table-cell office:value-type="float" office:value="192.596710303329">
                <text:p>192.596710303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089321518735">
                <text:p>309.089321518735</text:p>
              </table:table-cell>
              <table:table-cell office:value-type="float" office:value="185.474708776616">
                <text:p>185.474708776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2.940682301017">
                <text:p>322.940682301017</text:p>
              </table:table-cell>
              <table:table-cell office:value-type="float" office:value="178.849080479317">
                <text:p>178.8490804793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.018510304058">
                <text:p>337.018510304058</text:p>
              </table:table-cell>
              <table:table-cell office:value-type="float" office:value="172.673176599385">
                <text:p>172.673176599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1.320402176793">
                <text:p>351.320402176793</text:p>
              </table:table-cell>
              <table:table-cell office:value-type="float" office:value="166.905807438822">
                <text:p>166.905807438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5.844041541861">
                <text:p>365.844041541861</text:p>
              </table:table-cell>
              <table:table-cell office:value-type="float" office:value="161.510483992959">
                <text:p>161.510483992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.587193735214">
                <text:p>380.587193735214</text:p>
              </table:table-cell>
              <table:table-cell office:value-type="float" office:value="156.454780700759">
                <text:p>156.4547807007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5.547700985427">
                <text:p>395.547700985427</text:p>
              </table:table-cell>
              <table:table-cell office:value-type="float" office:value="151.709797601194">
                <text:p>151.709797601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.723477986293">
                <text:p>410.723477986293</text:p>
              </table:table-cell>
              <table:table-cell office:value-type="float" office:value="147.249704452401">
                <text:p>147.249704452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.112507822139">
                <text:p>426.112507822139</text:p>
              </table:table-cell>
              <table:table-cell office:value-type="float" office:value="143.051352755639">
                <text:p>143.051352755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.712838210335">
                <text:p>441.712838210335</text:p>
              </table:table-cell>
              <table:table-cell office:value-type="float" office:value="139.093944294263">
                <text:p>139.093944294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7.522578029746">
                <text:p>457.522578029746</text:p>
              </table:table-cell>
              <table:table-cell office:value-type="float" office:value="135.358746912954">
                <text:p>135.358746912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.539894107585">
                <text:p>473.539894107585</text:p>
              </table:table-cell>
              <table:table-cell office:value-type="float" office:value="131.828849948429">
                <text:p>131.828849948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.763008240304">
                <text:p>489.763008240304</text:p>
              </table:table-cell>
              <table:table-cell office:value-type="float" office:value="128.488953073691">
                <text:p>128.488953073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6.190194426932">
                <text:p>506.190194426932</text:p>
              </table:table-cell>
              <table:table-cell office:value-type="float" office:value="125.325183405861">
                <text:p>125.325183405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2.819776295637">
                <text:p>522.819776295637</text:p>
              </table:table-cell>
              <table:table-cell office:value-type="float" office:value="122.324936607925">
                <text:p>122.324936607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9.65012470642">
                <text:p>539.65012470642</text:p>
              </table:table-cell>
              <table:table-cell office:value-type="float" office:value="119.476738430374">
                <text:p>119.476738430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6.679655514627">
                <text:p>556.679655514627</text:p>
              </table:table-cell>
              <table:table-cell office:value-type="float" office:value="116.770123723004">
                <text:p>116.770123723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.906827481606">
                <text:p>573.906827481606</text:p>
              </table:table-cell>
              <table:table-cell office:value-type="float" office:value="114.195530426233">
                <text:p>114.195530426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1.330140320196">
                <text:p>591.330140320196</text:p>
              </table:table-cell>
              <table:table-cell office:value-type="float" office:value="111.744206445683">
                <text:p>111.7442064456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8.948132864021">
                <text:p>608.948132864021</text:p>
              </table:table-cell>
              <table:table-cell office:value-type="float" office:value="109.408127639716">
                <text:p>109.408127639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6.7593813506">
                <text:p>626.7593813506</text:p>
              </table:table-cell>
              <table:table-cell office:value-type="float" office:value="107.179925419991">
                <text:p>107.179925419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4.762497809302">
                <text:p>644.762497809302</text:p>
              </table:table-cell>
              <table:table-cell office:value-type="float" office:value="105.052822690209">
                <text:p>105.052822690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2.956128545991">
                <text:p>662.956128545991</text:p>
              </table:table-cell>
              <table:table-cell office:value-type="float" office:value="103.020577036202">
                <text:p>103.020577036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1.338952716991">
                <text:p>681.338952716991</text:p>
              </table:table-cell>
              <table:table-cell office:value-type="float" office:value="101.077430238164">
                <text:p>101.077430238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.909680985674">
                <text:p>699.909680985674</text:p>
              </table:table-cell>
              <table:table-cell office:value-type="float" office:value="99.2180633082941">
                <text:p>99.2180633082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8.667054255577">
                <text:p>718.667054255577</text:p>
              </table:table-cell>
              <table:table-cell office:value-type="float" office:value="97.4375563688894">
                <text:p>97.4375563688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7.609842474501">
                <text:p>737.609842474501</text:p>
              </table:table-cell>
              <table:table-cell office:value-type="float" office:value="95.7313527804765">
                <text:p>95.7313527804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6.736843504527">
                <text:p>756.736843504527</text:p>
              </table:table-cell>
              <table:table-cell office:value-type="float" office:value="94.0952270097616">
                <text:p>94.0952270097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6.046882053324">
                <text:p>776.046882053324</text:p>
              </table:table-cell>
              <table:table-cell office:value-type="float" office:value="92.5252557954196">
                <text:p>92.5252557954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5.538808662509">
                <text:p>795.538808662509</text:p>
              </table:table-cell>
              <table:table-cell office:value-type="float" office:value="91.0177922279391">
                <text:p>91.0177922279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5.211498749183">
                <text:p>815.211498749183</text:p>
              </table:table-cell>
              <table:table-cell office:value-type="float" office:value="89.5694424095198">
                <text:p>89.5694424095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5.063851697083">
                <text:p>835.063851697083</text:p>
              </table:table-cell>
              <table:table-cell office:value-type="float" office:value="88.1770444026938">
                <text:p>88.1770444026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5.094789994066">
                <text:p>855.094789994066</text:p>
              </table:table-cell>
              <table:table-cell office:value-type="float" office:value="86.8376492130188">
                <text:p>86.8376492130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5.30325841292">
                <text:p>875.30325841292</text:p>
              </table:table-cell>
              <table:table-cell office:value-type="float" office:value="85.5485035827942">
                <text:p>85.5485035827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5.688223232734">
                <text:p>895.688223232734</text:p>
              </table:table-cell>
              <table:table-cell office:value-type="float" office:value="84.3070344000295">
                <text:p>84.3070344000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6.248671498243">
                <text:p>916.248671498243</text:p>
              </table:table-cell>
              <table:table-cell office:value-type="float" office:value="83.110834550509">
                <text:p>83.110834550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6.983610314812">
                <text:p>936.983610314812</text:p>
              </table:table-cell>
              <table:table-cell office:value-type="float" office:value="81.9576500612711">
                <text:p>81.9576500612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7.892066176851">
                <text:p>957.892066176851</text:p>
              </table:table-cell>
              <table:table-cell office:value-type="float" office:value="80.8453684016143">
                <text:p>80.8453684016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8.973084327646">
                <text:p>978.973084327646</text:p>
              </table:table-cell>
              <table:table-cell office:value-type="float" office:value="79.7720078232393">
                <text:p>79.7720078232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.22572814873">
                <text:p>1000.22572814873</text:p>
              </table:table-cell>
              <table:table-cell office:value-type="float" office:value="78.7357076346561">
                <text:p>78.7357076346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1.64907857703">
                <text:p>1021.64907857703</text:p>
              </table:table-cell>
              <table:table-cell office:value-type="float" office:value="77.7347193168036">
                <text:p>77.7347193168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3.24223354827">
                <text:p>1043.24223354827</text:p>
              </table:table-cell>
              <table:table-cell office:value-type="float" office:value="76.7673983971811">
                <text:p>76.7673983971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5.00430746492">
                <text:p>1065.00430746492</text:p>
              </table:table-cell>
              <table:table-cell office:value-type="float" office:value="75.8321970088757">
                <text:p>75.8321970088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6.93443068758">
                <text:p>1086.93443068758</text:p>
              </table:table-cell>
              <table:table-cell office:value-type="float" office:value="74.9276570688488">
                <text:p>74.9276570688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9.03174904823">
                <text:p>1109.03174904823</text:p>
              </table:table-cell>
              <table:table-cell office:value-type="float" office:value="74.0524040168773">
                <text:p>74.052404016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1.2954233843">
                <text:p>1131.2954233843</text:p>
              </table:table-cell>
              <table:table-cell office:value-type="float" office:value="73.2051410627419">
                <text:p>73.20514106274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3.72462909233">
                <text:p>1153.72462909233</text:p>
              </table:table-cell>
              <table:table-cell office:value-type="float" office:value="72.3846438947326">
                <text:p>72.3846438947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76.3185557003">
                <text:p>1176.3185557003</text:p>
              </table:table-cell>
              <table:table-cell office:value-type="float" office:value="71.5897558073829">
                <text:p>71.5897558073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9.07640645743">
                <text:p>1199.07640645743</text:p>
              </table:table-cell>
              <table:table-cell office:value-type="float" office:value="70.8193832106427">
                <text:p>70.8193832106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21.9973979407">
                <text:p>1221.9973979407</text:p>
              </table:table-cell>
              <table:table-cell office:value-type="float" office:value="70.0724914865046">
                <text:p>70.0724914865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5.08075967719">
                <text:p>1245.08075967719</text:p>
              </table:table-cell>
              <table:table-cell office:value-type="float" office:value="69.3481011624884">
                <text:p>69.34810116248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8.32573378137">
                <text:p>1268.32573378137</text:p>
              </table:table-cell>
              <table:table-cell office:value-type="float" office:value="68.6452843743996">
                <text:p>68.6452843743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1.73157460662">
                <text:p>1291.73157460662</text:p>
              </table:table-cell>
              <table:table-cell office:value-type="float" office:value="67.9631615934675">
                <text:p>67.9631615934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5.29754841026">
                <text:p>1315.29754841026</text:p>
              </table:table-cell>
              <table:table-cell office:value-type="float" office:value="67.3008985953616">
                <text:p>67.3008985953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9.02293303147">
                <text:p>1339.02293303147</text:p>
              </table:table-cell>
              <table:table-cell office:value-type="float" office:value="66.657703650731">
                <text:p>66.657703650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2.9070175813">
                <text:p>1362.9070175813</text:p>
              </table:table-cell>
              <table:table-cell office:value-type="float" office:value="66.0328249188287">
                <text:p>66.0328249188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6.94910214447">
                <text:p>1386.94910214447</text:p>
              </table:table-cell>
              <table:table-cell office:value-type="float" office:value="65.4255480274973">
                <text:p>65.4255480274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1.14849749206">
                <text:p>1411.14849749206</text:p>
              </table:table-cell>
              <table:table-cell office:value-type="float" office:value="64.8351938243389">
                <text:p>64.8351938243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35.50452480489">
                <text:p>1435.50452480489</text:p>
              </table:table-cell>
              <table:table-cell office:value-type="float" office:value="64.2611162852713">
                <text:p>64.2611162852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0.0165154068">
                <text:p>1460.0165154068</text:p>
              </table:table-cell>
              <table:table-cell office:value-type="float" office:value="63.7027005679215">
                <text:p>63.7027005679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4.68381050759">
                <text:p>1484.68381050759</text:p>
              </table:table-cell>
              <table:table-cell office:value-type="float" office:value="63.1593611984256">
                <text:p>63.1593611984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9.50576095513">
                <text:p>1509.50576095513</text:p>
              </table:table-cell>
              <table:table-cell office:value-type="float" office:value="62.6305403812155">
                <text:p>62.6305403812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4.48172699604">
                <text:p>1534.48172699604</text:p>
              </table:table-cell>
              <table:table-cell office:value-type="float" office:value="62.1157064222843">
                <text:p>62.1157064222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9.61107804487">
                <text:p>1559.61107804487</text:p>
              </table:table-cell>
              <table:table-cell office:value-type="float" office:value="61.6143522572459">
                <text:p>61.61435225724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4.89319246111">
                <text:p>1584.89319246111</text:p>
              </table:table-cell>
              <table:table-cell office:value-type="float" office:value="61.1259940762476">
                <text:p>61.1259940762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10.32745733389">
                <text:p>1610.32745733389</text:p>
              </table:table-cell>
              <table:table-cell office:value-type="float" office:value="60.6501700384711">
                <text:p>60.65017003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5.91326827384">
                <text:p>1635.91326827384</text:p>
              </table:table-cell>
              <table:table-cell office:value-type="float" office:value="60.1864390695657">
                <text:p>60.18643906956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1.65002921208">
                <text:p>1661.65002921208</text:p>
              </table:table-cell>
              <table:table-cell office:value-type="float" office:value="59.7343797359118">
                <text:p>59.7343797359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7.53715220564">
                <text:p>1687.53715220564</text:p>
              </table:table-cell>
              <table:table-cell office:value-type="float" office:value="59.2935891901183">
                <text:p>59.293589190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3.57405724952">
                <text:p>1713.57405724952</text:p>
              </table:table-cell>
              <table:table-cell office:value-type="float" office:value="58.8636821826115">
                <text:p>58.8636821826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9.76017209459">
                <text:p>1739.76017209459</text:p>
              </table:table-cell>
              <table:table-cell office:value-type="float" office:value="58.4442901345903">
                <text:p>58.4442901345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6.09493207157">
                <text:p>1766.09493207157</text:p>
              </table:table-cell>
              <table:table-cell office:value-type="float" office:value="58.0350602680024">
                <text:p>58.0350602680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92.57777992048">
                <text:p>1792.57777992048</text:p>
              </table:table-cell>
              <table:table-cell office:value-type="float" office:value="57.6356547885396">
                <text:p>57.6356547885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9.20816562552">
                <text:p>1819.20816562552</text:p>
              </table:table-cell>
              <table:table-cell office:value-type="float" office:value="57.2457501179648">
                <text:p>57.24575011796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5.98554625514">
                <text:p>1845.98554625514</text:p>
              </table:table-cell>
              <table:table-cell office:value-type="float" office:value="56.8650361723739">
                <text:p>56.86503617237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2.90938580702">
                <text:p>1872.90938580702</text:p>
              </table:table-cell>
              <table:table-cell office:value-type="float" office:value="56.4932156832538">
                <text:p>56.49321568325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9.97915505782">
                <text:p>1899.97915505782</text:p>
              </table:table-cell>
              <table:table-cell office:value-type="float" office:value="56.1300035584419">
                <text:p>56.1300035584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27.19433141758">
                <text:p>1927.19433141758</text:p>
              </table:table-cell>
              <table:table-cell office:value-type="float" office:value="55.7751262803103">
                <text:p>55.7751262803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4.55439878837">
                <text:p>1954.55439878837</text:p>
              </table:table-cell>
              <table:table-cell office:value-type="float" office:value="55.4283213386984">
                <text:p>55.4283213386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2.05884742729">
                <text:p>1982.05884742729</text:p>
              </table:table-cell>
              <table:table-cell office:value-type="float" office:value="55.0893366963062">
                <text:p>55.0893366963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9.70717381351">
                <text:p>2009.70717381351</text:p>
              </table:table-cell>
              <table:table-cell office:value-type="float" office:value="54.7579302844242">
                <text:p>54.7579302844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7.49888051914">
                <text:p>2037.49888051914</text:p>
              </table:table-cell>
              <table:table-cell office:value-type="float" office:value="54.4338695270365">
                <text:p>54.4338695270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65.43347608398">
                <text:p>2065.43347608398</text:p>
              </table:table-cell>
              <table:table-cell office:value-type="float" office:value="54.1169308914732">
                <text:p>54.11693089147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3.51047489375">
                <text:p>2093.51047489375</text:p>
              </table:table-cell>
              <table:table-cell office:value-type="float" office:value="53.8068994639216">
                <text:p>53.8068994639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21.72939706199">
                <text:p>2121.72939706199</text:p>
              </table:table-cell>
              <table:table-cell office:value-type="float" office:value="53.503568548225">
                <text:p>53.503568548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50.0897683151">
                <text:p>2150.0897683151</text:p>
              </table:table-cell>
              <table:table-cell office:value-type="float" office:value="53.2067392865112">
                <text:p>53.2067392865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8.59111988081">
                <text:p>2178.59111988081</text:p>
              </table:table-cell>
              <table:table-cell office:value-type="float" office:value="52.9162203002924">
                <text:p>52.91622030029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7.23298837965">
                <text:p>2207.23298837965</text:p>
              </table:table-cell>
              <table:table-cell office:value-type="float" office:value="52.6318273507772">
                <text:p>52.6318273507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6.01491571945">
                <text:p>2236.01491571945</text:p>
              </table:table-cell>
              <table:table-cell office:value-type="float" office:value="52.3533830172174">
                <text:p>52.3533830172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4.9364489928">
                <text:p>2264.9364489928</text:p>
              </table:table-cell>
              <table:table-cell office:value-type="float" office:value="52.0807163921977">
                <text:p>52.0807163921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93.9971403772">
                <text:p>2293.9971403772</text:p>
              </table:table-cell>
              <table:table-cell office:value-type="float" office:value="51.813662792848">
                <text:p>51.813662792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3.196547038">
                <text:p>2323.196547038</text:p>
              </table:table-cell>
              <table:table-cell office:value-type="float" office:value="51.5520634870277">
                <text:p>51.5520634870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52.53423103393">
                <text:p>2352.53423103393</text:p>
              </table:table-cell>
              <table:table-cell office:value-type="float" office:value="51.2957654335955">
                <text:p>51.2957654335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2.00975922508">
                <text:p>2382.00975922508</text:p>
              </table:table-cell>
              <table:table-cell office:value-type="float" office:value="51.0446210359363">
                <text:p>51.0446210359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1.62270318342">
                <text:p>2411.62270318342</text:p>
              </table:table-cell>
              <table:table-cell office:value-type="float" office:value="50.7984879079724">
                <text:p>50.79848790797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1.37263910555">
                <text:p>2441.37263910555</text:p>
              </table:table-cell>
              <table:table-cell office:value-type="float" office:value="50.5572286519364">
                <text:p>50.5572286519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71.25914772781">
                <text:p>2471.25914772781</text:p>
              </table:table-cell>
              <table:table-cell office:value-type="float" office:value="50.3207106472297">
                <text:p>50.32071064722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01.28181424356">
                <text:p>2501.28181424356</text:p>
              </table:table-cell>
              <table:table-cell office:value-type="float" office:value="50.0888058497352">
                <text:p>50.0888058497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31.4402282225">
                <text:p>2531.4402282225</text:p>
              </table:table-cell>
              <table:table-cell office:value-type="float" office:value="49.8613906009919">
                <text:p>49.86139060099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61.73398353221">
                <text:p>2561.73398353221</text:p>
              </table:table-cell>
              <table:table-cell office:value-type="float" office:value="49.6383454466783">
                <text:p>49.6383454466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92.16267826147">
                <text:p>2592.16267826147</text:p>
              </table:table-cell>
              <table:table-cell office:value-type="float" office:value="49.419554963885">
                <text:p>49.419554963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22.72591464568">
                <text:p>2622.72591464568</text:p>
              </table:table-cell>
              <table:table-cell office:value-type="float" office:value="49.2049075966899">
                <text:p>49.20490759668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3.42329899399">
                <text:p>2653.42329899399</text:p>
              </table:table-cell>
              <table:table-cell office:value-type="float" office:value="48.9942954995801">
                <text:p>48.99429549958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84.25444161836">
                <text:p>2684.25444161836</text:p>
              </table:table-cell>
              <table:table-cell office:value-type="float" office:value="48.7876143882924">
                <text:p>48.78761438829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15.21895676424">
                <text:p>2715.21895676424</text:p>
              </table:table-cell>
              <table:table-cell office:value-type="float" office:value="48.5847633976704">
                <text:p>48.58476339767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6.31646254301">
                <text:p>2746.31646254301</text:p>
              </table:table-cell>
              <table:table-cell office:value-type="float" office:value="48.3856449461606">
                <text:p>48.38564494616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77.54658086606">
                <text:p>2777.54658086606</text:p>
              </table:table-cell>
              <table:table-cell office:value-type="float" office:value="48.1901646065935">
                <text:p>48.1901646065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08.90893738038">
                <text:p>2808.90893738038</text:p>
              </table:table-cell>
              <table:table-cell office:value-type="float" office:value="47.9982309829159">
                <text:p>47.9982309829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0.40316140577">
                <text:p>2840.40316140577</text:p>
              </table:table-cell>
              <table:table-cell office:value-type="float" office:value="47.809755592561">
                <text:p>47.809755592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72.02888587346">
                <text:p>2872.02888587346</text:p>
              </table:table-cell>
              <table:table-cell office:value-type="float" office:value="47.6246527541619">
                <text:p>47.62465275416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3.78574726626">
                <text:p>2903.78574726626</text:p>
              </table:table-cell>
              <table:table-cell office:value-type="float" office:value="47.4428394803298">
                <text:p>47.44283948032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5.67338555999">
                <text:p>2935.67338555999</text:p>
              </table:table-cell>
              <table:table-cell office:value-type="float" office:value="47.2642353752377">
                <text:p>47.26423537523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7.69144416639">
                <text:p>2967.69144416639</text:p>
              </table:table-cell>
              <table:table-cell office:value-type="float" office:value="47.0887625367604">
                <text:p>47.0887625367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9.83956987726">
                <text:p>2999.83956987726</text:p>
              </table:table-cell>
              <table:table-cell office:value-type="float" office:value="46.9163454629416">
                <text:p>46.9163454629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32.1174128099">
                <text:p>3032.1174128099</text:p>
              </table:table-cell>
              <table:table-cell office:value-type="float" office:value="46.7469109625677">
                <text:p>46.74691096256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4.52462635381">
                <text:p>3064.52462635381</text:p>
              </table:table-cell>
              <table:table-cell office:value-type="float" office:value="46.5803880696425">
                <text:p>46.5803880696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97.06086711858">
                <text:p>3097.06086711858</text:p>
              </table:table-cell>
              <table:table-cell office:value-type="float" office:value="46.4167079615683">
                <text:p>46.41670796156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29.72579488291">
                <text:p>3129.72579488291</text:p>
              </table:table-cell>
              <table:table-cell office:value-type="float" office:value="46.2558038808492">
                <text:p>46.2558038808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62.51907254484">
                <text:p>3162.51907254484</text:p>
              </table:table-cell>
              <table:table-cell office:value-type="float" office:value="46.0976110601438">
                <text:p>46.0976110601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95.440366073">
                <text:p>3195.440366073</text:p>
              </table:table-cell>
              <table:table-cell office:value-type="float" office:value="45.9420666505024">
                <text:p>45.9420666505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28.48934445903">
                <text:p>3228.48934445903</text:p>
              </table:table-cell>
              <table:table-cell office:value-type="float" office:value="45.7891096526351">
                <text:p>45.7891096526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61.66567967091">
                <text:p>3261.66567967091</text:p>
              </table:table-cell>
              <table:table-cell office:value-type="float" office:value="45.6386808510632">
                <text:p>45.6386808510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94.96904660744">
                <text:p>3294.96904660744</text:p>
              </table:table-cell>
              <table:table-cell office:value-type="float" office:value="45.4907227510162">
                <text:p>45.4907227510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28.39912305357">
                <text:p>3328.39912305357</text:p>
              </table:table-cell>
              <table:table-cell office:value-type="float" office:value="45.3451795179433">
                <text:p>45.34517951794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61.95558963682">
                <text:p>3361.95558963682</text:p>
              </table:table-cell>
              <table:table-cell office:value-type="float" office:value="45.2019969195151">
                <text:p>45.2019969195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95.63812978451">
                <text:p>3395.63812978451</text:p>
              </table:table-cell>
              <table:table-cell office:value-type="float" office:value="45.0611222699984">
                <text:p>45.06112226999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9.44642968195">
                <text:p>3429.44642968195</text:p>
              </table:table-cell>
              <table:table-cell office:value-type="float" office:value="44.9225043768935">
                <text:p>44.92250437689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63.38017823153">
                <text:p>3463.38017823153</text:p>
              </table:table-cell>
              <table:table-cell office:value-type="float" office:value="44.7860934897274">
                <text:p>44.78609348972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7.43906701263">
                <text:p>3497.43906701263</text:p>
              </table:table-cell>
              <table:table-cell office:value-type="float" office:value="44.6518412509047">
                <text:p>44.651841250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31.62279024234">
                <text:p>3531.62279024234</text:p>
              </table:table-cell>
              <table:table-cell office:value-type="float" office:value="44.5197006485204">
                <text:p>44.51970064852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65.93104473707">
                <text:p>3565.93104473707</text:p>
              </table:table-cell>
              <table:table-cell office:value-type="float" office:value="44.3896259710454">
                <text:p>44.38962597104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00.36352987487">
                <text:p>3600.36352987487</text:p>
              </table:table-cell>
              <table:table-cell office:value-type="float" office:value="44.2615727638003">
                <text:p>44.2615727638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34.91994755856">
                <text:p>3634.91994755856</text:p>
              </table:table-cell>
              <table:table-cell office:value-type="float" office:value="44.1354977871351">
                <text:p>44.13549778713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69.60000217958">
                <text:p>3669.60000217958</text:p>
              </table:table-cell>
              <table:table-cell office:value-type="float" office:value="44.0113589762397">
                <text:p>44.01135897623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04.40340058262">
                <text:p>3704.40340058262</text:p>
              </table:table-cell>
              <table:table-cell office:value-type="float" office:value="43.8891154025124">
                <text:p>43.8891154025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39.32985203089">
                <text:p>3739.32985203089</text:p>
              </table:table-cell>
              <table:table-cell office:value-type="float" office:value="43.7687272364156">
                <text:p>43.76872723641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74.37906817213">
                <text:p>3774.37906817213</text:p>
              </table:table-cell>
              <table:table-cell office:value-type="float" office:value="43.6501557117557">
                <text:p>43.6501557117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09.55076300526">
                <text:p>3809.55076300526</text:p>
              </table:table-cell>
              <table:table-cell office:value-type="float" office:value="43.5333630913222">
                <text:p>43.5333630913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4.84465284775">
                <text:p>3844.84465284775</text:p>
              </table:table-cell>
              <table:table-cell office:value-type="float" office:value="43.4183126338289">
                <text:p>43.4183126338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80.26045630353">
                <text:p>3880.26045630353</text:p>
              </table:table-cell>
              <table:table-cell office:value-type="float" office:value="43.3049685620984">
                <text:p>43.3049685620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15.79789423162">
                <text:p>3915.79789423162</text:p>
              </table:table-cell>
              <table:table-cell office:value-type="float" office:value="43.1932960324393">
                <text:p>43.1932960324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51.4566897153">
                <text:p>3951.4566897153</text:p>
              </table:table-cell>
              <table:table-cell office:value-type="float" office:value="43.0832611051619">
                <text:p>43.08326110516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7.2365680319">
                <text:p>3987.2365680319</text:p>
              </table:table-cell>
              <table:table-cell office:value-type="float" office:value="42.9748307161861">
                <text:p>42.9748307161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23.13725662318">
                <text:p>4023.13725662318</text:p>
              </table:table-cell>
              <table:table-cell office:value-type="float" office:value="42.8679726496939">
                <text:p>42.86797264969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59.15848506627">
                <text:p>4059.15848506627</text:p>
              </table:table-cell>
              <table:table-cell office:value-type="float" office:value="42.7626555117838">
                <text:p>42.76265551178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95.29998504511">
                <text:p>4095.29998504511</text:p>
              </table:table-cell>
              <table:table-cell office:value-type="float" office:value="42.6588487050828">
                <text:p>42.6588487050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31.56149032251">
                <text:p>4131.56149032251</text:p>
              </table:table-cell>
              <table:table-cell office:value-type="float" office:value="42.5565224042791">
                <text:p>42.5565224042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67.94273671265">
                <text:p>4167.94273671265</text:p>
              </table:table-cell>
              <table:table-cell office:value-type="float" office:value="42.4556475325348">
                <text:p>42.4556475325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04.44346205418">
                <text:p>4204.44346205418</text:p>
              </table:table-cell>
              <table:table-cell office:value-type="float" office:value="42.3561957387437">
                <text:p>42.35619573874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41.06340618372">
                <text:p>4241.06340618372</text:p>
              </table:table-cell>
              <table:table-cell office:value-type="float" office:value="42.2581393755989">
                <text:p>42.2581393755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7.80231090995">
                <text:p>4277.80231090995</text:p>
              </table:table-cell>
              <table:table-cell office:value-type="float" office:value="42.1614514784373">
                <text:p>42.1614514784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14.65991998808">
                <text:p>4314.65991998808</text:p>
              </table:table-cell>
              <table:table-cell office:value-type="float" office:value="42.0661057448302">
                <text:p>42.06610574483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51.63597909482">
                <text:p>4351.63597909482</text:p>
              </table:table-cell>
              <table:table-cell office:value-type="float" office:value="41.9720765148882">
                <text:p>41.9720765148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88.73023580387">
                <text:p>4388.73023580387</text:p>
              </table:table-cell>
              <table:table-cell office:value-type="float" office:value="41.8793387522537">
                <text:p>41.87933875225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25.94243956173">
                <text:p>4425.94243956173</text:p>
              </table:table-cell>
              <table:table-cell office:value-type="float" office:value="41.7878680257524">
                <text:p>41.78786802575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63.27234166404">
                <text:p>4463.27234166404</text:p>
              </table:table-cell>
              <table:table-cell office:value-type="float" office:value="41.6976404916773">
                <text:p>41.69764049167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00.71969523229">
                <text:p>4500.71969523229</text:p>
              </table:table-cell>
              <table:table-cell office:value-type="float" office:value="41.6086328766814">
                <text:p>41.60863287668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38.28425519098">
                <text:p>4538.28425519098</text:p>
              </table:table-cell>
              <table:table-cell office:value-type="float" office:value="41.520822461254">
                <text:p>41.5208224612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75.96577824515">
                <text:p>4575.96577824515</text:p>
              </table:table-cell>
              <table:table-cell office:value-type="float" office:value="41.4341870637588">
                <text:p>41.4341870637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13.7640228583">
                <text:p>4613.7640228583</text:p>
              </table:table-cell>
              <table:table-cell office:value-type="float" office:value="41.348705025011">
                <text:p>41.348705025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51.67874923077">
                <text:p>4651.67874923077</text:p>
              </table:table-cell>
              <table:table-cell office:value-type="float" office:value="41.2643551933728">
                <text:p>41.2643551933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89.70971927837">
                <text:p>4689.70971927837</text:p>
              </table:table-cell>
              <table:table-cell office:value-type="float" office:value="41.1811169103481">
                <text:p>41.18111691034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27.8566966115">
                <text:p>4727.8566966115</text:p>
              </table:table-cell>
              <table:table-cell office:value-type="float" office:value="41.098969996656">
                <text:p>41.098969996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66.11944651456">
                <text:p>4766.11944651456</text:p>
              </table:table-cell>
              <table:table-cell office:value-type="float" office:value="41.017894738766">
                <text:p>41.0178947387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04.49773592573">
                <text:p>4804.49773592573</text:p>
              </table:table-cell>
              <table:table-cell office:value-type="float" office:value="40.9378718758765">
                <text:p>40.9378718758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42.99133341708">
                <text:p>4842.99133341708</text:p>
              </table:table-cell>
              <table:table-cell office:value-type="float" office:value="40.8588825873203">
                <text:p>40.85888258732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81.60000917508">
                <text:p>4881.60000917508</text:p>
              </table:table-cell>
              <table:table-cell office:value-type="float" office:value="40.780908480381">
                <text:p>40.780908480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20.32353498132">
                <text:p>4920.32353498132</text:p>
              </table:table-cell>
              <table:table-cell office:value-type="float" office:value="40.7039315785054">
                <text:p>40.70393157850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59.16168419367">
                <text:p>4959.16168419367</text:p>
              </table:table-cell>
              <table:table-cell office:value-type="float" office:value="40.6279343098957">
                <text:p>40.62793430989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98.11423172772">
                <text:p>4998.11423172772</text:p>
              </table:table-cell>
              <table:table-cell office:value-type="float" office:value="40.5528994964695">
                <text:p>40.5528994964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.18095403846">
                <text:p>5037.18095403846</text:p>
              </table:table-cell>
              <table:table-cell office:value-type="float" office:value="40.478810343172">
                <text:p>40.4788103431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76.36162910237">
                <text:p>5076.36162910237</text:p>
              </table:table-cell>
              <table:table-cell office:value-type="float" office:value="40.4056504276295">
                <text:p>40.4056504276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15.65603639975">
                <text:p>5115.65603639975</text:p>
              </table:table-cell>
              <table:table-cell office:value-type="float" office:value="40.3334036901299">
                <text:p>40.3334036901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55.06395689729">
                <text:p>5155.06395689729</text:p>
              </table:table-cell>
              <table:table-cell office:value-type="float" office:value="40.2620544239195">
                <text:p>40.2620544239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94.58517303106">
                <text:p>5194.58517303106</text:p>
              </table:table-cell>
              <table:table-cell office:value-type="float" office:value="40.1915872658044">
                <text:p>40.19158726580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34.21946868962">
                <text:p>5234.21946868962</text:p>
              </table:table-cell>
              <table:table-cell office:value-type="float" office:value="40.1219871870451">
                <text:p>40.12198718704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73.9666291975">
                <text:p>5273.9666291975</text:p>
              </table:table-cell>
              <table:table-cell office:value-type="float" office:value="40.0532394845346">
                <text:p>40.0532394845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13.82644129895">
                <text:p>5313.82644129895</text:p>
              </table:table-cell>
              <table:table-cell office:value-type="float" office:value="39.9853297722492">
                <text:p>39.9853297722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3.79869314187">
                <text:p>5353.79869314187</text:p>
              </table:table-cell>
              <table:table-cell office:value-type="float" office:value="39.9182439729628">
                <text:p>39.91824397296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93.88317426209">
                <text:p>5393.88317426209</text:p>
              </table:table-cell>
              <table:table-cell office:value-type="float" office:value="39.8519683102148">
                <text:p>39.85196831021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34.0796755678">
                <text:p>5434.0796755678</text:p>
              </table:table-cell>
              <table:table-cell office:value-type="float" office:value="39.7864893005235">
                <text:p>39.7864893005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74.38798932436">
                <text:p>5474.38798932436</text:p>
              </table:table-cell>
              <table:table-cell office:value-type="float" office:value="39.7217937458359">
                <text:p>39.72179374583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14.80790913919">
                <text:p>5514.80790913919</text:p>
              </table:table-cell>
              <table:table-cell office:value-type="float" office:value="39.6578687262058">
                <text:p>39.6578687262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55.33922994703">
                <text:p>5555.33922994703</text:p>
              </table:table-cell>
              <table:table-cell office:value-type="float" office:value="39.5947015926917">
                <text:p>39.59470159269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95.98174799533">
                <text:p>5595.98174799533</text:p>
              </table:table-cell>
              <table:table-cell office:value-type="float" office:value="39.5322799604686">
                <text:p>39.53227996046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36.73526082995">
                <text:p>5636.73526082995</text:p>
              </table:table-cell>
              <table:table-cell office:value-type="float" office:value="39.470591702144">
                <text:p>39.4705917021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77.59956728102">
                <text:p>5677.59956728102</text:p>
              </table:table-cell>
              <table:table-cell office:value-type="float" office:value="39.4096249412732">
                <text:p>39.40962494127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18.57446744903">
                <text:p>5718.57446744903</text:p>
              </table:table-cell>
              <table:table-cell office:value-type="float" office:value="39.3493680460661">
                <text:p>39.34936804606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59.65976269114">
                <text:p>5759.65976269114</text:p>
              </table:table-cell>
              <table:table-cell office:value-type="float" office:value="39.2898096232788">
                <text:p>39.28980962327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0.85525560774">
                <text:p>5800.85525560774</text:p>
              </table:table-cell>
              <table:table-cell office:value-type="float" office:value="39.2309385122843">
                <text:p>39.23093851228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42.16075002911">
                <text:p>5842.16075002911</text:p>
              </table:table-cell>
              <table:table-cell office:value-type="float" office:value="39.1727437793167">
                <text:p>39.17274377931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83.57605100237">
                <text:p>5883.57605100237</text:p>
              </table:table-cell>
              <table:table-cell office:value-type="float" office:value="39.1152147118816">
                <text:p>39.1152147118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25.10096477859">
                <text:p>5925.10096477859</text:p>
              </table:table-cell>
              <table:table-cell office:value-type="float" office:value="39.0583408133287">
                <text:p>39.05834081332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66.73529880014">
                <text:p>5966.73529880014</text:p>
              </table:table-cell>
              <table:table-cell office:value-type="float" office:value="39.0021117975805">
                <text:p>39.0021117975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8.4788616881">
                <text:p>6008.4788616881</text:p>
              </table:table-cell>
              <table:table-cell office:value-type="float" office:value="38.9465175840119">
                <text:p>38.9465175840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50.33146323006">
                <text:p>6050.33146323006</text:p>
              </table:table-cell>
              <table:table-cell office:value-type="float" office:value="38.8915482924763">
                <text:p>38.8915482924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92.29291436786">
                <text:p>6092.29291436786</text:p>
              </table:table-cell>
              <table:table-cell office:value-type="float" office:value="38.8371942384722">
                <text:p>38.83719423847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34.36302718575">
                <text:p>6134.36302718575</text:p>
              </table:table-cell>
              <table:table-cell office:value-type="float" office:value="38.7834459284476">
                <text:p>38.78344592844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76.54161489852">
                <text:p>6176.54161489852</text:p>
              </table:table-cell>
              <table:table-cell office:value-type="float" office:value="38.7302940552361">
                <text:p>38.73029405523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18.82849183993">
                <text:p>6218.82849183993</text:p>
              </table:table-cell>
              <table:table-cell office:value-type="float" office:value="38.6777294936208">
                <text:p>38.6777294936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61.22347345128">
                <text:p>6261.22347345128</text:p>
              </table:table-cell>
              <table:table-cell office:value-type="float" office:value="38.6257432960223">
                <text:p>38.62574329602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03.7263762701">
                <text:p>6303.7263762701</text:p>
              </table:table-cell>
              <table:table-cell office:value-type="float" office:value="38.5743266883072">
                <text:p>38.5743266883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46.33701791903">
                <text:p>6346.33701791903</text:p>
              </table:table-cell>
              <table:table-cell office:value-type="float" office:value="38.5234710657117">
                <text:p>38.52347106571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89.05521709491">
                <text:p>6389.05521709491</text:p>
              </table:table-cell>
              <table:table-cell office:value-type="float" office:value="38.4731679888781">
                <text:p>38.47316798887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31.88079355795">
                <text:p>6431.88079355795</text:p>
              </table:table-cell>
              <table:table-cell office:value-type="float" office:value="38.4234091800007">
                <text:p>38.42340918000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74.81356812106">
                <text:p>6474.81356812106</text:p>
              </table:table-cell>
              <table:table-cell office:value-type="float" office:value="38.374186519076">
                <text:p>38.374186519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17.8533626394">
                <text:p>6517.8533626394</text:p>
              </table:table-cell>
              <table:table-cell office:value-type="float" office:value="38.3254920402557">
                <text:p>38.32549204025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61">
                <text:p>6561</text:p>
              </table:table-cell>
              <table:table-cell office:value-type="float" office:value="38.2773179282988">
                <text:p>38.27731792829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04.25330411157">
                <text:p>6604.25330411157</text:p>
              </table:table-cell>
              <table:table-cell office:value-type="float" office:value="38.2296565151193">
                <text:p>38.22965651511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647.61309989442">
                <text:p>6647.61309989442</text:p>
              </table:table-cell>
              <table:table-cell office:value-type="float" office:value="38.1825002764266">
                <text:p>38.1825002764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91.07921327057">
                <text:p>6691.07921327057</text:p>
              </table:table-cell>
              <table:table-cell office:value-type="float" office:value="38.135841828456">
                <text:p>38.1358418284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34.65147115392">
                <text:p>6734.65147115392</text:p>
              </table:table-cell>
              <table:table-cell office:value-type="float" office:value="38.089673924787">
                <text:p>38.0896739247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78.32970144065">
                <text:p>6778.32970144065</text:p>
              </table:table-cell>
              <table:table-cell office:value-type="float" office:value="38.0439894532455">
                <text:p>38.0439894532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22.11373299967">
                <text:p>6822.11373299967</text:p>
              </table:table-cell>
              <table:table-cell office:value-type="float" office:value="37.998781432888">
                <text:p>37.9987814328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66.00339566324">
                <text:p>6866.00339566324</text:p>
              </table:table-cell>
              <table:table-cell office:value-type="float" office:value="37.9540430110662">
                <text:p>37.95404301106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09.99852021771">
                <text:p>6909.99852021771</text:p>
              </table:table-cell>
              <table:table-cell office:value-type="float" office:value="37.9097674605673">
                <text:p>37.9097674605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54.09893839439">
                <text:p>6954.09893839439</text:p>
              </table:table-cell>
              <table:table-cell office:value-type="float" office:value="37.8659481768306">
                <text:p>37.86594817683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98.30448286055">
                <text:p>6998.30448286055</text:p>
              </table:table-cell>
              <table:table-cell office:value-type="float" office:value="37.8225786752354">
                <text:p>37.82257867523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42.61498721051">
                <text:p>7042.61498721051</text:p>
              </table:table-cell>
              <table:table-cell office:value-type="float" office:value="37.77965258846">
                <text:p>37.77965258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87.03028595686">
                <text:p>7087.03028595686</text:p>
              </table:table-cell>
              <table:table-cell office:value-type="float" office:value="37.7371636639086">
                <text:p>37.73716366390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31.55021452185">
                <text:p>7131.55021452185</text:p>
              </table:table-cell>
              <table:table-cell office:value-type="float" office:value="37.6951057612051">
                <text:p>37.69510576120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76.17460922883">
                <text:p>7176.17460922883</text:p>
              </table:table-cell>
              <table:table-cell office:value-type="float" office:value="37.6534728497499">
                <text:p>37.65347284974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20.90330729381">
                <text:p>7220.90330729381</text:p>
              </table:table-cell>
              <table:table-cell office:value-type="float" office:value="37.6122590063407">
                <text:p>37.61225900634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65.73614681715">
                <text:p>7265.73614681715</text:p>
              </table:table-cell>
              <table:table-cell office:value-type="float" office:value="37.5714584128526">
                <text:p>37.57145841285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10.6729667754">
                <text:p>7310.6729667754</text:p>
              </table:table-cell>
              <table:table-cell office:value-type="float" office:value="37.5310653539778">
                <text:p>37.53106535397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55.71360701313">
                <text:p>7355.71360701313</text:p>
              </table:table-cell>
              <table:table-cell office:value-type="float" office:value="37.4910742150219">
                <text:p>37.49107421502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00.85790823499">
                <text:p>7400.85790823499</text:p>
              </table:table-cell>
              <table:table-cell office:value-type="float" office:value="37.4514794797561">
                <text:p>37.45147947975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46.10571199781">
                <text:p>7446.10571199781</text:p>
              </table:table-cell>
              <table:table-cell office:value-type="float" office:value="37.4122757283227">
                <text:p>37.41227572832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91.45686070283">
                <text:p>7491.45686070283</text:p>
              </table:table-cell>
              <table:table-cell office:value-type="float" office:value="37.3734576351934">
                <text:p>37.37345763519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36.91119758797">
                <text:p>7536.91119758797</text:p>
              </table:table-cell>
              <table:table-cell office:value-type="float" office:value="37.3350199671782">
                <text:p>37.33501996717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82.46856672028">
                <text:p>7582.46856672028</text:p>
              </table:table-cell>
              <table:table-cell office:value-type="float" office:value="37.2969575814834">
                <text:p>37.29695758148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28.12881298846">
                <text:p>7628.12881298846</text:p>
              </table:table-cell>
              <table:table-cell office:value-type="float" office:value="37.259265423818">
                <text:p>37.2592654238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73.89178209542">
                <text:p>7673.89178209542</text:p>
              </table:table-cell>
              <table:table-cell office:value-type="float" office:value="37.2219385265466">
                <text:p>37.22193852654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19.75732055103">
                <text:p>7719.75732055103</text:p>
              </table:table-cell>
              <table:table-cell office:value-type="float" office:value="37.1849720068869">
                <text:p>37.18497200688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65.72527566488">
                <text:p>7765.72527566488</text:p>
              </table:table-cell>
              <table:table-cell office:value-type="float" office:value="37.1483610651525">
                <text:p>37.14836106515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11.79549553919">
                <text:p>7811.79549553919</text:p>
              </table:table-cell>
              <table:table-cell office:value-type="float" office:value="37.1121009830369">
                <text:p>37.11210098303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57.96782906175">
                <text:p>7857.96782906175</text:p>
              </table:table-cell>
              <table:table-cell office:value-type="float" office:value="37.0761871219406">
                <text:p>37.07618712194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04.24212589899">
                <text:p>7904.24212589899</text:p>
              </table:table-cell>
              <table:table-cell office:value-type="float" office:value="37.0406149213373">
                <text:p>37.04061492133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50.61823648917">
                <text:p>7950.61823648917</text:p>
              </table:table-cell>
              <table:table-cell office:value-type="float" office:value="37.0053798971805">
                <text:p>37.00537989718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97.09601203555">
                <text:p>7997.09601203555</text:p>
              </table:table-cell>
              <table:table-cell office:value-type="float" office:value="36.9704776403473">
                <text:p>36.97047764034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43.67530449973">
                <text:p>8043.67530449973</text:p>
              </table:table-cell>
              <table:table-cell office:value-type="float" office:value="36.9359038151203">
                <text:p>36.93590381512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90.35596659507">
                <text:p>8090.35596659507</text:p>
              </table:table-cell>
              <table:table-cell office:value-type="float" office:value="36.9016541577049">
                <text:p>36.90165415770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37.13785178013">
                <text:p>8137.13785178013</text:p>
              </table:table-cell>
              <table:table-cell office:value-type="float" office:value="36.8677244747824">
                <text:p>36.86772447478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84.02081425228">
                <text:p>8184.02081425228</text:p>
              </table:table-cell>
              <table:table-cell office:value-type="float" office:value="36.8341106420965">
                <text:p>36.83411064209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1.00470894127">
                <text:p>8231.00470894127</text:p>
              </table:table-cell>
              <table:table-cell office:value-type="float" office:value="36.8008086030739">
                <text:p>36.80080860307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78.08939150302">
                <text:p>8278.08939150302</text:p>
              </table:table-cell>
              <table:table-cell office:value-type="float" office:value="36.7678143674768">
                <text:p>36.76781436747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25.27471831335">
                <text:p>8325.27471831335</text:p>
              </table:table-cell>
              <table:table-cell office:value-type="float" office:value="36.7351240100869">
                <text:p>36.73512401008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72.5605464619">
                <text:p>8372.5605464619</text:p>
              </table:table-cell>
              <table:table-cell office:value-type="float" office:value="36.7027336694203">
                <text:p>36.702733669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19.946733746">
                <text:p>8419.946733746</text:p>
              </table:table-cell>
              <table:table-cell office:value-type="float" office:value="36.6706395464721">
                <text:p>36.67063954647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67.43313866477">
                <text:p>8467.43313866477</text:p>
              </table:table-cell>
              <table:table-cell office:value-type="float" office:value="36.6388379034898">
                <text:p>36.63883790348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15.01962041313">
                <text:p>8515.01962041313</text:p>
              </table:table-cell>
              <table:table-cell office:value-type="float" office:value="36.6073250627756">
                <text:p>36.60732506277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62.70603887598">
                <text:p>8562.70603887598</text:p>
              </table:table-cell>
              <table:table-cell office:value-type="float" office:value="36.5760974055155">
                <text:p>36.57609740551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10.49225462246">
                <text:p>8610.49225462246</text:p>
              </table:table-cell>
              <table:table-cell office:value-type="float" office:value="36.5451513706358">
                <text:p>36.54515137063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58.37812890018">
                <text:p>8658.37812890018</text:p>
              </table:table-cell>
              <table:table-cell office:value-type="float" office:value="36.5144834536851">
                <text:p>36.51448345368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06.36352362961">
                <text:p>8706.36352362961</text:p>
              </table:table-cell>
              <table:table-cell office:value-type="float" office:value="36.4840902057422">
                <text:p>36.48409020574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54.44830139854">
                <text:p>8754.44830139854</text:p>
              </table:table-cell>
              <table:table-cell office:value-type="float" office:value="36.4539682323489">
                <text:p>36.45396823234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02.63232545648">
                <text:p>8802.63232545648</text:p>
              </table:table-cell>
              <table:table-cell office:value-type="float" office:value="36.424114192466">
                <text:p>36.4241141924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50.91545970932">
                <text:p>8850.91545970932</text:p>
              </table:table-cell>
              <table:table-cell office:value-type="float" office:value="36.3945247974537">
                <text:p>36.39452479745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99.29756871388">
                <text:p>8899.29756871388</text:p>
              </table:table-cell>
              <table:table-cell office:value-type="float" office:value="36.3651968100746">
                <text:p>36.3651968100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47.77851767261">
                <text:p>8947.77851767261</text:p>
              </table:table-cell>
              <table:table-cell office:value-type="float" office:value="36.3361270435187">
                <text:p>36.33612704351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96.35817242832">
                <text:p>8996.35817242832</text:p>
              </table:table-cell>
              <table:table-cell office:value-type="float" office:value="36.3073123604505">
                <text:p>36.3073123604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45.03639945903">
                <text:p>9045.03639945903</text:p>
              </table:table-cell>
              <table:table-cell office:value-type="float" office:value="36.278749672077">
                <text:p>36.278749672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93.81306587277">
                <text:p>9093.81306587277</text:p>
              </table:table-cell>
              <table:table-cell office:value-type="float" office:value="36.2504359372364">
                <text:p>36.25043593723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42.68803940252">
                <text:p>9142.68803940252</text:p>
              </table:table-cell>
              <table:table-cell office:value-type="float" office:value="36.2223681615072">
                <text:p>36.22236816150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191.66118840122">
                <text:p>9191.66118840122</text:p>
              </table:table-cell>
              <table:table-cell office:value-type="float" office:value="36.1945433963361">
                <text:p>36.19454339633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40.73238183677">
                <text:p>9240.73238183677</text:p>
              </table:table-cell>
              <table:table-cell office:value-type="float" office:value="36.1669587381859">
                <text:p>36.16695873818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89.90148928713">
                <text:p>9289.90148928713</text:p>
              </table:table-cell>
              <table:table-cell office:value-type="float" office:value="36.1396113277012">
                <text:p>36.13961132770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339.16838093547">
                <text:p>9339.16838093547</text:p>
              </table:table-cell>
              <table:table-cell office:value-type="float" office:value="36.1124983488932">
                <text:p>36.11249834889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88.53292756539">
                <text:p>9388.53292756539</text:p>
              </table:table-cell>
              <table:table-cell office:value-type="float" office:value="36.0856170283412">
                <text:p>36.08561702834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437.99500055612">
                <text:p>9437.99500055612</text:p>
              </table:table-cell>
              <table:table-cell office:value-type="float" office:value="36.0589646344118">
                <text:p>36.05896463441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87.55447187791">
                <text:p>9487.55447187791</text:p>
              </table:table-cell>
              <table:table-cell office:value-type="float" office:value="36.0325384764951">
                <text:p>36.03253847649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37.2112140873">
                <text:p>9537.2112140873</text:p>
              </table:table-cell>
              <table:table-cell office:value-type="float" office:value="36.0063359042571">
                <text:p>36.00633590425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86.96510032262">
                <text:p>9586.96510032262</text:p>
              </table:table-cell>
              <table:table-cell office:value-type="float" office:value="35.980354306908">
                <text:p>35.9803543069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636.81600429937">
                <text:p>9636.81600429937</text:p>
              </table:table-cell>
              <table:table-cell office:value-type="float" office:value="35.9545911124864">
                <text:p>35.95459111248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686.7638003058">
                <text:p>9686.7638003058</text:p>
              </table:table-cell>
              <table:table-cell office:value-type="float" office:value="35.9290437871584">
                <text:p>35.92904378715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36.80836319844">
                <text:p>9736.80836319844</text:p>
              </table:table-cell>
              <table:table-cell office:value-type="float" office:value="35.9037098345319">
                <text:p>35.9037098345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86.94956839769">
                <text:p>9786.94956839769</text:p>
              </table:table-cell>
              <table:table-cell office:value-type="float" office:value="35.878586794985">
                <text:p>35.878586794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37.18729188354">
                <text:p>9837.18729188354</text:p>
              </table:table-cell>
              <table:table-cell office:value-type="float" office:value="35.8536722450088">
                <text:p>35.85367224500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87.5214101912">
                <text:p>9887.5214101912</text:p>
              </table:table-cell>
              <table:table-cell office:value-type="float" office:value="35.8289637965644">
                <text:p>35.82896379656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37.95180040692">
                <text:p>9937.95180040692</text:p>
              </table:table-cell>
              <table:table-cell office:value-type="float" office:value="35.8044590964522">
                <text:p>35.80445909645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88.47834016373">
                <text:p>9988.47834016373</text:p>
              </table:table-cell>
              <table:table-cell office:value-type="float" office:value="35.7801558256957">
                <text:p>35.78015582569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39.1009076373">
                <text:p>10039.1009076373</text:p>
              </table:table-cell>
              <table:table-cell office:value-type="float" office:value="35.756051698937">
                <text:p>35.7560516989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89.819381542">
                <text:p>10089.819381542</text:p>
              </table:table-cell>
              <table:table-cell office:value-type="float" office:value="35.7321444638459">
                <text:p>35.73214446384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40.6336411263">
                <text:p>10140.6336411263</text:p>
              </table:table-cell>
              <table:table-cell office:value-type="float" office:value="35.70843190054">
                <text:p>35.708431900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91.5435661695">
                <text:p>10191.5435661695</text:p>
              </table:table-cell>
              <table:table-cell office:value-type="float" office:value="35.6849118210181">
                <text:p>35.68491182101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42.5490369772">
                <text:p>10242.5490369772</text:p>
              </table:table-cell>
              <table:table-cell office:value-type="float" office:value="35.6615820686038">
                <text:p>35.6615820686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93.6499343775">
                <text:p>10293.6499343775</text:p>
              </table:table-cell>
              <table:table-cell office:value-type="float" office:value="35.6384405174019">
                <text:p>35.6384405174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44.8461397172">
                <text:p>10344.8461397172</text:p>
              </table:table-cell>
              <table:table-cell office:value-type="float" office:value="35.6154850717648">
                <text:p>35.61548507176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96.1375348577">
                <text:p>10396.1375348577</text:p>
              </table:table-cell>
              <table:table-cell office:value-type="float" office:value="35.5927136657703">
                <text:p>35.59271366577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447.5240021716">
                <text:p>10447.5240021716</text:p>
              </table:table-cell>
              <table:table-cell office:value-type="float" office:value="35.5701242627099">
                <text:p>35.57012426270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99.0054245385">
                <text:p>10499.0054245385</text:p>
              </table:table-cell>
              <table:table-cell office:value-type="float" office:value="35.5477148545875">
                <text:p>35.5477148545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50.5816853415">
                <text:p>10550.5816853415</text:p>
              </table:table-cell>
              <table:table-cell office:value-type="float" office:value="35.525483461628">
                <text:p>35.525483461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02.2526684634">
                <text:p>10602.2526684634</text:p>
              </table:table-cell>
              <table:table-cell office:value-type="float" office:value="35.5034281317961">
                <text:p>35.50342813179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54.0182582831">
                <text:p>10654.0182582831</text:p>
              </table:table-cell>
              <table:table-cell office:value-type="float" office:value="35.4815469403244">
                <text:p>35.48154694032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705.878339672">
                <text:p>10705.878339672</text:p>
              </table:table-cell>
              <table:table-cell office:value-type="float" office:value="35.459837989251">
                <text:p>35.4598379892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757.8327979902">
                <text:p>10757.8327979902</text:p>
              </table:table-cell>
              <table:table-cell office:value-type="float" office:value="35.4382994069669">
                <text:p>35.43829940696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809.8815190834">
                <text:p>10809.8815190834</text:p>
              </table:table-cell>
              <table:table-cell office:value-type="float" office:value="35.4169293477712">
                <text:p>35.41692934777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62.0243892789">
                <text:p>10862.0243892789</text:p>
              </table:table-cell>
              <table:table-cell office:value-type="float" office:value="35.3957259914363">
                <text:p>35.39572599143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14.2612953824">
                <text:p>10914.2612953824</text:p>
              </table:table-cell>
              <table:table-cell office:value-type="float" office:value="35.3746875427812">
                <text:p>35.37468754278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66.5921246745">
                <text:p>10966.5921246745</text:p>
              </table:table-cell>
              <table:table-cell office:value-type="float" office:value="35.3538122312528">
                <text:p>35.3538122312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19.0167649072">
                <text:p>11019.0167649072</text:p>
              </table:table-cell>
              <table:table-cell office:value-type="float" office:value="35.3330983105161">
                <text:p>35.33309831051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.5351043009">
                <text:p>11071.5351043009</text:p>
              </table:table-cell>
              <table:table-cell office:value-type="float" office:value="35.3125440580522">
                <text:p>35.31254405805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124.1470315404">
                <text:p>11124.1470315404</text:p>
              </table:table-cell>
              <table:table-cell office:value-type="float" office:value="35.2921477747636">
                <text:p>35.2921477747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76.8524357722">
                <text:p>11176.8524357722</text:p>
              </table:table-cell>
              <table:table-cell office:value-type="float" office:value="35.2719077845882">
                <text:p>35.27190778458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229.6512066011">
                <text:p>11229.6512066011</text:p>
              </table:table-cell>
              <table:table-cell office:value-type="float" office:value="35.25182243412">
                <text:p>35.251822434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282.5432340866">
                <text:p>11282.5432340866</text:p>
              </table:table-cell>
              <table:table-cell office:value-type="float" office:value="35.2318900922372">
                <text:p>35.23189009223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35.5284087402">
                <text:p>11335.5284087402</text:p>
              </table:table-cell>
              <table:table-cell office:value-type="float" office:value="35.2121091497379">
                <text:p>35.21210914973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388.6066215219">
                <text:p>11388.6066215219</text:p>
              </table:table-cell>
              <table:table-cell office:value-type="float" office:value="35.1924780189825">
                <text:p>35.19247801898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41.7777638371">
                <text:p>11441.7777638371</text:p>
              </table:table-cell>
              <table:table-cell office:value-type="float" office:value="35.1729951335426">
                <text:p>35.17299513354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95.0417275338">
                <text:p>11495.0417275338</text:p>
              </table:table-cell>
              <table:table-cell office:value-type="float" office:value="35.1536589478577">
                <text:p>35.15365894785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548.3984048988">
                <text:p>11548.3984048988</text:p>
              </table:table-cell>
              <table:table-cell office:value-type="float" office:value="35.1344679368972">
                <text:p>35.13446793689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01.8476886556">
                <text:p>11601.8476886556</text:p>
              </table:table-cell>
              <table:table-cell office:value-type="float" office:value="35.1154205958294">
                <text:p>35.1154205958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55.3894719605">
                <text:p>11655.3894719605</text:p>
              </table:table-cell>
              <table:table-cell office:value-type="float" office:value="35.096515439697">
                <text:p>35.0965154396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709.0236484003">
                <text:p>11709.0236484003</text:p>
              </table:table-cell>
              <table:table-cell office:value-type="float" office:value="35.0777510030985">
                <text:p>35.07775100309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762.7501119889">
                <text:p>11762.7501119889</text:p>
              </table:table-cell>
              <table:table-cell office:value-type="float" office:value="35.0591258398752">
                <text:p>35.05912583987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816.5687571645">
                <text:p>11816.5687571645</text:p>
              </table:table-cell>
              <table:table-cell office:value-type="float" office:value="35.0406385228046">
                <text:p>35.04063852280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870.4794787868">
                <text:p>11870.4794787868</text:p>
              </table:table-cell>
              <table:table-cell office:value-type="float" office:value="35.0222876432999">
                <text:p>35.0222876432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924.4821721339">
                <text:p>11924.4821721339</text:p>
              </table:table-cell>
              <table:table-cell office:value-type="float" office:value="35.0040718111137">
                <text:p>35.0040718111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978.5767328996">
                <text:p>11978.5767328996</text:p>
              </table:table-cell>
              <table:table-cell office:value-type="float" office:value="34.9859896540489">
                <text:p>34.98598965404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032.7630571907">
                <text:p>12032.7630571907</text:p>
              </table:table-cell>
              <table:table-cell office:value-type="float" office:value="34.9680398176739">
                <text:p>34.96803981767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87.041041524">
                <text:p>12087.041041524</text:p>
              </table:table-cell>
              <table:table-cell office:value-type="float" office:value="34.9502209650434">
                <text:p>34.95022096504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141.4105828235">
                <text:p>12141.4105828235</text:p>
              </table:table-cell>
              <table:table-cell office:value-type="float" office:value="34.9325317764244">
                <text:p>34.93253177642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95.8715784179">
                <text:p>12195.8715784179</text:p>
              </table:table-cell>
              <table:table-cell office:value-type="float" office:value="34.9149709490269">
                <text:p>34.91497094902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50.4239260376">
                <text:p>12250.4239260376</text:p>
              </table:table-cell>
              <table:table-cell office:value-type="float" office:value="34.8975371967403">
                <text:p>34.89753719674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305.0675238124">
                <text:p>12305.0675238124</text:p>
              </table:table-cell>
              <table:table-cell office:value-type="float" office:value="34.8802292498738">
                <text:p>34.88022924987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59.8022702683">
                <text:p>12359.8022702683</text:p>
              </table:table-cell>
              <table:table-cell office:value-type="float" office:value="34.863045854902">
                <text:p>34.863045854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414.6280643253">
                <text:p>12414.6280643253</text:p>
              </table:table-cell>
              <table:table-cell office:value-type="float" office:value="34.8459857742152">
                <text:p>34.84598577421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469.5448052947">
                <text:p>12469.5448052947</text:p>
              </table:table-cell>
              <table:table-cell office:value-type="float" office:value="34.8290477858739">
                <text:p>34.82904778587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524.5523928764">
                <text:p>12524.5523928764</text:p>
              </table:table-cell>
              <table:table-cell office:value-type="float" office:value="34.8122306833676">
                <text:p>34.81223068336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579.6507271564">
                <text:p>12579.6507271564</text:p>
              </table:table-cell>
              <table:table-cell office:value-type="float" office:value="34.7955332753791">
                <text:p>34.79553327537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634.8397086041">
                <text:p>12634.8397086041</text:p>
              </table:table-cell>
              <table:table-cell office:value-type="float" office:value="34.7789543855514">
                <text:p>34.77895438555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690.1192380702">
                <text:p>12690.1192380702</text:p>
              </table:table-cell>
              <table:table-cell office:value-type="float" office:value="34.7624928522602">
                <text:p>34.76249285226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745.4892167837">
                <text:p>12745.4892167837</text:p>
              </table:table-cell>
              <table:table-cell office:value-type="float" office:value="34.7461475283894">
                <text:p>34.74614752838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00.9495463498">
                <text:p>12800.9495463498</text:p>
              </table:table-cell>
              <table:table-cell office:value-type="float" office:value="34.7299172811116">
                <text:p>34.72991728111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856.5001287474">
                <text:p>12856.5001287474</text:p>
              </table:table-cell>
              <table:table-cell office:value-type="float" office:value="34.7138009916716">
                <text:p>34.71380099167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12.1408663263">
                <text:p>12912.1408663263</text:p>
              </table:table-cell>
              <table:table-cell office:value-type="float" office:value="34.6977975551744">
                <text:p>34.69779755517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967.8716618054">
                <text:p>12967.8716618054</text:p>
              </table:table-cell>
              <table:table-cell office:value-type="float" office:value="34.6819058803765">
                <text:p>34.68190588037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23.6924182698">
                <text:p>13023.6924182698</text:p>
              </table:table-cell>
              <table:table-cell office:value-type="float" office:value="34.6661248894814">
                <text:p>34.66612488948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79.6030391687">
                <text:p>13079.6030391687</text:p>
              </table:table-cell>
              <table:table-cell office:value-type="float" office:value="34.6504535179382">
                <text:p>34.65045351793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135.6034283132">
                <text:p>13135.6034283132</text:p>
              </table:table-cell>
              <table:table-cell office:value-type="float" office:value="34.6348907142441">
                <text:p>34.63489071424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191.6934898734">
                <text:p>13191.6934898734</text:p>
              </table:table-cell>
              <table:table-cell office:value-type="float" office:value="34.6194354397501">
                <text:p>34.61943543975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247.873128377">
                <text:p>13247.873128377</text:p>
              </table:table-cell>
              <table:table-cell office:value-type="float" office:value="34.6040866684702">
                <text:p>34.60408666847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304.142248706">
                <text:p>13304.142248706</text:p>
              </table:table-cell>
              <table:table-cell office:value-type="float" office:value="34.5888433868942">
                <text:p>34.58884338689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360.5007560954">
                <text:p>13360.5007560954</text:p>
              </table:table-cell>
              <table:table-cell office:value-type="float" office:value="34.5737045938032">
                <text:p>34.57370459380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416.9485561303">
                <text:p>13416.9485561303</text:p>
              </table:table-cell>
              <table:table-cell office:value-type="float" office:value="34.5586693000886">
                <text:p>34.55866930008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473.485554744">
                <text:p>13473.485554744</text:p>
              </table:table-cell>
              <table:table-cell office:value-type="float" office:value="34.5437365285746">
                <text:p>34.54373652857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530.1116582157">
                <text:p>13530.1116582157</text:p>
              </table:table-cell>
              <table:table-cell office:value-type="float" office:value="34.5289053138432">
                <text:p>34.52890531384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586.8267731683">
                <text:p>13586.8267731683</text:p>
              </table:table-cell>
              <table:table-cell office:value-type="float" office:value="34.5141747020621">
                <text:p>34.51417470206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43.6308065664">
                <text:p>13643.6308065664</text:p>
              </table:table-cell>
              <table:table-cell office:value-type="float" office:value="34.4995437508166">
                <text:p>34.49954375081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700.5236657141">
                <text:p>13700.5236657141</text:p>
              </table:table-cell>
              <table:table-cell office:value-type="float" office:value="34.4850115289429">
                <text:p>34.48501152894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757.5052582526">
                <text:p>13757.5052582526</text:p>
              </table:table-cell>
              <table:table-cell office:value-type="float" office:value="34.4705771163654">
                <text:p>34.47057711636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14.5754921585">
                <text:p>13814.5754921585</text:p>
              </table:table-cell>
              <table:table-cell office:value-type="float" office:value="34.4562396039365">
                <text:p>34.45623960393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71.7342757416">
                <text:p>13871.7342757416</text:p>
              </table:table-cell>
              <table:table-cell office:value-type="float" office:value="34.4419980932785">
                <text:p>34.44199809327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928.9815176428">
                <text:p>13928.9815176428</text:p>
              </table:table-cell>
              <table:table-cell office:value-type="float" office:value="34.4278516966292">
                <text:p>34.42785169662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86.317126832">
                <text:p>13986.317126832</text:p>
              </table:table-cell>
              <table:table-cell office:value-type="float" office:value="34.4137995366893">
                <text:p>34.41379953668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043.741012606">
                <text:p>14043.741012606</text:p>
              </table:table-cell>
              <table:table-cell office:value-type="float" office:value="34.3998407464728">
                <text:p>34.39984074647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01.2530845869">
                <text:p>14101.2530845869</text:p>
              </table:table-cell>
              <table:table-cell office:value-type="float" office:value="34.3859744691596">
                <text:p>34.38597446915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58.8532527196">
                <text:p>14158.8532527196</text:p>
              </table:table-cell>
              <table:table-cell office:value-type="float" office:value="34.3721998579509">
                <text:p>34.37219985795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16.5414272701">
                <text:p>14216.5414272701</text:p>
              </table:table-cell>
              <table:table-cell office:value-type="float" office:value="34.358516075927">
                <text:p>34.3585160759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74.3175188236">
                <text:p>14274.3175188236</text:p>
              </table:table-cell>
              <table:table-cell office:value-type="float" office:value="34.344922295907">
                <text:p>34.3449222959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332.1814382823">
                <text:p>14332.1814382823</text:p>
              </table:table-cell>
              <table:table-cell office:value-type="float" office:value="34.3314177003114">
                <text:p>34.33141770031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390.1330968639">
                <text:p>14390.1330968639</text:p>
              </table:table-cell>
              <table:table-cell office:value-type="float" office:value="34.3180014810269">
                <text:p>34.31800148102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448.172406099">
                <text:p>14448.172406099</text:p>
              </table:table-cell>
              <table:table-cell office:value-type="float" office:value="34.304672839273">
                <text:p>34.3046728392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06.29927783">
                <text:p>14506.29927783</text:p>
              </table:table-cell>
              <table:table-cell office:value-type="float" office:value="34.2914309854712">
                <text:p>34.29143098547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564.5136242087">
                <text:p>14564.5136242087</text:p>
              </table:table-cell>
              <table:table-cell office:value-type="float" office:value="34.2782751391166">
                <text:p>34.27827513911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622.8153576946">
                <text:p>14622.8153576946</text:p>
              </table:table-cell>
              <table:table-cell office:value-type="float" office:value="34.2652045286508">
                <text:p>34.2652045286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81.2043910531">
                <text:p>14681.2043910531</text:p>
              </table:table-cell>
              <table:table-cell office:value-type="float" office:value="34.2522183913376">
                <text:p>34.25221839133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39.6806373537">
                <text:p>14739.6806373537</text:p>
              </table:table-cell>
              <table:table-cell office:value-type="float" office:value="34.2393159731404">
                <text:p>34.2393159731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98.244009968">
                <text:p>14798.244009968</text:p>
              </table:table-cell>
              <table:table-cell office:value-type="float" office:value="34.2264965286021">
                <text:p>34.22649652860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856.894422568">
                <text:p>14856.894422568</text:p>
              </table:table-cell>
              <table:table-cell office:value-type="float" office:value="34.2137593207259">
                <text:p>34.21375932072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15.6317891244">
                <text:p>14915.6317891244</text:p>
              </table:table-cell>
              <table:table-cell office:value-type="float" office:value="34.2011036208592">
                <text:p>34.20110362085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74.4560239048">
                <text:p>14974.4560239048</text:p>
              </table:table-cell>
              <table:table-cell office:value-type="float" office:value="34.1885287085786">
                <text:p>34.1885287085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033.3670414719">
                <text:p>15033.3670414719</text:p>
              </table:table-cell>
              <table:table-cell office:value-type="float" office:value="34.1760338715773">
                <text:p>34.17603387157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092.3647566818">
                <text:p>15092.3647566818</text:p>
              </table:table-cell>
              <table:table-cell office:value-type="float" office:value="34.1636184055537">
                <text:p>34.16361840555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151.4490846822">
                <text:p>15151.4490846822</text:p>
              </table:table-cell>
              <table:table-cell office:value-type="float" office:value="34.1512816141025">
                <text:p>34.1512816141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210.6199409108">
                <text:p>15210.6199409108</text:p>
              </table:table-cell>
              <table:table-cell office:value-type="float" office:value="34.1390228086068">
                <text:p>34.13902280860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269.8772410935">
                <text:p>15269.8772410935</text:p>
              </table:table-cell>
              <table:table-cell office:value-type="float" office:value="34.1268413081328">
                <text:p>34.12684130813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329.2209012429">
                <text:p>15329.2209012429</text:p>
              </table:table-cell>
              <table:table-cell office:value-type="float" office:value="34.1147364393253">
                <text:p>34.11473643932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388.6508376564">
                <text:p>15388.6508376564</text:p>
              </table:table-cell>
              <table:table-cell office:value-type="float" office:value="34.1027075363054">
                <text:p>34.10270753630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448.1669669146">
                <text:p>15448.1669669146</text:p>
              </table:table-cell>
              <table:table-cell office:value-type="float" office:value="34.0907539405696">
                <text:p>34.0907539405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507.76920588">
                <text:p>15507.76920588</text:p>
              </table:table-cell>
              <table:table-cell office:value-type="float" office:value="34.0788750008908">
                <text:p>34.07887500089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567.4574716948">
                <text:p>15567.4574716948</text:p>
              </table:table-cell>
              <table:table-cell office:value-type="float" office:value="34.0670700732205">
                <text:p>34.06707007322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27.2316817797">
                <text:p>15627.2316817797</text:p>
              </table:table-cell>
              <table:table-cell office:value-type="float" office:value="34.0553385205927">
                <text:p>34.05533852059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687.0917538322">
                <text:p>15687.0917538322</text:p>
              </table:table-cell>
              <table:table-cell office:value-type="float" office:value="34.0436797130293">
                <text:p>34.04367971302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7.0376058249">
                <text:p>15747.0376058249</text:p>
              </table:table-cell>
              <table:table-cell office:value-type="float" office:value="34.0320930274471">
                <text:p>34.03209302744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807.0691560041">
                <text:p>15807.0691560041</text:p>
              </table:table-cell>
              <table:table-cell office:value-type="float" office:value="34.0205778475659">
                <text:p>34.02057784756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67.1863228882">
                <text:p>15867.1863228882</text:p>
              </table:table-cell>
              <table:table-cell office:value-type="float" office:value="34.0091335638187">
                <text:p>34.0091335638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927.389025266">
                <text:p>15927.389025266</text:p>
              </table:table-cell>
              <table:table-cell office:value-type="float" office:value="33.9977595732626">
                <text:p>33.99775957326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987.6771821953">
                <text:p>15987.6771821953</text:p>
              </table:table-cell>
              <table:table-cell office:value-type="float" office:value="33.9864552794912">
                <text:p>33.98645527949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048.0507130015">
                <text:p>16048.0507130015</text:p>
              </table:table-cell>
              <table:table-cell office:value-type="float" office:value="33.9752200925491">
                <text:p>33.9752200925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108.5095372756">
                <text:p>16108.5095372756</text:p>
              </table:table-cell>
              <table:table-cell office:value-type="float" office:value="33.9640534288465">
                <text:p>33.96405342884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169.0535748735">
                <text:p>16169.0535748735</text:p>
              </table:table-cell>
              <table:table-cell office:value-type="float" office:value="33.9529547110763">
                <text:p>33.95295471107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29.6827459137">
                <text:p>16229.6827459137</text:p>
              </table:table-cell>
              <table:table-cell office:value-type="float" office:value="33.9419233681318">
                <text:p>33.94192336813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290.3969707763">
                <text:p>16290.3969707763</text:p>
              </table:table-cell>
              <table:table-cell office:value-type="float" office:value="33.9309588350254">
                <text:p>33.9309588350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351.1961701015">
                <text:p>16351.1961701015</text:p>
              </table:table-cell>
              <table:table-cell office:value-type="float" office:value="33.9200605528098">
                <text:p>33.9200605528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12.0802647878">
                <text:p>16412.0802647878</text:p>
              </table:table-cell>
              <table:table-cell office:value-type="float" office:value="33.9092279684988">
                <text:p>33.90922796849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73.0491759911">
                <text:p>16473.0491759911</text:p>
              </table:table-cell>
              <table:table-cell office:value-type="float" office:value="33.8984605349905">
                <text:p>33.89846053499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34.1028251229">
                <text:p>16534.1028251229</text:p>
              </table:table-cell>
              <table:table-cell office:value-type="float" office:value="33.8877577109911">
                <text:p>33.88775771099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95.241133849">
                <text:p>16595.241133849</text:p>
              </table:table-cell>
              <table:table-cell office:value-type="float" office:value="33.87711896094">
                <text:p>33.87711896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56.4640240879">
                <text:p>16656.4640240879</text:p>
              </table:table-cell>
              <table:table-cell office:value-type="float" office:value="33.8665437549362">
                <text:p>33.86654375493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717.7714180097">
                <text:p>16717.7714180097</text:p>
              </table:table-cell>
              <table:table-cell office:value-type="float" office:value="33.8560315686654">
                <text:p>33.85603156866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779.1632380347">
                <text:p>16779.1632380347</text:p>
              </table:table-cell>
              <table:table-cell office:value-type="float" office:value="33.8455818833288">
                <text:p>33.84558188332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840.6394068317">
                <text:p>16840.6394068317</text:p>
              </table:table-cell>
              <table:table-cell office:value-type="float" office:value="33.8351941855723">
                <text:p>33.83519418557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902.1998473169">
                <text:p>16902.1998473169</text:p>
              </table:table-cell>
              <table:table-cell office:value-type="float" office:value="33.8248679674171">
                <text:p>33.82486796741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963.8444826527">
                <text:p>16963.8444826527</text:p>
              </table:table-cell>
              <table:table-cell office:value-type="float" office:value="33.8146027261918">
                <text:p>33.81460272619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025.5732362458">
                <text:p>17025.5732362458</text:p>
              </table:table-cell>
              <table:table-cell office:value-type="float" office:value="33.8043979644645">
                <text:p>33.80439796446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087.3860317465">
                <text:p>17087.3860317465</text:p>
              </table:table-cell>
              <table:table-cell office:value-type="float" office:value="33.7942531899766">
                <text:p>33.79425318997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149.282793047">
                <text:p>17149.282793047</text:p>
              </table:table-cell>
              <table:table-cell office:value-type="float" office:value="33.7841679155776">
                <text:p>33.78416791557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211.2634442802">
                <text:p>17211.2634442802</text:p>
              </table:table-cell>
              <table:table-cell office:value-type="float" office:value="33.7741416591608">
                <text:p>33.77414165916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73.3279098183">
                <text:p>17273.3279098183</text:p>
              </table:table-cell>
              <table:table-cell office:value-type="float" office:value="33.7641739435994">
                <text:p>33.76417394359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335.4761142717">
                <text:p>17335.4761142717</text:p>
              </table:table-cell>
              <table:table-cell office:value-type="float" office:value="33.7542642966847">
                <text:p>33.75426429668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397.7079824876">
                <text:p>17397.7079824876</text:p>
              </table:table-cell>
              <table:table-cell office:value-type="float" office:value="33.7444122510638">
                <text:p>33.74441225106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460.0234395486">
                <text:p>17460.0234395486</text:p>
              </table:table-cell>
              <table:table-cell office:value-type="float" office:value="33.7346173441794">
                <text:p>33.73461734417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522.4224107718">
                <text:p>17522.4224107718</text:p>
              </table:table-cell>
              <table:table-cell office:value-type="float" office:value="33.7248791182101">
                <text:p>33.7248791182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584.9048217071">
                <text:p>17584.9048217071</text:p>
              </table:table-cell>
              <table:table-cell office:value-type="float" office:value="33.7151971200111">
                <text:p>33.7151971200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647.4705981364">
                <text:p>17647.4705981364</text:p>
              </table:table-cell>
              <table:table-cell office:value-type="float" office:value="33.7055709010565">
                <text:p>33.70557090105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710.1196660719">
                <text:p>17710.1196660719</text:p>
              </table:table-cell>
              <table:table-cell office:value-type="float" office:value="33.6960000173821">
                <text:p>33.69600001738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772.8519517552">
                <text:p>17772.8519517552</text:p>
              </table:table-cell>
              <table:table-cell office:value-type="float" office:value="33.6864840295287">
                <text:p>33.68648402952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835.6673816562">
                <text:p>17835.6673816562</text:p>
              </table:table-cell>
              <table:table-cell office:value-type="float" office:value="33.6770225024871">
                <text:p>33.67702250248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98.5658824715">
                <text:p>17898.5658824715</text:p>
              </table:table-cell>
              <table:table-cell office:value-type="float" office:value="33.6676150056429">
                <text:p>33.66761500564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61.5473811233">
                <text:p>17961.5473811233</text:p>
              </table:table-cell>
              <table:table-cell office:value-type="float" office:value="33.6582611127228">
                <text:p>33.65826111272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024.6118047586">
                <text:p>18024.6118047586</text:p>
              </table:table-cell>
              <table:table-cell office:value-type="float" office:value="33.6489604017415">
                <text:p>33.64896040174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087.7590807475">
                <text:p>18087.7590807475</text:p>
              </table:table-cell>
              <table:table-cell office:value-type="float" office:value="33.6397124549491">
                <text:p>33.63971245494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150.9891366823">
                <text:p>18150.9891366823</text:p>
              </table:table-cell>
              <table:table-cell office:value-type="float" office:value="33.6305168587796">
                <text:p>33.63051685877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214.3019003764">
                <text:p>18214.3019003764</text:p>
              </table:table-cell>
              <table:table-cell office:value-type="float" office:value="33.6213732037999">
                <text:p>33.62137320379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77.6972998629">
                <text:p>18277.6972998629</text:p>
              </table:table-cell>
              <table:table-cell office:value-type="float" office:value="33.6122810846598">
                <text:p>33.61228108465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341.1752633938">
                <text:p>18341.1752633938</text:p>
              </table:table-cell>
              <table:table-cell office:value-type="float" office:value="33.6032401000422">
                <text:p>33.60324010004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04.7357194384">
                <text:p>18404.7357194384</text:p>
              </table:table-cell>
              <table:table-cell office:value-type="float" office:value="33.5942498526149">
                <text:p>33.59424985261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468.3785966826">
                <text:p>18468.3785966826</text:p>
              </table:table-cell>
              <table:table-cell office:value-type="float" office:value="33.5853099489819">
                <text:p>33.58530994898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32.1038240275">
                <text:p>18532.1038240275</text:p>
              </table:table-cell>
              <table:table-cell office:value-type="float" office:value="33.5764199996367">
                <text:p>33.57641999963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595.9113305886">
                <text:p>18595.9113305886</text:p>
              </table:table-cell>
              <table:table-cell office:value-type="float" office:value="33.5675796189149">
                <text:p>33.56757961891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59.8010456943">
                <text:p>18659.8010456943</text:p>
              </table:table-cell>
              <table:table-cell office:value-type="float" office:value="33.5587884249487">
                <text:p>33.55878842494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723.7728988851">
                <text:p>18723.7728988851</text:p>
              </table:table-cell>
              <table:table-cell office:value-type="float" office:value="33.5500460396212">
                <text:p>33.55004603962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87.8268199124">
                <text:p>18787.8268199124</text:p>
              </table:table-cell>
              <table:table-cell office:value-type="float" office:value="33.5413520885217">
                <text:p>33.54135208852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851.9627387373">
                <text:p>18851.9627387373</text:p>
              </table:table-cell>
              <table:table-cell office:value-type="float" office:value="33.5327062009017">
                <text:p>33.53270620090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916.1805855299">
                <text:p>18916.1805855299</text:p>
              </table:table-cell>
              <table:table-cell office:value-type="float" office:value="33.5241080096313">
                <text:p>33.5241080096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980.4802906678">
                <text:p>18980.4802906678</text:p>
              </table:table-cell>
              <table:table-cell office:value-type="float" office:value="33.5155571511562">
                <text:p>33.51555715115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044.8617847353">
                <text:p>19044.8617847353</text:p>
              </table:table-cell>
              <table:table-cell office:value-type="float" office:value="33.5070532654555">
                <text:p>33.50705326545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109.3249985223">
                <text:p>19109.3249985223</text:p>
              </table:table-cell>
              <table:table-cell office:value-type="float" office:value="33.4985959959999">
                <text:p>33.49859599599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173.8698630233">
                <text:p>19173.8698630233</text:p>
              </table:table-cell>
              <table:table-cell office:value-type="float" office:value="33.4901849897108">
                <text:p>33.49018498971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238.4963094361">
                <text:p>19238.4963094361</text:p>
              </table:table-cell>
              <table:table-cell office:value-type="float" office:value="33.4818198969194">
                <text:p>33.48181989691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303.2042691614">
                <text:p>19303.2042691614</text:p>
              </table:table-cell>
              <table:table-cell office:value-type="float" office:value="33.4735003713268">
                <text:p>33.47350037132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367.9936738009">
                <text:p>19367.9936738009</text:p>
              </table:table-cell>
              <table:table-cell office:value-type="float" office:value="33.4652260699649">
                <text:p>33.46522606996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432.864455157">
                <text:p>19432.864455157</text:p>
              </table:table-cell>
              <table:table-cell office:value-type="float" office:value="33.4569966531567">
                <text:p>33.45699665315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497.8165452317">
                <text:p>19497.8165452317</text:p>
              </table:table-cell>
              <table:table-cell office:value-type="float" office:value="33.4488117844788">
                <text:p>33.44881178447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562.849876225">
                <text:p>19562.849876225</text:p>
              </table:table-cell>
              <table:table-cell office:value-type="float" office:value="33.4406711307229">
                <text:p>33.44067113072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627.9643805348">
                <text:p>19627.9643805348</text:p>
              </table:table-cell>
              <table:table-cell office:value-type="float" office:value="33.4325743618589">
                <text:p>33.43257436185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693.1599907552">
                <text:p>19693.1599907552</text:p>
              </table:table-cell>
              <table:table-cell office:value-type="float" office:value="33.4245211509977">
                <text:p>33.42452115099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758.4366396761">
                <text:p>19758.4366396761</text:p>
              </table:table-cell>
              <table:table-cell office:value-type="float" office:value="33.4165111743553">
                <text:p>33.41651117435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823.7942602816">
                <text:p>19823.7942602816</text:p>
              </table:table-cell>
              <table:table-cell office:value-type="float" office:value="33.4085441112165">
                <text:p>33.40854411121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889.2327857495">
                <text:p>19889.2327857495</text:p>
              </table:table-cell>
              <table:table-cell office:value-type="float" office:value="33.4006196438999">
                <text:p>33.4006196438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54.7521494502">
                <text:p>19954.7521494502</text:p>
              </table:table-cell>
              <table:table-cell office:value-type="float" office:value="33.392737457723">
                <text:p>33.3927374577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20.3522849459">
                <text:p>20020.3522849459</text:p>
              </table:table-cell>
              <table:table-cell office:value-type="float" office:value="33.3848972409677">
                <text:p>33.38489724096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86.0331259893">
                <text:p>20086.0331259893</text:p>
              </table:table-cell>
              <table:table-cell office:value-type="float" office:value="33.3770986848463">
                <text:p>33.37709868484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151.794606523">
                <text:p>20151.794606523</text:p>
              </table:table-cell>
              <table:table-cell office:value-type="float" office:value="33.3693414834683">
                <text:p>33.36934148346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217.6366606785">
                <text:p>20217.6366606785</text:p>
              </table:table-cell>
              <table:table-cell office:value-type="float" office:value="33.3616253338073">
                <text:p>33.36162533380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283.5592227751">
                <text:p>20283.5592227751</text:p>
              </table:table-cell>
              <table:table-cell office:value-type="float" office:value="33.3539499356679">
                <text:p>33.35394993566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349.5622273192">
                <text:p>20349.5622273192</text:p>
              </table:table-cell>
              <table:table-cell office:value-type="float" office:value="33.3463149916547">
                <text:p>33.34631499165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415.6456090032">
                <text:p>20415.6456090032</text:p>
              </table:table-cell>
              <table:table-cell office:value-type="float" office:value="33.3387202071392">
                <text:p>33.33872020713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481.8093027049">
                <text:p>20481.8093027049</text:p>
              </table:table-cell>
              <table:table-cell office:value-type="float" office:value="33.3311652902297">
                <text:p>33.33116529022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48.0532434862">
                <text:p>20548.0532434862</text:p>
              </table:table-cell>
              <table:table-cell office:value-type="float" office:value="33.3236499517396">
                <text:p>33.3236499517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614.3773665924">
                <text:p>20614.3773665924</text:p>
              </table:table-cell>
              <table:table-cell office:value-type="float" office:value="33.3161739051574">
                <text:p>33.31617390515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680.7816074514">
                <text:p>20680.7816074514</text:p>
              </table:table-cell>
              <table:table-cell office:value-type="float" office:value="33.3087368666166">
                <text:p>33.30873686661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747.2659016728">
                <text:p>20747.2659016728</text:p>
              </table:table-cell>
              <table:table-cell office:value-type="float" office:value="33.3013385548656">
                <text:p>33.30133855486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813.8301850468">
                <text:p>20813.8301850468</text:p>
              </table:table-cell>
              <table:table-cell office:value-type="float" office:value="33.2939786912392">
                <text:p>33.2939786912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Capacitance</text:p>
        </chart:title>
        <chart:plot-area chart:style-name="ch3" table:cell-range-address="Sheet1.A2:Sheet1.A501 Sheet1.I2:Sheet1.I501" svg:x="1.701cm" svg:y="1.275cm" svg:width="13.979cm" svg:height="6.564cm">
          <chartooo:coordinate-region svg:x="2.799cm" svg:y="1.474cm" svg:width="12.416cm" svg:height="5.718cm"/>
          <chart:axis chart:dimension="x" chart:name="primary-x" chart:style-name="ch4">
            <chart:title svg:x="8.434cm" svg:y="8.019cm" chart:style-name="ch5">
              <text:p>Hz</text:p>
            </chart:title>
          </chart:axis>
          <chart:axis chart:dimension="y" chart:name="primary-y" chart:style-name="ch4">
            <chart:title svg:x="0.451cm" svg:y="5.434cm" chart:style-name="ch6">
              <text:p>nanofarads
</text:p>
            </chart:title>
            <chart:grid chart:style-name="ch7" chart:class="major"/>
          </chart:axis>
          <chart:series chart:style-name="ch8" chart:values-cell-range-address="Sheet1.I2:Sheet1.I501" chart:class="chart:scatter">
            <chart:domain table:cell-range-address="Sheet1.A2:Sheet1.A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39.9999969840713">
                <text:p>39.9999969840713</text:p>
                <draw:g>
                  <svg:desc>Sheet1.I2:Sheet1.I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314331330208">
                <text:p>3.0314331330208</text:p>
              </table:table-cell>
              <table:table-cell office:value-type="float" office:value="39.9999908574151">
                <text:p>39.9999908574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9954613479529">
                <text:p>5.79954613479529</text:p>
              </table:table-cell>
              <table:table-cell office:value-type="float" office:value="39.9999825089886">
                <text:p>39.9999825089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8958683997628">
                <text:p>9.18958683997628</text:p>
              </table:table-cell>
              <table:table-cell office:value-type="float" office:value="39.9999722848782">
                <text:p>39.9999722848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326390220188">
                <text:p>13.1326390220188</text:p>
              </table:table-cell>
              <table:table-cell office:value-type="float" office:value="39.999960392933">
                <text:p>39.999960392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809363095011">
                <text:p>17.5809363095011</text:p>
              </table:table-cell>
              <table:table-cell office:value-type="float" office:value="39.9999469772156">
                <text:p>39.9999469772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86709480123">
                <text:p>22.4986709480123</text:p>
              </table:table-cell>
              <table:table-cell office:value-type="float" office:value="39.9999321457221">
                <text:p>39.9999321457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857618025476">
                <text:p>27.857618025476</text:p>
              </table:table-cell>
              <table:table-cell office:value-type="float" office:value="39.9999159835799">
                <text:p>39.9999159835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634735369619">
                <text:p>33.634735369619</text:p>
              </table:table-cell>
              <table:table-cell office:value-type="float" office:value="39.9998985602852">
                <text:p>39.9998985602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39.9998799340664">
                <text:p>39.9998799340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690604640109">
                <text:p>46.3690604640109</text:p>
              </table:table-cell>
              <table:table-cell office:value-type="float" office:value="39.9998601546972">
                <text:p>39.9998601546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954328381501">
                <text:p>53.2954328381501</text:p>
              </table:table-cell>
              <table:table-cell office:value-type="float" office:value="39.9998392654072">
                <text:p>39.9998392654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5772234604689">
                <text:p>60.5772234604689</text:p>
              </table:table-cell>
              <table:table-cell office:value-type="float" office:value="39.9998173042327">
                <text:p>39.9998173042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2032165607368">
                <text:p>68.2032165607368</text:p>
              </table:table-cell>
              <table:table-cell office:value-type="float" office:value="39.9997943050026">
                <text:p>39.9997943050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1633458798111">
                <text:p>76.1633458798111</text:p>
              </table:table-cell>
              <table:table-cell office:value-type="float" office:value="39.9997702980795">
                <text:p>39.9997702980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4485062894653">
                <text:p>84.4485062894653</text:p>
              </table:table-cell>
              <table:table-cell office:value-type="float" office:value="39.999745310927">
                <text:p>39.999745310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0504063876143">
                <text:p>93.0504063876143</text:p>
              </table:table-cell>
              <table:table-cell office:value-type="float" office:value="39.9997193685547">
                <text:p>39.9997193685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961451219849">
                <text:p>101.961451219849</text:p>
              </table:table-cell>
              <table:table-cell office:value-type="float" office:value="39.9996924938718">
                <text:p>39.9996924938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.174647605775">
                <text:p>111.174647605775</text:p>
              </table:table-cell>
              <table:table-cell office:value-type="float" office:value="39.9996647079726">
                <text:p>39.9996647079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683526730903">
                <text:p>120.683526730903</text:p>
              </table:table-cell>
              <table:table-cell office:value-type="float" office:value="39.9996360303701">
                <text:p>39.9996360303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.482080134576">
                <text:p>130.482080134576</text:p>
              </table:table-cell>
              <table:table-cell office:value-type="float" office:value="39.9996064791889">
                <text:p>39.9996064791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.564706237647">
                <text:p>140.564706237647</text:p>
              </table:table-cell>
              <table:table-cell office:value-type="float" office:value="39.9995760713264">
                <text:p>39.9995760713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.926165266865">
                <text:p>150.926165266865</text:p>
              </table:table-cell>
              <table:table-cell office:value-type="float" office:value="39.999544822589">
                <text:p>39.999544822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.561540944253">
                <text:p>161.561540944253</text:p>
              </table:table-cell>
              <table:table-cell office:value-type="float" office:value="39.9995127478073">
                <text:p>39.9995127478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.466207682652">
                <text:p>172.466207682652</text:p>
              </table:table-cell>
              <table:table-cell office:value-type="float" office:value="39.9994798609355">
                <text:p>39.9994798609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.63580230447">
                <text:p>183.63580230447</text:p>
              </table:table-cell>
              <table:table-cell office:value-type="float" office:value="39.9994461751362">
                <text:p>39.9994461751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.066199507736">
                <text:p>195.066199507736</text:p>
              </table:table-cell>
              <table:table-cell office:value-type="float" office:value="39.9994117028547">
                <text:p>39.9994117028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.75349046081">
                <text:p>206.75349046081</text:p>
              </table:table-cell>
              <table:table-cell office:value-type="float" office:value="39.9993764558835">
                <text:p>39.9993764558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.693964027952">
                <text:p>218.693964027952</text:p>
              </table:table-cell>
              <table:table-cell office:value-type="float" office:value="39.9993404454187">
                <text:p>39.9993404454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.884090221782">
                <text:p>230.884090221782</text:p>
              </table:table-cell>
              <table:table-cell office:value-type="float" office:value="39.9993036821105">
                <text:p>39.9993036821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.320505552263">
                <text:p>243.320505552263</text:p>
              </table:table-cell>
              <table:table-cell office:value-type="float" office:value="39.9992661761065">
                <text:p>39.9992661761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  <table:table-cell office:value-type="float" office:value="39.9992279370918">
                <text:p>39.9992279370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.919505388144">
                <text:p>268.919505388144</text:p>
              </table:table-cell>
              <table:table-cell office:value-type="float" office:value="39.9991889743236">
                <text:p>39.9991889743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.076084964464">
                <text:p>282.076084964464</text:p>
              </table:table-cell>
              <table:table-cell office:value-type="float" office:value="39.9991492966628">
                <text:p>39.9991492966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.466924035428">
                <text:p>295.466924035428</text:p>
              </table:table-cell>
              <table:table-cell office:value-type="float" office:value="39.9991089126022">
                <text:p>39.9991089126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089321518735">
                <text:p>309.089321518735</text:p>
              </table:table-cell>
              <table:table-cell office:value-type="float" office:value="39.9990678302919">
                <text:p>39.9990678302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2.940682301017">
                <text:p>322.940682301017</text:p>
              </table:table-cell>
              <table:table-cell office:value-type="float" office:value="39.9990260575626">
                <text:p>39.9990260575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.018510304058">
                <text:p>337.018510304058</text:p>
              </table:table-cell>
              <table:table-cell office:value-type="float" office:value="39.9989836019462">
                <text:p>39.9989836019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1.320402176793">
                <text:p>351.320402176793</text:p>
              </table:table-cell>
              <table:table-cell office:value-type="float" office:value="39.9989404706951">
                <text:p>39.9989404706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5.844041541861">
                <text:p>365.844041541861</text:p>
              </table:table-cell>
              <table:table-cell office:value-type="float" office:value="39.9988966707991">
                <text:p>39.9988966707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.587193735214">
                <text:p>380.587193735214</text:p>
              </table:table-cell>
              <table:table-cell office:value-type="float" office:value="39.9988522090019">
                <text:p>39.9988522090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5.547700985427">
                <text:p>395.547700985427</text:p>
              </table:table-cell>
              <table:table-cell office:value-type="float" office:value="39.9988070918153">
                <text:p>39.9988070918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.723477986293">
                <text:p>410.723477986293</text:p>
              </table:table-cell>
              <table:table-cell office:value-type="float" office:value="39.9987613255324">
                <text:p>39.9987613255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.112507822139">
                <text:p>426.112507822139</text:p>
              </table:table-cell>
              <table:table-cell office:value-type="float" office:value="39.9987149162401">
                <text:p>39.9987149162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.712838210335">
                <text:p>441.712838210335</text:p>
              </table:table-cell>
              <table:table-cell office:value-type="float" office:value="39.9986678698305">
                <text:p>39.9986678698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7.522578029746">
                <text:p>457.522578029746</text:p>
              </table:table-cell>
              <table:table-cell office:value-type="float" office:value="39.9986201920112">
                <text:p>39.9986201920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.539894107585">
                <text:p>473.539894107585</text:p>
              </table:table-cell>
              <table:table-cell office:value-type="float" office:value="39.998571888315">
                <text:p>39.998571888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.763008240304">
                <text:p>489.763008240304</text:p>
              </table:table-cell>
              <table:table-cell office:value-type="float" office:value="39.998522964109">
                <text:p>39.998522964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6.190194426932">
                <text:p>506.190194426932</text:p>
              </table:table-cell>
              <table:table-cell office:value-type="float" office:value="39.9984734246027">
                <text:p>39.9984734246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2.819776295637">
                <text:p>522.819776295637</text:p>
              </table:table-cell>
              <table:table-cell office:value-type="float" office:value="39.9984232748564">
                <text:p>39.9984232748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9.65012470642">
                <text:p>539.65012470642</text:p>
              </table:table-cell>
              <table:table-cell office:value-type="float" office:value="39.9983725197874">
                <text:p>39.9983725197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6.679655514627">
                <text:p>556.679655514627</text:p>
              </table:table-cell>
              <table:table-cell office:value-type="float" office:value="39.9983211641777">
                <text:p>39.9983211641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.906827481606">
                <text:p>573.906827481606</text:p>
              </table:table-cell>
              <table:table-cell office:value-type="float" office:value="39.9982692126797">
                <text:p>39.9982692126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1.330140320196">
                <text:p>591.330140320196</text:p>
              </table:table-cell>
              <table:table-cell office:value-type="float" office:value="39.9982166698225">
                <text:p>39.9982166698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8.948132864021">
                <text:p>608.948132864021</text:p>
              </table:table-cell>
              <table:table-cell office:value-type="float" office:value="39.9981635400171">
                <text:p>39.9981635400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6.7593813506">
                <text:p>626.7593813506</text:p>
              </table:table-cell>
              <table:table-cell office:value-type="float" office:value="39.9981098275617">
                <text:p>39.9981098275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4.762497809302">
                <text:p>644.762497809302</text:p>
              </table:table-cell>
              <table:table-cell office:value-type="float" office:value="39.9980555366467">
                <text:p>39.9980555366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2.956128545991">
                <text:p>662.956128545991</text:p>
              </table:table-cell>
              <table:table-cell office:value-type="float" office:value="39.9980006713589">
                <text:p>39.9980006713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1.338952716991">
                <text:p>681.338952716991</text:p>
              </table:table-cell>
              <table:table-cell office:value-type="float" office:value="39.9979452356863">
                <text:p>39.9979452356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.909680985674">
                <text:p>699.909680985674</text:p>
              </table:table-cell>
              <table:table-cell office:value-type="float" office:value="39.9978892335218">
                <text:p>39.9978892335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8.667054255577">
                <text:p>718.667054255577</text:p>
              </table:table-cell>
              <table:table-cell office:value-type="float" office:value="39.997832668667">
                <text:p>39.997832668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7.609842474501">
                <text:p>737.609842474501</text:p>
              </table:table-cell>
              <table:table-cell office:value-type="float" office:value="39.9977755448361">
                <text:p>39.9977755448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6.736843504527">
                <text:p>756.736843504527</text:p>
              </table:table-cell>
              <table:table-cell office:value-type="float" office:value="39.9977178656589">
                <text:p>39.9977178656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6.046882053324">
                <text:p>776.046882053324</text:p>
              </table:table-cell>
              <table:table-cell office:value-type="float" office:value="39.9976596346846">
                <text:p>39.9976596346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5.538808662509">
                <text:p>795.538808662509</text:p>
              </table:table-cell>
              <table:table-cell office:value-type="float" office:value="39.9976008553841">
                <text:p>39.9976008553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5.211498749183">
                <text:p>815.211498749183</text:p>
              </table:table-cell>
              <table:table-cell office:value-type="float" office:value="39.9975415311536">
                <text:p>39.9975415311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5.063851697083">
                <text:p>835.063851697083</text:p>
              </table:table-cell>
              <table:table-cell office:value-type="float" office:value="39.9974816653169">
                <text:p>39.9974816653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5.094789994066">
                <text:p>855.094789994066</text:p>
              </table:table-cell>
              <table:table-cell office:value-type="float" office:value="39.9974212611281">
                <text:p>39.9974212611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5.30325841292">
                <text:p>875.30325841292</text:p>
              </table:table-cell>
              <table:table-cell office:value-type="float" office:value="39.9973603217742">
                <text:p>39.9973603217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5.688223232734">
                <text:p>895.688223232734</text:p>
              </table:table-cell>
              <table:table-cell office:value-type="float" office:value="39.9972988503772">
                <text:p>39.9972988503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6.248671498243">
                <text:p>916.248671498243</text:p>
              </table:table-cell>
              <table:table-cell office:value-type="float" office:value="39.9972368499967">
                <text:p>39.9972368499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6.983610314812">
                <text:p>936.983610314812</text:p>
              </table:table-cell>
              <table:table-cell office:value-type="float" office:value="39.9971743236316">
                <text:p>39.9971743236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7.892066176851">
                <text:p>957.892066176851</text:p>
              </table:table-cell>
              <table:table-cell office:value-type="float" office:value="39.9971112742226">
                <text:p>39.9971112742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8.973084327646">
                <text:p>978.973084327646</text:p>
              </table:table-cell>
              <table:table-cell office:value-type="float" office:value="39.9970477046535">
                <text:p>39.9970477046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.22572814873">
                <text:p>1000.22572814873</text:p>
              </table:table-cell>
              <table:table-cell office:value-type="float" office:value="39.9969836177537">
                <text:p>39.9969836177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1.64907857703">
                <text:p>1021.64907857703</text:p>
              </table:table-cell>
              <table:table-cell office:value-type="float" office:value="39.9969190162996">
                <text:p>39.9969190162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3.24223354827">
                <text:p>1043.24223354827</text:p>
              </table:table-cell>
              <table:table-cell office:value-type="float" office:value="39.9968539030163">
                <text:p>39.9968539030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5.00430746492">
                <text:p>1065.00430746492</text:p>
              </table:table-cell>
              <table:table-cell office:value-type="float" office:value="39.9967882805792">
                <text:p>39.9967882805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6.93443068758">
                <text:p>1086.93443068758</text:p>
              </table:table-cell>
              <table:table-cell office:value-type="float" office:value="39.9967221516158">
                <text:p>39.9967221516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9.03174904823">
                <text:p>1109.03174904823</text:p>
              </table:table-cell>
              <table:table-cell office:value-type="float" office:value="39.9966555187067">
                <text:p>39.9966555187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1.2954233843">
                <text:p>1131.2954233843</text:p>
              </table:table-cell>
              <table:table-cell office:value-type="float" office:value="39.9965883843873">
                <text:p>39.9965883843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3.72462909233">
                <text:p>1153.72462909233</text:p>
              </table:table-cell>
              <table:table-cell office:value-type="float" office:value="39.9965207511494">
                <text:p>39.9965207511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76.3185557003">
                <text:p>1176.3185557003</text:p>
              </table:table-cell>
              <table:table-cell office:value-type="float" office:value="39.9964526214417">
                <text:p>39.9964526214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9.07640645743">
                <text:p>1199.07640645743</text:p>
              </table:table-cell>
              <table:table-cell office:value-type="float" office:value="39.9963839976719">
                <text:p>39.9963839976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21.9973979407">
                <text:p>1221.9973979407</text:p>
              </table:table-cell>
              <table:table-cell office:value-type="float" office:value="39.9963148822074">
                <text:p>39.9963148822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5.08075967719">
                <text:p>1245.08075967719</text:p>
              </table:table-cell>
              <table:table-cell office:value-type="float" office:value="39.9962452773766">
                <text:p>39.9962452773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8.32573378137">
                <text:p>1268.32573378137</text:p>
              </table:table-cell>
              <table:table-cell office:value-type="float" office:value="39.9961751854698">
                <text:p>39.9961751854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1.73157460662">
                <text:p>1291.73157460662</text:p>
              </table:table-cell>
              <table:table-cell office:value-type="float" office:value="39.9961046087406">
                <text:p>39.9961046087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5.29754841026">
                <text:p>1315.29754841026</text:p>
              </table:table-cell>
              <table:table-cell office:value-type="float" office:value="39.9960335494065">
                <text:p>39.9960335494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9.02293303147">
                <text:p>1339.02293303147</text:p>
              </table:table-cell>
              <table:table-cell office:value-type="float" office:value="39.9959620096503">
                <text:p>39.9959620096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2.9070175813">
                <text:p>1362.9070175813</text:p>
              </table:table-cell>
              <table:table-cell office:value-type="float" office:value="39.9958899916206">
                <text:p>39.9958899916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6.94910214447">
                <text:p>1386.94910214447</text:p>
              </table:table-cell>
              <table:table-cell office:value-type="float" office:value="39.9958174974331">
                <text:p>39.9958174974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1.14849749206">
                <text:p>1411.14849749206</text:p>
              </table:table-cell>
              <table:table-cell office:value-type="float" office:value="39.9957445291712">
                <text:p>39.9957445291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35.50452480489">
                <text:p>1435.50452480489</text:p>
              </table:table-cell>
              <table:table-cell office:value-type="float" office:value="39.9956710888869">
                <text:p>39.9956710888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0.0165154068">
                <text:p>1460.0165154068</text:p>
              </table:table-cell>
              <table:table-cell office:value-type="float" office:value="39.9955971786017">
                <text:p>39.9955971786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4.68381050759">
                <text:p>1484.68381050759</text:p>
              </table:table-cell>
              <table:table-cell office:value-type="float" office:value="39.9955228003071">
                <text:p>39.9955228003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9.50576095513">
                <text:p>1509.50576095513</text:p>
              </table:table-cell>
              <table:table-cell office:value-type="float" office:value="39.9954479559658">
                <text:p>39.9954479559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4.48172699604">
                <text:p>1534.48172699604</text:p>
              </table:table-cell>
              <table:table-cell office:value-type="float" office:value="39.9953726475119">
                <text:p>39.99537264751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9.61107804487">
                <text:p>1559.61107804487</text:p>
              </table:table-cell>
              <table:table-cell office:value-type="float" office:value="39.9952968768522">
                <text:p>39.99529687685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4.89319246111">
                <text:p>1584.89319246111</text:p>
              </table:table-cell>
              <table:table-cell office:value-type="float" office:value="39.9952206458661">
                <text:p>39.9952206458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10.32745733389">
                <text:p>1610.32745733389</text:p>
              </table:table-cell>
              <table:table-cell office:value-type="float" office:value="39.9951439564071">
                <text:p>39.9951439564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5.91326827384">
                <text:p>1635.91326827384</text:p>
              </table:table-cell>
              <table:table-cell office:value-type="float" office:value="39.9950668103028">
                <text:p>39.9950668103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1.65002921208">
                <text:p>1661.65002921208</text:p>
              </table:table-cell>
              <table:table-cell office:value-type="float" office:value="39.9949892093556">
                <text:p>39.9949892093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7.53715220564">
                <text:p>1687.53715220564</text:p>
              </table:table-cell>
              <table:table-cell office:value-type="float" office:value="39.9949111553437">
                <text:p>39.9949111553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3.57405724952">
                <text:p>1713.57405724952</text:p>
              </table:table-cell>
              <table:table-cell office:value-type="float" office:value="39.994832650021">
                <text:p>39.994832650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9.76017209459">
                <text:p>1739.76017209459</text:p>
              </table:table-cell>
              <table:table-cell office:value-type="float" office:value="39.9947536951185">
                <text:p>39.9947536951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6.09493207157">
                <text:p>1766.09493207157</text:p>
              </table:table-cell>
              <table:table-cell office:value-type="float" office:value="39.9946742923439">
                <text:p>39.9946742923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92.57777992048">
                <text:p>1792.57777992048</text:p>
              </table:table-cell>
              <table:table-cell office:value-type="float" office:value="39.9945944433828">
                <text:p>39.9945944433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9.20816562552">
                <text:p>1819.20816562552</text:p>
              </table:table-cell>
              <table:table-cell office:value-type="float" office:value="39.9945141498988">
                <text:p>39.9945141498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5.98554625514">
                <text:p>1845.98554625514</text:p>
              </table:table-cell>
              <table:table-cell office:value-type="float" office:value="39.9944334135344">
                <text:p>39.9944334135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2.90938580702">
                <text:p>1872.90938580702</text:p>
              </table:table-cell>
              <table:table-cell office:value-type="float" office:value="39.994352235911">
                <text:p>39.9943522359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9.97915505782">
                <text:p>1899.97915505782</text:p>
              </table:table-cell>
              <table:table-cell office:value-type="float" office:value="39.9942706186295">
                <text:p>39.9942706186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27.19433141758">
                <text:p>1927.19433141758</text:p>
              </table:table-cell>
              <table:table-cell office:value-type="float" office:value="39.9941885632711">
                <text:p>39.99418856327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4.55439878837">
                <text:p>1954.55439878837</text:p>
              </table:table-cell>
              <table:table-cell office:value-type="float" office:value="39.9941060713972">
                <text:p>39.9941060713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2.05884742729">
                <text:p>1982.05884742729</text:p>
              </table:table-cell>
              <table:table-cell office:value-type="float" office:value="39.99402314455">
                <text:p>39.99402314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9.70717381351">
                <text:p>2009.70717381351</text:p>
              </table:table-cell>
              <table:table-cell office:value-type="float" office:value="39.9939397842531">
                <text:p>39.9939397842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7.49888051914">
                <text:p>2037.49888051914</text:p>
              </table:table-cell>
              <table:table-cell office:value-type="float" office:value="39.9938559920117">
                <text:p>39.9938559920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65.43347608398">
                <text:p>2065.43347608398</text:p>
              </table:table-cell>
              <table:table-cell office:value-type="float" office:value="39.9937717693129">
                <text:p>39.99377176931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3.51047489375">
                <text:p>2093.51047489375</text:p>
              </table:table-cell>
              <table:table-cell office:value-type="float" office:value="39.9936871176264">
                <text:p>39.9936871176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21.72939706199">
                <text:p>2121.72939706199</text:p>
              </table:table-cell>
              <table:table-cell office:value-type="float" office:value="39.9936020384043">
                <text:p>39.9936020384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50.0897683151">
                <text:p>2150.0897683151</text:p>
              </table:table-cell>
              <table:table-cell office:value-type="float" office:value="39.9935165330821">
                <text:p>39.99351653308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8.59111988081">
                <text:p>2178.59111988081</text:p>
              </table:table-cell>
              <table:table-cell office:value-type="float" office:value="39.9934306030785">
                <text:p>39.9934306030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7.23298837965">
                <text:p>2207.23298837965</text:p>
              </table:table-cell>
              <table:table-cell office:value-type="float" office:value="39.9933442497962">
                <text:p>39.99334424979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6.01491571945">
                <text:p>2236.01491571945</text:p>
              </table:table-cell>
              <table:table-cell office:value-type="float" office:value="39.9932574746216">
                <text:p>39.9932574746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4.9364489928">
                <text:p>2264.9364489928</text:p>
              </table:table-cell>
              <table:table-cell office:value-type="float" office:value="39.9931702789257">
                <text:p>39.9931702789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93.9971403772">
                <text:p>2293.9971403772</text:p>
              </table:table-cell>
              <table:table-cell office:value-type="float" office:value="39.9930826640643">
                <text:p>39.9930826640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3.196547038">
                <text:p>2323.196547038</text:p>
              </table:table-cell>
              <table:table-cell office:value-type="float" office:value="39.9929946313778">
                <text:p>39.9929946313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52.53423103393">
                <text:p>2352.53423103393</text:p>
              </table:table-cell>
              <table:table-cell office:value-type="float" office:value="39.9929061821922">
                <text:p>39.9929061821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2.00975922508">
                <text:p>2382.00975922508</text:p>
              </table:table-cell>
              <table:table-cell office:value-type="float" office:value="39.9928173178188">
                <text:p>39.9928173178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1.62270318342">
                <text:p>2411.62270318342</text:p>
              </table:table-cell>
              <table:table-cell office:value-type="float" office:value="39.9927280395548">
                <text:p>39.9927280395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1.37263910555">
                <text:p>2441.37263910555</text:p>
              </table:table-cell>
              <table:table-cell office:value-type="float" office:value="39.9926383486834">
                <text:p>39.9926383486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71.25914772781">
                <text:p>2471.25914772781</text:p>
              </table:table-cell>
              <table:table-cell office:value-type="float" office:value="39.9925482464742">
                <text:p>39.9925482464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01.28181424356">
                <text:p>2501.28181424356</text:p>
              </table:table-cell>
              <table:table-cell office:value-type="float" office:value="39.9924577341832">
                <text:p>39.9924577341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31.4402282225">
                <text:p>2531.4402282225</text:p>
              </table:table-cell>
              <table:table-cell office:value-type="float" office:value="39.9923668130536">
                <text:p>39.9923668130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61.73398353221">
                <text:p>2561.73398353221</text:p>
              </table:table-cell>
              <table:table-cell office:value-type="float" office:value="39.9922754843151">
                <text:p>39.9922754843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92.16267826147">
                <text:p>2592.16267826147</text:p>
              </table:table-cell>
              <table:table-cell office:value-type="float" office:value="39.9921837491851">
                <text:p>39.99218374918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22.72591464568">
                <text:p>2622.72591464568</text:p>
              </table:table-cell>
              <table:table-cell office:value-type="float" office:value="39.9920916088683">
                <text:p>39.99209160886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3.42329899399">
                <text:p>2653.42329899399</text:p>
              </table:table-cell>
              <table:table-cell office:value-type="float" office:value="39.9919990645571">
                <text:p>39.99199906455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84.25444161836">
                <text:p>2684.25444161836</text:p>
              </table:table-cell>
              <table:table-cell office:value-type="float" office:value="39.991906117432">
                <text:p>39.991906117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15.21895676424">
                <text:p>2715.21895676424</text:p>
              </table:table-cell>
              <table:table-cell office:value-type="float" office:value="39.9918127686616">
                <text:p>39.9918127686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6.31646254301">
                <text:p>2746.31646254301</text:p>
              </table:table-cell>
              <table:table-cell office:value-type="float" office:value="39.9917190194027">
                <text:p>39.9917190194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77.54658086606">
                <text:p>2777.54658086606</text:p>
              </table:table-cell>
              <table:table-cell office:value-type="float" office:value="39.9916248708009">
                <text:p>39.9916248708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08.90893738038">
                <text:p>2808.90893738038</text:p>
              </table:table-cell>
              <table:table-cell office:value-type="float" office:value="39.9915303239901">
                <text:p>39.99153032399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0.40316140577">
                <text:p>2840.40316140577</text:p>
              </table:table-cell>
              <table:table-cell office:value-type="float" office:value="39.9914353800937">
                <text:p>39.9914353800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72.02888587346">
                <text:p>2872.02888587346</text:p>
              </table:table-cell>
              <table:table-cell office:value-type="float" office:value="39.9913400402238">
                <text:p>39.99134004022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3.78574726626">
                <text:p>2903.78574726626</text:p>
              </table:table-cell>
              <table:table-cell office:value-type="float" office:value="39.9912443054819">
                <text:p>39.99124430548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5.67338555999">
                <text:p>2935.67338555999</text:p>
              </table:table-cell>
              <table:table-cell office:value-type="float" office:value="39.9911481769591">
                <text:p>39.9911481769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7.69144416639">
                <text:p>2967.69144416639</text:p>
              </table:table-cell>
              <table:table-cell office:value-type="float" office:value="39.991051655736">
                <text:p>39.991051655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9.83956987726">
                <text:p>2999.83956987726</text:p>
              </table:table-cell>
              <table:table-cell office:value-type="float" office:value="39.9909547428831">
                <text:p>39.99095474288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32.1174128099">
                <text:p>3032.1174128099</text:p>
              </table:table-cell>
              <table:table-cell office:value-type="float" office:value="39.9908574394607">
                <text:p>39.9908574394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4.52462635381">
                <text:p>3064.52462635381</text:p>
              </table:table-cell>
              <table:table-cell office:value-type="float" office:value="39.9907597465195">
                <text:p>39.9907597465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97.06086711858">
                <text:p>3097.06086711858</text:p>
              </table:table-cell>
              <table:table-cell office:value-type="float" office:value="39.9906616651004">
                <text:p>39.9906616651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29.72579488291">
                <text:p>3129.72579488291</text:p>
              </table:table-cell>
              <table:table-cell office:value-type="float" office:value="39.9905631962346">
                <text:p>39.99056319623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62.51907254484">
                <text:p>3162.51907254484</text:p>
              </table:table-cell>
              <table:table-cell office:value-type="float" office:value="39.9904643409441">
                <text:p>39.9904643409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95.440366073">
                <text:p>3195.440366073</text:p>
              </table:table-cell>
              <table:table-cell office:value-type="float" office:value="39.9903651002416">
                <text:p>39.9903651002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28.48934445903">
                <text:p>3228.48934445903</text:p>
              </table:table-cell>
              <table:table-cell office:value-type="float" office:value="39.9902654751306">
                <text:p>39.99026547513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61.66567967091">
                <text:p>3261.66567967091</text:p>
              </table:table-cell>
              <table:table-cell office:value-type="float" office:value="39.9901654666056">
                <text:p>39.9901654666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94.96904660744">
                <text:p>3294.96904660744</text:p>
              </table:table-cell>
              <table:table-cell office:value-type="float" office:value="39.9900650756525">
                <text:p>39.99006507565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28.39912305357">
                <text:p>3328.39912305357</text:p>
              </table:table-cell>
              <table:table-cell office:value-type="float" office:value="39.9899643032482">
                <text:p>39.9899643032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61.95558963682">
                <text:p>3361.95558963682</text:p>
              </table:table-cell>
              <table:table-cell office:value-type="float" office:value="39.9898631503614">
                <text:p>39.9898631503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95.63812978451">
                <text:p>3395.63812978451</text:p>
              </table:table-cell>
              <table:table-cell office:value-type="float" office:value="39.9897616179519">
                <text:p>39.98976161795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9.44642968195">
                <text:p>3429.44642968195</text:p>
              </table:table-cell>
              <table:table-cell office:value-type="float" office:value="39.9896597069717">
                <text:p>39.9896597069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63.38017823153">
                <text:p>3463.38017823153</text:p>
              </table:table-cell>
              <table:table-cell office:value-type="float" office:value="39.9895574183641">
                <text:p>39.98955741836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7.43906701263">
                <text:p>3497.43906701263</text:p>
              </table:table-cell>
              <table:table-cell office:value-type="float" office:value="39.9894547530648">
                <text:p>39.9894547530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31.62279024234">
                <text:p>3531.62279024234</text:p>
              </table:table-cell>
              <table:table-cell office:value-type="float" office:value="39.9893517120012">
                <text:p>39.9893517120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65.93104473707">
                <text:p>3565.93104473707</text:p>
              </table:table-cell>
              <table:table-cell office:value-type="float" office:value="39.989248296093">
                <text:p>39.9892482960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00.36352987487">
                <text:p>3600.36352987487</text:p>
              </table:table-cell>
              <table:table-cell office:value-type="float" office:value="39.9891445062523">
                <text:p>39.9891445062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34.91994755856">
                <text:p>3634.91994755856</text:p>
              </table:table-cell>
              <table:table-cell office:value-type="float" office:value="39.9890403433833">
                <text:p>39.98904034338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69.60000217958">
                <text:p>3669.60000217958</text:p>
              </table:table-cell>
              <table:table-cell office:value-type="float" office:value="39.988935808383">
                <text:p>39.988935808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04.40340058262">
                <text:p>3704.40340058262</text:p>
              </table:table-cell>
              <table:table-cell office:value-type="float" office:value="39.9888309021409">
                <text:p>39.98883090214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39.32985203089">
                <text:p>3739.32985203089</text:p>
              </table:table-cell>
              <table:table-cell office:value-type="float" office:value="39.9887256255391">
                <text:p>39.9887256255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74.37906817213">
                <text:p>3774.37906817213</text:p>
              </table:table-cell>
              <table:table-cell office:value-type="float" office:value="39.9886199794527">
                <text:p>39.98861997945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09.55076300526">
                <text:p>3809.55076300526</text:p>
              </table:table-cell>
              <table:table-cell office:value-type="float" office:value="39.9885139647496">
                <text:p>39.9885139647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4.84465284775">
                <text:p>3844.84465284775</text:p>
              </table:table-cell>
              <table:table-cell office:value-type="float" office:value="39.9884075822907">
                <text:p>39.98840758229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80.26045630353">
                <text:p>3880.26045630353</text:p>
              </table:table-cell>
              <table:table-cell office:value-type="float" office:value="39.9883008329301">
                <text:p>39.9883008329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15.79789423162">
                <text:p>3915.79789423162</text:p>
              </table:table-cell>
              <table:table-cell office:value-type="float" office:value="39.9881937175149">
                <text:p>39.9881937175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51.4566897153">
                <text:p>3951.4566897153</text:p>
              </table:table-cell>
              <table:table-cell office:value-type="float" office:value="39.9880862368859">
                <text:p>39.98808623688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7.2365680319">
                <text:p>3987.2365680319</text:p>
              </table:table-cell>
              <table:table-cell office:value-type="float" office:value="39.9879783918769">
                <text:p>39.98797839187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23.13725662318">
                <text:p>4023.13725662318</text:p>
              </table:table-cell>
              <table:table-cell office:value-type="float" office:value="39.9878701833153">
                <text:p>39.9878701833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59.15848506627">
                <text:p>4059.15848506627</text:p>
              </table:table-cell>
              <table:table-cell office:value-type="float" office:value="39.9877616120221">
                <text:p>39.98776161202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95.29998504511">
                <text:p>4095.29998504511</text:p>
              </table:table-cell>
              <table:table-cell office:value-type="float" office:value="39.987652678812">
                <text:p>39.9876526788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31.56149032251">
                <text:p>4131.56149032251</text:p>
              </table:table-cell>
              <table:table-cell office:value-type="float" office:value="39.9875433844933">
                <text:p>39.98754338449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67.94273671265">
                <text:p>4167.94273671265</text:p>
              </table:table-cell>
              <table:table-cell office:value-type="float" office:value="39.9874337298683">
                <text:p>39.98743372986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04.44346205418">
                <text:p>4204.44346205418</text:p>
              </table:table-cell>
              <table:table-cell office:value-type="float" office:value="39.9873237157329">
                <text:p>39.98732371573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41.06340618372">
                <text:p>4241.06340618372</text:p>
              </table:table-cell>
              <table:table-cell office:value-type="float" office:value="39.9872133428774">
                <text:p>39.98721334287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7.80231090995">
                <text:p>4277.80231090995</text:p>
              </table:table-cell>
              <table:table-cell office:value-type="float" office:value="39.9871026120858">
                <text:p>39.98710261208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14.65991998808">
                <text:p>4314.65991998808</text:p>
              </table:table-cell>
              <table:table-cell office:value-type="float" office:value="39.9869915241363">
                <text:p>39.98699152413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51.63597909482">
                <text:p>4351.63597909482</text:p>
              </table:table-cell>
              <table:table-cell office:value-type="float" office:value="39.9868800798015">
                <text:p>39.9868800798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88.73023580387">
                <text:p>4388.73023580387</text:p>
              </table:table-cell>
              <table:table-cell office:value-type="float" office:value="39.9867682798481">
                <text:p>39.9867682798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25.94243956173">
                <text:p>4425.94243956173</text:p>
              </table:table-cell>
              <table:table-cell office:value-type="float" office:value="39.9866561250373">
                <text:p>39.9866561250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63.27234166404">
                <text:p>4463.27234166404</text:p>
              </table:table-cell>
              <table:table-cell office:value-type="float" office:value="39.9865436161245">
                <text:p>39.986543616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00.71969523229">
                <text:p>4500.71969523229</text:p>
              </table:table-cell>
              <table:table-cell office:value-type="float" office:value="39.9864307538599">
                <text:p>39.98643075385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38.28425519098">
                <text:p>4538.28425519098</text:p>
              </table:table-cell>
              <table:table-cell office:value-type="float" office:value="39.986317538988">
                <text:p>39.9863175389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75.96577824515">
                <text:p>4575.96577824515</text:p>
              </table:table-cell>
              <table:table-cell office:value-type="float" office:value="39.9862039722481">
                <text:p>39.98620397224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13.7640228583">
                <text:p>4613.7640228583</text:p>
              </table:table-cell>
              <table:table-cell office:value-type="float" office:value="39.9860900543742">
                <text:p>39.98609005437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51.67874923077">
                <text:p>4651.67874923077</text:p>
              </table:table-cell>
              <table:table-cell office:value-type="float" office:value="39.9859757860949">
                <text:p>39.98597578609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89.70971927837">
                <text:p>4689.70971927837</text:p>
              </table:table-cell>
              <table:table-cell office:value-type="float" office:value="39.9858611681338">
                <text:p>39.98586116813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27.8566966115">
                <text:p>4727.8566966115</text:p>
              </table:table-cell>
              <table:table-cell office:value-type="float" office:value="39.9857462012094">
                <text:p>39.98574620120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66.11944651456">
                <text:p>4766.11944651456</text:p>
              </table:table-cell>
              <table:table-cell office:value-type="float" office:value="39.9856308860351">
                <text:p>39.98563088603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04.49773592573">
                <text:p>4804.49773592573</text:p>
              </table:table-cell>
              <table:table-cell office:value-type="float" office:value="39.9855152233193">
                <text:p>39.98551522331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42.99133341708">
                <text:p>4842.99133341708</text:p>
              </table:table-cell>
              <table:table-cell office:value-type="float" office:value="39.9853992137654">
                <text:p>39.98539921376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81.60000917508">
                <text:p>4881.60000917508</text:p>
              </table:table-cell>
              <table:table-cell office:value-type="float" office:value="39.9852828580722">
                <text:p>39.98528285807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20.32353498132">
                <text:p>4920.32353498132</text:p>
              </table:table-cell>
              <table:table-cell office:value-type="float" office:value="39.9851661569334">
                <text:p>39.98516615693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59.16168419367">
                <text:p>4959.16168419367</text:p>
              </table:table-cell>
              <table:table-cell office:value-type="float" office:value="39.9850491110381">
                <text:p>39.98504911103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98.11423172772">
                <text:p>4998.11423172772</text:p>
              </table:table-cell>
              <table:table-cell office:value-type="float" office:value="39.9849317210708">
                <text:p>39.98493172107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.18095403846">
                <text:p>5037.18095403846</text:p>
              </table:table-cell>
              <table:table-cell office:value-type="float" office:value="39.9848139877111">
                <text:p>39.98481398771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76.36162910237">
                <text:p>5076.36162910237</text:p>
              </table:table-cell>
              <table:table-cell office:value-type="float" office:value="39.9846959116342">
                <text:p>39.98469591163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15.65603639975">
                <text:p>5115.65603639975</text:p>
              </table:table-cell>
              <table:table-cell office:value-type="float" office:value="39.9845774935109">
                <text:p>39.9845774935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55.06395689729">
                <text:p>5155.06395689729</text:p>
              </table:table-cell>
              <table:table-cell office:value-type="float" office:value="39.9844587340072">
                <text:p>39.98445873400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94.58517303106">
                <text:p>5194.58517303106</text:p>
              </table:table-cell>
              <table:table-cell office:value-type="float" office:value="39.9843396337848">
                <text:p>39.9843396337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34.21946868962">
                <text:p>5234.21946868962</text:p>
              </table:table-cell>
              <table:table-cell office:value-type="float" office:value="39.9842201935011">
                <text:p>39.98422019350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73.9666291975">
                <text:p>5273.9666291975</text:p>
              </table:table-cell>
              <table:table-cell office:value-type="float" office:value="39.9841004138093">
                <text:p>39.98410041380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13.82644129895">
                <text:p>5313.82644129895</text:p>
              </table:table-cell>
              <table:table-cell office:value-type="float" office:value="39.9839802953579">
                <text:p>39.9839802953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3.79869314187">
                <text:p>5353.79869314187</text:p>
              </table:table-cell>
              <table:table-cell office:value-type="float" office:value="39.9838598387916">
                <text:p>39.98385983879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93.88317426209">
                <text:p>5393.88317426209</text:p>
              </table:table-cell>
              <table:table-cell office:value-type="float" office:value="39.9837390447506">
                <text:p>39.9837390447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34.0796755678">
                <text:p>5434.0796755678</text:p>
              </table:table-cell>
              <table:table-cell office:value-type="float" office:value="39.9836179138713">
                <text:p>39.98361791387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74.38798932436">
                <text:p>5474.38798932436</text:p>
              </table:table-cell>
              <table:table-cell office:value-type="float" office:value="39.9834964467857">
                <text:p>39.98349644678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14.80790913919">
                <text:p>5514.80790913919</text:p>
              </table:table-cell>
              <table:table-cell office:value-type="float" office:value="39.9833746441219">
                <text:p>39.9833746441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55.33922994703">
                <text:p>5555.33922994703</text:p>
              </table:table-cell>
              <table:table-cell office:value-type="float" office:value="39.983252506504">
                <text:p>39.983252506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95.98174799533">
                <text:p>5595.98174799533</text:p>
              </table:table-cell>
              <table:table-cell office:value-type="float" office:value="39.9831300345522">
                <text:p>39.98313003455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36.73526082995">
                <text:p>5636.73526082995</text:p>
              </table:table-cell>
              <table:table-cell office:value-type="float" office:value="39.9830072288825">
                <text:p>39.98300722888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77.59956728102">
                <text:p>5677.59956728102</text:p>
              </table:table-cell>
              <table:table-cell office:value-type="float" office:value="39.9828840901075">
                <text:p>39.9828840901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18.57446744903">
                <text:p>5718.57446744903</text:p>
              </table:table-cell>
              <table:table-cell office:value-type="float" office:value="39.9827606188356">
                <text:p>39.98276061883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59.65976269114">
                <text:p>5759.65976269114</text:p>
              </table:table-cell>
              <table:table-cell office:value-type="float" office:value="39.9826368156716">
                <text:p>39.98263681567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0.85525560774">
                <text:p>5800.85525560774</text:p>
              </table:table-cell>
              <table:table-cell office:value-type="float" office:value="39.9825126812164">
                <text:p>39.9825126812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42.16075002911">
                <text:p>5842.16075002911</text:p>
              </table:table-cell>
              <table:table-cell office:value-type="float" office:value="39.9823882160674">
                <text:p>39.98238821606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83.57605100237">
                <text:p>5883.57605100237</text:p>
              </table:table-cell>
              <table:table-cell office:value-type="float" office:value="39.9822634208182">
                <text:p>39.9822634208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25.10096477859">
                <text:p>5925.10096477859</text:p>
              </table:table-cell>
              <table:table-cell office:value-type="float" office:value="39.9821382960587">
                <text:p>39.98213829605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66.73529880014">
                <text:p>5966.73529880014</text:p>
              </table:table-cell>
              <table:table-cell office:value-type="float" office:value="39.9820128423754">
                <text:p>39.98201284237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8.4788616881">
                <text:p>6008.4788616881</text:p>
              </table:table-cell>
              <table:table-cell office:value-type="float" office:value="39.9818870603512">
                <text:p>39.98188706035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50.33146323006">
                <text:p>6050.33146323006</text:p>
              </table:table-cell>
              <table:table-cell office:value-type="float" office:value="39.9817609505654">
                <text:p>39.98176095056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92.29291436786">
                <text:p>6092.29291436786</text:p>
              </table:table-cell>
              <table:table-cell office:value-type="float" office:value="39.9816345135939">
                <text:p>39.9816345135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34.36302718575">
                <text:p>6134.36302718575</text:p>
              </table:table-cell>
              <table:table-cell office:value-type="float" office:value="39.981507750009">
                <text:p>39.9815077500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76.54161489852">
                <text:p>6176.54161489852</text:p>
              </table:table-cell>
              <table:table-cell office:value-type="float" office:value="39.9813806603799">
                <text:p>39.98138066037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18.82849183993">
                <text:p>6218.82849183993</text:p>
              </table:table-cell>
              <table:table-cell office:value-type="float" office:value="39.9812532452722">
                <text:p>39.9812532452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61.22347345128">
                <text:p>6261.22347345128</text:p>
              </table:table-cell>
              <table:table-cell office:value-type="float" office:value="39.9811255052483">
                <text:p>39.98112550524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03.7263762701">
                <text:p>6303.7263762701</text:p>
              </table:table-cell>
              <table:table-cell office:value-type="float" office:value="39.980997440867">
                <text:p>39.980997440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46.33701791903">
                <text:p>6346.33701791903</text:p>
              </table:table-cell>
              <table:table-cell office:value-type="float" office:value="39.9808690526843">
                <text:p>39.98086905268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89.05521709491">
                <text:p>6389.05521709491</text:p>
              </table:table-cell>
              <table:table-cell office:value-type="float" office:value="39.9807403412525">
                <text:p>39.98074034125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31.88079355795">
                <text:p>6431.88079355795</text:p>
              </table:table-cell>
              <table:table-cell office:value-type="float" office:value="39.9806113071211">
                <text:p>39.98061130712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74.81356812106">
                <text:p>6474.81356812106</text:p>
              </table:table-cell>
              <table:table-cell office:value-type="float" office:value="39.9804819508361">
                <text:p>39.9804819508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17.8533626394">
                <text:p>6517.8533626394</text:p>
              </table:table-cell>
              <table:table-cell office:value-type="float" office:value="39.9803522729406">
                <text:p>39.98035227294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61">
                <text:p>6561</text:p>
              </table:table-cell>
              <table:table-cell office:value-type="float" office:value="39.9802222739745">
                <text:p>39.98022227397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04.25330411157">
                <text:p>6604.25330411157</text:p>
              </table:table-cell>
              <table:table-cell office:value-type="float" office:value="39.9800919544746">
                <text:p>39.9800919544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647.61309989442">
                <text:p>6647.61309989442</text:p>
              </table:table-cell>
              <table:table-cell office:value-type="float" office:value="39.9799613149746">
                <text:p>39.9799613149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91.07921327057">
                <text:p>6691.07921327057</text:p>
              </table:table-cell>
              <table:table-cell office:value-type="float" office:value="39.9798303560054">
                <text:p>39.9798303560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34.65147115392">
                <text:p>6734.65147115392</text:p>
              </table:table-cell>
              <table:table-cell office:value-type="float" office:value="39.9796990780947">
                <text:p>39.9796990780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78.32970144065">
                <text:p>6778.32970144065</text:p>
              </table:table-cell>
              <table:table-cell office:value-type="float" office:value="39.9795674817673">
                <text:p>39.97956748176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22.11373299967">
                <text:p>6822.11373299967</text:p>
              </table:table-cell>
              <table:table-cell office:value-type="float" office:value="39.9794355675451">
                <text:p>39.9794355675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66.00339566324">
                <text:p>6866.00339566324</text:p>
              </table:table-cell>
              <table:table-cell office:value-type="float" office:value="39.9793033359471">
                <text:p>39.97930333594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09.99852021771">
                <text:p>6909.99852021771</text:p>
              </table:table-cell>
              <table:table-cell office:value-type="float" office:value="39.9791707874894">
                <text:p>39.97917078748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54.09893839439">
                <text:p>6954.09893839439</text:p>
              </table:table-cell>
              <table:table-cell office:value-type="float" office:value="39.9790379226853">
                <text:p>39.97903792268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98.30448286055">
                <text:p>6998.30448286055</text:p>
              </table:table-cell>
              <table:table-cell office:value-type="float" office:value="39.9789047420452">
                <text:p>39.97890474204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42.61498721051">
                <text:p>7042.61498721051</text:p>
              </table:table-cell>
              <table:table-cell office:value-type="float" office:value="39.9787712460767">
                <text:p>39.9787712460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87.03028595686">
                <text:p>7087.03028595686</text:p>
              </table:table-cell>
              <table:table-cell office:value-type="float" office:value="39.9786374352848">
                <text:p>39.9786374352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31.55021452185">
                <text:p>7131.55021452185</text:p>
              </table:table-cell>
              <table:table-cell office:value-type="float" office:value="39.9785033101717">
                <text:p>39.97850331017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76.17460922883">
                <text:p>7176.17460922883</text:p>
              </table:table-cell>
              <table:table-cell office:value-type="float" office:value="39.9783688712366">
                <text:p>39.97836887123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20.90330729381">
                <text:p>7220.90330729381</text:p>
              </table:table-cell>
              <table:table-cell office:value-type="float" office:value="39.9782341189765">
                <text:p>39.97823411897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65.73614681715">
                <text:p>7265.73614681715</text:p>
              </table:table-cell>
              <table:table-cell office:value-type="float" office:value="39.9780990538854">
                <text:p>39.97809905388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10.6729667754">
                <text:p>7310.6729667754</text:p>
              </table:table-cell>
              <table:table-cell office:value-type="float" office:value="39.9779636764548">
                <text:p>39.97796367645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55.71360701313">
                <text:p>7355.71360701313</text:p>
              </table:table-cell>
              <table:table-cell office:value-type="float" office:value="39.9778279871734">
                <text:p>39.97782798717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00.85790823499">
                <text:p>7400.85790823499</text:p>
              </table:table-cell>
              <table:table-cell office:value-type="float" office:value="39.9776919865276">
                <text:p>39.97769198652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46.10571199781">
                <text:p>7446.10571199781</text:p>
              </table:table-cell>
              <table:table-cell office:value-type="float" office:value="39.9775556750009">
                <text:p>39.97755567500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91.45686070283">
                <text:p>7491.45686070283</text:p>
              </table:table-cell>
              <table:table-cell office:value-type="float" office:value="39.9774190530747">
                <text:p>39.97741905307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36.91119758797">
                <text:p>7536.91119758797</text:p>
              </table:table-cell>
              <table:table-cell office:value-type="float" office:value="39.9772821212274">
                <text:p>39.9772821212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82.46856672028">
                <text:p>7582.46856672028</text:p>
              </table:table-cell>
              <table:table-cell office:value-type="float" office:value="39.9771448799352">
                <text:p>39.9771448799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28.12881298846">
                <text:p>7628.12881298846</text:p>
              </table:table-cell>
              <table:table-cell office:value-type="float" office:value="39.9770073296718">
                <text:p>39.97700732967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73.89178209542">
                <text:p>7673.89178209542</text:p>
              </table:table-cell>
              <table:table-cell office:value-type="float" office:value="39.9768694709083">
                <text:p>39.97686947090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19.75732055103">
                <text:p>7719.75732055103</text:p>
              </table:table-cell>
              <table:table-cell office:value-type="float" office:value="39.9767313041135">
                <text:p>39.97673130411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65.72527566488">
                <text:p>7765.72527566488</text:p>
              </table:table-cell>
              <table:table-cell office:value-type="float" office:value="39.9765928297538">
                <text:p>39.97659282975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11.79549553919">
                <text:p>7811.79549553919</text:p>
              </table:table-cell>
              <table:table-cell office:value-type="float" office:value="39.9764540482932">
                <text:p>39.97645404829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57.96782906175">
                <text:p>7857.96782906175</text:p>
              </table:table-cell>
              <table:table-cell office:value-type="float" office:value="39.9763149601932">
                <text:p>39.97631496019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04.24212589899">
                <text:p>7904.24212589899</text:p>
              </table:table-cell>
              <table:table-cell office:value-type="float" office:value="39.9761755659132">
                <text:p>39.9761755659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50.61823648917">
                <text:p>7950.61823648917</text:p>
              </table:table-cell>
              <table:table-cell office:value-type="float" office:value="39.97603586591">
                <text:p>39.976035865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97.09601203555">
                <text:p>7997.09601203555</text:p>
              </table:table-cell>
              <table:table-cell office:value-type="float" office:value="39.9758958606384">
                <text:p>39.97589586063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43.67530449973">
                <text:p>8043.67530449973</text:p>
              </table:table-cell>
              <table:table-cell office:value-type="float" office:value="39.9757555505506">
                <text:p>39.97575555055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90.35596659507">
                <text:p>8090.35596659507</text:p>
              </table:table-cell>
              <table:table-cell office:value-type="float" office:value="39.9756149360968">
                <text:p>39.97561493609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37.13785178013">
                <text:p>8137.13785178013</text:p>
              </table:table-cell>
              <table:table-cell office:value-type="float" office:value="39.9754740177249">
                <text:p>39.9754740177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84.02081425228">
                <text:p>8184.02081425228</text:p>
              </table:table-cell>
              <table:table-cell office:value-type="float" office:value="39.9753327958804">
                <text:p>39.9753327958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1.00470894127">
                <text:p>8231.00470894127</text:p>
              </table:table-cell>
              <table:table-cell office:value-type="float" office:value="39.9751912710067">
                <text:p>39.97519127100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78.08939150302">
                <text:p>8278.08939150302</text:p>
              </table:table-cell>
              <table:table-cell office:value-type="float" office:value="39.9750494435452">
                <text:p>39.97504944354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25.27471831335">
                <text:p>8325.27471831335</text:p>
              </table:table-cell>
              <table:table-cell office:value-type="float" office:value="39.9749073139348">
                <text:p>39.97490731393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72.5605464619">
                <text:p>8372.5605464619</text:p>
              </table:table-cell>
              <table:table-cell office:value-type="float" office:value="39.9747648826125">
                <text:p>39.9747648826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19.946733746">
                <text:p>8419.946733746</text:p>
              </table:table-cell>
              <table:table-cell office:value-type="float" office:value="39.9746221500131">
                <text:p>39.97462215001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67.43313866477">
                <text:p>8467.43313866477</text:p>
              </table:table-cell>
              <table:table-cell office:value-type="float" office:value="39.9744791165693">
                <text:p>39.9744791165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15.01962041313">
                <text:p>8515.01962041313</text:p>
              </table:table-cell>
              <table:table-cell office:value-type="float" office:value="39.9743357827116">
                <text:p>39.97433578271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62.70603887598">
                <text:p>8562.70603887598</text:p>
              </table:table-cell>
              <table:table-cell office:value-type="float" office:value="39.9741921488686">
                <text:p>39.97419214886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10.49225462246">
                <text:p>8610.49225462246</text:p>
              </table:table-cell>
              <table:table-cell office:value-type="float" office:value="39.9740482154666">
                <text:p>39.97404821546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58.37812890018">
                <text:p>8658.37812890018</text:p>
              </table:table-cell>
              <table:table-cell office:value-type="float" office:value="39.9739039829302">
                <text:p>39.9739039829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06.36352362961">
                <text:p>8706.36352362961</text:p>
              </table:table-cell>
              <table:table-cell office:value-type="float" office:value="39.9737594516816">
                <text:p>39.9737594516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54.44830139854">
                <text:p>8754.44830139854</text:p>
              </table:table-cell>
              <table:table-cell office:value-type="float" office:value="39.9736146221413">
                <text:p>39.9736146221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02.63232545648">
                <text:p>8802.63232545648</text:p>
              </table:table-cell>
              <table:table-cell office:value-type="float" office:value="39.9734694947277">
                <text:p>39.9734694947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50.91545970932">
                <text:p>8850.91545970932</text:p>
              </table:table-cell>
              <table:table-cell office:value-type="float" office:value="39.973324069857">
                <text:p>39.9733240698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99.29756871388">
                <text:p>8899.29756871388</text:p>
              </table:table-cell>
              <table:table-cell office:value-type="float" office:value="39.9731783479438">
                <text:p>39.97317834794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47.77851767261">
                <text:p>8947.77851767261</text:p>
              </table:table-cell>
              <table:table-cell office:value-type="float" office:value="39.9730323294007">
                <text:p>39.97303232940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96.35817242832">
                <text:p>8996.35817242832</text:p>
              </table:table-cell>
              <table:table-cell office:value-type="float" office:value="39.972886014638">
                <text:p>39.9728860146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45.03639945903">
                <text:p>9045.03639945903</text:p>
              </table:table-cell>
              <table:table-cell office:value-type="float" office:value="39.9727394040646">
                <text:p>39.97273940406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93.81306587277">
                <text:p>9093.81306587277</text:p>
              </table:table-cell>
              <table:table-cell office:value-type="float" office:value="39.9725924980871">
                <text:p>39.97259249808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42.68803940252">
                <text:p>9142.68803940252</text:p>
              </table:table-cell>
              <table:table-cell office:value-type="float" office:value="39.9724452971106">
                <text:p>39.9724452971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191.66118840122">
                <text:p>9191.66118840122</text:p>
              </table:table-cell>
              <table:table-cell office:value-type="float" office:value="39.9722978015379">
                <text:p>39.97229780153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40.73238183677">
                <text:p>9240.73238183677</text:p>
              </table:table-cell>
              <table:table-cell office:value-type="float" office:value="39.9721500117702">
                <text:p>39.97215001177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89.90148928713">
                <text:p>9289.90148928713</text:p>
              </table:table-cell>
              <table:table-cell office:value-type="float" office:value="39.9720019282069">
                <text:p>39.97200192820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339.16838093547">
                <text:p>9339.16838093547</text:p>
              </table:table-cell>
              <table:table-cell office:value-type="float" office:value="39.9718535512455">
                <text:p>39.9718535512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88.53292756539">
                <text:p>9388.53292756539</text:p>
              </table:table-cell>
              <table:table-cell office:value-type="float" office:value="39.9717048812817">
                <text:p>39.9717048812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437.99500055612">
                <text:p>9437.99500055612</text:p>
              </table:table-cell>
              <table:table-cell office:value-type="float" office:value="39.9715559187094">
                <text:p>39.97155591870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87.55447187791">
                <text:p>9487.55447187791</text:p>
              </table:table-cell>
              <table:table-cell office:value-type="float" office:value="39.9714066639208">
                <text:p>39.97140666392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37.2112140873">
                <text:p>9537.2112140873</text:p>
              </table:table-cell>
              <table:table-cell office:value-type="float" office:value="39.9712571173061">
                <text:p>39.97125711730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86.96510032262">
                <text:p>9586.96510032262</text:p>
              </table:table-cell>
              <table:table-cell office:value-type="float" office:value="39.9711072792541">
                <text:p>39.97110727925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636.81600429937">
                <text:p>9636.81600429937</text:p>
              </table:table-cell>
              <table:table-cell office:value-type="float" office:value="39.9709571501515">
                <text:p>39.97095715015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686.7638003058">
                <text:p>9686.7638003058</text:p>
              </table:table-cell>
              <table:table-cell office:value-type="float" office:value="39.9708067303836">
                <text:p>39.97080673038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36.80836319844">
                <text:p>9736.80836319844</text:p>
              </table:table-cell>
              <table:table-cell office:value-type="float" office:value="39.9706560203338">
                <text:p>39.97065602033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86.94956839769">
                <text:p>9786.94956839769</text:p>
              </table:table-cell>
              <table:table-cell office:value-type="float" office:value="39.9705050203839">
                <text:p>39.97050502038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37.18729188354">
                <text:p>9837.18729188354</text:p>
              </table:table-cell>
              <table:table-cell office:value-type="float" office:value="39.9703537309139">
                <text:p>39.97035373091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87.5214101912">
                <text:p>9887.5214101912</text:p>
              </table:table-cell>
              <table:table-cell office:value-type="float" office:value="39.9702021523022">
                <text:p>39.97020215230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37.95180040692">
                <text:p>9937.95180040692</text:p>
              </table:table-cell>
              <table:table-cell office:value-type="float" office:value="39.9700502849255">
                <text:p>39.97005028492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88.47834016373">
                <text:p>9988.47834016373</text:p>
              </table:table-cell>
              <table:table-cell office:value-type="float" office:value="39.969898129159">
                <text:p>39.9698981291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39.1009076373">
                <text:p>10039.1009076373</text:p>
              </table:table-cell>
              <table:table-cell office:value-type="float" office:value="39.9697456853761">
                <text:p>39.96974568537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89.819381542">
                <text:p>10089.819381542</text:p>
              </table:table-cell>
              <table:table-cell office:value-type="float" office:value="39.9695929539486">
                <text:p>39.96959295394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40.6336411263">
                <text:p>10140.6336411263</text:p>
              </table:table-cell>
              <table:table-cell office:value-type="float" office:value="39.9694399352467">
                <text:p>39.9694399352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91.5435661695">
                <text:p>10191.5435661695</text:p>
              </table:table-cell>
              <table:table-cell office:value-type="float" office:value="39.9692866296392">
                <text:p>39.96928662963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42.5490369772">
                <text:p>10242.5490369772</text:p>
              </table:table-cell>
              <table:table-cell office:value-type="float" office:value="39.969133037493">
                <text:p>39.9691330374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93.6499343775">
                <text:p>10293.6499343775</text:p>
              </table:table-cell>
              <table:table-cell office:value-type="float" office:value="39.9689791591736">
                <text:p>39.96897915917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44.8461397172">
                <text:p>10344.8461397172</text:p>
              </table:table-cell>
              <table:table-cell office:value-type="float" office:value="39.968824995045">
                <text:p>39.9688249950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96.1375348577">
                <text:p>10396.1375348577</text:p>
              </table:table-cell>
              <table:table-cell office:value-type="float" office:value="39.9686705454694">
                <text:p>39.9686705454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447.5240021716">
                <text:p>10447.5240021716</text:p>
              </table:table-cell>
              <table:table-cell office:value-type="float" office:value="39.9685158108078">
                <text:p>39.96851581080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99.0054245385">
                <text:p>10499.0054245385</text:p>
              </table:table-cell>
              <table:table-cell office:value-type="float" office:value="39.9683607914195">
                <text:p>39.9683607914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50.5816853415">
                <text:p>10550.5816853415</text:p>
              </table:table-cell>
              <table:table-cell office:value-type="float" office:value="39.9682054876621">
                <text:p>39.96820548766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02.2526684634">
                <text:p>10602.2526684634</text:p>
              </table:table-cell>
              <table:table-cell office:value-type="float" office:value="39.9680498998921">
                <text:p>39.96804989989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54.0182582831">
                <text:p>10654.0182582831</text:p>
              </table:table-cell>
              <table:table-cell office:value-type="float" office:value="39.9678940284642">
                <text:p>39.96789402846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705.878339672">
                <text:p>10705.878339672</text:p>
              </table:table-cell>
              <table:table-cell office:value-type="float" office:value="39.9677378737317">
                <text:p>39.96773787373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757.8327979902">
                <text:p>10757.8327979902</text:p>
              </table:table-cell>
              <table:table-cell office:value-type="float" office:value="39.9675814360465">
                <text:p>39.96758143604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809.8815190834">
                <text:p>10809.8815190834</text:p>
              </table:table-cell>
              <table:table-cell office:value-type="float" office:value="39.9674247157588">
                <text:p>39.9674247157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62.0243892789">
                <text:p>10862.0243892789</text:p>
              </table:table-cell>
              <table:table-cell office:value-type="float" office:value="39.9672677132178">
                <text:p>39.96726771321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14.2612953824">
                <text:p>10914.2612953824</text:p>
              </table:table-cell>
              <table:table-cell office:value-type="float" office:value="39.9671104287709">
                <text:p>39.96711042877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66.5921246745">
                <text:p>10966.5921246745</text:p>
              </table:table-cell>
              <table:table-cell office:value-type="float" office:value="39.966952862764">
                <text:p>39.9669528627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19.0167649072">
                <text:p>11019.0167649072</text:p>
              </table:table-cell>
              <table:table-cell office:value-type="float" office:value="39.9667950155419">
                <text:p>39.96679501554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.5351043009">
                <text:p>11071.5351043009</text:p>
              </table:table-cell>
              <table:table-cell office:value-type="float" office:value="39.9666368874479">
                <text:p>39.96663688744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124.1470315404">
                <text:p>11124.1470315404</text:p>
              </table:table-cell>
              <table:table-cell office:value-type="float" office:value="39.9664784788236">
                <text:p>39.96647847882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76.8524357722">
                <text:p>11176.8524357722</text:p>
              </table:table-cell>
              <table:table-cell office:value-type="float" office:value="39.9663197900097">
                <text:p>39.96631979000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229.6512066011">
                <text:p>11229.6512066011</text:p>
              </table:table-cell>
              <table:table-cell office:value-type="float" office:value="39.9661608213452">
                <text:p>39.96616082134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282.5432340866">
                <text:p>11282.5432340866</text:p>
              </table:table-cell>
              <table:table-cell office:value-type="float" office:value="39.9660015731677">
                <text:p>39.9660015731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35.5284087402">
                <text:p>11335.5284087402</text:p>
              </table:table-cell>
              <table:table-cell office:value-type="float" office:value="39.9658420458136">
                <text:p>39.96584204581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388.6066215219">
                <text:p>11388.6066215219</text:p>
              </table:table-cell>
              <table:table-cell office:value-type="float" office:value="39.9656822396179">
                <text:p>39.96568223961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41.7777638371">
                <text:p>11441.7777638371</text:p>
              </table:table-cell>
              <table:table-cell office:value-type="float" office:value="39.9655221549143">
                <text:p>39.9655221549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95.0417275338">
                <text:p>11495.0417275338</text:p>
              </table:table-cell>
              <table:table-cell office:value-type="float" office:value="39.9653617920351">
                <text:p>39.96536179203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548.3984048988">
                <text:p>11548.3984048988</text:p>
              </table:table-cell>
              <table:table-cell office:value-type="float" office:value="39.9652011513112">
                <text:p>39.9652011513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01.8476886556">
                <text:p>11601.8476886556</text:p>
              </table:table-cell>
              <table:table-cell office:value-type="float" office:value="39.9650402330724">
                <text:p>39.96504023307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55.3894719605">
                <text:p>11655.3894719605</text:p>
              </table:table-cell>
              <table:table-cell office:value-type="float" office:value="39.9648790376471">
                <text:p>39.96487903764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709.0236484003">
                <text:p>11709.0236484003</text:p>
              </table:table-cell>
              <table:table-cell office:value-type="float" office:value="39.9647175653624">
                <text:p>39.96471756536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762.7501119889">
                <text:p>11762.7501119889</text:p>
              </table:table-cell>
              <table:table-cell office:value-type="float" office:value="39.964555816544">
                <text:p>39.9645558165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816.5687571645">
                <text:p>11816.5687571645</text:p>
              </table:table-cell>
              <table:table-cell office:value-type="float" office:value="39.9643937915165">
                <text:p>39.9643937915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870.4794787868">
                <text:p>11870.4794787868</text:p>
              </table:table-cell>
              <table:table-cell office:value-type="float" office:value="39.9642314906032">
                <text:p>39.96423149060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924.4821721339">
                <text:p>11924.4821721339</text:p>
              </table:table-cell>
              <table:table-cell office:value-type="float" office:value="39.964068914126">
                <text:p>39.964068914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978.5767328996">
                <text:p>11978.5767328996</text:p>
              </table:table-cell>
              <table:table-cell office:value-type="float" office:value="39.9639060624057">
                <text:p>39.96390606240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032.7630571907">
                <text:p>12032.7630571907</text:p>
              </table:table-cell>
              <table:table-cell office:value-type="float" office:value="39.9637429357619">
                <text:p>39.9637429357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87.041041524">
                <text:p>12087.041041524</text:p>
              </table:table-cell>
              <table:table-cell office:value-type="float" office:value="39.9635795345128">
                <text:p>39.96357953451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141.4105828235">
                <text:p>12141.4105828235</text:p>
              </table:table-cell>
              <table:table-cell office:value-type="float" office:value="39.9634158589754">
                <text:p>39.96341585897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95.8715784179">
                <text:p>12195.8715784179</text:p>
              </table:table-cell>
              <table:table-cell office:value-type="float" office:value="39.9632519094657">
                <text:p>39.96325190946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50.4239260376">
                <text:p>12250.4239260376</text:p>
              </table:table-cell>
              <table:table-cell office:value-type="float" office:value="39.9630876862982">
                <text:p>39.96308768629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305.0675238124">
                <text:p>12305.0675238124</text:p>
              </table:table-cell>
              <table:table-cell office:value-type="float" office:value="39.9629231897863">
                <text:p>39.96292318978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59.8022702683">
                <text:p>12359.8022702683</text:p>
              </table:table-cell>
              <table:table-cell office:value-type="float" office:value="39.9627584202423">
                <text:p>39.9627584202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414.6280643253">
                <text:p>12414.6280643253</text:p>
              </table:table-cell>
              <table:table-cell office:value-type="float" office:value="39.9625933779773">
                <text:p>39.9625933779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469.5448052947">
                <text:p>12469.5448052947</text:p>
              </table:table-cell>
              <table:table-cell office:value-type="float" office:value="39.9624280633011">
                <text:p>39.9624280633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524.5523928764">
                <text:p>12524.5523928764</text:p>
              </table:table-cell>
              <table:table-cell office:value-type="float" office:value="39.9622624765224">
                <text:p>39.9622624765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579.6507271564">
                <text:p>12579.6507271564</text:p>
              </table:table-cell>
              <table:table-cell office:value-type="float" office:value="39.9620966179488">
                <text:p>39.96209661794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634.8397086041">
                <text:p>12634.8397086041</text:p>
              </table:table-cell>
              <table:table-cell office:value-type="float" office:value="39.9619304878867">
                <text:p>39.96193048788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690.1192380702">
                <text:p>12690.1192380702</text:p>
              </table:table-cell>
              <table:table-cell office:value-type="float" office:value="39.9617640866413">
                <text:p>39.9617640866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745.4892167837">
                <text:p>12745.4892167837</text:p>
              </table:table-cell>
              <table:table-cell office:value-type="float" office:value="39.9615974145166">
                <text:p>39.96159741451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00.9495463498">
                <text:p>12800.9495463498</text:p>
              </table:table-cell>
              <table:table-cell office:value-type="float" office:value="39.9614304718158">
                <text:p>39.96143047181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856.5001287474">
                <text:p>12856.5001287474</text:p>
              </table:table-cell>
              <table:table-cell office:value-type="float" office:value="39.9612632588406">
                <text:p>39.96126325884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12.1408663263">
                <text:p>12912.1408663263</text:p>
              </table:table-cell>
              <table:table-cell office:value-type="float" office:value="39.9610957758918">
                <text:p>39.9610957758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967.8716618054">
                <text:p>12967.8716618054</text:p>
              </table:table-cell>
              <table:table-cell office:value-type="float" office:value="39.960928023269">
                <text:p>39.9609280232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23.6924182698">
                <text:p>13023.6924182698</text:p>
              </table:table-cell>
              <table:table-cell office:value-type="float" office:value="39.9607600012707">
                <text:p>39.96076000127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79.6030391687">
                <text:p>13079.6030391687</text:p>
              </table:table-cell>
              <table:table-cell office:value-type="float" office:value="39.9605917101944">
                <text:p>39.96059171019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135.6034283132">
                <text:p>13135.6034283132</text:p>
              </table:table-cell>
              <table:table-cell office:value-type="float" office:value="39.9604231503364">
                <text:p>39.96042315033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191.6934898734">
                <text:p>13191.6934898734</text:p>
              </table:table-cell>
              <table:table-cell office:value-type="float" office:value="39.960254321992">
                <text:p>39.9602543219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247.873128377">
                <text:p>13247.873128377</text:p>
              </table:table-cell>
              <table:table-cell office:value-type="float" office:value="39.9600852254553">
                <text:p>39.96008522545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304.142248706">
                <text:p>13304.142248706</text:p>
              </table:table-cell>
              <table:table-cell office:value-type="float" office:value="39.9599158610195">
                <text:p>39.95991586101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360.5007560954">
                <text:p>13360.5007560954</text:p>
              </table:table-cell>
              <table:table-cell office:value-type="float" office:value="39.9597462289766">
                <text:p>39.95974622897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416.9485561303">
                <text:p>13416.9485561303</text:p>
              </table:table-cell>
              <table:table-cell office:value-type="float" office:value="39.9595763296176">
                <text:p>39.9595763296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473.485554744">
                <text:p>13473.485554744</text:p>
              </table:table-cell>
              <table:table-cell office:value-type="float" office:value="39.9594061632326">
                <text:p>39.95940616323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530.1116582157">
                <text:p>13530.1116582157</text:p>
              </table:table-cell>
              <table:table-cell office:value-type="float" office:value="39.9592357301104">
                <text:p>39.9592357301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586.8267731683">
                <text:p>13586.8267731683</text:p>
              </table:table-cell>
              <table:table-cell office:value-type="float" office:value="39.9590650305389">
                <text:p>39.9590650305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43.6308065664">
                <text:p>13643.6308065664</text:p>
              </table:table-cell>
              <table:table-cell office:value-type="float" office:value="39.958894064805">
                <text:p>39.958894064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700.5236657141">
                <text:p>13700.5236657141</text:p>
              </table:table-cell>
              <table:table-cell office:value-type="float" office:value="39.9587228331944">
                <text:p>39.95872283319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757.5052582526">
                <text:p>13757.5052582526</text:p>
              </table:table-cell>
              <table:table-cell office:value-type="float" office:value="39.9585513359922">
                <text:p>39.95855133599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14.5754921585">
                <text:p>13814.5754921585</text:p>
              </table:table-cell>
              <table:table-cell office:value-type="float" office:value="39.9583795734819">
                <text:p>39.95837957348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71.7342757416">
                <text:p>13871.7342757416</text:p>
              </table:table-cell>
              <table:table-cell office:value-type="float" office:value="39.9582075459465">
                <text:p>39.95820754594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928.9815176428">
                <text:p>13928.9815176428</text:p>
              </table:table-cell>
              <table:table-cell office:value-type="float" office:value="39.9580352536679">
                <text:p>39.95803525366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86.317126832">
                <text:p>13986.317126832</text:p>
              </table:table-cell>
              <table:table-cell office:value-type="float" office:value="39.9578626969267">
                <text:p>39.95786269692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043.741012606">
                <text:p>14043.741012606</text:p>
              </table:table-cell>
              <table:table-cell office:value-type="float" office:value="39.9576898760029">
                <text:p>39.95768987600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01.2530845869">
                <text:p>14101.2530845869</text:p>
              </table:table-cell>
              <table:table-cell office:value-type="float" office:value="39.9575167911753">
                <text:p>39.9575167911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58.8532527196">
                <text:p>14158.8532527196</text:p>
              </table:table-cell>
              <table:table-cell office:value-type="float" office:value="39.9573434427219">
                <text:p>39.9573434427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16.5414272701">
                <text:p>14216.5414272701</text:p>
              </table:table-cell>
              <table:table-cell office:value-type="float" office:value="39.9571698309196">
                <text:p>39.95716983091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74.3175188236">
                <text:p>14274.3175188236</text:p>
              </table:table-cell>
              <table:table-cell office:value-type="float" office:value="39.9569959560442">
                <text:p>39.95699595604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332.1814382823">
                <text:p>14332.1814382823</text:p>
              </table:table-cell>
              <table:table-cell office:value-type="float" office:value="39.956821818371">
                <text:p>39.9568218183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390.1330968639">
                <text:p>14390.1330968639</text:p>
              </table:table-cell>
              <table:table-cell office:value-type="float" office:value="39.9566474181739">
                <text:p>39.9566474181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448.172406099">
                <text:p>14448.172406099</text:p>
              </table:table-cell>
              <table:table-cell office:value-type="float" office:value="39.956472755726">
                <text:p>39.9564727557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06.29927783">
                <text:p>14506.29927783</text:p>
              </table:table-cell>
              <table:table-cell office:value-type="float" office:value="39.9562978312996">
                <text:p>39.9562978312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564.5136242087">
                <text:p>14564.5136242087</text:p>
              </table:table-cell>
              <table:table-cell office:value-type="float" office:value="39.956122645166">
                <text:p>39.9561226451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622.8153576946">
                <text:p>14622.8153576946</text:p>
              </table:table-cell>
              <table:table-cell office:value-type="float" office:value="39.9559471975954">
                <text:p>39.95594719759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81.2043910531">
                <text:p>14681.2043910531</text:p>
              </table:table-cell>
              <table:table-cell office:value-type="float" office:value="39.9557714888573">
                <text:p>39.95577148885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39.6806373537">
                <text:p>14739.6806373537</text:p>
              </table:table-cell>
              <table:table-cell office:value-type="float" office:value="39.9555955192201">
                <text:p>39.95559551922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98.244009968">
                <text:p>14798.244009968</text:p>
              </table:table-cell>
              <table:table-cell office:value-type="float" office:value="39.9554192889516">
                <text:p>39.95541928895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856.894422568">
                <text:p>14856.894422568</text:p>
              </table:table-cell>
              <table:table-cell office:value-type="float" office:value="39.9552427983184">
                <text:p>39.95524279831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15.6317891244">
                <text:p>14915.6317891244</text:p>
              </table:table-cell>
              <table:table-cell office:value-type="float" office:value="39.9550660475862">
                <text:p>39.95506604758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74.4560239048">
                <text:p>14974.4560239048</text:p>
              </table:table-cell>
              <table:table-cell office:value-type="float" office:value="39.95488903702">
                <text:p>39.954889037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033.3670414719">
                <text:p>15033.3670414719</text:p>
              </table:table-cell>
              <table:table-cell office:value-type="float" office:value="39.9547117668839">
                <text:p>39.95471176688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092.3647566818">
                <text:p>15092.3647566818</text:p>
              </table:table-cell>
              <table:table-cell office:value-type="float" office:value="39.9545342374408">
                <text:p>39.95453423744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151.4490846822">
                <text:p>15151.4490846822</text:p>
              </table:table-cell>
              <table:table-cell office:value-type="float" office:value="39.9543564489532">
                <text:p>39.95435644895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210.6199409108">
                <text:p>15210.6199409108</text:p>
              </table:table-cell>
              <table:table-cell office:value-type="float" office:value="39.9541784016823">
                <text:p>39.95417840168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269.8772410935">
                <text:p>15269.8772410935</text:p>
              </table:table-cell>
              <table:table-cell office:value-type="float" office:value="39.9540000958887">
                <text:p>39.9540000958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329.2209012429">
                <text:p>15329.2209012429</text:p>
              </table:table-cell>
              <table:table-cell office:value-type="float" office:value="39.9538215318322">
                <text:p>39.95382153183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388.6508376564">
                <text:p>15388.6508376564</text:p>
              </table:table-cell>
              <table:table-cell office:value-type="float" office:value="39.9536427097713">
                <text:p>39.9536427097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448.1669669146">
                <text:p>15448.1669669146</text:p>
              </table:table-cell>
              <table:table-cell office:value-type="float" office:value="39.9534636299642">
                <text:p>39.95346362996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507.76920588">
                <text:p>15507.76920588</text:p>
              </table:table-cell>
              <table:table-cell office:value-type="float" office:value="39.9532842926679">
                <text:p>39.95328429266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567.4574716948">
                <text:p>15567.4574716948</text:p>
              </table:table-cell>
              <table:table-cell office:value-type="float" office:value="39.9531046981387">
                <text:p>39.9531046981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27.2316817797">
                <text:p>15627.2316817797</text:p>
              </table:table-cell>
              <table:table-cell office:value-type="float" office:value="39.9529248466321">
                <text:p>39.95292484663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687.0917538322">
                <text:p>15687.0917538322</text:p>
              </table:table-cell>
              <table:table-cell office:value-type="float" office:value="39.9527447384025">
                <text:p>39.9527447384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7.0376058249">
                <text:p>15747.0376058249</text:p>
              </table:table-cell>
              <table:table-cell office:value-type="float" office:value="39.9525643737038">
                <text:p>39.95256437370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807.0691560041">
                <text:p>15807.0691560041</text:p>
              </table:table-cell>
              <table:table-cell office:value-type="float" office:value="39.9523837527889">
                <text:p>39.9523837527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67.1863228882">
                <text:p>15867.1863228882</text:p>
              </table:table-cell>
              <table:table-cell office:value-type="float" office:value="39.95220287591">
                <text:p>39.952202875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927.389025266">
                <text:p>15927.389025266</text:p>
              </table:table-cell>
              <table:table-cell office:value-type="float" office:value="39.9520217433183">
                <text:p>39.95202174331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987.6771821953">
                <text:p>15987.6771821953</text:p>
              </table:table-cell>
              <table:table-cell office:value-type="float" office:value="39.9518403552644">
                <text:p>39.95184035526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048.0507130015">
                <text:p>16048.0507130015</text:p>
              </table:table-cell>
              <table:table-cell office:value-type="float" office:value="39.951658711998">
                <text:p>39.9516587119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108.5095372756">
                <text:p>16108.5095372756</text:p>
              </table:table-cell>
              <table:table-cell office:value-type="float" office:value="39.951476813768">
                <text:p>39.9514768137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169.0535748735">
                <text:p>16169.0535748735</text:p>
              </table:table-cell>
              <table:table-cell office:value-type="float" office:value="39.9512946608224">
                <text:p>39.95129466082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29.6827459137">
                <text:p>16229.6827459137</text:p>
              </table:table-cell>
              <table:table-cell office:value-type="float" office:value="39.9511122534087">
                <text:p>39.95111225340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290.3969707763">
                <text:p>16290.3969707763</text:p>
              </table:table-cell>
              <table:table-cell office:value-type="float" office:value="39.9509295917733">
                <text:p>39.95092959177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351.1961701015">
                <text:p>16351.1961701015</text:p>
              </table:table-cell>
              <table:table-cell office:value-type="float" office:value="39.950746676162">
                <text:p>39.950746676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12.0802647878">
                <text:p>16412.0802647878</text:p>
              </table:table-cell>
              <table:table-cell office:value-type="float" office:value="39.9505635068197">
                <text:p>39.95056350681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73.0491759911">
                <text:p>16473.0491759911</text:p>
              </table:table-cell>
              <table:table-cell office:value-type="float" office:value="39.9503800839907">
                <text:p>39.95038008399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34.1028251229">
                <text:p>16534.1028251229</text:p>
              </table:table-cell>
              <table:table-cell office:value-type="float" office:value="39.9501964079185">
                <text:p>39.95019640791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95.241133849">
                <text:p>16595.241133849</text:p>
              </table:table-cell>
              <table:table-cell office:value-type="float" office:value="39.9500124788455">
                <text:p>39.9500124788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56.4640240879">
                <text:p>16656.4640240879</text:p>
              </table:table-cell>
              <table:table-cell office:value-type="float" office:value="39.9498282970139">
                <text:p>39.94982829701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717.7714180097">
                <text:p>16717.7714180097</text:p>
              </table:table-cell>
              <table:table-cell office:value-type="float" office:value="39.9496438626647">
                <text:p>39.94964386266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779.1632380347">
                <text:p>16779.1632380347</text:p>
              </table:table-cell>
              <table:table-cell office:value-type="float" office:value="39.9494591760384">
                <text:p>39.94945917603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840.6394068317">
                <text:p>16840.6394068317</text:p>
              </table:table-cell>
              <table:table-cell office:value-type="float" office:value="39.9492742373745">
                <text:p>39.94927423737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902.1998473169">
                <text:p>16902.1998473169</text:p>
              </table:table-cell>
              <table:table-cell office:value-type="float" office:value="39.949089046912">
                <text:p>39.9490890469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963.8444826527">
                <text:p>16963.8444826527</text:p>
              </table:table-cell>
              <table:table-cell office:value-type="float" office:value="39.9489036048891">
                <text:p>39.94890360488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025.5732362458">
                <text:p>17025.5732362458</text:p>
              </table:table-cell>
              <table:table-cell office:value-type="float" office:value="39.9487179115433">
                <text:p>39.94871791154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087.3860317465">
                <text:p>17087.3860317465</text:p>
              </table:table-cell>
              <table:table-cell office:value-type="float" office:value="39.9485319671111">
                <text:p>39.94853196711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149.282793047">
                <text:p>17149.282793047</text:p>
              </table:table-cell>
              <table:table-cell office:value-type="float" office:value="39.9483457718287">
                <text:p>39.94834577182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211.2634442802">
                <text:p>17211.2634442802</text:p>
              </table:table-cell>
              <table:table-cell office:value-type="float" office:value="39.9481593259312">
                <text:p>39.94815932593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73.3279098183">
                <text:p>17273.3279098183</text:p>
              </table:table-cell>
              <table:table-cell office:value-type="float" office:value="39.9479726296531">
                <text:p>39.94797262965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335.4761142717">
                <text:p>17335.4761142717</text:p>
              </table:table-cell>
              <table:table-cell office:value-type="float" office:value="39.9477856832285">
                <text:p>39.94778568322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397.7079824876">
                <text:p>17397.7079824876</text:p>
              </table:table-cell>
              <table:table-cell office:value-type="float" office:value="39.9475984868902">
                <text:p>39.94759848689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460.0234395486">
                <text:p>17460.0234395486</text:p>
              </table:table-cell>
              <table:table-cell office:value-type="float" office:value="39.9474110408708">
                <text:p>39.94741104087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522.4224107718">
                <text:p>17522.4224107718</text:p>
              </table:table-cell>
              <table:table-cell office:value-type="float" office:value="39.9472233454019">
                <text:p>39.94722334540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584.9048217071">
                <text:p>17584.9048217071</text:p>
              </table:table-cell>
              <table:table-cell office:value-type="float" office:value="39.9470354007145">
                <text:p>39.94703540071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647.4705981364">
                <text:p>17647.4705981364</text:p>
              </table:table-cell>
              <table:table-cell office:value-type="float" office:value="39.9468472070389">
                <text:p>39.94684720703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710.1196660719">
                <text:p>17710.1196660719</text:p>
              </table:table-cell>
              <table:table-cell office:value-type="float" office:value="39.9466587646048">
                <text:p>39.94665876460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772.8519517552">
                <text:p>17772.8519517552</text:p>
              </table:table-cell>
              <table:table-cell office:value-type="float" office:value="39.9464700736411">
                <text:p>39.94647007364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835.6673816562">
                <text:p>17835.6673816562</text:p>
              </table:table-cell>
              <table:table-cell office:value-type="float" office:value="39.9462811343759">
                <text:p>39.94628113437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98.5658824715">
                <text:p>17898.5658824715</text:p>
              </table:table-cell>
              <table:table-cell office:value-type="float" office:value="39.9460919470369">
                <text:p>39.94609194703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61.5473811233">
                <text:p>17961.5473811233</text:p>
              </table:table-cell>
              <table:table-cell office:value-type="float" office:value="39.9459025118509">
                <text:p>39.94590251185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024.6118047586">
                <text:p>18024.6118047586</text:p>
              </table:table-cell>
              <table:table-cell office:value-type="float" office:value="39.9457128290442">
                <text:p>39.94571282904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087.7590807475">
                <text:p>18087.7590807475</text:p>
              </table:table-cell>
              <table:table-cell office:value-type="float" office:value="39.9455228988422">
                <text:p>39.94552289884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150.9891366823">
                <text:p>18150.9891366823</text:p>
              </table:table-cell>
              <table:table-cell office:value-type="float" office:value="39.9453327214698">
                <text:p>39.94533272146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214.3019003764">
                <text:p>18214.3019003764</text:p>
              </table:table-cell>
              <table:table-cell office:value-type="float" office:value="39.9451422971512">
                <text:p>39.94514229715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77.6972998629">
                <text:p>18277.6972998629</text:p>
              </table:table-cell>
              <table:table-cell office:value-type="float" office:value="39.9449516261101">
                <text:p>39.94495162611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341.1752633938">
                <text:p>18341.1752633938</text:p>
              </table:table-cell>
              <table:table-cell office:value-type="float" office:value="39.9447607085691">
                <text:p>39.94476070856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04.7357194384">
                <text:p>18404.7357194384</text:p>
              </table:table-cell>
              <table:table-cell office:value-type="float" office:value="39.9445695447506">
                <text:p>39.9445695447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468.3785966826">
                <text:p>18468.3785966826</text:p>
              </table:table-cell>
              <table:table-cell office:value-type="float" office:value="39.9443781348762">
                <text:p>39.94437813487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32.1038240275">
                <text:p>18532.1038240275</text:p>
              </table:table-cell>
              <table:table-cell office:value-type="float" office:value="39.9441864791667">
                <text:p>39.94418647916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595.9113305886">
                <text:p>18595.9113305886</text:p>
              </table:table-cell>
              <table:table-cell office:value-type="float" office:value="39.9439945778425">
                <text:p>39.94399457784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59.8010456943">
                <text:p>18659.8010456943</text:p>
              </table:table-cell>
              <table:table-cell office:value-type="float" office:value="39.9438024311233">
                <text:p>39.94380243112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723.7728988851">
                <text:p>18723.7728988851</text:p>
              </table:table-cell>
              <table:table-cell office:value-type="float" office:value="39.9436100392279">
                <text:p>39.94361003922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87.8268199124">
                <text:p>18787.8268199124</text:p>
              </table:table-cell>
              <table:table-cell office:value-type="float" office:value="39.9434174023749">
                <text:p>39.94341740237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851.9627387373">
                <text:p>18851.9627387373</text:p>
              </table:table-cell>
              <table:table-cell office:value-type="float" office:value="39.9432245207819">
                <text:p>39.94322452078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916.1805855299">
                <text:p>18916.1805855299</text:p>
              </table:table-cell>
              <table:table-cell office:value-type="float" office:value="39.9430313946661">
                <text:p>39.94303139466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980.4802906678">
                <text:p>18980.4802906678</text:p>
              </table:table-cell>
              <table:table-cell office:value-type="float" office:value="39.942838024244">
                <text:p>39.9428380242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044.8617847353">
                <text:p>19044.8617847353</text:p>
              </table:table-cell>
              <table:table-cell office:value-type="float" office:value="39.9426444097314">
                <text:p>39.94264440973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109.3249985223">
                <text:p>19109.3249985223</text:p>
              </table:table-cell>
              <table:table-cell office:value-type="float" office:value="39.9424505513436">
                <text:p>39.94245055134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173.8698630233">
                <text:p>19173.8698630233</text:p>
              </table:table-cell>
              <table:table-cell office:value-type="float" office:value="39.9422564492953">
                <text:p>39.94225644929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238.4963094361">
                <text:p>19238.4963094361</text:p>
              </table:table-cell>
              <table:table-cell office:value-type="float" office:value="39.9420621038004">
                <text:p>39.94206210380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303.2042691614">
                <text:p>19303.2042691614</text:p>
              </table:table-cell>
              <table:table-cell office:value-type="float" office:value="39.9418675150725">
                <text:p>39.94186751507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367.9936738009">
                <text:p>19367.9936738009</text:p>
              </table:table-cell>
              <table:table-cell office:value-type="float" office:value="39.9416726833243">
                <text:p>39.94167268332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432.864455157">
                <text:p>19432.864455157</text:p>
              </table:table-cell>
              <table:table-cell office:value-type="float" office:value="39.9414776087681">
                <text:p>39.94147760876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497.8165452317">
                <text:p>19497.8165452317</text:p>
              </table:table-cell>
              <table:table-cell office:value-type="float" office:value="39.9412822916154">
                <text:p>39.94128229161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562.849876225">
                <text:p>19562.849876225</text:p>
              </table:table-cell>
              <table:table-cell office:value-type="float" office:value="39.9410867320773">
                <text:p>39.9410867320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627.9643805348">
                <text:p>19627.9643805348</text:p>
              </table:table-cell>
              <table:table-cell office:value-type="float" office:value="39.9408909303642">
                <text:p>39.94089093036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693.1599907552">
                <text:p>19693.1599907552</text:p>
              </table:table-cell>
              <table:table-cell office:value-type="float" office:value="39.940694886686">
                <text:p>39.9406948866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758.4366396761">
                <text:p>19758.4366396761</text:p>
              </table:table-cell>
              <table:table-cell office:value-type="float" office:value="39.9404986012519">
                <text:p>39.94049860125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823.7942602816">
                <text:p>19823.7942602816</text:p>
              </table:table-cell>
              <table:table-cell office:value-type="float" office:value="39.9403020742706">
                <text:p>39.940302074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889.2327857495">
                <text:p>19889.2327857495</text:p>
              </table:table-cell>
              <table:table-cell office:value-type="float" office:value="39.9401053059502">
                <text:p>39.94010530595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54.7521494502">
                <text:p>19954.7521494502</text:p>
              </table:table-cell>
              <table:table-cell office:value-type="float" office:value="39.9399082964981">
                <text:p>39.93990829649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20.3522849459">
                <text:p>20020.3522849459</text:p>
              </table:table-cell>
              <table:table-cell office:value-type="float" office:value="39.9397110461213">
                <text:p>39.93971104612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86.0331259893">
                <text:p>20086.0331259893</text:p>
              </table:table-cell>
              <table:table-cell office:value-type="float" office:value="39.9395135550263">
                <text:p>39.93951355502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151.794606523">
                <text:p>20151.794606523</text:p>
              </table:table-cell>
              <table:table-cell office:value-type="float" office:value="39.9393158234186">
                <text:p>39.93931582341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217.6366606785">
                <text:p>20217.6366606785</text:p>
              </table:table-cell>
              <table:table-cell office:value-type="float" office:value="39.9391178515037">
                <text:p>39.93911785150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283.5592227751">
                <text:p>20283.5592227751</text:p>
              </table:table-cell>
              <table:table-cell office:value-type="float" office:value="39.9389196394862">
                <text:p>39.93891963948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349.5622273192">
                <text:p>20349.5622273192</text:p>
              </table:table-cell>
              <table:table-cell office:value-type="float" office:value="39.93872118757">
                <text:p>39.938721187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415.6456090032">
                <text:p>20415.6456090032</text:p>
              </table:table-cell>
              <table:table-cell office:value-type="float" office:value="39.9385224959589">
                <text:p>39.93852249595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481.8093027049">
                <text:p>20481.8093027049</text:p>
              </table:table-cell>
              <table:table-cell office:value-type="float" office:value="39.9383235648557">
                <text:p>39.93832356485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48.0532434862">
                <text:p>20548.0532434862</text:p>
              </table:table-cell>
              <table:table-cell office:value-type="float" office:value="39.9381243944629">
                <text:p>39.93812439446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614.3773665924">
                <text:p>20614.3773665924</text:p>
              </table:table-cell>
              <table:table-cell office:value-type="float" office:value="39.9379249849824">
                <text:p>39.93792498498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680.7816074514">
                <text:p>20680.7816074514</text:p>
              </table:table-cell>
              <table:table-cell office:value-type="float" office:value="39.9377253366155">
                <text:p>39.93772533661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747.2659016728">
                <text:p>20747.2659016728</text:p>
              </table:table-cell>
              <table:table-cell office:value-type="float" office:value="39.9375254495631">
                <text:p>39.93752544956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813.8301850468">
                <text:p>20813.8301850468</text:p>
              </table:table-cell>
              <table:table-cell office:value-type="float" office:value="39.9373253240252">
                <text:p>39.9373253240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